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1.8180555555556cm" style:use-optimal-column-width="true"/>
    </style:style>
    <style:style style:name="co3" style:family="table-column">
      <style:table-column-properties fo:break-before="auto" style:column-width="1.30527777777778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51694444444444cm" style:use-optimal-column-width="true"/>
    </style:style>
    <style:style style:name="co6" style:family="table-column">
      <style:table-column-properties fo:break-before="auto" style:column-width="5.09763888888889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db-top-1000_ts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rating</text:p>
          </table:table-cell>
          <table:table-cell office:value-type="string" table:style-name="ce1">
            <text:p>votes</text:p>
          </table:table-cell>
          <table:table-cell office:value-type="string" table:style-name="ce1">
            <text:p>genr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t0111161</text:p>
          </table:table-cell>
          <table:table-cell office:value-type="string" table:style-name="ce1">
            <text:p>The Shawshank Redemption</text:p>
          </table:table-cell>
          <table:table-cell office:value-type="float" office:value="1994" table:style-name="ce1">
            <text:p>199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032717" table:style-name="ce1">
            <text:p>303271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1161&quot;: &quot;&quot;Drama&quot;" table:formula="of:=&quot;&quot;&quot;&quot; &amp; [.A2] &amp; &quot;&quot;&quot;: &quot;&quot;&quot; &amp; &quot;&quot;&quot;&quot; &amp; [.F2] &amp; &quot;&quot;&quot;&quot;" table:style-name="ce1">
            <text:p>"tt011116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8646</text:p>
          </table:table-cell>
          <table:table-cell office:value-type="string" table:style-name="ce1">
            <text:p>The Godfather</text:p>
          </table:table-cell>
          <table:table-cell office:value-type="float" office:value="1972" table:style-name="ce1">
            <text:p>197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2117036" table:style-name="ce1">
            <text:p>2117036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68646&quot;: &quot;&quot;Crime,Drama&quot;" table:formula="of:=&quot;&quot;&quot;&quot; &amp; [.A3] &amp; &quot;&quot;&quot;: &quot;&quot;&quot; &amp; &quot;&quot;&quot;&quot; &amp; [.F3] &amp; &quot;&quot;&quot;&quot;" table:style-name="ce1">
            <text:p>"tt0068646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68569</text:p>
          </table:table-cell>
          <table:table-cell office:value-type="string" table:style-name="ce1">
            <text:p>The Dark Knight</text:p>
          </table:table-cell>
          <table:table-cell office:value-type="float" office:value="2008" table:style-name="ce1">
            <text:p>2008</text:p>
          </table:table-cell>
          <table:table-cell office:value-type="float" office:value="9" table:style-name="ce1">
            <text:p>9</text:p>
          </table:table-cell>
          <table:table-cell office:value-type="float" office:value="3009281" table:style-name="ce1">
            <text:p>3009281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468569&quot;: &quot;&quot;Action,Crime,Drama&quot;" table:formula="of:=&quot;&quot;&quot;&quot; &amp; [.A4] &amp; &quot;&quot;&quot;: &quot;&quot;&quot; &amp; &quot;&quot;&quot;&quot; &amp; [.F4] &amp; &quot;&quot;&quot;&quot;" table:style-name="ce1">
            <text:p>"tt0468569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7260</text:p>
          </table:table-cell>
          <table:table-cell office:value-type="string" table:style-name="ce1">
            <text:p>The Lord of the Rings: The Return of the King</text:p>
          </table:table-cell>
          <table:table-cell office:value-type="float" office:value="2003" table:style-name="ce1">
            <text:p>2003</text:p>
          </table:table-cell>
          <table:table-cell office:value-type="float" office:value="9" table:style-name="ce1">
            <text:p>9</text:p>
          </table:table-cell>
          <table:table-cell office:value-type="float" office:value="2070954" table:style-name="ce1">
            <text:p>2070954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167260&quot;: &quot;&quot;Adventure,Drama,Fantasy&quot;" table:formula="of:=&quot;&quot;&quot;&quot; &amp; [.A5] &amp; &quot;&quot;&quot;: &quot;&quot;&quot; &amp; &quot;&quot;&quot;&quot; &amp; [.F5] &amp; &quot;&quot;&quot;&quot;" table:style-name="ce1">
            <text:p>"tt0167260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052</text:p>
          </table:table-cell>
          <table:table-cell office:value-type="string" table:style-name="ce1">
            <text:p>Schindler's List</text:p>
          </table:table-cell>
          <table:table-cell office:value-type="float" office:value="1993" table:style-name="ce1">
            <text:p>1993</text:p>
          </table:table-cell>
          <table:table-cell office:value-type="float" office:value="9" table:style-name="ce1">
            <text:p>9</text:p>
          </table:table-cell>
          <table:table-cell office:value-type="float" office:value="1517396" table:style-name="ce1">
            <text:p>1517396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108052&quot;: &quot;&quot;Biography,Drama,History&quot;" table:formula="of:=&quot;&quot;&quot;&quot; &amp; [.A6] &amp; &quot;&quot;&quot;: &quot;&quot;&quot; &amp; &quot;&quot;&quot;&quot; &amp; [.F6] &amp; &quot;&quot;&quot;&quot;" table:style-name="ce1">
            <text:p>"tt0108052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562</text:p>
          </table:table-cell>
          <table:table-cell office:value-type="string" table:style-name="ce1">
            <text:p>The Godfather Part II</text:p>
          </table:table-cell>
          <table:table-cell office:value-type="float" office:value="1974" table:style-name="ce1">
            <text:p>1974</text:p>
          </table:table-cell>
          <table:table-cell office:value-type="float" office:value="9" table:style-name="ce1">
            <text:p>9</text:p>
          </table:table-cell>
          <table:table-cell office:value-type="float" office:value="1424575" table:style-name="ce1">
            <text:p>1424575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71562&quot;: &quot;&quot;Crime,Drama&quot;" table:formula="of:=&quot;&quot;&quot;&quot; &amp; [.A7] &amp; &quot;&quot;&quot;: &quot;&quot;&quot; &amp; &quot;&quot;&quot;&quot; &amp; [.F7] &amp; &quot;&quot;&quot;&quot;" table:style-name="ce1">
            <text:p>"tt0071562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083</text:p>
          </table:table-cell>
          <table:table-cell office:value-type="string" table:style-name="ce1">
            <text:p>12 Angry Men</text:p>
          </table:table-cell>
          <table:table-cell office:value-type="float" office:value="1957" table:style-name="ce1">
            <text:p>1957</text:p>
          </table:table-cell>
          <table:table-cell office:value-type="float" office:value="9" table:style-name="ce1">
            <text:p>9</text:p>
          </table:table-cell>
          <table:table-cell office:value-type="float" office:value="921208" table:style-name="ce1">
            <text:p>921208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50083&quot;: &quot;&quot;Crime,Drama&quot;" table:formula="of:=&quot;&quot;&quot;&quot; &amp; [.A8] &amp; &quot;&quot;&quot;: &quot;&quot;&quot; &amp; &quot;&quot;&quot;&quot; &amp; [.F8] &amp; &quot;&quot;&quot;&quot;" table:style-name="ce1">
            <text:p>"tt0050083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0912</text:p>
          </table:table-cell>
          <table:table-cell office:value-type="string" table:style-name="ce1">
            <text:p>Pulp Fiction</text:p>
          </table:table-cell>
          <table:table-cell office:value-type="float" office:value="1994" table:style-name="ce1">
            <text:p>1994</text:p>
          </table:table-cell>
          <table:table-cell office:value-type="float" office:value="8.9" table:style-name="ce1">
            <text:p>8.9</text:p>
          </table:table-cell>
          <table:table-cell office:value-type="float" office:value="2326885" table:style-name="ce1">
            <text:p>2326885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10912&quot;: &quot;&quot;Crime,Drama&quot;" table:formula="of:=&quot;&quot;&quot;&quot; &amp; [.A9] &amp; &quot;&quot;&quot;: &quot;&quot;&quot; &amp; &quot;&quot;&quot;&quot; &amp; [.F9] &amp; &quot;&quot;&quot;&quot;" table:style-name="ce1">
            <text:p>"tt0110912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737</text:p>
          </table:table-cell>
          <table:table-cell office:value-type="string" table:style-name="ce1">
            <text:p>The Lord of the Rings: The Fellowship of the Ring</text:p>
          </table:table-cell>
          <table:table-cell office:value-type="float" office:value="2001" table:style-name="ce1">
            <text:p>2001</text:p>
          </table:table-cell>
          <table:table-cell office:value-type="float" office:value="8.9" table:style-name="ce1">
            <text:p>8.9</text:p>
          </table:table-cell>
          <table:table-cell office:value-type="float" office:value="2100870" table:style-name="ce1">
            <text:p>2100870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120737&quot;: &quot;&quot;Adventure,Drama,Fantasy&quot;" table:formula="of:=&quot;&quot;&quot;&quot; &amp; [.A10] &amp; &quot;&quot;&quot;: &quot;&quot;&quot; &amp; &quot;&quot;&quot;&quot; &amp; [.F10] &amp; &quot;&quot;&quot;&quot;" table:style-name="ce1">
            <text:p>"tt0120737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75666</text:p>
          </table:table-cell>
          <table:table-cell office:value-type="string" table:style-name="ce1">
            <text:p>Inception</text:p>
          </table:table-cell>
          <table:table-cell office:value-type="float" office:value="2010" table:style-name="ce1">
            <text:p>201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673142" table:style-name="ce1">
            <text:p>2673142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375666&quot;: &quot;&quot;Action,Adventure,Sci-Fi&quot;" table:formula="of:=&quot;&quot;&quot;&quot; &amp; [.A11] &amp; &quot;&quot;&quot;: &quot;&quot;&quot; &amp; &quot;&quot;&quot;&quot; &amp; [.F11] &amp; &quot;&quot;&quot;&quot;" table:style-name="ce1">
            <text:p>"tt137566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37523</text:p>
          </table:table-cell>
          <table:table-cell office:value-type="string" table:style-name="ce1">
            <text:p>Fight Club</text:p>
          </table:table-cell>
          <table:table-cell office:value-type="float" office:value="1999" table:style-name="ce1">
            <text:p>199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454070" table:style-name="ce1">
            <text:p>2454070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37523&quot;: &quot;&quot;Crime,Drama,Thriller&quot;" table:formula="of:=&quot;&quot;&quot;&quot; &amp; [.A12] &amp; &quot;&quot;&quot;: &quot;&quot;&quot; &amp; &quot;&quot;&quot;&quot; &amp; [.F12] &amp; &quot;&quot;&quot;&quot;" table:style-name="ce1">
            <text:p>"tt0137523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9830</text:p>
          </table:table-cell>
          <table:table-cell office:value-type="string" table:style-name="ce1">
            <text:p>Forrest Gump</text:p>
          </table:table-cell>
          <table:table-cell office:value-type="float" office:value="1994" table:style-name="ce1">
            <text:p>199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370264" table:style-name="ce1">
            <text:p>2370264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09830&quot;: &quot;&quot;Drama,Romance&quot;" table:formula="of:=&quot;&quot;&quot;&quot; &amp; [.A13] &amp; &quot;&quot;&quot;: &quot;&quot;&quot; &amp; &quot;&quot;&quot;&quot; &amp; [.F13] &amp; &quot;&quot;&quot;&quot;" table:style-name="ce1">
            <text:p>"tt010983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7261</text:p>
          </table:table-cell>
          <table:table-cell office:value-type="string" table:style-name="ce1">
            <text:p>The Lord of the Rings: The Two Towers</text:p>
          </table:table-cell>
          <table:table-cell office:value-type="float" office:value="2002" table:style-name="ce1">
            <text:p>200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867057" table:style-name="ce1">
            <text:p>1867057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167261&quot;: &quot;&quot;Adventure,Drama,Fantasy&quot;" table:formula="of:=&quot;&quot;&quot;&quot; &amp; [.A14] &amp; &quot;&quot;&quot;: &quot;&quot;&quot; &amp; &quot;&quot;&quot;&quot; &amp; [.F14] &amp; &quot;&quot;&quot;&quot;" table:style-name="ce1">
            <text:p>"tt0167261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0196</text:p>
          </table:table-cell>
          <table:table-cell office:value-type="string" table:style-name="ce1">
            <text:p>The Good, the Bad and the Ugly</text:p>
          </table:table-cell>
          <table:table-cell office:value-type="float" office:value="1966" table:style-name="ce1">
            <text:p>196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50036" table:style-name="ce1">
            <text:p>850036</text:p>
          </table:table-cell>
          <table:table-cell office:value-type="string" table:style-name="ce1">
            <text:p>Adventure,Western</text:p>
          </table:table-cell>
          <table:table-cell table:style-name="ce1"/>
          <table:table-cell office:value-type="string" office:string-value="&quot;tt0060196&quot;: &quot;&quot;Adventure,Western&quot;" table:formula="of:=&quot;&quot;&quot;&quot; &amp; [.A15] &amp; &quot;&quot;&quot;: &quot;&quot;&quot; &amp; &quot;&quot;&quot;&quot; &amp; [.F15] &amp; &quot;&quot;&quot;&quot;" table:style-name="ce1">
            <text:p>"tt0060196": ""Adventure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849204</text:p>
          </table:table-cell>
          <table:table-cell office:value-type="string" table:style-name="ce1">
            <text:p>12th Fail</text:p>
          </table:table-cell>
          <table:table-cell office:value-type="float" office:value="2023" table:style-name="ce1">
            <text:p>202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45906" table:style-name="ce1">
            <text:p>145906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23849204&quot;: &quot;&quot;Biography,Drama&quot;" table:formula="of:=&quot;&quot;&quot;&quot; &amp; [.A16] &amp; &quot;&quot;&quot;: &quot;&quot;&quot; &amp; &quot;&quot;&quot;&quot; &amp; [.F16] &amp; &quot;&quot;&quot;&quot;" table:style-name="ce1">
            <text:p>"tt23849204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52488</text:p>
          </table:table-cell>
          <table:table-cell office:value-type="string" table:style-name="ce1">
            <text:p>The Chaos Class Failed the Class</text:p>
          </table:table-cell>
          <table:table-cell office:value-type="float" office:value="1975" table:style-name="ce1">
            <text:p>197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5727" table:style-name="ce1">
            <text:p>25727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252488&quot;: &quot;&quot;Comedy&quot;" table:formula="of:=&quot;&quot;&quot;&quot; &amp; [.A17] &amp; &quot;&quot;&quot;: &quot;&quot;&quot; &amp; &quot;&quot;&quot;&quot; &amp; [.F17] &amp; &quot;&quot;&quot;&quot;" table:style-name="ce1">
            <text:p>"tt0252488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16692</text:p>
          </table:table-cell>
          <table:table-cell office:value-type="string" table:style-name="ce1">
            <text:p>Interstellar</text:p>
          </table:table-cell>
          <table:table-cell office:value-type="float" office:value="2014" table:style-name="ce1">
            <text:p>201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331286" table:style-name="ce1">
            <text:p>2331286</text:p>
          </table:table-cell>
          <table:table-cell office:value-type="string" table:style-name="ce1">
            <text:p>Adventure,Drama,Sci-Fi</text:p>
          </table:table-cell>
          <table:table-cell table:style-name="ce1"/>
          <table:table-cell office:value-type="string" office:string-value="&quot;tt0816692&quot;: &quot;&quot;Adventure,Drama,Sci-Fi&quot;" table:formula="of:=&quot;&quot;&quot;&quot; &amp; [.A18] &amp; &quot;&quot;&quot;: &quot;&quot;&quot; &amp; &quot;&quot;&quot;&quot; &amp; [.F18] &amp; &quot;&quot;&quot;&quot;" table:style-name="ce1">
            <text:p>"tt0816692": ""Adventure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33093</text:p>
          </table:table-cell>
          <table:table-cell office:value-type="string" table:style-name="ce1">
            <text:p>The Matrix</text:p>
          </table:table-cell>
          <table:table-cell office:value-type="float" office:value="1999" table:style-name="ce1">
            <text:p>199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148111" table:style-name="ce1">
            <text:p>2148111</text:p>
          </table:table-cell>
          <table:table-cell office:value-type="string" table:style-name="ce1">
            <text:p>Action,Sci-Fi</text:p>
          </table:table-cell>
          <table:table-cell table:style-name="ce1"/>
          <table:table-cell office:value-type="string" office:string-value="&quot;tt0133093&quot;: &quot;&quot;Action,Sci-Fi&quot;" table:formula="of:=&quot;&quot;&quot;&quot; &amp; [.A19] &amp; &quot;&quot;&quot;: &quot;&quot;&quot; &amp; &quot;&quot;&quot;&quot; &amp; [.F19] &amp; &quot;&quot;&quot;&quot;" table:style-name="ce1">
            <text:p>"tt0133093": ""Ac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0684</text:p>
          </table:table-cell>
          <table:table-cell office:value-type="string" table:style-name="ce1">
            <text:p>Star Wars: Episode V - The Empire Strikes Back</text:p>
          </table:table-cell>
          <table:table-cell office:value-type="float" office:value="1980" table:style-name="ce1">
            <text:p>198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435906" table:style-name="ce1">
            <text:p>1435906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080684&quot;: &quot;&quot;Action,Adventure,Fantasy&quot;" table:formula="of:=&quot;&quot;&quot;&quot; &amp; [.A20] &amp; &quot;&quot;&quot;: &quot;&quot;&quot; &amp; &quot;&quot;&quot;&quot; &amp; [.F20] &amp; &quot;&quot;&quot;&quot;" table:style-name="ce1">
            <text:p>"tt0080684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9685</text:p>
          </table:table-cell>
          <table:table-cell office:value-type="string" table:style-name="ce1">
            <text:p>Goodfellas</text:p>
          </table:table-cell>
          <table:table-cell office:value-type="float" office:value="1990" table:style-name="ce1">
            <text:p>199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320234" table:style-name="ce1">
            <text:p>1320234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99685&quot;: &quot;&quot;Biography,Crime,Drama&quot;" table:formula="of:=&quot;&quot;&quot;&quot; &amp; [.A21] &amp; &quot;&quot;&quot;: &quot;&quot;&quot; &amp; &quot;&quot;&quot;&quot; &amp; [.F21] &amp; &quot;&quot;&quot;&quot;" table:style-name="ce1">
            <text:p>"tt0099685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3486</text:p>
          </table:table-cell>
          <table:table-cell office:value-type="string" table:style-name="ce1">
            <text:p>One Flew Over the Cuckoo's Nest</text:p>
          </table:table-cell>
          <table:table-cell office:value-type="float" office:value="1975" table:style-name="ce1">
            <text:p>197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113451" table:style-name="ce1">
            <text:p>111345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73486&quot;: &quot;&quot;Drama&quot;" table:formula="of:=&quot;&quot;&quot;&quot; &amp; [.A22] &amp; &quot;&quot;&quot;: &quot;&quot;&quot; &amp; &quot;&quot;&quot;&quot; &amp; [.F22] &amp; &quot;&quot;&quot;&quot;" table:style-name="ce1">
            <text:p>"tt007348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097216</text:p>
          </table:table-cell>
          <table:table-cell office:value-type="string" table:style-name="ce1">
            <text:p>Jai Bhim</text:p>
          </table:table-cell>
          <table:table-cell office:value-type="float" office:value="2021" table:style-name="ce1">
            <text:p>202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224863" table:style-name="ce1">
            <text:p>224863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15097216&quot;: &quot;&quot;Crime,Drama&quot;" table:formula="of:=&quot;&quot;&quot;&quot; &amp; [.A23] &amp; &quot;&quot;&quot;: &quot;&quot;&quot; &amp; &quot;&quot;&quot;&quot; &amp; [.F23] &amp; &quot;&quot;&quot;&quot;" table:style-name="ce1">
            <text:p>"tt15097216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189514</text:p>
          </table:table-cell>
          <table:table-cell office:value-type="string" table:style-name="ce1">
            <text:p>Soorarai Pottru</text:p>
          </table:table-cell>
          <table:table-cell office:value-type="float" office:value="2020" table:style-name="ce1">
            <text:p>202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27387" table:style-name="ce1">
            <text:p>12738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0189514&quot;: &quot;&quot;Drama&quot;" table:formula="of:=&quot;&quot;&quot;&quot; &amp; [.A24] &amp; &quot;&quot;&quot;: &quot;&quot;&quot; &amp; &quot;&quot;&quot;&quot; &amp; [.F24] &amp; &quot;&quot;&quot;&quot;" table:style-name="ce1">
            <text:p>"tt1018951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466810</text:p>
          </table:table-cell>
          <table:table-cell office:value-type="string" table:style-name="ce1">
            <text:p>777 Charlie</text:p>
          </table:table-cell>
          <table:table-cell office:value-type="float" office:value="2022" table:style-name="ce1">
            <text:p>202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42960" table:style-name="ce1">
            <text:p>42960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7466810&quot;: &quot;&quot;Adventure,Comedy,Drama&quot;" table:formula="of:=&quot;&quot;&quot;&quot; &amp; [.A25] &amp; &quot;&quot;&quot;: &quot;&quot;&quot; &amp; &quot;&quot;&quot;&quot; &amp; [.F25] &amp; &quot;&quot;&quot;&quot;" table:style-name="ce1">
            <text:p>"tt7466810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369</text:p>
          </table:table-cell>
          <table:table-cell office:value-type="string" table:style-name="ce1">
            <text:p>Se7en</text:p>
          </table:table-cell>
          <table:table-cell office:value-type="float" office:value="1995" table:style-name="ce1">
            <text:p>1995</text:p>
          </table:table-cell>
          <table:table-cell office:value-type="float" office:value="8.6" table:style-name="ce1">
            <text:p>8.6</text:p>
          </table:table-cell>
          <table:table-cell office:value-type="float" office:value="1902880" table:style-name="ce1">
            <text:p>1902880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114369&quot;: &quot;&quot;Crime,Drama,Mystery&quot;" table:formula="of:=&quot;&quot;&quot;&quot; &amp; [.A26] &amp; &quot;&quot;&quot;: &quot;&quot;&quot; &amp; &quot;&quot;&quot;&quot; &amp; [.F26] &amp; &quot;&quot;&quot;&quot;" table:style-name="ce1">
            <text:p>"tt0114369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2926</text:p>
          </table:table-cell>
          <table:table-cell office:value-type="string" table:style-name="ce1">
            <text:p>The Silence of the Lambs</text:p>
          </table:table-cell>
          <table:table-cell office:value-type="float" office:value="1991" table:style-name="ce1">
            <text:p>1991</text:p>
          </table:table-cell>
          <table:table-cell office:value-type="float" office:value="8.6" table:style-name="ce1">
            <text:p>8.6</text:p>
          </table:table-cell>
          <table:table-cell office:value-type="float" office:value="1628347" table:style-name="ce1">
            <text:p>1628347</text:p>
          </table:table-cell>
          <table:table-cell office:value-type="string" table:style-name="ce1">
            <text:p>Crime,Drama,Horror</text:p>
          </table:table-cell>
          <table:table-cell table:style-name="ce1"/>
          <table:table-cell office:value-type="string" office:string-value="&quot;tt0102926&quot;: &quot;&quot;Crime,Drama,Horror&quot;" table:formula="of:=&quot;&quot;&quot;&quot; &amp; [.A27] &amp; &quot;&quot;&quot;: &quot;&quot;&quot; &amp; &quot;&quot;&quot;&quot; &amp; [.F27] &amp; &quot;&quot;&quot;&quot;" table:style-name="ce1">
            <text:p>"tt0102926": ""Crime,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815</text:p>
          </table:table-cell>
          <table:table-cell office:value-type="string" table:style-name="ce1">
            <text:p>Saving Private Ryan</text:p>
          </table:table-cell>
          <table:table-cell office:value-type="float" office:value="1998" table:style-name="ce1">
            <text:p>1998</text:p>
          </table:table-cell>
          <table:table-cell office:value-type="float" office:value="8.6" table:style-name="ce1">
            <text:p>8.6</text:p>
          </table:table-cell>
          <table:table-cell office:value-type="float" office:value="1564672" table:style-name="ce1">
            <text:p>1564672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120815&quot;: &quot;&quot;Drama,War&quot;" table:formula="of:=&quot;&quot;&quot;&quot; &amp; [.A28] &amp; &quot;&quot;&quot;: &quot;&quot;&quot; &amp; &quot;&quot;&quot;&quot; &amp; [.F28] &amp; &quot;&quot;&quot;&quot;" table:style-name="ce1">
            <text:p>"tt0120815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6759</text:p>
          </table:table-cell>
          <table:table-cell office:value-type="string" table:style-name="ce1">
            <text:p>Star Wars: Episode IV - A New Hope</text:p>
          </table:table-cell>
          <table:table-cell office:value-type="float" office:value="1977" table:style-name="ce1">
            <text:p>1977</text:p>
          </table:table-cell>
          <table:table-cell office:value-type="float" office:value="8.6" table:style-name="ce1">
            <text:p>8.6</text:p>
          </table:table-cell>
          <table:table-cell office:value-type="float" office:value="1502763" table:style-name="ce1">
            <text:p>1502763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076759&quot;: &quot;&quot;Action,Adventure,Fantasy&quot;" table:formula="of:=&quot;&quot;&quot;&quot; &amp; [.A29] &amp; &quot;&quot;&quot;: &quot;&quot;&quot; &amp; &quot;&quot;&quot;&quot; &amp; [.F29] &amp; &quot;&quot;&quot;&quot;" table:style-name="ce1">
            <text:p>"tt0076759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689</text:p>
          </table:table-cell>
          <table:table-cell office:value-type="string" table:style-name="ce1">
            <text:p>The Green Mile</text:p>
          </table:table-cell>
          <table:table-cell office:value-type="float" office:value="1999" table:style-name="ce1">
            <text:p>1999</text:p>
          </table:table-cell>
          <table:table-cell office:value-type="float" office:value="8.6" table:style-name="ce1">
            <text:p>8.6</text:p>
          </table:table-cell>
          <table:table-cell office:value-type="float" office:value="1479928" table:style-name="ce1">
            <text:p>1479928</text:p>
          </table:table-cell>
          <table:table-cell office:value-type="string" table:style-name="ce1">
            <text:p>Crime,Drama,Fantasy</text:p>
          </table:table-cell>
          <table:table-cell table:style-name="ce1"/>
          <table:table-cell office:value-type="string" office:string-value="&quot;tt0120689&quot;: &quot;&quot;Crime,Drama,Fantasy&quot;" table:formula="of:=&quot;&quot;&quot;&quot; &amp; [.A30] &amp; &quot;&quot;&quot;: &quot;&quot;&quot; &amp; &quot;&quot;&quot;&quot; &amp; [.F30] &amp; &quot;&quot;&quot;&quot;" table:style-name="ce1">
            <text:p>"tt0120689": ""Crim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3064</text:p>
          </table:table-cell>
          <table:table-cell office:value-type="string" table:style-name="ce1">
            <text:p>Terminator 2: Judgment Day</text:p>
          </table:table-cell>
          <table:table-cell office:value-type="float" office:value="1991" table:style-name="ce1">
            <text:p>1991</text:p>
          </table:table-cell>
          <table:table-cell office:value-type="float" office:value="8.6" table:style-name="ce1">
            <text:p>8.6</text:p>
          </table:table-cell>
          <table:table-cell office:value-type="float" office:value="1228026" table:style-name="ce1">
            <text:p>1228026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103064&quot;: &quot;&quot;Action,Adventure,Sci-Fi&quot;" table:formula="of:=&quot;&quot;&quot;&quot; &amp; [.A31] &amp; &quot;&quot;&quot;: &quot;&quot;&quot; &amp; &quot;&quot;&quot;&quot; &amp; [.F31] &amp; &quot;&quot;&quot;&quot;" table:style-name="ce1">
            <text:p>"tt0103064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5429</text:p>
          </table:table-cell>
          <table:table-cell office:value-type="string" table:style-name="ce1">
            <text:p>Spirited Away</text:p>
          </table:table-cell>
          <table:table-cell office:value-type="float" office:value="2001" table:style-name="ce1">
            <text:p>2001</text:p>
          </table:table-cell>
          <table:table-cell office:value-type="float" office:value="8.6" table:style-name="ce1">
            <text:p>8.6</text:p>
          </table:table-cell>
          <table:table-cell office:value-type="float" office:value="905562" table:style-name="ce1">
            <text:p>905562</text:p>
          </table:table-cell>
          <table:table-cell office:value-type="string" table:style-name="ce1">
            <text:p>Animation,Adventure,Family</text:p>
          </table:table-cell>
          <table:table-cell table:style-name="ce1"/>
          <table:table-cell office:value-type="string" office:string-value="&quot;tt0245429&quot;: &quot;&quot;Animation,Adventure,Family&quot;" table:formula="of:=&quot;&quot;&quot;&quot; &amp; [.A32] &amp; &quot;&quot;&quot;: &quot;&quot;&quot; &amp; &quot;&quot;&quot;&quot; &amp; [.F32] &amp; &quot;&quot;&quot;&quot;" table:style-name="ce1">
            <text:p>"tt0245429": ""Animation,Adventure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7248</text:p>
          </table:table-cell>
          <table:table-cell office:value-type="string" table:style-name="ce1">
            <text:p>City of God</text:p>
          </table:table-cell>
          <table:table-cell office:value-type="float" office:value="2002" table:style-name="ce1">
            <text:p>2002</text:p>
          </table:table-cell>
          <table:table-cell office:value-type="float" office:value="8.6" table:style-name="ce1">
            <text:p>8.6</text:p>
          </table:table-cell>
          <table:table-cell office:value-type="float" office:value="834978" table:style-name="ce1">
            <text:p>834978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317248&quot;: &quot;&quot;Crime,Drama&quot;" table:formula="of:=&quot;&quot;&quot;&quot; &amp; [.A33] &amp; &quot;&quot;&quot;: &quot;&quot;&quot; &amp; &quot;&quot;&quot;&quot; &amp; [.F33] &amp; &quot;&quot;&quot;&quot;" table:style-name="ce1">
            <text:p>"tt0317248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799</text:p>
          </table:table-cell>
          <table:table-cell office:value-type="string" table:style-name="ce1">
            <text:p>Life Is Beautiful</text:p>
          </table:table-cell>
          <table:table-cell office:value-type="float" office:value="1997" table:style-name="ce1">
            <text:p>1997</text:p>
          </table:table-cell>
          <table:table-cell office:value-type="float" office:value="8.6" table:style-name="ce1">
            <text:p>8.6</text:p>
          </table:table-cell>
          <table:table-cell office:value-type="float" office:value="775668" table:style-name="ce1">
            <text:p>775668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118799&quot;: &quot;&quot;Comedy,Drama,Romance&quot;" table:formula="of:=&quot;&quot;&quot;&quot; &amp; [.A34] &amp; &quot;&quot;&quot;: &quot;&quot;&quot; &amp; &quot;&quot;&quot;&quot; &amp; [.F34] &amp; &quot;&quot;&quot;&quot;" table:style-name="ce1">
            <text:p>"tt0118799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650</text:p>
          </table:table-cell>
          <table:table-cell office:value-type="string" table:style-name="ce1">
            <text:p>It's a Wonderful Life</text:p>
          </table:table-cell>
          <table:table-cell office:value-type="float" office:value="1946" table:style-name="ce1">
            <text:p>1946</text:p>
          </table:table-cell>
          <table:table-cell office:value-type="float" office:value="8.6" table:style-name="ce1">
            <text:p>8.6</text:p>
          </table:table-cell>
          <table:table-cell office:value-type="float" office:value="526320" table:style-name="ce1">
            <text:p>526320</text:p>
          </table:table-cell>
          <table:table-cell office:value-type="string" table:style-name="ce1">
            <text:p>Drama,Family,Fantasy</text:p>
          </table:table-cell>
          <table:table-cell table:style-name="ce1"/>
          <table:table-cell office:value-type="string" office:string-value="&quot;tt0038650&quot;: &quot;&quot;Drama,Family,Fantasy&quot;" table:formula="of:=&quot;&quot;&quot;&quot; &amp; [.A35] &amp; &quot;&quot;&quot;: &quot;&quot;&quot; &amp; &quot;&quot;&quot;&quot; &amp; [.F35] &amp; &quot;&quot;&quot;&quot;" table:style-name="ce1">
            <text:p>"tt0038650": ""Drama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7478</text:p>
          </table:table-cell>
          <table:table-cell office:value-type="string" table:style-name="ce1">
            <text:p>Seven Samurai</text:p>
          </table:table-cell>
          <table:table-cell office:value-type="float" office:value="1954" table:style-name="ce1">
            <text:p>1954</text:p>
          </table:table-cell>
          <table:table-cell office:value-type="float" office:value="8.6" table:style-name="ce1">
            <text:p>8.6</text:p>
          </table:table-cell>
          <table:table-cell office:value-type="float" office:value="382862" table:style-name="ce1">
            <text:p>382862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0047478&quot;: &quot;&quot;Action,Drama&quot;" table:formula="of:=&quot;&quot;&quot;&quot; &amp; [.A36] &amp; &quot;&quot;&quot;: &quot;&quot;&quot; &amp; &quot;&quot;&quot;&quot; &amp; [.F36] &amp; &quot;&quot;&quot;&quot;" table:style-name="ce1">
            <text:p>"tt0047478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058</text:p>
          </table:table-cell>
          <table:table-cell office:value-type="string" table:style-name="ce1">
            <text:p>Harakiri</text:p>
          </table:table-cell>
          <table:table-cell office:value-type="float" office:value="1962" table:style-name="ce1">
            <text:p>1962</text:p>
          </table:table-cell>
          <table:table-cell office:value-type="float" office:value="8.6" table:style-name="ce1">
            <text:p>8.6</text:p>
          </table:table-cell>
          <table:table-cell office:value-type="float" office:value="78958" table:style-name="ce1">
            <text:p>78958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0056058&quot;: &quot;&quot;Drama,Mystery&quot;" table:formula="of:=&quot;&quot;&quot;&quot; &amp; [.A37] &amp; &quot;&quot;&quot;: &quot;&quot;&quot; &amp; &quot;&quot;&quot;&quot; &amp; [.F37] &amp; &quot;&quot;&quot;&quot;" table:style-name="ce1">
            <text:p>"tt0056058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263550</text:p>
          </table:table-cell>
          <table:table-cell office:value-type="string" table:style-name="ce1">
            <text:p>Rocketry: The Nambi Effect</text:p>
          </table:table-cell>
          <table:table-cell office:value-type="float" office:value="2022" table:style-name="ce1">
            <text:p>2022</text:p>
          </table:table-cell>
          <table:table-cell office:value-type="float" office:value="8.6" table:style-name="ce1">
            <text:p>8.6</text:p>
          </table:table-cell>
          <table:table-cell office:value-type="float" office:value="60450" table:style-name="ce1">
            <text:p>60450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9263550&quot;: &quot;&quot;Biography,Drama&quot;" table:formula="of:=&quot;&quot;&quot;&quot; &amp; [.A38] &amp; &quot;&quot;&quot;: &quot;&quot;&quot; &amp; &quot;&quot;&quot;&quot; &amp; [.F38] &amp; &quot;&quot;&quot;&quot;" table:style-name="ce1">
            <text:p>"tt9263550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603</text:p>
          </table:table-cell>
          <table:table-cell office:value-type="string" table:style-name="ce1">
            <text:p>Nayakan</text:p>
          </table:table-cell>
          <table:table-cell office:value-type="float" office:value="1987" table:style-name="ce1">
            <text:p>1987</text:p>
          </table:table-cell>
          <table:table-cell office:value-type="float" office:value="8.6" table:style-name="ce1">
            <text:p>8.6</text:p>
          </table:table-cell>
          <table:table-cell office:value-type="float" office:value="26102" table:style-name="ce1">
            <text:p>26102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93603&quot;: &quot;&quot;Crime,Drama&quot;" table:formula="of:=&quot;&quot;&quot;&quot; &amp; [.A39] &amp; &quot;&quot;&quot;: &quot;&quot;&quot; &amp; &quot;&quot;&quot;&quot; &amp; [.F39] &amp; &quot;&quot;&quot;&quot;" table:style-name="ce1">
            <text:p>"tt0093603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53728</text:p>
          </table:table-cell>
          <table:table-cell office:value-type="string" table:style-name="ce1">
            <text:p>Django Unchained</text:p>
          </table:table-cell>
          <table:table-cell office:value-type="float" office:value="2012" table:style-name="ce1">
            <text:p>2012</text:p>
          </table:table-cell>
          <table:table-cell office:value-type="float" office:value="8.5" table:style-name="ce1">
            <text:p>8.5</text:p>
          </table:table-cell>
          <table:table-cell office:value-type="float" office:value="1783828" table:style-name="ce1">
            <text:p>1783828</text:p>
          </table:table-cell>
          <table:table-cell office:value-type="string" table:style-name="ce1">
            <text:p>Western</text:p>
          </table:table-cell>
          <table:table-cell table:style-name="ce1"/>
          <table:table-cell office:value-type="string" office:string-value="&quot;tt1853728&quot;: &quot;&quot;Western&quot;" table:formula="of:=&quot;&quot;&quot;&quot; &amp; [.A40] &amp; &quot;&quot;&quot;: &quot;&quot;&quot; &amp; &quot;&quot;&quot;&quot; &amp; [.F40] &amp; &quot;&quot;&quot;&quot;" table:style-name="ce1">
            <text:p>"tt1853728": ""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72495</text:p>
          </table:table-cell>
          <table:table-cell office:value-type="string" table:style-name="ce1">
            <text:p>Gladiator</text:p>
          </table:table-cell>
          <table:table-cell office:value-type="float" office:value="2000" table:style-name="ce1">
            <text:p>2000</text:p>
          </table:table-cell>
          <table:table-cell office:value-type="float" office:value="8.5" table:style-name="ce1">
            <text:p>8.5</text:p>
          </table:table-cell>
          <table:table-cell office:value-type="float" office:value="1752109" table:style-name="ce1">
            <text:p>1752109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172495&quot;: &quot;&quot;Action,Adventure,Drama&quot;" table:formula="of:=&quot;&quot;&quot;&quot; &amp; [.A41] &amp; &quot;&quot;&quot;: &quot;&quot;&quot; &amp; &quot;&quot;&quot;&quot; &amp; [.F41] &amp; &quot;&quot;&quot;&quot;" table:style-name="ce1">
            <text:p>"tt0172495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82571</text:p>
          </table:table-cell>
          <table:table-cell office:value-type="string" table:style-name="ce1">
            <text:p>The Prestige</text:p>
          </table:table-cell>
          <table:table-cell office:value-type="float" office:value="2006" table:style-name="ce1">
            <text:p>2006</text:p>
          </table:table-cell>
          <table:table-cell office:value-type="float" office:value="8.5" table:style-name="ce1">
            <text:p>8.5</text:p>
          </table:table-cell>
          <table:table-cell office:value-type="float" office:value="1509232" table:style-name="ce1">
            <text:p>1509232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0482571&quot;: &quot;&quot;Drama,Mystery,Sci-Fi&quot;" table:formula="of:=&quot;&quot;&quot;&quot; &amp; [.A42] &amp; &quot;&quot;&quot;: &quot;&quot;&quot; &amp; &quot;&quot;&quot;&quot; &amp; [.F42] &amp; &quot;&quot;&quot;&quot;" table:style-name="ce1">
            <text:p>"tt0482571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7887</text:p>
          </table:table-cell>
          <table:table-cell office:value-type="string" table:style-name="ce1">
            <text:p>The Departed</text:p>
          </table:table-cell>
          <table:table-cell office:value-type="float" office:value="2006" table:style-name="ce1">
            <text:p>2006</text:p>
          </table:table-cell>
          <table:table-cell office:value-type="float" office:value="8.5" table:style-name="ce1">
            <text:p>8.5</text:p>
          </table:table-cell>
          <table:table-cell office:value-type="float" office:value="1482666" table:style-name="ce1">
            <text:p>1482666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407887&quot;: &quot;&quot;Crime,Drama,Thriller&quot;" table:formula="of:=&quot;&quot;&quot;&quot; &amp; [.A43] &amp; &quot;&quot;&quot;: &quot;&quot;&quot; &amp; &quot;&quot;&quot;&quot; &amp; [.F43] &amp; &quot;&quot;&quot;&quot;" table:style-name="ce1">
            <text:p>"tt0407887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763</text:p>
          </table:table-cell>
          <table:table-cell office:value-type="string" table:style-name="ce1">
            <text:p>Back to the Future</text:p>
          </table:table-cell>
          <table:table-cell office:value-type="float" office:value="1985" table:style-name="ce1">
            <text:p>1985</text:p>
          </table:table-cell>
          <table:table-cell office:value-type="float" office:value="8.5" table:style-name="ce1">
            <text:p>8.5</text:p>
          </table:table-cell>
          <table:table-cell office:value-type="float" office:value="1372390" table:style-name="ce1">
            <text:p>1372390</text:p>
          </table:table-cell>
          <table:table-cell office:value-type="string" table:style-name="ce1">
            <text:p>Adventure,Comedy,Sci-Fi</text:p>
          </table:table-cell>
          <table:table-cell table:style-name="ce1"/>
          <table:table-cell office:value-type="string" office:string-value="&quot;tt0088763&quot;: &quot;&quot;Adventure,Comedy,Sci-Fi&quot;" table:formula="of:=&quot;&quot;&quot;&quot; &amp; [.A44] &amp; &quot;&quot;&quot;: &quot;&quot;&quot; &amp; &quot;&quot;&quot;&quot; &amp; [.F44] &amp; &quot;&quot;&quot;&quot;" table:style-name="ce1">
            <text:p>"tt0088763": ""Adventure,Comed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0413</text:p>
          </table:table-cell>
          <table:table-cell office:value-type="string" table:style-name="ce1">
            <text:p>Léon: The Professional</text:p>
          </table:table-cell>
          <table:table-cell office:value-type="float" office:value="1994" table:style-name="ce1">
            <text:p>1994</text:p>
          </table:table-cell>
          <table:table-cell office:value-type="float" office:value="8.5" table:style-name="ce1">
            <text:p>8.5</text:p>
          </table:table-cell>
          <table:table-cell office:value-type="float" office:value="1298864" table:style-name="ce1">
            <text:p>1298864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110413&quot;: &quot;&quot;Action,Crime,Drama&quot;" table:formula="of:=&quot;&quot;&quot;&quot; &amp; [.A45] &amp; &quot;&quot;&quot;: &quot;&quot;&quot; &amp; &quot;&quot;&quot;&quot; &amp; [.F45] &amp; &quot;&quot;&quot;&quot;" table:style-name="ce1">
            <text:p>"tt0110413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586</text:p>
          </table:table-cell>
          <table:table-cell office:value-type="string" table:style-name="ce1">
            <text:p>American History X</text:p>
          </table:table-cell>
          <table:table-cell office:value-type="float" office:value="1998" table:style-name="ce1">
            <text:p>1998</text:p>
          </table:table-cell>
          <table:table-cell office:value-type="float" office:value="8.5" table:style-name="ce1">
            <text:p>8.5</text:p>
          </table:table-cell>
          <table:table-cell office:value-type="float" office:value="1228149" table:style-name="ce1">
            <text:p>1228149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20586&quot;: &quot;&quot;Crime,Drama&quot;" table:formula="of:=&quot;&quot;&quot;&quot; &amp; [.A46] &amp; &quot;&quot;&quot;: &quot;&quot;&quot; &amp; &quot;&quot;&quot;&quot; &amp; [.F46] &amp; &quot;&quot;&quot;&quot;" table:style-name="ce1">
            <text:p>"tt0120586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0357</text:p>
          </table:table-cell>
          <table:table-cell office:value-type="string" table:style-name="ce1">
            <text:p>The Lion King</text:p>
          </table:table-cell>
          <table:table-cell office:value-type="float" office:value="1994" table:style-name="ce1">
            <text:p>1994</text:p>
          </table:table-cell>
          <table:table-cell office:value-type="float" office:value="8.5" table:style-name="ce1">
            <text:p>8.5</text:p>
          </table:table-cell>
          <table:table-cell office:value-type="float" office:value="1198987" table:style-name="ce1">
            <text:p>1198987</text:p>
          </table:table-cell>
          <table:table-cell office:value-type="string" table:style-name="ce1">
            <text:p>Animation,Adventure,Drama</text:p>
          </table:table-cell>
          <table:table-cell table:style-name="ce1"/>
          <table:table-cell office:value-type="string" office:string-value="&quot;tt0110357&quot;: &quot;&quot;Animation,Adventure,Drama&quot;" table:formula="of:=&quot;&quot;&quot;&quot; &amp; [.A47] &amp; &quot;&quot;&quot;: &quot;&quot;&quot; &amp; &quot;&quot;&quot;&quot; &amp; [.F47] &amp; &quot;&quot;&quot;&quot;" table:style-name="ce1">
            <text:p>"tt0110357": ""Anima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814</text:p>
          </table:table-cell>
          <table:table-cell office:value-type="string" table:style-name="ce1">
            <text:p>The Usual Suspects</text:p>
          </table:table-cell>
          <table:table-cell office:value-type="float" office:value="1995" table:style-name="ce1">
            <text:p>1995</text:p>
          </table:table-cell>
          <table:table-cell office:value-type="float" office:value="8.5" table:style-name="ce1">
            <text:p>8.5</text:p>
          </table:table-cell>
          <table:table-cell office:value-type="float" office:value="1186588" table:style-name="ce1">
            <text:p>1186588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114814&quot;: &quot;&quot;Crime,Drama,Mystery&quot;" table:formula="of:=&quot;&quot;&quot;&quot; &amp; [.A48] &amp; &quot;&quot;&quot;: &quot;&quot;&quot; &amp; &quot;&quot;&quot;&quot; &amp; [.F48] &amp; &quot;&quot;&quot;&quot;" table:style-name="ce1">
            <text:p>"tt0114814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82802</text:p>
          </table:table-cell>
          <table:table-cell office:value-type="string" table:style-name="ce1">
            <text:p>Whiplash</text:p>
          </table:table-cell>
          <table:table-cell office:value-type="float" office:value="2014" table:style-name="ce1">
            <text:p>2014</text:p>
          </table:table-cell>
          <table:table-cell office:value-type="float" office:value="8.5" table:style-name="ce1">
            <text:p>8.5</text:p>
          </table:table-cell>
          <table:table-cell office:value-type="float" office:value="1068259" table:style-name="ce1">
            <text:p>1068259</text:p>
          </table:table-cell>
          <table:table-cell office:value-type="string" table:style-name="ce1">
            <text:p>Drama,Music</text:p>
          </table:table-cell>
          <table:table-cell table:style-name="ce1"/>
          <table:table-cell office:value-type="string" office:string-value="&quot;tt2582802&quot;: &quot;&quot;Drama,Music&quot;" table:formula="of:=&quot;&quot;&quot;&quot; &amp; [.A49] &amp; &quot;&quot;&quot;: &quot;&quot;&quot; &amp; &quot;&quot;&quot;&quot; &amp; [.F49] &amp; &quot;&quot;&quot;&quot;" table:style-name="ce1">
            <text:p>"tt2582802": ""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751668</text:p>
          </table:table-cell>
          <table:table-cell office:value-type="string" table:style-name="ce1">
            <text:p>Parasite</text:p>
          </table:table-cell>
          <table:table-cell office:value-type="float" office:value="2019" table:style-name="ce1">
            <text:p>2019</text:p>
          </table:table-cell>
          <table:table-cell office:value-type="float" office:value="8.5" table:style-name="ce1">
            <text:p>8.5</text:p>
          </table:table-cell>
          <table:table-cell office:value-type="float" office:value="1054893" table:style-name="ce1">
            <text:p>1054893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6751668&quot;: &quot;&quot;Drama,Thriller&quot;" table:formula="of:=&quot;&quot;&quot;&quot; &amp; [.A50] &amp; &quot;&quot;&quot;: &quot;&quot;&quot; &amp; &quot;&quot;&quot;&quot; &amp; [.F50] &amp; &quot;&quot;&quot;&quot;" table:style-name="ce1">
            <text:p>"tt6751668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8748</text:p>
          </table:table-cell>
          <table:table-cell office:value-type="string" table:style-name="ce1">
            <text:p>Alien</text:p>
          </table:table-cell>
          <table:table-cell office:value-type="float" office:value="1979" table:style-name="ce1">
            <text:p>1979</text:p>
          </table:table-cell>
          <table:table-cell office:value-type="float" office:value="8.5" table:style-name="ce1">
            <text:p>8.5</text:p>
          </table:table-cell>
          <table:table-cell office:value-type="float" office:value="1012359" table:style-name="ce1">
            <text:p>1012359</text:p>
          </table:table-cell>
          <table:table-cell office:value-type="string" table:style-name="ce1">
            <text:p>Horror,Sci-Fi</text:p>
          </table:table-cell>
          <table:table-cell table:style-name="ce1"/>
          <table:table-cell office:value-type="string" office:string-value="&quot;tt0078748&quot;: &quot;&quot;Horror,Sci-Fi&quot;" table:formula="of:=&quot;&quot;&quot;&quot; &amp; [.A51] &amp; &quot;&quot;&quot;: &quot;&quot;&quot; &amp; &quot;&quot;&quot;&quot; &amp; [.F51] &amp; &quot;&quot;&quot;&quot;" table:style-name="ce1">
            <text:p>"tt0078748": ""Horror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75434</text:p>
          </table:table-cell>
          <table:table-cell office:value-type="string" table:style-name="ce1">
            <text:p>The Intouchables</text:p>
          </table:table-cell>
          <table:table-cell office:value-type="float" office:value="2011" table:style-name="ce1">
            <text:p>2011</text:p>
          </table:table-cell>
          <table:table-cell office:value-type="float" office:value="8.5" table:style-name="ce1">
            <text:p>8.5</text:p>
          </table:table-cell>
          <table:table-cell office:value-type="float" office:value="974571" table:style-name="ce1">
            <text:p>97457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1675434&quot;: &quot;&quot;Comedy,Drama&quot;" table:formula="of:=&quot;&quot;&quot;&quot; &amp; [.A52] &amp; &quot;&quot;&quot;: &quot;&quot;&quot; &amp; &quot;&quot;&quot;&quot; &amp; [.F52] &amp; &quot;&quot;&quot;&quot;" table:style-name="ce1">
            <text:p>"tt1675434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53474</text:p>
          </table:table-cell>
          <table:table-cell office:value-type="string" table:style-name="ce1">
            <text:p>The Pianist</text:p>
          </table:table-cell>
          <table:table-cell office:value-type="float" office:value="2002" table:style-name="ce1">
            <text:p>2002</text:p>
          </table:table-cell>
          <table:table-cell office:value-type="float" office:value="8.5" table:style-name="ce1">
            <text:p>8.5</text:p>
          </table:table-cell>
          <table:table-cell office:value-type="float" office:value="964812" table:style-name="ce1">
            <text:p>964812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0253474&quot;: &quot;&quot;Biography,Drama,Music&quot;" table:formula="of:=&quot;&quot;&quot;&quot; &amp; [.A53] &amp; &quot;&quot;&quot;: &quot;&quot;&quot; &amp; &quot;&quot;&quot;&quot; &amp; [.F53] &amp; &quot;&quot;&quot;&quot;" table:style-name="ce1">
            <text:p>"tt0253474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4215</text:p>
          </table:table-cell>
          <table:table-cell office:value-type="string" table:style-name="ce1">
            <text:p>Psycho</text:p>
          </table:table-cell>
          <table:table-cell office:value-type="float" office:value="1960" table:style-name="ce1">
            <text:p>1960</text:p>
          </table:table-cell>
          <table:table-cell office:value-type="float" office:value="8.5" table:style-name="ce1">
            <text:p>8.5</text:p>
          </table:table-cell>
          <table:table-cell office:value-type="float" office:value="750207" table:style-name="ce1">
            <text:p>750207</text:p>
          </table:table-cell>
          <table:table-cell office:value-type="string" table:style-name="ce1">
            <text:p>Drama,Horror,Mystery</text:p>
          </table:table-cell>
          <table:table-cell table:style-name="ce1"/>
          <table:table-cell office:value-type="string" office:string-value="&quot;tt0054215&quot;: &quot;&quot;Drama,Horror,Mystery&quot;" table:formula="of:=&quot;&quot;&quot;&quot; &amp; [.A54] &amp; &quot;&quot;&quot;: &quot;&quot;&quot; &amp; &quot;&quot;&quot;&quot; &amp; [.F54] &amp; &quot;&quot;&quot;&quot;" table:style-name="ce1">
            <text:p>"tt0054215": ""Drama,Horro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4583</text:p>
          </table:table-cell>
          <table:table-cell office:value-type="string" table:style-name="ce1">
            <text:p>Casablanca</text:p>
          </table:table-cell>
          <table:table-cell office:value-type="float" office:value="1942" table:style-name="ce1">
            <text:p>1942</text:p>
          </table:table-cell>
          <table:table-cell office:value-type="float" office:value="8.5" table:style-name="ce1">
            <text:p>8.5</text:p>
          </table:table-cell>
          <table:table-cell office:value-type="float" office:value="629566" table:style-name="ce1">
            <text:p>629566</text:p>
          </table:table-cell>
          <table:table-cell office:value-type="string" table:style-name="ce1">
            <text:p>Drama,Romance,War</text:p>
          </table:table-cell>
          <table:table-cell table:style-name="ce1"/>
          <table:table-cell office:value-type="string" office:string-value="&quot;tt0034583&quot;: &quot;&quot;Drama,Romance,War&quot;" table:formula="of:=&quot;&quot;&quot;&quot; &amp; [.A55] &amp; &quot;&quot;&quot;: &quot;&quot;&quot; &amp; &quot;&quot;&quot;&quot; &amp; [.F55] &amp; &quot;&quot;&quot;&quot;" table:style-name="ce1">
            <text:p>"tt0034583": ""Drama,Romanc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239678</text:p>
          </table:table-cell>
          <table:table-cell office:value-type="string" table:style-name="ce1">
            <text:p>Dune: Part Two</text:p>
          </table:table-cell>
          <table:table-cell office:value-type="float" office:value="2024" table:style-name="ce1">
            <text:p>2024</text:p>
          </table:table-cell>
          <table:table-cell office:value-type="float" office:value="8.5" table:style-name="ce1">
            <text:p>8.5</text:p>
          </table:table-cell>
          <table:table-cell office:value-type="float" office:value="622309" table:style-name="ce1">
            <text:p>622309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15239678&quot;: &quot;&quot;Action,Adventure,Drama&quot;" table:formula="of:=&quot;&quot;&quot;&quot; &amp; [.A56] &amp; &quot;&quot;&quot;: &quot;&quot;&quot; &amp; &quot;&quot;&quot;&quot; &amp; [.F56] &amp; &quot;&quot;&quot;&quot;" table:style-name="ce1">
            <text:p>"tt15239678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7396</text:p>
          </table:table-cell>
          <table:table-cell office:value-type="string" table:style-name="ce1">
            <text:p>Rear Window</text:p>
          </table:table-cell>
          <table:table-cell office:value-type="float" office:value="1954" table:style-name="ce1">
            <text:p>1954</text:p>
          </table:table-cell>
          <table:table-cell office:value-type="float" office:value="8.5" table:style-name="ce1">
            <text:p>8.5</text:p>
          </table:table-cell>
          <table:table-cell office:value-type="float" office:value="544582" table:style-name="ce1">
            <text:p>544582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047396&quot;: &quot;&quot;Drama,Mystery,Thriller&quot;" table:formula="of:=&quot;&quot;&quot;&quot; &amp; [.A57] &amp; &quot;&quot;&quot;: &quot;&quot;&quot; &amp; &quot;&quot;&quot;&quot; &amp; [.F57] &amp; &quot;&quot;&quot;&quot;" table:style-name="ce1">
            <text:p>"tt0047396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362722</text:p>
          </table:table-cell>
          <table:table-cell office:value-type="string" table:style-name="ce1">
            <text:p>Spider-Man: Across the Spider-Verse</text:p>
          </table:table-cell>
          <table:table-cell office:value-type="float" office:value="2023" table:style-name="ce1">
            <text:p>2023</text:p>
          </table:table-cell>
          <table:table-cell office:value-type="float" office:value="8.5" table:style-name="ce1">
            <text:p>8.5</text:p>
          </table:table-cell>
          <table:table-cell office:value-type="float" office:value="449142" table:style-name="ce1">
            <text:p>449142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9362722&quot;: &quot;&quot;Animation,Action,Adventure&quot;" table:formula="of:=&quot;&quot;&quot;&quot; &amp; [.A58] &amp; &quot;&quot;&quot;: &quot;&quot;&quot; &amp; &quot;&quot;&quot;&quot; &amp; [.F58] &amp; &quot;&quot;&quot;&quot;" table:style-name="ce1">
            <text:p>"tt9362722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4116</text:p>
          </table:table-cell>
          <table:table-cell office:value-type="string" table:style-name="ce1">
            <text:p>Once Upon a Time in the West</text:p>
          </table:table-cell>
          <table:table-cell office:value-type="float" office:value="1968" table:style-name="ce1">
            <text:p>1968</text:p>
          </table:table-cell>
          <table:table-cell office:value-type="float" office:value="8.5" table:style-name="ce1">
            <text:p>8.5</text:p>
          </table:table-cell>
          <table:table-cell office:value-type="float" office:value="366896" table:style-name="ce1">
            <text:p>366896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64116&quot;: &quot;&quot;Drama,Western&quot;" table:formula="of:=&quot;&quot;&quot;&quot; &amp; [.A59] &amp; &quot;&quot;&quot;: &quot;&quot;&quot; &amp; &quot;&quot;&quot;&quot; &amp; [.F59] &amp; &quot;&quot;&quot;&quot;" table:style-name="ce1">
            <text:p>"tt0064116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327</text:p>
          </table:table-cell>
          <table:table-cell office:value-type="string" table:style-name="ce1">
            <text:p>Grave of the Fireflies</text:p>
          </table:table-cell>
          <table:table-cell office:value-type="float" office:value="1988" table:style-name="ce1">
            <text:p>1988</text:p>
          </table:table-cell>
          <table:table-cell office:value-type="float" office:value="8.5" table:style-name="ce1">
            <text:p>8.5</text:p>
          </table:table-cell>
          <table:table-cell office:value-type="float" office:value="346059" table:style-name="ce1">
            <text:p>346059</text:p>
          </table:table-cell>
          <table:table-cell office:value-type="string" table:style-name="ce1">
            <text:p>Animation,Drama,War</text:p>
          </table:table-cell>
          <table:table-cell table:style-name="ce1"/>
          <table:table-cell office:value-type="string" office:string-value="&quot;tt0095327&quot;: &quot;&quot;Animation,Drama,War&quot;" table:formula="of:=&quot;&quot;&quot;&quot; &amp; [.A60] &amp; &quot;&quot;&quot;: &quot;&quot;&quot; &amp; &quot;&quot;&quot;&quot; &amp; [.F60] &amp; &quot;&quot;&quot;&quot;" table:style-name="ce1">
            <text:p>"tt0095327": ""Animation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765</text:p>
          </table:table-cell>
          <table:table-cell office:value-type="string" table:style-name="ce1">
            <text:p>Cinema Paradiso</text:p>
          </table:table-cell>
          <table:table-cell office:value-type="float" office:value="1988" table:style-name="ce1">
            <text:p>1988</text:p>
          </table:table-cell>
          <table:table-cell office:value-type="float" office:value="8.5" table:style-name="ce1">
            <text:p>8.5</text:p>
          </table:table-cell>
          <table:table-cell office:value-type="float" office:value="300217" table:style-name="ce1">
            <text:p>300217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95765&quot;: &quot;&quot;Drama,Romance&quot;" table:formula="of:=&quot;&quot;&quot;&quot; &amp; [.A61] &amp; &quot;&quot;&quot;: &quot;&quot;&quot; &amp; &quot;&quot;&quot;&quot; &amp; [.F61] &amp; &quot;&quot;&quot;&quot;" table:style-name="ce1">
            <text:p>"tt0095765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7977</text:p>
          </table:table-cell>
          <table:table-cell office:value-type="string" table:style-name="ce1">
            <text:p>Modern Times</text:p>
          </table:table-cell>
          <table:table-cell office:value-type="float" office:value="1936" table:style-name="ce1">
            <text:p>1936</text:p>
          </table:table-cell>
          <table:table-cell office:value-type="float" office:value="8.5" table:style-name="ce1">
            <text:p>8.5</text:p>
          </table:table-cell>
          <table:table-cell office:value-type="float" office:value="271972" table:style-name="ce1">
            <text:p>271972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27977&quot;: &quot;&quot;Comedy,Drama,Romance&quot;" table:formula="of:=&quot;&quot;&quot;&quot; &amp; [.A62] &amp; &quot;&quot;&quot;: &quot;&quot;&quot; &amp; &quot;&quot;&quot;&quot; &amp; [.F62] &amp; &quot;&quot;&quot;&quot;" table:style-name="ce1">
            <text:p>"tt0027977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1749</text:p>
          </table:table-cell>
          <table:table-cell office:value-type="string" table:style-name="ce1">
            <text:p>City Lights</text:p>
          </table:table-cell>
          <table:table-cell office:value-type="float" office:value="1931" table:style-name="ce1">
            <text:p>1931</text:p>
          </table:table-cell>
          <table:table-cell office:value-type="float" office:value="8.5" table:style-name="ce1">
            <text:p>8.5</text:p>
          </table:table-cell>
          <table:table-cell office:value-type="float" office:value="206281" table:style-name="ce1">
            <text:p>206281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21749&quot;: &quot;&quot;Comedy,Drama,Romance&quot;" table:formula="of:=&quot;&quot;&quot;&quot; &amp; [.A63] &amp; &quot;&quot;&quot;: &quot;&quot;&quot; &amp; &quot;&quot;&quot;&quot; &amp; [.F63] &amp; &quot;&quot;&quot;&quot;" table:style-name="ce1">
            <text:p>"tt0021749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850406</text:p>
          </table:table-cell>
          <table:table-cell office:value-type="string" table:style-name="ce1">
            <text:p>Sita Ramam</text:p>
          </table:table-cell>
          <table:table-cell office:value-type="float" office:value="2022" table:style-name="ce1">
            <text:p>2022</text:p>
          </table:table-cell>
          <table:table-cell office:value-type="float" office:value="8.5" table:style-name="ce1">
            <text:p>8.5</text:p>
          </table:table-cell>
          <table:table-cell office:value-type="float" office:value="75057" table:style-name="ce1">
            <text:p>75057</text:p>
          </table:table-cell>
          <table:table-cell office:value-type="string" table:style-name="ce1">
            <text:p>Action,Drama,Mystery</text:p>
          </table:table-cell>
          <table:table-cell table:style-name="ce1"/>
          <table:table-cell office:value-type="string" office:string-value="&quot;tt20850406&quot;: &quot;&quot;Action,Drama,Mystery&quot;" table:formula="of:=&quot;&quot;&quot;&quot; &amp; [.A64] &amp; &quot;&quot;&quot;: &quot;&quot;&quot; &amp; &quot;&quot;&quot;&quot; &amp; [.F64] &amp; &quot;&quot;&quot;&quot;" table:style-name="ce1">
            <text:p>"tt20850406": ""Action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019842</text:p>
          </table:table-cell>
          <table:table-cell office:value-type="string" table:style-name="ce1">
            <text:p>96</text:p>
          </table:table-cell>
          <table:table-cell office:value-type="float" office:value="2018" table:style-name="ce1">
            <text:p>2018</text:p>
          </table:table-cell>
          <table:table-cell office:value-type="float" office:value="8.5" table:style-name="ce1">
            <text:p>8.5</text:p>
          </table:table-cell>
          <table:table-cell office:value-type="float" office:value="41022" table:style-name="ce1">
            <text:p>41022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7019842&quot;: &quot;&quot;Drama,Romance&quot;" table:formula="of:=&quot;&quot;&quot;&quot; &amp; [.A65] &amp; &quot;&quot;&quot;: &quot;&quot;&quot; &amp; &quot;&quot;&quot;&quot; &amp; [.F65] &amp; &quot;&quot;&quot;&quot;" table:style-name="ce1">
            <text:p>"tt7019842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492678</text:p>
          </table:table-cell>
          <table:table-cell office:value-type="string" table:style-name="ce1">
            <text:p>Demon Slayer: Kimetsu no Yaiba - Tsuzumi Mansion Arc</text:p>
          </table:table-cell>
          <table:table-cell office:value-type="float" office:value="2021" table:style-name="ce1">
            <text:p>2021</text:p>
          </table:table-cell>
          <table:table-cell office:value-type="float" office:value="8.5" table:style-name="ce1">
            <text:p>8.5</text:p>
          </table:table-cell>
          <table:table-cell office:value-type="float" office:value="31684" table:style-name="ce1">
            <text:p>31684</text:p>
          </table:table-cell>
          <table:table-cell office:value-type="string" table:style-name="ce1">
            <text:p>Animation,Action,Fantasy</text:p>
          </table:table-cell>
          <table:table-cell table:style-name="ce1"/>
          <table:table-cell office:value-type="string" office:string-value="&quot;tt16492678&quot;: &quot;&quot;Animation,Action,Fantasy&quot;" table:formula="of:=&quot;&quot;&quot;&quot; &amp; [.A66] &amp; &quot;&quot;&quot;: &quot;&quot;&quot; &amp; &quot;&quot;&quot;&quot; &amp; [.F66] &amp; &quot;&quot;&quot;&quot;" table:style-name="ce1">
            <text:p>"tt16492678": ""Animation,Action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45836</text:p>
          </table:table-cell>
          <table:table-cell office:value-type="string" table:style-name="ce1">
            <text:p>The Dark Knight Rises</text:p>
          </table:table-cell>
          <table:table-cell office:value-type="float" office:value="2012" table:style-name="ce1">
            <text:p>2012</text:p>
          </table:table-cell>
          <table:table-cell office:value-type="float" office:value="8.4" table:style-name="ce1">
            <text:p>8.4</text:p>
          </table:table-cell>
          <table:table-cell office:value-type="float" office:value="1906779" table:style-name="ce1">
            <text:p>1906779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1345836&quot;: &quot;&quot;Action,Crime,Drama&quot;" table:formula="of:=&quot;&quot;&quot;&quot; &amp; [.A67] &amp; &quot;&quot;&quot;: &quot;&quot;&quot; &amp; &quot;&quot;&quot;&quot; &amp; [.F67] &amp; &quot;&quot;&quot;&quot;" table:style-name="ce1">
            <text:p>"tt1345836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1748</text:p>
          </table:table-cell>
          <table:table-cell office:value-type="string" table:style-name="ce1">
            <text:p>Inglourious Basterds</text:p>
          </table:table-cell>
          <table:table-cell office:value-type="float" office:value="2009" table:style-name="ce1">
            <text:p>2009</text:p>
          </table:table-cell>
          <table:table-cell office:value-type="float" office:value="8.4" table:style-name="ce1">
            <text:p>8.4</text:p>
          </table:table-cell>
          <table:table-cell office:value-type="float" office:value="1674581" table:style-name="ce1">
            <text:p>1674581</text:p>
          </table:table-cell>
          <table:table-cell office:value-type="string" table:style-name="ce1">
            <text:p>Adventure,Drama,War</text:p>
          </table:table-cell>
          <table:table-cell table:style-name="ce1"/>
          <table:table-cell office:value-type="string" office:string-value="&quot;tt0361748&quot;: &quot;&quot;Adventure,Drama,War&quot;" table:formula="of:=&quot;&quot;&quot;&quot; &amp; [.A68] &amp; &quot;&quot;&quot;: &quot;&quot;&quot; &amp; &quot;&quot;&quot;&quot; &amp; [.F68] &amp; &quot;&quot;&quot;&quot;" table:style-name="ce1">
            <text:p>"tt0361748": ""Adventure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09144</text:p>
          </table:table-cell>
          <table:table-cell office:value-type="string" table:style-name="ce1">
            <text:p>Memento</text:p>
          </table:table-cell>
          <table:table-cell office:value-type="float" office:value="2000" table:style-name="ce1">
            <text:p>2000</text:p>
          </table:table-cell>
          <table:table-cell office:value-type="float" office:value="8.4" table:style-name="ce1">
            <text:p>8.4</text:p>
          </table:table-cell>
          <table:table-cell office:value-type="float" office:value="1374668" table:style-name="ce1">
            <text:p>1374668</text:p>
          </table:table-cell>
          <table:table-cell office:value-type="string" table:style-name="ce1">
            <text:p>Mystery,Thriller</text:p>
          </table:table-cell>
          <table:table-cell table:style-name="ce1"/>
          <table:table-cell office:value-type="string" office:string-value="&quot;tt0209144&quot;: &quot;&quot;Mystery,Thriller&quot;" table:formula="of:=&quot;&quot;&quot;&quot; &amp; [.A69] &amp; &quot;&quot;&quot;: &quot;&quot;&quot; &amp; &quot;&quot;&quot;&quot; &amp; [.F69] &amp; &quot;&quot;&quot;&quot;" table:style-name="ce1">
            <text:p>"tt0209144": ""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154796</text:p>
          </table:table-cell>
          <table:table-cell office:value-type="string" table:style-name="ce1">
            <text:p>Avengers: Endgame</text:p>
          </table:table-cell>
          <table:table-cell office:value-type="float" office:value="2019" table:style-name="ce1">
            <text:p>2019</text:p>
          </table:table-cell>
          <table:table-cell office:value-type="float" office:value="8.4" table:style-name="ce1">
            <text:p>8.4</text:p>
          </table:table-cell>
          <table:table-cell office:value-type="float" office:value="1349237" table:style-name="ce1">
            <text:p>1349237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4154796&quot;: &quot;&quot;Action,Adventure,Sci-Fi&quot;" table:formula="of:=&quot;&quot;&quot;&quot; &amp; [.A70] &amp; &quot;&quot;&quot;: &quot;&quot;&quot; &amp; &quot;&quot;&quot;&quot; &amp; [.F70] &amp; &quot;&quot;&quot;&quot;" table:style-name="ce1">
            <text:p>"tt415479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154756</text:p>
          </table:table-cell>
          <table:table-cell office:value-type="string" table:style-name="ce1">
            <text:p>Avengers: Infinity War</text:p>
          </table:table-cell>
          <table:table-cell office:value-type="float" office:value="2018" table:style-name="ce1">
            <text:p>2018</text:p>
          </table:table-cell>
          <table:table-cell office:value-type="float" office:value="8.4" table:style-name="ce1">
            <text:p>8.4</text:p>
          </table:table-cell>
          <table:table-cell office:value-type="float" office:value="1280151" table:style-name="ce1">
            <text:p>1280151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4154756&quot;: &quot;&quot;Action,Adventure,Sci-Fi&quot;" table:formula="of:=&quot;&quot;&quot;&quot; &amp; [.A71] &amp; &quot;&quot;&quot;: &quot;&quot;&quot; &amp; &quot;&quot;&quot;&quot; &amp; [.F71] &amp; &quot;&quot;&quot;&quot;" table:style-name="ce1">
            <text:p>"tt415475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10970</text:p>
          </table:table-cell>
          <table:table-cell office:value-type="string" table:style-name="ce1">
            <text:p>WALL·E</text:p>
          </table:table-cell>
          <table:table-cell office:value-type="float" office:value="2008" table:style-name="ce1">
            <text:p>2008</text:p>
          </table:table-cell>
          <table:table-cell office:value-type="float" office:value="8.4" table:style-name="ce1">
            <text:p>8.4</text:p>
          </table:table-cell>
          <table:table-cell office:value-type="float" office:value="1256426" table:style-name="ce1">
            <text:p>1256426</text:p>
          </table:table-cell>
          <table:table-cell office:value-type="string" table:style-name="ce1">
            <text:p>Animation,Adventure,Family</text:p>
          </table:table-cell>
          <table:table-cell table:style-name="ce1"/>
          <table:table-cell office:value-type="string" office:string-value="&quot;tt0910970&quot;: &quot;&quot;Animation,Adventure,Family&quot;" table:formula="of:=&quot;&quot;&quot;&quot; &amp; [.A72] &amp; &quot;&quot;&quot;: &quot;&quot;&quot; &amp; &quot;&quot;&quot;&quot; &amp; [.F72] &amp; &quot;&quot;&quot;&quot;" table:style-name="ce1">
            <text:p>"tt0910970": ""Animation,Adventure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1505</text:p>
          </table:table-cell>
          <table:table-cell office:value-type="string" table:style-name="ce1">
            <text:p>The Shining</text:p>
          </table:table-cell>
          <table:table-cell office:value-type="float" office:value="1980" table:style-name="ce1">
            <text:p>1980</text:p>
          </table:table-cell>
          <table:table-cell office:value-type="float" office:value="8.4" table:style-name="ce1">
            <text:p>8.4</text:p>
          </table:table-cell>
          <table:table-cell office:value-type="float" office:value="1162974" table:style-name="ce1">
            <text:p>1162974</text:p>
          </table:table-cell>
          <table:table-cell office:value-type="string" table:style-name="ce1">
            <text:p>Drama,Horror</text:p>
          </table:table-cell>
          <table:table-cell table:style-name="ce1"/>
          <table:table-cell office:value-type="string" office:string-value="&quot;tt0081505&quot;: &quot;&quot;Drama,Horror&quot;" table:formula="of:=&quot;&quot;&quot;&quot; &amp; [.A73] &amp; &quot;&quot;&quot;: &quot;&quot;&quot; &amp; &quot;&quot;&quot;&quot; &amp; [.F73] &amp; &quot;&quot;&quot;&quot;" table:style-name="ce1">
            <text:p>"tt0081505": ""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2971</text:p>
          </table:table-cell>
          <table:table-cell office:value-type="string" table:style-name="ce1">
            <text:p>Raiders of the Lost Ark</text:p>
          </table:table-cell>
          <table:table-cell office:value-type="float" office:value="1981" table:style-name="ce1">
            <text:p>1981</text:p>
          </table:table-cell>
          <table:table-cell office:value-type="float" office:value="8.4" table:style-name="ce1">
            <text:p>8.4</text:p>
          </table:table-cell>
          <table:table-cell office:value-type="float" office:value="1071250" table:style-name="ce1">
            <text:p>1071250</text:p>
          </table:table-cell>
          <table:table-cell office:value-type="string" table:style-name="ce1">
            <text:p>Action,Adventure</text:p>
          </table:table-cell>
          <table:table-cell table:style-name="ce1"/>
          <table:table-cell office:value-type="string" office:string-value="&quot;tt0082971&quot;: &quot;&quot;Action,Adventure&quot;" table:formula="of:=&quot;&quot;&quot;&quot; &amp; [.A74] &amp; &quot;&quot;&quot;: &quot;&quot;&quot; &amp; &quot;&quot;&quot;&quot; &amp; [.F74] &amp; &quot;&quot;&quot;&quot;" table:style-name="ce1">
            <text:p>"tt0082971": ""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0605</text:p>
          </table:table-cell>
          <table:table-cell office:value-type="string" table:style-name="ce1">
            <text:p>Aliens</text:p>
          </table:table-cell>
          <table:table-cell office:value-type="float" office:value="1986" table:style-name="ce1">
            <text:p>1986</text:p>
          </table:table-cell>
          <table:table-cell office:value-type="float" office:value="8.4" table:style-name="ce1">
            <text:p>8.4</text:p>
          </table:table-cell>
          <table:table-cell office:value-type="float" office:value="806482" table:style-name="ce1">
            <text:p>806482</text:p>
          </table:table-cell>
          <table:table-cell office:value-type="string" table:style-name="ce1">
            <text:p>Action,Adventure,Horror</text:p>
          </table:table-cell>
          <table:table-cell table:style-name="ce1"/>
          <table:table-cell office:value-type="string" office:string-value="&quot;tt0090605&quot;: &quot;&quot;Action,Adventure,Horror&quot;" table:formula="of:=&quot;&quot;&quot;&quot; &amp; [.A75] &amp; &quot;&quot;&quot;: &quot;&quot;&quot; &amp; &quot;&quot;&quot;&quot; &amp; [.F75] &amp; &quot;&quot;&quot;&quot;" table:style-name="ce1">
            <text:p>"tt0090605": ""Action,Adventure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8788</text:p>
          </table:table-cell>
          <table:table-cell office:value-type="string" table:style-name="ce1">
            <text:p>Apocalypse Now</text:p>
          </table:table-cell>
          <table:table-cell office:value-type="float" office:value="1979" table:style-name="ce1">
            <text:p>1979</text:p>
          </table:table-cell>
          <table:table-cell office:value-type="float" office:value="8.4" table:style-name="ce1">
            <text:p>8.4</text:p>
          </table:table-cell>
          <table:table-cell office:value-type="float" office:value="739883" table:style-name="ce1">
            <text:p>739883</text:p>
          </table:table-cell>
          <table:table-cell office:value-type="string" table:style-name="ce1">
            <text:p>Drama,Mystery,War</text:p>
          </table:table-cell>
          <table:table-cell table:style-name="ce1"/>
          <table:table-cell office:value-type="string" office:string-value="&quot;tt0078788&quot;: &quot;&quot;Drama,Mystery,War&quot;" table:formula="of:=&quot;&quot;&quot;&quot; &amp; [.A76] &amp; &quot;&quot;&quot;: &quot;&quot;&quot; &amp; &quot;&quot;&quot;&quot; &amp; [.F76] &amp; &quot;&quot;&quot;&quot;" table:style-name="ce1">
            <text:p>"tt0078788": ""Drama,Myste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633694</text:p>
          </table:table-cell>
          <table:table-cell office:value-type="string" table:style-name="ce1">
            <text:p>Spider-Man: Into the Spider-Verse</text:p>
          </table:table-cell>
          <table:table-cell office:value-type="float" office:value="2018" table:style-name="ce1">
            <text:p>2018</text:p>
          </table:table-cell>
          <table:table-cell office:value-type="float" office:value="8.4" table:style-name="ce1">
            <text:p>8.4</text:p>
          </table:table-cell>
          <table:table-cell office:value-type="float" office:value="726329" table:style-name="ce1">
            <text:p>726329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4633694&quot;: &quot;&quot;Animation,Action,Adventure&quot;" table:formula="of:=&quot;&quot;&quot;&quot; &amp; [.A77] &amp; &quot;&quot;&quot;: &quot;&quot;&quot; &amp; &quot;&quot;&quot;&quot; &amp; [.F77] &amp; &quot;&quot;&quot;&quot;" table:style-name="ce1">
            <text:p>"tt4633694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80307</text:p>
          </table:table-cell>
          <table:table-cell office:value-type="string" table:style-name="ce1">
            <text:p>Coco</text:p>
          </table:table-cell>
          <table:table-cell office:value-type="float" office:value="2017" table:style-name="ce1">
            <text:p>2017</text:p>
          </table:table-cell>
          <table:table-cell office:value-type="float" office:value="8.4" table:style-name="ce1">
            <text:p>8.4</text:p>
          </table:table-cell>
          <table:table-cell office:value-type="float" office:value="646210" table:style-name="ce1">
            <text:p>646210</text:p>
          </table:table-cell>
          <table:table-cell office:value-type="string" table:style-name="ce1">
            <text:p>Animation,Adventure,Drama</text:p>
          </table:table-cell>
          <table:table-cell table:style-name="ce1"/>
          <table:table-cell office:value-type="string" office:string-value="&quot;tt2380307&quot;: &quot;&quot;Animation,Adventure,Drama&quot;" table:formula="of:=&quot;&quot;&quot;&quot; &amp; [.A78] &amp; &quot;&quot;&quot;: &quot;&quot;&quot; &amp; &quot;&quot;&quot;&quot; &amp; [.F78] &amp; &quot;&quot;&quot;&quot;" table:style-name="ce1">
            <text:p>"tt2380307": ""Anima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87043</text:p>
          </table:table-cell>
          <table:table-cell office:value-type="string" table:style-name="ce1">
            <text:p>3 Idiots</text:p>
          </table:table-cell>
          <table:table-cell office:value-type="float" office:value="2009" table:style-name="ce1">
            <text:p>2009</text:p>
          </table:table-cell>
          <table:table-cell office:value-type="float" office:value="8.4" table:style-name="ce1">
            <text:p>8.4</text:p>
          </table:table-cell>
          <table:table-cell office:value-type="float" office:value="456685" table:style-name="ce1">
            <text:p>456685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1187043&quot;: &quot;&quot;Comedy,Drama&quot;" table:formula="of:=&quot;&quot;&quot;&quot; &amp; [.A79] &amp; &quot;&quot;&quot;: &quot;&quot;&quot; &amp; &quot;&quot;&quot;&quot; &amp; [.F79] &amp; &quot;&quot;&quot;&quot;" table:style-name="ce1">
            <text:p>"tt1187043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879</text:p>
          </table:table-cell>
          <table:table-cell office:value-type="string" table:style-name="ce1">
            <text:p>Amadeus</text:p>
          </table:table-cell>
          <table:table-cell office:value-type="float" office:value="1984" table:style-name="ce1">
            <text:p>1984</text:p>
          </table:table-cell>
          <table:table-cell office:value-type="float" office:value="8.4" table:style-name="ce1">
            <text:p>8.4</text:p>
          </table:table-cell>
          <table:table-cell office:value-type="float" office:value="447319" table:style-name="ce1">
            <text:p>447319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0086879&quot;: &quot;&quot;Biography,Drama,Music&quot;" table:formula="of:=&quot;&quot;&quot;&quot; &amp; [.A80] &amp; &quot;&quot;&quot;: &quot;&quot;&quot; &amp; &quot;&quot;&quot;&quot; &amp; [.F80] &amp; &quot;&quot;&quot;&quot;" table:style-name="ce1">
            <text:p>"tt0086879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5094</text:p>
          </table:table-cell>
          <table:table-cell office:value-type="string" table:style-name="ce1">
            <text:p>The Lives of Others</text:p>
          </table:table-cell>
          <table:table-cell office:value-type="float" office:value="2006" table:style-name="ce1">
            <text:p>2006</text:p>
          </table:table-cell>
          <table:table-cell office:value-type="float" office:value="8.4" table:style-name="ce1">
            <text:p>8.4</text:p>
          </table:table-cell>
          <table:table-cell office:value-type="float" office:value="426520" table:style-name="ce1">
            <text:p>426520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405094&quot;: &quot;&quot;Drama,Mystery,Thriller&quot;" table:formula="of:=&quot;&quot;&quot;&quot; &amp; [.A81] &amp; &quot;&quot;&quot;: &quot;&quot;&quot; &amp; &quot;&quot;&quot;&quot; &amp; [.F81] &amp; &quot;&quot;&quot;&quot;" table:style-name="ce1">
            <text:p>"tt0405094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311514</text:p>
          </table:table-cell>
          <table:table-cell office:value-type="string" table:style-name="ce1">
            <text:p>Your Name.</text:p>
          </table:table-cell>
          <table:table-cell office:value-type="float" office:value="2016" table:style-name="ce1">
            <text:p>2016</text:p>
          </table:table-cell>
          <table:table-cell office:value-type="float" office:value="8.4" table:style-name="ce1">
            <text:p>8.4</text:p>
          </table:table-cell>
          <table:table-cell office:value-type="float" office:value="354259" table:style-name="ce1">
            <text:p>354259</text:p>
          </table:table-cell>
          <table:table-cell office:value-type="string" table:style-name="ce1">
            <text:p>Animation,Drama,Fantasy</text:p>
          </table:table-cell>
          <table:table-cell table:style-name="ce1"/>
          <table:table-cell office:value-type="string" office:string-value="&quot;tt5311514&quot;: &quot;&quot;Animation,Drama,Fantasy&quot;" table:formula="of:=&quot;&quot;&quot;&quot; &amp; [.A82] &amp; &quot;&quot;&quot;: &quot;&quot;&quot; &amp; &quot;&quot;&quot;&quot; &amp; [.F82] &amp; &quot;&quot;&quot;&quot;" table:style-name="ce1">
            <text:p>"tt5311514": ""Animation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2096</text:p>
          </table:table-cell>
          <table:table-cell office:value-type="string" table:style-name="ce1">
            <text:p>Das Boot</text:p>
          </table:table-cell>
          <table:table-cell office:value-type="float" office:value="1981" table:style-name="ce1">
            <text:p>1981</text:p>
          </table:table-cell>
          <table:table-cell office:value-type="float" office:value="8.4" table:style-name="ce1">
            <text:p>8.4</text:p>
          </table:table-cell>
          <table:table-cell office:value-type="float" office:value="278570" table:style-name="ce1">
            <text:p>278570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82096&quot;: &quot;&quot;Drama,War&quot;" table:formula="of:=&quot;&quot;&quot;&quot; &amp; [.A83] &amp; &quot;&quot;&quot;: &quot;&quot;&quot; &amp; &quot;&quot;&quot;&quot; &amp; [.F83] &amp; &quot;&quot;&quot;&quot;" table:style-name="ce1">
            <text:p>"tt0082096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553</text:p>
          </table:table-cell>
          <table:table-cell office:value-type="string" table:style-name="ce1">
            <text:p>The Great Dictator</text:p>
          </table:table-cell>
          <table:table-cell office:value-type="float" office:value="1940" table:style-name="ce1">
            <text:p>1940</text:p>
          </table:table-cell>
          <table:table-cell office:value-type="float" office:value="8.4" table:style-name="ce1">
            <text:p>8.4</text:p>
          </table:table-cell>
          <table:table-cell office:value-type="float" office:value="248184" table:style-name="ce1">
            <text:p>248184</text:p>
          </table:table-cell>
          <table:table-cell office:value-type="string" table:style-name="ce1">
            <text:p>Comedy,Drama,War</text:p>
          </table:table-cell>
          <table:table-cell table:style-name="ce1"/>
          <table:table-cell office:value-type="string" office:string-value="&quot;tt0032553&quot;: &quot;&quot;Comedy,Drama,War&quot;" table:formula="of:=&quot;&quot;&quot;&quot; &amp; [.A84] &amp; &quot;&quot;&quot;: &quot;&quot;&quot; &amp; &quot;&quot;&quot;&quot; &amp; [.F84] &amp; &quot;&quot;&quot;&quot;" table:style-name="ce1">
            <text:p>"tt0032553": ""Comed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3014</text:p>
          </table:table-cell>
          <table:table-cell office:value-type="string" table:style-name="ce1">
            <text:p>Sunset Boulevard</text:p>
          </table:table-cell>
          <table:table-cell office:value-type="float" office:value="1950" table:style-name="ce1">
            <text:p>1950</text:p>
          </table:table-cell>
          <table:table-cell office:value-type="float" office:value="8.4" table:style-name="ce1">
            <text:p>8.4</text:p>
          </table:table-cell>
          <table:table-cell office:value-type="float" office:value="248131" table:style-name="ce1">
            <text:p>248131</text:p>
          </table:table-cell>
          <table:table-cell office:value-type="string" table:style-name="ce1">
            <text:p>Drama,Film-Noir</text:p>
          </table:table-cell>
          <table:table-cell table:style-name="ce1"/>
          <table:table-cell office:value-type="string" office:string-value="&quot;tt0043014&quot;: &quot;&quot;Drama,Film-Noir&quot;" table:formula="of:=&quot;&quot;&quot;&quot; &amp; [.A85] &amp; &quot;&quot;&quot;: &quot;&quot;&quot; &amp; &quot;&quot;&quot;&quot; &amp; [.F85] &amp; &quot;&quot;&quot;&quot;" table:style-name="ce1">
            <text:p>"tt0043014": ""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825</text:p>
          </table:table-cell>
          <table:table-cell office:value-type="string" table:style-name="ce1">
            <text:p>Paths of Glory</text:p>
          </table:table-cell>
          <table:table-cell office:value-type="float" office:value="1957" table:style-name="ce1">
            <text:p>1957</text:p>
          </table:table-cell>
          <table:table-cell office:value-type="float" office:value="8.4" table:style-name="ce1">
            <text:p>8.4</text:p>
          </table:table-cell>
          <table:table-cell office:value-type="float" office:value="225349" table:style-name="ce1">
            <text:p>225349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50825&quot;: &quot;&quot;Drama,War&quot;" table:formula="of:=&quot;&quot;&quot;&quot; &amp; [.A86] &amp; &quot;&quot;&quot;: &quot;&quot;&quot; &amp; &quot;&quot;&quot;&quot; &amp; [.F86] &amp; &quot;&quot;&quot;&quot;" table:style-name="ce1">
            <text:p>"tt0050825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1201</text:p>
          </table:table-cell>
          <table:table-cell office:value-type="string" table:style-name="ce1">
            <text:p>Witness for the Prosecution</text:p>
          </table:table-cell>
          <table:table-cell office:value-type="float" office:value="1957" table:style-name="ce1">
            <text:p>1957</text:p>
          </table:table-cell>
          <table:table-cell office:value-type="float" office:value="8.4" table:style-name="ce1">
            <text:p>8.4</text:p>
          </table:table-cell>
          <table:table-cell office:value-type="float" office:value="149364" table:style-name="ce1">
            <text:p>149364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51201&quot;: &quot;&quot;Crime,Drama,Mystery&quot;" table:formula="of:=&quot;&quot;&quot;&quot; &amp; [.A87] &amp; &quot;&quot;&quot;: &quot;&quot;&quot; &amp; &quot;&quot;&quot;&quot; &amp; [.F87] &amp; &quot;&quot;&quot;&quot;" table:style-name="ce1">
            <text:p>"tt0051201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267604</text:p>
          </table:table-cell>
          <table:table-cell office:value-type="string" table:style-name="ce1">
            <text:p>Capernaum</text:p>
          </table:table-cell>
          <table:table-cell office:value-type="float" office:value="2018" table:style-name="ce1">
            <text:p>2018</text:p>
          </table:table-cell>
          <table:table-cell office:value-type="float" office:value="8.4" table:style-name="ce1">
            <text:p>8.4</text:p>
          </table:table-cell>
          <table:table-cell office:value-type="float" office:value="115435" table:style-name="ce1">
            <text:p>11543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8267604&quot;: &quot;&quot;Drama&quot;" table:formula="of:=&quot;&quot;&quot;&quot; &amp; [.A88] &amp; &quot;&quot;&quot;: &quot;&quot;&quot; &amp; &quot;&quot;&quot;&quot; &amp; [.F88] &amp; &quot;&quot;&quot;&quot;" table:style-name="ce1">
            <text:p>"tt826760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6548265</text:p>
          </table:table-cell>
          <table:table-cell office:value-type="string" table:style-name="ce1">
            <text:p>Maharaja</text:p>
          </table:table-cell>
          <table:table-cell office:value-type="float" office:value="2024" table:style-name="ce1">
            <text:p>2024</text:p>
          </table:table-cell>
          <table:table-cell office:value-type="float" office:value="8.4" table:style-name="ce1">
            <text:p>8.4</text:p>
          </table:table-cell>
          <table:table-cell office:value-type="float" office:value="66651" table:style-name="ce1">
            <text:p>66651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26548265&quot;: &quot;&quot;Action,Crime,Drama&quot;" table:formula="of:=&quot;&quot;&quot;&quot; &amp; [.A89] &amp; &quot;&quot;&quot;: &quot;&quot;&quot; &amp; &quot;&quot;&quot;&quot; &amp; [.F89] &amp; &quot;&quot;&quot;&quot;" table:style-name="ce1">
            <text:p>"tt26548265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7565</text:p>
          </table:table-cell>
          <table:table-cell office:value-type="string" table:style-name="ce1">
            <text:p>High and Low</text:p>
          </table:table-cell>
          <table:table-cell office:value-type="float" office:value="1963" table:style-name="ce1">
            <text:p>1963</text:p>
          </table:table-cell>
          <table:table-cell office:value-type="float" office:value="8.4" table:style-name="ce1">
            <text:p>8.4</text:p>
          </table:table-cell>
          <table:table-cell office:value-type="float" office:value="59553" table:style-name="ce1">
            <text:p>5955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57565&quot;: &quot;&quot;Crime,Drama,Mystery&quot;" table:formula="of:=&quot;&quot;&quot;&quot; &amp; [.A90] &amp; &quot;&quot;&quot;: &quot;&quot;&quot; &amp; &quot;&quot;&quot;&quot; &amp; [.F90] &amp; &quot;&quot;&quot;&quot;" table:style-name="ce1">
            <text:p>"tt0057565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626284</text:p>
          </table:table-cell>
          <table:table-cell office:value-type="string" table:style-name="ce1">
            <text:p>Lost Ladies</text:p>
          </table:table-cell>
          <table:table-cell office:value-type="float" office:value="2023" table:style-name="ce1">
            <text:p>2023</text:p>
          </table:table-cell>
          <table:table-cell office:value-type="float" office:value="8.4" table:style-name="ce1">
            <text:p>8.4</text:p>
          </table:table-cell>
          <table:table-cell office:value-type="float" office:value="50621" table:style-name="ce1">
            <text:p>5062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21626284&quot;: &quot;&quot;Comedy,Drama&quot;" table:formula="of:=&quot;&quot;&quot;&quot; &amp; [.A91] &amp; &quot;&quot;&quot;: &quot;&quot;&quot; &amp; &quot;&quot;&quot;&quot; &amp; [.F91] &amp; &quot;&quot;&quot;&quot;" table:style-name="ce1">
            <text:p>"tt21626284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900782</text:p>
          </table:table-cell>
          <table:table-cell office:value-type="string" table:style-name="ce1">
            <text:p>Kaithi</text:p>
          </table:table-cell>
          <table:table-cell office:value-type="float" office:value="2019" table:style-name="ce1">
            <text:p>2019</text:p>
          </table:table-cell>
          <table:table-cell office:value-type="float" office:value="8.4" table:style-name="ce1">
            <text:p>8.4</text:p>
          </table:table-cell>
          <table:table-cell office:value-type="float" office:value="46256" table:style-name="ce1">
            <text:p>46256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9900782&quot;: &quot;&quot;Action,Crime,Thriller&quot;" table:formula="of:=&quot;&quot;&quot;&quot; &amp; [.A92] &amp; &quot;&quot;&quot;: &quot;&quot;&quot; &amp; &quot;&quot;&quot;&quot; &amp; [.F92] &amp; &quot;&quot;&quot;&quot;" table:style-name="ce1">
            <text:p>"tt9900782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417422</text:p>
          </table:table-cell>
          <table:table-cell office:value-type="string" table:style-name="ce1">
            <text:p>Drishyam</text:p>
          </table:table-cell>
          <table:table-cell office:value-type="float" office:value="2013" table:style-name="ce1">
            <text:p>2013</text:p>
          </table:table-cell>
          <table:table-cell office:value-type="float" office:value="8.4" table:style-name="ce1">
            <text:p>8.4</text:p>
          </table:table-cell>
          <table:table-cell office:value-type="float" office:value="45752" table:style-name="ce1">
            <text:p>45752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3417422&quot;: &quot;&quot;Crime,Drama,Mystery&quot;" table:formula="of:=&quot;&quot;&quot;&quot; &amp; [.A93] &amp; &quot;&quot;&quot;: &quot;&quot;&quot; &amp; &quot;&quot;&quot;&quot; &amp; [.F93] &amp; &quot;&quot;&quot;&quot;" table:style-name="ce1">
            <text:p>"tt3417422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361178</text:p>
          </table:table-cell>
          <table:table-cell office:value-type="string" table:style-name="ce1">
            <text:p>Drishyam 2</text:p>
          </table:table-cell>
          <table:table-cell office:value-type="float" office:value="2021" table:style-name="ce1">
            <text:p>2021</text:p>
          </table:table-cell>
          <table:table-cell office:value-type="float" office:value="8.4" table:style-name="ce1">
            <text:p>8.4</text:p>
          </table:table-cell>
          <table:table-cell office:value-type="float" office:value="42809" table:style-name="ce1">
            <text:p>42809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2361178&quot;: &quot;&quot;Crime,Drama,Mystery&quot;" table:formula="of:=&quot;&quot;&quot;&quot; &amp; [.A94] &amp; &quot;&quot;&quot;: &quot;&quot;&quot; &amp; &quot;&quot;&quot;&quot; &amp; [.F94] &amp; &quot;&quot;&quot;&quot;" table:style-name="ce1">
            <text:p>"tt12361178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477520</text:p>
          </table:table-cell>
          <table:table-cell office:value-type="string" table:style-name="ce1">
            <text:p>Asuran</text:p>
          </table:table-cell>
          <table:table-cell office:value-type="float" office:value="2019" table:style-name="ce1">
            <text:p>2019</text:p>
          </table:table-cell>
          <table:table-cell office:value-type="float" office:value="8.4" table:style-name="ce1">
            <text:p>8.4</text:p>
          </table:table-cell>
          <table:table-cell office:value-type="float" office:value="35466" table:style-name="ce1">
            <text:p>35466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9477520&quot;: &quot;&quot;Action,Drama&quot;" table:formula="of:=&quot;&quot;&quot;&quot; &amp; [.A95] &amp; &quot;&quot;&quot;: &quot;&quot;&quot; &amp; &quot;&quot;&quot;&quot; &amp; [.F95] &amp; &quot;&quot;&quot;&quot;" table:style-name="ce1">
            <text:p>"tt9477520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286456</text:p>
          </table:table-cell>
          <table:table-cell office:value-type="string" table:style-name="ce1">
            <text:p>Joker</text:p>
          </table:table-cell>
          <table:table-cell office:value-type="float" office:value="2019" table:style-name="ce1">
            <text:p>201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602200" table:style-name="ce1">
            <text:p>1602200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7286456&quot;: &quot;&quot;Crime,Drama,Thriller&quot;" table:formula="of:=&quot;&quot;&quot;&quot; &amp; [.A96] &amp; &quot;&quot;&quot;: &quot;&quot;&quot; &amp; &quot;&quot;&quot;&quot; &amp; [.F96] &amp; &quot;&quot;&quot;&quot;" table:style-name="ce1">
            <text:p>"tt7286456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9547</text:p>
          </table:table-cell>
          <table:table-cell office:value-type="string" table:style-name="ce1">
            <text:p>American Beauty</text:p>
          </table:table-cell>
          <table:table-cell office:value-type="float" office:value="1999" table:style-name="ce1">
            <text:p>199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246367" table:style-name="ce1">
            <text:p>124636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69547&quot;: &quot;&quot;Drama&quot;" table:formula="of:=&quot;&quot;&quot;&quot; &amp; [.A97] &amp; &quot;&quot;&quot;: &quot;&quot;&quot; &amp; &quot;&quot;&quot;&quot; &amp; [.F97] &amp; &quot;&quot;&quot;&quot;" table:style-name="ce1">
            <text:p>"tt0169547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49413</text:p>
          </table:table-cell>
          <table:table-cell office:value-type="string" table:style-name="ce1">
            <text:p>Up</text:p>
          </table:table-cell>
          <table:table-cell office:value-type="float" office:value="2009" table:style-name="ce1">
            <text:p>200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77381" table:style-name="ce1">
            <text:p>1177381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1049413&quot;: &quot;&quot;Animation,Adventure,Comedy&quot;" table:formula="of:=&quot;&quot;&quot;&quot; &amp; [.A98] &amp; &quot;&quot;&quot;: &quot;&quot;&quot; &amp; &quot;&quot;&quot;&quot; &amp; [.F98] &amp; &quot;&quot;&quot;&quot;" table:style-name="ce1">
            <text:p>"tt104941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190</text:p>
          </table:table-cell>
          <table:table-cell office:value-type="string" table:style-name="ce1">
            <text:p>Star Wars: Episode VI - Return of the Jedi</text:p>
          </table:table-cell>
          <table:table-cell office:value-type="float" office:value="1983" table:style-name="ce1">
            <text:p>198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60829" table:style-name="ce1">
            <text:p>1160829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086190&quot;: &quot;&quot;Action,Adventure,Fantasy&quot;" table:formula="of:=&quot;&quot;&quot;&quot; &amp; [.A99] &amp; &quot;&quot;&quot;: &quot;&quot;&quot; &amp; &quot;&quot;&quot;&quot; &amp; [.F99] &amp; &quot;&quot;&quot;&quot;" table:style-name="ce1">
            <text:p>"tt0086190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8013</text:p>
          </table:table-cell>
          <table:table-cell office:value-type="string" table:style-name="ce1">
            <text:p>Eternal Sunshine of the Spotless Mind</text:p>
          </table:table-cell>
          <table:table-cell office:value-type="float" office:value="2004" table:style-name="ce1">
            <text:p>200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33007" table:style-name="ce1">
            <text:p>1133007</text:p>
          </table:table-cell>
          <table:table-cell office:value-type="string" table:style-name="ce1">
            <text:p>Drama,Romance,Sci-Fi</text:p>
          </table:table-cell>
          <table:table-cell table:style-name="ce1"/>
          <table:table-cell office:value-type="string" office:string-value="&quot;tt0338013&quot;: &quot;&quot;Drama,Romance,Sci-Fi&quot;" table:formula="of:=&quot;&quot;&quot;&quot; &amp; [.A100] &amp; &quot;&quot;&quot;: &quot;&quot;&quot; &amp; &quot;&quot;&quot;&quot; &amp; [.F100] &amp; &quot;&quot;&quot;&quot;" table:style-name="ce1">
            <text:p>"tt0338013": ""Drama,Romanc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217</text:p>
          </table:table-cell>
          <table:table-cell office:value-type="string" table:style-name="ce1">
            <text:p>Good Will Hunting</text:p>
          </table:table-cell>
          <table:table-cell office:value-type="float" office:value="1997" table:style-name="ce1">
            <text:p>199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32530" table:style-name="ce1">
            <text:p>1132530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19217&quot;: &quot;&quot;Drama,Romance&quot;" table:formula="of:=&quot;&quot;&quot;&quot; &amp; [.A101] &amp; &quot;&quot;&quot;: &quot;&quot;&quot; &amp; &quot;&quot;&quot;&quot; &amp; [.F101] &amp; &quot;&quot;&quot;&quot;" table:style-name="ce1">
            <text:p>"tt0119217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5236</text:p>
          </table:table-cell>
          <table:table-cell office:value-type="string" table:style-name="ce1">
            <text:p>Reservoir Dogs</text:p>
          </table:table-cell>
          <table:table-cell office:value-type="float" office:value="1992" table:style-name="ce1">
            <text:p>199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29221" table:style-name="ce1">
            <text:p>1129221</text:p>
          </table:table-cell>
          <table:table-cell office:value-type="string" table:style-name="ce1">
            <text:p>Crime,Thriller</text:p>
          </table:table-cell>
          <table:table-cell table:style-name="ce1"/>
          <table:table-cell office:value-type="string" office:string-value="&quot;tt0105236&quot;: &quot;&quot;Crime,Thriller&quot;" table:formula="of:=&quot;&quot;&quot;&quot; &amp; [.A102] &amp; &quot;&quot;&quot;: &quot;&quot;&quot; &amp; &quot;&quot;&quot;&quot; &amp; [.F102] &amp; &quot;&quot;&quot;&quot;" table:style-name="ce1">
            <text:p>"tt0105236": ""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573</text:p>
          </table:table-cell>
          <table:table-cell office:value-type="string" table:style-name="ce1">
            <text:p>Braveheart</text:p>
          </table:table-cell>
          <table:table-cell office:value-type="float" office:value="1995" table:style-name="ce1">
            <text:p>199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26885" table:style-name="ce1">
            <text:p>1126885</text:p>
          </table:table-cell>
          <table:table-cell office:value-type="string" table:style-name="ce1">
            <text:p>Biography,Drama,War</text:p>
          </table:table-cell>
          <table:table-cell table:style-name="ce1"/>
          <table:table-cell office:value-type="string" office:string-value="&quot;tt0112573&quot;: &quot;&quot;Biography,Drama,War&quot;" table:formula="of:=&quot;&quot;&quot;&quot; &amp; [.A103] &amp; &quot;&quot;&quot;: &quot;&quot;&quot; &amp; &quot;&quot;&quot;&quot; &amp; [.F103] &amp; &quot;&quot;&quot;&quot;" table:style-name="ce1">
            <text:p>"tt0112573": ""Biograph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709</text:p>
          </table:table-cell>
          <table:table-cell office:value-type="string" table:style-name="ce1">
            <text:p>Toy Story</text:p>
          </table:table-cell>
          <table:table-cell office:value-type="float" office:value="1995" table:style-name="ce1">
            <text:p>199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18700" table:style-name="ce1">
            <text:p>1118700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14709&quot;: &quot;&quot;Animation,Adventure,Comedy&quot;" table:formula="of:=&quot;&quot;&quot;&quot; &amp; [.A104] &amp; &quot;&quot;&quot;: &quot;&quot;&quot; &amp; &quot;&quot;&quot;&quot; &amp; [.F104] &amp; &quot;&quot;&quot;&quot;" table:style-name="ce1">
            <text:p>"tt0114709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250</text:p>
          </table:table-cell>
          <table:table-cell office:value-type="string" table:style-name="ce1">
            <text:p>Scarface</text:p>
          </table:table-cell>
          <table:table-cell office:value-type="float" office:value="1983" table:style-name="ce1">
            <text:p>198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61191" table:style-name="ce1">
            <text:p>961191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86250&quot;: &quot;&quot;Crime,Drama&quot;" table:formula="of:=&quot;&quot;&quot;&quot; &amp; [.A105] &amp; &quot;&quot;&quot;: &quot;&quot;&quot; &amp; &quot;&quot;&quot;&quot; &amp; [.F105] &amp; &quot;&quot;&quot;&quot;" table:style-name="ce1">
            <text:p>"tt0086250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80093</text:p>
          </table:table-cell>
          <table:table-cell office:value-type="string" table:style-name="ce1">
            <text:p>Requiem for a Dream</text:p>
          </table:table-cell>
          <table:table-cell office:value-type="float" office:value="2000" table:style-name="ce1">
            <text:p>200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36029" table:style-name="ce1">
            <text:p>93602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80093&quot;: &quot;&quot;Drama&quot;" table:formula="of:=&quot;&quot;&quot;&quot; &amp; [.A106] &amp; &quot;&quot;&quot;: &quot;&quot;&quot; &amp; &quot;&quot;&quot;&quot; &amp; [.F106] &amp; &quot;&quot;&quot;&quot;" table:style-name="ce1">
            <text:p>"tt018009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35761</text:p>
          </table:table-cell>
          <table:table-cell office:value-type="string" table:style-name="ce1">
            <text:p>Toy Story 3</text:p>
          </table:table-cell>
          <table:table-cell office:value-type="float" office:value="2010" table:style-name="ce1">
            <text:p>201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28785" table:style-name="ce1">
            <text:p>928785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435761&quot;: &quot;&quot;Animation,Adventure,Comedy&quot;" table:formula="of:=&quot;&quot;&quot;&quot; &amp; [.A107] &amp; &quot;&quot;&quot;: &quot;&quot;&quot; &amp; &quot;&quot;&quot;&quot; &amp; [.F107] &amp; &quot;&quot;&quot;&quot;" table:style-name="ce1">
            <text:p>"tt0435761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398776</text:p>
          </table:table-cell>
          <table:table-cell office:value-type="string" table:style-name="ce1">
            <text:p>Oppenheimer</text:p>
          </table:table-cell>
          <table:table-cell office:value-type="float" office:value="2023" table:style-name="ce1">
            <text:p>202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79717" table:style-name="ce1">
            <text:p>879717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15398776&quot;: &quot;&quot;Biography,Drama,History&quot;" table:formula="of:=&quot;&quot;&quot;&quot; &amp; [.A108] &amp; &quot;&quot;&quot;: &quot;&quot;&quot; &amp; &quot;&quot;&quot;&quot; &amp; [.F108] &amp; &quot;&quot;&quot;&quot;" table:style-name="ce1">
            <text:p>"tt15398776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11915</text:p>
          </table:table-cell>
          <table:table-cell office:value-type="string" table:style-name="ce1">
            <text:p>Amélie</text:p>
          </table:table-cell>
          <table:table-cell office:value-type="float" office:value="2001" table:style-name="ce1">
            <text:p>200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16648" table:style-name="ce1">
            <text:p>816648</text:p>
          </table:table-cell>
          <table:table-cell office:value-type="string" table:style-name="ce1">
            <text:p>Comedy,Romance</text:p>
          </table:table-cell>
          <table:table-cell table:style-name="ce1"/>
          <table:table-cell office:value-type="string" office:string-value="&quot;tt0211915&quot;: &quot;&quot;Comedy,Romance&quot;" table:formula="of:=&quot;&quot;&quot;&quot; &amp; [.A109] &amp; &quot;&quot;&quot;: &quot;&quot;&quot; &amp; &quot;&quot;&quot;&quot; &amp; [.F109] &amp; &quot;&quot;&quot;&quot;" table:style-name="ce1">
            <text:p>"tt0211915": ""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3277</text:p>
          </table:table-cell>
          <table:table-cell office:value-type="string" table:style-name="ce1">
            <text:p>Heat</text:p>
          </table:table-cell>
          <table:table-cell office:value-type="float" office:value="1995" table:style-name="ce1">
            <text:p>199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54014" table:style-name="ce1">
            <text:p>754014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113277&quot;: &quot;&quot;Action,Crime,Drama&quot;" table:formula="of:=&quot;&quot;&quot;&quot; &amp; [.A110] &amp; &quot;&quot;&quot;: &quot;&quot;&quot; &amp; &quot;&quot;&quot;&quot; &amp; [.F110] &amp; &quot;&quot;&quot;&quot;" table:style-name="ce1">
            <text:p>"tt0113277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2622</text:p>
          </table:table-cell>
          <table:table-cell office:value-type="string" table:style-name="ce1">
            <text:p>2001: A Space Odyssey</text:p>
          </table:table-cell>
          <table:table-cell office:value-type="float" office:value="1968" table:style-name="ce1">
            <text:p>196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51258" table:style-name="ce1">
            <text:p>751258</text:p>
          </table:table-cell>
          <table:table-cell office:value-type="string" table:style-name="ce1">
            <text:p>Adventure,Sci-Fi</text:p>
          </table:table-cell>
          <table:table-cell table:style-name="ce1"/>
          <table:table-cell office:value-type="string" office:string-value="&quot;tt0062622&quot;: &quot;&quot;Adventure,Sci-Fi&quot;" table:formula="of:=&quot;&quot;&quot;&quot; &amp; [.A111] &amp; &quot;&quot;&quot;: &quot;&quot;&quot; &amp; &quot;&quot;&quot;&quot; &amp; [.F111] &amp; &quot;&quot;&quot;&quot;" table:style-name="ce1">
            <text:p>"tt0062622": ""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4569</text:p>
          </table:table-cell>
          <table:table-cell office:value-type="string" table:style-name="ce1">
            <text:p>Oldboy</text:p>
          </table:table-cell>
          <table:table-cell office:value-type="float" office:value="2003" table:style-name="ce1">
            <text:p>200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76041" table:style-name="ce1">
            <text:p>676041</text:p>
          </table:table-cell>
          <table:table-cell office:value-type="string" table:style-name="ce1">
            <text:p>Action,Drama,Mystery</text:p>
          </table:table-cell>
          <table:table-cell table:style-name="ce1"/>
          <table:table-cell office:value-type="string" office:string-value="&quot;tt0364569&quot;: &quot;&quot;Action,Drama,Mystery&quot;" table:formula="of:=&quot;&quot;&quot;&quot; &amp; [.A112] &amp; &quot;&quot;&quot;: &quot;&quot;&quot; &amp; &quot;&quot;&quot;&quot; &amp; [.F112] &amp; &quot;&quot;&quot;&quot;" table:style-name="ce1">
            <text:p>"tt0364569": ""Action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7012</text:p>
          </table:table-cell>
          <table:table-cell office:value-type="string" table:style-name="ce1">
            <text:p>Dr. Strangelove or: How I Learned to Stop Worrying and Love the Bomb</text:p>
          </table:table-cell>
          <table:table-cell office:value-type="float" office:value="1964" table:style-name="ce1">
            <text:p>196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536558" table:style-name="ce1">
            <text:p>536558</text:p>
          </table:table-cell>
          <table:table-cell office:value-type="string" table:style-name="ce1">
            <text:p>Comedy,War</text:p>
          </table:table-cell>
          <table:table-cell table:style-name="ce1"/>
          <table:table-cell office:value-type="string" office:string-value="&quot;tt0057012&quot;: &quot;&quot;Comedy,War&quot;" table:formula="of:=&quot;&quot;&quot;&quot; &amp; [.A113] &amp; &quot;&quot;&quot;: &quot;&quot;&quot; &amp; &quot;&quot;&quot;&quot; &amp; [.F113] &amp; &quot;&quot;&quot;&quot;" table:style-name="ce1">
            <text:p>"tt0057012": ""Comed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3467</text:p>
          </table:table-cell>
          <table:table-cell office:value-type="string" table:style-name="ce1">
            <text:p>Citizen Kane</text:p>
          </table:table-cell>
          <table:table-cell office:value-type="float" office:value="1941" table:style-name="ce1">
            <text:p>194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79916" table:style-name="ce1">
            <text:p>479916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0033467&quot;: &quot;&quot;Drama,Mystery&quot;" table:formula="of:=&quot;&quot;&quot;&quot; &amp; [.A114] &amp; &quot;&quot;&quot;: &quot;&quot;&quot; &amp; &quot;&quot;&quot;&quot; &amp; [.F114] &amp; &quot;&quot;&quot;&quot;" table:style-name="ce1">
            <text:p>"tt0033467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698</text:p>
          </table:table-cell>
          <table:table-cell office:value-type="string" table:style-name="ce1">
            <text:p>Princess Mononoke</text:p>
          </table:table-cell>
          <table:table-cell office:value-type="float" office:value="1997" table:style-name="ce1">
            <text:p>199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58305" table:style-name="ce1">
            <text:p>458305</text:p>
          </table:table-cell>
          <table:table-cell office:value-type="string" table:style-name="ce1">
            <text:p>Animation,Adventure,Fantasy</text:p>
          </table:table-cell>
          <table:table-cell table:style-name="ce1"/>
          <table:table-cell office:value-type="string" office:string-value="&quot;tt0119698&quot;: &quot;&quot;Animation,Adventure,Fantasy&quot;" table:formula="of:=&quot;&quot;&quot;&quot; &amp; [.A115] &amp; &quot;&quot;&quot;: &quot;&quot;&quot; &amp; &quot;&quot;&quot;&quot; &amp; [.F115] &amp; &quot;&quot;&quot;&quot;" table:style-name="ce1">
            <text:p>"tt0119698": ""Anima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2357</text:p>
          </table:table-cell>
          <table:table-cell office:value-type="string" table:style-name="ce1">
            <text:p>Vertigo</text:p>
          </table:table-cell>
          <table:table-cell office:value-type="float" office:value="1958" table:style-name="ce1">
            <text:p>195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43798" table:style-name="ce1">
            <text:p>443798</text:p>
          </table:table-cell>
          <table:table-cell office:value-type="string" table:style-name="ce1">
            <text:p>Mystery,Romance,Thriller</text:p>
          </table:table-cell>
          <table:table-cell table:style-name="ce1"/>
          <table:table-cell office:value-type="string" office:string-value="&quot;tt0052357&quot;: &quot;&quot;Mystery,Romance,Thriller&quot;" table:formula="of:=&quot;&quot;&quot;&quot; &amp; [.A116] &amp; &quot;&quot;&quot;: &quot;&quot;&quot; &amp; &quot;&quot;&quot;&quot; &amp; [.F116] &amp; &quot;&quot;&quot;&quot;" table:style-name="ce1">
            <text:p>"tt0052357": ""Mystery,Romanc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7843</text:p>
          </table:table-cell>
          <table:table-cell office:value-type="string" table:style-name="ce1">
            <text:p>Once Upon a Time in America</text:p>
          </table:table-cell>
          <table:table-cell office:value-type="float" office:value="1984" table:style-name="ce1">
            <text:p>198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93842" table:style-name="ce1">
            <text:p>393842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87843&quot;: &quot;&quot;Crime,Drama&quot;" table:formula="of:=&quot;&quot;&quot;&quot; &amp; [.A117] &amp; &quot;&quot;&quot;: &quot;&quot;&quot; &amp; &quot;&quot;&quot;&quot; &amp; [.F117] &amp; &quot;&quot;&quot;&quot;" table:style-name="ce1">
            <text:p>"tt0087843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06476</text:p>
          </table:table-cell>
          <table:table-cell office:value-type="string" table:style-name="ce1">
            <text:p>The Hunt</text:p>
          </table:table-cell>
          <table:table-cell office:value-type="float" office:value="2012" table:style-name="ce1">
            <text:p>201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86581" table:style-name="ce1">
            <text:p>38658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106476&quot;: &quot;&quot;Drama&quot;" table:formula="of:=&quot;&quot;&quot;&quot; &amp; [.A118] &amp; &quot;&quot;&quot;: &quot;&quot;&quot; &amp; &quot;&quot;&quot;&quot; &amp; [.F118] &amp; &quot;&quot;&quot;&quot;" table:style-name="ce1">
            <text:p>"tt210647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125</text:p>
          </table:table-cell>
          <table:table-cell office:value-type="string" table:style-name="ce1">
            <text:p>North by Northwest</text:p>
          </table:table-cell>
          <table:table-cell office:value-type="float" office:value="1959" table:style-name="ce1">
            <text:p>195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59629" table:style-name="ce1">
            <text:p>359629</text:p>
          </table:table-cell>
          <table:table-cell office:value-type="string" table:style-name="ce1">
            <text:p>Adventure,Drama,Mystery</text:p>
          </table:table-cell>
          <table:table-cell table:style-name="ce1"/>
          <table:table-cell office:value-type="string" office:string-value="&quot;tt0053125&quot;: &quot;&quot;Adventure,Drama,Mystery&quot;" table:formula="of:=&quot;&quot;&quot;&quot; &amp; [.A119] &amp; &quot;&quot;&quot;: &quot;&quot;&quot; &amp; &quot;&quot;&quot;&quot; &amp; [.F119] &amp; &quot;&quot;&quot;&quot;" table:style-name="ce1">
            <text:p>"tt0053125": ""Adventur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592</text:p>
          </table:table-cell>
          <table:table-cell office:value-type="string" table:style-name="ce1">
            <text:p>To Kill a Mockingbird</text:p>
          </table:table-cell>
          <table:table-cell office:value-type="float" office:value="1962" table:style-name="ce1">
            <text:p>196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42519" table:style-name="ce1">
            <text:p>342519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56592&quot;: &quot;&quot;Crime,Drama&quot;" table:formula="of:=&quot;&quot;&quot;&quot; &amp; [.A120] &amp; &quot;&quot;&quot;: &quot;&quot;&quot; &amp; &quot;&quot;&quot;&quot; &amp; [.F120] &amp; &quot;&quot;&quot;&quot;" table:style-name="ce1">
            <text:p>"tt0056592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172</text:p>
          </table:table-cell>
          <table:table-cell office:value-type="string" table:style-name="ce1">
            <text:p>Lawrence of Arabia</text:p>
          </table:table-cell>
          <table:table-cell office:value-type="float" office:value="1962" table:style-name="ce1">
            <text:p>196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28186" table:style-name="ce1">
            <text:p>328186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056172&quot;: &quot;&quot;Adventure,Biography,Drama&quot;" table:formula="of:=&quot;&quot;&quot;&quot; &amp; [.A121] &amp; &quot;&quot;&quot;: &quot;&quot;&quot; &amp; &quot;&quot;&quot;&quot; &amp; [.F121] &amp; &quot;&quot;&quot;&quot;" table:style-name="ce1">
            <text:p>"tt0056172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735</text:p>
          </table:table-cell>
          <table:table-cell office:value-type="string" table:style-name="ce1">
            <text:p>The Sting</text:p>
          </table:table-cell>
          <table:table-cell office:value-type="float" office:value="1973" table:style-name="ce1">
            <text:p>197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89506" table:style-name="ce1">
            <text:p>289506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70735&quot;: &quot;&quot;Comedy,Crime,Drama&quot;" table:formula="of:=&quot;&quot;&quot;&quot; &amp; [.A122] &amp; &quot;&quot;&quot;: &quot;&quot;&quot; &amp; &quot;&quot;&quot;&quot; &amp; [.F122] &amp; &quot;&quot;&quot;&quot;" table:style-name="ce1">
            <text:p>"tt0070735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5152</text:p>
          </table:table-cell>
          <table:table-cell office:value-type="string" table:style-name="ce1">
            <text:p>Singin' in the Rain</text:p>
          </table:table-cell>
          <table:table-cell office:value-type="float" office:value="1952" table:style-name="ce1">
            <text:p>195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71799" table:style-name="ce1">
            <text:p>271799</text:p>
          </table:table-cell>
          <table:table-cell office:value-type="string" table:style-name="ce1">
            <text:p>Comedy,Musical,Romance</text:p>
          </table:table-cell>
          <table:table-cell table:style-name="ce1"/>
          <table:table-cell office:value-type="string" office:string-value="&quot;tt0045152&quot;: &quot;&quot;Comedy,Musical,Romance&quot;" table:formula="of:=&quot;&quot;&quot;&quot; &amp; [.A123] &amp; &quot;&quot;&quot;: &quot;&quot;&quot; &amp; &quot;&quot;&quot;&quot; &amp; [.F123] &amp; &quot;&quot;&quot;&quot;" table:style-name="ce1">
            <text:p>"tt0045152": ""Comedy,Musical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32382</text:p>
          </table:table-cell>
          <table:table-cell office:value-type="string" table:style-name="ce1">
            <text:p>A Separation</text:p>
          </table:table-cell>
          <table:table-cell office:value-type="float" office:value="2011" table:style-name="ce1">
            <text:p>201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68517" table:style-name="ce1">
            <text:p>26851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832382&quot;: &quot;&quot;Drama&quot;" table:formula="of:=&quot;&quot;&quot;&quot; &amp; [.A124] &amp; &quot;&quot;&quot;: &quot;&quot;&quot; &amp; &quot;&quot;&quot;&quot; &amp; [.F124] &amp; &quot;&quot;&quot;&quot;" table:style-name="ce1">
            <text:p>"tt183238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55953</text:p>
          </table:table-cell>
          <table:table-cell office:value-type="string" table:style-name="ce1">
            <text:p>Incendies</text:p>
          </table:table-cell>
          <table:table-cell office:value-type="float" office:value="2010" table:style-name="ce1">
            <text:p>201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25694" table:style-name="ce1">
            <text:p>225694</text:p>
          </table:table-cell>
          <table:table-cell office:value-type="string" table:style-name="ce1">
            <text:p>Drama,Mystery,War</text:p>
          </table:table-cell>
          <table:table-cell table:style-name="ce1"/>
          <table:table-cell office:value-type="string" office:string-value="&quot;tt1255953&quot;: &quot;&quot;Drama,Mystery,War&quot;" table:formula="of:=&quot;&quot;&quot;&quot; &amp; [.A125] &amp; &quot;&quot;&quot;: &quot;&quot;&quot; &amp; &quot;&quot;&quot;&quot; &amp; [.F125] &amp; &quot;&quot;&quot;&quot;" table:style-name="ce1">
            <text:p>"tt1255953": ""Drama,Myste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074352</text:p>
          </table:table-cell>
          <table:table-cell office:value-type="string" table:style-name="ce1">
            <text:p>Dangal</text:p>
          </table:table-cell>
          <table:table-cell office:value-type="float" office:value="2016" table:style-name="ce1">
            <text:p>201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24317" table:style-name="ce1">
            <text:p>224317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5074352&quot;: &quot;&quot;Action,Biography,Drama&quot;" table:formula="of:=&quot;&quot;&quot;&quot; &amp; [.A126] &amp; &quot;&quot;&quot;: &quot;&quot;&quot; &amp; &quot;&quot;&quot;&quot; &amp; [.F126] &amp; &quot;&quot;&quot;&quot;" table:style-name="ce1">
            <text:p>"tt5074352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86264</text:p>
          </table:table-cell>
          <table:table-cell office:value-type="string" table:style-name="ce1">
            <text:p>Like Stars on Earth</text:p>
          </table:table-cell>
          <table:table-cell office:value-type="float" office:value="2007" table:style-name="ce1">
            <text:p>200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16831" table:style-name="ce1">
            <text:p>216831</text:p>
          </table:table-cell>
          <table:table-cell office:value-type="string" table:style-name="ce1">
            <text:p>Drama,Family</text:p>
          </table:table-cell>
          <table:table-cell table:style-name="ce1"/>
          <table:table-cell office:value-type="string" office:string-value="&quot;tt0986264&quot;: &quot;&quot;Drama,Family&quot;" table:formula="of:=&quot;&quot;&quot;&quot; &amp; [.A127] &amp; &quot;&quot;&quot;: &quot;&quot;&quot; &amp; &quot;&quot;&quot;&quot; &amp; [.F127] &amp; &quot;&quot;&quot;&quot;" table:style-name="ce1">
            <text:p>"tt0986264": ""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604</text:p>
          </table:table-cell>
          <table:table-cell office:value-type="string" table:style-name="ce1">
            <text:p>The Apartment</text:p>
          </table:table-cell>
          <table:table-cell office:value-type="float" office:value="1960" table:style-name="ce1">
            <text:p>196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08227" table:style-name="ce1">
            <text:p>208227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53604&quot;: &quot;&quot;Comedy,Drama,Romance&quot;" table:formula="of:=&quot;&quot;&quot;&quot; &amp; [.A128] &amp; &quot;&quot;&quot;: &quot;&quot;&quot; &amp; &quot;&quot;&quot;&quot; &amp; [.F128] &amp; &quot;&quot;&quot;&quot;" table:style-name="ce1">
            <text:p>"tt0053604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7136</text:p>
          </table:table-cell>
          <table:table-cell office:value-type="string" table:style-name="ce1">
            <text:p>Metropolis</text:p>
          </table:table-cell>
          <table:table-cell office:value-type="float" office:value="1927" table:style-name="ce1">
            <text:p>192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93637" table:style-name="ce1">
            <text:p>193637</text:p>
          </table:table-cell>
          <table:table-cell office:value-type="string" table:style-name="ce1">
            <text:p>Drama,Sci-Fi</text:p>
          </table:table-cell>
          <table:table-cell table:style-name="ce1"/>
          <table:table-cell office:value-type="string" office:string-value="&quot;tt0017136&quot;: &quot;&quot;Drama,Sci-Fi&quot;" table:formula="of:=&quot;&quot;&quot;&quot; &amp; [.A129] &amp; &quot;&quot;&quot;: &quot;&quot;&quot; &amp; &quot;&quot;&quot;&quot; &amp; [.F129] &amp; &quot;&quot;&quot;&quot;" table:style-name="ce1">
            <text:p>"tt0017136": ""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2100</text:p>
          </table:table-cell>
          <table:table-cell office:value-type="string" table:style-name="ce1">
            <text:p>M</text:p>
          </table:table-cell>
          <table:table-cell office:value-type="float" office:value="1931" table:style-name="ce1">
            <text:p>193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76430" table:style-name="ce1">
            <text:p>176430</text:p>
          </table:table-cell>
          <table:table-cell office:value-type="string" table:style-name="ce1">
            <text:p>Crime,Mystery,Thriller</text:p>
          </table:table-cell>
          <table:table-cell table:style-name="ce1"/>
          <table:table-cell office:value-type="string" office:string-value="&quot;tt0022100&quot;: &quot;&quot;Crime,Mystery,Thriller&quot;" table:formula="of:=&quot;&quot;&quot;&quot; &amp; [.A130] &amp; &quot;&quot;&quot;: &quot;&quot;&quot; &amp; &quot;&quot;&quot;&quot; &amp; [.F130] &amp; &quot;&quot;&quot;&quot;" table:style-name="ce1">
            <text:p>"tt0022100": ""Crime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6775</text:p>
          </table:table-cell>
          <table:table-cell office:value-type="string" table:style-name="ce1">
            <text:p>Double Indemnity</text:p>
          </table:table-cell>
          <table:table-cell office:value-type="float" office:value="1944" table:style-name="ce1">
            <text:p>194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74386" table:style-name="ce1">
            <text:p>174386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36775&quot;: &quot;&quot;Crime,Drama,Film-Noir&quot;" table:formula="of:=&quot;&quot;&quot;&quot; &amp; [.A131] &amp; &quot;&quot;&quot;: &quot;&quot;&quot; &amp; &quot;&quot;&quot;&quot; &amp; [.F131] &amp; &quot;&quot;&quot;&quot;" table:style-name="ce1">
            <text:p>"tt0036775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95212</text:p>
          </table:table-cell>
          <table:table-cell office:value-type="string" table:style-name="ce1">
            <text:p>Shershaah</text:p>
          </table:table-cell>
          <table:table-cell office:value-type="float" office:value="2021" table:style-name="ce1">
            <text:p>202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32130" table:style-name="ce1">
            <text:p>132130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10295212&quot;: &quot;&quot;Action,Biography,Drama&quot;" table:formula="of:=&quot;&quot;&quot;&quot; &amp; [.A132] &amp; &quot;&quot;&quot;: &quot;&quot;&quot; &amp; &quot;&quot;&quot;&quot; &amp; [.F132] &amp; &quot;&quot;&quot;&quot;" table:style-name="ce1">
            <text:p>"tt10295212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503618</text:p>
          </table:table-cell>
          <table:table-cell office:value-type="string" table:style-name="ce1">
            <text:p>Hamilton</text:p>
          </table:table-cell>
          <table:table-cell office:value-type="float" office:value="2020" table:style-name="ce1">
            <text:p>202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26752" table:style-name="ce1">
            <text:p>126752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8503618&quot;: &quot;&quot;Biography,Drama,History&quot;" table:formula="of:=&quot;&quot;&quot;&quot; &amp; [.A133] &amp; &quot;&quot;&quot;: &quot;&quot;&quot; &amp; &quot;&quot;&quot;&quot; &amp; [.F133] &amp; &quot;&quot;&quot;&quot;" table:style-name="ce1">
            <text:p>"tt8503618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251</text:p>
          </table:table-cell>
          <table:table-cell office:value-type="string" table:style-name="ce1">
            <text:p>Come and See</text:p>
          </table:table-cell>
          <table:table-cell office:value-type="float" office:value="1985" table:style-name="ce1">
            <text:p>198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10972" table:style-name="ce1">
            <text:p>110972</text:p>
          </table:table-cell>
          <table:table-cell office:value-type="string" table:style-name="ce1">
            <text:p>Drama,Thriller,War</text:p>
          </table:table-cell>
          <table:table-cell table:style-name="ce1"/>
          <table:table-cell office:value-type="string" office:string-value="&quot;tt0091251&quot;: &quot;&quot;Drama,Thriller,War&quot;" table:formula="of:=&quot;&quot;&quot;&quot; &amp; [.A134] &amp; &quot;&quot;&quot;: &quot;&quot;&quot; &amp; &quot;&quot;&quot;&quot; &amp; [.F134] &amp; &quot;&quot;&quot;&quot;" table:style-name="ce1">
            <text:p>"tt0091251": ""Drama,Thriller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961016</text:p>
          </table:table-cell>
          <table:table-cell office:value-type="string" table:style-name="ce1">
            <text:p>I'm Still Here</text:p>
          </table:table-cell>
          <table:table-cell office:value-type="float" office:value="2024" table:style-name="ce1">
            <text:p>202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03163" table:style-name="ce1">
            <text:p>103163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14961016&quot;: &quot;&quot;Biography,Drama,History&quot;" table:formula="of:=&quot;&quot;&quot;&quot; &amp; [.A135] &amp; &quot;&quot;&quot;: &quot;&quot;&quot; &amp; &quot;&quot;&quot;&quot; &amp; [.F135] &amp; &quot;&quot;&quot;&quot;" table:style-name="ce1">
            <text:p>"tt14961016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4741</text:p>
          </table:table-cell>
          <table:table-cell office:value-type="string" table:style-name="ce1">
            <text:p>Ikiru</text:p>
          </table:table-cell>
          <table:table-cell office:value-type="float" office:value="1952" table:style-name="ce1">
            <text:p>195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5909" table:style-name="ce1">
            <text:p>9590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4741&quot;: &quot;&quot;Drama&quot;" table:formula="of:=&quot;&quot;&quot;&quot; &amp; [.A136] &amp; &quot;&quot;&quot;: &quot;&quot;&quot; &amp; &quot;&quot;&quot;&quot; &amp; [.F136] &amp; &quot;&quot;&quot;&quot;" table:style-name="ce1">
            <text:p>"tt004474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031</text:p>
          </table:table-cell>
          <table:table-cell office:value-type="string" table:style-name="ce1">
            <text:p>Judgment at Nuremberg</text:p>
          </table:table-cell>
          <table:table-cell office:value-type="float" office:value="1961" table:style-name="ce1">
            <text:p>196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0986" table:style-name="ce1">
            <text:p>90986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55031&quot;: &quot;&quot;Drama,War&quot;" table:formula="of:=&quot;&quot;&quot;&quot; &amp; [.A137] &amp; &quot;&quot;&quot;: &quot;&quot;&quot; &amp; &quot;&quot;&quot;&quot; &amp; [.F137] &amp; &quot;&quot;&quot;&quot;" table:style-name="ce1">
            <text:p>"tt0055031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179430</text:p>
          </table:table-cell>
          <table:table-cell office:value-type="string" table:style-name="ce1">
            <text:p>Vikram</text:p>
          </table:table-cell>
          <table:table-cell office:value-type="float" office:value="2022" table:style-name="ce1">
            <text:p>202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0416" table:style-name="ce1">
            <text:p>80416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9179430&quot;: &quot;&quot;Action,Crime,Thriller&quot;" table:formula="of:=&quot;&quot;&quot;&quot; &amp; [.A138] &amp; &quot;&quot;&quot;: &quot;&quot;&quot; &amp; &quot;&quot;&quot;&quot; &amp; [.F138] &amp; &quot;&quot;&quot;&quot;" table:style-name="ce1">
            <text:p>"tt9179430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052870</text:p>
          </table:table-cell>
          <table:table-cell office:value-type="string" table:style-name="ce1">
            <text:p>Chhichhore</text:p>
          </table:table-cell>
          <table:table-cell office:value-type="float" office:value="2019" table:style-name="ce1">
            <text:p>201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7641" table:style-name="ce1">
            <text:p>67641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9052870&quot;: &quot;&quot;Comedy,Drama,Romance&quot;" table:formula="of:=&quot;&quot;&quot;&quot; &amp; [.A139] &amp; &quot;&quot;&quot;: &quot;&quot;&quot; &amp; &quot;&quot;&quot;&quot; &amp; [.F139] &amp; &quot;&quot;&quot;&quot;" table:style-name="ce1">
            <text:p>"tt905287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060344</text:p>
          </table:table-cell>
          <table:table-cell office:value-type="string" table:style-name="ce1">
            <text:p>Raatchasan</text:p>
          </table:table-cell>
          <table:table-cell office:value-type="float" office:value="2018" table:style-name="ce1">
            <text:p>201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53561" table:style-name="ce1">
            <text:p>53561</text:p>
          </table:table-cell>
          <table:table-cell office:value-type="string" table:style-name="ce1">
            <text:p>Crime,Mystery,Thriller</text:p>
          </table:table-cell>
          <table:table-cell table:style-name="ce1"/>
          <table:table-cell office:value-type="string" office:string-value="&quot;tt7060344&quot;: &quot;&quot;Crime,Mystery,Thriller&quot;" table:formula="of:=&quot;&quot;&quot;&quot; &amp; [.A140] &amp; &quot;&quot;&quot;: &quot;&quot;&quot; &amp; &quot;&quot;&quot;&quot; &amp; [.F140] &amp; &quot;&quot;&quot;&quot;" table:style-name="ce1">
            <text:p>"tt7060344": ""Crime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80296</text:p>
          </table:table-cell>
          <table:table-cell office:value-type="string" table:style-name="ce1">
            <text:p>Sardar Udham</text:p>
          </table:table-cell>
          <table:table-cell office:value-type="float" office:value="2021" table:style-name="ce1">
            <text:p>202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9029" table:style-name="ce1">
            <text:p>49029</text:p>
          </table:table-cell>
          <table:table-cell office:value-type="string" table:style-name="ce1">
            <text:p>Crime,Drama,History</text:p>
          </table:table-cell>
          <table:table-cell table:style-name="ce1"/>
          <table:table-cell office:value-type="string" office:string-value="&quot;tt10280296&quot;: &quot;&quot;Crime,Drama,History&quot;" table:formula="of:=&quot;&quot;&quot;&quot; &amp; [.A141] &amp; &quot;&quot;&quot;: &quot;&quot;&quot; &amp; &quot;&quot;&quot;&quot; &amp; [.F141] &amp; &quot;&quot;&quot;&quot;" table:style-name="ce1">
            <text:p>"tt10280296": ""Crime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93846</text:p>
          </table:table-cell>
          <table:table-cell office:value-type="string" table:style-name="ce1">
            <text:p>The Wolf of Wall Street</text:p>
          </table:table-cell>
          <table:table-cell office:value-type="float" office:value="2013" table:style-name="ce1">
            <text:p>201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677997" table:style-name="ce1">
            <text:p>1677997</text:p>
          </table:table-cell>
          <table:table-cell office:value-type="string" table:style-name="ce1">
            <text:p>Biography,Comedy,Crime</text:p>
          </table:table-cell>
          <table:table-cell table:style-name="ce1"/>
          <table:table-cell office:value-type="string" office:string-value="&quot;tt0993846&quot;: &quot;&quot;Biography,Comedy,Crime&quot;" table:formula="of:=&quot;&quot;&quot;&quot; &amp; [.A142] &amp; &quot;&quot;&quot;: &quot;&quot;&quot; &amp; &quot;&quot;&quot;&quot; &amp; [.F142] &amp; &quot;&quot;&quot;&quot;" table:style-name="ce1">
            <text:p>"tt0993846": ""Biography,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2784</text:p>
          </table:table-cell>
          <table:table-cell office:value-type="string" table:style-name="ce1">
            <text:p>Batman Begins</text:p>
          </table:table-cell>
          <table:table-cell office:value-type="float" office:value="2005" table:style-name="ce1">
            <text:p>200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641496" table:style-name="ce1">
            <text:p>1641496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372784&quot;: &quot;&quot;Action,Crime,Drama&quot;" table:formula="of:=&quot;&quot;&quot;&quot; &amp; [.A143] &amp; &quot;&quot;&quot;: &quot;&quot;&quot; &amp; &quot;&quot;&quot;&quot; &amp; [.F143] &amp; &quot;&quot;&quot;&quot;" table:style-name="ce1">
            <text:p>"tt0372784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30884</text:p>
          </table:table-cell>
          <table:table-cell office:value-type="string" table:style-name="ce1">
            <text:p>Shutter Island</text:p>
          </table:table-cell>
          <table:table-cell office:value-type="float" office:value="2010" table:style-name="ce1">
            <text:p>201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542842" table:style-name="ce1">
            <text:p>1542842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1130884&quot;: &quot;&quot;Drama,Mystery,Thriller&quot;" table:formula="of:=&quot;&quot;&quot;&quot; &amp; [.A144] &amp; &quot;&quot;&quot;: &quot;&quot;&quot; &amp; &quot;&quot;&quot;&quot; &amp; [.F144] &amp; &quot;&quot;&quot;&quot;" table:style-name="ce1">
            <text:p>"tt1130884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382</text:p>
          </table:table-cell>
          <table:table-cell office:value-type="string" table:style-name="ce1">
            <text:p>The Truman Show</text:p>
          </table:table-cell>
          <table:table-cell office:value-type="float" office:value="1998" table:style-name="ce1">
            <text:p>199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272422" table:style-name="ce1">
            <text:p>1272422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20382&quot;: &quot;&quot;Comedy,Drama&quot;" table:formula="of:=&quot;&quot;&quot;&quot; &amp; [.A145] &amp; &quot;&quot;&quot;: &quot;&quot;&quot; &amp; &quot;&quot;&quot;&quot; &amp; [.F145] &amp; &quot;&quot;&quot;&quot;" table:style-name="ce1">
            <text:p>"tt0120382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6697</text:p>
          </table:table-cell>
          <table:table-cell office:value-type="string" table:style-name="ce1">
            <text:p>Kill Bill: Vol. 1</text:p>
          </table:table-cell>
          <table:table-cell office:value-type="float" office:value="2003" table:style-name="ce1">
            <text:p>200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247007" table:style-name="ce1">
            <text:p>1247007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266697&quot;: &quot;&quot;Action,Crime,Thriller&quot;" table:formula="of:=&quot;&quot;&quot;&quot; &amp; [.A146] &amp; &quot;&quot;&quot;: &quot;&quot;&quot; &amp; &quot;&quot;&quot;&quot; &amp; [.F146] &amp; &quot;&quot;&quot;&quot;" table:style-name="ce1">
            <text:p>"tt0266697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6543</text:p>
          </table:table-cell>
          <table:table-cell office:value-type="string" table:style-name="ce1">
            <text:p>Finding Nemo</text:p>
          </table:table-cell>
          <table:table-cell office:value-type="float" office:value="2003" table:style-name="ce1">
            <text:p>200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156448" table:style-name="ce1">
            <text:p>1156448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266543&quot;: &quot;&quot;Animation,Adventure,Comedy&quot;" table:formula="of:=&quot;&quot;&quot;&quot; &amp; [.A147] &amp; &quot;&quot;&quot;: &quot;&quot;&quot; &amp; &quot;&quot;&quot;&quot; &amp; [.F147] &amp; &quot;&quot;&quot;&quot;" table:style-name="ce1">
            <text:p>"tt026654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77348</text:p>
          </table:table-cell>
          <table:table-cell office:value-type="string" table:style-name="ce1">
            <text:p>No Country for Old Men</text:p>
          </table:table-cell>
          <table:table-cell office:value-type="float" office:value="2007" table:style-name="ce1">
            <text:p>200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117368" table:style-name="ce1">
            <text:p>1117368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477348&quot;: &quot;&quot;Crime,Drama,Thriller&quot;" table:formula="of:=&quot;&quot;&quot;&quot; &amp; [.A148] &amp; &quot;&quot;&quot;: &quot;&quot;&quot; &amp; &quot;&quot;&quot;&quot; &amp; [.F148] &amp; &quot;&quot;&quot;&quot;" table:style-name="ce1">
            <text:p>"tt0477348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290</text:p>
          </table:table-cell>
          <table:table-cell office:value-type="string" table:style-name="ce1">
            <text:p>Jurassic Park</text:p>
          </table:table-cell>
          <table:table-cell office:value-type="float" office:value="1993" table:style-name="ce1">
            <text:p>199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114781" table:style-name="ce1">
            <text:p>1114781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107290&quot;: &quot;&quot;Action,Adventure,Sci-Fi&quot;" table:formula="of:=&quot;&quot;&quot;&quot; &amp; [.A149] &amp; &quot;&quot;&quot;: &quot;&quot;&quot; &amp; &quot;&quot;&quot;&quot; &amp; [.F149] &amp; &quot;&quot;&quot;&quot;" table:style-name="ce1">
            <text:p>"tt0107290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7404</text:p>
          </table:table-cell>
          <table:table-cell office:value-type="string" table:style-name="ce1">
            <text:p>The Sixth Sense</text:p>
          </table:table-cell>
          <table:table-cell office:value-type="float" office:value="1999" table:style-name="ce1">
            <text:p>199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96026" table:style-name="ce1">
            <text:p>1096026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167404&quot;: &quot;&quot;Drama,Mystery,Thriller&quot;" table:formula="of:=&quot;&quot;&quot;&quot; &amp; [.A150] &amp; &quot;&quot;&quot;: &quot;&quot;&quot; &amp; &quot;&quot;&quot;&quot; &amp; [.F150] &amp; &quot;&quot;&quot;&quot;" table:style-name="ce1">
            <text:p>"tt0167404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8978</text:p>
          </table:table-cell>
          <table:table-cell office:value-type="string" table:style-name="ce1">
            <text:p>A Beautiful Mind</text:p>
          </table:table-cell>
          <table:table-cell office:value-type="float" office:value="2001" table:style-name="ce1">
            <text:p>200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19546" table:style-name="ce1">
            <text:p>1019546</text:p>
          </table:table-cell>
          <table:table-cell office:value-type="string" table:style-name="ce1">
            <text:p>Biography,Drama,Mystery</text:p>
          </table:table-cell>
          <table:table-cell table:style-name="ce1"/>
          <table:table-cell office:value-type="string" office:string-value="&quot;tt0268978&quot;: &quot;&quot;Biography,Drama,Mystery&quot;" table:formula="of:=&quot;&quot;&quot;&quot; &amp; [.A151] &amp; &quot;&quot;&quot;: &quot;&quot;&quot; &amp; &quot;&quot;&quot;&quot; &amp; [.F151] &amp; &quot;&quot;&quot;&quot;" table:style-name="ce1">
            <text:p>"tt0268978": ""Biography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016</text:p>
          </table:table-cell>
          <table:table-cell office:value-type="string" table:style-name="ce1">
            <text:p>Die Hard</text:p>
          </table:table-cell>
          <table:table-cell office:value-type="float" office:value="1988" table:style-name="ce1">
            <text:p>198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87638" table:style-name="ce1">
            <text:p>987638</text:p>
          </table:table-cell>
          <table:table-cell office:value-type="string" table:style-name="ce1">
            <text:p>Action,Thriller</text:p>
          </table:table-cell>
          <table:table-cell table:style-name="ce1"/>
          <table:table-cell office:value-type="string" office:string-value="&quot;tt0095016&quot;: &quot;&quot;Action,Thriller&quot;" table:formula="of:=&quot;&quot;&quot;&quot; &amp; [.A152] &amp; &quot;&quot;&quot;: &quot;&quot;&quot; &amp; &quot;&quot;&quot;&quot; &amp; [.F152] &amp; &quot;&quot;&quot;&quot;" table:style-name="ce1">
            <text:p>"tt0095016": ""Action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5314</text:p>
          </table:table-cell>
          <table:table-cell office:value-type="string" table:style-name="ce1">
            <text:p>Taxi Driver</text:p>
          </table:table-cell>
          <table:table-cell office:value-type="float" office:value="1976" table:style-name="ce1">
            <text:p>197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74808" table:style-name="ce1">
            <text:p>974808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75314&quot;: &quot;&quot;Crime,Drama&quot;" table:formula="of:=&quot;&quot;&quot;&quot; &amp; [.A153] &amp; &quot;&quot;&quot;: &quot;&quot;&quot; &amp; &quot;&quot;&quot;&quot; &amp; [.F153] &amp; &quot;&quot;&quot;&quot;" table:style-name="ce1">
            <text:p>"tt0075314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872600</text:p>
          </table:table-cell>
          <table:table-cell office:value-type="string" table:style-name="ce1">
            <text:p>Spider-Man: No Way Home</text:p>
          </table:table-cell>
          <table:table-cell office:value-type="float" office:value="2021" table:style-name="ce1">
            <text:p>202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45256" table:style-name="ce1">
            <text:p>945256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10872600&quot;: &quot;&quot;Action,Adventure,Fantasy&quot;" table:formula="of:=&quot;&quot;&quot;&quot; &amp; [.A154] &amp; &quot;&quot;&quot;: &quot;&quot;&quot; &amp; &quot;&quot;&quot;&quot; &amp; [.F154] &amp; &quot;&quot;&quot;&quot;" table:style-name="ce1">
            <text:p>"tt10872600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08092</text:p>
          </table:table-cell>
          <table:table-cell office:value-type="string" table:style-name="ce1">
            <text:p>Snatch</text:p>
          </table:table-cell>
          <table:table-cell office:value-type="float" office:value="2000" table:style-name="ce1">
            <text:p>200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43462" table:style-name="ce1">
            <text:p>943462</text:p>
          </table:table-cell>
          <table:table-cell office:value-type="string" table:style-name="ce1">
            <text:p>Comedy,Crime</text:p>
          </table:table-cell>
          <table:table-cell table:style-name="ce1"/>
          <table:table-cell office:value-type="string" office:string-value="&quot;tt0208092&quot;: &quot;&quot;Comedy,Crime&quot;" table:formula="of:=&quot;&quot;&quot;&quot; &amp; [.A155] &amp; &quot;&quot;&quot;: &quot;&quot;&quot; &amp; &quot;&quot;&quot;&quot; &amp; [.F155] &amp; &quot;&quot;&quot;&quot;" table:style-name="ce1">
            <text:p>"tt0208092": ""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6921</text:p>
          </table:table-cell>
          <table:table-cell office:value-type="string" table:style-name="ce1">
            <text:p>A Clockwork Orange</text:p>
          </table:table-cell>
          <table:table-cell office:value-type="float" office:value="1971" table:style-name="ce1">
            <text:p>197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09382" table:style-name="ce1">
            <text:p>909382</text:p>
          </table:table-cell>
          <table:table-cell office:value-type="string" table:style-name="ce1">
            <text:p>Crime,Sci-Fi</text:p>
          </table:table-cell>
          <table:table-cell table:style-name="ce1"/>
          <table:table-cell office:value-type="string" office:string-value="&quot;tt0066921&quot;: &quot;&quot;Crime,Sci-Fi&quot;" table:formula="of:=&quot;&quot;&quot;&quot; &amp; [.A156] &amp; &quot;&quot;&quot;: &quot;&quot;&quot; &amp; &quot;&quot;&quot;&quot; &amp; [.F156] &amp; &quot;&quot;&quot;&quot;" table:style-name="ce1">
            <text:p>"tt0066921": ""Crim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92214</text:p>
          </table:table-cell>
          <table:table-cell office:value-type="string" table:style-name="ce1">
            <text:p>Prisoners</text:p>
          </table:table-cell>
          <table:table-cell office:value-type="float" office:value="2013" table:style-name="ce1">
            <text:p>201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67103" table:style-name="ce1">
            <text:p>86710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392214&quot;: &quot;&quot;Crime,Drama,Mystery&quot;" table:formula="of:=&quot;&quot;&quot;&quot; &amp; [.A157] &amp; &quot;&quot;&quot;: &quot;&quot;&quot; &amp; &quot;&quot;&quot;&quot; &amp; [.F157] &amp; &quot;&quot;&quot;&quot;" table:style-name="ce1">
            <text:p>"tt1392214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576</text:p>
          </table:table-cell>
          <table:table-cell office:value-type="string" table:style-name="ce1">
            <text:p>Indiana Jones and the Last Crusade</text:p>
          </table:table-cell>
          <table:table-cell office:value-type="float" office:value="1989" table:style-name="ce1">
            <text:p>198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36276" table:style-name="ce1">
            <text:p>836276</text:p>
          </table:table-cell>
          <table:table-cell office:value-type="string" table:style-name="ce1">
            <text:p>Action,Adventure</text:p>
          </table:table-cell>
          <table:table-cell table:style-name="ce1"/>
          <table:table-cell office:value-type="string" office:string-value="&quot;tt0097576&quot;: &quot;&quot;Action,Adventure&quot;" table:formula="of:=&quot;&quot;&quot;&quot; &amp; [.A158] &amp; &quot;&quot;&quot;: &quot;&quot;&quot; &amp; &quot;&quot;&quot;&quot; &amp; [.F158] &amp; &quot;&quot;&quot;&quot;" table:style-name="ce1">
            <text:p>"tt0097576": ""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058</text:p>
          </table:table-cell>
          <table:table-cell office:value-type="string" table:style-name="ce1">
            <text:p>Full Metal Jacket</text:p>
          </table:table-cell>
          <table:table-cell office:value-type="float" office:value="1987" table:style-name="ce1">
            <text:p>198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19432" table:style-name="ce1">
            <text:p>819432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93058&quot;: &quot;&quot;Drama,War&quot;" table:formula="of:=&quot;&quot;&quot;&quot; &amp; [.A159] &amp; &quot;&quot;&quot;: &quot;&quot;&quot; &amp; &quot;&quot;&quot;&quot; &amp; [.F159] &amp; &quot;&quot;&quot;&quot;" table:style-name="ce1">
            <text:p>"tt0093058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45960</text:p>
          </table:table-cell>
          <table:table-cell office:value-type="string" table:style-name="ce1">
            <text:p>Top Gun: Maverick</text:p>
          </table:table-cell>
          <table:table-cell office:value-type="float" office:value="2022" table:style-name="ce1">
            <text:p>202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69392" table:style-name="ce1">
            <text:p>769392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1745960&quot;: &quot;&quot;Action,Drama&quot;" table:formula="of:=&quot;&quot;&quot;&quot; &amp; [.A160] &amp; &quot;&quot;&quot;: &quot;&quot;&quot; &amp; &quot;&quot;&quot;&quot; &amp; [.F160] &amp; &quot;&quot;&quot;&quot;" table:style-name="ce1">
            <text:p>"tt1745960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579674</text:p>
          </table:table-cell>
          <table:table-cell office:value-type="string" table:style-name="ce1">
            <text:p>1917</text:p>
          </table:table-cell>
          <table:table-cell office:value-type="float" office:value="2019" table:style-name="ce1">
            <text:p>201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24252" table:style-name="ce1">
            <text:p>724252</text:p>
          </table:table-cell>
          <table:table-cell office:value-type="string" table:style-name="ce1">
            <text:p>Action,Drama,War</text:p>
          </table:table-cell>
          <table:table-cell table:style-name="ce1"/>
          <table:table-cell office:value-type="string" office:string-value="&quot;tt8579674&quot;: &quot;&quot;Action,Drama,War&quot;" table:formula="of:=&quot;&quot;&quot;&quot; &amp; [.A161] &amp; &quot;&quot;&quot;: &quot;&quot;&quot; &amp; &quot;&quot;&quot;&quot; &amp; [.F161] &amp; &quot;&quot;&quot;&quot;" table:style-name="ce1">
            <text:p>"tt8579674": ""Action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7430</text:p>
          </table:table-cell>
          <table:table-cell office:value-type="string" table:style-name="ce1">
            <text:p>Pan's Labyrinth</text:p>
          </table:table-cell>
          <table:table-cell office:value-type="float" office:value="2006" table:style-name="ce1">
            <text:p>200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23211" table:style-name="ce1">
            <text:p>723211</text:p>
          </table:table-cell>
          <table:table-cell office:value-type="string" table:style-name="ce1">
            <text:p>Drama,Fantasy,War</text:p>
          </table:table-cell>
          <table:table-cell table:style-name="ce1"/>
          <table:table-cell office:value-type="string" office:string-value="&quot;tt0457430&quot;: &quot;&quot;Drama,Fantasy,War&quot;" table:formula="of:=&quot;&quot;&quot;&quot; &amp; [.A162] &amp; &quot;&quot;&quot;: &quot;&quot;&quot; &amp; &quot;&quot;&quot;&quot; &amp; [.F162] &amp; &quot;&quot;&quot;&quot;" table:style-name="ce1">
            <text:p>"tt0457430": ""Drama,Fantas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69494</text:p>
          </table:table-cell>
          <table:table-cell office:value-type="string" table:style-name="ce1">
            <text:p>There Will Be Blood</text:p>
          </table:table-cell>
          <table:table-cell office:value-type="float" office:value="2007" table:style-name="ce1">
            <text:p>200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68572" table:style-name="ce1">
            <text:p>66857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469494&quot;: &quot;&quot;Drama&quot;" table:formula="of:=&quot;&quot;&quot;&quot; &amp; [.A163] &amp; &quot;&quot;&quot;: &quot;&quot;&quot; &amp; &quot;&quot;&quot;&quot; &amp; [.F163] &amp; &quot;&quot;&quot;&quot;" table:style-name="ce1">
            <text:p>"tt046949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488</text:p>
          </table:table-cell>
          <table:table-cell office:value-type="string" table:style-name="ce1">
            <text:p>L.A. Confidential</text:p>
          </table:table-cell>
          <table:table-cell office:value-type="float" office:value="1997" table:style-name="ce1">
            <text:p>199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39373" table:style-name="ce1">
            <text:p>63937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119488&quot;: &quot;&quot;Crime,Drama,Mystery&quot;" table:formula="of:=&quot;&quot;&quot;&quot; &amp; [.A164] &amp; &quot;&quot;&quot;: &quot;&quot;&quot; &amp; &quot;&quot;&quot;&quot; &amp; [.F164] &amp; &quot;&quot;&quot;&quot;" table:style-name="ce1">
            <text:p>"tt0119488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966692</text:p>
          </table:table-cell>
          <table:table-cell office:value-type="string" table:style-name="ce1">
            <text:p>Green Book</text:p>
          </table:table-cell>
          <table:table-cell office:value-type="float" office:value="2018" table:style-name="ce1">
            <text:p>201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31208" table:style-name="ce1">
            <text:p>631208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6966692&quot;: &quot;&quot;Biography,Comedy,Drama&quot;" table:formula="of:=&quot;&quot;&quot;&quot; &amp; [.A165] &amp; &quot;&quot;&quot;: &quot;&quot;&quot; &amp; &quot;&quot;&quot;&quot; &amp; [.F165] &amp; &quot;&quot;&quot;&quot;" table:style-name="ce1">
            <text:p>"tt6966692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641</text:p>
          </table:table-cell>
          <table:table-cell office:value-type="string" table:style-name="ce1">
            <text:p>Casino</text:p>
          </table:table-cell>
          <table:table-cell office:value-type="float" office:value="1995" table:style-name="ce1">
            <text:p>199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90085" table:style-name="ce1">
            <text:p>590085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12641&quot;: &quot;&quot;Crime,Drama&quot;" table:formula="of:=&quot;&quot;&quot;&quot; &amp; [.A166] &amp; &quot;&quot;&quot;: &quot;&quot;&quot; &amp; &quot;&quot;&quot;&quot; &amp; [.F166] &amp; &quot;&quot;&quot;&quot;" table:style-name="ce1">
            <text:p>"tt0112641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853</text:p>
          </table:table-cell>
          <table:table-cell office:value-type="string" table:style-name="ce1">
            <text:p>Monty Python and the Holy Grail</text:p>
          </table:table-cell>
          <table:table-cell office:value-type="float" office:value="1975" table:style-name="ce1">
            <text:p>197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86253" table:style-name="ce1">
            <text:p>586253</text:p>
          </table:table-cell>
          <table:table-cell office:value-type="string" table:style-name="ce1">
            <text:p>Adventure,Comedy,Fantasy</text:p>
          </table:table-cell>
          <table:table-cell table:style-name="ce1"/>
          <table:table-cell office:value-type="string" office:string-value="&quot;tt0071853&quot;: &quot;&quot;Adventure,Comedy,Fantasy&quot;" table:formula="of:=&quot;&quot;&quot;&quot; &amp; [.A167] &amp; &quot;&quot;&quot;: &quot;&quot;&quot; &amp; &quot;&quot;&quot;&quot; &amp; [.F167] &amp; &quot;&quot;&quot;&quot;" table:style-name="ce1">
            <text:p>"tt0071853": ""Adventure,Comed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4787</text:p>
          </table:table-cell>
          <table:table-cell office:value-type="string" table:style-name="ce1">
            <text:p>The Thing</text:p>
          </table:table-cell>
          <table:table-cell office:value-type="float" office:value="1982" table:style-name="ce1">
            <text:p>198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96074" table:style-name="ce1">
            <text:p>496074</text:p>
          </table:table-cell>
          <table:table-cell office:value-type="string" table:style-name="ce1">
            <text:p>Horror,Mystery,Sci-Fi</text:p>
          </table:table-cell>
          <table:table-cell table:style-name="ce1"/>
          <table:table-cell office:value-type="string" office:string-value="&quot;tt0084787&quot;: &quot;&quot;Horror,Mystery,Sci-Fi&quot;" table:formula="of:=&quot;&quot;&quot;&quot; &amp; [.A168] &amp; &quot;&quot;&quot;: &quot;&quot;&quot; &amp; &quot;&quot;&quot;&quot; &amp; [.F168] &amp; &quot;&quot;&quot;&quot;" table:style-name="ce1">
            <text:p>"tt0084787": ""Horror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47149</text:p>
          </table:table-cell>
          <table:table-cell office:value-type="string" table:style-name="ce1">
            <text:p>Howl's Moving Castle</text:p>
          </table:table-cell>
          <table:table-cell office:value-type="float" office:value="2004" table:style-name="ce1">
            <text:p>200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80633" table:style-name="ce1">
            <text:p>480633</text:p>
          </table:table-cell>
          <table:table-cell office:value-type="string" table:style-name="ce1">
            <text:p>Animation,Adventure,Family</text:p>
          </table:table-cell>
          <table:table-cell table:style-name="ce1"/>
          <table:table-cell office:value-type="string" office:string-value="&quot;tt0347149&quot;: &quot;&quot;Animation,Adventure,Family&quot;" table:formula="of:=&quot;&quot;&quot;&quot; &amp; [.A169] &amp; &quot;&quot;&quot;: &quot;&quot;&quot; &amp; &quot;&quot;&quot;&quot; &amp; [.F169] &amp; &quot;&quot;&quot;&quot;" table:style-name="ce1">
            <text:p>"tt0347149": ""Animation,Adventure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5695</text:p>
          </table:table-cell>
          <table:table-cell office:value-type="string" table:style-name="ce1">
            <text:p>Unforgiven</text:p>
          </table:table-cell>
          <table:table-cell office:value-type="float" office:value="1992" table:style-name="ce1">
            <text:p>199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53160" table:style-name="ce1">
            <text:p>453160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105695&quot;: &quot;&quot;Drama,Western&quot;" table:formula="of:=&quot;&quot;&quot;&quot; &amp; [.A170] &amp; &quot;&quot;&quot;: &quot;&quot;&quot; &amp; &quot;&quot;&quot;&quot; &amp; [.F170] &amp; &quot;&quot;&quot;&quot;" table:style-name="ce1">
            <text:p>"tt0105695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3163</text:p>
          </table:table-cell>
          <table:table-cell office:value-type="string" table:style-name="ce1">
            <text:p>Downfall</text:p>
          </table:table-cell>
          <table:table-cell office:value-type="float" office:value="2004" table:style-name="ce1">
            <text:p>200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87342" table:style-name="ce1">
            <text:p>387342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363163&quot;: &quot;&quot;Biography,Drama,History&quot;" table:formula="of:=&quot;&quot;&quot;&quot; &amp; [.A171] &amp; &quot;&quot;&quot;: &quot;&quot;&quot; &amp; &quot;&quot;&quot;&quot; &amp; [.F171] &amp; &quot;&quot;&quot;&quot;" table:style-name="ce1">
            <text:p>"tt0363163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1381</text:p>
          </table:table-cell>
          <table:table-cell office:value-type="string" table:style-name="ce1">
            <text:p>Gone with the Wind</text:p>
          </table:table-cell>
          <table:table-cell office:value-type="float" office:value="1939" table:style-name="ce1">
            <text:p>193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45467" table:style-name="ce1">
            <text:p>345467</text:p>
          </table:table-cell>
          <table:table-cell office:value-type="string" table:style-name="ce1">
            <text:p>Drama,Romance,War</text:p>
          </table:table-cell>
          <table:table-cell table:style-name="ce1"/>
          <table:table-cell office:value-type="string" office:string-value="&quot;tt0031381&quot;: &quot;&quot;Drama,Romance,War&quot;" table:formula="of:=&quot;&quot;&quot;&quot; &amp; [.A172] &amp; &quot;&quot;&quot;: &quot;&quot;&quot; &amp; &quot;&quot;&quot;&quot; &amp; [.F172] &amp; &quot;&quot;&quot;&quot;" table:style-name="ce1">
            <text:p>"tt0031381": ""Drama,Romanc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291</text:p>
          </table:table-cell>
          <table:table-cell office:value-type="string" table:style-name="ce1">
            <text:p>Some Like It Hot</text:p>
          </table:table-cell>
          <table:table-cell office:value-type="float" office:value="1959" table:style-name="ce1">
            <text:p>195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94212" table:style-name="ce1">
            <text:p>294212</text:p>
          </table:table-cell>
          <table:table-cell office:value-type="string" table:style-name="ce1">
            <text:p>Comedy,Music,Romance</text:p>
          </table:table-cell>
          <table:table-cell table:style-name="ce1"/>
          <table:table-cell office:value-type="string" office:string-value="&quot;tt0053291&quot;: &quot;&quot;Comedy,Music,Romance&quot;" table:formula="of:=&quot;&quot;&quot;&quot; &amp; [.A173] &amp; &quot;&quot;&quot;: &quot;&quot;&quot; &amp; &quot;&quot;&quot;&quot; &amp; [.F173] &amp; &quot;&quot;&quot;&quot;" table:style-name="ce1">
            <text:p>"tt0053291": ""Comedy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9578</text:p>
          </table:table-cell>
          <table:table-cell office:value-type="string" table:style-name="ce1">
            <text:p>For a Few Dollars More</text:p>
          </table:table-cell>
          <table:table-cell office:value-type="float" office:value="1965" table:style-name="ce1">
            <text:p>196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87302" table:style-name="ce1">
            <text:p>287302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59578&quot;: &quot;&quot;Drama,Western&quot;" table:formula="of:=&quot;&quot;&quot;&quot; &amp; [.A174] &amp; &quot;&quot;&quot;: &quot;&quot;&quot; &amp; &quot;&quot;&quot;&quot; &amp; [.F174] &amp; &quot;&quot;&quot;&quot;" table:style-name="ce1">
            <text:p>"tt0059578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0678</text:p>
          </table:table-cell>
          <table:table-cell office:value-type="string" table:style-name="ce1">
            <text:p>The Elephant Man</text:p>
          </table:table-cell>
          <table:table-cell office:value-type="float" office:value="1980" table:style-name="ce1">
            <text:p>198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71883" table:style-name="ce1">
            <text:p>271883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080678&quot;: &quot;&quot;Biography,Drama&quot;" table:formula="of:=&quot;&quot;&quot;&quot; &amp; [.A175] &amp; &quot;&quot;&quot;: &quot;&quot;&quot; &amp; &quot;&quot;&quot;&quot; &amp; [.F175] &amp; &quot;&quot;&quot;&quot;" table:style-name="ce1">
            <text:p>"tt0080678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7115</text:p>
          </table:table-cell>
          <table:table-cell office:value-type="string" table:style-name="ce1">
            <text:p>The Great Escape</text:p>
          </table:table-cell>
          <table:table-cell office:value-type="float" office:value="1963" table:style-name="ce1">
            <text:p>196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67642" table:style-name="ce1">
            <text:p>267642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0057115&quot;: &quot;&quot;Adventure,Drama,Thriller&quot;" table:formula="of:=&quot;&quot;&quot;&quot; &amp; [.A176] &amp; &quot;&quot;&quot;: &quot;&quot;&quot; &amp; &quot;&quot;&quot;&quot; &amp; [.F176] &amp; &quot;&quot;&quot;&quot;" table:style-name="ce1">
            <text:p>"tt0057115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05806</text:p>
          </table:table-cell>
          <table:table-cell office:value-type="string" table:style-name="ce1">
            <text:p>The Secret in Their Eyes</text:p>
          </table:table-cell>
          <table:table-cell office:value-type="float" office:value="2009" table:style-name="ce1">
            <text:p>200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31799" table:style-name="ce1">
            <text:p>231799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1305806&quot;: &quot;&quot;Drama,Mystery,Romance&quot;" table:formula="of:=&quot;&quot;&quot;&quot; &amp; [.A177] &amp; &quot;&quot;&quot;: &quot;&quot;&quot; &amp; &quot;&quot;&quot;&quot; &amp; [.F177] &amp; &quot;&quot;&quot;&quot;" table:style-name="ce1">
            <text:p>"tt1305806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729430</text:p>
          </table:table-cell>
          <table:table-cell office:value-type="string" table:style-name="ce1">
            <text:p>Klaus</text:p>
          </table:table-cell>
          <table:table-cell office:value-type="float" office:value="2019" table:style-name="ce1">
            <text:p>201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13003" table:style-name="ce1">
            <text:p>213003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4729430&quot;: &quot;&quot;Animation,Adventure,Comedy&quot;" table:formula="of:=&quot;&quot;&quot;&quot; &amp; [.A178] &amp; &quot;&quot;&quot;: &quot;&quot;&quot; &amp; &quot;&quot;&quot;&quot; &amp; [.F178] &amp; &quot;&quot;&quot;&quot;" table:style-name="ce1">
            <text:p>"tt4729430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72386</text:p>
          </table:table-cell>
          <table:table-cell office:value-type="string" table:style-name="ce1">
            <text:p>The Father</text:p>
          </table:table-cell>
          <table:table-cell office:value-type="float" office:value="2020" table:style-name="ce1">
            <text:p>202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11630" table:style-name="ce1">
            <text:p>211630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10272386&quot;: &quot;&quot;Drama,Mystery&quot;" table:formula="of:=&quot;&quot;&quot;&quot; &amp; [.A179] &amp; &quot;&quot;&quot;: &quot;&quot;&quot; &amp; &quot;&quot;&quot;&quot; &amp; [.F179] &amp; &quot;&quot;&quot;&quot;" table:style-name="ce1">
            <text:p>"tt10272386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912</text:p>
          </table:table-cell>
          <table:table-cell office:value-type="string" table:style-name="ce1">
            <text:p>Dial M for Murder</text:p>
          </table:table-cell>
          <table:table-cell office:value-type="float" office:value="1954" table:style-name="ce1">
            <text:p>195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97241" table:style-name="ce1">
            <text:p>197241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46912&quot;: &quot;&quot;Crime,Drama,Mystery&quot;" table:formula="of:=&quot;&quot;&quot;&quot; &amp; [.A180] &amp; &quot;&quot;&quot;: &quot;&quot;&quot; &amp; &quot;&quot;&quot;&quot; &amp; [.F180] &amp; &quot;&quot;&quot;&quot;" table:style-name="ce1">
            <text:p>"tt0046912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876</text:p>
          </table:table-cell>
          <table:table-cell office:value-type="string" table:style-name="ce1">
            <text:p>Rashomon</text:p>
          </table:table-cell>
          <table:table-cell office:value-type="float" office:value="1950" table:style-name="ce1">
            <text:p>19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88757" table:style-name="ce1">
            <text:p>188757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42876&quot;: &quot;&quot;Crime,Drama,Mystery&quot;" table:formula="of:=&quot;&quot;&quot;&quot; &amp; [.A181] &amp; &quot;&quot;&quot;: &quot;&quot;&quot; &amp; &quot;&quot;&quot;&quot; &amp; [.F181] &amp; &quot;&quot;&quot;&quot;" table:style-name="ce1">
            <text:p>"tt004287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522</text:p>
          </table:table-cell>
          <table:table-cell office:value-type="string" table:style-name="ce1">
            <text:p>Bicycle Thieves</text:p>
          </table:table-cell>
          <table:table-cell office:value-type="float" office:value="1948" table:style-name="ce1">
            <text:p>194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84625" table:style-name="ce1">
            <text:p>18462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0522&quot;: &quot;&quot;Drama&quot;" table:formula="of:=&quot;&quot;&quot;&quot; &amp; [.A182] &amp; &quot;&quot;&quot;: &quot;&quot;&quot; &amp; &quot;&quot;&quot;&quot; &amp; [.F182] &amp; &quot;&quot;&quot;&quot;" table:style-name="ce1">
            <text:p>"tt004052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9623480</text:p>
          </table:table-cell>
          <table:table-cell office:value-type="string" table:style-name="ce1">
            <text:p>The Wild Robot</text:p>
          </table:table-cell>
          <table:table-cell office:value-type="float" office:value="2024" table:style-name="ce1">
            <text:p>202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60247" table:style-name="ce1">
            <text:p>160247</text:p>
          </table:table-cell>
          <table:table-cell office:value-type="string" table:style-name="ce1">
            <text:p>Animation,Sci-Fi</text:p>
          </table:table-cell>
          <table:table-cell table:style-name="ce1"/>
          <table:table-cell office:value-type="string" office:string-value="&quot;tt29623480&quot;: &quot;&quot;Animation,Sci-Fi&quot;" table:formula="of:=&quot;&quot;&quot;&quot; &amp; [.A183] &amp; &quot;&quot;&quot;: &quot;&quot;&quot; &amp; &quot;&quot;&quot;&quot; &amp; [.F183] &amp; &quot;&quot;&quot;&quot;" table:style-name="ce1">
            <text:p>"tt29623480": ""Anima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698680</text:p>
          </table:table-cell>
          <table:table-cell office:value-type="string" table:style-name="ce1">
            <text:p>K.G.F: Chapter 2</text:p>
          </table:table-cell>
          <table:table-cell office:value-type="float" office:value="2022" table:style-name="ce1">
            <text:p>202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58247" table:style-name="ce1">
            <text:p>158247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10698680&quot;: &quot;&quot;Action,Crime,Drama&quot;" table:formula="of:=&quot;&quot;&quot;&quot; &amp; [.A184] &amp; &quot;&quot;&quot;: &quot;&quot;&quot; &amp; &quot;&quot;&quot;&quot; &amp; [.F184] &amp; &quot;&quot;&quot;&quot;" table:style-name="ce1">
            <text:p>"tt10698680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192</text:p>
          </table:table-cell>
          <table:table-cell office:value-type="string" table:style-name="ce1">
            <text:p>All About Eve</text:p>
          </table:table-cell>
          <table:table-cell office:value-type="float" office:value="1950" table:style-name="ce1">
            <text:p>195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44178" table:style-name="ce1">
            <text:p>14417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2192&quot;: &quot;&quot;Drama&quot;" table:formula="of:=&quot;&quot;&quot;&quot; &amp; [.A185] &amp; &quot;&quot;&quot;: &quot;&quot;&quot; &amp; &quot;&quot;&quot;&quot; &amp; [.F185] &amp; &quot;&quot;&quot;&quot;" table:style-name="ce1">
            <text:p>"tt004219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9881</text:p>
          </table:table-cell>
          <table:table-cell office:value-type="string" table:style-name="ce1">
            <text:p>Ran</text:p>
          </table:table-cell>
          <table:table-cell office:value-type="float" office:value="1985" table:style-name="ce1">
            <text:p>198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42982" table:style-name="ce1">
            <text:p>142982</text:p>
          </table:table-cell>
          <table:table-cell office:value-type="string" table:style-name="ce1">
            <text:p>Action,Drama,War</text:p>
          </table:table-cell>
          <table:table-cell table:style-name="ce1"/>
          <table:table-cell office:value-type="string" office:string-value="&quot;tt0089881&quot;: &quot;&quot;Action,Drama,War&quot;" table:formula="of:=&quot;&quot;&quot;&quot; &amp; [.A186] &amp; &quot;&quot;&quot;: &quot;&quot;&quot; &amp; &quot;&quot;&quot;&quot; &amp; [.F186] &amp; &quot;&quot;&quot;&quot;" table:style-name="ce1">
            <text:p>"tt0089881": ""Action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2349</text:p>
          </table:table-cell>
          <table:table-cell office:value-type="string" table:style-name="ce1">
            <text:p>The Kid</text:p>
          </table:table-cell>
          <table:table-cell office:value-type="float" office:value="1921" table:style-name="ce1">
            <text:p>192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40655" table:style-name="ce1">
            <text:p>140655</text:p>
          </table:table-cell>
          <table:table-cell office:value-type="string" table:style-name="ce1">
            <text:p>Comedy,Drama,Family</text:p>
          </table:table-cell>
          <table:table-cell table:style-name="ce1"/>
          <table:table-cell office:value-type="string" office:string-value="&quot;tt0012349&quot;: &quot;&quot;Comedy,Drama,Family&quot;" table:formula="of:=&quot;&quot;&quot;&quot; &amp; [.A187] &amp; &quot;&quot;&quot;: &quot;&quot;&quot; &amp; &quot;&quot;&quot;&quot; &amp; [.F187] &amp; &quot;&quot;&quot;&quot;" table:style-name="ce1">
            <text:p>"tt0012349": ""Comed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630</text:p>
          </table:table-cell>
          <table:table-cell office:value-type="string" table:style-name="ce1">
            <text:p>Yojimbo</text:p>
          </table:table-cell>
          <table:table-cell office:value-type="float" office:value="1961" table:style-name="ce1">
            <text:p>196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37153" table:style-name="ce1">
            <text:p>137153</text:p>
          </table:table-cell>
          <table:table-cell office:value-type="string" table:style-name="ce1">
            <text:p>Action,Drama,Thriller</text:p>
          </table:table-cell>
          <table:table-cell table:style-name="ce1"/>
          <table:table-cell office:value-type="string" office:string-value="&quot;tt0055630&quot;: &quot;&quot;Action,Drama,Thriller&quot;" table:formula="of:=&quot;&quot;&quot;&quot; &amp; [.A188] &amp; &quot;&quot;&quot;: &quot;&quot;&quot; &amp; &quot;&quot;&quot;&quot; &amp; [.F188] &amp; &quot;&quot;&quot;&quot;" table:style-name="ce1">
            <text:p>"tt0055630": ""Action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897</text:p>
          </table:table-cell>
          <table:table-cell office:value-type="string" table:style-name="ce1">
            <text:p>The Treasure of the Sierra Madre</text:p>
          </table:table-cell>
          <table:table-cell office:value-type="float" office:value="1948" table:style-name="ce1">
            <text:p>194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36981" table:style-name="ce1">
            <text:p>136981</text:p>
          </table:table-cell>
          <table:table-cell office:value-type="string" table:style-name="ce1">
            <text:p>Adventure,Drama,Western</text:p>
          </table:table-cell>
          <table:table-cell table:style-name="ce1"/>
          <table:table-cell office:value-type="string" office:string-value="&quot;tt0040897&quot;: &quot;&quot;Adventure,Drama,Western&quot;" table:formula="of:=&quot;&quot;&quot;&quot; &amp; [.A189] &amp; &quot;&quot;&quot;: &quot;&quot;&quot; &amp; &quot;&quot;&quot;&quot; &amp; [.F189] &amp; &quot;&quot;&quot;&quot;" table:style-name="ce1">
            <text:p>"tt0040897": ""Adventure,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849438</text:p>
          </table:table-cell>
          <table:table-cell office:value-type="string" table:style-name="ce1">
            <text:p>Baahubali 2: The Conclusion</text:p>
          </table:table-cell>
          <table:table-cell office:value-type="float" office:value="2017" table:style-name="ce1">
            <text:p>201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22910" table:style-name="ce1">
            <text:p>122910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4849438&quot;: &quot;&quot;Action,Drama&quot;" table:formula="of:=&quot;&quot;&quot;&quot; &amp; [.A190] &amp; &quot;&quot;&quot;: &quot;&quot;&quot; &amp; &quot;&quot;&quot;&quot; &amp; [.F190] &amp; &quot;&quot;&quot;&quot;" table:style-name="ce1">
            <text:p>"tt4849438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108198</text:p>
          </table:table-cell>
          <table:table-cell office:value-type="string" table:style-name="ce1">
            <text:p>Andhadhun</text:p>
          </table:table-cell>
          <table:table-cell office:value-type="float" office:value="2018" table:style-name="ce1">
            <text:p>201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8099" table:style-name="ce1">
            <text:p>108099</text:p>
          </table:table-cell>
          <table:table-cell office:value-type="string" table:style-name="ce1">
            <text:p>Crime,Mystery,Thriller</text:p>
          </table:table-cell>
          <table:table-cell table:style-name="ce1"/>
          <table:table-cell office:value-type="string" office:string-value="&quot;tt8108198&quot;: &quot;&quot;Crime,Mystery,Thriller&quot;" table:formula="of:=&quot;&quot;&quot;&quot; &amp; [.A191] &amp; &quot;&quot;&quot;: &quot;&quot;&quot; &amp; &quot;&quot;&quot;&quot; &amp; [.F191] &amp; &quot;&quot;&quot;&quot;" table:style-name="ce1">
            <text:p>"tt8108198": ""Crime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327088</text:p>
          </table:table-cell>
          <table:table-cell office:value-type="string" table:style-name="ce1">
            <text:p>Kantara</text:p>
          </table:table-cell>
          <table:table-cell office:value-type="float" office:value="2022" table:style-name="ce1">
            <text:p>202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7497" table:style-name="ce1">
            <text:p>107497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15327088&quot;: &quot;&quot;Action,Adventure,Drama&quot;" table:formula="of:=&quot;&quot;&quot;&quot; &amp; [.A192] &amp; &quot;&quot;&quot;: &quot;&quot;&quot; &amp; &quot;&quot;&quot;&quot; &amp; [.F192] &amp; &quot;&quot;&quot;&quot;" table:style-name="ce1">
            <text:p>"tt15327088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954470</text:p>
          </table:table-cell>
          <table:table-cell office:value-type="string" table:style-name="ce1">
            <text:p>Gangs of Wasseypur</text:p>
          </table:table-cell>
          <table:table-cell office:value-type="float" office:value="2012" table:style-name="ce1">
            <text:p>201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7221" table:style-name="ce1">
            <text:p>107221</text:p>
          </table:table-cell>
          <table:table-cell office:value-type="string" table:style-name="ce1">
            <text:p>Action,Comedy,Crime</text:p>
          </table:table-cell>
          <table:table-cell table:style-name="ce1"/>
          <table:table-cell office:value-type="string" office:string-value="&quot;tt1954470&quot;: &quot;&quot;Action,Comedy,Crime&quot;" table:formula="of:=&quot;&quot;&quot;&quot; &amp; [.A193] &amp; &quot;&quot;&quot;: &quot;&quot;&quot; &amp; &quot;&quot;&quot;&quot; &amp; [.F193] &amp; &quot;&quot;&quot;&quot;" table:style-name="ce1">
            <text:p>"tt1954470": ""Action,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838252</text:p>
          </table:table-cell>
          <table:table-cell office:value-type="string" table:style-name="ce1">
            <text:p>K.G.F: Chapter 1</text:p>
          </table:table-cell>
          <table:table-cell office:value-type="float" office:value="2018" table:style-name="ce1">
            <text:p>201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4344" table:style-name="ce1">
            <text:p>104344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7838252&quot;: &quot;&quot;Action,Crime,Drama&quot;" table:formula="of:=&quot;&quot;&quot;&quot; &amp; [.A194] &amp; &quot;&quot;&quot;: &quot;&quot;&quot; &amp; &quot;&quot;&quot;&quot; &amp; [.F194] &amp; &quot;&quot;&quot;&quot;" table:style-name="ce1">
            <text:p>"tt7838252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7110</text:p>
          </table:table-cell>
          <table:table-cell office:value-type="string" table:style-name="ce1">
            <text:p>Swades</text:p>
          </table:table-cell>
          <table:table-cell office:value-type="float" office:value="2004" table:style-name="ce1">
            <text:p>200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1375" table:style-name="ce1">
            <text:p>101375</text:p>
          </table:table-cell>
          <table:table-cell office:value-type="string" table:style-name="ce1">
            <text:p>Drama,Musical</text:p>
          </table:table-cell>
          <table:table-cell table:style-name="ce1"/>
          <table:table-cell office:value-type="string" office:string-value="&quot;tt0367110&quot;: &quot;&quot;Drama,Musical&quot;" table:formula="of:=&quot;&quot;&quot;&quot; &amp; [.A195] &amp; &quot;&quot;&quot;: &quot;&quot;&quot; &amp; &quot;&quot;&quot;&quot; &amp; [.F195] &amp; &quot;&quot;&quot;&quot;" table:style-name="ce1">
            <text:p>"tt0367110": ""Drama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430212</text:p>
          </table:table-cell>
          <table:table-cell office:value-type="string" table:style-name="ce1">
            <text:p>Drishyam</text:p>
          </table:table-cell>
          <table:table-cell office:value-type="float" office:value="2015" table:style-name="ce1">
            <text:p>201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00676" table:style-name="ce1">
            <text:p>100676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4430212&quot;: &quot;&quot;Crime,Drama,Mystery&quot;" table:formula="of:=&quot;&quot;&quot;&quot; &amp; [.A196] &amp; &quot;&quot;&quot;: &quot;&quot;&quot; &amp; &quot;&quot;&quot;&quot; &amp; [.F196] &amp; &quot;&quot;&quot;&quot;" table:style-name="ce1">
            <text:p>"tt4430212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76735</text:p>
          </table:table-cell>
          <table:table-cell office:value-type="string" table:style-name="ce1">
            <text:p>My Father and My Son</text:p>
          </table:table-cell>
          <table:table-cell office:value-type="float" office:value="2005" table:style-name="ce1">
            <text:p>200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6992" table:style-name="ce1">
            <text:p>96992</text:p>
          </table:table-cell>
          <table:table-cell office:value-type="string" table:style-name="ce1">
            <text:p>Drama,Family</text:p>
          </table:table-cell>
          <table:table-cell table:style-name="ce1"/>
          <table:table-cell office:value-type="string" office:string-value="&quot;tt0476735&quot;: &quot;&quot;Drama,Family&quot;" table:formula="of:=&quot;&quot;&quot;&quot; &amp; [.A197] &amp; &quot;&quot;&quot;: &quot;&quot;&quot; &amp; &quot;&quot;&quot;&quot; &amp; [.F197] &amp; &quot;&quot;&quot;&quot;" table:style-name="ce1">
            <text:p>"tt0476735": ""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62872</text:p>
          </table:table-cell>
          <table:table-cell office:value-type="string" table:style-name="ce1">
            <text:p>Zindagi Na Milegi Dobara</text:p>
          </table:table-cell>
          <table:table-cell office:value-type="float" office:value="2011" table:style-name="ce1">
            <text:p>201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0094" table:style-name="ce1">
            <text:p>90094</text:p>
          </table:table-cell>
          <table:table-cell office:value-type="string" table:style-name="ce1">
            <text:p>Comedy,Drama,Musical</text:p>
          </table:table-cell>
          <table:table-cell table:style-name="ce1"/>
          <table:table-cell office:value-type="string" office:string-value="&quot;tt1562872&quot;: &quot;&quot;Comedy,Drama,Musical&quot;" table:formula="of:=&quot;&quot;&quot;&quot; &amp; [.A198] &amp; &quot;&quot;&quot;: &quot;&quot;&quot; &amp; &quot;&quot;&quot;&quot; &amp; [.F198] &amp; &quot;&quot;&quot;&quot;" table:style-name="ce1">
            <text:p>"tt1562872": ""Comedy,Drama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849</text:p>
          </table:table-cell>
          <table:table-cell office:value-type="string" table:style-name="ce1">
            <text:p>Children of Heaven</text:p>
          </table:table-cell>
          <table:table-cell office:value-type="float" office:value="1997" table:style-name="ce1">
            <text:p>199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5276" table:style-name="ce1">
            <text:p>85276</text:p>
          </table:table-cell>
          <table:table-cell office:value-type="string" table:style-name="ce1">
            <text:p>Drama,Family,Sport</text:p>
          </table:table-cell>
          <table:table-cell table:style-name="ce1"/>
          <table:table-cell office:value-type="string" office:string-value="&quot;tt0118849&quot;: &quot;&quot;Drama,Family,Sport&quot;" table:formula="of:=&quot;&quot;&quot;&quot; &amp; [.A199] &amp; &quot;&quot;&quot;: &quot;&quot;&quot; &amp; &quot;&quot;&quot;&quot; &amp; [.F199] &amp; &quot;&quot;&quot;&quot;" table:style-name="ce1">
            <text:p>"tt0118849": ""Drama,Family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032374</text:p>
          </table:table-cell>
          <table:table-cell office:value-type="string" table:style-name="ce1">
            <text:p>Demon Slayer: Kimetsu no Yaiba - The Movie: Mugen Train</text:p>
          </table:table-cell>
          <table:table-cell office:value-type="float" office:value="2020" table:style-name="ce1">
            <text:p>202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3287" table:style-name="ce1">
            <text:p>83287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11032374&quot;: &quot;&quot;Animation,Action,Adventure&quot;" table:formula="of:=&quot;&quot;&quot;&quot; &amp; [.A200] &amp; &quot;&quot;&quot;: &quot;&quot;&quot; &amp; &quot;&quot;&quot;&quot; &amp; [.F200] &amp; &quot;&quot;&quot;&quot;" table:style-name="ce1">
            <text:p>"tt11032374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2519</text:p>
          </table:table-cell>
          <table:table-cell office:value-type="string" table:style-name="ce1">
            <text:p>Hera Pheri</text:p>
          </table:table-cell>
          <table:table-cell office:value-type="float" office:value="2000" table:style-name="ce1">
            <text:p>200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5775" table:style-name="ce1">
            <text:p>75775</text:p>
          </table:table-cell>
          <table:table-cell office:value-type="string" table:style-name="ce1">
            <text:p>Action,Comedy,Crime</text:p>
          </table:table-cell>
          <table:table-cell table:style-name="ce1"/>
          <table:table-cell office:value-type="string" office:string-value="&quot;tt0242519&quot;: &quot;&quot;Action,Comedy,Crime&quot;" table:formula="of:=&quot;&quot;&quot;&quot; &amp; [.A201] &amp; &quot;&quot;&quot;: &quot;&quot;&quot; &amp; &quot;&quot;&quot;&quot; &amp; [.F201] &amp; &quot;&quot;&quot;&quot;" table:style-name="ce1">
            <text:p>"tt0242519": ""Action,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291224</text:p>
          </table:table-cell>
          <table:table-cell office:value-type="string" table:style-name="ce1">
            <text:p>Uri: The Surgical Strike</text:p>
          </table:table-cell>
          <table:table-cell office:value-type="float" office:value="2019" table:style-name="ce1">
            <text:p>201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5635" table:style-name="ce1">
            <text:p>75635</text:p>
          </table:table-cell>
          <table:table-cell office:value-type="string" table:style-name="ce1">
            <text:p>Action,Drama,History</text:p>
          </table:table-cell>
          <table:table-cell table:style-name="ce1"/>
          <table:table-cell office:value-type="string" office:string-value="&quot;tt8291224&quot;: &quot;&quot;Action,Drama,History&quot;" table:formula="of:=&quot;&quot;&quot;&quot; &amp; [.A202] &amp; &quot;&quot;&quot;: &quot;&quot;&quot; &amp; &quot;&quot;&quot;&quot; &amp; [.F202] &amp; &quot;&quot;&quot;&quot;" table:style-name="ce1">
            <text:p>"tt8291224": ""Action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56180</text:p>
          </table:table-cell>
          <table:table-cell office:value-type="string" table:style-name="ce1">
            <text:p>Bhaag Milkha Bhaag</text:p>
          </table:table-cell>
          <table:table-cell office:value-type="float" office:value="2013" table:style-name="ce1">
            <text:p>201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4417" table:style-name="ce1">
            <text:p>74417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2356180&quot;: &quot;&quot;Biography,Drama,Sport&quot;" table:formula="of:=&quot;&quot;&quot;&quot; &amp; [.A203] &amp; &quot;&quot;&quot;: &quot;&quot;&quot; &amp; &quot;&quot;&quot;&quot; &amp; [.F203] &amp; &quot;&quot;&quot;&quot;" table:style-name="ce1">
            <text:p>"tt2356180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239946</text:p>
          </table:table-cell>
          <table:table-cell office:value-type="string" table:style-name="ce1">
            <text:p>Tumbbad</text:p>
          </table:table-cell>
          <table:table-cell office:value-type="float" office:value="2018" table:style-name="ce1">
            <text:p>201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7857" table:style-name="ce1">
            <text:p>67857</text:p>
          </table:table-cell>
          <table:table-cell office:value-type="string" table:style-name="ce1">
            <text:p>Drama,Fantasy,Horror</text:p>
          </table:table-cell>
          <table:table-cell table:style-name="ce1"/>
          <table:table-cell office:value-type="string" office:string-value="&quot;tt8239946&quot;: &quot;&quot;Drama,Fantasy,Horror&quot;" table:formula="of:=&quot;&quot;&quot;&quot; &amp; [.A204] &amp; &quot;&quot;&quot;: &quot;&quot;&quot; &amp; &quot;&quot;&quot;&quot; &amp; [.F204] &amp; &quot;&quot;&quot;&quot;" table:style-name="ce1">
            <text:p>"tt8239946": ""Drama,Fantas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5324</text:p>
          </table:table-cell>
          <table:table-cell office:value-type="string" table:style-name="ce1">
            <text:p>Sherlock Jr.</text:p>
          </table:table-cell>
          <table:table-cell office:value-type="float" office:value="1924" table:style-name="ce1">
            <text:p>192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1468" table:style-name="ce1">
            <text:p>61468</text:p>
          </table:table-cell>
          <table:table-cell office:value-type="string" table:style-name="ce1">
            <text:p>Action,Comedy,Romance</text:p>
          </table:table-cell>
          <table:table-cell table:style-name="ce1"/>
          <table:table-cell office:value-type="string" office:string-value="&quot;tt0015324&quot;: &quot;&quot;Action,Comedy,Romance&quot;" table:formula="of:=&quot;&quot;&quot;&quot; &amp; [.A205] &amp; &quot;&quot;&quot;: &quot;&quot;&quot; &amp; &quot;&quot;&quot;&quot; &amp; [.F205] &amp; &quot;&quot;&quot;&quot;" table:style-name="ce1">
            <text:p>"tt0015324": ""Action,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431500</text:p>
          </table:table-cell>
          <table:table-cell office:value-type="string" table:style-name="ce1">
            <text:p>Miracle in Cell No. 7</text:p>
          </table:table-cell>
          <table:table-cell office:value-type="float" office:value="2019" table:style-name="ce1">
            <text:p>201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8998" table:style-name="ce1">
            <text:p>5899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0431500&quot;: &quot;&quot;Drama&quot;" table:formula="of:=&quot;&quot;&quot;&quot; &amp; [.A206] &amp; &quot;&quot;&quot;: &quot;&quot;&quot; &amp; &quot;&quot;&quot;&quot; &amp; [.F206] &amp; &quot;&quot;&quot;&quot;" table:style-name="ce1">
            <text:p>"tt1043150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148156</text:p>
          </table:table-cell>
          <table:table-cell office:value-type="string" table:style-name="ce1">
            <text:p>Vikram Vedha</text:p>
          </table:table-cell>
          <table:table-cell office:value-type="float" office:value="2017" table:style-name="ce1">
            <text:p>201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2717" table:style-name="ce1">
            <text:p>52717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6148156&quot;: &quot;&quot;Action,Crime,Drama&quot;" table:formula="of:=&quot;&quot;&quot;&quot; &amp; [.A207] &amp; &quot;&quot;&quot;: &quot;&quot;&quot; &amp; &quot;&quot;&quot;&quot; &amp; [.F207] &amp; &quot;&quot;&quot;&quot;" table:style-name="ce1">
            <text:p>"tt6148156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501640</text:p>
          </table:table-cell>
          <table:table-cell office:value-type="string" table:style-name="ce1">
            <text:p>Drishyam 2</text:p>
          </table:table-cell>
          <table:table-cell office:value-type="float" office:value="2022" table:style-name="ce1">
            <text:p>202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8404" table:style-name="ce1">
            <text:p>48404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5501640&quot;: &quot;&quot;Crime,Drama,Mystery&quot;" table:formula="of:=&quot;&quot;&quot;&quot; &amp; [.A208] &amp; &quot;&quot;&quot;: &quot;&quot;&quot; &amp; &quot;&quot;&quot;&quot; &amp; [.F208] &amp; &quot;&quot;&quot;&quot;" table:style-name="ce1">
            <text:p>"tt15501640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316138</text:p>
          </table:table-cell>
          <table:table-cell office:value-type="string" table:style-name="ce1">
            <text:p>Ayla: The Daughter of War</text:p>
          </table:table-cell>
          <table:table-cell office:value-type="float" office:value="2017" table:style-name="ce1">
            <text:p>201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5887" table:style-name="ce1">
            <text:p>45887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6316138&quot;: &quot;&quot;Biography,Drama,History&quot;" table:formula="of:=&quot;&quot;&quot;&quot; &amp; [.A209] &amp; &quot;&quot;&quot;: &quot;&quot;&quot; &amp; &quot;&quot;&quot;&quot; &amp; [.F209] &amp; &quot;&quot;&quot;&quot;" table:style-name="ce1">
            <text:p>"tt6316138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8473</text:p>
          </table:table-cell>
          <table:table-cell office:value-type="string" table:style-name="ce1">
            <text:p>Pather Panchali</text:p>
          </table:table-cell>
          <table:table-cell office:value-type="float" office:value="1955" table:style-name="ce1">
            <text:p>195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0057" table:style-name="ce1">
            <text:p>4005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8473&quot;: &quot;&quot;Drama&quot;" table:formula="of:=&quot;&quot;&quot;&quot; &amp; [.A210] &amp; &quot;&quot;&quot;: &quot;&quot;&quot; &amp; &quot;&quot;&quot;&quot; &amp; [.F210] &amp; &quot;&quot;&quot;&quot;" table:style-name="ce1">
            <text:p>"tt004847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20933</text:p>
          </table:table-cell>
          <table:table-cell office:value-type="string" table:style-name="ce1">
            <text:p>Paan Singh Tomar</text:p>
          </table:table-cell>
          <table:table-cell office:value-type="float" office:value="2012" table:style-name="ce1">
            <text:p>201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8899" table:style-name="ce1">
            <text:p>38899</text:p>
          </table:table-cell>
          <table:table-cell office:value-type="string" table:style-name="ce1">
            <text:p>Action,Biography,Crime</text:p>
          </table:table-cell>
          <table:table-cell table:style-name="ce1"/>
          <table:table-cell office:value-type="string" office:string-value="&quot;tt1620933&quot;: &quot;&quot;Action,Biography,Crime&quot;" table:formula="of:=&quot;&quot;&quot;&quot; &amp; [.A211] &amp; &quot;&quot;&quot;: &quot;&quot;&quot; &amp; &quot;&quot;&quot;&quot; &amp; [.F211] &amp; &quot;&quot;&quot;&quot;" table:style-name="ce1">
            <text:p>"tt1620933": ""Action,Biograph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411</text:p>
          </table:table-cell>
          <table:table-cell office:value-type="string" table:style-name="ce1">
            <text:p>Dersu Uzala</text:p>
          </table:table-cell>
          <table:table-cell office:value-type="float" office:value="1975" table:style-name="ce1">
            <text:p>197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4933" table:style-name="ce1">
            <text:p>34933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071411&quot;: &quot;&quot;Adventure,Biography,Drama&quot;" table:formula="of:=&quot;&quot;&quot;&quot; &amp; [.A212] &amp; &quot;&quot;&quot;: &quot;&quot;&quot; &amp; &quot;&quot;&quot;&quot; &amp; [.F212] &amp; &quot;&quot;&quot;&quot;" table:style-name="ce1">
            <text:p>"tt0071411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5274</text:p>
          </table:table-cell>
          <table:table-cell office:value-type="string" table:style-name="ce1">
            <text:p>Umberto D.</text:p>
          </table:table-cell>
          <table:table-cell office:value-type="float" office:value="1952" table:style-name="ce1">
            <text:p>195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9523" table:style-name="ce1">
            <text:p>2952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5274&quot;: &quot;&quot;Drama&quot;" table:formula="of:=&quot;&quot;&quot;&quot; &amp; [.A213] &amp; &quot;&quot;&quot;: &quot;&quot;&quot; &amp; &quot;&quot;&quot;&quot; &amp; [.F213] &amp; &quot;&quot;&quot;&quot;" table:style-name="ce1">
            <text:p>"tt004527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392212</text:p>
          </table:table-cell>
          <table:table-cell office:value-type="string" table:style-name="ce1">
            <text:p>Rangasthalam</text:p>
          </table:table-cell>
          <table:table-cell office:value-type="float" office:value="2018" table:style-name="ce1">
            <text:p>201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9212" table:style-name="ce1">
            <text:p>29212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7392212&quot;: &quot;&quot;Action,Drama&quot;" table:formula="of:=&quot;&quot;&quot;&quot; &amp; [.A214] &amp; &quot;&quot;&quot;: &quot;&quot;&quot; &amp; &quot;&quot;&quot;&quot; &amp; [.F214] &amp; &quot;&quot;&quot;&quot;" table:style-name="ce1">
            <text:p>"tt7392212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9902</text:p>
          </table:table-cell>
          <table:table-cell office:value-type="string" table:style-name="ce1">
            <text:p>A Man Escaped</text:p>
          </table:table-cell>
          <table:table-cell office:value-type="float" office:value="1956" table:style-name="ce1">
            <text:p>195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8831" table:style-name="ce1">
            <text:p>28831</text:p>
          </table:table-cell>
          <table:table-cell office:value-type="string" table:style-name="ce1">
            <text:p>Drama,Thriller,War</text:p>
          </table:table-cell>
          <table:table-cell table:style-name="ce1"/>
          <table:table-cell office:value-type="string" office:string-value="&quot;tt0049902&quot;: &quot;&quot;Drama,Thriller,War&quot;" table:formula="of:=&quot;&quot;&quot;&quot; &amp; [.A215] &amp; &quot;&quot;&quot;: &quot;&quot;&quot; &amp; &quot;&quot;&quot;&quot; &amp; [.F215] &amp; &quot;&quot;&quot;&quot;" table:style-name="ce1">
            <text:p>"tt0049902": ""Drama,Thriller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6458038</text:p>
          </table:table-cell>
          <table:table-cell office:value-type="string" table:style-name="ce1">
            <text:p>Manjummel Boys</text:p>
          </table:table-cell>
          <table:table-cell office:value-type="float" office:value="2024" table:style-name="ce1">
            <text:p>202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7142" table:style-name="ce1">
            <text:p>27142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26458038&quot;: &quot;&quot;Adventure,Drama,Thriller&quot;" table:formula="of:=&quot;&quot;&quot;&quot; &amp; [.A216] &amp; &quot;&quot;&quot;: &quot;&quot;&quot; &amp; &quot;&quot;&quot;&quot; &amp; [.F216] &amp; &quot;&quot;&quot;&quot;" table:style-name="ce1">
            <text:p>"tt26458038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66460</text:p>
          </table:table-cell>
          <table:table-cell office:value-type="string" table:style-name="ce1">
            <text:p>Khosla Ka Ghosla!</text:p>
          </table:table-cell>
          <table:table-cell office:value-type="float" office:value="2006" table:style-name="ce1">
            <text:p>200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5783" table:style-name="ce1">
            <text:p>25783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466460&quot;: &quot;&quot;Comedy,Crime,Drama&quot;" table:formula="of:=&quot;&quot;&quot;&quot; &amp; [.A217] &amp; &quot;&quot;&quot;: &quot;&quot;&quot; &amp; &quot;&quot;&quot;&quot; &amp; [.F217] &amp; &quot;&quot;&quot;&quot;" table:style-name="ce1">
            <text:p>"tt0466460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5980</text:p>
          </table:table-cell>
          <table:table-cell office:value-type="string" table:style-name="ce1">
            <text:p>Pirates of the Caribbean: The Curse of the Black Pearl</text:p>
          </table:table-cell>
          <table:table-cell office:value-type="float" office:value="2003" table:style-name="ce1">
            <text:p>2003</text:p>
          </table:table-cell>
          <table:table-cell office:value-type="float" office:value="8.1" table:style-name="ce1">
            <text:p>8.1</text:p>
          </table:table-cell>
          <table:table-cell office:value-type="float" office:value="1261691" table:style-name="ce1">
            <text:p>1261691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325980&quot;: &quot;&quot;Action,Adventure,Fantasy&quot;" table:formula="of:=&quot;&quot;&quot;&quot; &amp; [.A218] &amp; &quot;&quot;&quot;: &quot;&quot;&quot; &amp; &quot;&quot;&quot;&quot; &amp; [.F218] &amp; &quot;&quot;&quot;&quot;" table:style-name="ce1">
            <text:p>"tt0325980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34409</text:p>
          </table:table-cell>
          <table:table-cell office:value-type="string" table:style-name="ce1">
            <text:p>V for Vendetta</text:p>
          </table:table-cell>
          <table:table-cell office:value-type="float" office:value="2005" table:style-name="ce1">
            <text:p>2005</text:p>
          </table:table-cell>
          <table:table-cell office:value-type="float" office:value="8.1" table:style-name="ce1">
            <text:p>8.1</text:p>
          </table:table-cell>
          <table:table-cell office:value-type="float" office:value="1212321" table:style-name="ce1">
            <text:p>1212321</text:p>
          </table:table-cell>
          <table:table-cell office:value-type="string" table:style-name="ce1">
            <text:p>Action,Drama,Sci-Fi</text:p>
          </table:table-cell>
          <table:table-cell table:style-name="ce1"/>
          <table:table-cell office:value-type="string" office:string-value="&quot;tt0434409&quot;: &quot;&quot;Action,Drama,Sci-Fi&quot;" table:formula="of:=&quot;&quot;&quot;&quot; &amp; [.A219] &amp; &quot;&quot;&quot;: &quot;&quot;&quot; &amp; &quot;&quot;&quot;&quot; &amp; [.F219] &amp; &quot;&quot;&quot;&quot;" table:style-name="ce1">
            <text:p>"tt0434409": ""Action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92190</text:p>
          </table:table-cell>
          <table:table-cell office:value-type="string" table:style-name="ce1">
            <text:p>Mad Max: Fury Road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1161560" table:style-name="ce1">
            <text:p>1161560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392190&quot;: &quot;&quot;Action,Adventure,Sci-Fi&quot;" table:formula="of:=&quot;&quot;&quot;&quot; &amp; [.A220] &amp; &quot;&quot;&quot;: &quot;&quot;&quot; &amp; &quot;&quot;&quot;&quot; &amp; [.F220] &amp; &quot;&quot;&quot;&quot;" table:style-name="ce1">
            <text:p>"tt1392190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4464</text:p>
          </table:table-cell>
          <table:table-cell office:value-type="string" table:style-name="ce1">
            <text:p>Catch Me If You Can</text:p>
          </table:table-cell>
          <table:table-cell office:value-type="float" office:value="2002" table:style-name="ce1">
            <text:p>2002</text:p>
          </table:table-cell>
          <table:table-cell office:value-type="float" office:value="8.1" table:style-name="ce1">
            <text:p>8.1</text:p>
          </table:table-cell>
          <table:table-cell office:value-type="float" office:value="1159465" table:style-name="ce1">
            <text:p>1159465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264464&quot;: &quot;&quot;Biography,Crime,Drama&quot;" table:formula="of:=&quot;&quot;&quot;&quot; &amp; [.A221] &amp; &quot;&quot;&quot;: &quot;&quot;&quot; &amp; &quot;&quot;&quot;&quot; &amp; [.F221] &amp; &quot;&quot;&quot;&quot;" table:style-name="ce1">
            <text:p>"tt0264464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67998</text:p>
          </table:table-cell>
          <table:table-cell office:value-type="string" table:style-name="ce1">
            <text:p>Gone Girl</text:p>
          </table:table-cell>
          <table:table-cell office:value-type="float" office:value="2014" table:style-name="ce1">
            <text:p>2014</text:p>
          </table:table-cell>
          <table:table-cell office:value-type="float" office:value="8.1" table:style-name="ce1">
            <text:p>8.1</text:p>
          </table:table-cell>
          <table:table-cell office:value-type="float" office:value="1117129" table:style-name="ce1">
            <text:p>1117129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2267998&quot;: &quot;&quot;Drama,Mystery,Thriller&quot;" table:formula="of:=&quot;&quot;&quot;&quot; &amp; [.A222] &amp; &quot;&quot;&quot;: &quot;&quot;&quot; &amp; &quot;&quot;&quot;&quot; &amp; [.F222] &amp; &quot;&quot;&quot;&quot;" table:style-name="ce1">
            <text:p>"tt2267998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98781</text:p>
          </table:table-cell>
          <table:table-cell office:value-type="string" table:style-name="ce1">
            <text:p>Monsters, Inc.</text:p>
          </table:table-cell>
          <table:table-cell office:value-type="float" office:value="2001" table:style-name="ce1">
            <text:p>2001</text:p>
          </table:table-cell>
          <table:table-cell office:value-type="float" office:value="8.1" table:style-name="ce1">
            <text:p>8.1</text:p>
          </table:table-cell>
          <table:table-cell office:value-type="float" office:value="1024229" table:style-name="ce1">
            <text:p>1024229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98781&quot;: &quot;&quot;Animation,Adventure,Comedy&quot;" table:formula="of:=&quot;&quot;&quot;&quot; &amp; [.A223] &amp; &quot;&quot;&quot;: &quot;&quot;&quot; &amp; &quot;&quot;&quot;&quot; &amp; [.F223] &amp; &quot;&quot;&quot;&quot;" table:style-name="ce1">
            <text:p>"tt0198781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01607</text:p>
          </table:table-cell>
          <table:table-cell office:value-type="string" table:style-name="ce1">
            <text:p>Harry Potter and the Deathly Hallows: Part 2</text:p>
          </table:table-cell>
          <table:table-cell office:value-type="float" office:value="2011" table:style-name="ce1">
            <text:p>2011</text:p>
          </table:table-cell>
          <table:table-cell office:value-type="float" office:value="8.1" table:style-name="ce1">
            <text:p>8.1</text:p>
          </table:table-cell>
          <table:table-cell office:value-type="float" office:value="993597" table:style-name="ce1">
            <text:p>993597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1201607&quot;: &quot;&quot;Adventure,Family,Fantasy&quot;" table:formula="of:=&quot;&quot;&quot;&quot; &amp; [.A224] &amp; &quot;&quot;&quot;: &quot;&quot;&quot; &amp; &quot;&quot;&quot;&quot; &amp; [.F224] &amp; &quot;&quot;&quot;&quot;" table:style-name="ce1">
            <text:p>"tt1201607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247</text:p>
          </table:table-cell>
          <table:table-cell office:value-type="string" table:style-name="ce1">
            <text:p>The Terminator</text:p>
          </table:table-cell>
          <table:table-cell office:value-type="float" office:value="1984" table:style-name="ce1">
            <text:p>1984</text:p>
          </table:table-cell>
          <table:table-cell office:value-type="float" office:value="8.1" table:style-name="ce1">
            <text:p>8.1</text:p>
          </table:table-cell>
          <table:table-cell office:value-type="float" office:value="961529" table:style-name="ce1">
            <text:p>961529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088247&quot;: &quot;&quot;Action,Adventure,Sci-Fi&quot;" table:formula="of:=&quot;&quot;&quot;&quot; &amp; [.A225] &amp; &quot;&quot;&quot;: &quot;&quot;&quot; &amp; &quot;&quot;&quot;&quot; &amp; [.F225] &amp; &quot;&quot;&quot;&quot;" table:style-name="ce1">
            <text:p>"tt0088247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78388</text:p>
          </table:table-cell>
          <table:table-cell office:value-type="string" table:style-name="ce1">
            <text:p>The Grand Budapest Hotel</text:p>
          </table:table-cell>
          <table:table-cell office:value-type="float" office:value="2014" table:style-name="ce1">
            <text:p>2014</text:p>
          </table:table-cell>
          <table:table-cell office:value-type="float" office:value="8.1" table:style-name="ce1">
            <text:p>8.1</text:p>
          </table:table-cell>
          <table:table-cell office:value-type="float" office:value="923566" table:style-name="ce1">
            <text:p>923566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2278388&quot;: &quot;&quot;Comedy,Drama&quot;" table:formula="of:=&quot;&quot;&quot;&quot; &amp; [.A226] &amp; &quot;&quot;&quot;: &quot;&quot;&quot; &amp; &quot;&quot;&quot;&quot; &amp; [.F226] &amp; &quot;&quot;&quot;&quot;" table:style-name="ce1">
            <text:p>"tt2278388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715</text:p>
          </table:table-cell>
          <table:table-cell office:value-type="string" table:style-name="ce1">
            <text:p>The Big Lebowski</text:p>
          </table:table-cell>
          <table:table-cell office:value-type="float" office:value="1998" table:style-name="ce1">
            <text:p>1998</text:p>
          </table:table-cell>
          <table:table-cell office:value-type="float" office:value="8.1" table:style-name="ce1">
            <text:p>8.1</text:p>
          </table:table-cell>
          <table:table-cell office:value-type="float" office:value="888283" table:style-name="ce1">
            <text:p>888283</text:p>
          </table:table-cell>
          <table:table-cell office:value-type="string" table:style-name="ce1">
            <text:p>Comedy,Crime</text:p>
          </table:table-cell>
          <table:table-cell table:style-name="ce1"/>
          <table:table-cell office:value-type="string" office:string-value="&quot;tt0118715&quot;: &quot;&quot;Comedy,Crime&quot;" table:formula="of:=&quot;&quot;&quot;&quot; &amp; [.A227] &amp; &quot;&quot;&quot;: &quot;&quot;&quot; &amp; &quot;&quot;&quot;&quot; &amp; [.F227] &amp; &quot;&quot;&quot;&quot;" table:style-name="ce1">
            <text:p>"tt0118715": ""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315342</text:p>
          </table:table-cell>
          <table:table-cell office:value-type="string" table:style-name="ce1">
            <text:p>Logan</text:p>
          </table:table-cell>
          <table:table-cell office:value-type="float" office:value="2017" table:style-name="ce1">
            <text:p>2017</text:p>
          </table:table-cell>
          <table:table-cell office:value-type="float" office:value="8.1" table:style-name="ce1">
            <text:p>8.1</text:p>
          </table:table-cell>
          <table:table-cell office:value-type="float" office:value="886544" table:style-name="ce1">
            <text:p>886544</text:p>
          </table:table-cell>
          <table:table-cell office:value-type="string" table:style-name="ce1">
            <text:p>Action,Drama,Sci-Fi</text:p>
          </table:table-cell>
          <table:table-cell table:style-name="ce1"/>
          <table:table-cell office:value-type="string" office:string-value="&quot;tt3315342&quot;: &quot;&quot;Action,Drama,Sci-Fi&quot;" table:formula="of:=&quot;&quot;&quot;&quot; &amp; [.A228] &amp; &quot;&quot;&quot;: &quot;&quot;&quot; &amp; &quot;&quot;&quot;&quot; &amp; [.F228] &amp; &quot;&quot;&quot;&quot;" table:style-name="ce1">
            <text:p>"tt3315342": ""Action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2932</text:p>
          </table:table-cell>
          <table:table-cell office:value-type="string" table:style-name="ce1">
            <text:p>Ratatouille</text:p>
          </table:table-cell>
          <table:table-cell office:value-type="float" office:value="2007" table:style-name="ce1">
            <text:p>2007</text:p>
          </table:table-cell>
          <table:table-cell office:value-type="float" office:value="8.1" table:style-name="ce1">
            <text:p>8.1</text:p>
          </table:table-cell>
          <table:table-cell office:value-type="float" office:value="880873" table:style-name="ce1">
            <text:p>880873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382932&quot;: &quot;&quot;Animation,Adventure,Comedy&quot;" table:formula="of:=&quot;&quot;&quot;&quot; &amp; [.A229] &amp; &quot;&quot;&quot;: &quot;&quot;&quot; &amp; &quot;&quot;&quot;&quot; &amp; [.F229] &amp; &quot;&quot;&quot;&quot;" table:style-name="ce1">
            <text:p>"tt0382932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96673</text:p>
          </table:table-cell>
          <table:table-cell office:value-type="string" table:style-name="ce1">
            <text:p>Inside Out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863446" table:style-name="ce1">
            <text:p>863446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2096673&quot;: &quot;&quot;Animation,Adventure,Comedy&quot;" table:formula="of:=&quot;&quot;&quot;&quot; &amp; [.A230] &amp; &quot;&quot;&quot;: &quot;&quot;&quot; &amp; &quot;&quot;&quot;&quot; &amp; [.F230] &amp; &quot;&quot;&quot;&quot;" table:style-name="ce1">
            <text:p>"tt209667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658</text:p>
          </table:table-cell>
          <table:table-cell office:value-type="string" table:style-name="ce1">
            <text:p>Blade Runner</text:p>
          </table:table-cell>
          <table:table-cell office:value-type="float" office:value="1982" table:style-name="ce1">
            <text:p>1982</text:p>
          </table:table-cell>
          <table:table-cell office:value-type="float" office:value="8.1" table:style-name="ce1">
            <text:p>8.1</text:p>
          </table:table-cell>
          <table:table-cell office:value-type="float" office:value="852073" table:style-name="ce1">
            <text:p>852073</text:p>
          </table:table-cell>
          <table:table-cell office:value-type="string" table:style-name="ce1">
            <text:p>Action,Drama,Sci-Fi</text:p>
          </table:table-cell>
          <table:table-cell table:style-name="ce1"/>
          <table:table-cell office:value-type="string" office:string-value="&quot;tt0083658&quot;: &quot;&quot;Action,Drama,Sci-Fi&quot;" table:formula="of:=&quot;&quot;&quot;&quot; &amp; [.A231] &amp; &quot;&quot;&quot;: &quot;&quot;&quot; &amp; &quot;&quot;&quot;&quot; &amp; [.F231] &amp; &quot;&quot;&quot;&quot;" table:style-name="ce1">
            <text:p>"tt0083658": ""Action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92769</text:p>
          </table:table-cell>
          <table:table-cell office:value-type="string" table:style-name="ce1">
            <text:p>How to Train Your Dragon</text:p>
          </table:table-cell>
          <table:table-cell office:value-type="float" office:value="2010" table:style-name="ce1">
            <text:p>2010</text:p>
          </table:table-cell>
          <table:table-cell office:value-type="float" office:value="8.1" table:style-name="ce1">
            <text:p>8.1</text:p>
          </table:table-cell>
          <table:table-cell office:value-type="float" office:value="840456" table:style-name="ce1">
            <text:p>840456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892769&quot;: &quot;&quot;Animation,Action,Adventure&quot;" table:formula="of:=&quot;&quot;&quot;&quot; &amp; [.A232] &amp; &quot;&quot;&quot;: &quot;&quot;&quot; &amp; &quot;&quot;&quot;&quot; &amp; [.F232] &amp; &quot;&quot;&quot;&quot;" table:style-name="ce1">
            <text:p>"tt0892769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05489</text:p>
          </table:table-cell>
          <table:table-cell office:value-type="string" table:style-name="ce1">
            <text:p>Gran Torino</text:p>
          </table:table-cell>
          <table:table-cell office:value-type="float" office:value="2008" table:style-name="ce1">
            <text:p>2008</text:p>
          </table:table-cell>
          <table:table-cell office:value-type="float" office:value="8.1" table:style-name="ce1">
            <text:p>8.1</text:p>
          </table:table-cell>
          <table:table-cell office:value-type="float" office:value="837328" table:style-name="ce1">
            <text:p>83732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205489&quot;: &quot;&quot;Drama&quot;" table:formula="of:=&quot;&quot;&quot;&quot; &amp; [.A233] &amp; &quot;&quot;&quot;: &quot;&quot;&quot; &amp; &quot;&quot;&quot;&quot; &amp; [.F233] &amp; &quot;&quot;&quot;&quot;" table:style-name="ce1">
            <text:p>"tt120548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24544</text:p>
          </table:table-cell>
          <table:table-cell office:value-type="string" table:style-name="ce1">
            <text:p>12 Years a Slave</text:p>
          </table:table-cell>
          <table:table-cell office:value-type="float" office:value="2013" table:style-name="ce1">
            <text:p>2013</text:p>
          </table:table-cell>
          <table:table-cell office:value-type="float" office:value="8.1" table:style-name="ce1">
            <text:p>8.1</text:p>
          </table:table-cell>
          <table:table-cell office:value-type="float" office:value="762964" table:style-name="ce1">
            <text:p>762964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2024544&quot;: &quot;&quot;Biography,Drama,History&quot;" table:formula="of:=&quot;&quot;&quot;&quot; &amp; [.A234] &amp; &quot;&quot;&quot;: &quot;&quot;&quot; &amp; &quot;&quot;&quot;&quot; &amp; [.F234] &amp; &quot;&quot;&quot;&quot;" table:style-name="ce1">
            <text:p>"tt2024544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6282</text:p>
          </table:table-cell>
          <table:table-cell office:value-type="string" table:style-name="ce1">
            <text:p>Fargo</text:p>
          </table:table-cell>
          <table:table-cell office:value-type="float" office:value="1996" table:style-name="ce1">
            <text:p>1996</text:p>
          </table:table-cell>
          <table:table-cell office:value-type="float" office:value="8.1" table:style-name="ce1">
            <text:p>8.1</text:p>
          </table:table-cell>
          <table:table-cell office:value-type="float" office:value="753860" table:style-name="ce1">
            <text:p>753860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16282&quot;: &quot;&quot;Crime,Drama,Thriller&quot;" table:formula="of:=&quot;&quot;&quot;&quot; &amp; [.A235] &amp; &quot;&quot;&quot;: &quot;&quot;&quot; &amp; &quot;&quot;&quot;&quot; &amp; [.F235] &amp; &quot;&quot;&quot;&quot;" table:style-name="ce1">
            <text:p>"tt0116282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7951</text:p>
          </table:table-cell>
          <table:table-cell office:value-type="string" table:style-name="ce1">
            <text:p>Trainspotting</text:p>
          </table:table-cell>
          <table:table-cell office:value-type="float" office:value="1996" table:style-name="ce1">
            <text:p>1996</text:p>
          </table:table-cell>
          <table:table-cell office:value-type="float" office:value="8.1" table:style-name="ce1">
            <text:p>8.1</text:p>
          </table:table-cell>
          <table:table-cell office:value-type="float" office:value="747656" table:style-name="ce1">
            <text:p>74765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7951&quot;: &quot;&quot;Drama&quot;" table:formula="of:=&quot;&quot;&quot;&quot; &amp; [.A236] &amp; &quot;&quot;&quot;: &quot;&quot;&quot; &amp; &quot;&quot;&quot;&quot; &amp; [.F236] &amp; &quot;&quot;&quot;&quot;" table:style-name="ce1">
            <text:p>"tt011795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5159</text:p>
          </table:table-cell>
          <table:table-cell office:value-type="string" table:style-name="ce1">
            <text:p>Million Dollar Baby</text:p>
          </table:table-cell>
          <table:table-cell office:value-type="float" office:value="2004" table:style-name="ce1">
            <text:p>2004</text:p>
          </table:table-cell>
          <table:table-cell office:value-type="float" office:value="8.1" table:style-name="ce1">
            <text:p>8.1</text:p>
          </table:table-cell>
          <table:table-cell office:value-type="float" office:value="744585" table:style-name="ce1">
            <text:p>744585</text:p>
          </table:table-cell>
          <table:table-cell office:value-type="string" table:style-name="ce1">
            <text:p>Drama,Sport</text:p>
          </table:table-cell>
          <table:table-cell table:style-name="ce1"/>
          <table:table-cell office:value-type="string" office:string-value="&quot;tt0405159&quot;: &quot;&quot;Drama,Sport&quot;" table:formula="of:=&quot;&quot;&quot;&quot; &amp; [.A237] &amp; &quot;&quot;&quot;: &quot;&quot;&quot; &amp; &quot;&quot;&quot;&quot; &amp; [.F237] &amp; &quot;&quot;&quot;&quot;" table:style-name="ce1">
            <text:p>"tt0405159": ""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3195</text:p>
          </table:table-cell>
          <table:table-cell office:value-type="string" table:style-name="ce1">
            <text:p>Jaws</text:p>
          </table:table-cell>
          <table:table-cell office:value-type="float" office:value="1975" table:style-name="ce1">
            <text:p>1975</text:p>
          </table:table-cell>
          <table:table-cell office:value-type="float" office:value="8.1" table:style-name="ce1">
            <text:p>8.1</text:p>
          </table:table-cell>
          <table:table-cell office:value-type="float" office:value="691972" table:style-name="ce1">
            <text:p>691972</text:p>
          </table:table-cell>
          <table:table-cell office:value-type="string" table:style-name="ce1">
            <text:p>Adventure,Drama,Horror</text:p>
          </table:table-cell>
          <table:table-cell table:style-name="ce1"/>
          <table:table-cell office:value-type="string" office:string-value="&quot;tt0073195&quot;: &quot;&quot;Adventure,Drama,Horror&quot;" table:formula="of:=&quot;&quot;&quot;&quot; &amp; [.A238] &amp; &quot;&quot;&quot;: &quot;&quot;&quot; &amp; &quot;&quot;&quot;&quot; &amp; [.F238] &amp; &quot;&quot;&quot;&quot;" table:style-name="ce1">
            <text:p>"tt0073195": ""Adventure,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5148</text:p>
          </table:table-cell>
          <table:table-cell office:value-type="string" table:style-name="ce1">
            <text:p>Rocky</text:p>
          </table:table-cell>
          <table:table-cell office:value-type="float" office:value="1976" table:style-name="ce1">
            <text:p>1976</text:p>
          </table:table-cell>
          <table:table-cell office:value-type="float" office:value="8.1" table:style-name="ce1">
            <text:p>8.1</text:p>
          </table:table-cell>
          <table:table-cell office:value-type="float" office:value="657621" table:style-name="ce1">
            <text:p>657621</text:p>
          </table:table-cell>
          <table:table-cell office:value-type="string" table:style-name="ce1">
            <text:p>Drama,Sport</text:p>
          </table:table-cell>
          <table:table-cell table:style-name="ce1"/>
          <table:table-cell office:value-type="string" office:string-value="&quot;tt0075148&quot;: &quot;&quot;Drama,Sport&quot;" table:formula="of:=&quot;&quot;&quot;&quot; &amp; [.A239] &amp; &quot;&quot;&quot;: &quot;&quot;&quot; &amp; &quot;&quot;&quot;&quot; &amp; [.F239] &amp; &quot;&quot;&quot;&quot;" table:style-name="ce1">
            <text:p>"tt0075148": ""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19532</text:p>
          </table:table-cell>
          <table:table-cell office:value-type="string" table:style-name="ce1">
            <text:p>Hacksaw Ridge</text:p>
          </table:table-cell>
          <table:table-cell office:value-type="float" office:value="2016" table:style-name="ce1">
            <text:p>2016</text:p>
          </table:table-cell>
          <table:table-cell office:value-type="float" office:value="8.1" table:style-name="ce1">
            <text:p>8.1</text:p>
          </table:table-cell>
          <table:table-cell office:value-type="float" office:value="634094" table:style-name="ce1">
            <text:p>634094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2119532&quot;: &quot;&quot;Biography,Drama,History&quot;" table:formula="of:=&quot;&quot;&quot;&quot; &amp; [.A240] &amp; &quot;&quot;&quot;: &quot;&quot;&quot; &amp; &quot;&quot;&quot;&quot; &amp; [.F240] &amp; &quot;&quot;&quot;&quot;" table:style-name="ce1">
            <text:p>"tt2119532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735</text:p>
          </table:table-cell>
          <table:table-cell office:value-type="string" table:style-name="ce1">
            <text:p>Lock, Stock and Two Smoking Barrels</text:p>
          </table:table-cell>
          <table:table-cell office:value-type="float" office:value="1998" table:style-name="ce1">
            <text:p>1998</text:p>
          </table:table-cell>
          <table:table-cell office:value-type="float" office:value="8.1" table:style-name="ce1">
            <text:p>8.1</text:p>
          </table:table-cell>
          <table:table-cell office:value-type="float" office:value="633742" table:style-name="ce1">
            <text:p>633742</text:p>
          </table:table-cell>
          <table:table-cell office:value-type="string" table:style-name="ce1">
            <text:p>Comedy,Crime</text:p>
          </table:table-cell>
          <table:table-cell table:style-name="ce1"/>
          <table:table-cell office:value-type="string" office:string-value="&quot;tt0120735&quot;: &quot;&quot;Comedy,Crime&quot;" table:formula="of:=&quot;&quot;&quot;&quot; &amp; [.A241] &amp; &quot;&quot;&quot;: &quot;&quot;&quot; &amp; &quot;&quot;&quot;&quot; &amp; [.F241] &amp; &quot;&quot;&quot;&quot;" table:style-name="ce1">
            <text:p>"tt0120735": ""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165</text:p>
          </table:table-cell>
          <table:table-cell office:value-type="string" table:style-name="ce1">
            <text:p>Dead Poets Society</text:p>
          </table:table-cell>
          <table:table-cell office:value-type="float" office:value="1989" table:style-name="ce1">
            <text:p>1989</text:p>
          </table:table-cell>
          <table:table-cell office:value-type="float" office:value="8.1" table:style-name="ce1">
            <text:p>8.1</text:p>
          </table:table-cell>
          <table:table-cell office:value-type="float" office:value="588149" table:style-name="ce1">
            <text:p>58814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97165&quot;: &quot;&quot;Comedy,Drama&quot;" table:formula="of:=&quot;&quot;&quot;&quot; &amp; [.A242] &amp; &quot;&quot;&quot;: &quot;&quot;&quot; &amp; &quot;&quot;&quot;&quot; &amp; [.F242] &amp; &quot;&quot;&quot;&quot;" table:style-name="ce1">
            <text:p>"tt0097165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027774</text:p>
          </table:table-cell>
          <table:table-cell office:value-type="string" table:style-name="ce1">
            <text:p>Three Billboards Outside Ebbing, Missouri</text:p>
          </table:table-cell>
          <table:table-cell office:value-type="float" office:value="2017" table:style-name="ce1">
            <text:p>2017</text:p>
          </table:table-cell>
          <table:table-cell office:value-type="float" office:value="8.1" table:style-name="ce1">
            <text:p>8.1</text:p>
          </table:table-cell>
          <table:table-cell office:value-type="float" office:value="581014" table:style-name="ce1">
            <text:p>581014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5027774&quot;: &quot;&quot;Comedy,Crime,Drama&quot;" table:formula="of:=&quot;&quot;&quot;&quot; &amp; [.A243] &amp; &quot;&quot;&quot;: &quot;&quot;&quot; &amp; &quot;&quot;&quot;&quot; &amp; [.F243] &amp; &quot;&quot;&quot;&quot;" table:style-name="ce1">
            <text:p>"tt5027774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979320</text:p>
          </table:table-cell>
          <table:table-cell office:value-type="string" table:style-name="ce1">
            <text:p>Rush</text:p>
          </table:table-cell>
          <table:table-cell office:value-type="float" office:value="2013" table:style-name="ce1">
            <text:p>2013</text:p>
          </table:table-cell>
          <table:table-cell office:value-type="float" office:value="8.1" table:style-name="ce1">
            <text:p>8.1</text:p>
          </table:table-cell>
          <table:table-cell office:value-type="float" office:value="532666" table:style-name="ce1">
            <text:p>532666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1979320&quot;: &quot;&quot;Biography,Drama,Sport&quot;" table:formula="of:=&quot;&quot;&quot;&quot; &amp; [.A244] &amp; &quot;&quot;&quot;: &quot;&quot;&quot; &amp; &quot;&quot;&quot;&quot; &amp; [.F244] &amp; &quot;&quot;&quot;&quot;" table:style-name="ce1">
            <text:p>"tt1979320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950186</text:p>
          </table:table-cell>
          <table:table-cell office:value-type="string" table:style-name="ce1">
            <text:p>Ford v Ferrari</text:p>
          </table:table-cell>
          <table:table-cell office:value-type="float" office:value="2019" table:style-name="ce1">
            <text:p>2019</text:p>
          </table:table-cell>
          <table:table-cell office:value-type="float" office:value="8.1" table:style-name="ce1">
            <text:p>8.1</text:p>
          </table:table-cell>
          <table:table-cell office:value-type="float" office:value="519112" table:style-name="ce1">
            <text:p>519112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1950186&quot;: &quot;&quot;Action,Biography,Drama&quot;" table:formula="of:=&quot;&quot;&quot;&quot; &amp; [.A245] &amp; &quot;&quot;&quot;: &quot;&quot;&quot; &amp; &quot;&quot;&quot;&quot; &amp; [.F245] &amp; &quot;&quot;&quot;&quot;" table:style-name="ce1">
            <text:p>"tt1950186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95587</text:p>
          </table:table-cell>
          <table:table-cell office:value-type="string" table:style-name="ce1">
            <text:p>Spotlight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517434" table:style-name="ce1">
            <text:p>517434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1895587&quot;: &quot;&quot;Biography,Crime,Drama&quot;" table:formula="of:=&quot;&quot;&quot;&quot; &amp; [.A246] &amp; &quot;&quot;&quot;: &quot;&quot;&quot; &amp; &quot;&quot;&quot;&quot; &amp; [.F246] &amp; &quot;&quot;&quot;&quot;" table:style-name="ce1">
            <text:p>"tt1895587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91584</text:p>
          </table:table-cell>
          <table:table-cell office:value-type="string" table:style-name="ce1">
            <text:p>Warrior</text:p>
          </table:table-cell>
          <table:table-cell office:value-type="float" office:value="2011" table:style-name="ce1">
            <text:p>2011</text:p>
          </table:table-cell>
          <table:table-cell office:value-type="float" office:value="8.1" table:style-name="ce1">
            <text:p>8.1</text:p>
          </table:table-cell>
          <table:table-cell office:value-type="float" office:value="512948" table:style-name="ce1">
            <text:p>512948</text:p>
          </table:table-cell>
          <table:table-cell office:value-type="string" table:style-name="ce1">
            <text:p>Action,Drama,Sport</text:p>
          </table:table-cell>
          <table:table-cell table:style-name="ce1"/>
          <table:table-cell office:value-type="string" office:string-value="&quot;tt1291584&quot;: &quot;&quot;Action,Drama,Sport&quot;" table:formula="of:=&quot;&quot;&quot;&quot; &amp; [.A247] &amp; &quot;&quot;&quot;: &quot;&quot;&quot; &amp; &quot;&quot;&quot;&quot; &amp; [.F247] &amp; &quot;&quot;&quot;&quot;" table:style-name="ce1">
            <text:p>"tt1291584": ""Action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54029</text:p>
          </table:table-cell>
          <table:table-cell office:value-type="string" table:style-name="ce1">
            <text:p>The Help</text:p>
          </table:table-cell>
          <table:table-cell office:value-type="float" office:value="2011" table:style-name="ce1">
            <text:p>2011</text:p>
          </table:table-cell>
          <table:table-cell office:value-type="float" office:value="8.1" table:style-name="ce1">
            <text:p>8.1</text:p>
          </table:table-cell>
          <table:table-cell office:value-type="float" office:value="511406" table:style-name="ce1">
            <text:p>51140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454029&quot;: &quot;&quot;Drama&quot;" table:formula="of:=&quot;&quot;&quot;&quot; &amp; [.A248] &amp; &quot;&quot;&quot;: &quot;&quot;&quot; &amp; &quot;&quot;&quot;&quot; &amp; [.F248] &amp; &quot;&quot;&quot;&quot;" table:style-name="ce1">
            <text:p>"tt145402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047</text:p>
          </table:table-cell>
          <table:table-cell office:value-type="string" table:style-name="ce1">
            <text:p>The Exorcist</text:p>
          </table:table-cell>
          <table:table-cell office:value-type="float" office:value="1973" table:style-name="ce1">
            <text:p>1973</text:p>
          </table:table-cell>
          <table:table-cell office:value-type="float" office:value="8.1" table:style-name="ce1">
            <text:p>8.1</text:p>
          </table:table-cell>
          <table:table-cell office:value-type="float" office:value="476173" table:style-name="ce1">
            <text:p>476173</text:p>
          </table:table-cell>
          <table:table-cell office:value-type="string" table:style-name="ce1">
            <text:p>Horror</text:p>
          </table:table-cell>
          <table:table-cell table:style-name="ce1"/>
          <table:table-cell office:value-type="string" office:string-value="&quot;tt0070047&quot;: &quot;&quot;Horror&quot;" table:formula="of:=&quot;&quot;&quot;&quot; &amp; [.A249] &amp; &quot;&quot;&quot;: &quot;&quot;&quot; &amp; &quot;&quot;&quot;&quot; &amp; [.F249] &amp; &quot;&quot;&quot;&quot;" table:style-name="ce1">
            <text:p>"tt0070047": ""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170832</text:p>
          </table:table-cell>
          <table:table-cell office:value-type="string" table:style-name="ce1">
            <text:p>Room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466730" table:style-name="ce1">
            <text:p>466730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3170832&quot;: &quot;&quot;Drama,Thriller&quot;" table:formula="of:=&quot;&quot;&quot;&quot; &amp; [.A250] &amp; &quot;&quot;&quot;: &quot;&quot;&quot; &amp; &quot;&quot;&quot;&quot; &amp; [.F250] &amp; &quot;&quot;&quot;&quot;" table:style-name="ce1">
            <text:p>"tt3170832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2005</text:p>
          </table:table-cell>
          <table:table-cell office:value-type="string" table:style-name="ce1">
            <text:p>Stand by Me</text:p>
          </table:table-cell>
          <table:table-cell office:value-type="float" office:value="1986" table:style-name="ce1">
            <text:p>1986</text:p>
          </table:table-cell>
          <table:table-cell office:value-type="float" office:value="8.1" table:style-name="ce1">
            <text:p>8.1</text:p>
          </table:table-cell>
          <table:table-cell office:value-type="float" office:value="462755" table:style-name="ce1">
            <text:p>462755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0092005&quot;: &quot;&quot;Adventure,Comedy,Drama&quot;" table:formula="of:=&quot;&quot;&quot;&quot; &amp; [.A251] &amp; &quot;&quot;&quot;: &quot;&quot;&quot; &amp; &quot;&quot;&quot;&quot; &amp; [.F251] &amp; &quot;&quot;&quot;&quot;" table:style-name="ce1">
            <text:p>"tt0092005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763</text:p>
          </table:table-cell>
          <table:table-cell office:value-type="string" table:style-name="ce1">
            <text:p>Platoon</text:p>
          </table:table-cell>
          <table:table-cell office:value-type="float" office:value="1986" table:style-name="ce1">
            <text:p>1986</text:p>
          </table:table-cell>
          <table:table-cell office:value-type="float" office:value="8.1" table:style-name="ce1">
            <text:p>8.1</text:p>
          </table:table-cell>
          <table:table-cell office:value-type="float" office:value="454877" table:style-name="ce1">
            <text:p>454877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91763&quot;: &quot;&quot;Drama,War&quot;" table:formula="of:=&quot;&quot;&quot;&quot; &amp; [.A252] &amp; &quot;&quot;&quot;: &quot;&quot;&quot; &amp; &quot;&quot;&quot;&quot; &amp; [.F252] &amp; &quot;&quot;&quot;&quot;" table:style-name="ce1">
            <text:p>"tt0091763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138</text:p>
          </table:table-cell>
          <table:table-cell office:value-type="string" table:style-name="ce1">
            <text:p>The Wizard of Oz</text:p>
          </table:table-cell>
          <table:table-cell office:value-type="float" office:value="1939" table:style-name="ce1">
            <text:p>1939</text:p>
          </table:table-cell>
          <table:table-cell office:value-type="float" office:value="8.1" table:style-name="ce1">
            <text:p>8.1</text:p>
          </table:table-cell>
          <table:table-cell office:value-type="float" office:value="449250" table:style-name="ce1">
            <text:p>449250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0032138&quot;: &quot;&quot;Adventure,Family,Fantasy&quot;" table:formula="of:=&quot;&quot;&quot;&quot; &amp; [.A253] &amp; &quot;&quot;&quot;: &quot;&quot;&quot; &amp; &quot;&quot;&quot;&quot; &amp; [.F253] &amp; &quot;&quot;&quot;&quot;" table:style-name="ce1">
            <text:p>"tt0032138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6283</text:p>
          </table:table-cell>
          <table:table-cell office:value-type="string" table:style-name="ce1">
            <text:p>My Neighbor Totoro</text:p>
          </table:table-cell>
          <table:table-cell office:value-type="float" office:value="1988" table:style-name="ce1">
            <text:p>1988</text:p>
          </table:table-cell>
          <table:table-cell office:value-type="float" office:value="8.1" table:style-name="ce1">
            <text:p>8.1</text:p>
          </table:table-cell>
          <table:table-cell office:value-type="float" office:value="405321" table:style-name="ce1">
            <text:p>405321</text:p>
          </table:table-cell>
          <table:table-cell office:value-type="string" table:style-name="ce1">
            <text:p>Animation,Comedy,Family</text:p>
          </table:table-cell>
          <table:table-cell table:style-name="ce1"/>
          <table:table-cell office:value-type="string" office:string-value="&quot;tt0096283&quot;: &quot;&quot;Animation,Comedy,Family&quot;" table:formula="of:=&quot;&quot;&quot;&quot; &amp; [.A254] &amp; &quot;&quot;&quot;: &quot;&quot;&quot; &amp; &quot;&quot;&quot;&quot; &amp; [.F254] &amp; &quot;&quot;&quot;&quot;" table:style-name="ce1">
            <text:p>"tt0096283": ""Animation,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1398</text:p>
          </table:table-cell>
          <table:table-cell office:value-type="string" table:style-name="ce1">
            <text:p>Raging Bull</text:p>
          </table:table-cell>
          <table:table-cell office:value-type="float" office:value="1980" table:style-name="ce1">
            <text:p>1980</text:p>
          </table:table-cell>
          <table:table-cell office:value-type="float" office:value="8.1" table:style-name="ce1">
            <text:p>8.1</text:p>
          </table:table-cell>
          <table:table-cell office:value-type="float" office:value="394610" table:style-name="ce1">
            <text:p>394610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0081398&quot;: &quot;&quot;Biography,Drama,Sport&quot;" table:formula="of:=&quot;&quot;&quot;&quot; &amp; [.A255] &amp; &quot;&quot;&quot;: &quot;&quot;&quot; &amp; &quot;&quot;&quot;&quot; &amp; [.F255] &amp; &quot;&quot;&quot;&quot;" table:style-name="ce1">
            <text:p>"tt0081398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95169</text:p>
          </table:table-cell>
          <table:table-cell office:value-type="string" table:style-name="ce1">
            <text:p>Hotel Rwanda</text:p>
          </table:table-cell>
          <table:table-cell office:value-type="float" office:value="2004" table:style-name="ce1">
            <text:p>2004</text:p>
          </table:table-cell>
          <table:table-cell office:value-type="float" office:value="8.1" table:style-name="ce1">
            <text:p>8.1</text:p>
          </table:table-cell>
          <table:table-cell office:value-type="float" office:value="383003" table:style-name="ce1">
            <text:p>383003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395169&quot;: &quot;&quot;Biography,Drama,History&quot;" table:formula="of:=&quot;&quot;&quot;&quot; &amp; [.A256] &amp; &quot;&quot;&quot;: &quot;&quot;&quot; &amp; &quot;&quot;&quot;&quot; &amp; [.F256] &amp; &quot;&quot;&quot;&quot;" table:style-name="ce1">
            <text:p>"tt0395169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7416</text:p>
          </table:table-cell>
          <table:table-cell office:value-type="string" table:style-name="ce1">
            <text:p>The Deer Hunter</text:p>
          </table:table-cell>
          <table:table-cell office:value-type="float" office:value="1978" table:style-name="ce1">
            <text:p>1978</text:p>
          </table:table-cell>
          <table:table-cell office:value-type="float" office:value="8.1" table:style-name="ce1">
            <text:p>8.1</text:p>
          </table:table-cell>
          <table:table-cell office:value-type="float" office:value="374574" table:style-name="ce1">
            <text:p>374574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77416&quot;: &quot;&quot;Drama,War&quot;" table:formula="of:=&quot;&quot;&quot;&quot; &amp; [.A257] &amp; &quot;&quot;&quot;: &quot;&quot;&quot; &amp; &quot;&quot;&quot;&quot; &amp; [.F257] &amp; &quot;&quot;&quot;&quot;" table:style-name="ce1">
            <text:p>"tt0077416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315</text:p>
          </table:table-cell>
          <table:table-cell office:value-type="string" table:style-name="ce1">
            <text:p>Chinatown</text:p>
          </table:table-cell>
          <table:table-cell office:value-type="float" office:value="1974" table:style-name="ce1">
            <text:p>1974</text:p>
          </table:table-cell>
          <table:table-cell office:value-type="float" office:value="8.1" table:style-name="ce1">
            <text:p>8.1</text:p>
          </table:table-cell>
          <table:table-cell office:value-type="float" office:value="363912" table:style-name="ce1">
            <text:p>363912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071315&quot;: &quot;&quot;Drama,Mystery,Thriller&quot;" table:formula="of:=&quot;&quot;&quot;&quot; &amp; [.A258] &amp; &quot;&quot;&quot;: &quot;&quot;&quot; &amp; &quot;&quot;&quot;&quot; &amp; [.F258] &amp; &quot;&quot;&quot;&quot;" table:style-name="ce1">
            <text:p>"tt0071315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471</text:p>
          </table:table-cell>
          <table:table-cell office:value-type="string" table:style-name="ce1">
            <text:p>Before Sunrise</text:p>
          </table:table-cell>
          <table:table-cell office:value-type="float" office:value="1995" table:style-name="ce1">
            <text:p>1995</text:p>
          </table:table-cell>
          <table:table-cell office:value-type="float" office:value="8.1" table:style-name="ce1">
            <text:p>8.1</text:p>
          </table:table-cell>
          <table:table-cell office:value-type="float" office:value="357552" table:style-name="ce1">
            <text:p>357552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112471&quot;: &quot;&quot;Comedy,Drama,Romance&quot;" table:formula="of:=&quot;&quot;&quot;&quot; &amp; [.A259] &amp; &quot;&quot;&quot;: &quot;&quot;&quot; &amp; &quot;&quot;&quot;&quot; &amp; [.F259] &amp; &quot;&quot;&quot;&quot;" table:style-name="ce1">
            <text:p>"tt0112471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8532</text:p>
          </table:table-cell>
          <table:table-cell office:value-type="string" table:style-name="ce1">
            <text:p>Hachi: A Dog's Tale</text:p>
          </table:table-cell>
          <table:table-cell office:value-type="float" office:value="2009" table:style-name="ce1">
            <text:p>2009</text:p>
          </table:table-cell>
          <table:table-cell office:value-type="float" office:value="8.1" table:style-name="ce1">
            <text:p>8.1</text:p>
          </table:table-cell>
          <table:table-cell office:value-type="float" office:value="327023" table:style-name="ce1">
            <text:p>327023</text:p>
          </table:table-cell>
          <table:table-cell office:value-type="string" table:style-name="ce1">
            <text:p>Biography,Drama,Family</text:p>
          </table:table-cell>
          <table:table-cell table:style-name="ce1"/>
          <table:table-cell office:value-type="string" office:string-value="&quot;tt1028532&quot;: &quot;&quot;Biography,Drama,Family&quot;" table:formula="of:=&quot;&quot;&quot;&quot; &amp; [.A260] &amp; &quot;&quot;&quot;: &quot;&quot;&quot; &amp; &quot;&quot;&quot;&quot; &amp; [.F260] &amp; &quot;&quot;&quot;&quot;" table:style-name="ce1">
            <text:p>"tt1028532": ""Biograph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1681</text:p>
          </table:table-cell>
          <table:table-cell office:value-type="string" table:style-name="ce1">
            <text:p>Before Sunset</text:p>
          </table:table-cell>
          <table:table-cell office:value-type="float" office:value="2004" table:style-name="ce1">
            <text:p>2004</text:p>
          </table:table-cell>
          <table:table-cell office:value-type="float" office:value="8.1" table:style-name="ce1">
            <text:p>8.1</text:p>
          </table:table-cell>
          <table:table-cell office:value-type="float" office:value="301062" table:style-name="ce1">
            <text:p>301062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81681&quot;: &quot;&quot;Drama,Romance&quot;" table:formula="of:=&quot;&quot;&quot;&quot; &amp; [.A261] &amp; &quot;&quot;&quot;: &quot;&quot;&quot; &amp; &quot;&quot;&quot;&quot; &amp; [.F261] &amp; &quot;&quot;&quot;&quot;" table:style-name="ce1">
            <text:p>"tt0381681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9742</text:p>
          </table:table-cell>
          <table:table-cell office:value-type="string" table:style-name="ce1">
            <text:p>The Sound of Music</text:p>
          </table:table-cell>
          <table:table-cell office:value-type="float" office:value="1965" table:style-name="ce1">
            <text:p>1965</text:p>
          </table:table-cell>
          <table:table-cell office:value-type="float" office:value="8.1" table:style-name="ce1">
            <text:p>8.1</text:p>
          </table:table-cell>
          <table:table-cell office:value-type="float" office:value="275077" table:style-name="ce1">
            <text:p>275077</text:p>
          </table:table-cell>
          <table:table-cell office:value-type="string" table:style-name="ce1">
            <text:p>Biography,Drama,Family</text:p>
          </table:table-cell>
          <table:table-cell table:style-name="ce1"/>
          <table:table-cell office:value-type="string" office:string-value="&quot;tt0059742&quot;: &quot;&quot;Biography,Drama,Family&quot;" table:formula="of:=&quot;&quot;&quot;&quot; &amp; [.A262] &amp; &quot;&quot;&quot;: &quot;&quot;&quot; &amp; &quot;&quot;&quot;&quot; &amp; [.F262] &amp; &quot;&quot;&quot;&quot;" table:style-name="ce1">
            <text:p>"tt0059742": ""Biograph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2618</text:p>
          </table:table-cell>
          <table:table-cell office:value-type="string" table:style-name="ce1">
            <text:p>Ben-Hur</text:p>
          </table:table-cell>
          <table:table-cell office:value-type="float" office:value="1959" table:style-name="ce1">
            <text:p>1959</text:p>
          </table:table-cell>
          <table:table-cell office:value-type="float" office:value="8.1" table:style-name="ce1">
            <text:p>8.1</text:p>
          </table:table-cell>
          <table:table-cell office:value-type="float" office:value="262308" table:style-name="ce1">
            <text:p>262308</text:p>
          </table:table-cell>
          <table:table-cell office:value-type="string" table:style-name="ce1">
            <text:p>Adventure,Drama</text:p>
          </table:table-cell>
          <table:table-cell table:style-name="ce1"/>
          <table:table-cell office:value-type="string" office:string-value="&quot;tt0052618&quot;: &quot;&quot;Adventure,Drama&quot;" table:formula="of:=&quot;&quot;&quot;&quot; &amp; [.A263] &amp; &quot;&quot;&quot;: &quot;&quot;&quot; &amp; &quot;&quot;&quot;&quot; &amp; [.F263] &amp; &quot;&quot;&quot;&quot;" table:style-name="ce1">
            <text:p>"tt0052618": ""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9167</text:p>
          </table:table-cell>
          <table:table-cell office:value-type="string" table:style-name="ce1">
            <text:p>The Iron Giant</text:p>
          </table:table-cell>
          <table:table-cell office:value-type="float" office:value="1999" table:style-name="ce1">
            <text:p>1999</text:p>
          </table:table-cell>
          <table:table-cell office:value-type="float" office:value="8.1" table:style-name="ce1">
            <text:p>8.1</text:p>
          </table:table-cell>
          <table:table-cell office:value-type="float" office:value="243507" table:style-name="ce1">
            <text:p>243507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129167&quot;: &quot;&quot;Animation,Action,Adventure&quot;" table:formula="of:=&quot;&quot;&quot;&quot; &amp; [.A264] &amp; &quot;&quot;&quot;: &quot;&quot;&quot; &amp; &quot;&quot;&quot;&quot; &amp; [.F264] &amp; &quot;&quot;&quot;&quot;" table:style-name="ce1">
            <text:p>"tt0129167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212</text:p>
          </table:table-cell>
          <table:table-cell office:value-type="string" table:style-name="ce1">
            <text:p>The Bridge on the River Kwai</text:p>
          </table:table-cell>
          <table:table-cell office:value-type="float" office:value="1957" table:style-name="ce1">
            <text:p>1957</text:p>
          </table:table-cell>
          <table:table-cell office:value-type="float" office:value="8.1" table:style-name="ce1">
            <text:p>8.1</text:p>
          </table:table-cell>
          <table:table-cell office:value-type="float" office:value="241116" table:style-name="ce1">
            <text:p>241116</text:p>
          </table:table-cell>
          <table:table-cell office:value-type="string" table:style-name="ce1">
            <text:p>Adventure,Drama,War</text:p>
          </table:table-cell>
          <table:table-cell table:style-name="ce1"/>
          <table:table-cell office:value-type="string" office:string-value="&quot;tt0050212&quot;: &quot;&quot;Adventure,Drama,War&quot;" table:formula="of:=&quot;&quot;&quot;&quot; &amp; [.A265] &amp; &quot;&quot;&quot;: &quot;&quot;&quot; &amp; &quot;&quot;&quot;&quot; &amp; [.F265] &amp; &quot;&quot;&quot;&quot;" table:style-name="ce1">
            <text:p>"tt0050212": ""Adventure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53969</text:p>
          </table:table-cell>
          <table:table-cell office:value-type="string" table:style-name="ce1">
            <text:p>Memories of Murder</text:p>
          </table:table-cell>
          <table:table-cell office:value-type="float" office:value="2003" table:style-name="ce1">
            <text:p>2003</text:p>
          </table:table-cell>
          <table:table-cell office:value-type="float" office:value="8.1" table:style-name="ce1">
            <text:p>8.1</text:p>
          </table:table-cell>
          <table:table-cell office:value-type="float" office:value="239167" table:style-name="ce1">
            <text:p>239167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353969&quot;: &quot;&quot;Crime,Drama,Mystery&quot;" table:formula="of:=&quot;&quot;&quot;&quot; &amp; [.A266] &amp; &quot;&quot;&quot;: &quot;&quot;&quot; &amp; &quot;&quot;&quot;&quot; &amp; [.F266] &amp; &quot;&quot;&quot;&quot;" table:style-name="ce1">
            <text:p>"tt0353969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011894</text:p>
          </table:table-cell>
          <table:table-cell office:value-type="string" table:style-name="ce1">
            <text:p>Wild Tales</text:p>
          </table:table-cell>
          <table:table-cell office:value-type="float" office:value="2014" table:style-name="ce1">
            <text:p>2014</text:p>
          </table:table-cell>
          <table:table-cell office:value-type="float" office:value="8.1" table:style-name="ce1">
            <text:p>8.1</text:p>
          </table:table-cell>
          <table:table-cell office:value-type="float" office:value="227413" table:style-name="ce1">
            <text:p>227413</text:p>
          </table:table-cell>
          <table:table-cell office:value-type="string" table:style-name="ce1">
            <text:p>Comedy,Drama,Thriller</text:p>
          </table:table-cell>
          <table:table-cell table:style-name="ce1"/>
          <table:table-cell office:value-type="string" office:string-value="&quot;tt3011894&quot;: &quot;&quot;Comedy,Drama,Thriller&quot;" table:formula="of:=&quot;&quot;&quot;&quot; &amp; [.A267] &amp; &quot;&quot;&quot;: &quot;&quot;&quot; &amp; &quot;&quot;&quot;&quot; &amp; [.F267] &amp; &quot;&quot;&quot;&quot;" table:style-name="ce1">
            <text:p>"tt3011894": ""Comedy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3247</text:p>
          </table:table-cell>
          <table:table-cell office:value-type="string" table:style-name="ce1">
            <text:p>La haine</text:p>
          </table:table-cell>
          <table:table-cell office:value-type="float" office:value="1995" table:style-name="ce1">
            <text:p>1995</text:p>
          </table:table-cell>
          <table:table-cell office:value-type="float" office:value="8.1" table:style-name="ce1">
            <text:p>8.1</text:p>
          </table:table-cell>
          <table:table-cell office:value-type="float" office:value="210556" table:style-name="ce1">
            <text:p>210556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13247&quot;: &quot;&quot;Crime,Drama&quot;" table:formula="of:=&quot;&quot;&quot;&quot; &amp; [.A268] &amp; &quot;&quot;&quot;: &quot;&quot;&quot; &amp; &quot;&quot;&quot;&quot; &amp; [.F268] &amp; &quot;&quot;&quot;&quot;" table:style-name="ce1">
            <text:p>"tt0113247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38151</text:p>
          </table:table-cell>
          <table:table-cell office:value-type="string" table:style-name="ce1">
            <text:p>PK</text:p>
          </table:table-cell>
          <table:table-cell office:value-type="float" office:value="2014" table:style-name="ce1">
            <text:p>2014</text:p>
          </table:table-cell>
          <table:table-cell office:value-type="float" office:value="8.1" table:style-name="ce1">
            <text:p>8.1</text:p>
          </table:table-cell>
          <table:table-cell office:value-type="float" office:value="210016" table:style-name="ce1">
            <text:p>210016</text:p>
          </table:table-cell>
          <table:table-cell office:value-type="string" table:style-name="ce1">
            <text:p>Comedy,Drama,Sci-Fi</text:p>
          </table:table-cell>
          <table:table-cell table:style-name="ce1"/>
          <table:table-cell office:value-type="string" office:string-value="&quot;tt2338151&quot;: &quot;&quot;Comedy,Drama,Sci-Fi&quot;" table:formula="of:=&quot;&quot;&quot;&quot; &amp; [.A269] &amp; &quot;&quot;&quot;: &quot;&quot;&quot; &amp; &quot;&quot;&quot;&quot; &amp; [.F269] &amp; &quot;&quot;&quot;&quot;" table:style-name="ce1">
            <text:p>"tt2338151": ""Comedy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976</text:p>
          </table:table-cell>
          <table:table-cell office:value-type="string" table:style-name="ce1">
            <text:p>The Seventh Seal</text:p>
          </table:table-cell>
          <table:table-cell office:value-type="float" office:value="1957" table:style-name="ce1">
            <text:p>1957</text:p>
          </table:table-cell>
          <table:table-cell office:value-type="float" office:value="8.1" table:style-name="ce1">
            <text:p>8.1</text:p>
          </table:table-cell>
          <table:table-cell office:value-type="float" office:value="207598" table:style-name="ce1">
            <text:p>207598</text:p>
          </table:table-cell>
          <table:table-cell office:value-type="string" table:style-name="ce1">
            <text:p>Drama,Fantasy</text:p>
          </table:table-cell>
          <table:table-cell table:style-name="ce1"/>
          <table:table-cell office:value-type="string" office:string-value="&quot;tt0050976&quot;: &quot;&quot;Drama,Fantasy&quot;" table:formula="of:=&quot;&quot;&quot;&quot; &amp; [.A270] &amp; &quot;&quot;&quot;: &quot;&quot;&quot; &amp; &quot;&quot;&quot;&quot; &amp; [.F270] &amp; &quot;&quot;&quot;&quot;" table:style-name="ce1">
            <text:p>"tt0050976": ""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78762</text:p>
          </table:table-cell>
          <table:table-cell office:value-type="string" table:style-name="ce1">
            <text:p>Mary and Max</text:p>
          </table:table-cell>
          <table:table-cell office:value-type="float" office:value="2009" table:style-name="ce1">
            <text:p>2009</text:p>
          </table:table-cell>
          <table:table-cell office:value-type="float" office:value="8.1" table:style-name="ce1">
            <text:p>8.1</text:p>
          </table:table-cell>
          <table:table-cell office:value-type="float" office:value="195402" table:style-name="ce1">
            <text:p>195402</text:p>
          </table:table-cell>
          <table:table-cell office:value-type="string" table:style-name="ce1">
            <text:p>Animation,Comedy,Drama</text:p>
          </table:table-cell>
          <table:table-cell table:style-name="ce1"/>
          <table:table-cell office:value-type="string" office:string-value="&quot;tt0978762&quot;: &quot;&quot;Animation,Comedy,Drama&quot;" table:formula="of:=&quot;&quot;&quot;&quot; &amp; [.A271] &amp; &quot;&quot;&quot;: &quot;&quot;&quot; &amp; &quot;&quot;&quot;&quot; &amp; [.F271] &amp; &quot;&quot;&quot;&quot;" table:style-name="ce1">
            <text:p>"tt0978762": ""Animation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207</text:p>
          </table:table-cell>
          <table:table-cell office:value-type="string" table:style-name="ce1">
            <text:p>In the Name of the Father</text:p>
          </table:table-cell>
          <table:table-cell office:value-type="float" office:value="1993" table:style-name="ce1">
            <text:p>1993</text:p>
          </table:table-cell>
          <table:table-cell office:value-type="float" office:value="8.1" table:style-name="ce1">
            <text:p>8.1</text:p>
          </table:table-cell>
          <table:table-cell office:value-type="float" office:value="195207" table:style-name="ce1">
            <text:p>195207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107207&quot;: &quot;&quot;Biography,Crime,Drama&quot;" table:formula="of:=&quot;&quot;&quot;&quot; &amp; [.A272] &amp; &quot;&quot;&quot;: &quot;&quot;&quot; &amp; &quot;&quot;&quot;&quot; &amp; [.F272] &amp; &quot;&quot;&quot;&quot;" table:style-name="ce1">
            <text:p>"tt0107207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2684</text:p>
          </table:table-cell>
          <table:table-cell office:value-type="string" table:style-name="ce1">
            <text:p>Barry Lyndon</text:p>
          </table:table-cell>
          <table:table-cell office:value-type="float" office:value="1975" table:style-name="ce1">
            <text:p>1975</text:p>
          </table:table-cell>
          <table:table-cell office:value-type="float" office:value="8.1" table:style-name="ce1">
            <text:p>8.1</text:p>
          </table:table-cell>
          <table:table-cell office:value-type="float" office:value="192431" table:style-name="ce1">
            <text:p>192431</text:p>
          </table:table-cell>
          <table:table-cell office:value-type="string" table:style-name="ce1">
            <text:p>Adventure,Drama,War</text:p>
          </table:table-cell>
          <table:table-cell table:style-name="ce1"/>
          <table:table-cell office:value-type="string" office:string-value="&quot;tt0072684&quot;: &quot;&quot;Adventure,Drama,War&quot;" table:formula="of:=&quot;&quot;&quot;&quot; &amp; [.A273] &amp; &quot;&quot;&quot;: &quot;&quot;&quot; &amp; &quot;&quot;&quot;&quot; &amp; [.F273] &amp; &quot;&quot;&quot;&quot;" table:style-name="ce1">
            <text:p>"tt0072684": ""Adventure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1959</text:p>
          </table:table-cell>
          <table:table-cell office:value-type="string" table:style-name="ce1">
            <text:p>The Third Man</text:p>
          </table:table-cell>
          <table:table-cell office:value-type="float" office:value="1949" table:style-name="ce1">
            <text:p>1949</text:p>
          </table:table-cell>
          <table:table-cell office:value-type="float" office:value="8.1" table:style-name="ce1">
            <text:p>8.1</text:p>
          </table:table-cell>
          <table:table-cell office:value-type="float" office:value="189170" table:style-name="ce1">
            <text:p>189170</text:p>
          </table:table-cell>
          <table:table-cell office:value-type="string" table:style-name="ce1">
            <text:p>Drama,Film-Noir,Mystery</text:p>
          </table:table-cell>
          <table:table-cell table:style-name="ce1"/>
          <table:table-cell office:value-type="string" office:string-value="&quot;tt0041959&quot;: &quot;&quot;Drama,Film-Noir,Mystery&quot;" table:formula="of:=&quot;&quot;&quot;&quot; &amp; [.A274] &amp; &quot;&quot;&quot;: &quot;&quot;&quot; &amp; &quot;&quot;&quot;&quot; &amp; [.F274] &amp; &quot;&quot;&quot;&quot;" table:style-name="ce1">
            <text:p>"tt0041959": ""Drama,Film-Noi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016934</text:p>
          </table:table-cell>
          <table:table-cell office:value-type="string" table:style-name="ce1">
            <text:p>The Handmaiden</text:p>
          </table:table-cell>
          <table:table-cell office:value-type="float" office:value="2016" table:style-name="ce1">
            <text:p>2016</text:p>
          </table:table-cell>
          <table:table-cell office:value-type="float" office:value="8.1" table:style-name="ce1">
            <text:p>8.1</text:p>
          </table:table-cell>
          <table:table-cell office:value-type="float" office:value="187139" table:style-name="ce1">
            <text:p>187139</text:p>
          </table:table-cell>
          <table:table-cell office:value-type="string" table:style-name="ce1">
            <text:p>Drama,Romance,Thriller</text:p>
          </table:table-cell>
          <table:table-cell table:style-name="ce1"/>
          <table:table-cell office:value-type="string" office:string-value="&quot;tt4016934&quot;: &quot;&quot;Drama,Romance,Thriller&quot;" table:formula="of:=&quot;&quot;&quot;&quot; &amp; [.A275] &amp; &quot;&quot;&quot;: &quot;&quot;&quot; &amp; &quot;&quot;&quot;&quot; &amp; [.F275] &amp; &quot;&quot;&quot;&quot;" table:style-name="ce1">
            <text:p>"tt4016934": ""Drama,Romanc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4958</text:p>
          </table:table-cell>
          <table:table-cell office:value-type="string" table:style-name="ce1">
            <text:p>Network</text:p>
          </table:table-cell>
          <table:table-cell office:value-type="float" office:value="1976" table:style-name="ce1">
            <text:p>1976</text:p>
          </table:table-cell>
          <table:table-cell office:value-type="float" office:value="8.1" table:style-name="ce1">
            <text:p>8.1</text:p>
          </table:table-cell>
          <table:table-cell office:value-type="float" office:value="178712" table:style-name="ce1">
            <text:p>17871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74958&quot;: &quot;&quot;Drama&quot;" table:formula="of:=&quot;&quot;&quot;&quot; &amp; [.A276] &amp; &quot;&quot;&quot;: &quot;&quot;&quot; &amp; &quot;&quot;&quot;&quot; &amp; [.F276] &amp; &quot;&quot;&quot;&quot;" table:style-name="ce1">
            <text:p>"tt007495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694</text:p>
          </table:table-cell>
          <table:table-cell office:value-type="string" table:style-name="ce1">
            <text:p>In the Mood for Love</text:p>
          </table:table-cell>
          <table:table-cell office:value-type="float" office:value="2000" table:style-name="ce1">
            <text:p>2000</text:p>
          </table:table-cell>
          <table:table-cell office:value-type="float" office:value="8.1" table:style-name="ce1">
            <text:p>8.1</text:p>
          </table:table-cell>
          <table:table-cell office:value-type="float" office:value="176392" table:style-name="ce1">
            <text:p>176392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18694&quot;: &quot;&quot;Drama,Romance&quot;" table:formula="of:=&quot;&quot;&quot;&quot; &amp; [.A277] &amp; &quot;&quot;&quot;: &quot;&quot;&quot; &amp; &quot;&quot;&quot;&quot; &amp; [.F277] &amp; &quot;&quot;&quot;&quot;" table:style-name="ce1">
            <text:p>"tt0118694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7296</text:p>
          </table:table-cell>
          <table:table-cell office:value-type="string" table:style-name="ce1">
            <text:p>On the Waterfront</text:p>
          </table:table-cell>
          <table:table-cell office:value-type="float" office:value="1954" table:style-name="ce1">
            <text:p>1954</text:p>
          </table:table-cell>
          <table:table-cell office:value-type="float" office:value="8.1" table:style-name="ce1">
            <text:p>8.1</text:p>
          </table:table-cell>
          <table:table-cell office:value-type="float" office:value="171725" table:style-name="ce1">
            <text:p>171725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47296&quot;: &quot;&quot;Crime,Drama,Thriller&quot;" table:formula="of:=&quot;&quot;&quot;&quot; &amp; [.A278] &amp; &quot;&quot;&quot;: &quot;&quot;&quot; &amp; &quot;&quot;&quot;&quot; &amp; [.F278] &amp; &quot;&quot;&quot;&quot;" table:style-name="ce1">
            <text:p>"tt0047296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976</text:p>
          </table:table-cell>
          <table:table-cell office:value-type="string" table:style-name="ce1">
            <text:p>Rebecca</text:p>
          </table:table-cell>
          <table:table-cell office:value-type="float" office:value="1940" table:style-name="ce1">
            <text:p>1940</text:p>
          </table:table-cell>
          <table:table-cell office:value-type="float" office:value="8.1" table:style-name="ce1">
            <text:p>8.1</text:p>
          </table:table-cell>
          <table:table-cell office:value-type="float" office:value="157250" table:style-name="ce1">
            <text:p>157250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0032976&quot;: &quot;&quot;Drama,Mystery,Romance&quot;" table:formula="of:=&quot;&quot;&quot;&quot; &amp; [.A279] &amp; &quot;&quot;&quot;: &quot;&quot;&quot; &amp; &quot;&quot;&quot;&quot; &amp; [.F279] &amp; &quot;&quot;&quot;&quot;" table:style-name="ce1">
            <text:p>"tt0032976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7884</text:p>
          </table:table-cell>
          <table:table-cell office:value-type="string" table:style-name="ce1">
            <text:p>Paris, Texas</text:p>
          </table:table-cell>
          <table:table-cell office:value-type="float" office:value="1984" table:style-name="ce1">
            <text:p>1984</text:p>
          </table:table-cell>
          <table:table-cell office:value-type="float" office:value="8.1" table:style-name="ce1">
            <text:p>8.1</text:p>
          </table:table-cell>
          <table:table-cell office:value-type="float" office:value="130747" table:style-name="ce1">
            <text:p>13074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7884&quot;: &quot;&quot;Drama&quot;" table:formula="of:=&quot;&quot;&quot;&quot; &amp; [.A280] &amp; &quot;&quot;&quot;: &quot;&quot;&quot; &amp; &quot;&quot;&quot;&quot; &amp; [.F280] &amp; &quot;&quot;&quot;&quot;" table:style-name="ce1">
            <text:p>"tt008788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1679</text:p>
          </table:table-cell>
          <table:table-cell office:value-type="string" table:style-name="ce1">
            <text:p>Mr. Smith Goes to Washington</text:p>
          </table:table-cell>
          <table:table-cell office:value-type="float" office:value="1939" table:style-name="ce1">
            <text:p>1939</text:p>
          </table:table-cell>
          <table:table-cell office:value-type="float" office:value="8.1" table:style-name="ce1">
            <text:p>8.1</text:p>
          </table:table-cell>
          <table:table-cell office:value-type="float" office:value="125555" table:style-name="ce1">
            <text:p>125555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31679&quot;: &quot;&quot;Comedy,Drama&quot;" table:formula="of:=&quot;&quot;&quot;&quot; &amp; [.A281] &amp; &quot;&quot;&quot;: &quot;&quot;&quot; &amp; &quot;&quot;&quot;&quot; &amp; [.F281] &amp; &quot;&quot;&quot;&quot;" table:style-name="ce1">
            <text:p>"tt0031679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5508</text:p>
          </table:table-cell>
          <table:table-cell office:value-type="string" table:style-name="ce1">
            <text:p>Rang De Basanti</text:p>
          </table:table-cell>
          <table:table-cell office:value-type="float" office:value="2006" table:style-name="ce1">
            <text:p>2006</text:p>
          </table:table-cell>
          <table:table-cell office:value-type="float" office:value="8.1" table:style-name="ce1">
            <text:p>8.1</text:p>
          </table:table-cell>
          <table:table-cell office:value-type="float" office:value="124204" table:style-name="ce1">
            <text:p>124204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405508&quot;: &quot;&quot;Comedy,Crime,Drama&quot;" table:formula="of:=&quot;&quot;&quot;&quot; &amp; [.A282] &amp; &quot;&quot;&quot;: &quot;&quot;&quot; &amp; &quot;&quot;&quot;&quot; &amp; [.F282] &amp; &quot;&quot;&quot;&quot;" table:style-name="ce1">
            <text:p>"tt0405508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9102</text:p>
          </table:table-cell>
          <table:table-cell office:value-type="string" table:style-name="ce1">
            <text:p>Lagaan: Once Upon a Time in India</text:p>
          </table:table-cell>
          <table:table-cell office:value-type="float" office:value="2001" table:style-name="ce1">
            <text:p>2001</text:p>
          </table:table-cell>
          <table:table-cell office:value-type="float" office:value="8.1" table:style-name="ce1">
            <text:p>8.1</text:p>
          </table:table-cell>
          <table:table-cell office:value-type="float" office:value="123643" table:style-name="ce1">
            <text:p>123643</text:p>
          </table:table-cell>
          <table:table-cell office:value-type="string" table:style-name="ce1">
            <text:p>Drama,Musical,Sport</text:p>
          </table:table-cell>
          <table:table-cell table:style-name="ce1"/>
          <table:table-cell office:value-type="string" office:string-value="&quot;tt0169102&quot;: &quot;&quot;Drama,Musical,Sport&quot;" table:formula="of:=&quot;&quot;&quot;&quot; &amp; [.A283] &amp; &quot;&quot;&quot;: &quot;&quot;&quot; &amp; &quot;&quot;&quot;&quot; &amp; [.F283] &amp; &quot;&quot;&quot;&quot;" table:style-name="ce1">
            <text:p>"tt0169102": ""Drama,Musical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5864</text:p>
          </table:table-cell>
          <table:table-cell office:value-type="string" table:style-name="ce1">
            <text:p>The Gold Rush</text:p>
          </table:table-cell>
          <table:table-cell office:value-type="float" office:value="1925" table:style-name="ce1">
            <text:p>1925</text:p>
          </table:table-cell>
          <table:table-cell office:value-type="float" office:value="8.1" table:style-name="ce1">
            <text:p>8.1</text:p>
          </table:table-cell>
          <table:table-cell office:value-type="float" office:value="123323" table:style-name="ce1">
            <text:p>123323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0015864&quot;: &quot;&quot;Adventure,Comedy,Drama&quot;" table:formula="of:=&quot;&quot;&quot;&quot; &amp; [.A284] &amp; &quot;&quot;&quot;: &quot;&quot;&quot; &amp; &quot;&quot;&quot;&quot; &amp; [.F284] &amp; &quot;&quot;&quot;&quot;" table:style-name="ce1">
            <text:p>"tt0015864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986</text:p>
          </table:table-cell>
          <table:table-cell office:value-type="string" table:style-name="ce1">
            <text:p>Wild Strawberries</text:p>
          </table:table-cell>
          <table:table-cell office:value-type="float" office:value="1957" table:style-name="ce1">
            <text:p>1957</text:p>
          </table:table-cell>
          <table:table-cell office:value-type="float" office:value="8.1" table:style-name="ce1">
            <text:p>8.1</text:p>
          </table:table-cell>
          <table:table-cell office:value-type="float" office:value="119975" table:style-name="ce1">
            <text:p>119975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50986&quot;: &quot;&quot;Drama,Romance&quot;" table:formula="of:=&quot;&quot;&quot;&quot; &amp; [.A285] &amp; &quot;&quot;&quot;: &quot;&quot;&quot; &amp; &quot;&quot;&quot;&quot; &amp; [.F285] &amp; &quot;&quot;&quot;&quot;" table:style-name="ce1">
            <text:p>"tt005098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323662</text:p>
          </table:table-cell>
          <table:table-cell office:value-type="string" table:style-name="ce1">
            <text:p>A Silent Voice: The Movie</text:p>
          </table:table-cell>
          <table:table-cell office:value-type="float" office:value="2016" table:style-name="ce1">
            <text:p>2016</text:p>
          </table:table-cell>
          <table:table-cell office:value-type="float" office:value="8.1" table:style-name="ce1">
            <text:p>8.1</text:p>
          </table:table-cell>
          <table:table-cell office:value-type="float" office:value="118845" table:style-name="ce1">
            <text:p>118845</text:p>
          </table:table-cell>
          <table:table-cell office:value-type="string" table:style-name="ce1">
            <text:p>Animation,Drama</text:p>
          </table:table-cell>
          <table:table-cell table:style-name="ce1"/>
          <table:table-cell office:value-type="string" office:string-value="&quot;tt5323662&quot;: &quot;&quot;Animation,Drama&quot;" table:formula="of:=&quot;&quot;&quot;&quot; &amp; [.A286] &amp; &quot;&quot;&quot;: &quot;&quot;&quot; &amp; &quot;&quot;&quot;&quot; &amp; [.F286] &amp; &quot;&quot;&quot;&quot;" table:style-name="ce1">
            <text:p>"tt5323662": ""Anima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613070</text:p>
          </table:table-cell>
          <table:table-cell office:value-type="string" table:style-name="ce1">
            <text:p>Portrait of a Lady on Fire</text:p>
          </table:table-cell>
          <table:table-cell office:value-type="float" office:value="2019" table:style-name="ce1">
            <text:p>2019</text:p>
          </table:table-cell>
          <table:table-cell office:value-type="float" office:value="8.1" table:style-name="ce1">
            <text:p>8.1</text:p>
          </table:table-cell>
          <table:table-cell office:value-type="float" office:value="118357" table:style-name="ce1">
            <text:p>118357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8613070&quot;: &quot;&quot;Drama,Romance&quot;" table:formula="of:=&quot;&quot;&quot;&quot; &amp; [.A287] &amp; &quot;&quot;&quot;: &quot;&quot;&quot; &amp; &quot;&quot;&quot;&quot; &amp; [.F287] &amp; &quot;&quot;&quot;&quot;" table:style-name="ce1">
            <text:p>"tt861307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5316</text:p>
          </table:table-cell>
          <table:table-cell office:value-type="string" table:style-name="ce1">
            <text:p>It Happened One Night</text:p>
          </table:table-cell>
          <table:table-cell office:value-type="float" office:value="1934" table:style-name="ce1">
            <text:p>1934</text:p>
          </table:table-cell>
          <table:table-cell office:value-type="float" office:value="8.1" table:style-name="ce1">
            <text:p>8.1</text:p>
          </table:table-cell>
          <table:table-cell office:value-type="float" office:value="116511" table:style-name="ce1">
            <text:p>116511</text:p>
          </table:table-cell>
          <table:table-cell office:value-type="string" table:style-name="ce1">
            <text:p>Comedy,Romance</text:p>
          </table:table-cell>
          <table:table-cell table:style-name="ce1"/>
          <table:table-cell office:value-type="string" office:string-value="&quot;tt0025316&quot;: &quot;&quot;Comedy,Romance&quot;" table:formula="of:=&quot;&quot;&quot;&quot; &amp; [.A288] &amp; &quot;&quot;&quot;: &quot;&quot;&quot; &amp; &quot;&quot;&quot;&quot; &amp; [.F288] &amp; &quot;&quot;&quot;&quot;" table:style-name="ce1">
            <text:p>"tt0025316": ""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1495</text:p>
          </table:table-cell>
          <table:table-cell office:value-type="string" table:style-name="ce1">
            <text:p>Three Colors: Red</text:p>
          </table:table-cell>
          <table:table-cell office:value-type="float" office:value="1994" table:style-name="ce1">
            <text:p>1994</text:p>
          </table:table-cell>
          <table:table-cell office:value-type="float" office:value="8.1" table:style-name="ce1">
            <text:p>8.1</text:p>
          </table:table-cell>
          <table:table-cell office:value-type="float" office:value="113586" table:style-name="ce1">
            <text:p>113586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0111495&quot;: &quot;&quot;Drama,Mystery,Romance&quot;" table:formula="of:=&quot;&quot;&quot;&quot; &amp; [.A289] &amp; &quot;&quot;&quot;: &quot;&quot;&quot; &amp; &quot;&quot;&quot;&quot; &amp; [.F289] &amp; &quot;&quot;&quot;&quot;" table:style-name="ce1">
            <text:p>"tt0111495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551</text:p>
          </table:table-cell>
          <table:table-cell office:value-type="string" table:style-name="ce1">
            <text:p>The Grapes of Wrath</text:p>
          </table:table-cell>
          <table:table-cell office:value-type="float" office:value="1940" table:style-name="ce1">
            <text:p>1940</text:p>
          </table:table-cell>
          <table:table-cell office:value-type="float" office:value="8.1" table:style-name="ce1">
            <text:p>8.1</text:p>
          </table:table-cell>
          <table:table-cell office:value-type="float" office:value="104105" table:style-name="ce1">
            <text:p>10410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32551&quot;: &quot;&quot;Drama&quot;" table:formula="of:=&quot;&quot;&quot;&quot; &amp; [.A290] &amp; &quot;&quot;&quot;: &quot;&quot;&quot; &amp; &quot;&quot;&quot;&quot; &amp; [.F290] &amp; &quot;&quot;&quot;&quot;" table:style-name="ce1">
            <text:p>"tt003255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863552</text:p>
          </table:table-cell>
          <table:table-cell office:value-type="string" table:style-name="ce1">
            <text:p>Bajrangi Bhaijaan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104085" table:style-name="ce1">
            <text:p>104085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3863552&quot;: &quot;&quot;Action,Adventure,Comedy&quot;" table:formula="of:=&quot;&quot;&quot;&quot; &amp; [.A291] &amp; &quot;&quot;&quot;: &quot;&quot;&quot; &amp; &quot;&quot;&quot;&quot; &amp; [.F291] &amp; &quot;&quot;&quot;&quot;" table:style-name="ce1">
            <text:p>"tt3863552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7925</text:p>
          </table:table-cell>
          <table:table-cell office:value-type="string" table:style-name="ce1">
            <text:p>The General</text:p>
          </table:table-cell>
          <table:table-cell office:value-type="float" office:value="1926" table:style-name="ce1">
            <text:p>1926</text:p>
          </table:table-cell>
          <table:table-cell office:value-type="float" office:value="8.1" table:style-name="ce1">
            <text:p>8.1</text:p>
          </table:table-cell>
          <table:table-cell office:value-type="float" office:value="102326" table:style-name="ce1">
            <text:p>102326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0017925&quot;: &quot;&quot;Action,Adventure,Comedy&quot;" table:formula="of:=&quot;&quot;&quot;&quot; &amp; [.A292] &amp; &quot;&quot;&quot;: &quot;&quot;&quot; &amp; &quot;&quot;&quot;&quot; &amp; [.F292] &amp; &quot;&quot;&quot;&quot;" table:style-name="ce1">
            <text:p>"tt0017925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4887</text:p>
          </table:table-cell>
          <table:table-cell office:value-type="string" table:style-name="ce1">
            <text:p>Munna Bhai M.B.B.S.</text:p>
          </table:table-cell>
          <table:table-cell office:value-type="float" office:value="2003" table:style-name="ce1">
            <text:p>2003</text:p>
          </table:table-cell>
          <table:table-cell office:value-type="float" office:value="8.1" table:style-name="ce1">
            <text:p>8.1</text:p>
          </table:table-cell>
          <table:table-cell office:value-type="float" office:value="91697" table:style-name="ce1">
            <text:p>9169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374887&quot;: &quot;&quot;Comedy,Drama&quot;" table:formula="of:=&quot;&quot;&quot;&quot; &amp; [.A293] &amp; &quot;&quot;&quot;: &quot;&quot;&quot; &amp; &quot;&quot;&quot;&quot; &amp; [.F293] &amp; &quot;&quot;&quot;&quot;" table:style-name="ce1">
            <text:p>"tt0374887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82197</text:p>
          </table:table-cell>
          <table:table-cell office:value-type="string" table:style-name="ce1">
            <text:p>Barfi!</text:p>
          </table:table-cell>
          <table:table-cell office:value-type="float" office:value="2012" table:style-name="ce1">
            <text:p>2012</text:p>
          </table:table-cell>
          <table:table-cell office:value-type="float" office:value="8.1" table:style-name="ce1">
            <text:p>8.1</text:p>
          </table:table-cell>
          <table:table-cell office:value-type="float" office:value="89766" table:style-name="ce1">
            <text:p>89766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2082197&quot;: &quot;&quot;Comedy,Drama,Romance&quot;" table:formula="of:=&quot;&quot;&quot;&quot; &amp; [.A294] &amp; &quot;&quot;&quot;: &quot;&quot;&quot; &amp; &quot;&quot;&quot;&quot; &amp; [.F294] &amp; &quot;&quot;&quot;&quot;" table:style-name="ce1">
            <text:p>"tt2082197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71510</text:p>
          </table:table-cell>
          <table:table-cell office:value-type="string" table:style-name="ce1">
            <text:p>Chak De! India</text:p>
          </table:table-cell>
          <table:table-cell office:value-type="float" office:value="2007" table:style-name="ce1">
            <text:p>2007</text:p>
          </table:table-cell>
          <table:table-cell office:value-type="float" office:value="8.1" table:style-name="ce1">
            <text:p>8.1</text:p>
          </table:table-cell>
          <table:table-cell office:value-type="float" office:value="86972" table:style-name="ce1">
            <text:p>86972</text:p>
          </table:table-cell>
          <table:table-cell office:value-type="string" table:style-name="ce1">
            <text:p>Drama,Family,Sport</text:p>
          </table:table-cell>
          <table:table-cell table:style-name="ce1"/>
          <table:table-cell office:value-type="string" office:string-value="&quot;tt0871510&quot;: &quot;&quot;Drama,Family,Sport&quot;" table:formula="of:=&quot;&quot;&quot;&quot; &amp; [.A295] &amp; &quot;&quot;&quot;: &quot;&quot;&quot; &amp; &quot;&quot;&quot;&quot; &amp; [.F295] &amp; &quot;&quot;&quot;&quot;" table:style-name="ce1">
            <text:p>"tt0871510": ""Drama,Family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217</text:p>
          </table:table-cell>
          <table:table-cell office:value-type="string" table:style-name="ce1">
            <text:p>The Man Who Shot Liberty Valance</text:p>
          </table:table-cell>
          <table:table-cell office:value-type="float" office:value="1962" table:style-name="ce1">
            <text:p>1962</text:p>
          </table:table-cell>
          <table:table-cell office:value-type="float" office:value="8.1" table:style-name="ce1">
            <text:p>8.1</text:p>
          </table:table-cell>
          <table:table-cell office:value-type="float" office:value="85469" table:style-name="ce1">
            <text:p>85469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56217&quot;: &quot;&quot;Drama,Western&quot;" table:formula="of:=&quot;&quot;&quot;&quot; &amp; [.A296] &amp; &quot;&quot;&quot;: &quot;&quot;&quot; &amp; &quot;&quot;&quot;&quot; &amp; [.F296] &amp; &quot;&quot;&quot;&quot;" table:style-name="ce1">
            <text:p>"tt0056217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80558</text:p>
          </table:table-cell>
          <table:table-cell office:value-type="string" table:style-name="ce1">
            <text:p>A Wednesday</text:p>
          </table:table-cell>
          <table:table-cell office:value-type="float" office:value="2008" table:style-name="ce1">
            <text:p>2008</text:p>
          </table:table-cell>
          <table:table-cell office:value-type="float" office:value="8.1" table:style-name="ce1">
            <text:p>8.1</text:p>
          </table:table-cell>
          <table:table-cell office:value-type="float" office:value="83984" table:style-name="ce1">
            <text:p>83984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1280558&quot;: &quot;&quot;Action,Crime,Drama&quot;" table:formula="of:=&quot;&quot;&quot;&quot; &amp; [.A297] &amp; &quot;&quot;&quot;: &quot;&quot;&quot; &amp; &quot;&quot;&quot;&quot; &amp; [.F297] &amp; &quot;&quot;&quot;&quot;" table:style-name="ce1">
            <text:p>"tt1280558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6868</text:p>
          </table:table-cell>
          <table:table-cell office:value-type="string" table:style-name="ce1">
            <text:p>The Best Years of Our Lives</text:p>
          </table:table-cell>
          <table:table-cell office:value-type="float" office:value="1946" table:style-name="ce1">
            <text:p>1946</text:p>
          </table:table-cell>
          <table:table-cell office:value-type="float" office:value="8.1" table:style-name="ce1">
            <text:p>8.1</text:p>
          </table:table-cell>
          <table:table-cell office:value-type="float" office:value="74099" table:style-name="ce1">
            <text:p>74099</text:p>
          </table:table-cell>
          <table:table-cell office:value-type="string" table:style-name="ce1">
            <text:p>Drama,Romance,War</text:p>
          </table:table-cell>
          <table:table-cell table:style-name="ce1"/>
          <table:table-cell office:value-type="string" office:string-value="&quot;tt0036868&quot;: &quot;&quot;Drama,Romance,War&quot;" table:formula="of:=&quot;&quot;&quot;&quot; &amp; [.A298] &amp; &quot;&quot;&quot;: &quot;&quot;&quot; &amp; &quot;&quot;&quot;&quot; &amp; [.F298] &amp; &quot;&quot;&quot;&quot;" table:style-name="ce1">
            <text:p>"tt0036868": ""Drama,Romanc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6231</text:p>
          </table:table-cell>
          <table:table-cell office:value-type="string" table:style-name="ce1">
            <text:p>The Bandit</text:p>
          </table:table-cell>
          <table:table-cell office:value-type="float" office:value="1996" table:style-name="ce1">
            <text:p>1996</text:p>
          </table:table-cell>
          <table:table-cell office:value-type="float" office:value="8.1" table:style-name="ce1">
            <text:p>8.1</text:p>
          </table:table-cell>
          <table:table-cell office:value-type="float" office:value="73827" table:style-name="ce1">
            <text:p>73827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16231&quot;: &quot;&quot;Crime,Drama&quot;" table:formula="of:=&quot;&quot;&quot;&quot; &amp; [.A299] &amp; &quot;&quot;&quot;: &quot;&quot;&quot; &amp; &quot;&quot;&quot;&quot; &amp; [.F299] &amp; &quot;&quot;&quot;&quot;" table:style-name="ce1">
            <text:p>"tt0116231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438</text:p>
          </table:table-cell>
          <table:table-cell office:value-type="string" table:style-name="ce1">
            <text:p>Tokyo Story</text:p>
          </table:table-cell>
          <table:table-cell office:value-type="float" office:value="1953" table:style-name="ce1">
            <text:p>1953</text:p>
          </table:table-cell>
          <table:table-cell office:value-type="float" office:value="8.1" table:style-name="ce1">
            <text:p>8.1</text:p>
          </table:table-cell>
          <table:table-cell office:value-type="float" office:value="73449" table:style-name="ce1">
            <text:p>7344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6438&quot;: &quot;&quot;Drama&quot;" table:formula="of:=&quot;&quot;&quot;&quot; &amp; [.A300] &amp; &quot;&quot;&quot;: &quot;&quot;&quot; &amp; &quot;&quot;&quot;&quot; &amp; [.F300] &amp; &quot;&quot;&quot;&quot;" table:style-name="ce1">
            <text:p>"tt004643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911</text:p>
          </table:table-cell>
          <table:table-cell office:value-type="string" table:style-name="ce1">
            <text:p>Diabolique</text:p>
          </table:table-cell>
          <table:table-cell office:value-type="float" office:value="1955" table:style-name="ce1">
            <text:p>1955</text:p>
          </table:table-cell>
          <table:table-cell office:value-type="float" office:value="8.1" table:style-name="ce1">
            <text:p>8.1</text:p>
          </table:table-cell>
          <table:table-cell office:value-type="float" office:value="71349" table:style-name="ce1">
            <text:p>71349</text:p>
          </table:table-cell>
          <table:table-cell office:value-type="string" table:style-name="ce1">
            <text:p>Crime,Drama,Horror</text:p>
          </table:table-cell>
          <table:table-cell table:style-name="ce1"/>
          <table:table-cell office:value-type="string" office:string-value="&quot;tt0046911&quot;: &quot;&quot;Crime,Drama,Horror&quot;" table:formula="of:=&quot;&quot;&quot;&quot; &amp; [.A301] &amp; &quot;&quot;&quot;: &quot;&quot;&quot; &amp; &quot;&quot;&quot;&quot; &amp; [.F301] &amp; &quot;&quot;&quot;&quot;" table:style-name="ce1">
            <text:p>"tt0046911": ""Crime,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946</text:p>
          </table:table-cell>
          <table:table-cell office:value-type="string" table:style-name="ce1">
            <text:p>The Battle of Algiers</text:p>
          </table:table-cell>
          <table:table-cell office:value-type="float" office:value="1966" table:style-name="ce1">
            <text:p>1966</text:p>
          </table:table-cell>
          <table:table-cell office:value-type="float" office:value="8.1" table:style-name="ce1">
            <text:p>8.1</text:p>
          </table:table-cell>
          <table:table-cell office:value-type="float" office:value="70660" table:style-name="ce1">
            <text:p>70660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58946&quot;: &quot;&quot;Drama,War&quot;" table:formula="of:=&quot;&quot;&quot;&quot; &amp; [.A302] &amp; &quot;&quot;&quot;: &quot;&quot;&quot; &amp; &quot;&quot;&quot;&quot; &amp; [.F302] &amp; &quot;&quot;&quot;&quot;" table:style-name="ce1">
            <text:p>"tt0058946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9858</text:p>
          </table:table-cell>
          <table:table-cell office:value-type="string" table:style-name="ce1">
            <text:p>Neon Genesis Evangelion: The End of Evangelion</text:p>
          </table:table-cell>
          <table:table-cell office:value-type="float" office:value="1997" table:style-name="ce1">
            <text:p>1997</text:p>
          </table:table-cell>
          <table:table-cell office:value-type="float" office:value="8.1" table:style-name="ce1">
            <text:p>8.1</text:p>
          </table:table-cell>
          <table:table-cell office:value-type="float" office:value="70060" table:style-name="ce1">
            <text:p>70060</text:p>
          </table:table-cell>
          <table:table-cell office:value-type="string" table:style-name="ce1">
            <text:p>Animation,Action,Drama</text:p>
          </table:table-cell>
          <table:table-cell table:style-name="ce1"/>
          <table:table-cell office:value-type="string" office:string-value="&quot;tt0169858&quot;: &quot;&quot;Animation,Action,Drama&quot;" table:formula="of:=&quot;&quot;&quot;&quot; &amp; [.A303] &amp; &quot;&quot;&quot;: &quot;&quot;&quot; &amp; &quot;&quot;&quot;&quot; &amp; [.F303] &amp; &quot;&quot;&quot;&quot;" table:style-name="ce1">
            <text:p>"tt0169858": ""Animation,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268</text:p>
          </table:table-cell>
          <table:table-cell office:value-type="string" table:style-name="ce1">
            <text:p>The Wages of Fear</text:p>
          </table:table-cell>
          <table:table-cell office:value-type="float" office:value="1953" table:style-name="ce1">
            <text:p>1953</text:p>
          </table:table-cell>
          <table:table-cell office:value-type="float" office:value="8.1" table:style-name="ce1">
            <text:p>8.1</text:p>
          </table:table-cell>
          <table:table-cell office:value-type="float" office:value="70039" table:style-name="ce1">
            <text:p>70039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0046268&quot;: &quot;&quot;Adventure,Drama,Thriller&quot;" table:formula="of:=&quot;&quot;&quot;&quot; &amp; [.A304] &amp; &quot;&quot;&quot;: &quot;&quot;&quot; &amp; &quot;&quot;&quot;&quot; &amp; [.F304] &amp; &quot;&quot;&quot;&quot;" table:style-name="ce1">
            <text:p>"tt0046268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0629</text:p>
          </table:table-cell>
          <table:table-cell office:value-type="string" table:style-name="ce1">
            <text:p>All Quiet on the Western Front</text:p>
          </table:table-cell>
          <table:table-cell office:value-type="float" office:value="1930" table:style-name="ce1">
            <text:p>1930</text:p>
          </table:table-cell>
          <table:table-cell office:value-type="float" office:value="8.1" table:style-name="ce1">
            <text:p>8.1</text:p>
          </table:table-cell>
          <table:table-cell office:value-type="float" office:value="69833" table:style-name="ce1">
            <text:p>69833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20629&quot;: &quot;&quot;Drama,War&quot;" table:formula="of:=&quot;&quot;&quot;&quot; &amp; [.A305] &amp; &quot;&quot;&quot;: &quot;&quot;&quot; &amp; &quot;&quot;&quot;&quot; &amp; [.F305] &amp; &quot;&quot;&quot;&quot;" table:style-name="ce1">
            <text:p>"tt0020629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322420</text:p>
          </table:table-cell>
          <table:table-cell office:value-type="string" table:style-name="ce1">
            <text:p>Queen</text:p>
          </table:table-cell>
          <table:table-cell office:value-type="float" office:value="2013" table:style-name="ce1">
            <text:p>2013</text:p>
          </table:table-cell>
          <table:table-cell office:value-type="float" office:value="8.1" table:style-name="ce1">
            <text:p>8.1</text:p>
          </table:table-cell>
          <table:table-cell office:value-type="float" office:value="69662" table:style-name="ce1">
            <text:p>69662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3322420&quot;: &quot;&quot;Adventure,Comedy,Drama&quot;" table:formula="of:=&quot;&quot;&quot;&quot; &amp; [.A306] &amp; &quot;&quot;&quot;: &quot;&quot;&quot; &amp; &quot;&quot;&quot;&quot; &amp; [.F306] &amp; &quot;&quot;&quot;&quot;" table:style-name="ce1">
            <text:p>"tt3322420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922</text:p>
          </table:table-cell>
          <table:table-cell office:value-type="string" table:style-name="ce1">
            <text:p>Fanny and Alexander</text:p>
          </table:table-cell>
          <table:table-cell office:value-type="float" office:value="1982" table:style-name="ce1">
            <text:p>1982</text:p>
          </table:table-cell>
          <table:table-cell office:value-type="float" office:value="8.1" table:style-name="ce1">
            <text:p>8.1</text:p>
          </table:table-cell>
          <table:table-cell office:value-type="float" office:value="69349" table:style-name="ce1">
            <text:p>6934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3922&quot;: &quot;&quot;Drama&quot;" table:formula="of:=&quot;&quot;&quot;&quot; &amp; [.A307] &amp; &quot;&quot;&quot;: &quot;&quot;&quot; &amp; &quot;&quot;&quot;&quot; &amp; [.F307] &amp; &quot;&quot;&quot;&quot;" table:style-name="ce1">
            <text:p>"tt008392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83748</text:p>
          </table:table-cell>
          <table:table-cell office:value-type="string" table:style-name="ce1">
            <text:p>OMG: Oh My God!</text:p>
          </table:table-cell>
          <table:table-cell office:value-type="float" office:value="2012" table:style-name="ce1">
            <text:p>2012</text:p>
          </table:table-cell>
          <table:table-cell office:value-type="float" office:value="8.1" table:style-name="ce1">
            <text:p>8.1</text:p>
          </table:table-cell>
          <table:table-cell office:value-type="float" office:value="67937" table:style-name="ce1">
            <text:p>67937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2283748&quot;: &quot;&quot;Comedy,Drama,Fantasy&quot;" table:formula="of:=&quot;&quot;&quot;&quot; &amp; [.A308] &amp; &quot;&quot;&quot;: &quot;&quot;&quot; &amp; &quot;&quot;&quot;&quot; &amp; [.F308] &amp; &quot;&quot;&quot;&quot;" table:style-name="ce1">
            <text:p>"tt2283748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21480</text:p>
          </table:table-cell>
          <table:table-cell office:value-type="string" table:style-name="ce1">
            <text:p>Kahaani</text:p>
          </table:table-cell>
          <table:table-cell office:value-type="float" office:value="2012" table:style-name="ce1">
            <text:p>2012</text:p>
          </table:table-cell>
          <table:table-cell office:value-type="float" office:value="8.1" table:style-name="ce1">
            <text:p>8.1</text:p>
          </table:table-cell>
          <table:table-cell office:value-type="float" office:value="67586" table:style-name="ce1">
            <text:p>67586</text:p>
          </table:table-cell>
          <table:table-cell office:value-type="string" table:style-name="ce1">
            <text:p>Mystery,Thriller</text:p>
          </table:table-cell>
          <table:table-cell table:style-name="ce1"/>
          <table:table-cell office:value-type="string" office:string-value="&quot;tt1821480&quot;: &quot;&quot;Mystery,Thriller&quot;" table:formula="of:=&quot;&quot;&quot;&quot; &amp; [.A309] &amp; &quot;&quot;&quot;: &quot;&quot;&quot; &amp; &quot;&quot;&quot;&quot; &amp; [.F309] &amp; &quot;&quot;&quot;&quot;" table:style-name="ce1">
            <text:p>"tt1821480": ""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9254</text:p>
          </table:table-cell>
          <table:table-cell office:value-type="string" table:style-name="ce1">
            <text:p>The Passion of Joan of Arc</text:p>
          </table:table-cell>
          <table:table-cell office:value-type="float" office:value="1928" table:style-name="ce1">
            <text:p>1928</text:p>
          </table:table-cell>
          <table:table-cell office:value-type="float" office:value="8.1" table:style-name="ce1">
            <text:p>8.1</text:p>
          </table:table-cell>
          <table:table-cell office:value-type="float" office:value="64519" table:style-name="ce1">
            <text:p>6451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19254&quot;: &quot;&quot;Biography,Drama,History&quot;" table:formula="of:=&quot;&quot;&quot;&quot; &amp; [.A310] &amp; &quot;&quot;&quot;: &quot;&quot;&quot; &amp; &quot;&quot;&quot;&quot; &amp; [.F310] &amp; &quot;&quot;&quot;&quot;" table:style-name="ce1">
            <text:p>"tt0019254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3707</text:p>
          </table:table-cell>
          <table:table-cell office:value-type="string" table:style-name="ce1">
            <text:p>Sholay</text:p>
          </table:table-cell>
          <table:table-cell office:value-type="float" office:value="1975" table:style-name="ce1">
            <text:p>1975</text:p>
          </table:table-cell>
          <table:table-cell office:value-type="float" office:value="8.1" table:style-name="ce1">
            <text:p>8.1</text:p>
          </table:table-cell>
          <table:table-cell office:value-type="float" office:value="60519" table:style-name="ce1">
            <text:p>60519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0073707&quot;: &quot;&quot;Action,Adventure,Comedy&quot;" table:formula="of:=&quot;&quot;&quot;&quot; &amp; [.A311] &amp; &quot;&quot;&quot;: &quot;&quot;&quot; &amp; &quot;&quot;&quot;&quot; &amp; [.F311] &amp; &quot;&quot;&quot;&quot;" table:style-name="ce1">
            <text:p>"tt0073707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8455</text:p>
          </table:table-cell>
          <table:table-cell office:value-type="string" table:style-name="ce1">
            <text:p>Sunrise</text:p>
          </table:table-cell>
          <table:table-cell office:value-type="float" office:value="1927" table:style-name="ce1">
            <text:p>1927</text:p>
          </table:table-cell>
          <table:table-cell office:value-type="float" office:value="8.1" table:style-name="ce1">
            <text:p>8.1</text:p>
          </table:table-cell>
          <table:table-cell office:value-type="float" office:value="55297" table:style-name="ce1">
            <text:p>55297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18455&quot;: &quot;&quot;Drama,Romance&quot;" table:formula="of:=&quot;&quot;&quot;&quot; &amp; [.A312] &amp; &quot;&quot;&quot;: &quot;&quot;&quot; &amp; &quot;&quot;&quot;&quot; &amp; [.F312] &amp; &quot;&quot;&quot;&quot;" table:style-name="ce1">
            <text:p>"tt0018455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783</text:p>
          </table:table-cell>
          <table:table-cell office:value-type="string" table:style-name="ce1">
            <text:p>Nights of Cabiria</text:p>
          </table:table-cell>
          <table:table-cell office:value-type="float" office:value="1957" table:style-name="ce1">
            <text:p>1957</text:p>
          </table:table-cell>
          <table:table-cell office:value-type="float" office:value="8.1" table:style-name="ce1">
            <text:p>8.1</text:p>
          </table:table-cell>
          <table:table-cell office:value-type="float" office:value="54795" table:style-name="ce1">
            <text:p>5479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0783&quot;: &quot;&quot;Drama&quot;" table:formula="of:=&quot;&quot;&quot;&quot; &amp; [.A313] &amp; &quot;&quot;&quot;: &quot;&quot;&quot; &amp; &quot;&quot;&quot;&quot; &amp; [.F313] &amp; &quot;&quot;&quot;&quot;" table:style-name="ce1">
            <text:p>"tt005078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510</text:p>
          </table:table-cell>
          <table:table-cell office:value-type="string" table:style-name="ce1">
            <text:p>Paper Moon</text:p>
          </table:table-cell>
          <table:table-cell office:value-type="float" office:value="1973" table:style-name="ce1">
            <text:p>1973</text:p>
          </table:table-cell>
          <table:table-cell office:value-type="float" office:value="8.1" table:style-name="ce1">
            <text:p>8.1</text:p>
          </table:table-cell>
          <table:table-cell office:value-type="float" office:value="54788" table:style-name="ce1">
            <text:p>54788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70510&quot;: &quot;&quot;Comedy,Crime,Drama&quot;" table:formula="of:=&quot;&quot;&quot;&quot; &amp; [.A314] &amp; &quot;&quot;&quot;: &quot;&quot;&quot; &amp; &quot;&quot;&quot;&quot; &amp; [.F314] &amp; &quot;&quot;&quot;&quot;" table:style-name="ce1">
            <text:p>"tt0070510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4896</text:p>
          </table:table-cell>
          <table:table-cell office:value-type="string" table:style-name="ce1">
            <text:p>The Message</text:p>
          </table:table-cell>
          <table:table-cell office:value-type="float" office:value="1976" table:style-name="ce1">
            <text:p>1976</text:p>
          </table:table-cell>
          <table:table-cell office:value-type="float" office:value="8.1" table:style-name="ce1">
            <text:p>8.1</text:p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74896&quot;: &quot;&quot;Biography,Drama,History&quot;" table:formula="of:=&quot;&quot;&quot;&quot; &amp; [.A315] &amp; &quot;&quot;&quot;: &quot;&quot;&quot; &amp; &quot;&quot;&quot;&quot; &amp; [.F315] &amp; &quot;&quot;&quot;&quot;" table:style-name="ce1">
            <text:p>"tt0074896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40203</text:p>
          </table:table-cell>
          <table:table-cell office:value-type="string" table:style-name="ce1">
            <text:p>Wolf Children</text:p>
          </table:table-cell>
          <table:table-cell office:value-type="float" office:value="2012" table:style-name="ce1">
            <text:p>2012</text:p>
          </table:table-cell>
          <table:table-cell office:value-type="float" office:value="8.1" table:style-name="ce1">
            <text:p>8.1</text:p>
          </table:table-cell>
          <table:table-cell office:value-type="float" office:value="51937" table:style-name="ce1">
            <text:p>51937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2140203&quot;: &quot;&quot;Animation,Drama,Family&quot;" table:formula="of:=&quot;&quot;&quot;&quot; &amp; [.A316] &amp; &quot;&quot;&quot;: &quot;&quot;&quot; &amp; &quot;&quot;&quot;&quot; &amp; [.F316] &amp; &quot;&quot;&quot;&quot;" table:style-name="ce1">
            <text:p>"tt2140203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991224</text:p>
          </table:table-cell>
          <table:table-cell office:value-type="string" table:style-name="ce1">
            <text:p>Tangerines</text:p>
          </table:table-cell>
          <table:table-cell office:value-type="float" office:value="2013" table:style-name="ce1">
            <text:p>2013</text:p>
          </table:table-cell>
          <table:table-cell office:value-type="float" office:value="8.1" table:style-name="ce1">
            <text:p>8.1</text:p>
          </table:table-cell>
          <table:table-cell office:value-type="float" office:value="50426" table:style-name="ce1">
            <text:p>50426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2991224&quot;: &quot;&quot;Drama,War&quot;" table:formula="of:=&quot;&quot;&quot;&quot; &amp; [.A317] &amp; &quot;&quot;&quot;: &quot;&quot;&quot; &amp; &quot;&quot;&quot;&quot; &amp; [.F317] &amp; &quot;&quot;&quot;&quot;" table:style-name="ce1">
            <text:p>"tt2991224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39426</text:p>
          </table:table-cell>
          <table:table-cell office:value-type="string" table:style-name="ce1">
            <text:p>Udaan</text:p>
          </table:table-cell>
          <table:table-cell office:value-type="float" office:value="2010" table:style-name="ce1">
            <text:p>2010</text:p>
          </table:table-cell>
          <table:table-cell office:value-type="float" office:value="8.1" table:style-name="ce1">
            <text:p>8.1</text:p>
          </table:table-cell>
          <table:table-cell office:value-type="float" office:value="48438" table:style-name="ce1">
            <text:p>4843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639426&quot;: &quot;&quot;Drama&quot;" table:formula="of:=&quot;&quot;&quot;&quot; &amp; [.A318] &amp; &quot;&quot;&quot;: &quot;&quot;&quot; &amp; &quot;&quot;&quot;&quot; &amp; [.F318] &amp; &quot;&quot;&quot;&quot;" table:style-name="ce1">
            <text:p>"tt163942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5446</text:p>
          </table:table-cell>
          <table:table-cell office:value-type="string" table:style-name="ce1">
            <text:p>To Be or Not to Be</text:p>
          </table:table-cell>
          <table:table-cell office:value-type="float" office:value="1942" table:style-name="ce1">
            <text:p>1942</text:p>
          </table:table-cell>
          <table:table-cell office:value-type="float" office:value="8.1" table:style-name="ce1">
            <text:p>8.1</text:p>
          </table:table-cell>
          <table:table-cell office:value-type="float" office:value="46665" table:style-name="ce1">
            <text:p>46665</text:p>
          </table:table-cell>
          <table:table-cell office:value-type="string" table:style-name="ce1">
            <text:p>Comedy,Romance,War</text:p>
          </table:table-cell>
          <table:table-cell table:style-name="ce1"/>
          <table:table-cell office:value-type="string" office:string-value="&quot;tt0035446&quot;: &quot;&quot;Comedy,Romance,War&quot;" table:formula="of:=&quot;&quot;&quot;&quot; &amp; [.A319] &amp; &quot;&quot;&quot;: &quot;&quot;&quot; &amp; &quot;&quot;&quot;&quot; &amp; [.F319] &amp; &quot;&quot;&quot;&quot;" table:style-name="ce1">
            <text:p>"tt0035446": ""Comedy,Romanc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725</text:p>
          </table:table-cell>
          <table:table-cell office:value-type="string" table:style-name="ce1">
            <text:p>The Red Shoes</text:p>
          </table:table-cell>
          <table:table-cell office:value-type="float" office:value="1948" table:style-name="ce1">
            <text:p>1948</text:p>
          </table:table-cell>
          <table:table-cell office:value-type="float" office:value="8.1" table:style-name="ce1">
            <text:p>8.1</text:p>
          </table:table-cell>
          <table:table-cell office:value-type="float" office:value="41375" table:style-name="ce1">
            <text:p>41375</text:p>
          </table:table-cell>
          <table:table-cell office:value-type="string" table:style-name="ce1">
            <text:p>Drama,Music,Romance</text:p>
          </table:table-cell>
          <table:table-cell table:style-name="ce1"/>
          <table:table-cell office:value-type="string" office:string-value="&quot;tt0040725&quot;: &quot;&quot;Drama,Music,Romance&quot;" table:formula="of:=&quot;&quot;&quot;&quot; &amp; [.A320] &amp; &quot;&quot;&quot;: &quot;&quot;&quot; &amp; &quot;&quot;&quot;&quot; &amp; [.F320] &amp; &quot;&quot;&quot;&quot;" table:style-name="ce1">
            <text:p>"tt0040725": ""Drama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3338</text:p>
          </table:table-cell>
          <table:table-cell office:value-type="string" table:style-name="ce1">
            <text:p>Ace in the Hole</text:p>
          </table:table-cell>
          <table:table-cell office:value-type="float" office:value="1951" table:style-name="ce1">
            <text:p>1951</text:p>
          </table:table-cell>
          <table:table-cell office:value-type="float" office:value="8.1" table:style-name="ce1">
            <text:p>8.1</text:p>
          </table:table-cell>
          <table:table-cell office:value-type="float" office:value="40729" table:style-name="ce1">
            <text:p>40729</text:p>
          </table:table-cell>
          <table:table-cell office:value-type="string" table:style-name="ce1">
            <text:p>Drama,Film-Noir</text:p>
          </table:table-cell>
          <table:table-cell table:style-name="ce1"/>
          <table:table-cell office:value-type="string" office:string-value="&quot;tt0043338&quot;: &quot;&quot;Drama,Film-Noir&quot;" table:formula="of:=&quot;&quot;&quot;&quot; &amp; [.A321] &amp; &quot;&quot;&quot;: &quot;&quot;&quot; &amp; &quot;&quot;&quot;&quot; &amp; [.F321] &amp; &quot;&quot;&quot;&quot;" table:style-name="ce1">
            <text:p>"tt0043338": ""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8950</text:p>
          </table:table-cell>
          <table:table-cell office:value-type="string" table:style-name="ce1">
            <text:p>The Grand Illusion</text:p>
          </table:table-cell>
          <table:table-cell office:value-type="float" office:value="1937" table:style-name="ce1">
            <text:p>1937</text:p>
          </table:table-cell>
          <table:table-cell office:value-type="float" office:value="8.1" table:style-name="ce1">
            <text:p>8.1</text:p>
          </table:table-cell>
          <table:table-cell office:value-type="float" office:value="40059" table:style-name="ce1">
            <text:p>40059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28950&quot;: &quot;&quot;Drama,War&quot;" table:formula="of:=&quot;&quot;&quot;&quot; &amp; [.A322] &amp; &quot;&quot;&quot;: &quot;&quot;&quot; &amp; &quot;&quot;&quot;&quot; &amp; [.F322] &amp; &quot;&quot;&quot;&quot;" table:style-name="ce1">
            <text:p>"tt0028950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7711</text:p>
          </table:table-cell>
          <table:table-cell office:value-type="string" table:style-name="ce1">
            <text:p>Autumn Sonata</text:p>
          </table:table-cell>
          <table:table-cell office:value-type="float" office:value="1978" table:style-name="ce1">
            <text:p>1978</text:p>
          </table:table-cell>
          <table:table-cell office:value-type="float" office:value="8.1" table:style-name="ce1">
            <text:p>8.1</text:p>
          </table:table-cell>
          <table:table-cell office:value-type="float" office:value="39782" table:style-name="ce1">
            <text:p>39782</text:p>
          </table:table-cell>
          <table:table-cell office:value-type="string" table:style-name="ce1">
            <text:p>Drama,Music</text:p>
          </table:table-cell>
          <table:table-cell table:style-name="ce1"/>
          <table:table-cell office:value-type="string" office:string-value="&quot;tt0077711&quot;: &quot;&quot;Drama,Music&quot;" table:formula="of:=&quot;&quot;&quot;&quot; &amp; [.A323] &amp; &quot;&quot;&quot;: &quot;&quot;&quot; &amp; &quot;&quot;&quot;&quot; &amp; [.F323] &amp; &quot;&quot;&quot;&quot;" table:style-name="ce1">
            <text:p>"tt0077711": ""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934950</text:p>
          </table:table-cell>
          <table:table-cell office:value-type="string" table:style-name="ce1">
            <text:p>Guilty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39562" table:style-name="ce1">
            <text:p>39562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4934950&quot;: &quot;&quot;Crime,Drama,Mystery&quot;" table:formula="of:=&quot;&quot;&quot;&quot; &amp; [.A324] &amp; &quot;&quot;&quot;: &quot;&quot;&quot; &amp; &quot;&quot;&quot;&quot; &amp; [.F324] &amp; &quot;&quot;&quot;&quot;" table:style-name="ce1">
            <text:p>"tt4934950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324144</text:p>
          </table:table-cell>
          <table:table-cell office:value-type="string" table:style-name="ce1">
            <text:p>Article 15</text:p>
          </table:table-cell>
          <table:table-cell office:value-type="float" office:value="2019" table:style-name="ce1">
            <text:p>2019</text:p>
          </table:table-cell>
          <table:table-cell office:value-type="float" office:value="8.1" table:style-name="ce1">
            <text:p>8.1</text:p>
          </table:table-cell>
          <table:table-cell office:value-type="float" office:value="38310" table:style-name="ce1">
            <text:p>38310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0324144&quot;: &quot;&quot;Crime,Drama,Mystery&quot;" table:formula="of:=&quot;&quot;&quot;&quot; &amp; [.A325] &amp; &quot;&quot;&quot;: &quot;&quot;&quot; &amp; &quot;&quot;&quot;&quot; &amp; [.F325] &amp; &quot;&quot;&quot;&quot;" table:style-name="ce1">
            <text:p>"tt10324144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8021</text:p>
          </table:table-cell>
          <table:table-cell office:value-type="string" table:style-name="ce1">
            <text:p>Rififi</text:p>
          </table:table-cell>
          <table:table-cell office:value-type="float" office:value="1955" table:style-name="ce1">
            <text:p>1955</text:p>
          </table:table-cell>
          <table:table-cell office:value-type="float" office:value="8.1" table:style-name="ce1">
            <text:p>8.1</text:p>
          </table:table-cell>
          <table:table-cell office:value-type="float" office:value="37961" table:style-name="ce1">
            <text:p>37961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48021&quot;: &quot;&quot;Crime,Drama,Thriller&quot;" table:formula="of:=&quot;&quot;&quot;&quot; &amp; [.A326] &amp; &quot;&quot;&quot;: &quot;&quot;&quot; &amp; &quot;&quot;&quot;&quot; &amp; [.F326] &amp; &quot;&quot;&quot;&quot;" table:style-name="ce1">
            <text:p>"tt0048021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8773</text:p>
          </table:table-cell>
          <table:table-cell office:value-type="string" table:style-name="ce1">
            <text:p>The Circus</text:p>
          </table:table-cell>
          <table:table-cell office:value-type="float" office:value="1928" table:style-name="ce1">
            <text:p>1928</text:p>
          </table:table-cell>
          <table:table-cell office:value-type="float" office:value="8.1" table:style-name="ce1">
            <text:p>8.1</text:p>
          </table:table-cell>
          <table:table-cell office:value-type="float" office:value="37274" table:style-name="ce1">
            <text:p>37274</text:p>
          </table:table-cell>
          <table:table-cell office:value-type="string" table:style-name="ce1">
            <text:p>Comedy,Family,Romance</text:p>
          </table:table-cell>
          <table:table-cell table:style-name="ce1"/>
          <table:table-cell office:value-type="string" office:string-value="&quot;tt0018773&quot;: &quot;&quot;Comedy,Family,Romance&quot;" table:formula="of:=&quot;&quot;&quot;&quot; &amp; [.A327] &amp; &quot;&quot;&quot;: &quot;&quot;&quot; &amp; &quot;&quot;&quot;&quot; &amp; [.F327] &amp; &quot;&quot;&quot;&quot;" table:style-name="ce1">
            <text:p>"tt0018773": ""Comedy,Famil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041</text:p>
          </table:table-cell>
          <table:table-cell office:value-type="string" table:style-name="ce1">
            <text:p>White Heat</text:p>
          </table:table-cell>
          <table:table-cell office:value-type="float" office:value="1949" table:style-name="ce1">
            <text:p>1949</text:p>
          </table:table-cell>
          <table:table-cell office:value-type="float" office:value="8.1" table:style-name="ce1">
            <text:p>8.1</text:p>
          </table:table-cell>
          <table:table-cell office:value-type="float" office:value="37117" table:style-name="ce1">
            <text:p>37117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42041&quot;: &quot;&quot;Action,Crime,Drama&quot;" table:formula="of:=&quot;&quot;&quot;&quot; &amp; [.A328] &amp; &quot;&quot;&quot;: &quot;&quot;&quot; &amp; &quot;&quot;&quot;&quot; &amp; [.F328] &amp; &quot;&quot;&quot;&quot;" table:style-name="ce1">
            <text:p>"tt0042041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5611</text:p>
          </table:table-cell>
          <table:table-cell office:value-type="string" table:style-name="ce1">
            <text:p>Black</text:p>
          </table:table-cell>
          <table:table-cell office:value-type="float" office:value="2005" table:style-name="ce1">
            <text:p>2005</text:p>
          </table:table-cell>
          <table:table-cell office:value-type="float" office:value="8.1" table:style-name="ce1">
            <text:p>8.1</text:p>
          </table:table-cell>
          <table:table-cell office:value-type="float" office:value="36871" table:style-name="ce1">
            <text:p>3687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375611&quot;: &quot;&quot;Drama&quot;" table:formula="of:=&quot;&quot;&quot;&quot; &amp; [.A329] &amp; &quot;&quot;&quot;: &quot;&quot;&quot; &amp; &quot;&quot;&quot;&quot; &amp; [.F329] &amp; &quot;&quot;&quot;&quot;" table:style-name="ce1">
            <text:p>"tt037561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1640</text:p>
          </table:table-cell>
          <table:table-cell office:value-type="string" table:style-name="ce1">
            <text:p>Raise the Red Lantern</text:p>
          </table:table-cell>
          <table:table-cell office:value-type="float" office:value="1991" table:style-name="ce1">
            <text:p>1991</text:p>
          </table:table-cell>
          <table:table-cell office:value-type="float" office:value="8.1" table:style-name="ce1">
            <text:p>8.1</text:p>
          </table:table-cell>
          <table:table-cell office:value-type="float" office:value="36539" table:style-name="ce1">
            <text:p>3653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01640&quot;: &quot;&quot;Drama,Romance&quot;" table:formula="of:=&quot;&quot;&quot;&quot; &amp; [.A330] &amp; &quot;&quot;&quot;: &quot;&quot;&quot; &amp; &quot;&quot;&quot;&quot; &amp; [.F330] &amp; &quot;&quot;&quot;&quot;" table:style-name="ce1">
            <text:p>"tt010164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6763</text:p>
          </table:table-cell>
          <table:table-cell office:value-type="string" table:style-name="ce1">
            <text:p>Anand</text:p>
          </table:table-cell>
          <table:table-cell office:value-type="float" office:value="1971" table:style-name="ce1">
            <text:p>1971</text:p>
          </table:table-cell>
          <table:table-cell office:value-type="float" office:value="8.1" table:style-name="ce1">
            <text:p>8.1</text:p>
          </table:table-cell>
          <table:table-cell office:value-type="float" office:value="36360" table:style-name="ce1">
            <text:p>36360</text:p>
          </table:table-cell>
          <table:table-cell office:value-type="string" table:style-name="ce1">
            <text:p>Drama,Musical</text:p>
          </table:table-cell>
          <table:table-cell table:style-name="ce1"/>
          <table:table-cell office:value-type="string" office:string-value="&quot;tt0066763&quot;: &quot;&quot;Drama,Musical&quot;" table:formula="of:=&quot;&quot;&quot;&quot; &amp; [.A331] &amp; &quot;&quot;&quot;: &quot;&quot;&quot; &amp; &quot;&quot;&quot;&quot; &amp; [.F331] &amp; &quot;&quot;&quot;&quot;" table:style-name="ce1">
            <text:p>"tt0066763": ""Drama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332</text:p>
          </table:table-cell>
          <table:table-cell office:value-type="string" table:style-name="ce1">
            <text:p>Farewell My Concubine</text:p>
          </table:table-cell>
          <table:table-cell office:value-type="float" office:value="1993" table:style-name="ce1">
            <text:p>1993</text:p>
          </table:table-cell>
          <table:table-cell office:value-type="float" office:value="8.1" table:style-name="ce1">
            <text:p>8.1</text:p>
          </table:table-cell>
          <table:table-cell office:value-type="float" office:value="35006" table:style-name="ce1">
            <text:p>35006</text:p>
          </table:table-cell>
          <table:table-cell office:value-type="string" table:style-name="ce1">
            <text:p>Drama,Music,Romance</text:p>
          </table:table-cell>
          <table:table-cell table:style-name="ce1"/>
          <table:table-cell office:value-type="string" office:string-value="&quot;tt0106332&quot;: &quot;&quot;Drama,Music,Romance&quot;" table:formula="of:=&quot;&quot;&quot;&quot; &amp; [.A332] &amp; &quot;&quot;&quot;: &quot;&quot;&quot; &amp; &quot;&quot;&quot;&quot; &amp; [.F332] &amp; &quot;&quot;&quot;&quot;" table:style-name="ce1">
            <text:p>"tt0106332": ""Drama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946</text:p>
          </table:table-cell>
          <table:table-cell office:value-type="string" table:style-name="ce1">
            <text:p>Inherit the Wind</text:p>
          </table:table-cell>
          <table:table-cell office:value-type="float" office:value="1960" table:style-name="ce1">
            <text:p>1960</text:p>
          </table:table-cell>
          <table:table-cell office:value-type="float" office:value="8.1" table:style-name="ce1">
            <text:p>8.1</text:p>
          </table:table-cell>
          <table:table-cell office:value-type="float" office:value="34119" table:style-name="ce1">
            <text:p>3411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53946&quot;: &quot;&quot;Biography,Drama,History&quot;" table:formula="of:=&quot;&quot;&quot;&quot; &amp; [.A333] &amp; &quot;&quot;&quot;: &quot;&quot;&quot; &amp; &quot;&quot;&quot;&quot; &amp; [.F333] &amp; &quot;&quot;&quot;&quot;" table:style-name="ce1">
            <text:p>"tt0053946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223</text:p>
          </table:table-cell>
          <table:table-cell office:value-type="string" table:style-name="ce1">
            <text:p>Time of the Gypsies</text:p>
          </table:table-cell>
          <table:table-cell office:value-type="float" office:value="1988" table:style-name="ce1">
            <text:p>1988</text:p>
          </table:table-cell>
          <table:table-cell office:value-type="float" office:value="8.1" table:style-name="ce1">
            <text:p>8.1</text:p>
          </table:table-cell>
          <table:table-cell office:value-type="float" office:value="33570" table:style-name="ce1">
            <text:p>33570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97223&quot;: &quot;&quot;Comedy,Crime,Drama&quot;" table:formula="of:=&quot;&quot;&quot;&quot; &amp; [.A334] &amp; &quot;&quot;&quot;: &quot;&quot;&quot; &amp; &quot;&quot;&quot;&quot; &amp; [.F334] &amp; &quot;&quot;&quot;&quot;" table:style-name="ce1">
            <text:p>"tt0097223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635372</text:p>
          </table:table-cell>
          <table:table-cell office:value-type="string" table:style-name="ce1">
            <text:p>Masaan</text:p>
          </table:table-cell>
          <table:table-cell office:value-type="float" office:value="2015" table:style-name="ce1">
            <text:p>2015</text:p>
          </table:table-cell>
          <table:table-cell office:value-type="float" office:value="8.1" table:style-name="ce1">
            <text:p>8.1</text:p>
          </table:table-cell>
          <table:table-cell office:value-type="float" office:value="32971" table:style-name="ce1">
            <text:p>3297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4635372&quot;: &quot;&quot;Drama&quot;" table:formula="of:=&quot;&quot;&quot;&quot; &amp; [.A335] &amp; &quot;&quot;&quot;: &quot;&quot;&quot; &amp; &quot;&quot;&quot;&quot; &amp; [.F335] &amp; &quot;&quot;&quot;&quot;" table:style-name="ce1">
            <text:p>"tt463537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5234</text:p>
          </table:table-cell>
          <table:table-cell office:value-type="string" table:style-name="ce1">
            <text:p>Z</text:p>
          </table:table-cell>
          <table:table-cell office:value-type="float" office:value="1969" table:style-name="ce1">
            <text:p>1969</text:p>
          </table:table-cell>
          <table:table-cell office:value-type="float" office:value="8.1" table:style-name="ce1">
            <text:p>8.1</text:p>
          </table:table-cell>
          <table:table-cell office:value-type="float" office:value="32614" table:style-name="ce1">
            <text:p>32614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65234&quot;: &quot;&quot;Crime,Drama,Thriller&quot;" table:formula="of:=&quot;&quot;&quot;&quot; &amp; [.A336] &amp; &quot;&quot;&quot;: &quot;&quot;&quot; &amp; &quot;&quot;&quot;&quot; &amp; [.F336] &amp; &quot;&quot;&quot;&quot;" table:style-name="ce1">
            <text:p>"tt0065234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4316</text:p>
          </table:table-cell>
          <table:table-cell office:value-type="string" table:style-name="ce1">
            <text:p>Yi Yi</text:p>
          </table:table-cell>
          <table:table-cell office:value-type="float" office:value="2000" table:style-name="ce1">
            <text:p>2000</text:p>
          </table:table-cell>
          <table:table-cell office:value-type="float" office:value="8.1" table:style-name="ce1">
            <text:p>8.1</text:p>
          </table:table-cell>
          <table:table-cell office:value-type="float" office:value="30309" table:style-name="ce1">
            <text:p>3030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244316&quot;: &quot;&quot;Drama,Romance&quot;" table:formula="of:=&quot;&quot;&quot;&quot; &amp; [.A337] &amp; &quot;&quot;&quot;: &quot;&quot;&quot; &amp; &quot;&quot;&quot;&quot; &amp; [.F337] &amp; &quot;&quot;&quot;&quot;" table:style-name="ce1">
            <text:p>"tt024431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236034</text:p>
          </table:table-cell>
          <table:table-cell office:value-type="string" table:style-name="ce1">
            <text:p>I Want to Eat Your Pancreas</text:p>
          </table:table-cell>
          <table:table-cell office:value-type="float" office:value="2018" table:style-name="ce1">
            <text:p>2018</text:p>
          </table:table-cell>
          <table:table-cell office:value-type="float" office:value="8.1" table:style-name="ce1">
            <text:p>8.1</text:p>
          </table:table-cell>
          <table:table-cell office:value-type="float" office:value="29537" table:style-name="ce1">
            <text:p>29537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7236034&quot;: &quot;&quot;Animation,Drama,Family&quot;" table:formula="of:=&quot;&quot;&quot;&quot; &amp; [.A338] &amp; &quot;&quot;&quot;: &quot;&quot;&quot; &amp; &quot;&quot;&quot;&quot; &amp; [.F338] &amp; &quot;&quot;&quot;&quot;" table:style-name="ce1">
            <text:p>"tt7236034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3438</text:p>
          </table:table-cell>
          <table:table-cell office:value-type="string" table:style-name="ce1">
            <text:p>Everything's Gonna Be Great</text:p>
          </table:table-cell>
          <table:table-cell office:value-type="float" office:value="1998" table:style-name="ce1">
            <text:p>1998</text:p>
          </table:table-cell>
          <table:table-cell office:value-type="float" office:value="8.1" table:style-name="ce1">
            <text:p>8.1</text:p>
          </table:table-cell>
          <table:table-cell office:value-type="float" office:value="28891" table:style-name="ce1">
            <text:p>2889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263438&quot;: &quot;&quot;Comedy,Drama&quot;" table:formula="of:=&quot;&quot;&quot;&quot; &amp; [.A339] &amp; &quot;&quot;&quot;: &quot;&quot;&quot; &amp; &quot;&quot;&quot;&quot; &amp; [.F339] &amp; &quot;&quot;&quot;&quot;" table:style-name="ce1">
            <text:p>"tt0263438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288</text:p>
          </table:table-cell>
          <table:table-cell office:value-type="string" table:style-name="ce1">
            <text:p>Jean de Florette</text:p>
          </table:table-cell>
          <table:table-cell office:value-type="float" office:value="1986" table:style-name="ce1">
            <text:p>1986</text:p>
          </table:table-cell>
          <table:table-cell office:value-type="float" office:value="8.1" table:style-name="ce1">
            <text:p>8.1</text:p>
          </table:table-cell>
          <table:table-cell office:value-type="float" office:value="28354" table:style-name="ce1">
            <text:p>2835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91288&quot;: &quot;&quot;Drama&quot;" table:formula="of:=&quot;&quot;&quot;&quot; &amp; [.A340] &amp; &quot;&quot;&quot;: &quot;&quot;&quot; &amp; &quot;&quot;&quot;&quot; &amp; [.F340] &amp; &quot;&quot;&quot;&quot;" table:style-name="ce1">
            <text:p>"tt009128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00087</text:p>
          </table:table-cell>
          <table:table-cell office:value-type="string" table:style-name="ce1">
            <text:p>Sarfarosh</text:p>
          </table:table-cell>
          <table:table-cell office:value-type="float" office:value="1999" table:style-name="ce1">
            <text:p>1999</text:p>
          </table:table-cell>
          <table:table-cell office:value-type="float" office:value="8.1" table:style-name="ce1">
            <text:p>8.1</text:p>
          </table:table-cell>
          <table:table-cell office:value-type="float" office:value="27898" table:style-name="ce1">
            <text:p>27898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200087&quot;: &quot;&quot;Action,Crime,Drama&quot;" table:formula="of:=&quot;&quot;&quot;&quot; &amp; [.A341] &amp; &quot;&quot;&quot;: &quot;&quot;&quot; &amp; &quot;&quot;&quot;&quot; &amp; [.F341] &amp; &quot;&quot;&quot;&quot;" table:style-name="ce1">
            <text:p>"tt0200087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4040</text:p>
          </table:table-cell>
          <table:table-cell office:value-type="string" table:style-name="ce1">
            <text:p>Army of Shadows</text:p>
          </table:table-cell>
          <table:table-cell office:value-type="float" office:value="1969" table:style-name="ce1">
            <text:p>1969</text:p>
          </table:table-cell>
          <table:table-cell office:value-type="float" office:value="8.1" table:style-name="ce1">
            <text:p>8.1</text:p>
          </table:table-cell>
          <table:table-cell office:value-type="float" office:value="27584" table:style-name="ce1">
            <text:p>27584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64040&quot;: &quot;&quot;Drama,War&quot;" table:formula="of:=&quot;&quot;&quot;&quot; &amp; [.A342] &amp; &quot;&quot;&quot;: &quot;&quot;&quot; &amp; &quot;&quot;&quot;&quot; &amp; [.F342] &amp; &quot;&quot;&quot;&quot;" table:style-name="ce1">
            <text:p>"tt0064040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4008</text:p>
          </table:table-cell>
          <table:table-cell office:value-type="string" table:style-name="ce1">
            <text:p>A Christmas Carol</text:p>
          </table:table-cell>
          <table:table-cell office:value-type="float" office:value="1951" table:style-name="ce1">
            <text:p>1951</text:p>
          </table:table-cell>
          <table:table-cell office:value-type="float" office:value="8.1" table:style-name="ce1">
            <text:p>8.1</text:p>
          </table:table-cell>
          <table:table-cell office:value-type="float" office:value="27489" table:style-name="ce1">
            <text:p>27489</text:p>
          </table:table-cell>
          <table:table-cell office:value-type="string" table:style-name="ce1">
            <text:p>Drama,Family,Fantasy</text:p>
          </table:table-cell>
          <table:table-cell table:style-name="ce1"/>
          <table:table-cell office:value-type="string" office:string-value="&quot;tt0044008&quot;: &quot;&quot;Drama,Family,Fantasy&quot;" table:formula="of:=&quot;&quot;&quot;&quot; &amp; [.A343] &amp; &quot;&quot;&quot;: &quot;&quot;&quot; &amp; &quot;&quot;&quot;&quot; &amp; [.F343] &amp; &quot;&quot;&quot;&quot;" table:style-name="ce1">
            <text:p>"tt0044008": ""Drama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467</text:p>
          </table:table-cell>
          <table:table-cell office:value-type="string" table:style-name="ce1">
            <text:p>A Short Film About Love</text:p>
          </table:table-cell>
          <table:table-cell office:value-type="float" office:value="1988" table:style-name="ce1">
            <text:p>1988</text:p>
          </table:table-cell>
          <table:table-cell office:value-type="float" office:value="8.1" table:style-name="ce1">
            <text:p>8.1</text:p>
          </table:table-cell>
          <table:table-cell office:value-type="float" office:value="27163" table:style-name="ce1">
            <text:p>27163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95467&quot;: &quot;&quot;Drama,Romance&quot;" table:formula="of:=&quot;&quot;&quot;&quot; &amp; [.A344] &amp; &quot;&quot;&quot;: &quot;&quot;&quot; &amp; &quot;&quot;&quot;&quot; &amp; [.F344] &amp; &quot;&quot;&quot;&quot;" table:style-name="ce1">
            <text:p>"tt0095467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478</text:p>
          </table:table-cell>
          <table:table-cell office:value-type="string" table:style-name="ce1">
            <text:p>Ugetsu</text:p>
          </table:table-cell>
          <table:table-cell office:value-type="float" office:value="1953" table:style-name="ce1">
            <text:p>1953</text:p>
          </table:table-cell>
          <table:table-cell office:value-type="float" office:value="8.1" table:style-name="ce1">
            <text:p>8.1</text:p>
          </table:table-cell>
          <table:table-cell office:value-type="float" office:value="27047" table:style-name="ce1">
            <text:p>27047</text:p>
          </table:table-cell>
          <table:table-cell office:value-type="string" table:style-name="ce1">
            <text:p>Drama,Fantasy,War</text:p>
          </table:table-cell>
          <table:table-cell table:style-name="ce1"/>
          <table:table-cell office:value-type="string" office:string-value="&quot;tt0046478&quot;: &quot;&quot;Drama,Fantasy,War&quot;" table:formula="of:=&quot;&quot;&quot;&quot; &amp; [.A345] &amp; &quot;&quot;&quot;: &quot;&quot;&quot; &amp; &quot;&quot;&quot;&quot; &amp; [.F345] &amp; &quot;&quot;&quot;&quot;" table:style-name="ce1">
            <text:p>"tt0046478": ""Drama,Fantas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8870</text:p>
          </table:table-cell>
          <table:table-cell office:value-type="string" table:style-name="ce1">
            <text:p>A Moment to Remember</text:p>
          </table:table-cell>
          <table:table-cell office:value-type="float" office:value="2004" table:style-name="ce1">
            <text:p>2004</text:p>
          </table:table-cell>
          <table:table-cell office:value-type="float" office:value="8.1" table:style-name="ce1">
            <text:p>8.1</text:p>
          </table:table-cell>
          <table:table-cell office:value-type="float" office:value="26390" table:style-name="ce1">
            <text:p>26390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428870&quot;: &quot;&quot;Drama,Romance&quot;" table:formula="of:=&quot;&quot;&quot;&quot; &amp; [.A346] &amp; &quot;&quot;&quot;: &quot;&quot;&quot; &amp; &quot;&quot;&quot;&quot; &amp; [.F346] &amp; &quot;&quot;&quot;&quot;" table:style-name="ce1">
            <text:p>"tt042887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51817</text:p>
          </table:table-cell>
          <table:table-cell office:value-type="string" table:style-name="ce1">
            <text:p>The Twilight Samurai</text:p>
          </table:table-cell>
          <table:table-cell office:value-type="float" office:value="2002" table:style-name="ce1">
            <text:p>2002</text:p>
          </table:table-cell>
          <table:table-cell office:value-type="float" office:value="8.1" table:style-name="ce1">
            <text:p>8.1</text:p>
          </table:table-cell>
          <table:table-cell office:value-type="float" office:value="26313" table:style-name="ce1">
            <text:p>26313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51817&quot;: &quot;&quot;Drama,Romance&quot;" table:formula="of:=&quot;&quot;&quot;&quot; &amp; [.A347] &amp; &quot;&quot;&quot;: &quot;&quot;&quot; &amp; &quot;&quot;&quot;&quot; &amp; [.F347] &amp; &quot;&quot;&quot;&quot;" table:style-name="ce1">
            <text:p>"tt0351817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48228</text:p>
          </table:table-cell>
          <table:table-cell office:value-type="string" table:style-name="ce1">
            <text:p>The Avengers</text:p>
          </table:table-cell>
          <table:table-cell office:value-type="float" office:value="2012" table:style-name="ce1">
            <text:p>2012</text:p>
          </table:table-cell>
          <table:table-cell office:value-type="float" office:value="8" table:style-name="ce1">
            <text:p>8</text:p>
          </table:table-cell>
          <table:table-cell office:value-type="float" office:value="1503852" table:style-name="ce1">
            <text:p>1503852</text:p>
          </table:table-cell>
          <table:table-cell office:value-type="string" table:style-name="ce1">
            <text:p>Action,Sci-Fi</text:p>
          </table:table-cell>
          <table:table-cell table:style-name="ce1"/>
          <table:table-cell office:value-type="string" office:string-value="&quot;tt0848228&quot;: &quot;&quot;Action,Sci-Fi&quot;" table:formula="of:=&quot;&quot;&quot;&quot; &amp; [.A348] &amp; &quot;&quot;&quot;: &quot;&quot;&quot; &amp; &quot;&quot;&quot;&quot; &amp; [.F348] &amp; &quot;&quot;&quot;&quot;" table:style-name="ce1">
            <text:p>"tt0848228": ""Ac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15381</text:p>
          </table:table-cell>
          <table:table-cell office:value-type="string" table:style-name="ce1">
            <text:p>Guardians of the Galaxy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1313542" table:style-name="ce1">
            <text:p>1313542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2015381&quot;: &quot;&quot;Action,Adventure,Comedy&quot;" table:formula="of:=&quot;&quot;&quot;&quot; &amp; [.A349] &amp; &quot;&quot;&quot;: &quot;&quot;&quot; &amp; &quot;&quot;&quot;&quot; &amp; [.F349] &amp; &quot;&quot;&quot;&quot;" table:style-name="ce1">
            <text:p>"tt2015381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31045</text:p>
          </table:table-cell>
          <table:table-cell office:value-type="string" table:style-name="ce1">
            <text:p>Deadpool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1202283" table:style-name="ce1">
            <text:p>1202283</text:p>
          </table:table-cell>
          <table:table-cell office:value-type="string" table:style-name="ce1">
            <text:p>Action,Comedy,Sci-Fi</text:p>
          </table:table-cell>
          <table:table-cell table:style-name="ce1"/>
          <table:table-cell office:value-type="string" office:string-value="&quot;tt1431045&quot;: &quot;&quot;Action,Comedy,Sci-Fi&quot;" table:formula="of:=&quot;&quot;&quot;&quot; &amp; [.A350] &amp; &quot;&quot;&quot;: &quot;&quot;&quot; &amp; &quot;&quot;&quot;&quot; &amp; [.F350] &amp; &quot;&quot;&quot;&quot;" table:style-name="ce1">
            <text:p>"tt1431045": ""Action,Comed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659388</text:p>
          </table:table-cell>
          <table:table-cell office:value-type="string" table:style-name="ce1">
            <text:p>The Martian</text:p>
          </table:table-cell>
          <table:table-cell office:value-type="float" office:value="2015" table:style-name="ce1">
            <text:p>2015</text:p>
          </table:table-cell>
          <table:table-cell office:value-type="float" office:value="8" table:style-name="ce1">
            <text:p>8</text:p>
          </table:table-cell>
          <table:table-cell office:value-type="float" office:value="965243" table:style-name="ce1">
            <text:p>965243</text:p>
          </table:table-cell>
          <table:table-cell office:value-type="string" table:style-name="ce1">
            <text:p>Adventure,Drama,Sci-Fi</text:p>
          </table:table-cell>
          <table:table-cell table:style-name="ce1"/>
          <table:table-cell office:value-type="string" office:string-value="&quot;tt3659388&quot;: &quot;&quot;Adventure,Drama,Sci-Fi&quot;" table:formula="of:=&quot;&quot;&quot;&quot; &amp; [.A351] &amp; &quot;&quot;&quot;: &quot;&quot;&quot; &amp; &quot;&quot;&quot;&quot; &amp; [.F351] &amp; &quot;&quot;&quot;&quot;" table:style-name="ce1">
            <text:p>"tt3659388": ""Adventure,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60419</text:p>
          </table:table-cell>
          <table:table-cell office:value-type="string" table:style-name="ce1">
            <text:p>Dune: Part One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float" office:value="951799" table:style-name="ce1">
            <text:p>951799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1160419&quot;: &quot;&quot;Action,Adventure,Drama&quot;" table:formula="of:=&quot;&quot;&quot;&quot; &amp; [.A352] &amp; &quot;&quot;&quot;: &quot;&quot;&quot; &amp; &quot;&quot;&quot;&quot; &amp; [.F352] &amp; &quot;&quot;&quot;&quot;" table:style-name="ce1">
            <text:p>"tt1160419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63202</text:p>
          </table:table-cell>
          <table:table-cell office:value-type="string" table:style-name="ce1">
            <text:p>The Revenant</text:p>
          </table:table-cell>
          <table:table-cell office:value-type="float" office:value="2015" table:style-name="ce1">
            <text:p>2015</text:p>
          </table:table-cell>
          <table:table-cell office:value-type="float" office:value="8" table:style-name="ce1">
            <text:p>8</text:p>
          </table:table-cell>
          <table:table-cell office:value-type="float" office:value="909036" table:style-name="ce1">
            <text:p>909036</text:p>
          </table:table-cell>
          <table:table-cell office:value-type="string" table:style-name="ce1">
            <text:p>Adventure,Drama,Western</text:p>
          </table:table-cell>
          <table:table-cell table:style-name="ce1"/>
          <table:table-cell office:value-type="string" office:string-value="&quot;tt1663202&quot;: &quot;&quot;Adventure,Drama,Western&quot;" table:formula="of:=&quot;&quot;&quot;&quot; &amp; [.A353] &amp; &quot;&quot;&quot;: &quot;&quot;&quot; &amp; &quot;&quot;&quot;&quot; &amp; [.F353] &amp; &quot;&quot;&quot;&quot;" table:style-name="ce1">
            <text:p>"tt1663202": ""Adventure,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10048</text:p>
          </table:table-cell>
          <table:table-cell office:value-type="string" table:style-name="ce1">
            <text:p>Slumdog Millionaire</text:p>
          </table:table-cell>
          <table:table-cell office:value-type="float" office:value="2008" table:style-name="ce1">
            <text:p>2008</text:p>
          </table:table-cell>
          <table:table-cell office:value-type="float" office:value="8" table:style-name="ce1">
            <text:p>8</text:p>
          </table:table-cell>
          <table:table-cell office:value-type="float" office:value="894125" table:style-name="ce1">
            <text:p>894125</text:p>
          </table:table-cell>
          <table:table-cell office:value-type="string" table:style-name="ce1">
            <text:p>Crime,Drama,Romance</text:p>
          </table:table-cell>
          <table:table-cell table:style-name="ce1"/>
          <table:table-cell office:value-type="string" office:string-value="&quot;tt1010048&quot;: &quot;&quot;Crime,Drama,Romance&quot;" table:formula="of:=&quot;&quot;&quot;&quot; &amp; [.A354] &amp; &quot;&quot;&quot;: &quot;&quot;&quot; &amp; &quot;&quot;&quot;&quot; &amp; [.F354] &amp; &quot;&quot;&quot;&quot;" table:style-name="ce1">
            <text:p>"tt1010048": ""Crime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6578</text:p>
          </table:table-cell>
          <table:table-cell office:value-type="string" table:style-name="ce1">
            <text:p>Donnie Darko</text:p>
          </table:table-cell>
          <table:table-cell office:value-type="float" office:value="2001" table:style-name="ce1">
            <text:p>2001</text:p>
          </table:table-cell>
          <table:table-cell office:value-type="float" office:value="8" table:style-name="ce1">
            <text:p>8</text:p>
          </table:table-cell>
          <table:table-cell office:value-type="float" office:value="879851" table:style-name="ce1">
            <text:p>879851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0246578&quot;: &quot;&quot;Drama,Mystery,Sci-Fi&quot;" table:formula="of:=&quot;&quot;&quot;&quot; &amp; [.A355] &amp; &quot;&quot;&quot;: &quot;&quot;&quot; &amp; &quot;&quot;&quot;&quot; &amp; [.F355] &amp; &quot;&quot;&quot;&quot;" table:style-name="ce1">
            <text:p>"tt0246578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47798</text:p>
          </table:table-cell>
          <table:table-cell office:value-type="string" table:style-name="ce1">
            <text:p>Black Swan</text:p>
          </table:table-cell>
          <table:table-cell office:value-type="float" office:value="2010" table:style-name="ce1">
            <text:p>2010</text:p>
          </table:table-cell>
          <table:table-cell office:value-type="float" office:value="8" table:style-name="ce1">
            <text:p>8</text:p>
          </table:table-cell>
          <table:table-cell office:value-type="float" office:value="856374" table:style-name="ce1">
            <text:p>856374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947798&quot;: &quot;&quot;Drama,Thriller&quot;" table:formula="of:=&quot;&quot;&quot;&quot; &amp; [.A356] &amp; &quot;&quot;&quot;: &quot;&quot;&quot; &amp; &quot;&quot;&quot;&quot; &amp; [.F356] &amp; &quot;&quot;&quot;&quot;" table:style-name="ce1">
            <text:p>"tt0947798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7705</text:p>
          </table:table-cell>
          <table:table-cell office:value-type="string" table:style-name="ce1">
            <text:p>The Incredibles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851766" table:style-name="ce1">
            <text:p>851766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317705&quot;: &quot;&quot;Animation,Action,Adventure&quot;" table:formula="of:=&quot;&quot;&quot;&quot; &amp; [.A357] &amp; &quot;&quot;&quot;: &quot;&quot;&quot; &amp; &quot;&quot;&quot;&quot; &amp; [.F357] &amp; &quot;&quot;&quot;&quot;" table:style-name="ce1">
            <text:p>"tt0317705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84970</text:p>
          </table:table-cell>
          <table:table-cell office:value-type="string" table:style-name="ce1">
            <text:p>The Imitation Game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851223" table:style-name="ce1">
            <text:p>851223</text:p>
          </table:table-cell>
          <table:table-cell office:value-type="string" table:style-name="ce1">
            <text:p>Biography,Drama,Thriller</text:p>
          </table:table-cell>
          <table:table-cell table:style-name="ce1"/>
          <table:table-cell office:value-type="string" office:string-value="&quot;tt2084970&quot;: &quot;&quot;Biography,Drama,Thriller&quot;" table:formula="of:=&quot;&quot;&quot;&quot; &amp; [.A358] &amp; &quot;&quot;&quot;: &quot;&quot;&quot; &amp; &quot;&quot;&quot;&quot; &amp; [.F358] &amp; &quot;&quot;&quot;&quot;" table:style-name="ce1">
            <text:p>"tt2084970": ""Biography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8194</text:p>
          </table:table-cell>
          <table:table-cell office:value-type="string" table:style-name="ce1">
            <text:p>Kill Bill: Vol. 2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835738" table:style-name="ce1">
            <text:p>835738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378194&quot;: &quot;&quot;Action,Crime,Thriller&quot;" table:formula="of:=&quot;&quot;&quot;&quot; &amp; [.A359] &amp; &quot;&quot;&quot;: &quot;&quot;&quot; &amp; &quot;&quot;&quot;&quot; &amp; [.F359] &amp; &quot;&quot;&quot;&quot;" table:style-name="ce1">
            <text:p>"tt0378194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1792</text:p>
          </table:table-cell>
          <table:table-cell office:value-type="string" table:style-name="ce1">
            <text:p>Sin City</text:p>
          </table:table-cell>
          <table:table-cell office:value-type="float" office:value="2005" table:style-name="ce1">
            <text:p>2005</text:p>
          </table:table-cell>
          <table:table-cell office:value-type="float" office:value="8" table:style-name="ce1">
            <text:p>8</text:p>
          </table:table-cell>
          <table:table-cell office:value-type="float" office:value="806371" table:style-name="ce1">
            <text:p>806371</text:p>
          </table:table-cell>
          <table:table-cell office:value-type="string" table:style-name="ce1">
            <text:p>Crime,Thriller</text:p>
          </table:table-cell>
          <table:table-cell table:style-name="ce1"/>
          <table:table-cell office:value-type="string" office:string-value="&quot;tt0401792&quot;: &quot;&quot;Crime,Thriller&quot;" table:formula="of:=&quot;&quot;&quot;&quot; &amp; [.A360] &amp; &quot;&quot;&quot;: &quot;&quot;&quot; &amp; &quot;&quot;&quot;&quot; &amp; [.F360] &amp; &quot;&quot;&quot;&quot;" table:style-name="ce1">
            <text:p>"tt0401792": ""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04320</text:p>
          </table:table-cell>
          <table:table-cell office:value-type="string" table:style-name="ce1">
            <text:p>The King's Speech</text:p>
          </table:table-cell>
          <table:table-cell office:value-type="float" office:value="2010" table:style-name="ce1">
            <text:p>2010</text:p>
          </table:table-cell>
          <table:table-cell office:value-type="float" office:value="8" table:style-name="ce1">
            <text:p>8</text:p>
          </table:table-cell>
          <table:table-cell office:value-type="float" office:value="720577" table:style-name="ce1">
            <text:p>720577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1504320&quot;: &quot;&quot;Biography,Drama,History&quot;" table:formula="of:=&quot;&quot;&quot;&quot; &amp; [.A361] &amp; &quot;&quot;&quot;: &quot;&quot;&quot; &amp; &quot;&quot;&quot;&quot; &amp; [.F361] &amp; &quot;&quot;&quot;&quot;" table:style-name="ce1">
            <text:p>"tt1504320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1061</text:p>
          </table:table-cell>
          <table:table-cell office:value-type="string" table:style-name="ce1">
            <text:p>Casino Royale</text:p>
          </table:table-cell>
          <table:table-cell office:value-type="float" office:value="2006" table:style-name="ce1">
            <text:p>2006</text:p>
          </table:table-cell>
          <table:table-cell office:value-type="float" office:value="8" table:style-name="ce1">
            <text:p>8</text:p>
          </table:table-cell>
          <table:table-cell office:value-type="float" office:value="716121" table:style-name="ce1">
            <text:p>716121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0381061&quot;: &quot;&quot;Action,Adventure,Thriller&quot;" table:formula="of:=&quot;&quot;&quot;&quot; &amp; [.A362] &amp; &quot;&quot;&quot;: &quot;&quot;&quot; &amp; &quot;&quot;&quot;&quot; &amp; [.F362] &amp; &quot;&quot;&quot;&quot;" table:style-name="ce1">
            <text:p>"tt0381061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783958</text:p>
          </table:table-cell>
          <table:table-cell office:value-type="string" table:style-name="ce1">
            <text:p>La La Land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715933" table:style-name="ce1">
            <text:p>715933</text:p>
          </table:table-cell>
          <table:table-cell office:value-type="string" table:style-name="ce1">
            <text:p>Comedy,Drama,Music</text:p>
          </table:table-cell>
          <table:table-cell table:style-name="ce1"/>
          <table:table-cell office:value-type="string" office:string-value="&quot;tt3783958&quot;: &quot;&quot;Comedy,Drama,Music&quot;" table:formula="of:=&quot;&quot;&quot;&quot; &amp; [.A363] &amp; &quot;&quot;&quot;: &quot;&quot;&quot; &amp; &quot;&quot;&quot;&quot; &amp; [.F363] &amp; &quot;&quot;&quot;&quot;" table:style-name="ce1">
            <text:p>"tt3783958": ""Comed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048</text:p>
          </table:table-cell>
          <table:table-cell office:value-type="string" table:style-name="ce1">
            <text:p>Groundhog Day</text:p>
          </table:table-cell>
          <table:table-cell office:value-type="float" office:value="1993" table:style-name="ce1">
            <text:p>1993</text:p>
          </table:table-cell>
          <table:table-cell office:value-type="float" office:value="8" table:style-name="ce1">
            <text:p>8</text:p>
          </table:table-cell>
          <table:table-cell office:value-type="float" office:value="714494" table:style-name="ce1">
            <text:p>714494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0107048&quot;: &quot;&quot;Comedy,Drama,Fantasy&quot;" table:formula="of:=&quot;&quot;&quot;&quot; &amp; [.A364] &amp; &quot;&quot;&quot;: &quot;&quot;&quot; &amp; &quot;&quot;&quot;&quot; &amp; [.F364] &amp; &quot;&quot;&quot;&quot;" table:style-name="ce1">
            <text:p>"tt0107048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56101</text:p>
          </table:table-cell>
          <table:table-cell office:value-type="string" table:style-name="ce1">
            <text:p>Blade Runner 2049</text:p>
          </table:table-cell>
          <table:table-cell office:value-type="float" office:value="2017" table:style-name="ce1">
            <text:p>2017</text:p>
          </table:table-cell>
          <table:table-cell office:value-type="float" office:value="8" table:style-name="ce1">
            <text:p>8</text:p>
          </table:table-cell>
          <table:table-cell office:value-type="float" office:value="710357" table:style-name="ce1">
            <text:p>710357</text:p>
          </table:table-cell>
          <table:table-cell office:value-type="string" table:style-name="ce1">
            <text:p>Action,Drama,Mystery</text:p>
          </table:table-cell>
          <table:table-cell table:style-name="ce1"/>
          <table:table-cell office:value-type="string" office:string-value="&quot;tt1856101&quot;: &quot;&quot;Action,Drama,Mystery&quot;" table:formula="of:=&quot;&quot;&quot;&quot; &amp; [.A365] &amp; &quot;&quot;&quot;: &quot;&quot;&quot; &amp; &quot;&quot;&quot;&quot; &amp; [.F365] &amp; &quot;&quot;&quot;&quot;" table:style-name="ce1">
            <text:p>"tt1856101": ""Action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98709</text:p>
          </table:table-cell>
          <table:table-cell office:value-type="string" table:style-name="ce1">
            <text:p>Her</text:p>
          </table:table-cell>
          <table:table-cell office:value-type="float" office:value="2013" table:style-name="ce1">
            <text:p>2013</text:p>
          </table:table-cell>
          <table:table-cell office:value-type="float" office:value="8" table:style-name="ce1">
            <text:p>8</text:p>
          </table:table-cell>
          <table:table-cell office:value-type="float" office:value="699667" table:style-name="ce1">
            <text:p>699667</text:p>
          </table:table-cell>
          <table:table-cell office:value-type="string" table:style-name="ce1">
            <text:p>Drama,Romance,Sci-Fi</text:p>
          </table:table-cell>
          <table:table-cell table:style-name="ce1"/>
          <table:table-cell office:value-type="string" office:string-value="&quot;tt1798709&quot;: &quot;&quot;Drama,Romance,Sci-Fi&quot;" table:formula="of:=&quot;&quot;&quot;&quot; &amp; [.A366] &amp; &quot;&quot;&quot;: &quot;&quot;&quot; &amp; &quot;&quot;&quot;&quot; &amp; [.F366] &amp; &quot;&quot;&quot;&quot;" table:style-name="ce1">
            <text:p>"tt1798709": ""Drama,Romanc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58758</text:p>
          </table:table-cell>
          <table:table-cell office:value-type="string" table:style-name="ce1">
            <text:p>Into the Wild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office:value-type="float" office:value="677679" table:style-name="ce1">
            <text:p>677679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758758&quot;: &quot;&quot;Adventure,Biography,Drama&quot;" table:formula="of:=&quot;&quot;&quot;&quot; &amp; [.A367] &amp; &quot;&quot;&quot;: &quot;&quot;&quot; &amp; &quot;&quot;&quot;&quot; &amp; [.F367] &amp; &quot;&quot;&quot;&quot;" table:style-name="ce1">
            <text:p>"tt0758758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40963</text:p>
          </table:table-cell>
          <table:table-cell office:value-type="string" table:style-name="ce1">
            <text:p>The Bourne Ultimatum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office:value-type="float" office:value="670418" table:style-name="ce1">
            <text:p>670418</text:p>
          </table:table-cell>
          <table:table-cell office:value-type="string" table:style-name="ce1">
            <text:p>Action,Mystery,Thriller</text:p>
          </table:table-cell>
          <table:table-cell table:style-name="ce1"/>
          <table:table-cell office:value-type="string" office:string-value="&quot;tt0440963&quot;: &quot;&quot;Action,Mystery,Thriller&quot;" table:formula="of:=&quot;&quot;&quot;&quot; &amp; [.A368] &amp; &quot;&quot;&quot;: &quot;&quot;&quot; &amp; &quot;&quot;&quot;&quot; &amp; [.F368] &amp; &quot;&quot;&quot;&quot;" table:style-name="ce1">
            <text:p>"tt0440963": ""Action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746</text:p>
          </table:table-cell>
          <table:table-cell office:value-type="string" table:style-name="ce1">
            <text:p>12 Monkeys</text:p>
          </table:table-cell>
          <table:table-cell office:value-type="float" office:value="1995" table:style-name="ce1">
            <text:p>1995</text:p>
          </table:table-cell>
          <table:table-cell office:value-type="float" office:value="8" table:style-name="ce1">
            <text:p>8</text:p>
          </table:table-cell>
          <table:table-cell office:value-type="float" office:value="662960" table:style-name="ce1">
            <text:p>662960</text:p>
          </table:table-cell>
          <table:table-cell office:value-type="string" table:style-name="ce1">
            <text:p>Mystery,Sci-Fi,Thriller</text:p>
          </table:table-cell>
          <table:table-cell table:style-name="ce1"/>
          <table:table-cell office:value-type="string" office:string-value="&quot;tt0114746&quot;: &quot;&quot;Mystery,Sci-Fi,Thriller&quot;" table:formula="of:=&quot;&quot;&quot;&quot; &amp; [.A369] &amp; &quot;&quot;&quot;: &quot;&quot;&quot; &amp; &quot;&quot;&quot;&quot; &amp; [.F369] &amp; &quot;&quot;&quot;&quot;" table:style-name="ce1">
            <text:p>"tt0114746": ""Mystery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0259</text:p>
          </table:table-cell>
          <table:table-cell office:value-type="string" table:style-name="ce1">
            <text:p>Blood Diamond</text:p>
          </table:table-cell>
          <table:table-cell office:value-type="float" office:value="2006" table:style-name="ce1">
            <text:p>2006</text:p>
          </table:table-cell>
          <table:table-cell office:value-type="float" office:value="8" table:style-name="ce1">
            <text:p>8</text:p>
          </table:table-cell>
          <table:table-cell office:value-type="float" office:value="605528" table:style-name="ce1">
            <text:p>605528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0450259&quot;: &quot;&quot;Adventure,Drama,Thriller&quot;" table:formula="of:=&quot;&quot;&quot;&quot; &amp; [.A370] &amp; &quot;&quot;&quot;: &quot;&quot;&quot; &amp; &quot;&quot;&quot;&quot; &amp; [.F370] &amp; &quot;&quot;&quot;&quot;" table:style-name="ce1">
            <text:p>"tt0450259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4921</text:p>
          </table:table-cell>
          <table:table-cell office:value-type="string" table:style-name="ce1">
            <text:p>The Pursuit of Happyness</text:p>
          </table:table-cell>
          <table:table-cell office:value-type="float" office:value="2006" table:style-name="ce1">
            <text:p>2006</text:p>
          </table:table-cell>
          <table:table-cell office:value-type="float" office:value="8" table:style-name="ce1">
            <text:p>8</text:p>
          </table:table-cell>
          <table:table-cell office:value-type="float" office:value="589545" table:style-name="ce1">
            <text:p>589545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454921&quot;: &quot;&quot;Biography,Drama&quot;" table:formula="of:=&quot;&quot;&quot;&quot; &amp; [.A371] &amp; &quot;&quot;&quot;: &quot;&quot;&quot; &amp; &quot;&quot;&quot;&quot; &amp; [.F371] &amp; &quot;&quot;&quot;&quot;" table:style-name="ce1">
            <text:p>"tt0454921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948356</text:p>
          </table:table-cell>
          <table:table-cell office:value-type="string" table:style-name="ce1">
            <text:p>Zootopia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577360" table:style-name="ce1">
            <text:p>577360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2948356&quot;: &quot;&quot;Animation,Action,Adventure&quot;" table:formula="of:=&quot;&quot;&quot;&quot; &amp; [.A372] &amp; &quot;&quot;&quot;: &quot;&quot;&quot; &amp; &quot;&quot;&quot;&quot; &amp; [.F372] &amp; &quot;&quot;&quot;&quot;" table:style-name="ce1">
            <text:p>"tt2948356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953</text:p>
          </table:table-cell>
          <table:table-cell office:value-type="string" table:style-name="ce1">
            <text:p>Rain Man</text:p>
          </table:table-cell>
          <table:table-cell office:value-type="float" office:value="1988" table:style-name="ce1">
            <text:p>1988</text:p>
          </table:table-cell>
          <table:table-cell office:value-type="float" office:value="8" table:style-name="ce1">
            <text:p>8</text:p>
          </table:table-cell>
          <table:table-cell office:value-type="float" office:value="563625" table:style-name="ce1">
            <text:p>56362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95953&quot;: &quot;&quot;Drama&quot;" table:formula="of:=&quot;&quot;&quot;&quot; &amp; [.A373] &amp; &quot;&quot;&quot;: &quot;&quot;&quot; &amp; &quot;&quot;&quot;&quot; &amp; [.F373] &amp; &quot;&quot;&quot;&quot;" table:style-name="ce1">
            <text:p>"tt009595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1414</text:p>
          </table:table-cell>
          <table:table-cell office:value-type="string" table:style-name="ce1">
            <text:p>Beauty and the Beast</text:p>
          </table:table-cell>
          <table:table-cell office:value-type="float" office:value="1991" table:style-name="ce1">
            <text:p>1991</text:p>
          </table:table-cell>
          <table:table-cell office:value-type="float" office:value="8" table:style-name="ce1">
            <text:p>8</text:p>
          </table:table-cell>
          <table:table-cell office:value-type="float" office:value="492202" table:style-name="ce1">
            <text:p>492202</text:p>
          </table:table-cell>
          <table:table-cell office:value-type="string" table:style-name="ce1">
            <text:p>Animation,Family,Fantasy</text:p>
          </table:table-cell>
          <table:table-cell table:style-name="ce1"/>
          <table:table-cell office:value-type="string" office:string-value="&quot;tt0101414&quot;: &quot;&quot;Animation,Family,Fantasy&quot;" table:formula="of:=&quot;&quot;&quot;&quot; &amp; [.A374] &amp; &quot;&quot;&quot;: &quot;&quot;&quot; &amp; &quot;&quot;&quot;&quot; &amp; [.F374] &amp; &quot;&quot;&quot;&quot;" table:style-name="ce1">
            <text:p>"tt0101414": ""Animation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3639</text:p>
          </table:table-cell>
          <table:table-cell office:value-type="string" table:style-name="ce1">
            <text:p>Aladdin</text:p>
          </table:table-cell>
          <table:table-cell office:value-type="float" office:value="1992" table:style-name="ce1">
            <text:p>1992</text:p>
          </table:table-cell>
          <table:table-cell office:value-type="float" office:value="8" table:style-name="ce1">
            <text:p>8</text:p>
          </table:table-cell>
          <table:table-cell office:value-type="float" office:value="485407" table:style-name="ce1">
            <text:p>485407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03639&quot;: &quot;&quot;Animation,Adventure,Comedy&quot;" table:formula="of:=&quot;&quot;&quot;&quot; &amp; [.A375] &amp; &quot;&quot;&quot;: &quot;&quot;&quot; &amp; &quot;&quot;&quot;&quot; &amp; [.F375] &amp; &quot;&quot;&quot;&quot;" table:style-name="ce1">
            <text:p>"tt0103639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9061</text:p>
          </table:table-cell>
          <table:table-cell office:value-type="string" table:style-name="ce1">
            <text:p>Big Fish</text:p>
          </table:table-cell>
          <table:table-cell office:value-type="float" office:value="2003" table:style-name="ce1">
            <text:p>2003</text:p>
          </table:table-cell>
          <table:table-cell office:value-type="float" office:value="8" table:style-name="ce1">
            <text:p>8</text:p>
          </table:table-cell>
          <table:table-cell office:value-type="float" office:value="468520" table:style-name="ce1">
            <text:p>468520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319061&quot;: &quot;&quot;Adventure,Drama,Fantasy&quot;" table:formula="of:=&quot;&quot;&quot;&quot; &amp; [.A376] &amp; &quot;&quot;&quot;: &quot;&quot;&quot; &amp; &quot;&quot;&quot;&quot; &amp; [.F376] &amp; &quot;&quot;&quot;&quot;" table:style-name="ce1">
            <text:p>"tt0319061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779</text:p>
          </table:table-cell>
          <table:table-cell office:value-type="string" table:style-name="ce1">
            <text:p>The Princess Bride</text:p>
          </table:table-cell>
          <table:table-cell office:value-type="float" office:value="1987" table:style-name="ce1">
            <text:p>1987</text:p>
          </table:table-cell>
          <table:table-cell office:value-type="float" office:value="8" table:style-name="ce1">
            <text:p>8</text:p>
          </table:table-cell>
          <table:table-cell office:value-type="float" office:value="464992" table:style-name="ce1">
            <text:p>464992</text:p>
          </table:table-cell>
          <table:table-cell office:value-type="string" table:style-name="ce1">
            <text:p>Adventure,Comedy,Family</text:p>
          </table:table-cell>
          <table:table-cell table:style-name="ce1"/>
          <table:table-cell office:value-type="string" office:string-value="&quot;tt0093779&quot;: &quot;&quot;Adventure,Comedy,Family&quot;" table:formula="of:=&quot;&quot;&quot;&quot; &amp; [.A377] &amp; &quot;&quot;&quot;: &quot;&quot;&quot; &amp; &quot;&quot;&quot;&quot; &amp; [.F377] &amp; &quot;&quot;&quot;&quot;" table:style-name="ce1">
            <text:p>"tt0093779": ""Adventure,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9470</text:p>
          </table:table-cell>
          <table:table-cell office:value-type="string" table:style-name="ce1">
            <text:p>Monty Python's Life of Brian</text:p>
          </table:table-cell>
          <table:table-cell office:value-type="float" office:value="1979" table:style-name="ce1">
            <text:p>1979</text:p>
          </table:table-cell>
          <table:table-cell office:value-type="float" office:value="8" table:style-name="ce1">
            <text:p>8</text:p>
          </table:table-cell>
          <table:table-cell office:value-type="float" office:value="428281" table:style-name="ce1">
            <text:p>428281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79470&quot;: &quot;&quot;Comedy&quot;" table:formula="of:=&quot;&quot;&quot;&quot; &amp; [.A378] &amp; &quot;&quot;&quot;: &quot;&quot;&quot; &amp; &quot;&quot;&quot;&quot; &amp; [.F378] &amp; &quot;&quot;&quot;&quot;" table:style-name="ce1">
            <text:p>"tt0079470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948372</text:p>
          </table:table-cell>
          <table:table-cell office:value-type="string" table:style-name="ce1">
            <text:p>Soul</text:p>
          </table:table-cell>
          <table:table-cell office:value-type="float" office:value="2020" table:style-name="ce1">
            <text:p>2020</text:p>
          </table:table-cell>
          <table:table-cell office:value-type="float" office:value="8" table:style-name="ce1">
            <text:p>8</text:p>
          </table:table-cell>
          <table:table-cell office:value-type="float" office:value="406229" table:style-name="ce1">
            <text:p>406229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2948372&quot;: &quot;&quot;Animation,Adventure,Comedy&quot;" table:formula="of:=&quot;&quot;&quot;&quot; &amp; [.A379] &amp; &quot;&quot;&quot;: &quot;&quot;&quot; &amp; &quot;&quot;&quot;&quot; &amp; [.F379] &amp; &quot;&quot;&quot;&quot;" table:style-name="ce1">
            <text:p>"tt2948372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5323</text:p>
          </table:table-cell>
          <table:table-cell office:value-type="string" table:style-name="ce1">
            <text:p>Scent of a Woman</text:p>
          </table:table-cell>
          <table:table-cell office:value-type="float" office:value="1992" table:style-name="ce1">
            <text:p>1992</text:p>
          </table:table-cell>
          <table:table-cell office:value-type="float" office:value="8" table:style-name="ce1">
            <text:p>8</text:p>
          </table:table-cell>
          <table:table-cell office:value-type="float" office:value="349250" table:style-name="ce1">
            <text:p>34925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05323&quot;: &quot;&quot;Drama&quot;" table:formula="of:=&quot;&quot;&quot;&quot; &amp; [.A380] &amp; &quot;&quot;&quot;: &quot;&quot;&quot; &amp; &quot;&quot;&quot;&quot; &amp; [.F380] &amp; &quot;&quot;&quot;&quot;" table:style-name="ce1">
            <text:p>"tt010532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75880</text:p>
          </table:table-cell>
          <table:table-cell office:value-type="string" table:style-name="ce1">
            <text:p>Magnolia</text:p>
          </table:table-cell>
          <table:table-cell office:value-type="float" office:value="1999" table:style-name="ce1">
            <text:p>1999</text:p>
          </table:table-cell>
          <table:table-cell office:value-type="float" office:value="8" table:style-name="ce1">
            <text:p>8</text:p>
          </table:table-cell>
          <table:table-cell office:value-type="float" office:value="337292" table:style-name="ce1">
            <text:p>33729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75880&quot;: &quot;&quot;Drama&quot;" table:formula="of:=&quot;&quot;&quot;&quot; &amp; [.A381] &amp; &quot;&quot;&quot;: &quot;&quot;&quot; &amp; &quot;&quot;&quot;&quot; &amp; [.F381] &amp; &quot;&quot;&quot;&quot;" table:style-name="ce1">
            <text:p>"tt017588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9348</text:p>
          </table:table-cell>
          <table:table-cell office:value-type="string" table:style-name="ce1">
            <text:p>Dances with Wolves</text:p>
          </table:table-cell>
          <table:table-cell office:value-type="float" office:value="1990" table:style-name="ce1">
            <text:p>1990</text:p>
          </table:table-cell>
          <table:table-cell office:value-type="float" office:value="8" table:style-name="ce1">
            <text:p>8</text:p>
          </table:table-cell>
          <table:table-cell office:value-type="float" office:value="300404" table:style-name="ce1">
            <text:p>300404</text:p>
          </table:table-cell>
          <table:table-cell office:value-type="string" table:style-name="ce1">
            <text:p>Adventure,Drama,Western</text:p>
          </table:table-cell>
          <table:table-cell table:style-name="ce1"/>
          <table:table-cell office:value-type="string" office:string-value="&quot;tt0099348&quot;: &quot;&quot;Adventure,Drama,Western&quot;" table:formula="of:=&quot;&quot;&quot;&quot; &amp; [.A382] &amp; &quot;&quot;&quot;: &quot;&quot;&quot; &amp; &quot;&quot;&quot;&quot; &amp; [.F382] &amp; &quot;&quot;&quot;&quot;" table:style-name="ce1">
            <text:p>"tt0099348": ""Adventure,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722</text:p>
          </table:table-cell>
          <table:table-cell office:value-type="string" table:style-name="ce1">
            <text:p>The Graduate</text:p>
          </table:table-cell>
          <table:table-cell office:value-type="float" office:value="1967" table:style-name="ce1">
            <text:p>1967</text:p>
          </table:table-cell>
          <table:table-cell office:value-type="float" office:value="8" table:style-name="ce1">
            <text:p>8</text:p>
          </table:table-cell>
          <table:table-cell office:value-type="float" office:value="296023" table:style-name="ce1">
            <text:p>296023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61722&quot;: &quot;&quot;Comedy,Drama,Romance&quot;" table:formula="of:=&quot;&quot;&quot;&quot; &amp; [.A383] &amp; &quot;&quot;&quot;: &quot;&quot;&quot; &amp; &quot;&quot;&quot;&quot; &amp; [.F383] &amp; &quot;&quot;&quot;&quot;" table:style-name="ce1">
            <text:p>"tt0061722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2890</text:p>
          </table:table-cell>
          <table:table-cell office:value-type="string" table:style-name="ce1">
            <text:p>Dog Day Afternoon</text:p>
          </table:table-cell>
          <table:table-cell office:value-type="float" office:value="1975" table:style-name="ce1">
            <text:p>1975</text:p>
          </table:table-cell>
          <table:table-cell office:value-type="float" office:value="8" table:style-name="ce1">
            <text:p>8</text:p>
          </table:table-cell>
          <table:table-cell office:value-type="float" office:value="281271" table:style-name="ce1">
            <text:p>281271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72890&quot;: &quot;&quot;Biography,Crime,Drama&quot;" table:formula="of:=&quot;&quot;&quot;&quot; &amp; [.A384] &amp; &quot;&quot;&quot;: &quot;&quot;&quot; &amp; &quot;&quot;&quot;&quot; &amp; [.F384] &amp; &quot;&quot;&quot;&quot;" table:style-name="ce1">
            <text:p>"tt0072890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5712</text:p>
          </table:table-cell>
          <table:table-cell office:value-type="string" table:style-name="ce1">
            <text:p>Amores Perros</text:p>
          </table:table-cell>
          <table:table-cell office:value-type="float" office:value="2000" table:style-name="ce1">
            <text:p>2000</text:p>
          </table:table-cell>
          <table:table-cell office:value-type="float" office:value="8" table:style-name="ce1">
            <text:p>8</text:p>
          </table:table-cell>
          <table:table-cell office:value-type="float" office:value="265743" table:style-name="ce1">
            <text:p>265743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245712&quot;: &quot;&quot;Drama,Thriller&quot;" table:formula="of:=&quot;&quot;&quot;&quot; &amp; [.A385] &amp; &quot;&quot;&quot;: &quot;&quot;&quot; &amp; &quot;&quot;&quot;&quot; &amp; [.F385] &amp; &quot;&quot;&quot;&quot;" table:style-name="ce1">
            <text:p>"tt0245712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741834</text:p>
          </table:table-cell>
          <table:table-cell office:value-type="string" table:style-name="ce1">
            <text:p>Lion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258926" table:style-name="ce1">
            <text:p>258926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3741834&quot;: &quot;&quot;Biography,Drama&quot;" table:formula="of:=&quot;&quot;&quot;&quot; &amp; [.A386] &amp; &quot;&quot;&quot;: &quot;&quot;&quot; &amp; &quot;&quot;&quot;&quot; &amp; [.F386] &amp; &quot;&quot;&quot;&quot;" table:style-name="ce1">
            <text:p>"tt3741834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3522</text:p>
          </table:table-cell>
          <table:table-cell office:value-type="string" table:style-name="ce1">
            <text:p>Rosemary's Baby</text:p>
          </table:table-cell>
          <table:table-cell office:value-type="float" office:value="1968" table:style-name="ce1">
            <text:p>1968</text:p>
          </table:table-cell>
          <table:table-cell office:value-type="float" office:value="8" table:style-name="ce1">
            <text:p>8</text:p>
          </table:table-cell>
          <table:table-cell office:value-type="float" office:value="247605" table:style-name="ce1">
            <text:p>247605</text:p>
          </table:table-cell>
          <table:table-cell office:value-type="string" table:style-name="ce1">
            <text:p>Drama,Horror</text:p>
          </table:table-cell>
          <table:table-cell table:style-name="ce1"/>
          <table:table-cell office:value-type="string" office:string-value="&quot;tt0063522&quot;: &quot;&quot;Drama,Horror&quot;" table:formula="of:=&quot;&quot;&quot;&quot; &amp; [.A387] &amp; &quot;&quot;&quot;: &quot;&quot;&quot; &amp; &quot;&quot;&quot;&quot; &amp; [.F387] &amp; &quot;&quot;&quot;&quot;" table:style-name="ce1">
            <text:p>"tt0063522": ""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987</text:p>
          </table:table-cell>
          <table:table-cell office:value-type="string" table:style-name="ce1">
            <text:p>Gandhi</text:p>
          </table:table-cell>
          <table:table-cell office:value-type="float" office:value="1982" table:style-name="ce1">
            <text:p>1982</text:p>
          </table:table-cell>
          <table:table-cell office:value-type="float" office:value="8" table:style-name="ce1">
            <text:p>8</text:p>
          </table:table-cell>
          <table:table-cell office:value-type="float" office:value="243705" table:style-name="ce1">
            <text:p>243705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83987&quot;: &quot;&quot;Biography,Drama,History&quot;" table:formula="of:=&quot;&quot;&quot;&quot; &amp; [.A388] &amp; &quot;&quot;&quot;: &quot;&quot;&quot; &amp; &quot;&quot;&quot;&quot; &amp; [.F388] &amp; &quot;&quot;&quot;&quot;" table:style-name="ce1">
            <text:p>"tt0083987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20719</text:p>
          </table:table-cell>
          <table:table-cell office:value-type="string" table:style-name="ce1">
            <text:p>Ip Man</text:p>
          </table:table-cell>
          <table:table-cell office:value-type="float" office:value="2008" table:style-name="ce1">
            <text:p>2008</text:p>
          </table:table-cell>
          <table:table-cell office:value-type="float" office:value="8" table:style-name="ce1">
            <text:p>8</text:p>
          </table:table-cell>
          <table:table-cell office:value-type="float" office:value="238171" table:style-name="ce1">
            <text:p>238171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1220719&quot;: &quot;&quot;Action,Biography,Drama&quot;" table:formula="of:=&quot;&quot;&quot;&quot; &amp; [.A389] &amp; &quot;&quot;&quot;: &quot;&quot;&quot; &amp; &quot;&quot;&quot;&quot; &amp; [.F389] &amp; &quot;&quot;&quot;&quot;" table:style-name="ce1">
            <text:p>"tt1220719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4115</text:p>
          </table:table-cell>
          <table:table-cell office:value-type="string" table:style-name="ce1">
            <text:p>Butch Cassidy and the Sundance Kid</text:p>
          </table:table-cell>
          <table:table-cell office:value-type="float" office:value="1969" table:style-name="ce1">
            <text:p>1969</text:p>
          </table:table-cell>
          <table:table-cell office:value-type="float" office:value="8" table:style-name="ce1">
            <text:p>8</text:p>
          </table:table-cell>
          <table:table-cell office:value-type="float" office:value="231883" table:style-name="ce1">
            <text:p>231883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64115&quot;: &quot;&quot;Biography,Crime,Drama&quot;" table:formula="of:=&quot;&quot;&quot;&quot; &amp; [.A390] &amp; &quot;&quot;&quot;: &quot;&quot;&quot; &amp; &quot;&quot;&quot;&quot; &amp; [.F390] &amp; &quot;&quot;&quot;&quot;" table:style-name="ce1">
            <text:p>"tt0064115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4625</text:p>
          </table:table-cell>
          <table:table-cell office:value-type="string" table:style-name="ce1">
            <text:p>Akira</text:p>
          </table:table-cell>
          <table:table-cell office:value-type="float" office:value="1988" table:style-name="ce1">
            <text:p>1988</text:p>
          </table:table-cell>
          <table:table-cell office:value-type="float" office:value="8" table:style-name="ce1">
            <text:p>8</text:p>
          </table:table-cell>
          <table:table-cell office:value-type="float" office:value="215047" table:style-name="ce1">
            <text:p>215047</text:p>
          </table:table-cell>
          <table:table-cell office:value-type="string" table:style-name="ce1">
            <text:p>Animation,Drama,Fantasy</text:p>
          </table:table-cell>
          <table:table-cell table:style-name="ce1"/>
          <table:table-cell office:value-type="string" office:string-value="&quot;tt0094625&quot;: &quot;&quot;Animation,Drama,Fantasy&quot;" table:formula="of:=&quot;&quot;&quot;&quot; &amp; [.A391] &amp; &quot;&quot;&quot;: &quot;&quot;&quot; &amp; &quot;&quot;&quot;&quot; &amp; [.F391] &amp; &quot;&quot;&quot;&quot;" table:style-name="ce1">
            <text:p>"tt0094625": ""Animation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3442</text:p>
          </table:table-cell>
          <table:table-cell office:value-type="string" table:style-name="ce1">
            <text:p>Planet of the Apes</text:p>
          </table:table-cell>
          <table:table-cell office:value-type="float" office:value="1968" table:style-name="ce1">
            <text:p>1968</text:p>
          </table:table-cell>
          <table:table-cell office:value-type="float" office:value="8" table:style-name="ce1">
            <text:p>8</text:p>
          </table:table-cell>
          <table:table-cell office:value-type="float" office:value="204390" table:style-name="ce1">
            <text:p>204390</text:p>
          </table:table-cell>
          <table:table-cell office:value-type="string" table:style-name="ce1">
            <text:p>Adventure,Sci-Fi</text:p>
          </table:table-cell>
          <table:table-cell table:style-name="ce1"/>
          <table:table-cell office:value-type="string" office:string-value="&quot;tt0063442&quot;: &quot;&quot;Adventure,Sci-Fi&quot;" table:formula="of:=&quot;&quot;&quot;&quot; &amp; [.A392] &amp; &quot;&quot;&quot;: &quot;&quot;&quot; &amp; &quot;&quot;&quot;&quot; &amp; [.F392] &amp; &quot;&quot;&quot;&quot;" table:style-name="ce1">
            <text:p>"tt0063442": ""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52248</text:p>
          </table:table-cell>
          <table:table-cell office:value-type="string" table:style-name="ce1">
            <text:p>Cinderella Man</text:p>
          </table:table-cell>
          <table:table-cell office:value-type="float" office:value="2005" table:style-name="ce1">
            <text:p>2005</text:p>
          </table:table-cell>
          <table:table-cell office:value-type="float" office:value="8" table:style-name="ce1">
            <text:p>8</text:p>
          </table:table-cell>
          <table:table-cell office:value-type="float" office:value="203886" table:style-name="ce1">
            <text:p>203886</text:p>
          </table:table-cell>
          <table:table-cell office:value-type="string" table:style-name="ce1">
            <text:p>Biography,Drama,Romance</text:p>
          </table:table-cell>
          <table:table-cell table:style-name="ce1"/>
          <table:table-cell office:value-type="string" office:string-value="&quot;tt0352248&quot;: &quot;&quot;Biography,Drama,Romance&quot;" table:formula="of:=&quot;&quot;&quot;&quot; &amp; [.A393] &amp; &quot;&quot;&quot;: &quot;&quot;&quot; &amp; &quot;&quot;&quot;&quot; &amp; [.F393] &amp; &quot;&quot;&quot;&quot;" table:style-name="ce1">
            <text:p>"tt0352248": ""Biograph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857264</text:p>
          </table:table-cell>
          <table:table-cell office:value-type="string" table:style-name="ce1">
            <text:p>The Invisible Guest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201903" table:style-name="ce1">
            <text:p>20190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4857264&quot;: &quot;&quot;Crime,Drama,Mystery&quot;" table:formula="of:=&quot;&quot;&quot;&quot; &amp; [.A394] &amp; &quot;&quot;&quot;: &quot;&quot;&quot; &amp; &quot;&quot;&quot;&quot; &amp; [.F394] &amp; &quot;&quot;&quot;&quot;" table:style-name="ce1">
            <text:p>"tt4857264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512</text:p>
          </table:table-cell>
          <table:table-cell office:value-type="string" table:style-name="ce1">
            <text:p>Cool Hand Luke</text:p>
          </table:table-cell>
          <table:table-cell office:value-type="float" office:value="1967" table:style-name="ce1">
            <text:p>1967</text:p>
          </table:table-cell>
          <table:table-cell office:value-type="float" office:value="8" table:style-name="ce1">
            <text:p>8</text:p>
          </table:table-cell>
          <table:table-cell office:value-type="float" office:value="194078" table:style-name="ce1">
            <text:p>194078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61512&quot;: &quot;&quot;Crime,Drama&quot;" table:formula="of:=&quot;&quot;&quot;&quot; &amp; [.A395] &amp; &quot;&quot;&quot;: &quot;&quot;&quot; &amp; &quot;&quot;&quot;&quot; &amp; [.F395] &amp; &quot;&quot;&quot;&quot;" table:style-name="ce1">
            <text:p>"tt0061512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2067</text:p>
          </table:table-cell>
          <table:table-cell office:value-type="string" table:style-name="ce1">
            <text:p>Castle in the Sky</text:p>
          </table:table-cell>
          <table:table-cell office:value-type="float" office:value="1986" table:style-name="ce1">
            <text:p>1986</text:p>
          </table:table-cell>
          <table:table-cell office:value-type="float" office:value="8" table:style-name="ce1">
            <text:p>8</text:p>
          </table:table-cell>
          <table:table-cell office:value-type="float" office:value="190348" table:style-name="ce1">
            <text:p>190348</text:p>
          </table:table-cell>
          <table:table-cell office:value-type="string" table:style-name="ce1">
            <text:p>Animation,Adventure,Family</text:p>
          </table:table-cell>
          <table:table-cell table:style-name="ce1"/>
          <table:table-cell office:value-type="string" office:string-value="&quot;tt0092067&quot;: &quot;&quot;Animation,Adventure,Family&quot;" table:formula="of:=&quot;&quot;&quot;&quot; &amp; [.A396] &amp; &quot;&quot;&quot;: &quot;&quot;&quot; &amp; &quot;&quot;&quot;&quot; &amp; [.F396] &amp; &quot;&quot;&quot;&quot;" table:style-name="ce1">
            <text:p>"tt0092067": ""Animation,Adventure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7544</text:p>
          </table:table-cell>
          <table:table-cell office:value-type="string" table:style-name="ce1">
            <text:p>Nausicaä of the Valley of the Wind</text:p>
          </table:table-cell>
          <table:table-cell office:value-type="float" office:value="1984" table:style-name="ce1">
            <text:p>1984</text:p>
          </table:table-cell>
          <table:table-cell office:value-type="float" office:value="8" table:style-name="ce1">
            <text:p>8</text:p>
          </table:table-cell>
          <table:table-cell office:value-type="float" office:value="190134" table:style-name="ce1">
            <text:p>190134</text:p>
          </table:table-cell>
          <table:table-cell office:value-type="string" table:style-name="ce1">
            <text:p>Animation,Adventure,Sci-Fi</text:p>
          </table:table-cell>
          <table:table-cell table:style-name="ce1"/>
          <table:table-cell office:value-type="string" office:string-value="&quot;tt0087544&quot;: &quot;&quot;Animation,Adventure,Sci-Fi&quot;" table:formula="of:=&quot;&quot;&quot;&quot; &amp; [.A397] &amp; &quot;&quot;&quot;: &quot;&quot;&quot; &amp; &quot;&quot;&quot;&quot; &amp; [.F397] &amp; &quot;&quot;&quot;&quot;" table:style-name="ce1">
            <text:p>"tt0087544": ""Anima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366460</text:p>
          </table:table-cell>
          <table:table-cell office:value-type="string" table:style-name="ce1">
            <text:p>CODA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float" office:value="177503" table:style-name="ce1">
            <text:p>177503</text:p>
          </table:table-cell>
          <table:table-cell office:value-type="string" table:style-name="ce1">
            <text:p>Comedy,Drama,Music</text:p>
          </table:table-cell>
          <table:table-cell table:style-name="ce1"/>
          <table:table-cell office:value-type="string" office:string-value="&quot;tt10366460&quot;: &quot;&quot;Comedy,Drama,Music&quot;" table:formula="of:=&quot;&quot;&quot;&quot; &amp; [.A398] &amp; &quot;&quot;&quot;: &quot;&quot;&quot; &amp; &quot;&quot;&quot;&quot; &amp; [.F398] &amp; &quot;&quot;&quot;&quot;" table:style-name="ce1">
            <text:p>"tt10366460": ""Comed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2138</text:p>
          </table:table-cell>
          <table:table-cell office:value-type="string" table:style-name="ce1">
            <text:p>JFK</text:p>
          </table:table-cell>
          <table:table-cell office:value-type="float" office:value="1991" table:style-name="ce1">
            <text:p>1991</text:p>
          </table:table-cell>
          <table:table-cell office:value-type="float" office:value="8" table:style-name="ce1">
            <text:p>8</text:p>
          </table:table-cell>
          <table:table-cell office:value-type="float" office:value="175967" table:style-name="ce1">
            <text:p>175967</text:p>
          </table:table-cell>
          <table:table-cell office:value-type="string" table:style-name="ce1">
            <text:p>Drama,History,Thriller</text:p>
          </table:table-cell>
          <table:table-cell table:style-name="ce1"/>
          <table:table-cell office:value-type="string" office:string-value="&quot;tt0102138&quot;: &quot;&quot;Drama,History,Thriller&quot;" table:formula="of:=&quot;&quot;&quot;&quot; &amp; [.A399] &amp; &quot;&quot;&quot;: &quot;&quot;&quot; &amp; &quot;&quot;&quot;&quot; &amp; [.F399] &amp; &quot;&quot;&quot;&quot;" table:style-name="ce1">
            <text:p>"tt0102138": ""Drama,Histo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2431</text:p>
          </table:table-cell>
          <table:table-cell office:value-type="string" table:style-name="ce1">
            <text:p>Young Frankenstein</text:p>
          </table:table-cell>
          <table:table-cell office:value-type="float" office:value="1974" table:style-name="ce1">
            <text:p>1974</text:p>
          </table:table-cell>
          <table:table-cell office:value-type="float" office:value="8" table:style-name="ce1">
            <text:p>8</text:p>
          </table:table-cell>
          <table:table-cell office:value-type="float" office:value="175081" table:style-name="ce1">
            <text:p>175081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72431&quot;: &quot;&quot;Comedy&quot;" table:formula="of:=&quot;&quot;&quot;&quot; &amp; [.A400] &amp; &quot;&quot;&quot;: &quot;&quot;&quot; &amp; &quot;&quot;&quot;&quot; &amp; [.F400] &amp; &quot;&quot;&quot;&quot;" table:style-name="ce1">
            <text:p>"tt0072431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76919</text:p>
          </table:table-cell>
          <table:table-cell office:value-type="string" table:style-name="ce1">
            <text:p>Dogville</text:p>
          </table:table-cell>
          <table:table-cell office:value-type="float" office:value="2003" table:style-name="ce1">
            <text:p>2003</text:p>
          </table:table-cell>
          <table:table-cell office:value-type="float" office:value="8" table:style-name="ce1">
            <text:p>8</text:p>
          </table:table-cell>
          <table:table-cell office:value-type="float" office:value="163627" table:style-name="ce1">
            <text:p>163627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276919&quot;: &quot;&quot;Crime,Drama&quot;" table:formula="of:=&quot;&quot;&quot;&quot; &amp; [.A401] &amp; &quot;&quot;&quot;: &quot;&quot;&quot; &amp; &quot;&quot;&quot;&quot; &amp; [.F401] &amp; &quot;&quot;&quot;&quot;" table:style-name="ce1">
            <text:p>"tt0276919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250</text:p>
          </table:table-cell>
          <table:table-cell office:value-type="string" table:style-name="ce1">
            <text:p>Roman Holiday</text:p>
          </table:table-cell>
          <table:table-cell office:value-type="float" office:value="1953" table:style-name="ce1">
            <text:p>1953</text:p>
          </table:table-cell>
          <table:table-cell office:value-type="float" office:value="8" table:style-name="ce1">
            <text:p>8</text:p>
          </table:table-cell>
          <table:table-cell office:value-type="float" office:value="152464" table:style-name="ce1">
            <text:p>152464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46250&quot;: &quot;&quot;Comedy,Drama,Romance&quot;" table:formula="of:=&quot;&quot;&quot;&quot; &amp; [.A402] &amp; &quot;&quot;&quot;: &quot;&quot;&quot; &amp; &quot;&quot;&quot;&quot; &amp; [.F402] &amp; &quot;&quot;&quot;&quot;" table:style-name="ce1">
            <text:p>"tt004625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9944</text:p>
          </table:table-cell>
          <table:table-cell office:value-type="string" table:style-name="ce1">
            <text:p>Stalker</text:p>
          </table:table-cell>
          <table:table-cell office:value-type="float" office:value="1979" table:style-name="ce1">
            <text:p>1979</text:p>
          </table:table-cell>
          <table:table-cell office:value-type="float" office:value="8" table:style-name="ce1">
            <text:p>8</text:p>
          </table:table-cell>
          <table:table-cell office:value-type="float" office:value="150874" table:style-name="ce1">
            <text:p>150874</text:p>
          </table:table-cell>
          <table:table-cell office:value-type="string" table:style-name="ce1">
            <text:p>Drama,Sci-Fi</text:p>
          </table:table-cell>
          <table:table-cell table:style-name="ce1"/>
          <table:table-cell office:value-type="string" office:string-value="&quot;tt0079944&quot;: &quot;&quot;Drama,Sci-Fi&quot;" table:formula="of:=&quot;&quot;&quot;&quot; &amp; [.A403] &amp; &quot;&quot;&quot;: &quot;&quot;&quot; &amp; &quot;&quot;&quot;&quot; &amp; [.F403] &amp; &quot;&quot;&quot;&quot;" table:style-name="ce1">
            <text:p>"tt0079944": ""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631186</text:p>
          </table:table-cell>
          <table:table-cell office:value-type="string" table:style-name="ce1">
            <text:p>Baahubali: The Beginning</text:p>
          </table:table-cell>
          <table:table-cell office:value-type="float" office:value="2015" table:style-name="ce1">
            <text:p>2015</text:p>
          </table:table-cell>
          <table:table-cell office:value-type="float" office:value="8" table:style-name="ce1">
            <text:p>8</text:p>
          </table:table-cell>
          <table:table-cell office:value-type="float" office:value="144335" table:style-name="ce1">
            <text:p>144335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2631186&quot;: &quot;&quot;Action,Drama&quot;" table:formula="of:=&quot;&quot;&quot;&quot; &amp; [.A404] &amp; &quot;&quot;&quot;: &quot;&quot;&quot; &amp; &quot;&quot;&quot;&quot; &amp; [.F404] &amp; &quot;&quot;&quot;&quot;" table:style-name="ce1">
            <text:p>"tt2631186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511</text:p>
          </table:table-cell>
          <table:table-cell office:value-type="string" table:style-name="ce1">
            <text:p>Papillon</text:p>
          </table:table-cell>
          <table:table-cell office:value-type="float" office:value="1973" table:style-name="ce1">
            <text:p>1973</text:p>
          </table:table-cell>
          <table:table-cell office:value-type="float" office:value="8" table:style-name="ce1">
            <text:p>8</text:p>
          </table:table-cell>
          <table:table-cell office:value-type="float" office:value="142020" table:style-name="ce1">
            <text:p>142020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70511&quot;: &quot;&quot;Biography,Crime,Drama&quot;" table:formula="of:=&quot;&quot;&quot;&quot; &amp; [.A405] &amp; &quot;&quot;&quot;: &quot;&quot;&quot; &amp; &quot;&quot;&quot;&quot; &amp; [.F405] &amp; &quot;&quot;&quot;&quot;" table:style-name="ce1">
            <text:p>"tt0070511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0827</text:p>
          </table:table-cell>
          <table:table-cell office:value-type="string" table:style-name="ce1">
            <text:p>Persona</text:p>
          </table:table-cell>
          <table:table-cell office:value-type="float" office:value="1966" table:style-name="ce1">
            <text:p>1966</text:p>
          </table:table-cell>
          <table:table-cell office:value-type="float" office:value="8" table:style-name="ce1">
            <text:p>8</text:p>
          </table:table-cell>
          <table:table-cell office:value-type="float" office:value="135832" table:style-name="ce1">
            <text:p>135832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060827&quot;: &quot;&quot;Drama,Thriller&quot;" table:formula="of:=&quot;&quot;&quot;&quot; &amp; [.A406] &amp; &quot;&quot;&quot;: &quot;&quot;&quot; &amp; &quot;&quot;&quot;&quot; &amp; [.F406] &amp; &quot;&quot;&quot;&quot;" table:style-name="ce1">
            <text:p>"tt0060827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8564</text:p>
          </table:table-cell>
          <table:table-cell office:value-type="string" table:style-name="ce1">
            <text:p>Infernal Affairs</text:p>
          </table:table-cell>
          <table:table-cell office:value-type="float" office:value="2002" table:style-name="ce1">
            <text:p>2002</text:p>
          </table:table-cell>
          <table:table-cell office:value-type="float" office:value="8" table:style-name="ce1">
            <text:p>8</text:p>
          </table:table-cell>
          <table:table-cell office:value-type="float" office:value="134603" table:style-name="ce1">
            <text:p>13460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338564&quot;: &quot;&quot;Crime,Drama,Mystery&quot;" table:formula="of:=&quot;&quot;&quot;&quot; &amp; [.A407] &amp; &quot;&quot;&quot;: &quot;&quot;&quot; &amp; &quot;&quot;&quot;&quot; &amp; [.F407] &amp; &quot;&quot;&quot;&quot;" table:style-name="ce1">
            <text:p>"tt0338564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198</text:p>
          </table:table-cell>
          <table:table-cell office:value-type="string" table:style-name="ce1">
            <text:p>The 400 Blows</text:p>
          </table:table-cell>
          <table:table-cell office:value-type="float" office:value="1959" table:style-name="ce1">
            <text:p>1959</text:p>
          </table:table-cell>
          <table:table-cell office:value-type="float" office:value="8" table:style-name="ce1">
            <text:p>8</text:p>
          </table:table-cell>
          <table:table-cell office:value-type="float" office:value="131230" table:style-name="ce1">
            <text:p>131230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53198&quot;: &quot;&quot;Crime,Drama&quot;" table:formula="of:=&quot;&quot;&quot;&quot; &amp; [.A408] &amp; &quot;&quot;&quot;: &quot;&quot;&quot; &amp; &quot;&quot;&quot;&quot; &amp; [.F408] &amp; &quot;&quot;&quot;&quot;" table:style-name="ce1">
            <text:p>"tt0053198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801</text:p>
          </table:table-cell>
          <table:table-cell office:value-type="string" table:style-name="ce1">
            <text:p>8½</text:p>
          </table:table-cell>
          <table:table-cell office:value-type="float" office:value="1963" table:style-name="ce1">
            <text:p>1963</text:p>
          </table:table-cell>
          <table:table-cell office:value-type="float" office:value="8" table:style-name="ce1">
            <text:p>8</text:p>
          </table:table-cell>
          <table:table-cell office:value-type="float" office:value="128954" table:style-name="ce1">
            <text:p>12895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6801&quot;: &quot;&quot;Drama&quot;" table:formula="of:=&quot;&quot;&quot;&quot; &amp; [.A409] &amp; &quot;&quot;&quot;: &quot;&quot;&quot; &amp; &quot;&quot;&quot;&quot; &amp; [.F409] &amp; &quot;&quot;&quot;&quot;" table:style-name="ce1">
            <text:p>"tt005680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216</text:p>
          </table:table-cell>
          <table:table-cell office:value-type="string" table:style-name="ce1">
            <text:p>Do the Right Thing</text:p>
          </table:table-cell>
          <table:table-cell office:value-type="float" office:value="1989" table:style-name="ce1">
            <text:p>1989</text:p>
          </table:table-cell>
          <table:table-cell office:value-type="float" office:value="8" table:style-name="ce1">
            <text:p>8</text:p>
          </table:table-cell>
          <table:table-cell office:value-type="float" office:value="117989" table:style-name="ce1">
            <text:p>11798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97216&quot;: &quot;&quot;Comedy,Drama&quot;" table:formula="of:=&quot;&quot;&quot;&quot; &amp; [.A410] &amp; &quot;&quot;&quot;: &quot;&quot;&quot; &amp; &quot;&quot;&quot;&quot; &amp; [.F410] &amp; &quot;&quot;&quot;&quot;" table:style-name="ce1">
            <text:p>"tt009721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61739</text:p>
          </table:table-cell>
          <table:table-cell office:value-type="string" table:style-name="ce1">
            <text:p>Elite Squad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office:value-type="float" office:value="114701" table:style-name="ce1">
            <text:p>114701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861739&quot;: &quot;&quot;Action,Crime,Drama&quot;" table:formula="of:=&quot;&quot;&quot;&quot; &amp; [.A411] &amp; &quot;&quot;&quot;: &quot;&quot;&quot; &amp; &quot;&quot;&quot;&quot; &amp; [.F411] &amp; &quot;&quot;&quot;&quot;" table:style-name="ce1">
            <text:p>"tt0861739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1383</text:p>
          </table:table-cell>
          <table:table-cell office:value-type="string" table:style-name="ce1">
            <text:p>The Diving Bell and the Butterfly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office:value-type="float" office:value="111649" table:style-name="ce1">
            <text:p>111649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401383&quot;: &quot;&quot;Biography,Drama&quot;" table:formula="of:=&quot;&quot;&quot;&quot; &amp; [.A412] &amp; &quot;&quot;&quot;: &quot;&quot;&quot; &amp; &quot;&quot;&quot;&quot; &amp; [.F412] &amp; &quot;&quot;&quot;&quot;" table:style-name="ce1">
            <text:p>"tt0401383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56887</text:p>
          </table:table-cell>
          <table:table-cell office:value-type="string" table:style-name="ce1">
            <text:p>Perfect Blue</text:p>
          </table:table-cell>
          <table:table-cell office:value-type="float" office:value="1997" table:style-name="ce1">
            <text:p>1997</text:p>
          </table:table-cell>
          <table:table-cell office:value-type="float" office:value="8" table:style-name="ce1">
            <text:p>8</text:p>
          </table:table-cell>
          <table:table-cell office:value-type="float" office:value="107015" table:style-name="ce1">
            <text:p>107015</text:p>
          </table:table-cell>
          <table:table-cell office:value-type="string" table:style-name="ce1">
            <text:p>Animation,Crime,Drama</text:p>
          </table:table-cell>
          <table:table-cell table:style-name="ce1"/>
          <table:table-cell office:value-type="string" office:string-value="&quot;tt0156887&quot;: &quot;&quot;Animation,Crime,Drama&quot;" table:formula="of:=&quot;&quot;&quot;&quot; &amp; [.A413] &amp; &quot;&quot;&quot;: &quot;&quot;&quot; &amp; &quot;&quot;&quot;&quot; &amp; [.F413] &amp; &quot;&quot;&quot;&quot;" table:style-name="ce1">
            <text:p>"tt0156887": ""Anima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6896</text:p>
          </table:table-cell>
          <table:table-cell office:value-type="string" table:style-name="ce1">
            <text:p>The Straight Story</text:p>
          </table:table-cell>
          <table:table-cell office:value-type="float" office:value="1999" table:style-name="ce1">
            <text:p>1999</text:p>
          </table:table-cell>
          <table:table-cell office:value-type="float" office:value="8" table:style-name="ce1">
            <text:p>8</text:p>
          </table:table-cell>
          <table:table-cell office:value-type="float" office:value="103661" table:style-name="ce1">
            <text:p>103661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166896&quot;: &quot;&quot;Biography,Drama&quot;" table:formula="of:=&quot;&quot;&quot;&quot; &amp; [.A414] &amp; &quot;&quot;&quot;: &quot;&quot;&quot; &amp; &quot;&quot;&quot;&quot; &amp; [.F414] &amp; &quot;&quot;&quot;&quot;" table:style-name="ce1">
            <text:p>"tt0166896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08417</text:p>
          </table:table-cell>
          <table:table-cell office:value-type="string" table:style-name="ce1">
            <text:p>Persepolis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office:value-type="float" office:value="102701" table:style-name="ce1">
            <text:p>102701</text:p>
          </table:table-cell>
          <table:table-cell office:value-type="string" table:style-name="ce1">
            <text:p>Animation,Biography,Drama</text:p>
          </table:table-cell>
          <table:table-cell table:style-name="ce1"/>
          <table:table-cell office:value-type="string" office:string-value="&quot;tt0808417&quot;: &quot;&quot;Animation,Biography,Drama&quot;" table:formula="of:=&quot;&quot;&quot;&quot; &amp; [.A415] &amp; &quot;&quot;&quot;: &quot;&quot;&quot; &amp; &quot;&quot;&quot;&quot; &amp; [.F415] &amp; &quot;&quot;&quot;&quot;" table:style-name="ce1">
            <text:p>"tt0808417": ""Anima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8424</text:p>
          </table:table-cell>
          <table:table-cell office:value-type="string" table:style-name="ce1">
            <text:p>The Night of the Hunter</text:p>
          </table:table-cell>
          <table:table-cell office:value-type="float" office:value="1955" table:style-name="ce1">
            <text:p>1955</text:p>
          </table:table-cell>
          <table:table-cell office:value-type="float" office:value="8" table:style-name="ce1">
            <text:p>8</text:p>
          </table:table-cell>
          <table:table-cell office:value-type="float" office:value="102359" table:style-name="ce1">
            <text:p>102359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48424&quot;: &quot;&quot;Crime,Drama,Film-Noir&quot;" table:formula="of:=&quot;&quot;&quot;&quot; &amp; [.A416] &amp; &quot;&quot;&quot;: &quot;&quot;&quot; &amp; &quot;&quot;&quot;&quot; &amp; [.F416] &amp; &quot;&quot;&quot;&quot;" table:style-name="ce1">
            <text:p>"tt0048424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7666</text:p>
          </table:table-cell>
          <table:table-cell office:value-type="string" table:style-name="ce1">
            <text:p>Sling Blade</text:p>
          </table:table-cell>
          <table:table-cell office:value-type="float" office:value="1996" table:style-name="ce1">
            <text:p>1996</text:p>
          </table:table-cell>
          <table:table-cell office:value-type="float" office:value="8" table:style-name="ce1">
            <text:p>8</text:p>
          </table:table-cell>
          <table:table-cell office:value-type="float" office:value="101682" table:style-name="ce1">
            <text:p>10168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7666&quot;: &quot;&quot;Drama&quot;" table:formula="of:=&quot;&quot;&quot;&quot; &amp; [.A417] &amp; &quot;&quot;&quot;: &quot;&quot;&quot; &amp; &quot;&quot;&quot;&quot; &amp; [.F417] &amp; &quot;&quot;&quot;&quot;" table:style-name="ce1">
            <text:p>"tt011766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54420</text:p>
          </table:table-cell>
          <table:table-cell office:value-type="string" table:style-name="ce1">
            <text:p>The Celebration</text:p>
          </table:table-cell>
          <table:table-cell office:value-type="float" office:value="1998" table:style-name="ce1">
            <text:p>1998</text:p>
          </table:table-cell>
          <table:table-cell office:value-type="float" office:value="8" table:style-name="ce1">
            <text:p>8</text:p>
          </table:table-cell>
          <table:table-cell office:value-type="float" office:value="97405" table:style-name="ce1">
            <text:p>9740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54420&quot;: &quot;&quot;Drama&quot;" table:formula="of:=&quot;&quot;&quot;&quot; &amp; [.A418] &amp; &quot;&quot;&quot;: &quot;&quot;&quot; &amp; &quot;&quot;&quot;&quot; &amp; [.F418] &amp; &quot;&quot;&quot;&quot;" table:style-name="ce1">
            <text:p>"tt015442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55149</text:p>
          </table:table-cell>
          <table:table-cell office:value-type="string" table:style-name="ce1">
            <text:p>Elite Squad 2: The Enemy Within</text:p>
          </table:table-cell>
          <table:table-cell office:value-type="float" office:value="2010" table:style-name="ce1">
            <text:p>2010</text:p>
          </table:table-cell>
          <table:table-cell office:value-type="float" office:value="8" table:style-name="ce1">
            <text:p>8</text:p>
          </table:table-cell>
          <table:table-cell office:value-type="float" office:value="89357" table:style-name="ce1">
            <text:p>89357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1555149&quot;: &quot;&quot;Crime,Drama,Thriller&quot;" table:formula="of:=&quot;&quot;&quot;&quot; &amp; [.A419] &amp; &quot;&quot;&quot;: &quot;&quot;&quot; &amp; &quot;&quot;&quot;&quot; &amp; [.F419] &amp; &quot;&quot;&quot;&quot;" table:style-name="ce1">
            <text:p>"tt1555149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4546</text:p>
          </table:table-cell>
          <table:table-cell office:value-type="string" table:style-name="ce1">
            <text:p>Spring, Summer, Fall, Winter... and Spring</text:p>
          </table:table-cell>
          <table:table-cell office:value-type="float" office:value="2003" table:style-name="ce1">
            <text:p>2003</text:p>
          </table:table-cell>
          <table:table-cell office:value-type="float" office:value="8" table:style-name="ce1">
            <text:p>8</text:p>
          </table:table-cell>
          <table:table-cell office:value-type="float" office:value="88808" table:style-name="ce1">
            <text:p>88808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74546&quot;: &quot;&quot;Drama,Romance&quot;" table:formula="of:=&quot;&quot;&quot;&quot; &amp; [.A420] &amp; &quot;&quot;&quot;: &quot;&quot;&quot; &amp; &quot;&quot;&quot;&quot; &amp; [.F420] &amp; &quot;&quot;&quot;&quot;" table:style-name="ce1">
            <text:p>"tt037454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4503</text:p>
          </table:table-cell>
          <table:table-cell office:value-type="string" table:style-name="ce1">
            <text:p>Pink Floyd: The Wall</text:p>
          </table:table-cell>
          <table:table-cell office:value-type="float" office:value="1982" table:style-name="ce1">
            <text:p>1982</text:p>
          </table:table-cell>
          <table:table-cell office:value-type="float" office:value="8" table:style-name="ce1">
            <text:p>8</text:p>
          </table:table-cell>
          <table:table-cell office:value-type="float" office:value="87633" table:style-name="ce1">
            <text:p>87633</text:p>
          </table:table-cell>
          <table:table-cell office:value-type="string" table:style-name="ce1">
            <text:p>Drama,Fantasy,Music</text:p>
          </table:table-cell>
          <table:table-cell table:style-name="ce1"/>
          <table:table-cell office:value-type="string" office:string-value="&quot;tt0084503&quot;: &quot;&quot;Drama,Fantasy,Music&quot;" table:formula="of:=&quot;&quot;&quot;&quot; &amp; [.A421] &amp; &quot;&quot;&quot;: &quot;&quot;&quot; &amp; &quot;&quot;&quot;&quot; &amp; [.F421] &amp; &quot;&quot;&quot;&quot;" table:style-name="ce1">
            <text:p>"tt0084503": ""Drama,Fantasy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9702</text:p>
          </table:table-cell>
          <table:table-cell office:value-type="string" table:style-name="ce1">
            <text:p>The Sea Inside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86853" table:style-name="ce1">
            <text:p>86853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369702&quot;: &quot;&quot;Biography,Drama&quot;" table:formula="of:=&quot;&quot;&quot;&quot; &amp; [.A422] &amp; &quot;&quot;&quot;: &quot;&quot;&quot; &amp; &quot;&quot;&quot;&quot; &amp; [.F422] &amp; &quot;&quot;&quot;&quot;" table:style-name="ce1">
            <text:p>"tt0369702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779</text:p>
          </table:table-cell>
          <table:table-cell office:value-type="string" table:style-name="ce1">
            <text:p>La Dolce Vita</text:p>
          </table:table-cell>
          <table:table-cell office:value-type="float" office:value="1960" table:style-name="ce1">
            <text:p>1960</text:p>
          </table:table-cell>
          <table:table-cell office:value-type="float" office:value="8" table:style-name="ce1">
            <text:p>8</text:p>
          </table:table-cell>
          <table:table-cell office:value-type="float" office:value="82313" table:style-name="ce1">
            <text:p>82313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53779&quot;: &quot;&quot;Comedy,Drama&quot;" table:formula="of:=&quot;&quot;&quot;&quot; &amp; [.A423] &amp; &quot;&quot;&quot;: &quot;&quot;&quot; &amp; &quot;&quot;&quot;&quot; &amp; [.F423] &amp; &quot;&quot;&quot;&quot;" table:style-name="ce1">
            <text:p>"tt0053779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184</text:p>
          </table:table-cell>
          <table:table-cell office:value-type="string" table:style-name="ce1">
            <text:p>Who's Afraid of Virginia Woolf?</text:p>
          </table:table-cell>
          <table:table-cell office:value-type="float" office:value="1966" table:style-name="ce1">
            <text:p>1966</text:p>
          </table:table-cell>
          <table:table-cell office:value-type="float" office:value="8" table:style-name="ce1">
            <text:p>8</text:p>
          </table:table-cell>
          <table:table-cell office:value-type="float" office:value="82237" table:style-name="ce1">
            <text:p>8223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61184&quot;: &quot;&quot;Drama&quot;" table:formula="of:=&quot;&quot;&quot;&quot; &amp; [.A424] &amp; &quot;&quot;&quot;: &quot;&quot;&quot; &amp; &quot;&quot;&quot;&quot; &amp; [.F424] &amp; &quot;&quot;&quot;&quot;" table:style-name="ce1">
            <text:p>"tt006118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870</text:p>
          </table:table-cell>
          <table:table-cell office:value-type="string" table:style-name="ce1">
            <text:p>Dilwale Dulhania Le Jayenge</text:p>
          </table:table-cell>
          <table:table-cell office:value-type="float" office:value="1995" table:style-name="ce1">
            <text:p>1995</text:p>
          </table:table-cell>
          <table:table-cell office:value-type="float" office:value="8" table:style-name="ce1">
            <text:p>8</text:p>
          </table:table-cell>
          <table:table-cell office:value-type="float" office:value="79895" table:style-name="ce1">
            <text:p>79895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12870&quot;: &quot;&quot;Drama,Romance&quot;" table:formula="of:=&quot;&quot;&quot;&quot; &amp; [.A425] &amp; &quot;&quot;&quot;: &quot;&quot;&quot; &amp; &quot;&quot;&quot;&quot; &amp; [.F425] &amp; &quot;&quot;&quot;&quot;" table:style-name="ce1">
            <text:p>"tt011287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92490</text:p>
          </table:table-cell>
          <table:table-cell office:value-type="string" table:style-name="ce1">
            <text:p>Dil Chahta Hai</text:p>
          </table:table-cell>
          <table:table-cell office:value-type="float" office:value="2001" table:style-name="ce1">
            <text:p>2001</text:p>
          </table:table-cell>
          <table:table-cell office:value-type="float" office:value="8" table:style-name="ce1">
            <text:p>8</text:p>
          </table:table-cell>
          <table:table-cell office:value-type="float" office:value="77734" table:style-name="ce1">
            <text:p>77734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292490&quot;: &quot;&quot;Comedy,Drama,Romance&quot;" table:formula="of:=&quot;&quot;&quot;&quot; &amp; [.A426] &amp; &quot;&quot;&quot;: &quot;&quot;&quot; &amp; &quot;&quot;&quot;&quot; &amp; [.F426] &amp; &quot;&quot;&quot;&quot;" table:style-name="ce1">
            <text:p>"tt029249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2561</text:p>
          </table:table-cell>
          <table:table-cell office:value-type="string" table:style-name="ce1">
            <text:p>Anatomy of a Murder</text:p>
          </table:table-cell>
          <table:table-cell office:value-type="float" office:value="1959" table:style-name="ce1">
            <text:p>1959</text:p>
          </table:table-cell>
          <table:table-cell office:value-type="float" office:value="8" table:style-name="ce1">
            <text:p>8</text:p>
          </table:table-cell>
          <table:table-cell office:value-type="float" office:value="74887" table:style-name="ce1">
            <text:p>74887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0052561&quot;: &quot;&quot;Drama,Mystery&quot;" table:formula="of:=&quot;&quot;&quot;&quot; &amp; [.A427] &amp; &quot;&quot;&quot;: &quot;&quot;&quot; &amp; &quot;&quot;&quot;&quot; &amp; [.F427] &amp; &quot;&quot;&quot;&quot;" table:style-name="ce1">
            <text:p>"tt0052561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0323</text:p>
          </table:table-cell>
          <table:table-cell office:value-type="string" table:style-name="ce1">
            <text:p>The Cabinet of Dr. Caligari</text:p>
          </table:table-cell>
          <table:table-cell office:value-type="float" office:value="1920" table:style-name="ce1">
            <text:p>1920</text:p>
          </table:table-cell>
          <table:table-cell office:value-type="float" office:value="8" table:style-name="ce1">
            <text:p>8</text:p>
          </table:table-cell>
          <table:table-cell office:value-type="float" office:value="73295" table:style-name="ce1">
            <text:p>73295</text:p>
          </table:table-cell>
          <table:table-cell office:value-type="string" table:style-name="ce1">
            <text:p>Horror,Mystery,Thriller</text:p>
          </table:table-cell>
          <table:table-cell table:style-name="ce1"/>
          <table:table-cell office:value-type="string" office:string-value="&quot;tt0010323&quot;: &quot;&quot;Horror,Mystery,Thriller&quot;" table:formula="of:=&quot;&quot;&quot;&quot; &amp; [.A428] &amp; &quot;&quot;&quot;: &quot;&quot;&quot; &amp; &quot;&quot;&quot;&quot; &amp; [.F428] &amp; &quot;&quot;&quot;&quot;" table:style-name="ce1">
            <text:p>"tt0010323": ""Horror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169250</text:p>
          </table:table-cell>
          <table:table-cell office:value-type="string" table:style-name="ce1">
            <text:p>M.S. Dhoni: The Untold Story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71600" table:style-name="ce1">
            <text:p>71600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4169250&quot;: &quot;&quot;Biography,Drama,Sport&quot;" table:formula="of:=&quot;&quot;&quot;&quot; &amp; [.A429] &amp; &quot;&quot;&quot;: &quot;&quot;&quot; &amp; &quot;&quot;&quot;&quot; &amp; [.F429] &amp; &quot;&quot;&quot;&quot;" table:style-name="ce1">
            <text:p>"tt4169250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731</text:p>
          </table:table-cell>
          <table:table-cell office:value-type="string" table:style-name="ce1">
            <text:p>The Legend of 1900</text:p>
          </table:table-cell>
          <table:table-cell office:value-type="float" office:value="1998" table:style-name="ce1">
            <text:p>1998</text:p>
          </table:table-cell>
          <table:table-cell office:value-type="float" office:value="8" table:style-name="ce1">
            <text:p>8</text:p>
          </table:table-cell>
          <table:table-cell office:value-type="float" office:value="71289" table:style-name="ce1">
            <text:p>71289</text:p>
          </table:table-cell>
          <table:table-cell office:value-type="string" table:style-name="ce1">
            <text:p>Drama,Music,Romance</text:p>
          </table:table-cell>
          <table:table-cell table:style-name="ce1"/>
          <table:table-cell office:value-type="string" office:string-value="&quot;tt0120731&quot;: &quot;&quot;Drama,Music,Romance&quot;" table:formula="of:=&quot;&quot;&quot;&quot; &amp; [.A430] &amp; &quot;&quot;&quot;: &quot;&quot;&quot; &amp; &quot;&quot;&quot;&quot; &amp; [.F430] &amp; &quot;&quot;&quot;&quot;" table:style-name="ce1">
            <text:p>"tt0120731": ""Drama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221</text:p>
          </table:table-cell>
          <table:table-cell office:value-type="string" table:style-name="ce1">
            <text:p>Rio Bravo</text:p>
          </table:table-cell>
          <table:table-cell office:value-type="float" office:value="1959" table:style-name="ce1">
            <text:p>1959</text:p>
          </table:table-cell>
          <table:table-cell office:value-type="float" office:value="8" table:style-name="ce1">
            <text:p>8</text:p>
          </table:table-cell>
          <table:table-cell office:value-type="float" office:value="70816" table:style-name="ce1">
            <text:p>70816</text:p>
          </table:table-cell>
          <table:table-cell office:value-type="string" table:style-name="ce1">
            <text:p>Western</text:p>
          </table:table-cell>
          <table:table-cell table:style-name="ce1"/>
          <table:table-cell office:value-type="string" office:string-value="&quot;tt0053221&quot;: &quot;&quot;Western&quot;" table:formula="of:=&quot;&quot;&quot;&quot; &amp; [.A431] &amp; &quot;&quot;&quot;: &quot;&quot;&quot; &amp; &quot;&quot;&quot;&quot; &amp; [.F431] &amp; &quot;&quot;&quot;&quot;" table:style-name="ce1">
            <text:p>"tt0053221": ""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4116</text:p>
          </table:table-cell>
          <table:table-cell office:value-type="string" table:style-name="ce1">
            <text:p>G.O.R.A.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69168" table:style-name="ce1">
            <text:p>69168</text:p>
          </table:table-cell>
          <table:table-cell office:value-type="string" table:style-name="ce1">
            <text:p>Adventure,Comedy,Sci-Fi</text:p>
          </table:table-cell>
          <table:table-cell table:style-name="ce1"/>
          <table:table-cell office:value-type="string" office:string-value="&quot;tt0384116&quot;: &quot;&quot;Adventure,Comedy,Sci-Fi&quot;" table:formula="of:=&quot;&quot;&quot;&quot; &amp; [.A432] &amp; &quot;&quot;&quot;: &quot;&quot;&quot; &amp; &quot;&quot;&quot;&quot; &amp; [.F432] &amp; &quot;&quot;&quot;&quot;" table:style-name="ce1">
            <text:p>"tt0384116": ""Adventure,Comed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7528</text:p>
          </table:table-cell>
          <table:table-cell office:value-type="string" table:style-name="ce1">
            <text:p>La Strada</text:p>
          </table:table-cell>
          <table:table-cell office:value-type="float" office:value="1954" table:style-name="ce1">
            <text:p>1954</text:p>
          </table:table-cell>
          <table:table-cell office:value-type="float" office:value="8" table:style-name="ce1">
            <text:p>8</text:p>
          </table:table-cell>
          <table:table-cell office:value-type="float" office:value="68192" table:style-name="ce1">
            <text:p>6819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7528&quot;: &quot;&quot;Drama&quot;" table:formula="of:=&quot;&quot;&quot;&quot; &amp; [.A433] &amp; &quot;&quot;&quot;: &quot;&quot;&quot; &amp; &quot;&quot;&quot;&quot; &amp; [.F433] &amp; &quot;&quot;&quot;&quot;" table:style-name="ce1">
            <text:p>"tt004752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65505</text:p>
          </table:table-cell>
          <table:table-cell office:value-type="string" table:style-name="ce1">
            <text:p>Song of the Sea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65590" table:style-name="ce1">
            <text:p>65590</text:p>
          </table:table-cell>
          <table:table-cell office:value-type="string" table:style-name="ce1">
            <text:p>Animation,Adventure,Drama</text:p>
          </table:table-cell>
          <table:table-cell table:style-name="ce1"/>
          <table:table-cell office:value-type="string" office:string-value="&quot;tt1865505&quot;: &quot;&quot;Animation,Adventure,Drama&quot;" table:formula="of:=&quot;&quot;&quot;&quot; &amp; [.A434] &amp; &quot;&quot;&quot;: &quot;&quot;&quot; &amp; &quot;&quot;&quot;&quot; &amp; [.F434] &amp; &quot;&quot;&quot;&quot;" table:style-name="ce1">
            <text:p>"tt1865505": ""Anima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687</text:p>
          </table:table-cell>
          <table:table-cell office:value-type="string" table:style-name="ce1">
            <text:p>What Ever Happened to Baby Jane?</text:p>
          </table:table-cell>
          <table:table-cell office:value-type="float" office:value="1962" table:style-name="ce1">
            <text:p>1962</text:p>
          </table:table-cell>
          <table:table-cell office:value-type="float" office:value="8" table:style-name="ce1">
            <text:p>8</text:p>
          </table:table-cell>
          <table:table-cell office:value-type="float" office:value="64733" table:style-name="ce1">
            <text:p>64733</text:p>
          </table:table-cell>
          <table:table-cell office:value-type="string" table:style-name="ce1">
            <text:p>Drama,Horror,Thriller</text:p>
          </table:table-cell>
          <table:table-cell table:style-name="ce1"/>
          <table:table-cell office:value-type="string" office:string-value="&quot;tt0056687&quot;: &quot;&quot;Drama,Horror,Thriller&quot;" table:formula="of:=&quot;&quot;&quot;&quot; &amp; [.A435] &amp; &quot;&quot;&quot;: &quot;&quot;&quot; &amp; &quot;&quot;&quot;&quot; &amp; [.F435] &amp; &quot;&quot;&quot;&quot;" table:style-name="ce1">
            <text:p>"tt0056687": ""Drama,Horror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612616</text:p>
          </table:table-cell>
          <table:table-cell office:value-type="string" table:style-name="ce1">
            <text:p>Mommy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63820" table:style-name="ce1">
            <text:p>6382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3612616&quot;: &quot;&quot;Drama&quot;" table:formula="of:=&quot;&quot;&quot;&quot; &amp; [.A436] &amp; &quot;&quot;&quot;: &quot;&quot;&quot; &amp; &quot;&quot;&quot;&quot; &amp; [.F436] &amp; &quot;&quot;&quot;&quot;" table:style-name="ce1">
            <text:p>"tt361261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787</text:p>
          </table:table-cell>
          <table:table-cell office:value-type="string" table:style-name="ce1">
            <text:p>Underground</text:p>
          </table:table-cell>
          <table:table-cell office:value-type="float" office:value="1995" table:style-name="ce1">
            <text:p>1995</text:p>
          </table:table-cell>
          <table:table-cell office:value-type="float" office:value="8" table:style-name="ce1">
            <text:p>8</text:p>
          </table:table-cell>
          <table:table-cell office:value-type="float" office:value="62694" table:style-name="ce1">
            <text:p>62694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0114787&quot;: &quot;&quot;Comedy,Drama,Fantasy&quot;" table:formula="of:=&quot;&quot;&quot;&quot; &amp; [.A437] &amp; &quot;&quot;&quot;: &quot;&quot;&quot; &amp; &quot;&quot;&quot;&quot; &amp; [.F437] &amp; &quot;&quot;&quot;&quot;" table:style-name="ce1">
            <text:p>"tt0114787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2229</text:p>
          </table:table-cell>
          <table:table-cell office:value-type="string" table:style-name="ce1">
            <text:p>Le Samouraï</text:p>
          </table:table-cell>
          <table:table-cell office:value-type="float" office:value="1967" table:style-name="ce1">
            <text:p>1967</text:p>
          </table:table-cell>
          <table:table-cell office:value-type="float" office:value="8" table:style-name="ce1">
            <text:p>8</text:p>
          </table:table-cell>
          <table:table-cell office:value-type="float" office:value="62216" table:style-name="ce1">
            <text:p>62216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62229&quot;: &quot;&quot;Crime,Drama,Thriller&quot;" table:formula="of:=&quot;&quot;&quot;&quot; &amp; [.A438] &amp; &quot;&quot;&quot;: &quot;&quot;&quot; &amp; &quot;&quot;&quot;&quot; &amp; [.F438] &amp; &quot;&quot;&quot;&quot;" table:style-name="ce1">
            <text:p>"tt0062229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77938</text:p>
          </table:table-cell>
          <table:table-cell office:value-type="string" table:style-name="ce1">
            <text:p>Special 26</text:p>
          </table:table-cell>
          <table:table-cell office:value-type="float" office:value="2013" table:style-name="ce1">
            <text:p>2013</text:p>
          </table:table-cell>
          <table:table-cell office:value-type="float" office:value="8" table:style-name="ce1">
            <text:p>8</text:p>
          </table:table-cell>
          <table:table-cell office:value-type="float" office:value="60677" table:style-name="ce1">
            <text:p>60677</text:p>
          </table:table-cell>
          <table:table-cell office:value-type="string" table:style-name="ce1">
            <text:p>Crime,Drama,History</text:p>
          </table:table-cell>
          <table:table-cell table:style-name="ce1"/>
          <table:table-cell office:value-type="string" office:string-value="&quot;tt2377938&quot;: &quot;&quot;Crime,Drama,History&quot;" table:formula="of:=&quot;&quot;&quot;&quot; &amp; [.A439] &amp; &quot;&quot;&quot;: &quot;&quot;&quot; &amp; &quot;&quot;&quot;&quot; &amp; [.F439] &amp; &quot;&quot;&quot;&quot;" table:style-name="ce1">
            <text:p>"tt2377938": ""Crime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390572</text:p>
          </table:table-cell>
          <table:table-cell office:value-type="string" table:style-name="ce1">
            <text:p>Haider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59282" table:style-name="ce1">
            <text:p>59282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3390572&quot;: &quot;&quot;Action,Crime,Drama&quot;" table:formula="of:=&quot;&quot;&quot;&quot; &amp; [.A440] &amp; &quot;&quot;&quot;: &quot;&quot;&quot; &amp; &quot;&quot;&quot;&quot; &amp; [.F440] &amp; &quot;&quot;&quot;&quot;" table:style-name="ce1">
            <text:p>"tt3390572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0107</text:p>
          </table:table-cell>
          <table:table-cell office:value-type="string" table:style-name="ce1">
            <text:p>Andrei Rublev</text:p>
          </table:table-cell>
          <table:table-cell office:value-type="float" office:value="1966" table:style-name="ce1">
            <text:p>1966</text:p>
          </table:table-cell>
          <table:table-cell office:value-type="float" office:value="8" table:style-name="ce1">
            <text:p>8</text:p>
          </table:table-cell>
          <table:table-cell office:value-type="float" office:value="58799" table:style-name="ce1">
            <text:p>5879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60107&quot;: &quot;&quot;Biography,Drama,History&quot;" table:formula="of:=&quot;&quot;&quot;&quot; &amp; [.A441] &amp; &quot;&quot;&quot;: &quot;&quot;&quot; &amp; &quot;&quot;&quot;&quot; &amp; [.F441] &amp; &quot;&quot;&quot;&quot;" table:style-name="ce1">
            <text:p>"tt0060107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0613</text:p>
          </table:table-cell>
          <table:table-cell office:value-type="string" table:style-name="ce1">
            <text:p>Throne of Blood</text:p>
          </table:table-cell>
          <table:table-cell office:value-type="float" office:value="1957" table:style-name="ce1">
            <text:p>1957</text:p>
          </table:table-cell>
          <table:table-cell office:value-type="float" office:value="8" table:style-name="ce1">
            <text:p>8</text:p>
          </table:table-cell>
          <table:table-cell office:value-type="float" office:value="57980" table:style-name="ce1">
            <text:p>5798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0613&quot;: &quot;&quot;Drama&quot;" table:formula="of:=&quot;&quot;&quot;&quot; &amp; [.A442] &amp; &quot;&quot;&quot;: &quot;&quot;&quot; &amp; &quot;&quot;&quot;&quot; &amp; [.F442] &amp; &quot;&quot;&quot;&quot;" table:style-name="ce1">
            <text:p>"tt005061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76852</text:p>
          </table:table-cell>
          <table:table-cell office:value-type="string" table:style-name="ce1">
            <text:p>The Tale of The Princess Kaguya</text:p>
          </table:table-cell>
          <table:table-cell office:value-type="float" office:value="2013" table:style-name="ce1">
            <text:p>2013</text:p>
          </table:table-cell>
          <table:table-cell office:value-type="float" office:value="8" table:style-name="ce1">
            <text:p>8</text:p>
          </table:table-cell>
          <table:table-cell office:value-type="float" office:value="57975" table:style-name="ce1">
            <text:p>57975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2576852&quot;: &quot;&quot;Animation,Drama,Family&quot;" table:formula="of:=&quot;&quot;&quot;&quot; &amp; [.A443] &amp; &quot;&quot;&quot;: &quot;&quot;&quot; &amp; &quot;&quot;&quot;&quot; &amp; [.F443] &amp; &quot;&quot;&quot;&quot;" table:style-name="ce1">
            <text:p>"tt2576852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843</text:p>
          </table:table-cell>
          <table:table-cell office:value-type="string" table:style-name="ce1">
            <text:p>Black Cat, White Cat</text:p>
          </table:table-cell>
          <table:table-cell office:value-type="float" office:value="1998" table:style-name="ce1">
            <text:p>1998</text:p>
          </table:table-cell>
          <table:table-cell office:value-type="float" office:value="8" table:style-name="ce1">
            <text:p>8</text:p>
          </table:table-cell>
          <table:table-cell office:value-type="float" office:value="57599" table:style-name="ce1">
            <text:p>57599</text:p>
          </table:table-cell>
          <table:table-cell office:value-type="string" table:style-name="ce1">
            <text:p>Comedy,Crime,Romance</text:p>
          </table:table-cell>
          <table:table-cell table:style-name="ce1"/>
          <table:table-cell office:value-type="string" office:string-value="&quot;tt0118843&quot;: &quot;&quot;Comedy,Crime,Romance&quot;" table:formula="of:=&quot;&quot;&quot;&quot; &amp; [.A444] &amp; &quot;&quot;&quot;: &quot;&quot;&quot; &amp; &quot;&quot;&quot;&quot; &amp; [.F444] &amp; &quot;&quot;&quot;&quot;" table:style-name="ce1">
            <text:p>"tt0118843": ""Comedy,Crime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758880</text:p>
          </table:table-cell>
          <table:table-cell office:value-type="string" table:style-name="ce1">
            <text:p>Winter Sleep</text:p>
          </table:table-cell>
          <table:table-cell office:value-type="float" office:value="2014" table:style-name="ce1">
            <text:p>2014</text:p>
          </table:table-cell>
          <table:table-cell office:value-type="float" office:value="8" table:style-name="ce1">
            <text:p>8</text:p>
          </table:table-cell>
          <table:table-cell office:value-type="float" office:value="57403" table:style-name="ce1">
            <text:p>5740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758880&quot;: &quot;&quot;Drama&quot;" table:formula="of:=&quot;&quot;&quot;&quot; &amp; [.A445] &amp; &quot;&quot;&quot;: &quot;&quot;&quot; &amp; &quot;&quot;&quot;&quot; &amp; [.F445] &amp; &quot;&quot;&quot;&quot;" table:style-name="ce1">
            <text:p>"tt275888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9117</text:p>
          </table:table-cell>
          <table:table-cell office:value-type="string" table:style-name="ce1">
            <text:p>Andaz Apna Apna</text:p>
          </table:table-cell>
          <table:table-cell office:value-type="float" office:value="1994" table:style-name="ce1">
            <text:p>1994</text:p>
          </table:table-cell>
          <table:table-cell office:value-type="float" office:value="8" table:style-name="ce1">
            <text:p>8</text:p>
          </table:table-cell>
          <table:table-cell office:value-type="float" office:value="56576" table:style-name="ce1">
            <text:p>56576</text:p>
          </table:table-cell>
          <table:table-cell office:value-type="string" table:style-name="ce1">
            <text:p>Action,Comedy,Romance</text:p>
          </table:table-cell>
          <table:table-cell table:style-name="ce1"/>
          <table:table-cell office:value-type="string" office:string-value="&quot;tt0109117&quot;: &quot;&quot;Action,Comedy,Romance&quot;" table:formula="of:=&quot;&quot;&quot;&quot; &amp; [.A446] &amp; &quot;&quot;&quot;: &quot;&quot;&quot; &amp; &quot;&quot;&quot;&quot; &amp; [.F446] &amp; &quot;&quot;&quot;&quot;" table:style-name="ce1">
            <text:p>"tt0109117": ""Action,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69238</text:p>
          </table:table-cell>
          <table:table-cell office:value-type="string" table:style-name="ce1">
            <text:p>Departures</text:p>
          </table:table-cell>
          <table:table-cell office:value-type="float" office:value="2008" table:style-name="ce1">
            <text:p>2008</text:p>
          </table:table-cell>
          <table:table-cell office:value-type="float" office:value="8" table:style-name="ce1">
            <text:p>8</text:p>
          </table:table-cell>
          <table:table-cell office:value-type="float" office:value="56238" table:style-name="ce1">
            <text:p>5623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069238&quot;: &quot;&quot;Drama&quot;" table:formula="of:=&quot;&quot;&quot;&quot; &amp; [.A447] &amp; &quot;&quot;&quot;: &quot;&quot;&quot; &amp; &quot;&quot;&quot;&quot; &amp; [.F447] &amp; &quot;&quot;&quot;&quot;" table:style-name="ce1">
            <text:p>"tt106923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7328</text:p>
          </table:table-cell>
          <table:table-cell office:value-type="string" table:style-name="ce1">
            <text:p>The Last Picture Show</text:p>
          </table:table-cell>
          <table:table-cell office:value-type="float" office:value="1971" table:style-name="ce1">
            <text:p>1971</text:p>
          </table:table-cell>
          <table:table-cell office:value-type="float" office:value="8" table:style-name="ce1">
            <text:p>8</text:p>
          </table:table-cell>
          <table:table-cell office:value-type="float" office:value="54814" table:style-name="ce1">
            <text:p>54814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67328&quot;: &quot;&quot;Drama,Romance&quot;" table:formula="of:=&quot;&quot;&quot;&quot; &amp; [.A448] &amp; &quot;&quot;&quot;: &quot;&quot;&quot; &amp; &quot;&quot;&quot;&quot; &amp; [.F448] &amp; &quot;&quot;&quot;&quot;" table:style-name="ce1">
            <text:p>"tt006732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6144</text:p>
          </table:table-cell>
          <table:table-cell office:value-type="string" table:style-name="ce1">
            <text:p>Lage Raho Munna Bhai</text:p>
          </table:table-cell>
          <table:table-cell office:value-type="float" office:value="2006" table:style-name="ce1">
            <text:p>2006</text:p>
          </table:table-cell>
          <table:table-cell office:value-type="float" office:value="8" table:style-name="ce1">
            <text:p>8</text:p>
          </table:table-cell>
          <table:table-cell office:value-type="float" office:value="51820" table:style-name="ce1">
            <text:p>51820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456144&quot;: &quot;&quot;Comedy,Drama,Romance&quot;" table:formula="of:=&quot;&quot;&quot;&quot; &amp; [.A449] &amp; &quot;&quot;&quot;: &quot;&quot;&quot; &amp; &quot;&quot;&quot;&quot; &amp; [.F449] &amp; &quot;&quot;&quot;&quot;" table:style-name="ce1">
            <text:p>"tt0456144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571734</text:p>
          </table:table-cell>
          <table:table-cell office:value-type="string" table:style-name="ce1">
            <text:p>Pink</text:p>
          </table:table-cell>
          <table:table-cell office:value-type="float" office:value="2016" table:style-name="ce1">
            <text:p>2016</text:p>
          </table:table-cell>
          <table:table-cell office:value-type="float" office:value="8" table:style-name="ce1">
            <text:p>8</text:p>
          </table:table-cell>
          <table:table-cell office:value-type="float" office:value="49864" table:style-name="ce1">
            <text:p>49864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5571734&quot;: &quot;&quot;Crime,Drama,Thriller&quot;" table:formula="of:=&quot;&quot;&quot;&quot; &amp; [.A450] &amp; &quot;&quot;&quot;: &quot;&quot;&quot; &amp; &quot;&quot;&quot;&quot; &amp; [.F450] &amp; &quot;&quot;&quot;&quot;" table:style-name="ce1">
            <text:p>"tt5571734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7093</text:p>
          </table:table-cell>
          <table:table-cell office:value-type="string" table:style-name="ce1">
            <text:p>Fiddler on the Roof</text:p>
          </table:table-cell>
          <table:table-cell office:value-type="float" office:value="1971" table:style-name="ce1">
            <text:p>1971</text:p>
          </table:table-cell>
          <table:table-cell office:value-type="float" office:value="8" table:style-name="ce1">
            <text:p>8</text:p>
          </table:table-cell>
          <table:table-cell office:value-type="float" office:value="49848" table:style-name="ce1">
            <text:p>49848</text:p>
          </table:table-cell>
          <table:table-cell office:value-type="string" table:style-name="ce1">
            <text:p>Drama,Family,Musical</text:p>
          </table:table-cell>
          <table:table-cell table:style-name="ce1"/>
          <table:table-cell office:value-type="string" office:string-value="&quot;tt0067093&quot;: &quot;&quot;Drama,Family,Musical&quot;" table:formula="of:=&quot;&quot;&quot;&quot; &amp; [.A451] &amp; &quot;&quot;&quot;: &quot;&quot;&quot; &amp; &quot;&quot;&quot;&quot; &amp; [.F451] &amp; &quot;&quot;&quot;&quot;" table:style-name="ce1">
            <text:p>"tt0067093": ""Drama,Family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7589</text:p>
          </table:table-cell>
          <table:table-cell office:value-type="string" table:style-name="ce1">
            <text:p>Secrets &amp; Lies</text:p>
          </table:table-cell>
          <table:table-cell office:value-type="float" office:value="1996" table:style-name="ce1">
            <text:p>1996</text:p>
          </table:table-cell>
          <table:table-cell office:value-type="float" office:value="8" table:style-name="ce1">
            <text:p>8</text:p>
          </table:table-cell>
          <table:table-cell office:value-type="float" office:value="49439" table:style-name="ce1">
            <text:p>4943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17589&quot;: &quot;&quot;Comedy,Drama&quot;" table:formula="of:=&quot;&quot;&quot;&quot; &amp; [.A452] &amp; &quot;&quot;&quot;: &quot;&quot;&quot; &amp; &quot;&quot;&quot;&quot; &amp; [.F452] &amp; &quot;&quot;&quot;&quot;" table:style-name="ce1">
            <text:p>"tt0117589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40888</text:p>
          </table:table-cell>
          <table:table-cell office:value-type="string" table:style-name="ce1">
            <text:p>Central Station</text:p>
          </table:table-cell>
          <table:table-cell office:value-type="float" office:value="1998" table:style-name="ce1">
            <text:p>1998</text:p>
          </table:table-cell>
          <table:table-cell office:value-type="float" office:value="8" table:style-name="ce1">
            <text:p>8</text:p>
          </table:table-cell>
          <table:table-cell office:value-type="float" office:value="47685" table:style-name="ce1">
            <text:p>4768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40888&quot;: &quot;&quot;Drama&quot;" table:formula="of:=&quot;&quot;&quot;&quot; &amp; [.A453] &amp; &quot;&quot;&quot;: &quot;&quot;&quot; &amp; &quot;&quot;&quot;&quot; &amp; [.F453] &amp; &quot;&quot;&quot;&quot;" table:style-name="ce1">
            <text:p>"tt014088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7558</text:p>
          </table:table-cell>
          <table:table-cell office:value-type="string" table:style-name="ce1">
            <text:p>Brief Encounter</text:p>
          </table:table-cell>
          <table:table-cell office:value-type="float" office:value="1945" table:style-name="ce1">
            <text:p>1945</text:p>
          </table:table-cell>
          <table:table-cell office:value-type="float" office:value="8" table:style-name="ce1">
            <text:p>8</text:p>
          </table:table-cell>
          <table:table-cell office:value-type="float" office:value="46407" table:style-name="ce1">
            <text:p>46407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37558&quot;: &quot;&quot;Drama,Romance&quot;" table:formula="of:=&quot;&quot;&quot;&quot; &amp; [.A454] &amp; &quot;&quot;&quot;: &quot;&quot;&quot; &amp; &quot;&quot;&quot;&quot; &amp; [.F454] &amp; &quot;&quot;&quot;&quot;" table:style-name="ce1">
            <text:p>"tt003755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1808</text:p>
          </table:table-cell>
          <table:table-cell office:value-type="string" table:style-name="ce1">
            <text:p>The Hidden Fortress</text:p>
          </table:table-cell>
          <table:table-cell office:value-type="float" office:value="1958" table:style-name="ce1">
            <text:p>1958</text:p>
          </table:table-cell>
          <table:table-cell office:value-type="float" office:value="8" table:style-name="ce1">
            <text:p>8</text:p>
          </table:table-cell>
          <table:table-cell office:value-type="float" office:value="43911" table:style-name="ce1">
            <text:p>43911</text:p>
          </table:table-cell>
          <table:table-cell office:value-type="string" table:style-name="ce1">
            <text:p>Adventure,Drama</text:p>
          </table:table-cell>
          <table:table-cell table:style-name="ce1"/>
          <table:table-cell office:value-type="string" office:string-value="&quot;tt0051808&quot;: &quot;&quot;Adventure,Drama&quot;" table:formula="of:=&quot;&quot;&quot;&quot; &amp; [.A455] &amp; &quot;&quot;&quot;: &quot;&quot;&quot; &amp; &quot;&quot;&quot;&quot; &amp; [.F455] &amp; &quot;&quot;&quot;&quot;" table:style-name="ce1">
            <text:p>"tt0051808": ""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443</text:p>
          </table:table-cell>
          <table:table-cell office:value-type="string" table:style-name="ce1">
            <text:p>Sanjuro</text:p>
          </table:table-cell>
          <table:table-cell office:value-type="float" office:value="1962" table:style-name="ce1">
            <text:p>1962</text:p>
          </table:table-cell>
          <table:table-cell office:value-type="float" office:value="8" table:style-name="ce1">
            <text:p>8</text:p>
          </table:table-cell>
          <table:table-cell office:value-type="float" office:value="42640" table:style-name="ce1">
            <text:p>42640</text:p>
          </table:table-cell>
          <table:table-cell office:value-type="string" table:style-name="ce1">
            <text:p>Action,Drama,Thriller</text:p>
          </table:table-cell>
          <table:table-cell table:style-name="ce1"/>
          <table:table-cell office:value-type="string" office:string-value="&quot;tt0056443&quot;: &quot;&quot;Action,Drama,Thriller&quot;" table:formula="of:=&quot;&quot;&quot;&quot; &amp; [.A456] &amp; &quot;&quot;&quot;: &quot;&quot;&quot; &amp; &quot;&quot;&quot;&quot; &amp; [.F456] &amp; &quot;&quot;&quot;&quot;" table:style-name="ce1">
            <text:p>"tt0056443": ""Action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9689</text:p>
          </table:table-cell>
          <table:table-cell office:value-type="string" table:style-name="ce1">
            <text:p>Out of the Past</text:p>
          </table:table-cell>
          <table:table-cell office:value-type="float" office:value="1947" table:style-name="ce1">
            <text:p>1947</text:p>
          </table:table-cell>
          <table:table-cell office:value-type="float" office:value="8" table:style-name="ce1">
            <text:p>8</text:p>
          </table:table-cell>
          <table:table-cell office:value-type="float" office:value="42528" table:style-name="ce1">
            <text:p>42528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39689&quot;: &quot;&quot;Crime,Drama,Film-Noir&quot;" table:formula="of:=&quot;&quot;&quot;&quot; &amp; [.A457] &amp; &quot;&quot;&quot;: &quot;&quot;&quot; &amp; &quot;&quot;&quot;&quot; &amp; [.F457] &amp; &quot;&quot;&quot;&quot;" table:style-name="ce1">
            <text:p>"tt0039689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6064</text:p>
          </table:table-cell>
          <table:table-cell office:value-type="string" table:style-name="ce1">
            <text:p>Tae Guk Gi: The Brotherhood of War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41767" table:style-name="ce1">
            <text:p>41767</text:p>
          </table:table-cell>
          <table:table-cell office:value-type="string" table:style-name="ce1">
            <text:p>Action,Drama,War</text:p>
          </table:table-cell>
          <table:table-cell table:style-name="ce1"/>
          <table:table-cell office:value-type="string" office:string-value="&quot;tt0386064&quot;: &quot;&quot;Action,Drama,War&quot;" table:formula="of:=&quot;&quot;&quot;&quot; &amp; [.A458] &amp; &quot;&quot;&quot;: &quot;&quot;&quot; &amp; &quot;&quot;&quot;&quot; &amp; [.F458] &amp; &quot;&quot;&quot;&quot;" table:style-name="ce1">
            <text:p>"tt0386064": ""Action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198068</text:p>
          </table:table-cell>
          <table:table-cell office:value-type="string" table:style-name="ce1">
            <text:p>Wolfwalkers</text:p>
          </table:table-cell>
          <table:table-cell office:value-type="float" office:value="2020" table:style-name="ce1">
            <text:p>2020</text:p>
          </table:table-cell>
          <table:table-cell office:value-type="float" office:value="8" table:style-name="ce1">
            <text:p>8</text:p>
          </table:table-cell>
          <table:table-cell office:value-type="float" office:value="41693" table:style-name="ce1">
            <text:p>41693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5198068&quot;: &quot;&quot;Animation,Action,Adventure&quot;" table:formula="of:=&quot;&quot;&quot;&quot; &amp; [.A459] &amp; &quot;&quot;&quot;: &quot;&quot;&quot; &amp; &quot;&quot;&quot;&quot; &amp; [.F459] &amp; &quot;&quot;&quot;&quot;" table:style-name="ce1">
            <text:p>"tt5198068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111</text:p>
          </table:table-cell>
          <table:table-cell office:value-type="string" table:style-name="ce1">
            <text:p>Ivan's Childhood</text:p>
          </table:table-cell>
          <table:table-cell office:value-type="float" office:value="1962" table:style-name="ce1">
            <text:p>1962</text:p>
          </table:table-cell>
          <table:table-cell office:value-type="float" office:value="8" table:style-name="ce1">
            <text:p>8</text:p>
          </table:table-cell>
          <table:table-cell office:value-type="float" office:value="41567" table:style-name="ce1">
            <text:p>41567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56111&quot;: &quot;&quot;Drama,War&quot;" table:formula="of:=&quot;&quot;&quot;&quot; &amp; [.A460] &amp; &quot;&quot;&quot;: &quot;&quot;&quot; &amp; &quot;&quot;&quot;&quot; &amp; [.F460] &amp; &quot;&quot;&quot;&quot;" table:style-name="ce1">
            <text:p>"tt0056111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3045</text:p>
          </table:table-cell>
          <table:table-cell office:value-type="string" table:style-name="ce1">
            <text:p>The Shop Around the Corner</text:p>
          </table:table-cell>
          <table:table-cell office:value-type="float" office:value="1940" table:style-name="ce1">
            <text:p>1940</text:p>
          </table:table-cell>
          <table:table-cell office:value-type="float" office:value="8" table:style-name="ce1">
            <text:p>8</text:p>
          </table:table-cell>
          <table:table-cell office:value-type="float" office:value="41457" table:style-name="ce1">
            <text:p>41457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33045&quot;: &quot;&quot;Comedy,Drama,Romance&quot;" table:formula="of:=&quot;&quot;&quot;&quot; &amp; [.A461] &amp; &quot;&quot;&quot;: &quot;&quot;&quot; &amp; &quot;&quot;&quot;&quot; &amp; [.F461] &amp; &quot;&quot;&quot;&quot;" table:style-name="ce1">
            <text:p>"tt003304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1546</text:p>
          </table:table-cell>
          <table:table-cell office:value-type="string" table:style-name="ce1">
            <text:p>Kind Hearts and Coronets</text:p>
          </table:table-cell>
          <table:table-cell office:value-type="float" office:value="1949" table:style-name="ce1">
            <text:p>1949</text:p>
          </table:table-cell>
          <table:table-cell office:value-type="float" office:value="8" table:style-name="ce1">
            <text:p>8</text:p>
          </table:table-cell>
          <table:table-cell office:value-type="float" office:value="40723" table:style-name="ce1">
            <text:p>40723</text:p>
          </table:table-cell>
          <table:table-cell office:value-type="string" table:style-name="ce1">
            <text:p>Comedy,Crime</text:p>
          </table:table-cell>
          <table:table-cell table:style-name="ce1"/>
          <table:table-cell office:value-type="string" office:string-value="&quot;tt0041546&quot;: &quot;&quot;Comedy,Crime&quot;" table:formula="of:=&quot;&quot;&quot;&quot; &amp; [.A462] &amp; &quot;&quot;&quot;: &quot;&quot;&quot; &amp; &quot;&quot;&quot;&quot; &amp; [.F462] &amp; &quot;&quot;&quot;&quot;" table:style-name="ce1">
            <text:p>"tt0041546": ""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946</text:p>
          </table:table-cell>
          <table:table-cell office:value-type="string" table:style-name="ce1">
            <text:p>Fitzcarraldo</text:p>
          </table:table-cell>
          <table:table-cell office:value-type="float" office:value="1982" table:style-name="ce1">
            <text:p>1982</text:p>
          </table:table-cell>
          <table:table-cell office:value-type="float" office:value="8" table:style-name="ce1">
            <text:p>8</text:p>
          </table:table-cell>
          <table:table-cell office:value-type="float" office:value="40617" table:style-name="ce1">
            <text:p>40617</text:p>
          </table:table-cell>
          <table:table-cell office:value-type="string" table:style-name="ce1">
            <text:p>Adventure,Drama,Music</text:p>
          </table:table-cell>
          <table:table-cell table:style-name="ce1"/>
          <table:table-cell office:value-type="string" office:string-value="&quot;tt0083946&quot;: &quot;&quot;Adventure,Drama,Music&quot;" table:formula="of:=&quot;&quot;&quot;&quot; &amp; [.A463] &amp; &quot;&quot;&quot;: &quot;&quot;&quot; &amp; &quot;&quot;&quot;&quot; &amp; [.F463] &amp; &quot;&quot;&quot;&quot;" table:style-name="ce1">
            <text:p>"tt0083946": ""Adventure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633462</text:p>
          </table:table-cell>
          <table:table-cell office:value-type="string" table:style-name="ce1">
            <text:p>Quo Vadis, Aida?</text:p>
          </table:table-cell>
          <table:table-cell office:value-type="float" office:value="2020" table:style-name="ce1">
            <text:p>2020</text:p>
          </table:table-cell>
          <table:table-cell office:value-type="float" office:value="8" table:style-name="ce1">
            <text:p>8</text:p>
          </table:table-cell>
          <table:table-cell office:value-type="float" office:value="40392" table:style-name="ce1">
            <text:p>40392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8633462&quot;: &quot;&quot;Drama,History,War&quot;" table:formula="of:=&quot;&quot;&quot;&quot; &amp; [.A464] &amp; &quot;&quot;&quot;: &quot;&quot;&quot; &amp; &quot;&quot;&quot;&quot; &amp; [.F464] &amp; &quot;&quot;&quot;&quot;" table:style-name="ce1">
            <text:p>"tt8633462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70053</text:p>
          </table:table-cell>
          <table:table-cell office:value-type="string" table:style-name="ce1">
            <text:p>Vizontele</text:p>
          </table:table-cell>
          <table:table-cell office:value-type="float" office:value="2001" table:style-name="ce1">
            <text:p>2001</text:p>
          </table:table-cell>
          <table:table-cell office:value-type="float" office:value="8" table:style-name="ce1">
            <text:p>8</text:p>
          </table:table-cell>
          <table:table-cell office:value-type="float" office:value="40072" table:style-name="ce1">
            <text:p>40072</text:p>
          </table:table-cell>
          <table:table-cell office:value-type="string" table:style-name="ce1">
            <text:p>Comedy,Drama,History</text:p>
          </table:table-cell>
          <table:table-cell table:style-name="ce1"/>
          <table:table-cell office:value-type="string" office:string-value="&quot;tt0270053&quot;: &quot;&quot;Comedy,Drama,History&quot;" table:formula="of:=&quot;&quot;&quot;&quot; &amp; [.A465] &amp; &quot;&quot;&quot;: &quot;&quot;&quot; &amp; &quot;&quot;&quot;&quot; &amp; [.F465] &amp; &quot;&quot;&quot;&quot;" table:style-name="ce1">
            <text:p>"tt0270053": ""Comed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1036</text:p>
          </table:table-cell>
          <table:table-cell office:value-type="string" table:style-name="ce1">
            <text:p>Sweet Smell of Success</text:p>
          </table:table-cell>
          <table:table-cell office:value-type="float" office:value="1957" table:style-name="ce1">
            <text:p>1957</text:p>
          </table:table-cell>
          <table:table-cell office:value-type="float" office:value="8" table:style-name="ce1">
            <text:p>8</text:p>
          </table:table-cell>
          <table:table-cell office:value-type="float" office:value="37789" table:style-name="ce1">
            <text:p>37789</text:p>
          </table:table-cell>
          <table:table-cell office:value-type="string" table:style-name="ce1">
            <text:p>Drama,Film-Noir</text:p>
          </table:table-cell>
          <table:table-cell table:style-name="ce1"/>
          <table:table-cell office:value-type="string" office:string-value="&quot;tt0051036&quot;: &quot;&quot;Drama,Film-Noir&quot;" table:formula="of:=&quot;&quot;&quot;&quot; &amp; [.A466] &amp; &quot;&quot;&quot;: &quot;&quot;&quot; &amp; &quot;&quot;&quot;&quot; &amp; [.F466] &amp; &quot;&quot;&quot;&quot;" table:style-name="ce1">
            <text:p>"tt0051036": ""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2593</text:p>
          </table:table-cell>
          <table:table-cell office:value-type="string" table:style-name="ce1">
            <text:p>Au Revoir les Enfants</text:p>
          </table:table-cell>
          <table:table-cell office:value-type="float" office:value="1987" table:style-name="ce1">
            <text:p>1987</text:p>
          </table:table-cell>
          <table:table-cell office:value-type="float" office:value="8" table:style-name="ce1">
            <text:p>8</text:p>
          </table:table-cell>
          <table:table-cell office:value-type="float" office:value="37357" table:style-name="ce1">
            <text:p>37357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92593&quot;: &quot;&quot;Drama,War&quot;" table:formula="of:=&quot;&quot;&quot;&quot; &amp; [.A467] &amp; &quot;&quot;&quot;: &quot;&quot;&quot; &amp; &quot;&quot;&quot;&quot; &amp; [.F467] &amp; &quot;&quot;&quot;&quot;" table:style-name="ce1">
            <text:p>"tt0092593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732</text:p>
          </table:table-cell>
          <table:table-cell office:value-type="string" table:style-name="ce1">
            <text:p>The Exterminating Angel</text:p>
          </table:table-cell>
          <table:table-cell office:value-type="float" office:value="1962" table:style-name="ce1">
            <text:p>1962</text:p>
          </table:table-cell>
          <table:table-cell office:value-type="float" office:value="8" table:style-name="ce1">
            <text:p>8</text:p>
          </table:table-cell>
          <table:table-cell office:value-type="float" office:value="36848" table:style-name="ce1">
            <text:p>36848</text:p>
          </table:table-cell>
          <table:table-cell office:value-type="string" table:style-name="ce1">
            <text:p>Drama,Fantasy</text:p>
          </table:table-cell>
          <table:table-cell table:style-name="ce1"/>
          <table:table-cell office:value-type="string" office:string-value="&quot;tt0056732&quot;: &quot;&quot;Drama,Fantasy&quot;" table:formula="of:=&quot;&quot;&quot;&quot; &amp; [.A468] &amp; &quot;&quot;&quot;: &quot;&quot;&quot; &amp; &quot;&quot;&quot;&quot; &amp; [.F468] &amp; &quot;&quot;&quot;&quot;" table:style-name="ce1">
            <text:p>"tt0056732": ""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71701</text:p>
          </table:table-cell>
          <table:table-cell office:value-type="string" table:style-name="ce1">
            <text:p>The Breath</text:p>
          </table:table-cell>
          <table:table-cell office:value-type="float" office:value="2009" table:style-name="ce1">
            <text:p>2009</text:p>
          </table:table-cell>
          <table:table-cell office:value-type="float" office:value="8" table:style-name="ce1">
            <text:p>8</text:p>
          </table:table-cell>
          <table:table-cell office:value-type="float" office:value="36177" table:style-name="ce1">
            <text:p>36177</text:p>
          </table:table-cell>
          <table:table-cell office:value-type="string" table:style-name="ce1">
            <text:p>Action,Drama,Thriller</text:p>
          </table:table-cell>
          <table:table-cell table:style-name="ce1"/>
          <table:table-cell office:value-type="string" office:string-value="&quot;tt1171701&quot;: &quot;&quot;Action,Drama,Thriller&quot;" table:formula="of:=&quot;&quot;&quot;&quot; &amp; [.A469] &amp; &quot;&quot;&quot;: &quot;&quot;&quot; &amp; &quot;&quot;&quot;&quot; &amp; [.F469] &amp; &quot;&quot;&quot;&quot;" table:style-name="ce1">
            <text:p>"tt1171701": ""Action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8664</text:p>
          </table:table-cell>
          <table:table-cell office:value-type="string" table:style-name="ce1">
            <text:p>Nobody Knows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office:value-type="float" office:value="33362" table:style-name="ce1">
            <text:p>3336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408664&quot;: &quot;&quot;Drama&quot;" table:formula="of:=&quot;&quot;&quot;&quot; &amp; [.A470] &amp; &quot;&quot;&quot;: &quot;&quot;&quot; &amp; &quot;&quot;&quot;&quot; &amp; [.F470] &amp; &quot;&quot;&quot;&quot;" table:style-name="ce1">
            <text:p>"tt040866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976</text:p>
          </table:table-cell>
          <table:table-cell office:value-type="string" table:style-name="ce1">
            <text:p>The Virgin Spring</text:p>
          </table:table-cell>
          <table:table-cell office:value-type="float" office:value="1960" table:style-name="ce1">
            <text:p>1960</text:p>
          </table:table-cell>
          <table:table-cell office:value-type="float" office:value="8" table:style-name="ce1">
            <text:p>8</text:p>
          </table:table-cell>
          <table:table-cell office:value-type="float" office:value="32714" table:style-name="ce1">
            <text:p>3271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3976&quot;: &quot;&quot;Drama&quot;" table:formula="of:=&quot;&quot;&quot;&quot; &amp; [.A471] &amp; &quot;&quot;&quot;: &quot;&quot;&quot; &amp; &quot;&quot;&quot;&quot; &amp; [.F471] &amp; &quot;&quot;&quot;&quot;" table:style-name="ce1">
            <text:p>"tt005397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890</text:p>
          </table:table-cell>
          <table:table-cell office:value-type="string" table:style-name="ce1">
            <text:p>Rome, Open City</text:p>
          </table:table-cell>
          <table:table-cell office:value-type="float" office:value="1945" table:style-name="ce1">
            <text:p>1945</text:p>
          </table:table-cell>
          <table:table-cell office:value-type="float" office:value="8" table:style-name="ce1">
            <text:p>8</text:p>
          </table:table-cell>
          <table:table-cell office:value-type="float" office:value="31920" table:style-name="ce1">
            <text:p>31920</text:p>
          </table:table-cell>
          <table:table-cell office:value-type="string" table:style-name="ce1">
            <text:p>Drama,Thriller,War</text:p>
          </table:table-cell>
          <table:table-cell table:style-name="ce1"/>
          <table:table-cell office:value-type="string" office:string-value="&quot;tt0038890&quot;: &quot;&quot;Drama,Thriller,War&quot;" table:formula="of:=&quot;&quot;&quot;&quot; &amp; [.A472] &amp; &quot;&quot;&quot;: &quot;&quot;&quot; &amp; &quot;&quot;&quot;&quot; &amp; [.F472] &amp; &quot;&quot;&quot;&quot;" table:style-name="ce1">
            <text:p>"tt0038890": ""Drama,Thriller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2417</text:p>
          </table:table-cell>
          <table:table-cell office:value-type="string" table:style-name="ce1">
            <text:p>A Woman Under the Influence</text:p>
          </table:table-cell>
          <table:table-cell office:value-type="float" office:value="1974" table:style-name="ce1">
            <text:p>1974</text:p>
          </table:table-cell>
          <table:table-cell office:value-type="float" office:value="8" table:style-name="ce1">
            <text:p>8</text:p>
          </table:table-cell>
          <table:table-cell office:value-type="float" office:value="31161" table:style-name="ce1">
            <text:p>31161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72417&quot;: &quot;&quot;Drama,Romance&quot;" table:formula="of:=&quot;&quot;&quot;&quot; &amp; [.A473] &amp; &quot;&quot;&quot;: &quot;&quot;&quot; &amp; &quot;&quot;&quot;&quot; &amp; [.F473] &amp; &quot;&quot;&quot;&quot;" table:style-name="ce1">
            <text:p>"tt0072417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7540542</text:p>
          </table:table-cell>
          <table:table-cell office:value-type="string" table:style-name="ce1">
            <text:p>Lucky Baskhar</text:p>
          </table:table-cell>
          <table:table-cell office:value-type="float" office:value="2024" table:style-name="ce1">
            <text:p>2024</text:p>
          </table:table-cell>
          <table:table-cell office:value-type="float" office:value="8" table:style-name="ce1">
            <text:p>8</text:p>
          </table:table-cell>
          <table:table-cell office:value-type="float" office:value="31059" table:style-name="ce1">
            <text:p>31059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27540542&quot;: &quot;&quot;Crime,Drama,Thriller&quot;" table:formula="of:=&quot;&quot;&quot;&quot; &amp; [.A474] &amp; &quot;&quot;&quot;: &quot;&quot;&quot; &amp; &quot;&quot;&quot;&quot; &amp; [.F474] &amp; &quot;&quot;&quot;&quot;" table:style-name="ce1">
            <text:p>"tt27540542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4485052</text:p>
          </table:table-cell>
          <table:table-cell office:value-type="string" table:style-name="ce1">
            <text:p>Sirf Ek Bandaa Kaafi Hai</text:p>
          </table:table-cell>
          <table:table-cell office:value-type="float" office:value="2023" table:style-name="ce1">
            <text:p>2023</text:p>
          </table:table-cell>
          <table:table-cell office:value-type="float" office:value="8" table:style-name="ce1">
            <text:p>8</text:p>
          </table:table-cell>
          <table:table-cell office:value-type="float" office:value="30315" table:style-name="ce1">
            <text:p>30315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24485052&quot;: &quot;&quot;Crime,Drama,Thriller&quot;" table:formula="of:=&quot;&quot;&quot;&quot; &amp; [.A475] &amp; &quot;&quot;&quot;: &quot;&quot;&quot; &amp; &quot;&quot;&quot;&quot; &amp; [.F475] &amp; &quot;&quot;&quot;&quot;" table:style-name="ce1">
            <text:p>"tt24485052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628102</text:p>
          </table:table-cell>
          <table:table-cell office:value-type="string" table:style-name="ce1">
            <text:p>The Wild Pear Tree</text:p>
          </table:table-cell>
          <table:table-cell office:value-type="float" office:value="2018" table:style-name="ce1">
            <text:p>2018</text:p>
          </table:table-cell>
          <table:table-cell office:value-type="float" office:value="8" table:style-name="ce1">
            <text:p>8</text:p>
          </table:table-cell>
          <table:table-cell office:value-type="float" office:value="29452" table:style-name="ce1">
            <text:p>2945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6628102&quot;: &quot;&quot;Drama&quot;" table:formula="of:=&quot;&quot;&quot;&quot; &amp; [.A476] &amp; &quot;&quot;&quot;: &quot;&quot;&quot; &amp; &quot;&quot;&quot;&quot; &amp; [.F476] &amp; &quot;&quot;&quot;&quot;" table:style-name="ce1">
            <text:p>"tt662810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7358</text:p>
          </table:table-cell>
          <table:table-cell office:value-type="string" table:style-name="ce1">
            <text:p>Winter Light</text:p>
          </table:table-cell>
          <table:table-cell office:value-type="float" office:value="1963" table:style-name="ce1">
            <text:p>1963</text:p>
          </table:table-cell>
          <table:table-cell office:value-type="float" office:value="8" table:style-name="ce1">
            <text:p>8</text:p>
          </table:table-cell>
          <table:table-cell office:value-type="float" office:value="28182" table:style-name="ce1">
            <text:p>2818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7358&quot;: &quot;&quot;Drama&quot;" table:formula="of:=&quot;&quot;&quot;&quot; &amp; [.A477] &amp; &quot;&quot;&quot;: &quot;&quot;&quot; &amp; &quot;&quot;&quot;&quot; &amp; [.F477] &amp; &quot;&quot;&quot;&quot;" table:style-name="ce1">
            <text:p>"tt005735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601</text:p>
          </table:table-cell>
          <table:table-cell office:value-type="string" table:style-name="ce1">
            <text:p>Viridiana</text:p>
          </table:table-cell>
          <table:table-cell office:value-type="float" office:value="1961" table:style-name="ce1">
            <text:p>1961</text:p>
          </table:table-cell>
          <table:table-cell office:value-type="float" office:value="8" table:style-name="ce1">
            <text:p>8</text:p>
          </table:table-cell>
          <table:table-cell office:value-type="float" office:value="27084" table:style-name="ce1">
            <text:p>2708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5601&quot;: &quot;&quot;Drama&quot;" table:formula="of:=&quot;&quot;&quot;&quot; &amp; [.A478] &amp; &quot;&quot;&quot;: &quot;&quot;&quot; &amp; &quot;&quot;&quot;&quot; &amp; [.F478] &amp; &quot;&quot;&quot;&quot;" table:style-name="ce1">
            <text:p>"tt005560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733</text:p>
          </table:table-cell>
          <table:table-cell office:value-type="string" table:style-name="ce1">
            <text:p>A Matter of Life and Death</text:p>
          </table:table-cell>
          <table:table-cell office:value-type="float" office:value="1946" table:style-name="ce1">
            <text:p>1946</text:p>
          </table:table-cell>
          <table:table-cell office:value-type="float" office:value="8" table:style-name="ce1">
            <text:p>8</text:p>
          </table:table-cell>
          <table:table-cell office:value-type="float" office:value="26583" table:style-name="ce1">
            <text:p>26583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038733&quot;: &quot;&quot;Drama,Fantasy,Romance&quot;" table:formula="of:=&quot;&quot;&quot;&quot; &amp; [.A479] &amp; &quot;&quot;&quot;: &quot;&quot;&quot; &amp; &quot;&quot;&quot;&quot; &amp; [.F479] &amp; &quot;&quot;&quot;&quot;" table:style-name="ce1">
            <text:p>"tt0038733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083</text:p>
          </table:table-cell>
          <table:table-cell office:value-type="string" table:style-name="ce1">
            <text:p>Fail Safe</text:p>
          </table:table-cell>
          <table:table-cell office:value-type="float" office:value="1964" table:style-name="ce1">
            <text:p>1964</text:p>
          </table:table-cell>
          <table:table-cell office:value-type="float" office:value="8" table:style-name="ce1">
            <text:p>8</text:p>
          </table:table-cell>
          <table:table-cell office:value-type="float" office:value="25929" table:style-name="ce1">
            <text:p>25929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058083&quot;: &quot;&quot;Drama,Thriller&quot;" table:formula="of:=&quot;&quot;&quot;&quot; &amp; [.A480] &amp; &quot;&quot;&quot;: &quot;&quot;&quot; &amp; &quot;&quot;&quot;&quot; &amp; [.F480] &amp; &quot;&quot;&quot;&quot;" table:style-name="ce1">
            <text:p>"tt0058083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99549</text:p>
          </table:table-cell>
          <table:table-cell office:value-type="string" table:style-name="ce1">
            <text:p>Avatar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1427561" table:style-name="ce1">
            <text:p>1427561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499549&quot;: &quot;&quot;Action,Adventure,Fantasy&quot;" table:formula="of:=&quot;&quot;&quot;&quot; &amp; [.A481] &amp; &quot;&quot;&quot;: &quot;&quot;&quot; &amp; &quot;&quot;&quot;&quot; &amp; [.F481] &amp; &quot;&quot;&quot;&quot;" table:style-name="ce1">
            <text:p>"tt0499549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338</text:p>
          </table:table-cell>
          <table:table-cell office:value-type="string" table:style-name="ce1">
            <text:p>Titanic</text:p>
          </table:table-cell>
          <table:table-cell office:value-type="float" office:value="1997" table:style-name="ce1">
            <text:p>1997</text:p>
          </table:table-cell>
          <table:table-cell office:value-type="float" office:value="7.9" table:style-name="ce1">
            <text:p>7.9</text:p>
          </table:table-cell>
          <table:table-cell office:value-type="float" office:value="1335230" table:style-name="ce1">
            <text:p>1335230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20338&quot;: &quot;&quot;Drama,Romance&quot;" table:formula="of:=&quot;&quot;&quot;&quot; &amp; [.A482] &amp; &quot;&quot;&quot;: &quot;&quot;&quot; &amp; &quot;&quot;&quot;&quot; &amp; [.F482] &amp; &quot;&quot;&quot;&quot;" table:style-name="ce1">
            <text:p>"tt012033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1746</text:p>
          </table:table-cell>
          <table:table-cell office:value-type="string" table:style-name="ce1">
            <text:p>Iron Man</text:p>
          </table:table-cell>
          <table:table-cell office:value-type="float" office:value="2008" table:style-name="ce1">
            <text:p>2008</text:p>
          </table:table-cell>
          <table:table-cell office:value-type="float" office:value="7.9" table:style-name="ce1">
            <text:p>7.9</text:p>
          </table:table-cell>
          <table:table-cell office:value-type="float" office:value="1169411" table:style-name="ce1">
            <text:p>1169411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371746&quot;: &quot;&quot;Action,Adventure,Sci-Fi&quot;" table:formula="of:=&quot;&quot;&quot;&quot; &amp; [.A483] &amp; &quot;&quot;&quot;: &quot;&quot;&quot; &amp; &quot;&quot;&quot;&quot; &amp; [.F483] &amp; &quot;&quot;&quot;&quot;" table:style-name="ce1">
            <text:p>"tt037174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501632</text:p>
          </table:table-cell>
          <table:table-cell office:value-type="string" table:style-name="ce1">
            <text:p>Thor: Ragnarok</text:p>
          </table:table-cell>
          <table:table-cell office:value-type="float" office:value="2017" table:style-name="ce1">
            <text:p>2017</text:p>
          </table:table-cell>
          <table:table-cell office:value-type="float" office:value="7.9" table:style-name="ce1">
            <text:p>7.9</text:p>
          </table:table-cell>
          <table:table-cell office:value-type="float" office:value="851995" table:style-name="ce1">
            <text:p>851995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3501632&quot;: &quot;&quot;Action,Adventure,Comedy&quot;" table:formula="of:=&quot;&quot;&quot;&quot; &amp; [.A484] &amp; &quot;&quot;&quot;: &quot;&quot;&quot; &amp; &quot;&quot;&quot;&quot; &amp; [.F484] &amp; &quot;&quot;&quot;&quot;" table:style-name="ce1">
            <text:p>"tt3501632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946378</text:p>
          </table:table-cell>
          <table:table-cell office:value-type="string" table:style-name="ce1">
            <text:p>Knives Out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814085" table:style-name="ce1">
            <text:p>814085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8946378&quot;: &quot;&quot;Comedy,Crime,Drama&quot;" table:formula="of:=&quot;&quot;&quot;&quot; &amp; [.A485] &amp; &quot;&quot;&quot;: &quot;&quot;&quot; &amp; &quot;&quot;&quot;&quot; &amp; [.F485] &amp; &quot;&quot;&quot;&quot;" table:style-name="ce1">
            <text:p>"tt8946378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43164</text:p>
          </table:table-cell>
          <table:table-cell office:value-type="string" table:style-name="ce1">
            <text:p>Arrival</text:p>
          </table:table-cell>
          <table:table-cell office:value-type="float" office:value="2016" table:style-name="ce1">
            <text:p>2016</text:p>
          </table:table-cell>
          <table:table-cell office:value-type="float" office:value="7.9" table:style-name="ce1">
            <text:p>7.9</text:p>
          </table:table-cell>
          <table:table-cell office:value-type="float" office:value="813675" table:style-name="ce1">
            <text:p>813675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2543164&quot;: &quot;&quot;Drama,Mystery,Sci-Fi&quot;" table:formula="of:=&quot;&quot;&quot;&quot; &amp; [.A486] &amp; &quot;&quot;&quot;: &quot;&quot;&quot; &amp; &quot;&quot;&quot;&quot; &amp; [.F486] &amp; &quot;&quot;&quot;&quot;" table:style-name="ce1">
            <text:p>"tt2543164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6029</text:p>
          </table:table-cell>
          <table:table-cell office:value-type="string" table:style-name="ce1">
            <text:p>Shrek</text:p>
          </table:table-cell>
          <table:table-cell office:value-type="float" office:value="2001" table:style-name="ce1">
            <text:p>2001</text:p>
          </table:table-cell>
          <table:table-cell office:value-type="float" office:value="7.9" table:style-name="ce1">
            <text:p>7.9</text:p>
          </table:table-cell>
          <table:table-cell office:value-type="float" office:value="770749" table:style-name="ce1">
            <text:p>770749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26029&quot;: &quot;&quot;Animation,Adventure,Comedy&quot;" table:formula="of:=&quot;&quot;&quot;&quot; &amp; [.A487] &amp; &quot;&quot;&quot;: &quot;&quot;&quot; &amp; &quot;&quot;&quot;&quot; &amp; [.F487] &amp; &quot;&quot;&quot;&quot;" table:style-name="ce1">
            <text:p>"tt0126029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31867</text:p>
          </table:table-cell>
          <table:table-cell office:value-type="string" table:style-name="ce1">
            <text:p>Edge of Tomorrow</text:p>
          </table:table-cell>
          <table:table-cell office:value-type="float" office:value="2014" table:style-name="ce1">
            <text:p>2014</text:p>
          </table:table-cell>
          <table:table-cell office:value-type="float" office:value="7.9" table:style-name="ce1">
            <text:p>7.9</text:p>
          </table:table-cell>
          <table:table-cell office:value-type="float" office:value="769732" table:style-name="ce1">
            <text:p>769732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631867&quot;: &quot;&quot;Action,Adventure,Sci-Fi&quot;" table:formula="of:=&quot;&quot;&quot;&quot; &amp; [.A488] &amp; &quot;&quot;&quot;: &quot;&quot;&quot; &amp; &quot;&quot;&quot;&quot; &amp; [.F488] &amp; &quot;&quot;&quot;&quot;" table:style-name="ce1">
            <text:p>"tt1631867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77832</text:p>
          </table:table-cell>
          <table:table-cell office:value-type="string" table:style-name="ce1">
            <text:p>X-Men: Days of Future Past</text:p>
          </table:table-cell>
          <table:table-cell office:value-type="float" office:value="2014" table:style-name="ce1">
            <text:p>2014</text:p>
          </table:table-cell>
          <table:table-cell office:value-type="float" office:value="7.9" table:style-name="ce1">
            <text:p>7.9</text:p>
          </table:table-cell>
          <table:table-cell office:value-type="float" office:value="768454" table:style-name="ce1">
            <text:p>768454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877832&quot;: &quot;&quot;Action,Adventure,Sci-Fi&quot;" table:formula="of:=&quot;&quot;&quot;&quot; &amp; [.A489] &amp; &quot;&quot;&quot;: &quot;&quot;&quot; &amp; &quot;&quot;&quot;&quot; &amp; [.F489] &amp; &quot;&quot;&quot;&quot;" table:style-name="ce1">
            <text:p>"tt1877832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36608</text:p>
          </table:table-cell>
          <table:table-cell office:value-type="string" table:style-name="ce1">
            <text:p>District 9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734213" table:style-name="ce1">
            <text:p>734213</text:p>
          </table:table-cell>
          <table:table-cell office:value-type="string" table:style-name="ce1">
            <text:p>Action,Sci-Fi,Thriller</text:p>
          </table:table-cell>
          <table:table-cell table:style-name="ce1"/>
          <table:table-cell office:value-type="string" office:string-value="&quot;tt1136608&quot;: &quot;&quot;Action,Sci-Fi,Thriller&quot;" table:formula="of:=&quot;&quot;&quot;&quot; &amp; [.A490] &amp; &quot;&quot;&quot;: &quot;&quot;&quot; &amp; &quot;&quot;&quot;&quot; &amp; [.F490] &amp; &quot;&quot;&quot;&quot;" table:style-name="ce1">
            <text:p>"tt1136608": ""Action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04141</text:p>
          </table:table-cell>
          <table:table-cell office:value-type="string" table:style-name="ce1">
            <text:p>Harry Potter and the Prisoner of Azkaban</text:p>
          </table:table-cell>
          <table:table-cell office:value-type="float" office:value="2004" table:style-name="ce1">
            <text:p>2004</text:p>
          </table:table-cell>
          <table:table-cell office:value-type="float" office:value="7.9" table:style-name="ce1">
            <text:p>7.9</text:p>
          </table:table-cell>
          <table:table-cell office:value-type="float" office:value="726671" table:style-name="ce1">
            <text:p>726671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0304141&quot;: &quot;&quot;Adventure,Family,Fantasy&quot;" table:formula="of:=&quot;&quot;&quot;&quot; &amp; [.A491] &amp; &quot;&quot;&quot;: &quot;&quot;&quot; &amp; &quot;&quot;&quot;&quot; &amp; [.F491] &amp; &quot;&quot;&quot;&quot;" table:style-name="ce1">
            <text:p>"tt0304141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4876</text:p>
          </table:table-cell>
          <table:table-cell office:value-type="string" table:style-name="ce1">
            <text:p>Life of Pi</text:p>
          </table:table-cell>
          <table:table-cell office:value-type="float" office:value="2012" table:style-name="ce1">
            <text:p>2012</text:p>
          </table:table-cell>
          <table:table-cell office:value-type="float" office:value="7.9" table:style-name="ce1">
            <text:p>7.9</text:p>
          </table:table-cell>
          <table:table-cell office:value-type="float" office:value="683820" table:style-name="ce1">
            <text:p>683820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454876&quot;: &quot;&quot;Adventure,Drama,Fantasy&quot;" table:formula="of:=&quot;&quot;&quot;&quot; &amp; [.A492] &amp; &quot;&quot;&quot;: &quot;&quot;&quot; &amp; &quot;&quot;&quot;&quot; &amp; [.F492] &amp; &quot;&quot;&quot;&quot;" table:style-name="ce1">
            <text:p>"tt0454876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363</text:p>
          </table:table-cell>
          <table:table-cell office:value-type="string" table:style-name="ce1">
            <text:p>Toy Story 2</text:p>
          </table:table-cell>
          <table:table-cell office:value-type="float" office:value="1999" table:style-name="ce1">
            <text:p>1999</text:p>
          </table:table-cell>
          <table:table-cell office:value-type="float" office:value="7.9" table:style-name="ce1">
            <text:p>7.9</text:p>
          </table:table-cell>
          <table:table-cell office:value-type="float" office:value="643345" table:style-name="ce1">
            <text:p>643345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20363&quot;: &quot;&quot;Animation,Adventure,Comedy&quot;" table:formula="of:=&quot;&quot;&quot;&quot; &amp; [.A493] &amp; &quot;&quot;&quot;: &quot;&quot;&quot; &amp; &quot;&quot;&quot;&quot; &amp; [.F493] &amp; &quot;&quot;&quot;&quot;" table:style-name="ce1">
            <text:p>"tt012036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96366</text:p>
          </table:table-cell>
          <table:table-cell office:value-type="string" table:style-name="ce1">
            <text:p>Star Trek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628974" table:style-name="ce1">
            <text:p>628974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796366&quot;: &quot;&quot;Action,Adventure,Sci-Fi&quot;" table:formula="of:=&quot;&quot;&quot;&quot; &amp; [.A494] &amp; &quot;&quot;&quot;: &quot;&quot;&quot; &amp; &quot;&quot;&quot;&quot; &amp; [.F494] &amp; &quot;&quot;&quot;&quot;" table:style-name="ce1">
            <text:p>"tt079636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27824</text:p>
          </table:table-cell>
          <table:table-cell office:value-type="string" table:style-name="ce1">
            <text:p>Bohemian Rhapsody</text:p>
          </table:table-cell>
          <table:table-cell office:value-type="float" office:value="2018" table:style-name="ce1">
            <text:p>2018</text:p>
          </table:table-cell>
          <table:table-cell office:value-type="float" office:value="7.9" table:style-name="ce1">
            <text:p>7.9</text:p>
          </table:table-cell>
          <table:table-cell office:value-type="float" office:value="620789" table:style-name="ce1">
            <text:p>620789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1727824&quot;: &quot;&quot;Biography,Drama,Music&quot;" table:formula="of:=&quot;&quot;&quot;&quot; &amp; [.A495] &amp; &quot;&quot;&quot;: &quot;&quot;&quot; &amp; &quot;&quot;&quot;&quot; &amp; [.F495] &amp; &quot;&quot;&quot;&quot;" table:style-name="ce1">
            <text:p>"tt1727824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5748</text:p>
          </table:table-cell>
          <table:table-cell office:value-type="string" table:style-name="ce1">
            <text:p>Shaun of the Dead</text:p>
          </table:table-cell>
          <table:table-cell office:value-type="float" office:value="2004" table:style-name="ce1">
            <text:p>2004</text:p>
          </table:table-cell>
          <table:table-cell office:value-type="float" office:value="7.9" table:style-name="ce1">
            <text:p>7.9</text:p>
          </table:table-cell>
          <table:table-cell office:value-type="float" office:value="617607" table:style-name="ce1">
            <text:p>617607</text:p>
          </table:table-cell>
          <table:table-cell office:value-type="string" table:style-name="ce1">
            <text:p>Comedy,Horror</text:p>
          </table:table-cell>
          <table:table-cell table:style-name="ce1"/>
          <table:table-cell office:value-type="string" office:string-value="&quot;tt0365748&quot;: &quot;&quot;Comedy,Horror&quot;" table:formula="of:=&quot;&quot;&quot;&quot; &amp; [.A496] &amp; &quot;&quot;&quot;: &quot;&quot;&quot; &amp; &quot;&quot;&quot;&quot; &amp; [.F496] &amp; &quot;&quot;&quot;&quot;" table:style-name="ce1">
            <text:p>"tt0365748": ""Comed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59337</text:p>
          </table:table-cell>
          <table:table-cell office:value-type="string" table:style-name="ce1">
            <text:p>The Perks of Being a Wallflower</text:p>
          </table:table-cell>
          <table:table-cell office:value-type="float" office:value="2012" table:style-name="ce1">
            <text:p>2012</text:p>
          </table:table-cell>
          <table:table-cell office:value-type="float" office:value="7.9" table:style-name="ce1">
            <text:p>7.9</text:p>
          </table:table-cell>
          <table:table-cell office:value-type="float" office:value="569177" table:style-name="ce1">
            <text:p>56917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659337&quot;: &quot;&quot;Drama&quot;" table:formula="of:=&quot;&quot;&quot;&quot; &amp; [.A497] &amp; &quot;&quot;&quot;: &quot;&quot;&quot; &amp; &quot;&quot;&quot;&quot; &amp; [.F497] &amp; &quot;&quot;&quot;&quot;" table:style-name="ce1">
            <text:p>"tt1659337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06634</text:p>
          </table:table-cell>
          <table:table-cell office:value-type="string" table:style-name="ce1">
            <text:p>Children of Men</text:p>
          </table:table-cell>
          <table:table-cell office:value-type="float" office:value="2006" table:style-name="ce1">
            <text:p>2006</text:p>
          </table:table-cell>
          <table:table-cell office:value-type="float" office:value="7.9" table:style-name="ce1">
            <text:p>7.9</text:p>
          </table:table-cell>
          <table:table-cell office:value-type="float" office:value="546380" table:style-name="ce1">
            <text:p>546380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0206634&quot;: &quot;&quot;Drama,Sci-Fi,Thriller&quot;" table:formula="of:=&quot;&quot;&quot;&quot; &amp; [.A498] &amp; &quot;&quot;&quot;: &quot;&quot;&quot; &amp; &quot;&quot;&quot;&quot; &amp; [.F498] &amp; &quot;&quot;&quot;&quot;" table:style-name="ce1">
            <text:p>"tt0206634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9487</text:p>
          </table:table-cell>
          <table:table-cell office:value-type="string" table:style-name="ce1">
            <text:p>Edward Scissorhands</text:p>
          </table:table-cell>
          <table:table-cell office:value-type="float" office:value="1990" table:style-name="ce1">
            <text:p>1990</text:p>
          </table:table-cell>
          <table:table-cell office:value-type="float" office:value="7.9" table:style-name="ce1">
            <text:p>7.9</text:p>
          </table:table-cell>
          <table:table-cell office:value-type="float" office:value="544945" table:style-name="ce1">
            <text:p>544945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099487&quot;: &quot;&quot;Drama,Fantasy,Romance&quot;" table:formula="of:=&quot;&quot;&quot;&quot; &amp; [.A499] &amp; &quot;&quot;&quot;: &quot;&quot;&quot; &amp; &quot;&quot;&quot;&quot; &amp; [.F499] &amp; &quot;&quot;&quot;&quot;" table:style-name="ce1">
            <text:p>"tt0099487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90636</text:p>
          </table:table-cell>
          <table:table-cell office:value-type="string" table:style-name="ce1">
            <text:p>Dallas Buyers Club</text:p>
          </table:table-cell>
          <table:table-cell office:value-type="float" office:value="2013" table:style-name="ce1">
            <text:p>2013</text:p>
          </table:table-cell>
          <table:table-cell office:value-type="float" office:value="7.9" table:style-name="ce1">
            <text:p>7.9</text:p>
          </table:table-cell>
          <table:table-cell office:value-type="float" office:value="533975" table:style-name="ce1">
            <text:p>533975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790636&quot;: &quot;&quot;Biography,Drama&quot;" table:formula="of:=&quot;&quot;&quot;&quot; &amp; [.A500] &amp; &quot;&quot;&quot;: &quot;&quot;&quot; &amp; &quot;&quot;&quot;&quot; &amp; [.F500] &amp; &quot;&quot;&quot;&quot;" table:style-name="ce1">
            <text:p>"tt0790636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7056</text:p>
          </table:table-cell>
          <table:table-cell office:value-type="string" table:style-name="ce1">
            <text:p>Mystic River</text:p>
          </table:table-cell>
          <table:table-cell office:value-type="float" office:value="2003" table:style-name="ce1">
            <text:p>2003</text:p>
          </table:table-cell>
          <table:table-cell office:value-type="float" office:value="7.9" table:style-name="ce1">
            <text:p>7.9</text:p>
          </table:table-cell>
          <table:table-cell office:value-type="float" office:value="502749" table:style-name="ce1">
            <text:p>502749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327056&quot;: &quot;&quot;Crime,Drama,Mystery&quot;" table:formula="of:=&quot;&quot;&quot;&quot; &amp; [.A501] &amp; &quot;&quot;&quot;: &quot;&quot;&quot; &amp; &quot;&quot;&quot;&quot; &amp; [.F501] &amp; &quot;&quot;&quot;&quot;" table:style-name="ce1">
            <text:p>"tt032705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80536</text:p>
          </table:table-cell>
          <table:table-cell office:value-type="string" table:style-name="ce1">
            <text:p>In Bruges</text:p>
          </table:table-cell>
          <table:table-cell office:value-type="float" office:value="2008" table:style-name="ce1">
            <text:p>2008</text:p>
          </table:table-cell>
          <table:table-cell office:value-type="float" office:value="7.9" table:style-name="ce1">
            <text:p>7.9</text:p>
          </table:table-cell>
          <table:table-cell office:value-type="float" office:value="478275" table:style-name="ce1">
            <text:p>478275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780536&quot;: &quot;&quot;Comedy,Crime,Drama&quot;" table:formula="of:=&quot;&quot;&quot;&quot; &amp; [.A502] &amp; &quot;&quot;&quot;: &quot;&quot;&quot; &amp; &quot;&quot;&quot;&quot; &amp; [.F502] &amp; &quot;&quot;&quot;&quot;" table:style-name="ce1">
            <text:p>"tt0780536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84384</text:p>
          </table:table-cell>
          <table:table-cell office:value-type="string" table:style-name="ce1">
            <text:p>Jojo Rabbit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465593" table:style-name="ce1">
            <text:p>465593</text:p>
          </table:table-cell>
          <table:table-cell office:value-type="string" table:style-name="ce1">
            <text:p>Comedy,Drama,War</text:p>
          </table:table-cell>
          <table:table-cell table:style-name="ce1"/>
          <table:table-cell office:value-type="string" office:string-value="&quot;tt2584384&quot;: &quot;&quot;Comedy,Drama,War&quot;" table:formula="of:=&quot;&quot;&quot;&quot; &amp; [.A503] &amp; &quot;&quot;&quot;: &quot;&quot;&quot; &amp; &quot;&quot;&quot;&quot; &amp; [.F503] &amp; &quot;&quot;&quot;&quot;" table:style-name="ce1">
            <text:p>"tt2584384": ""Comed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361974</text:p>
          </table:table-cell>
          <table:table-cell office:value-type="string" table:style-name="ce1">
            <text:p>Zack Snyder's Justice League</text:p>
          </table:table-cell>
          <table:table-cell office:value-type="float" office:value="2021" table:style-name="ce1">
            <text:p>2021</text:p>
          </table:table-cell>
          <table:table-cell office:value-type="float" office:value="7.9" table:style-name="ce1">
            <text:p>7.9</text:p>
          </table:table-cell>
          <table:table-cell office:value-type="float" office:value="454659" table:style-name="ce1">
            <text:p>454659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12361974&quot;: &quot;&quot;Action,Adventure,Fantasy&quot;" table:formula="of:=&quot;&quot;&quot;&quot; &amp; [.A504] &amp; &quot;&quot;&quot;: &quot;&quot;&quot; &amp; &quot;&quot;&quot;&quot; &amp; [.F504] &amp; &quot;&quot;&quot;&quot;" table:style-name="ce1">
            <text:p>"tt12361974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866</text:p>
          </table:table-cell>
          <table:table-cell office:value-type="string" table:style-name="ce1">
            <text:p>E.T. the Extra-Terrestrial</text:p>
          </table:table-cell>
          <table:table-cell office:value-type="float" office:value="1982" table:style-name="ce1">
            <text:p>1982</text:p>
          </table:table-cell>
          <table:table-cell office:value-type="float" office:value="7.9" table:style-name="ce1">
            <text:p>7.9</text:p>
          </table:table-cell>
          <table:table-cell office:value-type="float" office:value="452664" table:style-name="ce1">
            <text:p>452664</text:p>
          </table:table-cell>
          <table:table-cell office:value-type="string" table:style-name="ce1">
            <text:p>Adventure,Family,Sci-Fi</text:p>
          </table:table-cell>
          <table:table-cell table:style-name="ce1"/>
          <table:table-cell office:value-type="string" office:string-value="&quot;tt0083866&quot;: &quot;&quot;Adventure,Family,Sci-Fi&quot;" table:formula="of:=&quot;&quot;&quot;&quot; &amp; [.A505] &amp; &quot;&quot;&quot;: &quot;&quot;&quot; &amp; &quot;&quot;&quot;&quot; &amp; [.F505] &amp; &quot;&quot;&quot;&quot;" table:style-name="ce1">
            <text:p>"tt0083866": ""Adventure,Famil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791350</text:p>
          </table:table-cell>
          <table:table-cell office:value-type="string" table:style-name="ce1">
            <text:p>Guardians of the Galaxy Vol. 3</text:p>
          </table:table-cell>
          <table:table-cell office:value-type="float" office:value="2023" table:style-name="ce1">
            <text:p>2023</text:p>
          </table:table-cell>
          <table:table-cell office:value-type="float" office:value="7.9" table:style-name="ce1">
            <text:p>7.9</text:p>
          </table:table-cell>
          <table:table-cell office:value-type="float" office:value="424998" table:style-name="ce1">
            <text:p>424998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6791350&quot;: &quot;&quot;Action,Adventure,Comedy&quot;" table:formula="of:=&quot;&quot;&quot;&quot; &amp; [.A506] &amp; &quot;&quot;&quot;: &quot;&quot;&quot; &amp; &quot;&quot;&quot;&quot; &amp; [.F506] &amp; &quot;&quot;&quot;&quot;" table:style-name="ce1">
            <text:p>"tt6791350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6924</text:p>
          </table:table-cell>
          <table:table-cell office:value-type="string" table:style-name="ce1">
            <text:p>Mulholland Drive</text:p>
          </table:table-cell>
          <table:table-cell office:value-type="float" office:value="2001" table:style-name="ce1">
            <text:p>2001</text:p>
          </table:table-cell>
          <table:table-cell office:value-type="float" office:value="7.9" table:style-name="ce1">
            <text:p>7.9</text:p>
          </table:table-cell>
          <table:table-cell office:value-type="float" office:value="405454" table:style-name="ce1">
            <text:p>405454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166924&quot;: &quot;&quot;Drama,Mystery,Thriller&quot;" table:formula="of:=&quot;&quot;&quot;&quot; &amp; [.A507] &amp; &quot;&quot;&quot;: &quot;&quot;&quot; &amp; &quot;&quot;&quot;&quot; &amp; [.F507] &amp; &quot;&quot;&quot;&quot;" table:style-name="ce1">
            <text:p>"tt0166924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688</text:p>
          </table:table-cell>
          <table:table-cell office:value-type="string" table:style-name="ce1">
            <text:p>The Nightmare Before Christmas</text:p>
          </table:table-cell>
          <table:table-cell office:value-type="float" office:value="1993" table:style-name="ce1">
            <text:p>1993</text:p>
          </table:table-cell>
          <table:table-cell office:value-type="float" office:value="7.9" table:style-name="ce1">
            <text:p>7.9</text:p>
          </table:table-cell>
          <table:table-cell office:value-type="float" office:value="394455" table:style-name="ce1">
            <text:p>394455</text:p>
          </table:table-cell>
          <table:table-cell office:value-type="string" table:style-name="ce1">
            <text:p>Animation,Family,Fantasy</text:p>
          </table:table-cell>
          <table:table-cell table:style-name="ce1"/>
          <table:table-cell office:value-type="string" office:string-value="&quot;tt0107688&quot;: &quot;&quot;Animation,Family,Fantasy&quot;" table:formula="of:=&quot;&quot;&quot;&quot; &amp; [.A508] &amp; &quot;&quot;&quot;: &quot;&quot;&quot; &amp; &quot;&quot;&quot;&quot; &amp; [.F508] &amp; &quot;&quot;&quot;&quot;" table:style-name="ce1">
            <text:p>"tt0107688": ""Animation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65073</text:p>
          </table:table-cell>
          <table:table-cell office:value-type="string" table:style-name="ce1">
            <text:p>Boyhood</text:p>
          </table:table-cell>
          <table:table-cell office:value-type="float" office:value="2014" table:style-name="ce1">
            <text:p>2014</text:p>
          </table:table-cell>
          <table:table-cell office:value-type="float" office:value="7.9" table:style-name="ce1">
            <text:p>7.9</text:p>
          </table:table-cell>
          <table:table-cell office:value-type="float" office:value="374847" table:style-name="ce1">
            <text:p>37484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065073&quot;: &quot;&quot;Drama&quot;" table:formula="of:=&quot;&quot;&quot;&quot; &amp; [.A509] &amp; &quot;&quot;&quot;: &quot;&quot;&quot; &amp; &quot;&quot;&quot;&quot; &amp; [.F509] &amp; &quot;&quot;&quot;&quot;" table:style-name="ce1">
            <text:p>"tt106507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653254</text:p>
          </table:table-cell>
          <table:table-cell office:value-type="string" table:style-name="ce1">
            <text:p>Marriage Story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359794" table:style-name="ce1">
            <text:p>359794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7653254&quot;: &quot;&quot;Drama,Romance&quot;" table:formula="of:=&quot;&quot;&quot;&quot; &amp; [.A510] &amp; &quot;&quot;&quot;: &quot;&quot;&quot; &amp; &quot;&quot;&quot;&quot; &amp; [.F510] &amp; &quot;&quot;&quot;&quot;" table:style-name="ce1">
            <text:p>"tt7653254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25849</text:p>
          </table:table-cell>
          <table:table-cell office:value-type="string" table:style-name="ce1">
            <text:p>The Wrestler</text:p>
          </table:table-cell>
          <table:table-cell office:value-type="float" office:value="2008" table:style-name="ce1">
            <text:p>2008</text:p>
          </table:table-cell>
          <table:table-cell office:value-type="float" office:value="7.9" table:style-name="ce1">
            <text:p>7.9</text:p>
          </table:table-cell>
          <table:table-cell office:value-type="float" office:value="325320" table:style-name="ce1">
            <text:p>325320</text:p>
          </table:table-cell>
          <table:table-cell office:value-type="string" table:style-name="ce1">
            <text:p>Drama,Sport</text:p>
          </table:table-cell>
          <table:table-cell table:style-name="ce1"/>
          <table:table-cell office:value-type="string" office:string-value="&quot;tt1125849&quot;: &quot;&quot;Drama,Sport&quot;" table:formula="of:=&quot;&quot;&quot;&quot; &amp; [.A511] &amp; &quot;&quot;&quot;: &quot;&quot;&quot; &amp; &quot;&quot;&quot;&quot; &amp; [.F511] &amp; &quot;&quot;&quot;&quot;" table:style-name="ce1">
            <text:p>"tt1125849": ""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81875</text:p>
          </table:table-cell>
          <table:table-cell office:value-type="string" table:style-name="ce1">
            <text:p>Almost Famous</text:p>
          </table:table-cell>
          <table:table-cell office:value-type="float" office:value="2000" table:style-name="ce1">
            <text:p>2000</text:p>
          </table:table-cell>
          <table:table-cell office:value-type="float" office:value="7.9" table:style-name="ce1">
            <text:p>7.9</text:p>
          </table:table-cell>
          <table:table-cell office:value-type="float" office:value="303265" table:style-name="ce1">
            <text:p>303265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0181875&quot;: &quot;&quot;Adventure,Comedy,Drama&quot;" table:formula="of:=&quot;&quot;&quot;&quot; &amp; [.A512] &amp; &quot;&quot;&quot;: &quot;&quot;&quot; &amp; &quot;&quot;&quot;&quot; &amp; [.F512] &amp; &quot;&quot;&quot;&quot;" table:style-name="ce1">
            <text:p>"tt0181875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749</text:p>
          </table:table-cell>
          <table:table-cell office:value-type="string" table:style-name="ce1">
            <text:p>Boogie Nights</text:p>
          </table:table-cell>
          <table:table-cell office:value-type="float" office:value="1997" table:style-name="ce1">
            <text:p>1997</text:p>
          </table:table-cell>
          <table:table-cell office:value-type="float" office:value="7.9" table:style-name="ce1">
            <text:p>7.9</text:p>
          </table:table-cell>
          <table:table-cell office:value-type="float" office:value="290651" table:style-name="ce1">
            <text:p>29065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8749&quot;: &quot;&quot;Drama&quot;" table:formula="of:=&quot;&quot;&quot;&quot; &amp; [.A513] &amp; &quot;&quot;&quot;: &quot;&quot;&quot; &amp; &quot;&quot;&quot;&quot; &amp; [.F513] &amp; &quot;&quot;&quot;&quot;" table:style-name="ce1">
            <text:p>"tt011874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90332</text:p>
          </table:table-cell>
          <table:table-cell office:value-type="string" table:style-name="ce1">
            <text:p>Crouching Tiger, Hidden Dragon</text:p>
          </table:table-cell>
          <table:table-cell office:value-type="float" office:value="2000" table:style-name="ce1">
            <text:p>2000</text:p>
          </table:table-cell>
          <table:table-cell office:value-type="float" office:value="7.9" table:style-name="ce1">
            <text:p>7.9</text:p>
          </table:table-cell>
          <table:table-cell office:value-type="float" office:value="287679" table:style-name="ce1">
            <text:p>287679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190332&quot;: &quot;&quot;Action,Adventure,Drama&quot;" table:formula="of:=&quot;&quot;&quot;&quot; &amp; [.A514] &amp; &quot;&quot;&quot;: &quot;&quot;&quot; &amp; &quot;&quot;&quot;&quot; &amp; [.F514] &amp; &quot;&quot;&quot;&quot;" table:style-name="ce1">
            <text:p>"tt0190332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32283</text:p>
          </table:table-cell>
          <table:table-cell office:value-type="string" table:style-name="ce1">
            <text:p>Fantastic Mr. Fox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284922" table:style-name="ce1">
            <text:p>284922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432283&quot;: &quot;&quot;Animation,Adventure,Comedy&quot;" table:formula="of:=&quot;&quot;&quot;&quot; &amp; [.A515] &amp; &quot;&quot;&quot;: &quot;&quot;&quot; &amp; &quot;&quot;&quot;&quot; &amp; [.F515] &amp; &quot;&quot;&quot;&quot;" table:style-name="ce1">
            <text:p>"tt043228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5686</text:p>
          </table:table-cell>
          <table:table-cell office:value-type="string" table:style-name="ce1">
            <text:p>Annie Hall</text:p>
          </table:table-cell>
          <table:table-cell office:value-type="float" office:value="1977" table:style-name="ce1">
            <text:p>1977</text:p>
          </table:table-cell>
          <table:table-cell office:value-type="float" office:value="7.9" table:style-name="ce1">
            <text:p>7.9</text:p>
          </table:table-cell>
          <table:table-cell office:value-type="float" office:value="283745" table:style-name="ce1">
            <text:p>283745</text:p>
          </table:table-cell>
          <table:table-cell office:value-type="string" table:style-name="ce1">
            <text:p>Comedy,Romance</text:p>
          </table:table-cell>
          <table:table-cell table:style-name="ce1"/>
          <table:table-cell office:value-type="string" office:string-value="&quot;tt0075686&quot;: &quot;&quot;Comedy,Romance&quot;" table:formula="of:=&quot;&quot;&quot;&quot; &amp; [.A516] &amp; &quot;&quot;&quot;: &quot;&quot;&quot; &amp; &quot;&quot;&quot;&quot; &amp; [.F516] &amp; &quot;&quot;&quot;&quot;" table:style-name="ce1">
            <text:p>"tt0075686": ""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399</text:p>
          </table:table-cell>
          <table:table-cell office:value-type="string" table:style-name="ce1">
            <text:p>True Romance</text:p>
          </table:table-cell>
          <table:table-cell office:value-type="float" office:value="1993" table:style-name="ce1">
            <text:p>1993</text:p>
          </table:table-cell>
          <table:table-cell office:value-type="float" office:value="7.9" table:style-name="ce1">
            <text:p>7.9</text:p>
          </table:table-cell>
          <table:table-cell office:value-type="float" office:value="251632" table:style-name="ce1">
            <text:p>251632</text:p>
          </table:table-cell>
          <table:table-cell office:value-type="string" table:style-name="ce1">
            <text:p>Crime,Drama,Romance</text:p>
          </table:table-cell>
          <table:table-cell table:style-name="ce1"/>
          <table:table-cell office:value-type="string" office:string-value="&quot;tt0108399&quot;: &quot;&quot;Crime,Drama,Romance&quot;" table:formula="of:=&quot;&quot;&quot;&quot; &amp; [.A517] &amp; &quot;&quot;&quot;: &quot;&quot;&quot; &amp; &quot;&quot;&quot;&quot; &amp; [.F517] &amp; &quot;&quot;&quot;&quot;" table:style-name="ce1">
            <text:p>"tt0108399": ""Crime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461</text:p>
          </table:table-cell>
          <table:table-cell office:value-type="string" table:style-name="ce1">
            <text:p>A Fistful of Dollars</text:p>
          </table:table-cell>
          <table:table-cell office:value-type="float" office:value="1964" table:style-name="ce1">
            <text:p>1964</text:p>
          </table:table-cell>
          <table:table-cell office:value-type="float" office:value="7.9" table:style-name="ce1">
            <text:p>7.9</text:p>
          </table:table-cell>
          <table:table-cell office:value-type="float" office:value="243053" table:style-name="ce1">
            <text:p>243053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58461&quot;: &quot;&quot;Drama,Western&quot;" table:formula="of:=&quot;&quot;&quot;&quot; &amp; [.A518] &amp; &quot;&quot;&quot;: &quot;&quot;&quot; &amp; &quot;&quot;&quot;&quot; &amp; [.F518] &amp; &quot;&quot;&quot;&quot;" table:style-name="ce1">
            <text:p>"tt0058461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519</text:p>
          </table:table-cell>
          <table:table-cell office:value-type="string" table:style-name="ce1">
            <text:p>Carlito's Way</text:p>
          </table:table-cell>
          <table:table-cell office:value-type="float" office:value="1993" table:style-name="ce1">
            <text:p>1993</text:p>
          </table:table-cell>
          <table:table-cell office:value-type="float" office:value="7.9" table:style-name="ce1">
            <text:p>7.9</text:p>
          </table:table-cell>
          <table:table-cell office:value-type="float" office:value="239562" table:style-name="ce1">
            <text:p>239562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06519&quot;: &quot;&quot;Crime,Drama,Thriller&quot;" table:formula="of:=&quot;&quot;&quot;&quot; &amp; [.A519] &amp; &quot;&quot;&quot;: &quot;&quot;&quot; &amp; &quot;&quot;&quot;&quot; &amp; [.F519] &amp; &quot;&quot;&quot;&quot;" table:style-name="ce1">
            <text:p>"tt0106519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0455</text:p>
          </table:table-cell>
          <table:table-cell office:value-type="string" table:style-name="ce1">
            <text:p>The Blues Brothers</text:p>
          </table:table-cell>
          <table:table-cell office:value-type="float" office:value="1980" table:style-name="ce1">
            <text:p>1980</text:p>
          </table:table-cell>
          <table:table-cell office:value-type="float" office:value="7.9" table:style-name="ce1">
            <text:p>7.9</text:p>
          </table:table-cell>
          <table:table-cell office:value-type="float" office:value="221441" table:style-name="ce1">
            <text:p>221441</text:p>
          </table:table-cell>
          <table:table-cell office:value-type="string" table:style-name="ce1">
            <text:p>Adventure,Comedy,Crime</text:p>
          </table:table-cell>
          <table:table-cell table:style-name="ce1"/>
          <table:table-cell office:value-type="string" office:string-value="&quot;tt0080455&quot;: &quot;&quot;Adventure,Comedy,Crime&quot;" table:formula="of:=&quot;&quot;&quot;&quot; &amp; [.A520] &amp; &quot;&quot;&quot;: &quot;&quot;&quot; &amp; &quot;&quot;&quot;&quot; &amp; [.F520] &amp; &quot;&quot;&quot;&quot;" table:style-name="ce1">
            <text:p>"tt0080455": ""Adventure,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849194</text:p>
          </table:table-cell>
          <table:table-cell office:value-type="string" table:style-name="ce1">
            <text:p>The Holdovers</text:p>
          </table:table-cell>
          <table:table-cell office:value-type="float" office:value="2023" table:style-name="ce1">
            <text:p>2023</text:p>
          </table:table-cell>
          <table:table-cell office:value-type="float" office:value="7.9" table:style-name="ce1">
            <text:p>7.9</text:p>
          </table:table-cell>
          <table:table-cell office:value-type="float" office:value="198087" table:style-name="ce1">
            <text:p>19808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14849194&quot;: &quot;&quot;Comedy,Drama&quot;" table:formula="of:=&quot;&quot;&quot;&quot; &amp; [.A521] &amp; &quot;&quot;&quot;: &quot;&quot;&quot; &amp; &quot;&quot;&quot;&quot; &amp; [.F521] &amp; &quot;&quot;&quot;&quot;" table:style-name="ce1">
            <text:p>"tt14849194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99977</text:p>
          </table:table-cell>
          <table:table-cell office:value-type="string" table:style-name="ce1">
            <text:p>Hero</text:p>
          </table:table-cell>
          <table:table-cell office:value-type="float" office:value="2002" table:style-name="ce1">
            <text:p>2002</text:p>
          </table:table-cell>
          <table:table-cell office:value-type="float" office:value="7.9" table:style-name="ce1">
            <text:p>7.9</text:p>
          </table:table-cell>
          <table:table-cell office:value-type="float" office:value="190545" table:style-name="ce1">
            <text:p>190545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299977&quot;: &quot;&quot;Action,Adventure,Drama&quot;" table:formula="of:=&quot;&quot;&quot;&quot; &amp; [.A522] &amp; &quot;&quot;&quot;: &quot;&quot;&quot; &amp; &quot;&quot;&quot;&quot; &amp; [.F522] &amp; &quot;&quot;&quot;&quot;" table:style-name="ce1">
            <text:p>"tt0299977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43472</text:p>
          </table:table-cell>
          <table:table-cell office:value-type="string" table:style-name="ce1">
            <text:p>Wonder</text:p>
          </table:table-cell>
          <table:table-cell office:value-type="float" office:value="2017" table:style-name="ce1">
            <text:p>2017</text:p>
          </table:table-cell>
          <table:table-cell office:value-type="float" office:value="7.9" table:style-name="ce1">
            <text:p>7.9</text:p>
          </table:table-cell>
          <table:table-cell office:value-type="float" office:value="187691" table:style-name="ce1">
            <text:p>187691</text:p>
          </table:table-cell>
          <table:table-cell office:value-type="string" table:style-name="ce1">
            <text:p>Drama,Family</text:p>
          </table:table-cell>
          <table:table-cell table:style-name="ce1"/>
          <table:table-cell office:value-type="string" office:string-value="&quot;tt2543472&quot;: &quot;&quot;Drama,Family&quot;" table:formula="of:=&quot;&quot;&quot;&quot; &amp; [.A523] &amp; &quot;&quot;&quot;: &quot;&quot;&quot; &amp; &quot;&quot;&quot;&quot; &amp; [.F523] &amp; &quot;&quot;&quot;&quot;" table:style-name="ce1">
            <text:p>"tt2543472": ""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09418</text:p>
          </table:table-cell>
          <table:table-cell office:value-type="string" table:style-name="ce1">
            <text:p>Before Midnight</text:p>
          </table:table-cell>
          <table:table-cell office:value-type="float" office:value="2013" table:style-name="ce1">
            <text:p>2013</text:p>
          </table:table-cell>
          <table:table-cell office:value-type="float" office:value="7.9" table:style-name="ce1">
            <text:p>7.9</text:p>
          </table:table-cell>
          <table:table-cell office:value-type="float" office:value="178835" table:style-name="ce1">
            <text:p>178835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2209418&quot;: &quot;&quot;Drama,Romance&quot;" table:formula="of:=&quot;&quot;&quot;&quot; &amp; [.A524] &amp; &quot;&quot;&quot;: &quot;&quot;&quot; &amp; &quot;&quot;&quot;&quot; &amp; [.F524] &amp; &quot;&quot;&quot;&quot;" table:style-name="ce1">
            <text:p>"tt220941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5334</text:p>
          </table:table-cell>
          <table:table-cell office:value-type="string" table:style-name="ce1">
            <text:p>A Christmas Story</text:p>
          </table:table-cell>
          <table:table-cell office:value-type="float" office:value="1983" table:style-name="ce1">
            <text:p>1983</text:p>
          </table:table-cell>
          <table:table-cell office:value-type="float" office:value="7.9" table:style-name="ce1">
            <text:p>7.9</text:p>
          </table:table-cell>
          <table:table-cell office:value-type="float" office:value="174958" table:style-name="ce1">
            <text:p>174958</text:p>
          </table:table-cell>
          <table:table-cell office:value-type="string" table:style-name="ce1">
            <text:p>Comedy,Family</text:p>
          </table:table-cell>
          <table:table-cell table:style-name="ce1"/>
          <table:table-cell office:value-type="string" office:string-value="&quot;tt0085334&quot;: &quot;&quot;Comedy,Family&quot;" table:formula="of:=&quot;&quot;&quot;&quot; &amp; [.A525] &amp; &quot;&quot;&quot;: &quot;&quot;&quot; &amp; &quot;&quot;&quot;&quot; &amp; [.F525] &amp; &quot;&quot;&quot;&quot;" table:style-name="ce1">
            <text:p>"tt0085334": ""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3870</text:p>
          </table:table-cell>
          <table:table-cell office:value-type="string" table:style-name="ce1">
            <text:p>The Maltese Falcon</text:p>
          </table:table-cell>
          <table:table-cell office:value-type="float" office:value="1941" table:style-name="ce1">
            <text:p>1941</text:p>
          </table:table-cell>
          <table:table-cell office:value-type="float" office:value="7.9" table:style-name="ce1">
            <text:p>7.9</text:p>
          </table:table-cell>
          <table:table-cell office:value-type="float" office:value="170706" table:style-name="ce1">
            <text:p>170706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33870&quot;: &quot;&quot;Crime,Drama,Film-Noir&quot;" table:formula="of:=&quot;&quot;&quot;&quot; &amp; [.A526] &amp; &quot;&quot;&quot;: &quot;&quot;&quot; &amp; &quot;&quot;&quot;&quot; &amp; [.F526] &amp; &quot;&quot;&quot;&quot;" table:style-name="ce1">
            <text:p>"tt0033870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3568</text:p>
          </table:table-cell>
          <table:table-cell office:value-type="string" table:style-name="ce1">
            <text:p>Ghost in the Shell</text:p>
          </table:table-cell>
          <table:table-cell office:value-type="float" office:value="1995" table:style-name="ce1">
            <text:p>1995</text:p>
          </table:table-cell>
          <table:table-cell office:value-type="float" office:value="7.9" table:style-name="ce1">
            <text:p>7.9</text:p>
          </table:table-cell>
          <table:table-cell office:value-type="float" office:value="164539" table:style-name="ce1">
            <text:p>164539</text:p>
          </table:table-cell>
          <table:table-cell office:value-type="string" table:style-name="ce1">
            <text:p>Animation,Action,Crime</text:p>
          </table:table-cell>
          <table:table-cell table:style-name="ce1"/>
          <table:table-cell office:value-type="string" office:string-value="&quot;tt0113568&quot;: &quot;&quot;Animation,Action,Crime&quot;" table:formula="of:=&quot;&quot;&quot;&quot; &amp; [.A527] &amp; &quot;&quot;&quot;: &quot;&quot;&quot; &amp; &quot;&quot;&quot;&quot; &amp; [.F527] &amp; &quot;&quot;&quot;&quot;" table:style-name="ce1">
            <text:p>"tt0113568": ""Animation,Action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746</text:p>
          </table:table-cell>
          <table:table-cell office:value-type="string" table:style-name="ce1">
            <text:p>Rope</text:p>
          </table:table-cell>
          <table:table-cell office:value-type="float" office:value="1948" table:style-name="ce1">
            <text:p>1948</text:p>
          </table:table-cell>
          <table:table-cell office:value-type="float" office:value="7.9" table:style-name="ce1">
            <text:p>7.9</text:p>
          </table:table-cell>
          <table:table-cell office:value-type="float" office:value="160099" table:style-name="ce1">
            <text:p>160099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40746&quot;: &quot;&quot;Crime,Drama,Mystery&quot;" table:formula="of:=&quot;&quot;&quot;&quot; &amp; [.A528] &amp; &quot;&quot;&quot;: &quot;&quot;&quot; &amp; &quot;&quot;&quot;&quot; &amp; [.F528] &amp; &quot;&quot;&quot;&quot;" table:style-name="ce1">
            <text:p>"tt004074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258</text:p>
          </table:table-cell>
          <table:table-cell office:value-type="string" table:style-name="ce1">
            <text:p>This Is Spinal Tap</text:p>
          </table:table-cell>
          <table:table-cell office:value-type="float" office:value="1984" table:style-name="ce1">
            <text:p>1984</text:p>
          </table:table-cell>
          <table:table-cell office:value-type="float" office:value="7.9" table:style-name="ce1">
            <text:p>7.9</text:p>
          </table:table-cell>
          <table:table-cell office:value-type="float" office:value="151241" table:style-name="ce1">
            <text:p>151241</text:p>
          </table:table-cell>
          <table:table-cell office:value-type="string" table:style-name="ce1">
            <text:p>Comedy,Music</text:p>
          </table:table-cell>
          <table:table-cell table:style-name="ce1"/>
          <table:table-cell office:value-type="string" office:string-value="&quot;tt0088258&quot;: &quot;&quot;Comedy,Music&quot;" table:formula="of:=&quot;&quot;&quot;&quot; &amp; [.A529] &amp; &quot;&quot;&quot;: &quot;&quot;&quot; &amp; &quot;&quot;&quot;&quot; &amp; [.F529] &amp; &quot;&quot;&quot;&quot;" table:style-name="ce1">
            <text:p>"tt0088258": ""Comedy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4331</text:p>
          </table:table-cell>
          <table:table-cell office:value-type="string" table:style-name="ce1">
            <text:p>Spartacus</text:p>
          </table:table-cell>
          <table:table-cell office:value-type="float" office:value="1960" table:style-name="ce1">
            <text:p>1960</text:p>
          </table:table-cell>
          <table:table-cell office:value-type="float" office:value="7.9" table:style-name="ce1">
            <text:p>7.9</text:p>
          </table:table-cell>
          <table:table-cell office:value-type="float" office:value="147559" table:style-name="ce1">
            <text:p>147559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054331&quot;: &quot;&quot;Adventure,Biography,Drama&quot;" table:formula="of:=&quot;&quot;&quot;&quot; &amp; [.A530] &amp; &quot;&quot;&quot;: &quot;&quot;&quot; &amp; &quot;&quot;&quot;&quot; &amp; [.F530] &amp; &quot;&quot;&quot;&quot;" table:style-name="ce1">
            <text:p>"tt0054331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4079</text:p>
          </table:table-cell>
          <table:table-cell office:value-type="string" table:style-name="ce1">
            <text:p>Strangers on a Train</text:p>
          </table:table-cell>
          <table:table-cell office:value-type="float" office:value="1951" table:style-name="ce1">
            <text:p>1951</text:p>
          </table:table-cell>
          <table:table-cell office:value-type="float" office:value="7.9" table:style-name="ce1">
            <text:p>7.9</text:p>
          </table:table-cell>
          <table:table-cell office:value-type="float" office:value="145334" table:style-name="ce1">
            <text:p>145334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44079&quot;: &quot;&quot;Crime,Drama,Film-Noir&quot;" table:formula="of:=&quot;&quot;&quot;&quot; &amp; [.A531] &amp; &quot;&quot;&quot;: &quot;&quot;&quot; &amp; &quot;&quot;&quot;&quot; &amp; [.F531] &amp; &quot;&quot;&quot;&quot;" table:style-name="ce1">
            <text:p>"tt0044079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65171</text:p>
          </table:table-cell>
          <table:table-cell office:value-type="string" table:style-name="ce1">
            <text:p>The Raid 2</text:p>
          </table:table-cell>
          <table:table-cell office:value-type="float" office:value="2014" table:style-name="ce1">
            <text:p>2014</text:p>
          </table:table-cell>
          <table:table-cell office:value-type="float" office:value="7.9" table:style-name="ce1">
            <text:p>7.9</text:p>
          </table:table-cell>
          <table:table-cell office:value-type="float" office:value="135147" table:style-name="ce1">
            <text:p>135147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2265171&quot;: &quot;&quot;Action,Crime,Thriller&quot;" table:formula="of:=&quot;&quot;&quot;&quot; &amp; [.A532] &amp; &quot;&quot;&quot;: &quot;&quot;&quot; &amp; &quot;&quot;&quot;&quot; &amp; [.F532] &amp; &quot;&quot;&quot;&quot;" table:style-name="ce1">
            <text:p>"tt2265171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4119</text:p>
          </table:table-cell>
          <table:table-cell office:value-type="string" table:style-name="ce1">
            <text:p>All the President's Men</text:p>
          </table:table-cell>
          <table:table-cell office:value-type="float" office:value="1976" table:style-name="ce1">
            <text:p>1976</text:p>
          </table:table-cell>
          <table:table-cell office:value-type="float" office:value="7.9" table:style-name="ce1">
            <text:p>7.9</text:p>
          </table:table-cell>
          <table:table-cell office:value-type="float" office:value="130858" table:style-name="ce1">
            <text:p>130858</text:p>
          </table:table-cell>
          <table:table-cell office:value-type="string" table:style-name="ce1">
            <text:p>Drama,History,Thriller</text:p>
          </table:table-cell>
          <table:table-cell table:style-name="ce1"/>
          <table:table-cell office:value-type="string" office:string-value="&quot;tt0074119&quot;: &quot;&quot;Drama,History,Thriller&quot;" table:formula="of:=&quot;&quot;&quot;&quot; &amp; [.A533] &amp; &quot;&quot;&quot;: &quot;&quot;&quot; &amp; &quot;&quot;&quot;&quot; &amp; [.F533] &amp; &quot;&quot;&quot;&quot;" table:style-name="ce1">
            <text:p>"tt0074119": ""Drama,Histo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8629</text:p>
          </table:table-cell>
          <table:table-cell office:value-type="string" table:style-name="ce1">
            <text:p>Dancer in the Dark</text:p>
          </table:table-cell>
          <table:table-cell office:value-type="float" office:value="2000" table:style-name="ce1">
            <text:p>2000</text:p>
          </table:table-cell>
          <table:table-cell office:value-type="float" office:value="7.9" table:style-name="ce1">
            <text:p>7.9</text:p>
          </table:table-cell>
          <table:table-cell office:value-type="float" office:value="120328" table:style-name="ce1">
            <text:p>120328</text:p>
          </table:table-cell>
          <table:table-cell office:value-type="string" table:style-name="ce1">
            <text:p>Crime,Drama,Musical</text:p>
          </table:table-cell>
          <table:table-cell table:style-name="ce1"/>
          <table:table-cell office:value-type="string" office:string-value="&quot;tt0168629&quot;: &quot;&quot;Crime,Drama,Musical&quot;" table:formula="of:=&quot;&quot;&quot;&quot; &amp; [.A534] &amp; &quot;&quot;&quot;: &quot;&quot;&quot; &amp; &quot;&quot;&quot;&quot; &amp; [.F534] &amp; &quot;&quot;&quot;&quot;" table:style-name="ce1">
            <text:p>"tt0168629": ""Crime,Drama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87467</text:p>
          </table:table-cell>
          <table:table-cell office:value-type="string" table:style-name="ce1">
            <text:p>Talk to Her</text:p>
          </table:table-cell>
          <table:table-cell office:value-type="float" office:value="2002" table:style-name="ce1">
            <text:p>2002</text:p>
          </table:table-cell>
          <table:table-cell office:value-type="float" office:value="7.9" table:style-name="ce1">
            <text:p>7.9</text:p>
          </table:table-cell>
          <table:table-cell office:value-type="float" office:value="119822" table:style-name="ce1">
            <text:p>119822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0287467&quot;: &quot;&quot;Drama,Mystery,Romance&quot;" table:formula="of:=&quot;&quot;&quot;&quot; &amp; [.A535] &amp; &quot;&quot;&quot;: &quot;&quot;&quot; &amp; &quot;&quot;&quot;&quot; &amp; [.F535] &amp; &quot;&quot;&quot;&quot;" table:style-name="ce1">
            <text:p>"tt0287467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88996</text:p>
          </table:table-cell>
          <table:table-cell office:value-type="string" table:style-name="ce1">
            <text:p>My Name Is Khan</text:p>
          </table:table-cell>
          <table:table-cell office:value-type="float" office:value="2010" table:style-name="ce1">
            <text:p>2010</text:p>
          </table:table-cell>
          <table:table-cell office:value-type="float" office:value="7.9" table:style-name="ce1">
            <text:p>7.9</text:p>
          </table:table-cell>
          <table:table-cell office:value-type="float" office:value="119391" table:style-name="ce1">
            <text:p>119391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1188996&quot;: &quot;&quot;Drama,Romance&quot;" table:formula="of:=&quot;&quot;&quot;&quot; &amp; [.A536] &amp; &quot;&quot;&quot;: &quot;&quot;&quot; &amp; &quot;&quot;&quot;&quot; &amp; [.F536] &amp; &quot;&quot;&quot;&quot;" table:style-name="ce1">
            <text:p>"tt118899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4081</text:p>
          </table:table-cell>
          <table:table-cell office:value-type="string" table:style-name="ce1">
            <text:p>A Streetcar Named Desire</text:p>
          </table:table-cell>
          <table:table-cell office:value-type="float" office:value="1951" table:style-name="ce1">
            <text:p>1951</text:p>
          </table:table-cell>
          <table:table-cell office:value-type="float" office:value="7.9" table:style-name="ce1">
            <text:p>7.9</text:p>
          </table:table-cell>
          <table:table-cell office:value-type="float" office:value="117183" table:style-name="ce1">
            <text:p>11718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4081&quot;: &quot;&quot;Drama&quot;" table:formula="of:=&quot;&quot;&quot;&quot; &amp; [.A537] &amp; &quot;&quot;&quot;: &quot;&quot;&quot; &amp; &quot;&quot;&quot;&quot; &amp; [.F537] &amp; &quot;&quot;&quot;&quot;" table:style-name="ce1">
            <text:p>"tt004408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4706</text:p>
          </table:table-cell>
          <table:table-cell office:value-type="string" table:style-name="ce1">
            <text:p>High Noon</text:p>
          </table:table-cell>
          <table:table-cell office:value-type="float" office:value="1952" table:style-name="ce1">
            <text:p>1952</text:p>
          </table:table-cell>
          <table:table-cell office:value-type="float" office:value="7.9" table:style-name="ce1">
            <text:p>7.9</text:p>
          </table:table-cell>
          <table:table-cell office:value-type="float" office:value="113347" table:style-name="ce1">
            <text:p>113347</text:p>
          </table:table-cell>
          <table:table-cell office:value-type="string" table:style-name="ce1">
            <text:p>Drama,Thriller,Western</text:p>
          </table:table-cell>
          <table:table-cell table:style-name="ce1"/>
          <table:table-cell office:value-type="string" office:string-value="&quot;tt0044706&quot;: &quot;&quot;Drama,Thriller,Western&quot;" table:formula="of:=&quot;&quot;&quot;&quot; &amp; [.A538] &amp; &quot;&quot;&quot;: &quot;&quot;&quot; &amp; &quot;&quot;&quot;&quot; &amp; [.F538] &amp; &quot;&quot;&quot;&quot;" table:style-name="ce1">
            <text:p>"tt0044706": ""Drama,Thriller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2311</text:p>
          </table:table-cell>
          <table:table-cell office:value-type="string" table:style-name="ce1">
            <text:p>Touch of Evil</text:p>
          </table:table-cell>
          <table:table-cell office:value-type="float" office:value="1958" table:style-name="ce1">
            <text:p>1958</text:p>
          </table:table-cell>
          <table:table-cell office:value-type="float" office:value="7.9" table:style-name="ce1">
            <text:p>7.9</text:p>
          </table:table-cell>
          <table:table-cell office:value-type="float" office:value="112432" table:style-name="ce1">
            <text:p>112432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52311&quot;: &quot;&quot;Crime,Drama,Film-Noir&quot;" table:formula="of:=&quot;&quot;&quot;&quot; &amp; [.A539] &amp; &quot;&quot;&quot;: &quot;&quot;&quot; &amp; &quot;&quot;&quot;&quot; &amp; [.F539] &amp; &quot;&quot;&quot;&quot;" table:style-name="ce1">
            <text:p>"tt0052311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6206</text:p>
          </table:table-cell>
          <table:table-cell office:value-type="string" table:style-name="ce1">
            <text:p>Patton</text:p>
          </table:table-cell>
          <table:table-cell office:value-type="float" office:value="1970" table:style-name="ce1">
            <text:p>1970</text:p>
          </table:table-cell>
          <table:table-cell office:value-type="float" office:value="7.9" table:style-name="ce1">
            <text:p>7.9</text:p>
          </table:table-cell>
          <table:table-cell office:value-type="float" office:value="110971" table:style-name="ce1">
            <text:p>110971</text:p>
          </table:table-cell>
          <table:table-cell office:value-type="string" table:style-name="ce1">
            <text:p>Biography,Drama,War</text:p>
          </table:table-cell>
          <table:table-cell table:style-name="ce1"/>
          <table:table-cell office:value-type="string" office:string-value="&quot;tt0066206&quot;: &quot;&quot;Biography,Drama,War&quot;" table:formula="of:=&quot;&quot;&quot;&quot; &amp; [.A540] &amp; &quot;&quot;&quot;: &quot;&quot;&quot; &amp; &quot;&quot;&quot;&quot; &amp; [.F540] &amp; &quot;&quot;&quot;&quot;" table:style-name="ce1">
            <text:p>"tt0066206": ""Biograph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787</text:p>
          </table:table-cell>
          <table:table-cell office:value-type="string" table:style-name="ce1">
            <text:p>Notorious</text:p>
          </table:table-cell>
          <table:table-cell office:value-type="float" office:value="1946" table:style-name="ce1">
            <text:p>1946</text:p>
          </table:table-cell>
          <table:table-cell office:value-type="float" office:value="7.9" table:style-name="ce1">
            <text:p>7.9</text:p>
          </table:table-cell>
          <table:table-cell office:value-type="float" office:value="110745" table:style-name="ce1">
            <text:p>110745</text:p>
          </table:table-cell>
          <table:table-cell office:value-type="string" table:style-name="ce1">
            <text:p>Drama,Film-Noir,Mystery</text:p>
          </table:table-cell>
          <table:table-cell table:style-name="ce1"/>
          <table:table-cell office:value-type="string" office:string-value="&quot;tt0038787&quot;: &quot;&quot;Drama,Film-Noir,Mystery&quot;" table:formula="of:=&quot;&quot;&quot;&quot; &amp; [.A541] &amp; &quot;&quot;&quot;: &quot;&quot;&quot; &amp; &quot;&quot;&quot;&quot; &amp; [.F541] &amp; &quot;&quot;&quot;&quot;" table:style-name="ce1">
            <text:p>"tt0038787": ""Drama,Film-Noi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02620</text:p>
          </table:table-cell>
          <table:table-cell office:value-type="string" table:style-name="ce1">
            <text:p>Amour</text:p>
          </table:table-cell>
          <table:table-cell office:value-type="float" office:value="2012" table:style-name="ce1">
            <text:p>2012</text:p>
          </table:table-cell>
          <table:table-cell office:value-type="float" office:value="7.9" table:style-name="ce1">
            <text:p>7.9</text:p>
          </table:table-cell>
          <table:table-cell office:value-type="float" office:value="108154" table:style-name="ce1">
            <text:p>10815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602620&quot;: &quot;&quot;Drama&quot;" table:formula="of:=&quot;&quot;&quot;&quot; &amp; [.A542] &amp; &quot;&quot;&quot;: &quot;&quot;&quot; &amp; &quot;&quot;&quot;&quot; &amp; [.F542] &amp; &quot;&quot;&quot;&quot;" table:style-name="ce1">
            <text:p>"tt160262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544112</text:p>
          </table:table-cell>
          <table:table-cell office:value-type="string" table:style-name="ce1">
            <text:p>Sing Street</text:p>
          </table:table-cell>
          <table:table-cell office:value-type="float" office:value="2016" table:style-name="ce1">
            <text:p>2016</text:p>
          </table:table-cell>
          <table:table-cell office:value-type="float" office:value="7.9" table:style-name="ce1">
            <text:p>7.9</text:p>
          </table:table-cell>
          <table:table-cell office:value-type="float" office:value="104382" table:style-name="ce1">
            <text:p>104382</text:p>
          </table:table-cell>
          <table:table-cell office:value-type="string" table:style-name="ce1">
            <text:p>Comedy,Drama,Music</text:p>
          </table:table-cell>
          <table:table-cell table:style-name="ce1"/>
          <table:table-cell office:value-type="string" office:string-value="&quot;tt3544112&quot;: &quot;&quot;Comedy,Drama,Music&quot;" table:formula="of:=&quot;&quot;&quot;&quot; &amp; [.A543] &amp; &quot;&quot;&quot;: &quot;&quot;&quot; &amp; &quot;&quot;&quot;&quot; &amp; [.F543] &amp; &quot;&quot;&quot;&quot;" table:style-name="ce1">
            <text:p>"tt3544112": ""Comed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9424</text:p>
          </table:table-cell>
          <table:table-cell office:value-type="string" table:style-name="ce1">
            <text:p>Chungking Express</text:p>
          </table:table-cell>
          <table:table-cell office:value-type="float" office:value="1994" table:style-name="ce1">
            <text:p>1994</text:p>
          </table:table-cell>
          <table:table-cell office:value-type="float" office:value="7.9" table:style-name="ce1">
            <text:p>7.9</text:p>
          </table:table-cell>
          <table:table-cell office:value-type="float" office:value="103174" table:style-name="ce1">
            <text:p>103174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109424&quot;: &quot;&quot;Comedy,Crime,Drama&quot;" table:formula="of:=&quot;&quot;&quot;&quot; &amp; [.A544] &amp; &quot;&quot;&quot;: &quot;&quot;&quot; &amp; &quot;&quot;&quot;&quot; &amp; [.F544] &amp; &quot;&quot;&quot;&quot;" table:style-name="ce1">
            <text:p>"tt0109424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9406</text:p>
          </table:table-cell>
          <table:table-cell office:value-type="string" table:style-name="ce1">
            <text:p>The Killing</text:p>
          </table:table-cell>
          <table:table-cell office:value-type="float" office:value="1956" table:style-name="ce1">
            <text:p>1956</text:p>
          </table:table-cell>
          <table:table-cell office:value-type="float" office:value="7.9" table:style-name="ce1">
            <text:p>7.9</text:p>
          </table:table-cell>
          <table:table-cell office:value-type="float" office:value="101667" table:style-name="ce1">
            <text:p>101667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49406&quot;: &quot;&quot;Crime,Drama,Film-Noir&quot;" table:formula="of:=&quot;&quot;&quot;&quot; &amp; [.A545] &amp; &quot;&quot;&quot;: &quot;&quot;&quot; &amp; &quot;&quot;&quot;&quot; &amp; [.F545] &amp; &quot;&quot;&quot;&quot;" table:style-name="ce1">
            <text:p>"tt0049406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9293</text:p>
          </table:table-cell>
          <table:table-cell office:value-type="string" table:style-name="ce1">
            <text:p>Solaris</text:p>
          </table:table-cell>
          <table:table-cell office:value-type="float" office:value="1972" table:style-name="ce1">
            <text:p>1972</text:p>
          </table:table-cell>
          <table:table-cell office:value-type="float" office:value="7.9" table:style-name="ce1">
            <text:p>7.9</text:p>
          </table:table-cell>
          <table:table-cell office:value-type="float" office:value="101639" table:style-name="ce1">
            <text:p>101639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0069293&quot;: &quot;&quot;Drama,Mystery,Sci-Fi&quot;" table:formula="of:=&quot;&quot;&quot;&quot; &amp; [.A546] &amp; &quot;&quot;&quot;: &quot;&quot;&quot; &amp; &quot;&quot;&quot;&quot; &amp; [.F546] &amp; &quot;&quot;&quot;&quot;" table:style-name="ce1">
            <text:p>"tt0069293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70248</text:p>
          </table:table-cell>
          <table:table-cell office:value-type="string" table:style-name="ce1">
            <text:p>Short Term 12</text:p>
          </table:table-cell>
          <table:table-cell office:value-type="float" office:value="2013" table:style-name="ce1">
            <text:p>2013</text:p>
          </table:table-cell>
          <table:table-cell office:value-type="float" office:value="7.9" table:style-name="ce1">
            <text:p>7.9</text:p>
          </table:table-cell>
          <table:table-cell office:value-type="float" office:value="93597" table:style-name="ce1">
            <text:p>9359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370248&quot;: &quot;&quot;Drama&quot;" table:formula="of:=&quot;&quot;&quot;&quot; &amp; [.A547] &amp; &quot;&quot;&quot;: &quot;&quot;&quot; &amp; &quot;&quot;&quot;&quot; &amp; [.F547] &amp; &quot;&quot;&quot;&quot;" table:style-name="ce1">
            <text:p>"tt237024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4216</text:p>
          </table:table-cell>
          <table:table-cell office:value-type="string" table:style-name="ce1">
            <text:p>King Kong</text:p>
          </table:table-cell>
          <table:table-cell office:value-type="float" office:value="1933" table:style-name="ce1">
            <text:p>1933</text:p>
          </table:table-cell>
          <table:table-cell office:value-type="float" office:value="7.9" table:style-name="ce1">
            <text:p>7.9</text:p>
          </table:table-cell>
          <table:table-cell office:value-type="float" office:value="93487" table:style-name="ce1">
            <text:p>93487</text:p>
          </table:table-cell>
          <table:table-cell office:value-type="string" table:style-name="ce1">
            <text:p>Adventure,Horror</text:p>
          </table:table-cell>
          <table:table-cell table:style-name="ce1"/>
          <table:table-cell office:value-type="string" office:string-value="&quot;tt0024216&quot;: &quot;&quot;Adventure,Horror&quot;" table:formula="of:=&quot;&quot;&quot;&quot; &amp; [.A548] &amp; &quot;&quot;&quot;: &quot;&quot;&quot; &amp; &quot;&quot;&quot;&quot; &amp; [.F548] &amp; &quot;&quot;&quot;&quot;" table:style-name="ce1">
            <text:p>"tt0024216": ""Adventure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355</text:p>
          </table:table-cell>
          <table:table-cell office:value-type="string" table:style-name="ce1">
            <text:p>The Big Sleep</text:p>
          </table:table-cell>
          <table:table-cell office:value-type="float" office:value="1946" table:style-name="ce1">
            <text:p>1946</text:p>
          </table:table-cell>
          <table:table-cell office:value-type="float" office:value="7.9" table:style-name="ce1">
            <text:p>7.9</text:p>
          </table:table-cell>
          <table:table-cell office:value-type="float" office:value="93081" table:style-name="ce1">
            <text:p>93081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38355&quot;: &quot;&quot;Crime,Drama,Film-Noir&quot;" table:formula="of:=&quot;&quot;&quot;&quot; &amp; [.A549] &amp; &quot;&quot;&quot;: &quot;&quot;&quot; &amp; &quot;&quot;&quot;&quot; &amp; [.F549] &amp; &quot;&quot;&quot;&quot;" table:style-name="ce1">
            <text:p>"tt0038355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5214</text:p>
          </table:table-cell>
          <table:table-cell office:value-type="string" table:style-name="ce1">
            <text:p>The Wild Bunch</text:p>
          </table:table-cell>
          <table:table-cell office:value-type="float" office:value="1969" table:style-name="ce1">
            <text:p>1969</text:p>
          </table:table-cell>
          <table:table-cell office:value-type="float" office:value="7.9" table:style-name="ce1">
            <text:p>7.9</text:p>
          </table:table-cell>
          <table:table-cell office:value-type="float" office:value="92813" table:style-name="ce1">
            <text:p>92813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065214&quot;: &quot;&quot;Action,Adventure,Drama&quot;" table:formula="of:=&quot;&quot;&quot;&quot; &amp; [.A550] &amp; &quot;&quot;&quot;: &quot;&quot;&quot; &amp; &quot;&quot;&quot;&quot; &amp; [.F550] &amp; &quot;&quot;&quot;&quot;" table:style-name="ce1">
            <text:p>"tt0065214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075192</text:p>
          </table:table-cell>
          <table:table-cell office:value-type="string" table:style-name="ce1">
            <text:p>Shoplifters</text:p>
          </table:table-cell>
          <table:table-cell office:value-type="float" office:value="2018" table:style-name="ce1">
            <text:p>2018</text:p>
          </table:table-cell>
          <table:table-cell office:value-type="float" office:value="7.9" table:style-name="ce1">
            <text:p>7.9</text:p>
          </table:table-cell>
          <table:table-cell office:value-type="float" office:value="91215" table:style-name="ce1">
            <text:p>91215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8075192&quot;: &quot;&quot;Crime,Drama,Thriller&quot;" table:formula="of:=&quot;&quot;&quot;&quot; &amp; [.A551] &amp; &quot;&quot;&quot;: &quot;&quot;&quot; &amp; &quot;&quot;&quot;&quot; &amp; [.F551] &amp; &quot;&quot;&quot;&quot;" table:style-name="ce1">
            <text:p>"tt8075192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4997</text:p>
          </table:table-cell>
          <table:table-cell office:value-type="string" table:style-name="ce1">
            <text:p>The Hustler</text:p>
          </table:table-cell>
          <table:table-cell office:value-type="float" office:value="1961" table:style-name="ce1">
            <text:p>1961</text:p>
          </table:table-cell>
          <table:table-cell office:value-type="float" office:value="7.9" table:style-name="ce1">
            <text:p>7.9</text:p>
          </table:table-cell>
          <table:table-cell office:value-type="float" office:value="88811" table:style-name="ce1">
            <text:p>88811</text:p>
          </table:table-cell>
          <table:table-cell office:value-type="string" table:style-name="ce1">
            <text:p>Drama,Sport</text:p>
          </table:table-cell>
          <table:table-cell table:style-name="ce1"/>
          <table:table-cell office:value-type="string" office:string-value="&quot;tt0054997&quot;: &quot;&quot;Drama,Sport&quot;" table:formula="of:=&quot;&quot;&quot;&quot; &amp; [.A552] &amp; &quot;&quot;&quot;: &quot;&quot;&quot; &amp; &quot;&quot;&quot;&quot; &amp; [.F552] &amp; &quot;&quot;&quot;&quot;" table:style-name="ce1">
            <text:p>"tt0054997": ""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811</text:p>
          </table:table-cell>
          <table:table-cell office:value-type="string" table:style-name="ce1">
            <text:p>In the Heat of the Night</text:p>
          </table:table-cell>
          <table:table-cell office:value-type="float" office:value="1967" table:style-name="ce1">
            <text:p>1967</text:p>
          </table:table-cell>
          <table:table-cell office:value-type="float" office:value="7.9" table:style-name="ce1">
            <text:p>7.9</text:p>
          </table:table-cell>
          <table:table-cell office:value-type="float" office:value="87153" table:style-name="ce1">
            <text:p>87153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061811&quot;: &quot;&quot;Drama,Mystery,Thriller&quot;" table:formula="of:=&quot;&quot;&quot;&quot; &amp; [.A553] &amp; &quot;&quot;&quot;: &quot;&quot;&quot; &amp; &quot;&quot;&quot;&quot; &amp; [.F553] &amp; &quot;&quot;&quot;&quot;" table:style-name="ce1">
            <text:p>"tt0061811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9113</text:p>
          </table:table-cell>
          <table:table-cell office:value-type="string" table:style-name="ce1">
            <text:p>Doctor Zhivago</text:p>
          </table:table-cell>
          <table:table-cell office:value-type="float" office:value="1965" table:style-name="ce1">
            <text:p>1965</text:p>
          </table:table-cell>
          <table:table-cell office:value-type="float" office:value="7.9" table:style-name="ce1">
            <text:p>7.9</text:p>
          </table:table-cell>
          <table:table-cell office:value-type="float" office:value="84402" table:style-name="ce1">
            <text:p>84402</text:p>
          </table:table-cell>
          <table:table-cell office:value-type="string" table:style-name="ce1">
            <text:p>Drama,Romance,War</text:p>
          </table:table-cell>
          <table:table-cell table:style-name="ce1"/>
          <table:table-cell office:value-type="string" office:string-value="&quot;tt0059113&quot;: &quot;&quot;Drama,Romance,War&quot;" table:formula="of:=&quot;&quot;&quot;&quot; &amp; [.A554] &amp; &quot;&quot;&quot;: &quot;&quot;&quot; &amp; &quot;&quot;&quot;&quot; &amp; [.F554] &amp; &quot;&quot;&quot;&quot;" table:style-name="ce1">
            <text:p>"tt0059113": ""Drama,Romanc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7185</text:p>
          </table:table-cell>
          <table:table-cell office:value-type="string" table:style-name="ce1">
            <text:p>Harold and Maude</text:p>
          </table:table-cell>
          <table:table-cell office:value-type="float" office:value="1971" table:style-name="ce1">
            <text:p>1971</text:p>
          </table:table-cell>
          <table:table-cell office:value-type="float" office:value="7.9" table:style-name="ce1">
            <text:p>7.9</text:p>
          </table:table-cell>
          <table:table-cell office:value-type="float" office:value="83951" table:style-name="ce1">
            <text:p>83951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67185&quot;: &quot;&quot;Comedy,Drama,Romance&quot;" table:formula="of:=&quot;&quot;&quot;&quot; &amp; [.A555] &amp; &quot;&quot;&quot;: &quot;&quot;&quot; &amp; &quot;&quot;&quot;&quot; &amp; [.F555] &amp; &quot;&quot;&quot;&quot;" table:style-name="ce1">
            <text:p>"tt006718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218</text:p>
          </table:table-cell>
          <table:table-cell office:value-type="string" table:style-name="ce1">
            <text:p>The Manchurian Candidate</text:p>
          </table:table-cell>
          <table:table-cell office:value-type="float" office:value="1962" table:style-name="ce1">
            <text:p>1962</text:p>
          </table:table-cell>
          <table:table-cell office:value-type="float" office:value="7.9" table:style-name="ce1">
            <text:p>7.9</text:p>
          </table:table-cell>
          <table:table-cell office:value-type="float" office:value="82433" table:style-name="ce1">
            <text:p>82433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056218&quot;: &quot;&quot;Drama,Thriller&quot;" table:formula="of:=&quot;&quot;&quot;&quot; &amp; [.A556] &amp; &quot;&quot;&quot;: &quot;&quot;&quot; &amp; &quot;&quot;&quot;&quot; &amp; [.F556] &amp; &quot;&quot;&quot;&quot;" table:style-name="ce1">
            <text:p>"tt0056218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7503384</text:p>
          </table:table-cell>
          <table:table-cell office:value-type="string" table:style-name="ce1">
            <text:p>Perfect Days</text:p>
          </table:table-cell>
          <table:table-cell office:value-type="float" office:value="2023" table:style-name="ce1">
            <text:p>2023</text:p>
          </table:table-cell>
          <table:table-cell office:value-type="float" office:value="7.9" table:style-name="ce1">
            <text:p>7.9</text:p>
          </table:table-cell>
          <table:table-cell office:value-type="float" office:value="81535" table:style-name="ce1">
            <text:p>8153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7503384&quot;: &quot;&quot;Drama&quot;" table:formula="of:=&quot;&quot;&quot;&quot; &amp; [.A557] &amp; &quot;&quot;&quot;: &quot;&quot;&quot; &amp; &quot;&quot;&quot;&quot; &amp; [.F557] &amp; &quot;&quot;&quot;&quot;" table:style-name="ce1">
            <text:p>"tt2750338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191</text:p>
          </table:table-cell>
          <table:table-cell office:value-type="string" table:style-name="ce1">
            <text:p>Wings of Desire</text:p>
          </table:table-cell>
          <table:table-cell office:value-type="float" office:value="1987" table:style-name="ce1">
            <text:p>1987</text:p>
          </table:table-cell>
          <table:table-cell office:value-type="float" office:value="7.9" table:style-name="ce1">
            <text:p>7.9</text:p>
          </table:table-cell>
          <table:table-cell office:value-type="float" office:value="80680" table:style-name="ce1">
            <text:p>80680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093191&quot;: &quot;&quot;Drama,Fantasy,Romance&quot;" table:formula="of:=&quot;&quot;&quot;&quot; &amp; [.A558] &amp; &quot;&quot;&quot;: &quot;&quot;&quot; &amp; &quot;&quot;&quot;&quot; &amp; [.F558] &amp; &quot;&quot;&quot;&quot;" table:style-name="ce1">
            <text:p>"tt0093191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9833</text:p>
          </table:table-cell>
          <table:table-cell office:value-type="string" table:style-name="ce1">
            <text:p>The Ten Commandments</text:p>
          </table:table-cell>
          <table:table-cell office:value-type="float" office:value="1956" table:style-name="ce1">
            <text:p>1956</text:p>
          </table:table-cell>
          <table:table-cell office:value-type="float" office:value="7.9" table:style-name="ce1">
            <text:p>7.9</text:p>
          </table:table-cell>
          <table:table-cell office:value-type="float" office:value="80540" table:style-name="ce1">
            <text:p>80540</text:p>
          </table:table-cell>
          <table:table-cell office:value-type="string" table:style-name="ce1">
            <text:p>Adventure,Drama,Family</text:p>
          </table:table-cell>
          <table:table-cell table:style-name="ce1"/>
          <table:table-cell office:value-type="string" office:string-value="&quot;tt0049833&quot;: &quot;&quot;Adventure,Drama,Family&quot;" table:formula="of:=&quot;&quot;&quot;&quot; &amp; [.A559] &amp; &quot;&quot;&quot;: &quot;&quot;&quot; &amp; &quot;&quot;&quot;&quot; &amp; [.F559] &amp; &quot;&quot;&quot;&quot;" table:style-name="ce1">
            <text:p>"tt0049833": ""Adventure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8841</text:p>
          </table:table-cell>
          <table:table-cell office:value-type="string" table:style-name="ce1">
            <text:p>Being There</text:p>
          </table:table-cell>
          <table:table-cell office:value-type="float" office:value="1979" table:style-name="ce1">
            <text:p>1979</text:p>
          </table:table-cell>
          <table:table-cell office:value-type="float" office:value="7.9" table:style-name="ce1">
            <text:p>7.9</text:p>
          </table:table-cell>
          <table:table-cell office:value-type="float" office:value="80327" table:style-name="ce1">
            <text:p>8032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78841&quot;: &quot;&quot;Comedy,Drama&quot;" table:formula="of:=&quot;&quot;&quot;&quot; &amp; [.A560] &amp; &quot;&quot;&quot;: &quot;&quot;&quot; &amp; &quot;&quot;&quot;&quot; &amp; [.F560] &amp; &quot;&quot;&quot;&quot;" table:style-name="ce1">
            <text:p>"tt0078841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47304</text:p>
          </table:table-cell>
          <table:table-cell office:value-type="string" table:style-name="ce1">
            <text:p>Kal Ho Naa Ho</text:p>
          </table:table-cell>
          <table:table-cell office:value-type="float" office:value="2003" table:style-name="ce1">
            <text:p>2003</text:p>
          </table:table-cell>
          <table:table-cell office:value-type="float" office:value="7.9" table:style-name="ce1">
            <text:p>7.9</text:p>
          </table:table-cell>
          <table:table-cell office:value-type="float" office:value="78237" table:style-name="ce1">
            <text:p>78237</text:p>
          </table:table-cell>
          <table:table-cell office:value-type="string" table:style-name="ce1">
            <text:p>Comedy,Drama,Musical</text:p>
          </table:table-cell>
          <table:table-cell table:style-name="ce1"/>
          <table:table-cell office:value-type="string" office:string-value="&quot;tt0347304&quot;: &quot;&quot;Comedy,Drama,Musical&quot;" table:formula="of:=&quot;&quot;&quot;&quot; &amp; [.A561] &amp; &quot;&quot;&quot;: &quot;&quot;&quot; &amp; &quot;&quot;&quot;&quot; &amp; [.F561] &amp; &quot;&quot;&quot;&quot;" table:style-name="ce1">
            <text:p>"tt0347304": ""Comedy,Drama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6613</text:p>
          </table:table-cell>
          <table:table-cell office:value-type="string" table:style-name="ce1">
            <text:p>Arsenic and Old Lace</text:p>
          </table:table-cell>
          <table:table-cell office:value-type="float" office:value="1944" table:style-name="ce1">
            <text:p>1944</text:p>
          </table:table-cell>
          <table:table-cell office:value-type="float" office:value="7.9" table:style-name="ce1">
            <text:p>7.9</text:p>
          </table:table-cell>
          <table:table-cell office:value-type="float" office:value="76778" table:style-name="ce1">
            <text:p>76778</text:p>
          </table:table-cell>
          <table:table-cell office:value-type="string" table:style-name="ce1">
            <text:p>Comedy,Crime,Thriller</text:p>
          </table:table-cell>
          <table:table-cell table:style-name="ce1"/>
          <table:table-cell office:value-type="string" office:string-value="&quot;tt0036613&quot;: &quot;&quot;Comedy,Crime,Thriller&quot;" table:formula="of:=&quot;&quot;&quot;&quot; &amp; [.A562] &amp; &quot;&quot;&quot;: &quot;&quot;&quot; &amp; &quot;&quot;&quot;&quot; &amp; [.F562] &amp; &quot;&quot;&quot;&quot;" table:style-name="ce1">
            <text:p>"tt0036613": ""Comedy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772188</text:p>
          </table:table-cell>
          <table:table-cell office:value-type="string" table:style-name="ce1">
            <text:p>Flow</text:p>
          </table:table-cell>
          <table:table-cell office:value-type="float" office:value="2024" table:style-name="ce1">
            <text:p>2024</text:p>
          </table:table-cell>
          <table:table-cell office:value-type="float" office:value="7.9" table:style-name="ce1">
            <text:p>7.9</text:p>
          </table:table-cell>
          <table:table-cell office:value-type="float" office:value="71801" table:style-name="ce1">
            <text:p>71801</text:p>
          </table:table-cell>
          <table:table-cell office:value-type="string" table:style-name="ce1">
            <text:p>Animation,Adventure,Family</text:p>
          </table:table-cell>
          <table:table-cell table:style-name="ce1"/>
          <table:table-cell office:value-type="string" office:string-value="&quot;tt4772188&quot;: &quot;&quot;Animation,Adventure,Family&quot;" table:formula="of:=&quot;&quot;&quot;&quot; &amp; [.A563] &amp; &quot;&quot;&quot;: &quot;&quot;&quot; &amp; &quot;&quot;&quot;&quot; &amp; [.F563] &amp; &quot;&quot;&quot;&quot;" table:style-name="ce1">
            <text:p>"tt4772188": ""Animation,Adventure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32846</text:p>
          </table:table-cell>
          <table:table-cell office:value-type="string" table:style-name="ce1">
            <text:p>4 Months, 3 Weeks and 2 Days</text:p>
          </table:table-cell>
          <table:table-cell office:value-type="float" office:value="2007" table:style-name="ce1">
            <text:p>2007</text:p>
          </table:table-cell>
          <table:table-cell office:value-type="float" office:value="7.9" table:style-name="ce1">
            <text:p>7.9</text:p>
          </table:table-cell>
          <table:table-cell office:value-type="float" office:value="64597" table:style-name="ce1">
            <text:p>64597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032846&quot;: &quot;&quot;Drama&quot;" table:formula="of:=&quot;&quot;&quot;&quot; &amp; [.A564] &amp; &quot;&quot;&quot;: &quot;&quot;&quot; &amp; &quot;&quot;&quot;&quot; &amp; [.F564] &amp; &quot;&quot;&quot;&quot;" table:style-name="ce1">
            <text:p>"tt103284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5648</text:p>
          </table:table-cell>
          <table:table-cell office:value-type="string" table:style-name="ce1">
            <text:p>Battleship Potemkin</text:p>
          </table:table-cell>
          <table:table-cell office:value-type="float" office:value="1925" table:style-name="ce1">
            <text:p>1925</text:p>
          </table:table-cell>
          <table:table-cell office:value-type="float" office:value="7.9" table:style-name="ce1">
            <text:p>7.9</text:p>
          </table:table-cell>
          <table:table-cell office:value-type="float" office:value="63236" table:style-name="ce1">
            <text:p>63236</text:p>
          </table:table-cell>
          <table:table-cell office:value-type="string" table:style-name="ce1">
            <text:p>Drama,History,Thriller</text:p>
          </table:table-cell>
          <table:table-cell table:style-name="ce1"/>
          <table:table-cell office:value-type="string" office:string-value="&quot;tt0015648&quot;: &quot;&quot;Drama,History,Thriller&quot;" table:formula="of:=&quot;&quot;&quot;&quot; &amp; [.A565] &amp; &quot;&quot;&quot;: &quot;&quot;&quot; &amp; &quot;&quot;&quot;&quot; &amp; [.F565] &amp; &quot;&quot;&quot;&quot;" table:style-name="ce1">
            <text:p>"tt0015648": ""Drama,Histo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848892</text:p>
          </table:table-cell>
          <table:table-cell office:value-type="string" table:style-name="ce1">
            <text:p>Baby</text:p>
          </table:table-cell>
          <table:table-cell office:value-type="float" office:value="2015" table:style-name="ce1">
            <text:p>2015</text:p>
          </table:table-cell>
          <table:table-cell office:value-type="float" office:value="7.9" table:style-name="ce1">
            <text:p>7.9</text:p>
          </table:table-cell>
          <table:table-cell office:value-type="float" office:value="61804" table:style-name="ce1">
            <text:p>61804</text:p>
          </table:table-cell>
          <table:table-cell office:value-type="string" table:style-name="ce1">
            <text:p>Action,Thriller</text:p>
          </table:table-cell>
          <table:table-cell table:style-name="ce1"/>
          <table:table-cell office:value-type="string" office:string-value="&quot;tt3848892&quot;: &quot;&quot;Action,Thriller&quot;" table:formula="of:=&quot;&quot;&quot;&quot; &amp; [.A566] &amp; &quot;&quot;&quot;: &quot;&quot;&quot; &amp; &quot;&quot;&quot;&quot; &amp; [.F566] &amp; &quot;&quot;&quot;&quot;" table:style-name="ce1">
            <text:p>"tt3848892": ""Action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93370</text:p>
          </table:table-cell>
          <table:table-cell office:value-type="string" table:style-name="ce1">
            <text:p>Jab We Met</text:p>
          </table:table-cell>
          <table:table-cell office:value-type="float" office:value="2007" table:style-name="ce1">
            <text:p>2007</text:p>
          </table:table-cell>
          <table:table-cell office:value-type="float" office:value="7.9" table:style-name="ce1">
            <text:p>7.9</text:p>
          </table:table-cell>
          <table:table-cell office:value-type="float" office:value="61770" table:style-name="ce1">
            <text:p>61770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093370&quot;: &quot;&quot;Comedy,Drama,Romance&quot;" table:formula="of:=&quot;&quot;&quot;&quot; &amp; [.A567] &amp; &quot;&quot;&quot;: &quot;&quot;&quot; &amp; &quot;&quot;&quot;&quot; &amp; [.F567] &amp; &quot;&quot;&quot;&quot;" table:style-name="ce1">
            <text:p>"tt109337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6359</text:p>
          </table:table-cell>
          <table:table-cell office:value-type="string" table:style-name="ce1">
            <text:p>Stalag 17</text:p>
          </table:table-cell>
          <table:table-cell office:value-type="float" office:value="1953" table:style-name="ce1">
            <text:p>1953</text:p>
          </table:table-cell>
          <table:table-cell office:value-type="float" office:value="7.9" table:style-name="ce1">
            <text:p>7.9</text:p>
          </table:table-cell>
          <table:table-cell office:value-type="float" office:value="60121" table:style-name="ce1">
            <text:p>60121</text:p>
          </table:table-cell>
          <table:table-cell office:value-type="string" table:style-name="ce1">
            <text:p>Comedy,Drama,War</text:p>
          </table:table-cell>
          <table:table-cell table:style-name="ce1"/>
          <table:table-cell office:value-type="string" office:string-value="&quot;tt0046359&quot;: &quot;&quot;Comedy,Drama,War&quot;" table:formula="of:=&quot;&quot;&quot;&quot; &amp; [.A568] &amp; &quot;&quot;&quot;: &quot;&quot;&quot; &amp; &quot;&quot;&quot;&quot; &amp; [.F568] &amp; &quot;&quot;&quot;&quot;" table:style-name="ce1">
            <text:p>"tt0046359": ""Comed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3866</text:p>
          </table:table-cell>
          <table:table-cell office:value-type="string" table:style-name="ce1">
            <text:p>3-Iron</text:p>
          </table:table-cell>
          <table:table-cell office:value-type="float" office:value="2004" table:style-name="ce1">
            <text:p>2004</text:p>
          </table:table-cell>
          <table:table-cell office:value-type="float" office:value="7.9" table:style-name="ce1">
            <text:p>7.9</text:p>
          </table:table-cell>
          <table:table-cell office:value-type="float" office:value="59829" table:style-name="ce1">
            <text:p>59829</text:p>
          </table:table-cell>
          <table:table-cell office:value-type="string" table:style-name="ce1">
            <text:p>Crime,Drama,Romance</text:p>
          </table:table-cell>
          <table:table-cell table:style-name="ce1"/>
          <table:table-cell office:value-type="string" office:string-value="&quot;tt0423866&quot;: &quot;&quot;Crime,Drama,Romance&quot;" table:formula="of:=&quot;&quot;&quot;&quot; &amp; [.A569] &amp; &quot;&quot;&quot;: &quot;&quot;&quot; &amp; &quot;&quot;&quot;&quot; &amp; [.F569] &amp; &quot;&quot;&quot;&quot;" table:style-name="ce1">
            <text:p>"tt0423866": ""Crime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387040</text:p>
          </table:table-cell>
          <table:table-cell office:value-type="string" table:style-name="ce1">
            <text:p>Airlift</text:p>
          </table:table-cell>
          <table:table-cell office:value-type="float" office:value="2016" table:style-name="ce1">
            <text:p>2016</text:p>
          </table:table-cell>
          <table:table-cell office:value-type="float" office:value="7.9" table:style-name="ce1">
            <text:p>7.9</text:p>
          </table:table-cell>
          <table:table-cell office:value-type="float" office:value="59734" table:style-name="ce1">
            <text:p>59734</text:p>
          </table:table-cell>
          <table:table-cell office:value-type="string" table:style-name="ce1">
            <text:p>Drama,History</text:p>
          </table:table-cell>
          <table:table-cell table:style-name="ce1"/>
          <table:table-cell office:value-type="string" office:string-value="&quot;tt4387040&quot;: &quot;&quot;Drama,History&quot;" table:formula="of:=&quot;&quot;&quot;&quot; &amp; [.A570] &amp; &quot;&quot;&quot;: &quot;&quot;&quot; &amp; &quot;&quot;&quot;&quot; &amp; [.F570] &amp; &quot;&quot;&quot;&quot;" table:style-name="ce1">
            <text:p>"tt4387040": ""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546</text:p>
          </table:table-cell>
          <table:table-cell office:value-type="string" table:style-name="ce1">
            <text:p>Harvey</text:p>
          </table:table-cell>
          <table:table-cell office:value-type="float" office:value="1950" table:style-name="ce1">
            <text:p>1950</text:p>
          </table:table-cell>
          <table:table-cell office:value-type="float" office:value="7.9" table:style-name="ce1">
            <text:p>7.9</text:p>
          </table:table-cell>
          <table:table-cell office:value-type="float" office:value="59543" table:style-name="ce1">
            <text:p>59543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0042546&quot;: &quot;&quot;Comedy,Drama,Fantasy&quot;" table:formula="of:=&quot;&quot;&quot;&quot; &amp; [.A571] &amp; &quot;&quot;&quot;: &quot;&quot;&quot; &amp; &quot;&quot;&quot;&quot; &amp; [.F571] &amp; &quot;&quot;&quot;&quot;" table:style-name="ce1">
            <text:p>"tt0042546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7586</text:p>
          </table:table-cell>
          <table:table-cell office:value-type="string" table:style-name="ce1">
            <text:p>Nine Queens</text:p>
          </table:table-cell>
          <table:table-cell office:value-type="float" office:value="2000" table:style-name="ce1">
            <text:p>2000</text:p>
          </table:table-cell>
          <table:table-cell office:value-type="float" office:value="7.9" table:style-name="ce1">
            <text:p>7.9</text:p>
          </table:table-cell>
          <table:table-cell office:value-type="float" office:value="59469" table:style-name="ce1">
            <text:p>59469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247586&quot;: &quot;&quot;Crime,Drama,Thriller&quot;" table:formula="of:=&quot;&quot;&quot;&quot; &amp; [.A572] &amp; &quot;&quot;&quot;: &quot;&quot;&quot; &amp; &quot;&quot;&quot;&quot; &amp; [.F572] &amp; &quot;&quot;&quot;&quot;" table:style-name="ce1">
            <text:p>"tt0247586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47048</text:p>
          </table:table-cell>
          <table:table-cell office:value-type="string" table:style-name="ce1">
            <text:p>Head-On</text:p>
          </table:table-cell>
          <table:table-cell office:value-type="float" office:value="2004" table:style-name="ce1">
            <text:p>2004</text:p>
          </table:table-cell>
          <table:table-cell office:value-type="float" office:value="7.9" table:style-name="ce1">
            <text:p>7.9</text:p>
          </table:table-cell>
          <table:table-cell office:value-type="float" office:value="59203" table:style-name="ce1">
            <text:p>59203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47048&quot;: &quot;&quot;Drama,Romance&quot;" table:formula="of:=&quot;&quot;&quot;&quot; &amp; [.A573] &amp; &quot;&quot;&quot;: &quot;&quot;&quot; &amp; &quot;&quot;&quot;&quot; &amp; [.F573] &amp; &quot;&quot;&quot;&quot;" table:style-name="ce1">
            <text:p>"tt034704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60860</text:p>
          </table:table-cell>
          <table:table-cell office:value-type="string" table:style-name="ce1">
            <text:p>About Elly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59011" table:style-name="ce1">
            <text:p>59011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1360860&quot;: &quot;&quot;Drama,Mystery&quot;" table:formula="of:=&quot;&quot;&quot;&quot; &amp; [.A574] &amp; &quot;&quot;&quot;: &quot;&quot;&quot; &amp; &quot;&quot;&quot;&quot; &amp; [.F574] &amp; &quot;&quot;&quot;&quot;" table:style-name="ce1">
            <text:p>"tt1360860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116302</text:p>
          </table:table-cell>
          <table:table-cell office:value-type="string" table:style-name="ce1">
            <text:p>Togo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58736" table:style-name="ce1">
            <text:p>58736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5116302&quot;: &quot;&quot;Adventure,Biography,Drama&quot;" table:formula="of:=&quot;&quot;&quot;&quot; &amp; [.A575] &amp; &quot;&quot;&quot;: &quot;&quot;&quot; &amp; &quot;&quot;&quot;&quot; &amp; [.F575] &amp; &quot;&quot;&quot;&quot;" table:style-name="ce1">
            <text:p>"tt5116302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9628</text:p>
          </table:table-cell>
          <table:table-cell office:value-type="string" table:style-name="ce1">
            <text:p>Miracle on 34th Street</text:p>
          </table:table-cell>
          <table:table-cell office:value-type="float" office:value="1947" table:style-name="ce1">
            <text:p>1947</text:p>
          </table:table-cell>
          <table:table-cell office:value-type="float" office:value="7.9" table:style-name="ce1">
            <text:p>7.9</text:p>
          </table:table-cell>
          <table:table-cell office:value-type="float" office:value="57969" table:style-name="ce1">
            <text:p>57969</text:p>
          </table:table-cell>
          <table:table-cell office:value-type="string" table:style-name="ce1">
            <text:p>Comedy,Drama,Family</text:p>
          </table:table-cell>
          <table:table-cell table:style-name="ce1"/>
          <table:table-cell office:value-type="string" office:string-value="&quot;tt0039628&quot;: &quot;&quot;Comedy,Drama,Family&quot;" table:formula="of:=&quot;&quot;&quot;&quot; &amp; [.A576] &amp; &quot;&quot;&quot;: &quot;&quot;&quot; &amp; &quot;&quot;&quot;&quot; &amp; [.F576] &amp; &quot;&quot;&quot;&quot;" table:style-name="ce1">
            <text:p>"tt0039628": ""Comed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9843</text:p>
          </table:table-cell>
          <table:table-cell office:value-type="string" table:style-name="ce1">
            <text:p>The Adventures of Robin Hood</text:p>
          </table:table-cell>
          <table:table-cell office:value-type="float" office:value="1938" table:style-name="ce1">
            <text:p>1938</text:p>
          </table:table-cell>
          <table:table-cell office:value-type="float" office:value="7.9" table:style-name="ce1">
            <text:p>7.9</text:p>
          </table:table-cell>
          <table:table-cell office:value-type="float" office:value="56081" table:style-name="ce1">
            <text:p>56081</text:p>
          </table:table-cell>
          <table:table-cell office:value-type="string" table:style-name="ce1">
            <text:p>Action,Adventure,Romance</text:p>
          </table:table-cell>
          <table:table-cell table:style-name="ce1"/>
          <table:table-cell office:value-type="string" office:string-value="&quot;tt0029843&quot;: &quot;&quot;Action,Adventure,Romance&quot;" table:formula="of:=&quot;&quot;&quot;&quot; &amp; [.A577] &amp; &quot;&quot;&quot;: &quot;&quot;&quot; &amp; &quot;&quot;&quot;&quot; &amp; [.F577] &amp; &quot;&quot;&quot;&quot;" table:style-name="ce1">
            <text:p>"tt0029843": ""Action,Adventure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1459</text:p>
          </table:table-cell>
          <table:table-cell office:value-type="string" table:style-name="ce1">
            <text:p>Cat on a Hot Tin Roof</text:p>
          </table:table-cell>
          <table:table-cell office:value-type="float" office:value="1958" table:style-name="ce1">
            <text:p>1958</text:p>
          </table:table-cell>
          <table:table-cell office:value-type="float" office:value="7.9" table:style-name="ce1">
            <text:p>7.9</text:p>
          </table:table-cell>
          <table:table-cell office:value-type="float" office:value="55199" table:style-name="ce1">
            <text:p>5519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1459&quot;: &quot;&quot;Drama&quot;" table:formula="of:=&quot;&quot;&quot;&quot; &amp; [.A578] &amp; &quot;&quot;&quot;: &quot;&quot;&quot; &amp; &quot;&quot;&quot;&quot; &amp; [.F578] &amp; &quot;&quot;&quot;&quot;" table:style-name="ce1">
            <text:p>"tt005145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2443</text:p>
          </table:table-cell>
          <table:table-cell office:value-type="string" table:style-name="ce1">
            <text:p>Mirror</text:p>
          </table:table-cell>
          <table:table-cell office:value-type="float" office:value="1975" table:style-name="ce1">
            <text:p>1975</text:p>
          </table:table-cell>
          <table:table-cell office:value-type="float" office:value="7.9" table:style-name="ce1">
            <text:p>7.9</text:p>
          </table:table-cell>
          <table:table-cell office:value-type="float" office:value="54855" table:style-name="ce1">
            <text:p>54855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072443&quot;: &quot;&quot;Biography,Drama&quot;" table:formula="of:=&quot;&quot;&quot;&quot; &amp; [.A579] &amp; &quot;&quot;&quot;: &quot;&quot;&quot; &amp; &quot;&quot;&quot;&quot; &amp; [.F579] &amp; &quot;&quot;&quot;&quot;" table:style-name="ce1">
            <text:p>"tt0072443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7008</text:p>
          </table:table-cell>
          <table:table-cell office:value-type="string" table:style-name="ce1">
            <text:p>Laura</text:p>
          </table:table-cell>
          <table:table-cell office:value-type="float" office:value="1944" table:style-name="ce1">
            <text:p>1944</text:p>
          </table:table-cell>
          <table:table-cell office:value-type="float" office:value="7.9" table:style-name="ce1">
            <text:p>7.9</text:p>
          </table:table-cell>
          <table:table-cell office:value-type="float" office:value="53636" table:style-name="ce1">
            <text:p>53636</text:p>
          </table:table-cell>
          <table:table-cell office:value-type="string" table:style-name="ce1">
            <text:p>Drama,Film-Noir,Mystery</text:p>
          </table:table-cell>
          <table:table-cell table:style-name="ce1"/>
          <table:table-cell office:value-type="string" office:string-value="&quot;tt0037008&quot;: &quot;&quot;Drama,Film-Noir,Mystery&quot;" table:formula="of:=&quot;&quot;&quot;&quot; &amp; [.A580] &amp; &quot;&quot;&quot;: &quot;&quot;&quot; &amp; &quot;&quot;&quot;&quot; &amp; [.F580] &amp; &quot;&quot;&quot;&quot;" table:style-name="ce1">
            <text:p>"tt0037008": ""Drama,Film-Noi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93715</text:p>
          </table:table-cell>
          <table:table-cell office:value-type="string" table:style-name="ce1">
            <text:p>My Sassy Girl</text:p>
          </table:table-cell>
          <table:table-cell office:value-type="float" office:value="2001" table:style-name="ce1">
            <text:p>2001</text:p>
          </table:table-cell>
          <table:table-cell office:value-type="float" office:value="7.9" table:style-name="ce1">
            <text:p>7.9</text:p>
          </table:table-cell>
          <table:table-cell office:value-type="float" office:value="51672" table:style-name="ce1">
            <text:p>51672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293715&quot;: &quot;&quot;Comedy,Drama,Romance&quot;" table:formula="of:=&quot;&quot;&quot;&quot; &amp; [.A581] &amp; &quot;&quot;&quot;: &quot;&quot;&quot; &amp; &quot;&quot;&quot;&quot; &amp; [.F581] &amp; &quot;&quot;&quot;&quot;" table:style-name="ce1">
            <text:p>"tt029371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9281</text:p>
          </table:table-cell>
          <table:table-cell office:value-type="string" table:style-name="ce1">
            <text:p>Sleuth</text:p>
          </table:table-cell>
          <table:table-cell office:value-type="float" office:value="1972" table:style-name="ce1">
            <text:p>1972</text:p>
          </table:table-cell>
          <table:table-cell office:value-type="float" office:value="7.9" table:style-name="ce1">
            <text:p>7.9</text:p>
          </table:table-cell>
          <table:table-cell office:value-type="float" office:value="51377" table:style-name="ce1">
            <text:p>51377</text:p>
          </table:table-cell>
          <table:table-cell office:value-type="string" table:style-name="ce1">
            <text:p>Mystery,Thriller</text:p>
          </table:table-cell>
          <table:table-cell table:style-name="ce1"/>
          <table:table-cell office:value-type="string" office:string-value="&quot;tt0069281&quot;: &quot;&quot;Mystery,Thriller&quot;" table:formula="of:=&quot;&quot;&quot;&quot; &amp; [.A582] &amp; &quot;&quot;&quot;: &quot;&quot;&quot; &amp; &quot;&quot;&quot;&quot; &amp; [.F582] &amp; &quot;&quot;&quot;&quot;" table:style-name="ce1">
            <text:p>"tt0069281": ""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83509</text:p>
          </table:table-cell>
          <table:table-cell office:value-type="string" table:style-name="ce1">
            <text:p>No Man's Land</text:p>
          </table:table-cell>
          <table:table-cell office:value-type="float" office:value="2001" table:style-name="ce1">
            <text:p>2001</text:p>
          </table:table-cell>
          <table:table-cell office:value-type="float" office:value="7.9" table:style-name="ce1">
            <text:p>7.9</text:p>
          </table:table-cell>
          <table:table-cell office:value-type="float" office:value="49672" table:style-name="ce1">
            <text:p>49672</text:p>
          </table:table-cell>
          <table:table-cell office:value-type="string" table:style-name="ce1">
            <text:p>Comedy,Drama,War</text:p>
          </table:table-cell>
          <table:table-cell table:style-name="ce1"/>
          <table:table-cell office:value-type="string" office:string-value="&quot;tt0283509&quot;: &quot;&quot;Comedy,Drama,War&quot;" table:formula="of:=&quot;&quot;&quot;&quot; &amp; [.A583] &amp; &quot;&quot;&quot;: &quot;&quot;&quot; &amp; &quot;&quot;&quot;&quot; &amp; [.F583] &amp; &quot;&quot;&quot;&quot;" table:style-name="ce1">
            <text:p>"tt0283509": ""Comedy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6968</text:p>
          </table:table-cell>
          <table:table-cell office:value-type="string" table:style-name="ce1">
            <text:p>The Return</text:p>
          </table:table-cell>
          <table:table-cell office:value-type="float" office:value="2003" table:style-name="ce1">
            <text:p>2003</text:p>
          </table:table-cell>
          <table:table-cell office:value-type="float" office:value="7.9" table:style-name="ce1">
            <text:p>7.9</text:p>
          </table:table-cell>
          <table:table-cell office:value-type="float" office:value="48533" table:style-name="ce1">
            <text:p>4853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376968&quot;: &quot;&quot;Drama&quot;" table:formula="of:=&quot;&quot;&quot;&quot; &amp; [.A584] &amp; &quot;&quot;&quot;: &quot;&quot;&quot; &amp; &quot;&quot;&quot;&quot; &amp; [.F584] &amp; &quot;&quot;&quot;&quot;" table:style-name="ce1">
            <text:p>"tt037696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95469</text:p>
          </table:table-cell>
          <table:table-cell office:value-type="string" table:style-name="ce1">
            <text:p>Gully Boy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45069" table:style-name="ce1">
            <text:p>45069</text:p>
          </table:table-cell>
          <table:table-cell office:value-type="string" table:style-name="ce1">
            <text:p>Drama,Music,Romance</text:p>
          </table:table-cell>
          <table:table-cell table:style-name="ce1"/>
          <table:table-cell office:value-type="string" office:string-value="&quot;tt2395469&quot;: &quot;&quot;Drama,Music,Romance&quot;" table:formula="of:=&quot;&quot;&quot;&quot; &amp; [.A585] &amp; &quot;&quot;&quot;: &quot;&quot;&quot; &amp; &quot;&quot;&quot;&quot; &amp; [.F585] &amp; &quot;&quot;&quot;&quot;" table:style-name="ce1">
            <text:p>"tt2395469": ""Drama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7884</text:p>
          </table:table-cell>
          <table:table-cell office:value-type="string" table:style-name="ce1">
            <text:p>The Lost Weekend</text:p>
          </table:table-cell>
          <table:table-cell office:value-type="float" office:value="1945" table:style-name="ce1">
            <text:p>1945</text:p>
          </table:table-cell>
          <table:table-cell office:value-type="float" office:value="7.9" table:style-name="ce1">
            <text:p>7.9</text:p>
          </table:table-cell>
          <table:table-cell office:value-type="float" office:value="41699" table:style-name="ce1">
            <text:p>41699</text:p>
          </table:table-cell>
          <table:table-cell office:value-type="string" table:style-name="ce1">
            <text:p>Drama,Film-Noir</text:p>
          </table:table-cell>
          <table:table-cell table:style-name="ce1"/>
          <table:table-cell office:value-type="string" office:string-value="&quot;tt0037884&quot;: &quot;&quot;Drama,Film-Noir&quot;" table:formula="of:=&quot;&quot;&quot;&quot; &amp; [.A586] &amp; &quot;&quot;&quot;: &quot;&quot;&quot; &amp; &quot;&quot;&quot;&quot; &amp; [.F586] &amp; &quot;&quot;&quot;&quot;" table:style-name="ce1">
            <text:p>"tt0037884": ""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0979</text:p>
          </table:table-cell>
          <table:table-cell office:value-type="string" table:style-name="ce1">
            <text:p>Kagemusha: The Shadow Warrior</text:p>
          </table:table-cell>
          <table:table-cell office:value-type="float" office:value="1980" table:style-name="ce1">
            <text:p>1980</text:p>
          </table:table-cell>
          <table:table-cell office:value-type="float" office:value="7.9" table:style-name="ce1">
            <text:p>7.9</text:p>
          </table:table-cell>
          <table:table-cell office:value-type="float" office:value="39532" table:style-name="ce1">
            <text:p>39532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0080979&quot;: &quot;&quot;Drama,History,War&quot;" table:formula="of:=&quot;&quot;&quot;&quot; &amp; [.A587] &amp; &quot;&quot;&quot;: &quot;&quot;&quot; &amp; &quot;&quot;&quot;&quot; &amp; [.F587] &amp; &quot;&quot;&quot;&quot;" table:style-name="ce1">
            <text:p>"tt0080979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725596</text:p>
          </table:table-cell>
          <table:table-cell office:value-type="string" table:style-name="ce1">
            <text:p>Badhaai Ho</text:p>
          </table:table-cell>
          <table:table-cell office:value-type="float" office:value="2018" table:style-name="ce1">
            <text:p>2018</text:p>
          </table:table-cell>
          <table:table-cell office:value-type="float" office:value="7.9" table:style-name="ce1">
            <text:p>7.9</text:p>
          </table:table-cell>
          <table:table-cell office:value-type="float" office:value="39172" table:style-name="ce1">
            <text:p>39172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7725596&quot;: &quot;&quot;Comedy,Drama&quot;" table:formula="of:=&quot;&quot;&quot;&quot; &amp; [.A588] &amp; &quot;&quot;&quot;: &quot;&quot;&quot; &amp; &quot;&quot;&quot;&quot; &amp; [.F588] &amp; &quot;&quot;&quot;&quot;" table:style-name="ce1">
            <text:p>"tt772559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485048</text:p>
          </table:table-cell>
          <table:table-cell office:value-type="string" table:style-name="ce1">
            <text:p>Super 30</text:p>
          </table:table-cell>
          <table:table-cell office:value-type="float" office:value="2019" table:style-name="ce1">
            <text:p>2019</text:p>
          </table:table-cell>
          <table:table-cell office:value-type="float" office:value="7.9" table:style-name="ce1">
            <text:p>7.9</text:p>
          </table:table-cell>
          <table:table-cell office:value-type="float" office:value="39131" table:style-name="ce1">
            <text:p>39131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7485048&quot;: &quot;&quot;Biography,Drama&quot;" table:formula="of:=&quot;&quot;&quot;&quot; &amp; [.A589] &amp; &quot;&quot;&quot;: &quot;&quot;&quot; &amp; &quot;&quot;&quot;&quot; &amp; [.F589] &amp; &quot;&quot;&quot;&quot;" table:style-name="ce1">
            <text:p>"tt7485048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9467</text:p>
          </table:table-cell>
          <table:table-cell office:value-type="string" table:style-name="ce1">
            <text:p>Cries &amp; Whispers</text:p>
          </table:table-cell>
          <table:table-cell office:value-type="float" office:value="1972" table:style-name="ce1">
            <text:p>1972</text:p>
          </table:table-cell>
          <table:table-cell office:value-type="float" office:value="7.9" table:style-name="ce1">
            <text:p>7.9</text:p>
          </table:table-cell>
          <table:table-cell office:value-type="float" office:value="38406" table:style-name="ce1">
            <text:p>3840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69467&quot;: &quot;&quot;Drama&quot;" table:formula="of:=&quot;&quot;&quot;&quot; &amp; [.A590] &amp; &quot;&quot;&quot;: &quot;&quot;&quot; &amp; &quot;&quot;&quot;&quot; &amp; [.F590] &amp; &quot;&quot;&quot;&quot;" table:style-name="ce1">
            <text:p>"tt0069467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0729</text:p>
          </table:table-cell>
          <table:table-cell office:value-type="string" table:style-name="ce1">
            <text:p>Once Were Warriors</text:p>
          </table:table-cell>
          <table:table-cell office:value-type="float" office:value="1994" table:style-name="ce1">
            <text:p>1994</text:p>
          </table:table-cell>
          <table:table-cell office:value-type="float" office:value="7.9" table:style-name="ce1">
            <text:p>7.9</text:p>
          </table:table-cell>
          <table:table-cell office:value-type="float" office:value="38075" table:style-name="ce1">
            <text:p>38075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10729&quot;: &quot;&quot;Crime,Drama&quot;" table:formula="of:=&quot;&quot;&quot;&quot; &amp; [.A591] &amp; &quot;&quot;&quot;: &quot;&quot;&quot; &amp; &quot;&quot;&quot;&quot; &amp; [.F591] &amp; &quot;&quot;&quot;&quot;" table:style-name="ce1">
            <text:p>"tt0110729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593</text:p>
          </table:table-cell>
          <table:table-cell office:value-type="string" table:style-name="ce1">
            <text:p>In a Lonely Place</text:p>
          </table:table-cell>
          <table:table-cell office:value-type="float" office:value="1950" table:style-name="ce1">
            <text:p>1950</text:p>
          </table:table-cell>
          <table:table-cell office:value-type="float" office:value="7.9" table:style-name="ce1">
            <text:p>7.9</text:p>
          </table:table-cell>
          <table:table-cell office:value-type="float" office:value="37265" table:style-name="ce1">
            <text:p>37265</text:p>
          </table:table-cell>
          <table:table-cell office:value-type="string" table:style-name="ce1">
            <text:p>Drama,Film-Noir,Mystery</text:p>
          </table:table-cell>
          <table:table-cell table:style-name="ce1"/>
          <table:table-cell office:value-type="string" office:string-value="&quot;tt0042593&quot;: &quot;&quot;Drama,Film-Noir,Mystery&quot;" table:formula="of:=&quot;&quot;&quot;&quot; &amp; [.A592] &amp; &quot;&quot;&quot;: &quot;&quot;&quot; &amp; &quot;&quot;&quot;&quot; &amp; [.F592] &amp; &quot;&quot;&quot;&quot;" table:style-name="ce1">
            <text:p>"tt0042593": ""Drama,Film-Noi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5571</text:p>
          </table:table-cell>
          <table:table-cell office:value-type="string" table:style-name="ce1">
            <text:p>The Conformist</text:p>
          </table:table-cell>
          <table:table-cell office:value-type="float" office:value="1970" table:style-name="ce1">
            <text:p>1970</text:p>
          </table:table-cell>
          <table:table-cell office:value-type="float" office:value="7.9" table:style-name="ce1">
            <text:p>7.9</text:p>
          </table:table-cell>
          <table:table-cell office:value-type="float" office:value="36752" table:style-name="ce1">
            <text:p>3675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65571&quot;: &quot;&quot;Drama&quot;" table:formula="of:=&quot;&quot;&quot;&quot; &amp; [.A593] &amp; &quot;&quot;&quot;: &quot;&quot;&quot; &amp; &quot;&quot;&quot;&quot; &amp; [.F593] &amp; &quot;&quot;&quot;&quot;" table:style-name="ce1">
            <text:p>"tt006557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469</text:p>
          </table:table-cell>
          <table:table-cell office:value-type="string" table:style-name="ce1">
            <text:p>Blood In, Blood Out</text:p>
          </table:table-cell>
          <table:table-cell office:value-type="float" office:value="1993" table:style-name="ce1">
            <text:p>1993</text:p>
          </table:table-cell>
          <table:table-cell office:value-type="float" office:value="7.9" table:style-name="ce1">
            <text:p>7.9</text:p>
          </table:table-cell>
          <table:table-cell office:value-type="float" office:value="35972" table:style-name="ce1">
            <text:p>35972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106469&quot;: &quot;&quot;Biography,Crime,Drama&quot;" table:formula="of:=&quot;&quot;&quot;&quot; &amp; [.A594] &amp; &quot;&quot;&quot;: &quot;&quot;&quot; &amp; &quot;&quot;&quot;&quot; &amp; [.F594] &amp; &quot;&quot;&quot;&quot;" table:style-name="ce1">
            <text:p>"tt0106469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878038</text:p>
          </table:table-cell>
          <table:table-cell office:value-type="string" table:style-name="ce1">
            <text:p>A Taxi Driver</text:p>
          </table:table-cell>
          <table:table-cell office:value-type="float" office:value="2017" table:style-name="ce1">
            <text:p>2017</text:p>
          </table:table-cell>
          <table:table-cell office:value-type="float" office:value="7.9" table:style-name="ce1">
            <text:p>7.9</text:p>
          </table:table-cell>
          <table:table-cell office:value-type="float" office:value="34922" table:style-name="ce1">
            <text:p>34922</text:p>
          </table:table-cell>
          <table:table-cell office:value-type="string" table:style-name="ce1">
            <text:p>Action,Drama,History</text:p>
          </table:table-cell>
          <table:table-cell table:style-name="ce1"/>
          <table:table-cell office:value-type="string" office:string-value="&quot;tt6878038&quot;: &quot;&quot;Action,Drama,History&quot;" table:formula="of:=&quot;&quot;&quot;&quot; &amp; [.A595] &amp; &quot;&quot;&quot;: &quot;&quot;&quot; &amp; &quot;&quot;&quot;&quot; &amp; [.F595] &amp; &quot;&quot;&quot;&quot;" table:style-name="ce1">
            <text:p>"tt6878038": ""Action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5878</text:p>
          </table:table-cell>
          <table:table-cell office:value-type="string" table:style-name="ce1">
            <text:p>The Thin Man</text:p>
          </table:table-cell>
          <table:table-cell office:value-type="float" office:value="1934" table:style-name="ce1">
            <text:p>1934</text:p>
          </table:table-cell>
          <table:table-cell office:value-type="float" office:value="7.9" table:style-name="ce1">
            <text:p>7.9</text:p>
          </table:table-cell>
          <table:table-cell office:value-type="float" office:value="33751" table:style-name="ce1">
            <text:p>33751</text:p>
          </table:table-cell>
          <table:table-cell office:value-type="string" table:style-name="ce1">
            <text:p>Comedy,Crime,Mystery</text:p>
          </table:table-cell>
          <table:table-cell table:style-name="ce1"/>
          <table:table-cell office:value-type="string" office:string-value="&quot;tt0025878&quot;: &quot;&quot;Comedy,Crime,Mystery&quot;" table:formula="of:=&quot;&quot;&quot;&quot; &amp; [.A596] &amp; &quot;&quot;&quot;: &quot;&quot;&quot; &amp; &quot;&quot;&quot;&quot; &amp; [.F596] &amp; &quot;&quot;&quot;&quot;" table:style-name="ce1">
            <text:p>"tt0025878": ""Comedy,Crime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670</text:p>
          </table:table-cell>
          <table:table-cell office:value-type="string" table:style-name="ce1">
            <text:p>The Sacrifice</text:p>
          </table:table-cell>
          <table:table-cell office:value-type="float" office:value="1986" table:style-name="ce1">
            <text:p>1986</text:p>
          </table:table-cell>
          <table:table-cell office:value-type="float" office:value="7.9" table:style-name="ce1">
            <text:p>7.9</text:p>
          </table:table-cell>
          <table:table-cell office:value-type="float" office:value="33120" table:style-name="ce1">
            <text:p>3312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91670&quot;: &quot;&quot;Drama&quot;" table:formula="of:=&quot;&quot;&quot;&quot; &amp; [.A597] &amp; &quot;&quot;&quot;: &quot;&quot;&quot; &amp; &quot;&quot;&quot;&quot; &amp; [.F597] &amp; &quot;&quot;&quot;&quot;" table:style-name="ce1">
            <text:p>"tt009167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27035</text:p>
          </table:table-cell>
          <table:table-cell office:value-type="string" table:style-name="ce1">
            <text:p>Dev.D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33065" table:style-name="ce1">
            <text:p>33065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327035&quot;: &quot;&quot;Comedy,Drama,Romance&quot;" table:formula="of:=&quot;&quot;&quot;&quot; &amp; [.A598] &amp; &quot;&quot;&quot;: &quot;&quot;&quot; &amp; &quot;&quot;&quot;&quot; &amp; [.F598] &amp; &quot;&quot;&quot;&quot;" table:style-name="ce1">
            <text:p>"tt132703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1885</text:p>
          </table:table-cell>
          <table:table-cell office:value-type="string" table:style-name="ce1">
            <text:p>The Rules of the Game</text:p>
          </table:table-cell>
          <table:table-cell office:value-type="float" office:value="1939" table:style-name="ce1">
            <text:p>1939</text:p>
          </table:table-cell>
          <table:table-cell office:value-type="float" office:value="7.9" table:style-name="ce1">
            <text:p>7.9</text:p>
          </table:table-cell>
          <table:table-cell office:value-type="float" office:value="32391" table:style-name="ce1">
            <text:p>3239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31885&quot;: &quot;&quot;Comedy,Drama&quot;" table:formula="of:=&quot;&quot;&quot;&quot; &amp; [.A599] &amp; &quot;&quot;&quot;: &quot;&quot;&quot; &amp; &quot;&quot;&quot;&quot; &amp; [.F599] &amp; &quot;&quot;&quot;&quot;" table:style-name="ce1">
            <text:p>"tt0031885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7091</text:p>
          </table:table-cell>
          <table:table-cell office:value-type="string" table:style-name="ce1">
            <text:p>The Leopard</text:p>
          </table:table-cell>
          <table:table-cell office:value-type="float" office:value="1963" table:style-name="ce1">
            <text:p>1963</text:p>
          </table:table-cell>
          <table:table-cell office:value-type="float" office:value="7.9" table:style-name="ce1">
            <text:p>7.9</text:p>
          </table:table-cell>
          <table:table-cell office:value-type="float" office:value="32162" table:style-name="ce1">
            <text:p>32162</text:p>
          </table:table-cell>
          <table:table-cell office:value-type="string" table:style-name="ce1">
            <text:p>Drama,History</text:p>
          </table:table-cell>
          <table:table-cell table:style-name="ce1"/>
          <table:table-cell office:value-type="string" office:string-value="&quot;tt0057091&quot;: &quot;&quot;Drama,History&quot;" table:formula="of:=&quot;&quot;&quot;&quot; &amp; [.A600] &amp; &quot;&quot;&quot;: &quot;&quot;&quot; &amp; &quot;&quot;&quot;&quot; &amp; [.F600] &amp; &quot;&quot;&quot;&quot;" table:style-name="ce1">
            <text:p>"tt0057091": ""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022</text:p>
          </table:table-cell>
          <table:table-cell office:value-type="string" table:style-name="ce1">
            <text:p>Nostalghia</text:p>
          </table:table-cell>
          <table:table-cell office:value-type="float" office:value="1983" table:style-name="ce1">
            <text:p>1983</text:p>
          </table:table-cell>
          <table:table-cell office:value-type="float" office:value="7.9" table:style-name="ce1">
            <text:p>7.9</text:p>
          </table:table-cell>
          <table:table-cell office:value-type="float" office:value="31571" table:style-name="ce1">
            <text:p>3157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6022&quot;: &quot;&quot;Drama&quot;" table:formula="of:=&quot;&quot;&quot;&quot; &amp; [.A601] &amp; &quot;&quot;&quot;: &quot;&quot;&quot; &amp; &quot;&quot;&quot;&quot; &amp; [.F601] &amp; &quot;&quot;&quot;&quot;" table:style-name="ce1">
            <text:p>"tt008602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5555</text:p>
          </table:table-cell>
          <table:table-cell office:value-type="string" table:style-name="ce1">
            <text:p>The Big Heat</text:p>
          </table:table-cell>
          <table:table-cell office:value-type="float" office:value="1953" table:style-name="ce1">
            <text:p>1953</text:p>
          </table:table-cell>
          <table:table-cell office:value-type="float" office:value="7.9" table:style-name="ce1">
            <text:p>7.9</text:p>
          </table:table-cell>
          <table:table-cell office:value-type="float" office:value="30964" table:style-name="ce1">
            <text:p>30964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45555&quot;: &quot;&quot;Crime,Drama,Film-Noir&quot;" table:formula="of:=&quot;&quot;&quot;&quot; &amp; [.A602] &amp; &quot;&quot;&quot;: &quot;&quot;&quot; &amp; &quot;&quot;&quot;&quot; &amp; [.F602] &amp; &quot;&quot;&quot;&quot;" table:style-name="ce1">
            <text:p>"tt0045555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809</text:p>
          </table:table-cell>
          <table:table-cell office:value-type="string" table:style-name="ce1">
            <text:p>In Cold Blood</text:p>
          </table:table-cell>
          <table:table-cell office:value-type="float" office:value="1967" table:style-name="ce1">
            <text:p>1967</text:p>
          </table:table-cell>
          <table:table-cell office:value-type="float" office:value="7.9" table:style-name="ce1">
            <text:p>7.9</text:p>
          </table:table-cell>
          <table:table-cell office:value-type="float" office:value="30615" table:style-name="ce1">
            <text:p>30615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61809&quot;: &quot;&quot;Biography,Crime,Drama&quot;" table:formula="of:=&quot;&quot;&quot;&quot; &amp; [.A603] &amp; &quot;&quot;&quot;: &quot;&quot;&quot; &amp; &quot;&quot;&quot;&quot; &amp; [.F603] &amp; &quot;&quot;&quot;&quot;" table:style-name="ce1">
            <text:p>"tt0061809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218518</text:p>
          </table:table-cell>
          <table:table-cell office:value-type="string" table:style-name="ce1">
            <text:p>Pad Man</text:p>
          </table:table-cell>
          <table:table-cell office:value-type="float" office:value="2018" table:style-name="ce1">
            <text:p>2018</text:p>
          </table:table-cell>
          <table:table-cell office:value-type="float" office:value="7.9" table:style-name="ce1">
            <text:p>7.9</text:p>
          </table:table-cell>
          <table:table-cell office:value-type="float" office:value="30395" table:style-name="ce1">
            <text:p>30395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7218518&quot;: &quot;&quot;Comedy,Drama&quot;" table:formula="of:=&quot;&quot;&quot;&quot; &amp; [.A604] &amp; &quot;&quot;&quot;: &quot;&quot;&quot; &amp; &quot;&quot;&quot;&quot; &amp; [.F604] &amp; &quot;&quot;&quot;&quot;" table:style-name="ce1">
            <text:p>"tt7218518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5531</text:p>
          </table:table-cell>
          <table:table-cell office:value-type="string" table:style-name="ce1">
            <text:p>Le cercle rouge</text:p>
          </table:table-cell>
          <table:table-cell office:value-type="float" office:value="1970" table:style-name="ce1">
            <text:p>1970</text:p>
          </table:table-cell>
          <table:table-cell office:value-type="float" office:value="7.9" table:style-name="ce1">
            <text:p>7.9</text:p>
          </table:table-cell>
          <table:table-cell office:value-type="float" office:value="30155" table:style-name="ce1">
            <text:p>30155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65531&quot;: &quot;&quot;Crime,Drama,Thriller&quot;" table:formula="of:=&quot;&quot;&quot;&quot; &amp; [.A605] &amp; &quot;&quot;&quot;: &quot;&quot;&quot; &amp; &quot;&quot;&quot;&quot; &amp; [.F605] &amp; &quot;&quot;&quot;&quot;" table:style-name="ce1">
            <text:p>"tt0065531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1378</text:p>
          </table:table-cell>
          <table:table-cell office:value-type="string" table:style-name="ce1">
            <text:p>Elevator to the Gallows</text:p>
          </table:table-cell>
          <table:table-cell office:value-type="float" office:value="1958" table:style-name="ce1">
            <text:p>1958</text:p>
          </table:table-cell>
          <table:table-cell office:value-type="float" office:value="7.9" table:style-name="ce1">
            <text:p>7.9</text:p>
          </table:table-cell>
          <table:table-cell office:value-type="float" office:value="30108" table:style-name="ce1">
            <text:p>30108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51378&quot;: &quot;&quot;Crime,Drama,Thriller&quot;" table:formula="of:=&quot;&quot;&quot;&quot; &amp; [.A606] &amp; &quot;&quot;&quot;: &quot;&quot;&quot; &amp; &quot;&quot;&quot;&quot; &amp; [.F606] &amp; &quot;&quot;&quot;&quot;" table:style-name="ce1">
            <text:p>"tt0051378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7913</text:p>
          </table:table-cell>
          <table:table-cell office:value-type="string" table:style-name="ce1">
            <text:p>Mildred Pierce</text:p>
          </table:table-cell>
          <table:table-cell office:value-type="float" office:value="1945" table:style-name="ce1">
            <text:p>1945</text:p>
          </table:table-cell>
          <table:table-cell office:value-type="float" office:value="7.9" table:style-name="ce1">
            <text:p>7.9</text:p>
          </table:table-cell>
          <table:table-cell office:value-type="float" office:value="29984" table:style-name="ce1">
            <text:p>29984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37913&quot;: &quot;&quot;Crime,Drama,Film-Noir&quot;" table:formula="of:=&quot;&quot;&quot;&quot; &amp; [.A607] &amp; &quot;&quot;&quot;: &quot;&quot;&quot; &amp; &quot;&quot;&quot;&quot; &amp; [.F607] &amp; &quot;&quot;&quot;&quot;" table:style-name="ce1">
            <text:p>"tt0037913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4240</text:p>
          </table:table-cell>
          <table:table-cell office:value-type="string" table:style-name="ce1">
            <text:p>Sullivan's Travels</text:p>
          </table:table-cell>
          <table:table-cell office:value-type="float" office:value="1941" table:style-name="ce1">
            <text:p>1941</text:p>
          </table:table-cell>
          <table:table-cell office:value-type="float" office:value="7.9" table:style-name="ce1">
            <text:p>7.9</text:p>
          </table:table-cell>
          <table:table-cell office:value-type="float" office:value="29683" table:style-name="ce1">
            <text:p>29683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0034240&quot;: &quot;&quot;Adventure,Comedy,Drama&quot;" table:formula="of:=&quot;&quot;&quot;&quot; &amp; [.A608] &amp; &quot;&quot;&quot;: &quot;&quot;&quot; &amp; &quot;&quot;&quot;&quot; &amp; [.F608] &amp; &quot;&quot;&quot;&quot;" table:style-name="ce1">
            <text:p>"tt0034240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348</text:p>
          </table:table-cell>
          <table:table-cell office:value-type="string" table:style-name="ce1">
            <text:p>Beauty and the Beast</text:p>
          </table:table-cell>
          <table:table-cell office:value-type="float" office:value="1946" table:style-name="ce1">
            <text:p>1946</text:p>
          </table:table-cell>
          <table:table-cell office:value-type="float" office:value="7.9" table:style-name="ce1">
            <text:p>7.9</text:p>
          </table:table-cell>
          <table:table-cell office:value-type="float" office:value="28984" table:style-name="ce1">
            <text:p>28984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038348&quot;: &quot;&quot;Drama,Fantasy,Romance&quot;" table:formula="of:=&quot;&quot;&quot;&quot; &amp; [.A609] &amp; &quot;&quot;&quot;: &quot;&quot;&quot; &amp; &quot;&quot;&quot;&quot; &amp; [.F609] &amp; &quot;&quot;&quot;&quot;" table:style-name="ce1">
            <text:p>"tt0038348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02014</text:p>
          </table:table-cell>
          <table:table-cell office:value-type="string" table:style-name="ce1">
            <text:p>The Way He Looks</text:p>
          </table:table-cell>
          <table:table-cell office:value-type="float" office:value="2014" table:style-name="ce1">
            <text:p>2014</text:p>
          </table:table-cell>
          <table:table-cell office:value-type="float" office:value="7.9" table:style-name="ce1">
            <text:p>7.9</text:p>
          </table:table-cell>
          <table:table-cell office:value-type="float" office:value="28636" table:style-name="ce1">
            <text:p>28636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1702014&quot;: &quot;&quot;Drama,Romance&quot;" table:formula="of:=&quot;&quot;&quot;&quot; &amp; [.A610] &amp; &quot;&quot;&quot;: &quot;&quot;&quot; &amp; &quot;&quot;&quot;&quot; &amp; [.F610] &amp; &quot;&quot;&quot;&quot;" table:style-name="ce1">
            <text:p>"tt1702014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499</text:p>
          </table:table-cell>
          <table:table-cell office:value-type="string" table:style-name="ce1">
            <text:p>Through a Glass Darkly</text:p>
          </table:table-cell>
          <table:table-cell office:value-type="float" office:value="1961" table:style-name="ce1">
            <text:p>1961</text:p>
          </table:table-cell>
          <table:table-cell office:value-type="float" office:value="7.9" table:style-name="ce1">
            <text:p>7.9</text:p>
          </table:table-cell>
          <table:table-cell office:value-type="float" office:value="28338" table:style-name="ce1">
            <text:p>2833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5499&quot;: &quot;&quot;Drama&quot;" table:formula="of:=&quot;&quot;&quot;&quot; &amp; [.A611] &amp; &quot;&quot;&quot;: &quot;&quot;&quot; &amp; &quot;&quot;&quot;&quot; &amp; [.F611] &amp; &quot;&quot;&quot;&quot;" table:style-name="ce1">
            <text:p>"tt005549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8010</text:p>
          </table:table-cell>
          <table:table-cell office:value-type="string" table:style-name="ce1">
            <text:p>My Man Godfrey</text:p>
          </table:table-cell>
          <table:table-cell office:value-type="float" office:value="1936" table:style-name="ce1">
            <text:p>1936</text:p>
          </table:table-cell>
          <table:table-cell office:value-type="float" office:value="7.9" table:style-name="ce1">
            <text:p>7.9</text:p>
          </table:table-cell>
          <table:table-cell office:value-type="float" office:value="27489" table:style-name="ce1">
            <text:p>27489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28010&quot;: &quot;&quot;Comedy,Drama,Romance&quot;" table:formula="of:=&quot;&quot;&quot;&quot; &amp; [.A612] &amp; &quot;&quot;&quot;: &quot;&quot;&quot; &amp; &quot;&quot;&quot;&quot; &amp; [.F612] &amp; &quot;&quot;&quot;&quot;" table:style-name="ce1">
            <text:p>"tt002801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60906</text:p>
          </table:table-cell>
          <table:table-cell office:value-type="string" table:style-name="ce1">
            <text:p>Evangelion: 2.0 You Can (Not) Advance</text:p>
          </table:table-cell>
          <table:table-cell office:value-type="float" office:value="2009" table:style-name="ce1">
            <text:p>2009</text:p>
          </table:table-cell>
          <table:table-cell office:value-type="float" office:value="7.9" table:style-name="ce1">
            <text:p>7.9</text:p>
          </table:table-cell>
          <table:table-cell office:value-type="float" office:value="26686" table:style-name="ce1">
            <text:p>26686</text:p>
          </table:table-cell>
          <table:table-cell office:value-type="string" table:style-name="ce1">
            <text:p>Animation,Action,Drama</text:p>
          </table:table-cell>
          <table:table-cell table:style-name="ce1"/>
          <table:table-cell office:value-type="string" office:string-value="&quot;tt0860906&quot;: &quot;&quot;Animation,Action,Drama&quot;" table:formula="of:=&quot;&quot;&quot;&quot; &amp; [.A613] &amp; &quot;&quot;&quot;: &quot;&quot;&quot; &amp; &quot;&quot;&quot;&quot; &amp; [.F613] &amp; &quot;&quot;&quot;&quot;" table:style-name="ce1">
            <text:p>"tt0860906": ""Animation,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488496</text:p>
          </table:table-cell>
          <table:table-cell office:value-type="string" table:style-name="ce1">
            <text:p>Star Wars: Episode VII - The Force Awakens</text:p>
          </table:table-cell>
          <table:table-cell office:value-type="float" office:value="2015" table:style-name="ce1">
            <text:p>2015</text:p>
          </table:table-cell>
          <table:table-cell office:value-type="float" office:value="7.8" table:style-name="ce1">
            <text:p>7.8</text:p>
          </table:table-cell>
          <table:table-cell office:value-type="float" office:value="996929" table:style-name="ce1">
            <text:p>996929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2488496&quot;: &quot;&quot;Action,Adventure,Sci-Fi&quot;" table:formula="of:=&quot;&quot;&quot;&quot; &amp; [.A614] &amp; &quot;&quot;&quot;: &quot;&quot;&quot; &amp; &quot;&quot;&quot;&quot; &amp; [.F614] &amp; &quot;&quot;&quot;&quot;" table:style-name="ce1">
            <text:p>"tt248849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03624</text:p>
          </table:table-cell>
          <table:table-cell office:value-type="string" table:style-name="ce1">
            <text:p>The Hobbit: An Unexpected Journey</text:p>
          </table:table-cell>
          <table:table-cell office:value-type="float" office:value="2012" table:style-name="ce1">
            <text:p>2012</text:p>
          </table:table-cell>
          <table:table-cell office:value-type="float" office:value="7.8" table:style-name="ce1">
            <text:p>7.8</text:p>
          </table:table-cell>
          <table:table-cell office:value-type="float" office:value="900956" table:style-name="ce1">
            <text:p>900956</text:p>
          </table:table-cell>
          <table:table-cell office:value-type="string" table:style-name="ce1">
            <text:p>Adventure,Fantasy</text:p>
          </table:table-cell>
          <table:table-cell table:style-name="ce1"/>
          <table:table-cell office:value-type="string" office:string-value="&quot;tt0903624&quot;: &quot;&quot;Adventure,Fantasy&quot;" table:formula="of:=&quot;&quot;&quot;&quot; &amp; [.A615] &amp; &quot;&quot;&quot;: &quot;&quot;&quot; &amp; &quot;&quot;&quot;&quot; &amp; [.F615] &amp; &quot;&quot;&quot;&quot;" table:style-name="ce1">
            <text:p>"tt0903624": ""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498820</text:p>
          </table:table-cell>
          <table:table-cell office:value-type="string" table:style-name="ce1">
            <text:p>Captain America: Civil War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885471" table:style-name="ce1">
            <text:p>885471</text:p>
          </table:table-cell>
          <table:table-cell office:value-type="string" table:style-name="ce1">
            <text:p>Action,Sci-Fi</text:p>
          </table:table-cell>
          <table:table-cell table:style-name="ce1"/>
          <table:table-cell office:value-type="string" office:string-value="&quot;tt3498820&quot;: &quot;&quot;Action,Sci-Fi&quot;" table:formula="of:=&quot;&quot;&quot;&quot; &amp; [.A616] &amp; &quot;&quot;&quot;: &quot;&quot;&quot; &amp; &quot;&quot;&quot;&quot; &amp; [.F616] &amp; &quot;&quot;&quot;&quot;" table:style-name="ce1">
            <text:p>"tt3498820": ""Ac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77830</text:p>
          </table:table-cell>
          <table:table-cell office:value-type="string" table:style-name="ce1">
            <text:p>The Batman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866961" table:style-name="ce1">
            <text:p>866961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1877830&quot;: &quot;&quot;Action,Crime,Drama&quot;" table:formula="of:=&quot;&quot;&quot;&quot; &amp; [.A617] &amp; &quot;&quot;&quot;: &quot;&quot;&quot; &amp; &quot;&quot;&quot;&quot; &amp; [.F617] &amp; &quot;&quot;&quot;&quot;" table:style-name="ce1">
            <text:p>"tt1877830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85016</text:p>
          </table:table-cell>
          <table:table-cell office:value-type="string" table:style-name="ce1">
            <text:p>The Social Network</text:p>
          </table:table-cell>
          <table:table-cell office:value-type="float" office:value="2010" table:style-name="ce1">
            <text:p>2010</text:p>
          </table:table-cell>
          <table:table-cell office:value-type="float" office:value="7.8" table:style-name="ce1">
            <text:p>7.8</text:p>
          </table:table-cell>
          <table:table-cell office:value-type="float" office:value="788222" table:style-name="ce1">
            <text:p>788222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1285016&quot;: &quot;&quot;Biography,Drama&quot;" table:formula="of:=&quot;&quot;&quot;&quot; &amp; [.A618] &amp; &quot;&quot;&quot;: &quot;&quot;&quot; &amp; &quot;&quot;&quot;&quot; &amp; [.F618] &amp; &quot;&quot;&quot;&quot;" table:style-name="ce1">
            <text:p>"tt1285016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013056</text:p>
          </table:table-cell>
          <table:table-cell office:value-type="string" table:style-name="ce1">
            <text:p>Dunkirk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770769" table:style-name="ce1">
            <text:p>770769</text:p>
          </table:table-cell>
          <table:table-cell office:value-type="string" table:style-name="ce1">
            <text:p>Action,Drama,History</text:p>
          </table:table-cell>
          <table:table-cell table:style-name="ce1"/>
          <table:table-cell office:value-type="string" office:string-value="&quot;tt5013056&quot;: &quot;&quot;Action,Drama,History&quot;" table:formula="of:=&quot;&quot;&quot;&quot; &amp; [.A619] &amp; &quot;&quot;&quot;: &quot;&quot;&quot; &amp; &quot;&quot;&quot;&quot; &amp; [.F619] &amp; &quot;&quot;&quot;&quot;" table:style-name="ce1">
            <text:p>"tt5013056": ""Action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052448</text:p>
          </table:table-cell>
          <table:table-cell office:value-type="string" table:style-name="ce1">
            <text:p>Get Out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755762" table:style-name="ce1">
            <text:p>755762</text:p>
          </table:table-cell>
          <table:table-cell office:value-type="string" table:style-name="ce1">
            <text:p>Horror,Mystery,Thriller</text:p>
          </table:table-cell>
          <table:table-cell table:style-name="ce1"/>
          <table:table-cell office:value-type="string" office:string-value="&quot;tt5052448&quot;: &quot;&quot;Horror,Mystery,Thriller&quot;" table:formula="of:=&quot;&quot;&quot;&quot; &amp; [.A620] &amp; &quot;&quot;&quot;: &quot;&quot;&quot; &amp; &quot;&quot;&quot;&quot; &amp; [.F620] &amp; &quot;&quot;&quot;&quot;" table:style-name="ce1">
            <text:p>"tt5052448": ""Horror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74638</text:p>
          </table:table-cell>
          <table:table-cell office:value-type="string" table:style-name="ce1">
            <text:p>Skyfall</text:p>
          </table:table-cell>
          <table:table-cell office:value-type="float" office:value="2012" table:style-name="ce1">
            <text:p>2012</text:p>
          </table:table-cell>
          <table:table-cell office:value-type="float" office:value="7.8" table:style-name="ce1">
            <text:p>7.8</text:p>
          </table:table-cell>
          <table:table-cell office:value-type="float" office:value="749250" table:style-name="ce1">
            <text:p>749250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1074638&quot;: &quot;&quot;Action,Adventure,Thriller&quot;" table:formula="of:=&quot;&quot;&quot;&quot; &amp; [.A621] &amp; &quot;&quot;&quot;: &quot;&quot;&quot; &amp; &quot;&quot;&quot;&quot; &amp; [.F621] &amp; &quot;&quot;&quot;&quot;" table:style-name="ce1">
            <text:p>"tt1074638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80504</text:p>
          </table:table-cell>
          <table:table-cell office:value-type="string" table:style-name="ce1">
            <text:p>Drive</text:p>
          </table:table-cell>
          <table:table-cell office:value-type="float" office:value="2011" table:style-name="ce1">
            <text:p>2011</text:p>
          </table:table-cell>
          <table:table-cell office:value-type="float" office:value="7.8" table:style-name="ce1">
            <text:p>7.8</text:p>
          </table:table-cell>
          <table:table-cell office:value-type="float" office:value="733755" table:style-name="ce1">
            <text:p>733755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0780504&quot;: &quot;&quot;Action,Drama&quot;" table:formula="of:=&quot;&quot;&quot;&quot; &amp; [.A622] &amp; &quot;&quot;&quot;: &quot;&quot;&quot; &amp; &quot;&quot;&quot;&quot; &amp; [.F622] &amp; &quot;&quot;&quot;&quot;" table:style-name="ce1">
            <text:p>"tt0780504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70358</text:p>
          </table:table-cell>
          <table:table-cell office:value-type="string" table:style-name="ce1">
            <text:p>The Hobbit: The Desolation of Smaug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730152" table:style-name="ce1">
            <text:p>730152</text:p>
          </table:table-cell>
          <table:table-cell office:value-type="string" table:style-name="ce1">
            <text:p>Adventure,Fantasy</text:p>
          </table:table-cell>
          <table:table-cell table:style-name="ce1"/>
          <table:table-cell office:value-type="string" office:string-value="&quot;tt1170358&quot;: &quot;&quot;Adventure,Fantasy&quot;" table:formula="of:=&quot;&quot;&quot;&quot; &amp; [.A623] &amp; &quot;&quot;&quot;: &quot;&quot;&quot; &amp; &quot;&quot;&quot;&quot; &amp; [.F623] &amp; &quot;&quot;&quot;&quot;" table:style-name="ce1">
            <text:p>"tt1170358": ""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1715</text:p>
          </table:table-cell>
          <table:table-cell office:value-type="string" table:style-name="ce1">
            <text:p>The Curious Case of Benjamin Button</text:p>
          </table:table-cell>
          <table:table-cell office:value-type="float" office:value="2008" table:style-name="ce1">
            <text:p>2008</text:p>
          </table:table-cell>
          <table:table-cell office:value-type="float" office:value="7.8" table:style-name="ce1">
            <text:p>7.8</text:p>
          </table:table-cell>
          <table:table-cell office:value-type="float" office:value="719669" table:style-name="ce1">
            <text:p>719669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421715&quot;: &quot;&quot;Drama,Fantasy,Romance&quot;" table:formula="of:=&quot;&quot;&quot;&quot; &amp; [.A624] &amp; &quot;&quot;&quot;: &quot;&quot;&quot; &amp; &quot;&quot;&quot;&quot; &amp; [.F624] &amp; &quot;&quot;&quot;&quot;" table:style-name="ce1">
            <text:p>"tt0421715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748528</text:p>
          </table:table-cell>
          <table:table-cell office:value-type="string" table:style-name="ce1">
            <text:p>Rogue One: A Star Wars Story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711522" table:style-name="ce1">
            <text:p>711522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3748528&quot;: &quot;&quot;Action,Adventure,Sci-Fi&quot;" table:formula="of:=&quot;&quot;&quot;&quot; &amp; [.A625] &amp; &quot;&quot;&quot;: &quot;&quot;&quot; &amp; &quot;&quot;&quot;&quot; &amp; [.F625] &amp; &quot;&quot;&quot;&quot;" table:style-name="ce1">
            <text:p>"tt3748528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460252</text:p>
          </table:table-cell>
          <table:table-cell office:value-type="string" table:style-name="ce1">
            <text:p>The Hateful Eight</text:p>
          </table:table-cell>
          <table:table-cell office:value-type="float" office:value="2015" table:style-name="ce1">
            <text:p>2015</text:p>
          </table:table-cell>
          <table:table-cell office:value-type="float" office:value="7.8" table:style-name="ce1">
            <text:p>7.8</text:p>
          </table:table-cell>
          <table:table-cell office:value-type="float" office:value="689434" table:style-name="ce1">
            <text:p>689434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3460252&quot;: &quot;&quot;Crime,Drama,Mystery&quot;" table:formula="of:=&quot;&quot;&quot;&quot; &amp; [.A626] &amp; &quot;&quot;&quot;: &quot;&quot;&quot; &amp; &quot;&quot;&quot;&quot; &amp; [.F626] &amp; &quot;&quot;&quot;&quot;" table:style-name="ce1">
            <text:p>"tt3460252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62222</text:p>
          </table:table-cell>
          <table:table-cell office:value-type="string" table:style-name="ce1">
            <text:p>Cast Away</text:p>
          </table:table-cell>
          <table:table-cell office:value-type="float" office:value="2000" table:style-name="ce1">
            <text:p>2000</text:p>
          </table:table-cell>
          <table:table-cell office:value-type="float" office:value="7.8" table:style-name="ce1">
            <text:p>7.8</text:p>
          </table:table-cell>
          <table:table-cell office:value-type="float" office:value="663493" table:style-name="ce1">
            <text:p>663493</text:p>
          </table:table-cell>
          <table:table-cell office:value-type="string" table:style-name="ce1">
            <text:p>Adventure,Drama,Romance</text:p>
          </table:table-cell>
          <table:table-cell table:style-name="ce1"/>
          <table:table-cell office:value-type="string" office:string-value="&quot;tt0162222&quot;: &quot;&quot;Adventure,Drama,Romance&quot;" table:formula="of:=&quot;&quot;&quot;&quot; &amp; [.A627] &amp; &quot;&quot;&quot;: &quot;&quot;&quot; &amp; &quot;&quot;&quot;&quot; &amp; [.F627] &amp; &quot;&quot;&quot;&quot;" table:style-name="ce1">
            <text:p>"tt0162222": ""Adventure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2280</text:p>
          </table:table-cell>
          <table:table-cell office:value-type="string" table:style-name="ce1">
            <text:p>The Notebook</text:p>
          </table:table-cell>
          <table:table-cell office:value-type="float" office:value="2004" table:style-name="ce1">
            <text:p>2004</text:p>
          </table:table-cell>
          <table:table-cell office:value-type="float" office:value="7.8" table:style-name="ce1">
            <text:p>7.8</text:p>
          </table:table-cell>
          <table:table-cell office:value-type="float" office:value="653109" table:style-name="ce1">
            <text:p>65310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32280&quot;: &quot;&quot;Drama,Romance&quot;" table:formula="of:=&quot;&quot;&quot;&quot; &amp; [.A628] &amp; &quot;&quot;&quot;: &quot;&quot;&quot; &amp; &quot;&quot;&quot;&quot; &amp; [.F628] &amp; &quot;&quot;&quot;&quot;" table:style-name="ce1">
            <text:p>"tt0332280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872718</text:p>
          </table:table-cell>
          <table:table-cell office:value-type="string" table:style-name="ce1">
            <text:p>Nightcrawler</text:p>
          </table:table-cell>
          <table:table-cell office:value-type="float" office:value="2014" table:style-name="ce1">
            <text:p>2014</text:p>
          </table:table-cell>
          <table:table-cell office:value-type="float" office:value="7.8" table:style-name="ce1">
            <text:p>7.8</text:p>
          </table:table-cell>
          <table:table-cell office:value-type="float" office:value="634701" table:style-name="ce1">
            <text:p>634701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2872718&quot;: &quot;&quot;Crime,Drama,Thriller&quot;" table:formula="of:=&quot;&quot;&quot;&quot; &amp; [.A629] &amp; &quot;&quot;&quot;: &quot;&quot;&quot; &amp; &quot;&quot;&quot;&quot; &amp; [.F629] &amp; &quot;&quot;&quot;&quot;" table:style-name="ce1">
            <text:p>"tt2872718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6874</text:p>
          </table:table-cell>
          <table:table-cell office:value-type="string" table:style-name="ce1">
            <text:p>Back to the Future Part II</text:p>
          </table:table-cell>
          <table:table-cell office:value-type="float" office:value="1989" table:style-name="ce1">
            <text:p>1989</text:p>
          </table:table-cell>
          <table:table-cell office:value-type="float" office:value="7.8" table:style-name="ce1">
            <text:p>7.8</text:p>
          </table:table-cell>
          <table:table-cell office:value-type="float" office:value="596162" table:style-name="ce1">
            <text:p>596162</text:p>
          </table:table-cell>
          <table:table-cell office:value-type="string" table:style-name="ce1">
            <text:p>Adventure,Comedy,Sci-Fi</text:p>
          </table:table-cell>
          <table:table-cell table:style-name="ce1"/>
          <table:table-cell office:value-type="string" office:string-value="&quot;tt0096874&quot;: &quot;&quot;Adventure,Comedy,Sci-Fi&quot;" table:formula="of:=&quot;&quot;&quot;&quot; &amp; [.A630] &amp; &quot;&quot;&quot;: &quot;&quot;&quot; &amp; &quot;&quot;&quot;&quot; &amp; [.F630] &amp; &quot;&quot;&quot;&quot;" table:style-name="ce1">
            <text:p>"tt0096874": ""Adventure,Comed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58463</text:p>
          </table:table-cell>
          <table:table-cell office:value-type="string" table:style-name="ce1">
            <text:p>The Bourne Identity</text:p>
          </table:table-cell>
          <table:table-cell office:value-type="float" office:value="2002" table:style-name="ce1">
            <text:p>2002</text:p>
          </table:table-cell>
          <table:table-cell office:value-type="float" office:value="7.8" table:style-name="ce1">
            <text:p>7.8</text:p>
          </table:table-cell>
          <table:table-cell office:value-type="float" office:value="593450" table:style-name="ce1">
            <text:p>593450</text:p>
          </table:table-cell>
          <table:table-cell office:value-type="string" table:style-name="ce1">
            <text:p>Action,Mystery,Thriller</text:p>
          </table:table-cell>
          <table:table-cell table:style-name="ce1"/>
          <table:table-cell office:value-type="string" office:string-value="&quot;tt0258463&quot;: &quot;&quot;Action,Mystery,Thriller&quot;" table:formula="of:=&quot;&quot;&quot;&quot; &amp; [.A631] &amp; &quot;&quot;&quot;: &quot;&quot;&quot; &amp; &quot;&quot;&quot;&quot; &amp; [.F631] &amp; &quot;&quot;&quot;&quot;" table:style-name="ce1">
            <text:p>"tt0258463": ""Action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710474</text:p>
          </table:table-cell>
          <table:table-cell office:value-type="string" table:style-name="ce1">
            <text:p>Everything Everywhere All at Once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577696" table:style-name="ce1">
            <text:p>577696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6710474&quot;: &quot;&quot;Action,Adventure,Comedy&quot;" table:formula="of:=&quot;&quot;&quot;&quot; &amp; [.A632] &amp; &quot;&quot;&quot;: &quot;&quot;&quot; &amp; &quot;&quot;&quot;&quot; &amp; [.F632] &amp; &quot;&quot;&quot;&quot;" table:style-name="ce1">
            <text:p>"tt6710474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5112</text:p>
          </table:table-cell>
          <table:table-cell office:value-type="string" table:style-name="ce1">
            <text:p>Hot Fuzz</text:p>
          </table:table-cell>
          <table:table-cell office:value-type="float" office:value="2007" table:style-name="ce1">
            <text:p>2007</text:p>
          </table:table-cell>
          <table:table-cell office:value-type="float" office:value="7.8" table:style-name="ce1">
            <text:p>7.8</text:p>
          </table:table-cell>
          <table:table-cell office:value-type="float" office:value="550776" table:style-name="ce1">
            <text:p>550776</text:p>
          </table:table-cell>
          <table:table-cell office:value-type="string" table:style-name="ce1">
            <text:p>Action,Comedy,Mystery</text:p>
          </table:table-cell>
          <table:table-cell table:style-name="ce1"/>
          <table:table-cell office:value-type="string" office:string-value="&quot;tt0425112&quot;: &quot;&quot;Action,Comedy,Mystery&quot;" table:formula="of:=&quot;&quot;&quot;&quot; &amp; [.A633] &amp; &quot;&quot;&quot;: &quot;&quot;&quot; &amp; &quot;&quot;&quot;&quot; &amp; [.F633] &amp; &quot;&quot;&quot;&quot;" table:style-name="ce1">
            <text:p>"tt0425112": ""Action,Comedy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49059</text:p>
          </table:table-cell>
          <table:table-cell office:value-type="string" table:style-name="ce1">
            <text:p>Little Miss Sunshine</text:p>
          </table:table-cell>
          <table:table-cell office:value-type="float" office:value="2006" table:style-name="ce1">
            <text:p>2006</text:p>
          </table:table-cell>
          <table:table-cell office:value-type="float" office:value="7.8" table:style-name="ce1">
            <text:p>7.8</text:p>
          </table:table-cell>
          <table:table-cell office:value-type="float" office:value="535936" table:style-name="ce1">
            <text:p>535936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449059&quot;: &quot;&quot;Comedy,Drama&quot;" table:formula="of:=&quot;&quot;&quot;&quot; &amp; [.A634] &amp; &quot;&quot;&quot;: &quot;&quot;&quot; &amp; &quot;&quot;&quot;&quot; &amp; [.F634] &amp; &quot;&quot;&quot;&quot;" table:style-name="ce1">
            <text:p>"tt0449059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45084</text:p>
          </table:table-cell>
          <table:table-cell office:value-type="string" table:style-name="ce1">
            <text:p>Big Hero 6</text:p>
          </table:table-cell>
          <table:table-cell office:value-type="float" office:value="2014" table:style-name="ce1">
            <text:p>2014</text:p>
          </table:table-cell>
          <table:table-cell office:value-type="float" office:value="7.8" table:style-name="ce1">
            <text:p>7.8</text:p>
          </table:table-cell>
          <table:table-cell office:value-type="float" office:value="527352" table:style-name="ce1">
            <text:p>527352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2245084&quot;: &quot;&quot;Animation,Action,Adventure&quot;" table:formula="of:=&quot;&quot;&quot;&quot; &amp; [.A635] &amp; &quot;&quot;&quot;: &quot;&quot;&quot; &amp; &quot;&quot;&quot;&quot; &amp; [.F635] &amp; &quot;&quot;&quot;&quot;" table:style-name="ce1">
            <text:p>"tt2245084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68346</text:p>
          </table:table-cell>
          <table:table-cell office:value-type="string" table:style-name="ce1">
            <text:p>The Girl with the Dragon Tattoo</text:p>
          </table:table-cell>
          <table:table-cell office:value-type="float" office:value="2011" table:style-name="ce1">
            <text:p>2011</text:p>
          </table:table-cell>
          <table:table-cell office:value-type="float" office:value="7.8" table:style-name="ce1">
            <text:p>7.8</text:p>
          </table:table-cell>
          <table:table-cell office:value-type="float" office:value="512282" table:style-name="ce1">
            <text:p>512282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568346&quot;: &quot;&quot;Crime,Drama,Mystery&quot;" table:formula="of:=&quot;&quot;&quot;&quot; &amp; [.A636] &amp; &quot;&quot;&quot;: &quot;&quot;&quot; &amp; &quot;&quot;&quot;&quot; &amp; [.F636] &amp; &quot;&quot;&quot;&quot;" table:style-name="ce1">
            <text:p>"tt156834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96363</text:p>
          </table:table-cell>
          <table:table-cell office:value-type="string" table:style-name="ce1">
            <text:p>The Big Short</text:p>
          </table:table-cell>
          <table:table-cell office:value-type="float" office:value="2015" table:style-name="ce1">
            <text:p>2015</text:p>
          </table:table-cell>
          <table:table-cell office:value-type="float" office:value="7.8" table:style-name="ce1">
            <text:p>7.8</text:p>
          </table:table-cell>
          <table:table-cell office:value-type="float" office:value="508898" table:style-name="ce1">
            <text:p>508898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1596363&quot;: &quot;&quot;Biography,Comedy,Drama&quot;" table:formula="of:=&quot;&quot;&quot;&quot; &amp; [.A637] &amp; &quot;&quot;&quot;: &quot;&quot;&quot; &amp; &quot;&quot;&quot;&quot; &amp; [.F637] &amp; &quot;&quot;&quot;&quot;" table:style-name="ce1">
            <text:p>"tt1596363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35109</text:p>
          </table:table-cell>
          <table:table-cell office:value-type="string" table:style-name="ce1">
            <text:p>Captain Phillips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506872" table:style-name="ce1">
            <text:p>506872</text:p>
          </table:table-cell>
          <table:table-cell office:value-type="string" table:style-name="ce1">
            <text:p>Action,Biography,Crime</text:p>
          </table:table-cell>
          <table:table-cell table:style-name="ce1"/>
          <table:table-cell office:value-type="string" office:string-value="&quot;tt1535109&quot;: &quot;&quot;Action,Biography,Crime&quot;" table:formula="of:=&quot;&quot;&quot;&quot; &amp; [.A638] &amp; &quot;&quot;&quot;: &quot;&quot;&quot; &amp; &quot;&quot;&quot;&quot; &amp; [.F638] &amp; &quot;&quot;&quot;&quot;" table:style-name="ce1">
            <text:p>"tt1535109": ""Action,Biograph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39654</text:p>
          </table:table-cell>
          <table:table-cell office:value-type="string" table:style-name="ce1">
            <text:p>Training Day</text:p>
          </table:table-cell>
          <table:table-cell office:value-type="float" office:value="2001" table:style-name="ce1">
            <text:p>2001</text:p>
          </table:table-cell>
          <table:table-cell office:value-type="float" office:value="7.8" table:style-name="ce1">
            <text:p>7.8</text:p>
          </table:table-cell>
          <table:table-cell office:value-type="float" office:value="494466" table:style-name="ce1">
            <text:p>494466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39654&quot;: &quot;&quot;Crime,Drama,Thriller&quot;" table:formula="of:=&quot;&quot;&quot;&quot; &amp; [.A639] &amp; &quot;&quot;&quot;: &quot;&quot;&quot; &amp; &quot;&quot;&quot;&quot; &amp; [.F639] &amp; &quot;&quot;&quot;&quot;" table:style-name="ce1">
            <text:p>"tt0139654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5710</text:p>
          </table:table-cell>
          <table:table-cell office:value-type="string" table:style-name="ce1">
            <text:p>The Last Samurai</text:p>
          </table:table-cell>
          <table:table-cell office:value-type="float" office:value="2003" table:style-name="ce1">
            <text:p>2003</text:p>
          </table:table-cell>
          <table:table-cell office:value-type="float" office:value="7.8" table:style-name="ce1">
            <text:p>7.8</text:p>
          </table:table-cell>
          <table:table-cell office:value-type="float" office:value="487813" table:style-name="ce1">
            <text:p>487813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0325710&quot;: &quot;&quot;Action,Drama&quot;" table:formula="of:=&quot;&quot;&quot;&quot; &amp; [.A640] &amp; &quot;&quot;&quot;: &quot;&quot;&quot; &amp; &quot;&quot;&quot;&quot; &amp; [.F640] &amp; &quot;&quot;&quot;&quot;" table:style-name="ce1">
            <text:p>"tt0325710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773</text:p>
          </table:table-cell>
          <table:table-cell office:value-type="string" table:style-name="ce1">
            <text:p>Predator</text:p>
          </table:table-cell>
          <table:table-cell office:value-type="float" office:value="1987" table:style-name="ce1">
            <text:p>1987</text:p>
          </table:table-cell>
          <table:table-cell office:value-type="float" office:value="7.8" table:style-name="ce1">
            <text:p>7.8</text:p>
          </table:table-cell>
          <table:table-cell office:value-type="float" office:value="475370" table:style-name="ce1">
            <text:p>475370</text:p>
          </table:table-cell>
          <table:table-cell office:value-type="string" table:style-name="ce1">
            <text:p>Action,Adventure,Horror</text:p>
          </table:table-cell>
          <table:table-cell table:style-name="ce1"/>
          <table:table-cell office:value-type="string" office:string-value="&quot;tt0093773&quot;: &quot;&quot;Action,Adventure,Horror&quot;" table:formula="of:=&quot;&quot;&quot;&quot; &amp; [.A641] &amp; &quot;&quot;&quot;: &quot;&quot;&quot; &amp; &quot;&quot;&quot;&quot; &amp; [.F641] &amp; &quot;&quot;&quot;&quot;" table:style-name="ce1">
            <text:p>"tt0093773": ""Action,Adventure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65429</text:p>
          </table:table-cell>
          <table:table-cell office:value-type="string" table:style-name="ce1">
            <text:p>American Gangster</text:p>
          </table:table-cell>
          <table:table-cell office:value-type="float" office:value="2007" table:style-name="ce1">
            <text:p>2007</text:p>
          </table:table-cell>
          <table:table-cell office:value-type="float" office:value="7.8" table:style-name="ce1">
            <text:p>7.8</text:p>
          </table:table-cell>
          <table:table-cell office:value-type="float" office:value="470594" table:style-name="ce1">
            <text:p>470594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765429&quot;: &quot;&quot;Biography,Crime,Drama&quot;" table:formula="of:=&quot;&quot;&quot;&quot; &amp; [.A642] &amp; &quot;&quot;&quot;: &quot;&quot;&quot; &amp; &quot;&quot;&quot;&quot; &amp; [.F642] &amp; &quot;&quot;&quot;&quot;" table:style-name="ce1">
            <text:p>"tt0765429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7332</text:p>
          </table:table-cell>
          <table:table-cell office:value-type="string" table:style-name="ce1">
            <text:p>Ghostbusters</text:p>
          </table:table-cell>
          <table:table-cell office:value-type="float" office:value="1984" table:style-name="ce1">
            <text:p>1984</text:p>
          </table:table-cell>
          <table:table-cell office:value-type="float" office:value="7.8" table:style-name="ce1">
            <text:p>7.8</text:p>
          </table:table-cell>
          <table:table-cell office:value-type="float" office:value="469339" table:style-name="ce1">
            <text:p>469339</text:p>
          </table:table-cell>
          <table:table-cell office:value-type="string" table:style-name="ce1">
            <text:p>Action,Comedy,Fantasy</text:p>
          </table:table-cell>
          <table:table-cell table:style-name="ce1"/>
          <table:table-cell office:value-type="string" office:string-value="&quot;tt0087332&quot;: &quot;&quot;Action,Comedy,Fantasy&quot;" table:formula="of:=&quot;&quot;&quot;&quot; &amp; [.A643] &amp; &quot;&quot;&quot;: &quot;&quot;&quot; &amp; &quot;&quot;&quot;&quot; &amp; [.F643] &amp; &quot;&quot;&quot;&quot;" table:style-name="ce1">
            <text:p>"tt0087332": ""Action,Comed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847</text:p>
          </table:table-cell>
          <table:table-cell office:value-type="string" table:style-name="ce1">
            <text:p>The Breakfast Club</text:p>
          </table:table-cell>
          <table:table-cell office:value-type="float" office:value="1985" table:style-name="ce1">
            <text:p>1985</text:p>
          </table:table-cell>
          <table:table-cell office:value-type="float" office:value="7.8" table:style-name="ce1">
            <text:p>7.8</text:p>
          </table:table-cell>
          <table:table-cell office:value-type="float" office:value="455182" table:style-name="ce1">
            <text:p>455182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88847&quot;: &quot;&quot;Comedy,Drama&quot;" table:formula="of:=&quot;&quot;&quot;&quot; &amp; [.A644] &amp; &quot;&quot;&quot;: &quot;&quot;&quot; &amp; &quot;&quot;&quot;&quot; &amp; [.F644] &amp; &quot;&quot;&quot;&quot;" table:style-name="ce1">
            <text:p>"tt0088847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02006</text:p>
          </table:table-cell>
          <table:table-cell office:value-type="string" table:style-name="ce1">
            <text:p>The Irishman</text:p>
          </table:table-cell>
          <table:table-cell office:value-type="float" office:value="2019" table:style-name="ce1">
            <text:p>2019</text:p>
          </table:table-cell>
          <table:table-cell office:value-type="float" office:value="7.8" table:style-name="ce1">
            <text:p>7.8</text:p>
          </table:table-cell>
          <table:table-cell office:value-type="float" office:value="451773" table:style-name="ce1">
            <text:p>451773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1302006&quot;: &quot;&quot;Biography,Crime,Drama&quot;" table:formula="of:=&quot;&quot;&quot;&quot; &amp; [.A645] &amp; &quot;&quot;&quot;: &quot;&quot;&quot; &amp; &quot;&quot;&quot;&quot; &amp; [.F645] &amp; &quot;&quot;&quot;&quot;" table:style-name="ce1">
            <text:p>"tt1302006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367814</text:p>
          </table:table-cell>
          <table:table-cell office:value-type="string" table:style-name="ce1">
            <text:p>The Gentlemen</text:p>
          </table:table-cell>
          <table:table-cell office:value-type="float" office:value="2019" table:style-name="ce1">
            <text:p>2019</text:p>
          </table:table-cell>
          <table:table-cell office:value-type="float" office:value="7.8" table:style-name="ce1">
            <text:p>7.8</text:p>
          </table:table-cell>
          <table:table-cell office:value-type="float" office:value="431624" table:style-name="ce1">
            <text:p>431624</text:p>
          </table:table-cell>
          <table:table-cell office:value-type="string" table:style-name="ce1">
            <text:p>Action,Crime</text:p>
          </table:table-cell>
          <table:table-cell table:style-name="ce1"/>
          <table:table-cell office:value-type="string" office:string-value="&quot;tt8367814&quot;: &quot;&quot;Action,Crime&quot;" table:formula="of:=&quot;&quot;&quot;&quot; &amp; [.A646] &amp; &quot;&quot;&quot;: &quot;&quot;&quot; &amp; &quot;&quot;&quot;&quot; &amp; [.F646] &amp; &quot;&quot;&quot;&quot;" table:style-name="ce1">
            <text:p>"tt8367814": ""Action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94499</text:p>
          </table:table-cell>
          <table:table-cell office:value-type="string" table:style-name="ce1">
            <text:p>About Time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410972" table:style-name="ce1">
            <text:p>410972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2194499&quot;: &quot;&quot;Comedy,Drama,Fantasy&quot;" table:formula="of:=&quot;&quot;&quot;&quot; &amp; [.A647] &amp; &quot;&quot;&quot;: &quot;&quot;&quot; &amp; &quot;&quot;&quot;&quot; &amp; [.F647] &amp; &quot;&quot;&quot;&quot;" table:style-name="ce1">
            <text:p>"tt2194499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042</text:p>
          </table:table-cell>
          <table:table-cell office:value-type="string" table:style-name="ce1">
            <text:p>Ferris Bueller's Day Off</text:p>
          </table:table-cell>
          <table:table-cell office:value-type="float" office:value="1986" table:style-name="ce1">
            <text:p>1986</text:p>
          </table:table-cell>
          <table:table-cell office:value-type="float" office:value="7.8" table:style-name="ce1">
            <text:p>7.8</text:p>
          </table:table-cell>
          <table:table-cell office:value-type="float" office:value="401523" table:style-name="ce1">
            <text:p>401523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91042&quot;: &quot;&quot;Comedy&quot;" table:formula="of:=&quot;&quot;&quot;&quot; &amp; [.A648] &amp; &quot;&quot;&quot;: &quot;&quot;&quot; &amp; &quot;&quot;&quot;&quot; &amp; [.F648] &amp; &quot;&quot;&quot;&quot;" table:style-name="ce1">
            <text:p>"tt0091042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64517</text:p>
          </table:table-cell>
          <table:table-cell office:value-type="string" table:style-name="ce1">
            <text:p>The Fighter</text:p>
          </table:table-cell>
          <table:table-cell office:value-type="float" office:value="2010" table:style-name="ce1">
            <text:p>2010</text:p>
          </table:table-cell>
          <table:table-cell office:value-type="float" office:value="7.8" table:style-name="ce1">
            <text:p>7.8</text:p>
          </table:table-cell>
          <table:table-cell office:value-type="float" office:value="398272" table:style-name="ce1">
            <text:p>398272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0964517&quot;: &quot;&quot;Action,Biography,Drama&quot;" table:formula="of:=&quot;&quot;&quot;&quot; &amp; [.A649] &amp; &quot;&quot;&quot;: &quot;&quot;&quot; &amp; &quot;&quot;&quot;&quot; &amp; [.F649] &amp; &quot;&quot;&quot;&quot;" table:style-name="ce1">
            <text:p>"tt0964517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82345</text:p>
          </table:table-cell>
          <table:table-cell office:value-type="string" table:style-name="ce1">
            <text:p>Moon</text:p>
          </table:table-cell>
          <table:table-cell office:value-type="float" office:value="2009" table:style-name="ce1">
            <text:p>2009</text:p>
          </table:table-cell>
          <table:table-cell office:value-type="float" office:value="7.8" table:style-name="ce1">
            <text:p>7.8</text:p>
          </table:table-cell>
          <table:table-cell office:value-type="float" office:value="385548" table:style-name="ce1">
            <text:p>385548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1182345&quot;: &quot;&quot;Drama,Mystery,Sci-Fi&quot;" table:formula="of:=&quot;&quot;&quot;&quot; &amp; [.A650] &amp; &quot;&quot;&quot;: &quot;&quot;&quot; &amp; &quot;&quot;&quot;&quot; &amp; [.F650] &amp; &quot;&quot;&quot;&quot;" table:style-name="ce1">
            <text:p>"tt1182345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46971</text:p>
          </table:table-cell>
          <table:table-cell office:value-type="string" table:style-name="ce1">
            <text:p>How to Train Your Dragon 2</text:p>
          </table:table-cell>
          <table:table-cell office:value-type="float" office:value="2014" table:style-name="ce1">
            <text:p>2014</text:p>
          </table:table-cell>
          <table:table-cell office:value-type="float" office:value="7.8" table:style-name="ce1">
            <text:p>7.8</text:p>
          </table:table-cell>
          <table:table-cell office:value-type="float" office:value="380125" table:style-name="ce1">
            <text:p>380125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1646971&quot;: &quot;&quot;Animation,Action,Adventure&quot;" table:formula="of:=&quot;&quot;&quot;&quot; &amp; [.A651] &amp; &quot;&quot;&quot;: &quot;&quot;&quot; &amp; &quot;&quot;&quot;&quot; &amp; [.F651] &amp; &quot;&quot;&quot;&quot;" table:style-name="ce1">
            <text:p>"tt1646971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48122</text:p>
          </table:table-cell>
          <table:table-cell office:value-type="string" table:style-name="ce1">
            <text:p>Moonrise Kingdom</text:p>
          </table:table-cell>
          <table:table-cell office:value-type="float" office:value="2012" table:style-name="ce1">
            <text:p>2012</text:p>
          </table:table-cell>
          <table:table-cell office:value-type="float" office:value="7.8" table:style-name="ce1">
            <text:p>7.8</text:p>
          </table:table-cell>
          <table:table-cell office:value-type="float" office:value="374137" table:style-name="ce1">
            <text:p>374137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1748122&quot;: &quot;&quot;Adventure,Comedy,Drama&quot;" table:formula="of:=&quot;&quot;&quot;&quot; &amp; [.A652] &amp; &quot;&quot;&quot;: &quot;&quot;&quot; &amp; &quot;&quot;&quot;&quot; &amp; [.F652] &amp; &quot;&quot;&quot;&quot;" table:style-name="ce1">
            <text:p>"tt1748122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14387</text:p>
          </table:table-cell>
          <table:table-cell office:value-type="string" table:style-name="ce1">
            <text:p>Pride &amp; Prejudice</text:p>
          </table:table-cell>
          <table:table-cell office:value-type="float" office:value="2005" table:style-name="ce1">
            <text:p>2005</text:p>
          </table:table-cell>
          <table:table-cell office:value-type="float" office:value="7.8" table:style-name="ce1">
            <text:p>7.8</text:p>
          </table:table-cell>
          <table:table-cell office:value-type="float" office:value="350211" table:style-name="ce1">
            <text:p>350211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414387&quot;: &quot;&quot;Drama,Romance&quot;" table:formula="of:=&quot;&quot;&quot;&quot; &amp; [.A653] &amp; &quot;&quot;&quot;: &quot;&quot;&quot; &amp; &quot;&quot;&quot;&quot; &amp; [.F653] &amp; &quot;&quot;&quot;&quot;" table:style-name="ce1">
            <text:p>"tt0414387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72043</text:p>
          </table:table-cell>
          <table:table-cell office:value-type="string" table:style-name="ce1">
            <text:p>Apocalypto</text:p>
          </table:table-cell>
          <table:table-cell office:value-type="float" office:value="2006" table:style-name="ce1">
            <text:p>2006</text:p>
          </table:table-cell>
          <table:table-cell office:value-type="float" office:value="7.8" table:style-name="ce1">
            <text:p>7.8</text:p>
          </table:table-cell>
          <table:table-cell office:value-type="float" office:value="343965" table:style-name="ce1">
            <text:p>343965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472043&quot;: &quot;&quot;Action,Adventure,Drama&quot;" table:formula="of:=&quot;&quot;&quot;&quot; &amp; [.A654] &amp; &quot;&quot;&quot;: &quot;&quot;&quot; &amp; &quot;&quot;&quot;&quot; &amp; [.F654] &amp; &quot;&quot;&quot;&quot;" table:style-name="ce1">
            <text:p>"tt0472043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4226</text:p>
          </table:table-cell>
          <table:table-cell office:value-type="string" table:style-name="ce1">
            <text:p>The Untouchables</text:p>
          </table:table-cell>
          <table:table-cell office:value-type="float" office:value="1987" table:style-name="ce1">
            <text:p>1987</text:p>
          </table:table-cell>
          <table:table-cell office:value-type="float" office:value="7.8" table:style-name="ce1">
            <text:p>7.8</text:p>
          </table:table-cell>
          <table:table-cell office:value-type="float" office:value="342290" table:style-name="ce1">
            <text:p>342290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94226&quot;: &quot;&quot;Crime,Drama,Thriller&quot;" table:formula="of:=&quot;&quot;&quot;&quot; &amp; [.A655] &amp; &quot;&quot;&quot;: &quot;&quot;&quot; &amp; &quot;&quot;&quot;&quot; &amp; [.F655] &amp; &quot;&quot;&quot;&quot;" table:style-name="ce1">
            <text:p>"tt0094226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230458</text:p>
          </table:table-cell>
          <table:table-cell office:value-type="string" table:style-name="ce1">
            <text:p>Poor Things</text:p>
          </table:table-cell>
          <table:table-cell office:value-type="float" office:value="2023" table:style-name="ce1">
            <text:p>2023</text:p>
          </table:table-cell>
          <table:table-cell office:value-type="float" office:value="7.8" table:style-name="ce1">
            <text:p>7.8</text:p>
          </table:table-cell>
          <table:table-cell office:value-type="float" office:value="338454" table:style-name="ce1">
            <text:p>338454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4230458&quot;: &quot;&quot;Comedy,Drama,Romance&quot;" table:formula="of:=&quot;&quot;&quot;&quot; &amp; [.A656] &amp; &quot;&quot;&quot;: &quot;&quot;&quot; &amp; &quot;&quot;&quot;&quot; &amp; [.F656] &amp; &quot;&quot;&quot;&quot;" table:style-name="ce1">
            <text:p>"tt14230458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726616</text:p>
          </table:table-cell>
          <table:table-cell office:value-type="string" table:style-name="ce1">
            <text:p>Call Me by Your Name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338321" table:style-name="ce1">
            <text:p>338321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5726616&quot;: &quot;&quot;Drama,Romance&quot;" table:formula="of:=&quot;&quot;&quot;&quot; &amp; [.A657] &amp; &quot;&quot;&quot;: &quot;&quot;&quot; &amp; &quot;&quot;&quot;&quot; &amp; [.F657] &amp; &quot;&quot;&quot;&quot;" table:style-name="ce1">
            <text:p>"tt572661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977</text:p>
          </table:table-cell>
          <table:table-cell office:value-type="string" table:style-name="ce1">
            <text:p>The Fugitive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332244" table:style-name="ce1">
            <text:p>332244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106977&quot;: &quot;&quot;Action,Crime,Drama&quot;" table:formula="of:=&quot;&quot;&quot;&quot; &amp; [.A658] &amp; &quot;&quot;&quot;: &quot;&quot;&quot; &amp; &quot;&quot;&quot;&quot; &amp; [.F658] &amp; &quot;&quot;&quot;&quot;" table:style-name="ce1">
            <text:p>"tt0106977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034228</text:p>
          </table:table-cell>
          <table:table-cell office:value-type="string" table:style-name="ce1">
            <text:p>Manchester by the Sea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331811" table:style-name="ce1">
            <text:p>33181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4034228&quot;: &quot;&quot;Drama&quot;" table:formula="of:=&quot;&quot;&quot;&quot; &amp; [.A659] &amp; &quot;&quot;&quot;: &quot;&quot;&quot; &amp; &quot;&quot;&quot;&quot; &amp; [.F659] &amp; &quot;&quot;&quot;&quot;" table:style-name="ce1">
            <text:p>"tt403422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83233</text:p>
          </table:table-cell>
          <table:table-cell office:value-type="string" table:style-name="ce1">
            <text:p>Atonement</text:p>
          </table:table-cell>
          <table:table-cell office:value-type="float" office:value="2007" table:style-name="ce1">
            <text:p>2007</text:p>
          </table:table-cell>
          <table:table-cell office:value-type="float" office:value="7.8" table:style-name="ce1">
            <text:p>7.8</text:p>
          </table:table-cell>
          <table:table-cell office:value-type="float" office:value="312960" table:style-name="ce1">
            <text:p>312960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0783233&quot;: &quot;&quot;Drama,Mystery,Romance&quot;" table:formula="of:=&quot;&quot;&quot;&quot; &amp; [.A660] &amp; &quot;&quot;&quot;: &quot;&quot;&quot; &amp; &quot;&quot;&quot;&quot; &amp; [.F660] &amp; &quot;&quot;&quot;&quot;" table:style-name="ce1">
            <text:p>"tt0783233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9786</text:p>
          </table:table-cell>
          <table:table-cell office:value-type="string" table:style-name="ce1">
            <text:p>Serenity</text:p>
          </table:table-cell>
          <table:table-cell office:value-type="float" office:value="2005" table:style-name="ce1">
            <text:p>2005</text:p>
          </table:table-cell>
          <table:table-cell office:value-type="float" office:value="7.8" table:style-name="ce1">
            <text:p>7.8</text:p>
          </table:table-cell>
          <table:table-cell office:value-type="float" office:value="310248" table:style-name="ce1">
            <text:p>310248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379786&quot;: &quot;&quot;Action,Adventure,Sci-Fi&quot;" table:formula="of:=&quot;&quot;&quot;&quot; &amp; [.A661] &amp; &quot;&quot;&quot;: &quot;&quot;&quot; &amp; &quot;&quot;&quot;&quot; &amp; [.F661] &amp; &quot;&quot;&quot;&quot;" table:style-name="ce1">
            <text:p>"tt037978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7597</text:p>
          </table:table-cell>
          <table:table-cell office:value-type="string" table:style-name="ce1">
            <text:p>Coraline</text:p>
          </table:table-cell>
          <table:table-cell office:value-type="float" office:value="2009" table:style-name="ce1">
            <text:p>2009</text:p>
          </table:table-cell>
          <table:table-cell office:value-type="float" office:value="7.8" table:style-name="ce1">
            <text:p>7.8</text:p>
          </table:table-cell>
          <table:table-cell office:value-type="float" office:value="282871" table:style-name="ce1">
            <text:p>282871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0327597&quot;: &quot;&quot;Animation,Drama,Family&quot;" table:formula="of:=&quot;&quot;&quot;&quot; &amp; [.A662] &amp; &quot;&quot;&quot;: &quot;&quot;&quot; &amp; &quot;&quot;&quot;&quot; &amp; [.F662] &amp; &quot;&quot;&quot;&quot;" table:style-name="ce1">
            <text:p>"tt0327597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58273</text:p>
          </table:table-cell>
          <table:table-cell office:value-type="string" table:style-name="ce1">
            <text:p>Walk the Line</text:p>
          </table:table-cell>
          <table:table-cell office:value-type="float" office:value="2005" table:style-name="ce1">
            <text:p>2005</text:p>
          </table:table-cell>
          <table:table-cell office:value-type="float" office:value="7.8" table:style-name="ce1">
            <text:p>7.8</text:p>
          </table:table-cell>
          <table:table-cell office:value-type="float" office:value="273738" table:style-name="ce1">
            <text:p>273738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0358273&quot;: &quot;&quot;Biography,Drama,Music&quot;" table:formula="of:=&quot;&quot;&quot;&quot; &amp; [.A663] &amp; &quot;&quot;&quot;: &quot;&quot;&quot; &amp; &quot;&quot;&quot;&quot; &amp; [.F663] &amp; &quot;&quot;&quot;&quot;" table:style-name="ce1">
            <text:p>"tt0358273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846340</text:p>
          </table:table-cell>
          <table:table-cell office:value-type="string" table:style-name="ce1">
            <text:p>Hidden Figures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273180" table:style-name="ce1">
            <text:p>273180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4846340&quot;: &quot;&quot;Biography,Drama,History&quot;" table:formula="of:=&quot;&quot;&quot;&quot; &amp; [.A664] &amp; &quot;&quot;&quot;: &quot;&quot;&quot; &amp; &quot;&quot;&quot;&quot; &amp; [.F664] &amp; &quot;&quot;&quot;&quot;" table:style-name="ce1">
            <text:p>"tt4846340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16150</text:p>
          </table:table-cell>
          <table:table-cell office:value-type="string" table:style-name="ce1">
            <text:p>All Quiet on the Western Front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272218" table:style-name="ce1">
            <text:p>272218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1016150&quot;: &quot;&quot;Drama,History,War&quot;" table:formula="of:=&quot;&quot;&quot;&quot; &amp; [.A665] &amp; &quot;&quot;&quot;: &quot;&quot;&quot; &amp; &quot;&quot;&quot;&quot; &amp; [.F665] &amp; &quot;&quot;&quot;&quot;" table:style-name="ce1">
            <text:p>"tt1016150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281548</text:p>
          </table:table-cell>
          <table:table-cell office:value-type="string" table:style-name="ce1">
            <text:p>Little Women</text:p>
          </table:table-cell>
          <table:table-cell office:value-type="float" office:value="2019" table:style-name="ce1">
            <text:p>2019</text:p>
          </table:table-cell>
          <table:table-cell office:value-type="float" office:value="7.8" table:style-name="ce1">
            <text:p>7.8</text:p>
          </table:table-cell>
          <table:table-cell office:value-type="float" office:value="265979" table:style-name="ce1">
            <text:p>26597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3281548&quot;: &quot;&quot;Drama,Romance&quot;" table:formula="of:=&quot;&quot;&quot;&quot; &amp; [.A666] &amp; &quot;&quot;&quot;: &quot;&quot;&quot; &amp; &quot;&quot;&quot;&quot; &amp; [.F666] &amp; &quot;&quot;&quot;&quot;" table:style-name="ce1">
            <text:p>"tt328154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55442</text:p>
          </table:table-cell>
          <table:table-cell office:value-type="string" table:style-name="ce1">
            <text:p>The Artist</text:p>
          </table:table-cell>
          <table:table-cell office:value-type="float" office:value="2011" table:style-name="ce1">
            <text:p>2011</text:p>
          </table:table-cell>
          <table:table-cell office:value-type="float" office:value="7.8" table:style-name="ce1">
            <text:p>7.8</text:p>
          </table:table-cell>
          <table:table-cell office:value-type="float" office:value="252011" table:style-name="ce1">
            <text:p>252011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655442&quot;: &quot;&quot;Comedy,Drama,Romance&quot;" table:formula="of:=&quot;&quot;&quot;&quot; &amp; [.A667] &amp; &quot;&quot;&quot;: &quot;&quot;&quot; &amp; &quot;&quot;&quot;&quot; &amp; [.F667] &amp; &quot;&quot;&quot;&quot;" table:style-name="ce1">
            <text:p>"tt1655442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0157</text:p>
          </table:table-cell>
          <table:table-cell office:value-type="string" table:style-name="ce1">
            <text:p>Misery</text:p>
          </table:table-cell>
          <table:table-cell office:value-type="float" office:value="1990" table:style-name="ce1">
            <text:p>1990</text:p>
          </table:table-cell>
          <table:table-cell office:value-type="float" office:value="7.8" table:style-name="ce1">
            <text:p>7.8</text:p>
          </table:table-cell>
          <table:table-cell office:value-type="float" office:value="249086" table:style-name="ce1">
            <text:p>249086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100157&quot;: &quot;&quot;Drama,Thriller&quot;" table:formula="of:=&quot;&quot;&quot;&quot; &amp; [.A668] &amp; &quot;&quot;&quot;: &quot;&quot;&quot; &amp; &quot;&quot;&quot;&quot; &amp; [.F668] &amp; &quot;&quot;&quot;&quot;" table:style-name="ce1">
            <text:p>"tt0100157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553976</text:p>
          </table:table-cell>
          <table:table-cell office:value-type="string" table:style-name="ce1">
            <text:p>Captain Fantastic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243357" table:style-name="ce1">
            <text:p>24335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3553976&quot;: &quot;&quot;Comedy,Drama&quot;" table:formula="of:=&quot;&quot;&quot;&quot; &amp; [.A669] &amp; &quot;&quot;&quot;: &quot;&quot;&quot; &amp; &quot;&quot;&quot;&quot; &amp; [.F669] &amp; &quot;&quot;&quot;&quot;" table:style-name="ce1">
            <text:p>"tt355397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10945</text:p>
          </table:table-cell>
          <table:table-cell office:value-type="string" table:style-name="ce1">
            <text:p>Remember the Titans</text:p>
          </table:table-cell>
          <table:table-cell office:value-type="float" office:value="2000" table:style-name="ce1">
            <text:p>2000</text:p>
          </table:table-cell>
          <table:table-cell office:value-type="float" office:value="7.8" table:style-name="ce1">
            <text:p>7.8</text:p>
          </table:table-cell>
          <table:table-cell office:value-type="float" office:value="239862" table:style-name="ce1">
            <text:p>239862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0210945&quot;: &quot;&quot;Biography,Comedy,Drama&quot;" table:formula="of:=&quot;&quot;&quot;&quot; &amp; [.A670] &amp; &quot;&quot;&quot;: &quot;&quot;&quot; &amp; &quot;&quot;&quot;&quot; &amp; [.F670] &amp; &quot;&quot;&quot;&quot;" table:style-name="ce1">
            <text:p>"tt0210945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7992</text:p>
          </table:table-cell>
          <table:table-cell office:value-type="string" table:style-name="ce1">
            <text:p>Willy Wonka &amp; the Chocolate Factory</text:p>
          </table:table-cell>
          <table:table-cell office:value-type="float" office:value="1971" table:style-name="ce1">
            <text:p>1971</text:p>
          </table:table-cell>
          <table:table-cell office:value-type="float" office:value="7.8" table:style-name="ce1">
            <text:p>7.8</text:p>
          </table:table-cell>
          <table:table-cell office:value-type="float" office:value="236348" table:style-name="ce1">
            <text:p>236348</text:p>
          </table:table-cell>
          <table:table-cell office:value-type="string" table:style-name="ce1">
            <text:p>Adventure,Comedy,Family</text:p>
          </table:table-cell>
          <table:table-cell table:style-name="ce1"/>
          <table:table-cell office:value-type="string" office:string-value="&quot;tt0067992&quot;: &quot;&quot;Adventure,Comedy,Family&quot;" table:formula="of:=&quot;&quot;&quot;&quot; &amp; [.A671] &amp; &quot;&quot;&quot;: &quot;&quot;&quot; &amp; &quot;&quot;&quot;&quot; &amp; [.F671] &amp; &quot;&quot;&quot;&quot;" table:style-name="ce1">
            <text:p>"tt0067992": ""Adventure,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39797</text:p>
          </table:table-cell>
          <table:table-cell office:value-type="string" table:style-name="ce1">
            <text:p>Let the Right One In</text:p>
          </table:table-cell>
          <table:table-cell office:value-type="float" office:value="2008" table:style-name="ce1">
            <text:p>2008</text:p>
          </table:table-cell>
          <table:table-cell office:value-type="float" office:value="7.8" table:style-name="ce1">
            <text:p>7.8</text:p>
          </table:table-cell>
          <table:table-cell office:value-type="float" office:value="233006" table:style-name="ce1">
            <text:p>233006</text:p>
          </table:table-cell>
          <table:table-cell office:value-type="string" table:style-name="ce1">
            <text:p>Drama,Fantasy,Horror</text:p>
          </table:table-cell>
          <table:table-cell table:style-name="ce1"/>
          <table:table-cell office:value-type="string" office:string-value="&quot;tt1139797&quot;: &quot;&quot;Drama,Fantasy,Horror&quot;" table:formula="of:=&quot;&quot;&quot;&quot; &amp; [.A672] &amp; &quot;&quot;&quot;: &quot;&quot;&quot; &amp; &quot;&quot;&quot;&quot; &amp; [.F672] &amp; &quot;&quot;&quot;&quot;" table:style-name="ce1">
            <text:p>"tt1139797": ""Drama,Fantas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32620</text:p>
          </table:table-cell>
          <table:table-cell office:value-type="string" table:style-name="ce1">
            <text:p>The Girl with the Dragon Tattoo</text:p>
          </table:table-cell>
          <table:table-cell office:value-type="float" office:value="2009" table:style-name="ce1">
            <text:p>2009</text:p>
          </table:table-cell>
          <table:table-cell office:value-type="float" office:value="7.8" table:style-name="ce1">
            <text:p>7.8</text:p>
          </table:table-cell>
          <table:table-cell office:value-type="float" office:value="226616" table:style-name="ce1">
            <text:p>226616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132620&quot;: &quot;&quot;Crime,Drama,Mystery&quot;" table:formula="of:=&quot;&quot;&quot;&quot; &amp; [.A673] &amp; &quot;&quot;&quot;: &quot;&quot;&quot; &amp; &quot;&quot;&quot;&quot; &amp; [.F673] &amp; &quot;&quot;&quot;&quot;" table:style-name="ce1">
            <text:p>"tt1132620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98426</text:p>
          </table:table-cell>
          <table:table-cell office:value-type="string" table:style-name="ce1">
            <text:p>Straight Outta Compton</text:p>
          </table:table-cell>
          <table:table-cell office:value-type="float" office:value="2015" table:style-name="ce1">
            <text:p>2015</text:p>
          </table:table-cell>
          <table:table-cell office:value-type="float" office:value="7.8" table:style-name="ce1">
            <text:p>7.8</text:p>
          </table:table-cell>
          <table:table-cell office:value-type="float" office:value="226590" table:style-name="ce1">
            <text:p>226590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1398426&quot;: &quot;&quot;Biography,Drama,History&quot;" table:formula="of:=&quot;&quot;&quot;&quot; &amp; [.A674] &amp; &quot;&quot;&quot;: &quot;&quot;&quot; &amp; &quot;&quot;&quot;&quot; &amp; [.F674] &amp; &quot;&quot;&quot;&quot;" table:style-name="ce1">
            <text:p>"tt1398426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846</text:p>
          </table:table-cell>
          <table:table-cell office:value-type="string" table:style-name="ce1">
            <text:p>Brazil</text:p>
          </table:table-cell>
          <table:table-cell office:value-type="float" office:value="1985" table:style-name="ce1">
            <text:p>1985</text:p>
          </table:table-cell>
          <table:table-cell office:value-type="float" office:value="7.8" table:style-name="ce1">
            <text:p>7.8</text:p>
          </table:table-cell>
          <table:table-cell office:value-type="float" office:value="216127" table:style-name="ce1">
            <text:p>216127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0088846&quot;: &quot;&quot;Drama,Sci-Fi,Thriller&quot;" table:formula="of:=&quot;&quot;&quot;&quot; &amp; [.A675] &amp; &quot;&quot;&quot;: &quot;&quot;&quot; &amp; &quot;&quot;&quot;&quot; &amp; [.F675] &amp; &quot;&quot;&quot;&quot;" table:style-name="ce1">
            <text:p>"tt0088846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756683</text:p>
          </table:table-cell>
          <table:table-cell office:value-type="string" table:style-name="ce1">
            <text:p>The Man from Earth</text:p>
          </table:table-cell>
          <table:table-cell office:value-type="float" office:value="2007" table:style-name="ce1">
            <text:p>2007</text:p>
          </table:table-cell>
          <table:table-cell office:value-type="float" office:value="7.8" table:style-name="ce1">
            <text:p>7.8</text:p>
          </table:table-cell>
          <table:table-cell office:value-type="float" office:value="208479" table:style-name="ce1">
            <text:p>208479</text:p>
          </table:table-cell>
          <table:table-cell office:value-type="string" table:style-name="ce1">
            <text:p>Drama,Fantasy,Mystery</text:p>
          </table:table-cell>
          <table:table-cell table:style-name="ce1"/>
          <table:table-cell office:value-type="string" office:string-value="&quot;tt0756683&quot;: &quot;&quot;Drama,Fantasy,Mystery&quot;" table:formula="of:=&quot;&quot;&quot;&quot; &amp; [.A676] &amp; &quot;&quot;&quot;: &quot;&quot;&quot; &amp; &quot;&quot;&quot;&quot; &amp; [.F676] &amp; &quot;&quot;&quot;&quot;" table:style-name="ce1">
            <text:p>"tt0756683": ""Drama,Fantasy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915174</text:p>
          </table:table-cell>
          <table:table-cell office:value-type="string" table:style-name="ce1">
            <text:p>Puss in Boots: The Last Wish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202372" table:style-name="ce1">
            <text:p>202372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3915174&quot;: &quot;&quot;Animation,Action,Adventure&quot;" table:formula="of:=&quot;&quot;&quot;&quot; &amp; [.A677] &amp; &quot;&quot;&quot;: &quot;&quot;&quot; &amp; &quot;&quot;&quot;&quot; &amp; [.F677] &amp; &quot;&quot;&quot;&quot;" table:style-name="ce1">
            <text:p>"tt3915174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104604</text:p>
          </table:table-cell>
          <table:table-cell office:value-type="string" table:style-name="ce1">
            <text:p>Isle of Dogs</text:p>
          </table:table-cell>
          <table:table-cell office:value-type="float" office:value="2018" table:style-name="ce1">
            <text:p>2018</text:p>
          </table:table-cell>
          <table:table-cell office:value-type="float" office:value="7.8" table:style-name="ce1">
            <text:p>7.8</text:p>
          </table:table-cell>
          <table:table-cell office:value-type="float" office:value="199263" table:style-name="ce1">
            <text:p>199263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5104604&quot;: &quot;&quot;Animation,Adventure,Comedy&quot;" table:formula="of:=&quot;&quot;&quot;&quot; &amp; [.A678] &amp; &quot;&quot;&quot;: &quot;&quot;&quot; &amp; &quot;&quot;&quot;&quot; &amp; [.F678] &amp; &quot;&quot;&quot;&quot;" table:style-name="ce1">
            <text:p>"tt5104604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331</text:p>
          </table:table-cell>
          <table:table-cell office:value-type="string" table:style-name="ce1">
            <text:p>Mary Poppins</text:p>
          </table:table-cell>
          <table:table-cell office:value-type="float" office:value="1964" table:style-name="ce1">
            <text:p>1964</text:p>
          </table:table-cell>
          <table:table-cell office:value-type="float" office:value="7.8" table:style-name="ce1">
            <text:p>7.8</text:p>
          </table:table-cell>
          <table:table-cell office:value-type="float" office:value="192340" table:style-name="ce1">
            <text:p>192340</text:p>
          </table:table-cell>
          <table:table-cell office:value-type="string" table:style-name="ce1">
            <text:p>Comedy,Family,Fantasy</text:p>
          </table:table-cell>
          <table:table-cell table:style-name="ce1"/>
          <table:table-cell office:value-type="string" office:string-value="&quot;tt0058331&quot;: &quot;&quot;Comedy,Family,Fantasy&quot;" table:formula="of:=&quot;&quot;&quot;&quot; &amp; [.A679] &amp; &quot;&quot;&quot;: &quot;&quot;&quot; &amp; &quot;&quot;&quot;&quot; &amp; [.F679] &amp; &quot;&quot;&quot;&quot;" table:style-name="ce1">
            <text:p>"tt0058331": ""Comedy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9707</text:p>
          </table:table-cell>
          <table:table-cell office:value-type="string" table:style-name="ce1">
            <text:p>Ed Wood</text:p>
          </table:table-cell>
          <table:table-cell office:value-type="float" office:value="1994" table:style-name="ce1">
            <text:p>1994</text:p>
          </table:table-cell>
          <table:table-cell office:value-type="float" office:value="7.8" table:style-name="ce1">
            <text:p>7.8</text:p>
          </table:table-cell>
          <table:table-cell office:value-type="float" office:value="187996" table:style-name="ce1">
            <text:p>187996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0109707&quot;: &quot;&quot;Biography,Comedy,Drama&quot;" table:formula="of:=&quot;&quot;&quot;&quot; &amp; [.A680] &amp; &quot;&quot;&quot;: &quot;&quot;&quot; &amp; &quot;&quot;&quot;&quot; &amp; [.F680] &amp; &quot;&quot;&quot;&quot;" table:style-name="ce1">
            <text:p>"tt0109707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40352</text:p>
          </table:table-cell>
          <table:table-cell office:value-type="string" table:style-name="ce1">
            <text:p>The Insider</text:p>
          </table:table-cell>
          <table:table-cell office:value-type="float" office:value="1999" table:style-name="ce1">
            <text:p>1999</text:p>
          </table:table-cell>
          <table:table-cell office:value-type="float" office:value="7.8" table:style-name="ce1">
            <text:p>7.8</text:p>
          </table:table-cell>
          <table:table-cell office:value-type="float" office:value="185970" table:style-name="ce1">
            <text:p>185970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140352&quot;: &quot;&quot;Biography,Drama,History&quot;" table:formula="of:=&quot;&quot;&quot;&quot; &amp; [.A681] &amp; &quot;&quot;&quot;: &quot;&quot;&quot; &amp; &quot;&quot;&quot;&quot; &amp; [.F681] &amp; &quot;&quot;&quot;&quot;" table:style-name="ce1">
            <text:p>"tt0140352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358</text:p>
          </table:table-cell>
          <table:table-cell office:value-type="string" table:style-name="ce1">
            <text:p>Tombstone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178839" table:style-name="ce1">
            <text:p>17883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108358&quot;: &quot;&quot;Biography,Drama,History&quot;" table:formula="of:=&quot;&quot;&quot;&quot; &amp; [.A682] &amp; &quot;&quot;&quot;: &quot;&quot;&quot; &amp; &quot;&quot;&quot;&quot; &amp; [.F682] &amp; &quot;&quot;&quot;&quot;" table:style-name="ce1">
            <text:p>"tt0108358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8178634</text:p>
          </table:table-cell>
          <table:table-cell office:value-type="string" table:style-name="ce1">
            <text:p>RRR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177803" table:style-name="ce1">
            <text:p>177803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8178634&quot;: &quot;&quot;Action,Adventure,Drama&quot;" table:formula="of:=&quot;&quot;&quot;&quot; &amp; [.A683] &amp; &quot;&quot;&quot;: &quot;&quot;&quot; &amp; &quot;&quot;&quot;&quot; &amp; [.F683] &amp; &quot;&quot;&quot;&quot;" table:style-name="ce1">
            <text:p>"tt8178634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814</text:p>
          </table:table-cell>
          <table:table-cell office:value-type="string" table:style-name="ce1">
            <text:p>Kiki's Delivery Service</text:p>
          </table:table-cell>
          <table:table-cell office:value-type="float" office:value="1989" table:style-name="ce1">
            <text:p>1989</text:p>
          </table:table-cell>
          <table:table-cell office:value-type="float" office:value="7.8" table:style-name="ce1">
            <text:p>7.8</text:p>
          </table:table-cell>
          <table:table-cell office:value-type="float" office:value="176446" table:style-name="ce1">
            <text:p>176446</text:p>
          </table:table-cell>
          <table:table-cell office:value-type="string" table:style-name="ce1">
            <text:p>Animation,Family,Fantasy</text:p>
          </table:table-cell>
          <table:table-cell table:style-name="ce1"/>
          <table:table-cell office:value-type="string" office:string-value="&quot;tt0097814&quot;: &quot;&quot;Animation,Family,Fantasy&quot;" table:formula="of:=&quot;&quot;&quot;&quot; &amp; [.A684] &amp; &quot;&quot;&quot;: &quot;&quot;&quot; &amp; &quot;&quot;&quot;&quot; &amp; [.F684] &amp; &quot;&quot;&quot;&quot;" table:style-name="ce1">
            <text:p>"tt0097814": ""Animation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98380</text:p>
          </table:table-cell>
          <table:table-cell office:value-type="string" table:style-name="ce1">
            <text:p>Letters from Iwo Jima</text:p>
          </table:table-cell>
          <table:table-cell office:value-type="float" office:value="2006" table:style-name="ce1">
            <text:p>2006</text:p>
          </table:table-cell>
          <table:table-cell office:value-type="float" office:value="7.8" table:style-name="ce1">
            <text:p>7.8</text:p>
          </table:table-cell>
          <table:table-cell office:value-type="float" office:value="173450" table:style-name="ce1">
            <text:p>173450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498380&quot;: &quot;&quot;Action,Adventure,Drama&quot;" table:formula="of:=&quot;&quot;&quot;&quot; &amp; [.A685] &amp; &quot;&quot;&quot;: &quot;&quot;&quot; &amp; &quot;&quot;&quot;&quot; &amp; [.F685] &amp; &quot;&quot;&quot;&quot;" table:style-name="ce1">
            <text:p>"tt0498380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489</text:p>
          </table:table-cell>
          <table:table-cell office:value-type="string" table:style-name="ce1">
            <text:p>A Bronx Tale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171542" table:style-name="ce1">
            <text:p>171542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06489&quot;: &quot;&quot;Crime,Drama&quot;" table:formula="of:=&quot;&quot;&quot;&quot; &amp; [.A686] &amp; &quot;&quot;&quot;: &quot;&quot;&quot; &amp; &quot;&quot;&quot;&quot; &amp; [.F686] &amp; &quot;&quot;&quot;&quot;" table:style-name="ce1">
            <text:p>"tt0106489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9077</text:p>
          </table:table-cell>
          <table:table-cell office:value-type="string" table:style-name="ce1">
            <text:p>Awakenings</text:p>
          </table:table-cell>
          <table:table-cell office:value-type="float" office:value="1990" table:style-name="ce1">
            <text:p>1990</text:p>
          </table:table-cell>
          <table:table-cell office:value-type="float" office:value="7.8" table:style-name="ce1">
            <text:p>7.8</text:p>
          </table:table-cell>
          <table:table-cell office:value-type="float" office:value="168387" table:style-name="ce1">
            <text:p>168387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099077&quot;: &quot;&quot;Biography,Drama&quot;" table:formula="of:=&quot;&quot;&quot;&quot; &amp; [.A687] &amp; &quot;&quot;&quot;: &quot;&quot;&quot; &amp; &quot;&quot;&quot;&quot; &amp; [.F687] &amp; &quot;&quot;&quot;&quot;" table:style-name="ce1">
            <text:p>"tt0099077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1507</text:p>
          </table:table-cell>
          <table:table-cell office:value-type="string" table:style-name="ce1">
            <text:p>Boyz n the Hood</text:p>
          </table:table-cell>
          <table:table-cell office:value-type="float" office:value="1991" table:style-name="ce1">
            <text:p>1991</text:p>
          </table:table-cell>
          <table:table-cell office:value-type="float" office:value="7.8" table:style-name="ce1">
            <text:p>7.8</text:p>
          </table:table-cell>
          <table:table-cell office:value-type="float" office:value="161709" table:style-name="ce1">
            <text:p>161709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101507&quot;: &quot;&quot;Crime,Drama&quot;" table:formula="of:=&quot;&quot;&quot;&quot; &amp; [.A688] &amp; &quot;&quot;&quot;: &quot;&quot;&quot; &amp; &quot;&quot;&quot;&quot; &amp; [.F688] &amp; &quot;&quot;&quot;&quot;" table:style-name="ce1">
            <text:p>"tt0101507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277242</text:p>
          </table:table-cell>
          <table:table-cell office:value-type="string" table:style-name="ce1">
            <text:p>Society of the Snow</text:p>
          </table:table-cell>
          <table:table-cell office:value-type="float" office:value="2023" table:style-name="ce1">
            <text:p>2023</text:p>
          </table:table-cell>
          <table:table-cell office:value-type="float" office:value="7.8" table:style-name="ce1">
            <text:p>7.8</text:p>
          </table:table-cell>
          <table:table-cell office:value-type="float" office:value="160828" table:style-name="ce1">
            <text:p>160828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16277242&quot;: &quot;&quot;Adventure,Biography,Drama&quot;" table:formula="of:=&quot;&quot;&quot;&quot; &amp; [.A689] &amp; &quot;&quot;&quot;: &quot;&quot;&quot; &amp; &quot;&quot;&quot;&quot; &amp; [.F689] &amp; &quot;&quot;&quot;&quot;" table:style-name="ce1">
            <text:p>"tt16277242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9417</text:p>
          </table:table-cell>
          <table:table-cell office:value-type="string" table:style-name="ce1">
            <text:p>Kramer vs. Kramer</text:p>
          </table:table-cell>
          <table:table-cell office:value-type="float" office:value="1979" table:style-name="ce1">
            <text:p>1979</text:p>
          </table:table-cell>
          <table:table-cell office:value-type="float" office:value="7.8" table:style-name="ce1">
            <text:p>7.8</text:p>
          </table:table-cell>
          <table:table-cell office:value-type="float" office:value="160529" table:style-name="ce1">
            <text:p>16052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79417&quot;: &quot;&quot;Drama&quot;" table:formula="of:=&quot;&quot;&quot;&quot; &amp; [.A690] &amp; &quot;&quot;&quot;: &quot;&quot;&quot; &amp; &quot;&quot;&quot;&quot; &amp; [.F690] &amp; &quot;&quot;&quot;&quot;" table:style-name="ce1">
            <text:p>"tt0079417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88170</text:p>
          </table:table-cell>
          <table:table-cell office:value-type="string" table:style-name="ce1">
            <text:p>I Saw the Devil</text:p>
          </table:table-cell>
          <table:table-cell office:value-type="float" office:value="2010" table:style-name="ce1">
            <text:p>2010</text:p>
          </table:table-cell>
          <table:table-cell office:value-type="float" office:value="7.8" table:style-name="ce1">
            <text:p>7.8</text:p>
          </table:table-cell>
          <table:table-cell office:value-type="float" office:value="155735" table:style-name="ce1">
            <text:p>155735</text:p>
          </table:table-cell>
          <table:table-cell office:value-type="string" table:style-name="ce1">
            <text:p>Action,Thriller</text:p>
          </table:table-cell>
          <table:table-cell table:style-name="ce1"/>
          <table:table-cell office:value-type="string" office:string-value="&quot;tt1588170&quot;: &quot;&quot;Action,Thriller&quot;" table:formula="of:=&quot;&quot;&quot;&quot; &amp; [.A691] &amp; &quot;&quot;&quot;: &quot;&quot;&quot; &amp; &quot;&quot;&quot;&quot; &amp; [.F691] &amp; &quot;&quot;&quot;&quot;" table:style-name="ce1">
            <text:p>"tt1588170": ""Action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9522</text:p>
          </table:table-cell>
          <table:table-cell office:value-type="string" table:style-name="ce1">
            <text:p>Manhattan</text:p>
          </table:table-cell>
          <table:table-cell office:value-type="float" office:value="1979" table:style-name="ce1">
            <text:p>1979</text:p>
          </table:table-cell>
          <table:table-cell office:value-type="float" office:value="7.8" table:style-name="ce1">
            <text:p>7.8</text:p>
          </table:table-cell>
          <table:table-cell office:value-type="float" office:value="150593" table:style-name="ce1">
            <text:p>150593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79522&quot;: &quot;&quot;Comedy,Drama,Romance&quot;" table:formula="of:=&quot;&quot;&quot;&quot; &amp; [.A692] &amp; &quot;&quot;&quot;: &quot;&quot;&quot; &amp; &quot;&quot;&quot;&quot; &amp; [.F692] &amp; &quot;&quot;&quot;&quot;" table:style-name="ce1">
            <text:p>"tt0079522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238346</text:p>
          </table:table-cell>
          <table:table-cell office:value-type="string" table:style-name="ce1">
            <text:p>Past Lives</text:p>
          </table:table-cell>
          <table:table-cell office:value-type="float" office:value="2023" table:style-name="ce1">
            <text:p>2023</text:p>
          </table:table-cell>
          <table:table-cell office:value-type="float" office:value="7.8" table:style-name="ce1">
            <text:p>7.8</text:p>
          </table:table-cell>
          <table:table-cell office:value-type="float" office:value="150149" table:style-name="ce1">
            <text:p>15014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13238346&quot;: &quot;&quot;Drama,Romance&quot;" table:formula="of:=&quot;&quot;&quot;&quot; &amp; [.A693] &amp; &quot;&quot;&quot;: &quot;&quot;&quot; &amp; &quot;&quot;&quot;&quot; &amp; [.F693] &amp; &quot;&quot;&quot;&quot;" table:style-name="ce1">
            <text:p>"tt1323834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441</text:p>
          </table:table-cell>
          <table:table-cell office:value-type="string" table:style-name="ce1">
            <text:p>Glory</text:p>
          </table:table-cell>
          <table:table-cell office:value-type="float" office:value="1989" table:style-name="ce1">
            <text:p>1989</text:p>
          </table:table-cell>
          <table:table-cell office:value-type="float" office:value="7.8" table:style-name="ce1">
            <text:p>7.8</text:p>
          </table:table-cell>
          <table:table-cell office:value-type="float" office:value="148967" table:style-name="ce1">
            <text:p>148967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97441&quot;: &quot;&quot;Biography,Drama,History&quot;" table:formula="of:=&quot;&quot;&quot;&quot; &amp; [.A694] &amp; &quot;&quot;&quot;: &quot;&quot;&quot; &amp; &quot;&quot;&quot;&quot; &amp; [.F694] &amp; &quot;&quot;&quot;&quot;" table:style-name="ce1">
            <text:p>"tt0097441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698684</text:p>
          </table:table-cell>
          <table:table-cell office:value-type="string" table:style-name="ce1">
            <text:p>Hunt for the Wilderpeople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147566" table:style-name="ce1">
            <text:p>147566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4698684&quot;: &quot;&quot;Adventure,Comedy,Drama&quot;" table:formula="of:=&quot;&quot;&quot;&quot; &amp; [.A695] &amp; &quot;&quot;&quot;: &quot;&quot;&quot; &amp; &quot;&quot;&quot;&quot; &amp; [.F695] &amp; &quot;&quot;&quot;&quot;" table:style-name="ce1">
            <text:p>"tt4698684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3350</text:p>
          </table:table-cell>
          <table:table-cell office:value-type="string" table:style-name="ce1">
            <text:p>Night of the Living Dead</text:p>
          </table:table-cell>
          <table:table-cell office:value-type="float" office:value="1968" table:style-name="ce1">
            <text:p>1968</text:p>
          </table:table-cell>
          <table:table-cell office:value-type="float" office:value="7.8" table:style-name="ce1">
            <text:p>7.8</text:p>
          </table:table-cell>
          <table:table-cell office:value-type="float" office:value="144976" table:style-name="ce1">
            <text:p>144976</text:p>
          </table:table-cell>
          <table:table-cell office:value-type="string" table:style-name="ce1">
            <text:p>Horror,Thriller</text:p>
          </table:table-cell>
          <table:table-cell table:style-name="ce1"/>
          <table:table-cell office:value-type="string" office:string-value="&quot;tt0063350&quot;: &quot;&quot;Horror,Thriller&quot;" table:formula="of:=&quot;&quot;&quot;&quot; &amp; [.A696] &amp; &quot;&quot;&quot;: &quot;&quot;&quot; &amp; &quot;&quot;&quot;&quot; &amp; [.F696] &amp; &quot;&quot;&quot;&quot;" table:style-name="ce1">
            <text:p>"tt0063350": ""Horror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924396</text:p>
          </table:table-cell>
          <table:table-cell office:value-type="string" table:style-name="ce1">
            <text:p>The Best Offer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132914" table:style-name="ce1">
            <text:p>132914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924396&quot;: &quot;&quot;Crime,Drama,Mystery&quot;" table:formula="of:=&quot;&quot;&quot;&quot; &amp; [.A697] &amp; &quot;&quot;&quot;: &quot;&quot;&quot; &amp; &quot;&quot;&quot;&quot; &amp; [.F697] &amp; &quot;&quot;&quot;&quot;" table:style-name="ce1">
            <text:p>"tt192439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7402</text:p>
          </table:table-cell>
          <table:table-cell office:value-type="string" table:style-name="ce1">
            <text:p>Dawn of the Dead</text:p>
          </table:table-cell>
          <table:table-cell office:value-type="float" office:value="1978" table:style-name="ce1">
            <text:p>1978</text:p>
          </table:table-cell>
          <table:table-cell office:value-type="float" office:value="7.8" table:style-name="ce1">
            <text:p>7.8</text:p>
          </table:table-cell>
          <table:table-cell office:value-type="float" office:value="132583" table:style-name="ce1">
            <text:p>132583</text:p>
          </table:table-cell>
          <table:table-cell office:value-type="string" table:style-name="ce1">
            <text:p>Horror,Thriller</text:p>
          </table:table-cell>
          <table:table-cell table:style-name="ce1"/>
          <table:table-cell office:value-type="string" office:string-value="&quot;tt0077402&quot;: &quot;&quot;Horror,Thriller&quot;" table:formula="of:=&quot;&quot;&quot;&quot; &amp; [.A698] &amp; &quot;&quot;&quot;: &quot;&quot;&quot; &amp; &quot;&quot;&quot;&quot; &amp; [.F698] &amp; &quot;&quot;&quot;&quot;" table:style-name="ce1">
            <text:p>"tt0077402": ""Horror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4665</text:p>
          </table:table-cell>
          <table:table-cell office:value-type="string" table:style-name="ce1">
            <text:p>Midnight Cowboy</text:p>
          </table:table-cell>
          <table:table-cell office:value-type="float" office:value="1969" table:style-name="ce1">
            <text:p>1969</text:p>
          </table:table-cell>
          <table:table-cell office:value-type="float" office:value="7.8" table:style-name="ce1">
            <text:p>7.8</text:p>
          </table:table-cell>
          <table:table-cell office:value-type="float" office:value="126305" table:style-name="ce1">
            <text:p>12630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64665&quot;: &quot;&quot;Drama&quot;" table:formula="of:=&quot;&quot;&quot;&quot; &amp; [.A699] &amp; &quot;&quot;&quot;: &quot;&quot;&quot; &amp; &quot;&quot;&quot;&quot; &amp; [.F699] &amp; &quot;&quot;&quot;&quot;" table:style-name="ce1">
            <text:p>"tt0064665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5794</text:p>
          </table:table-cell>
          <table:table-cell office:value-type="string" table:style-name="ce1">
            <text:p>The King of Comedy</text:p>
          </table:table-cell>
          <table:table-cell office:value-type="float" office:value="1982" table:style-name="ce1">
            <text:p>1982</text:p>
          </table:table-cell>
          <table:table-cell office:value-type="float" office:value="7.8" table:style-name="ce1">
            <text:p>7.8</text:p>
          </table:table-cell>
          <table:table-cell office:value-type="float" office:value="125686" table:style-name="ce1">
            <text:p>125686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85794&quot;: &quot;&quot;Comedy,Crime,Drama&quot;" table:formula="of:=&quot;&quot;&quot;&quot; &amp; [.A700] &amp; &quot;&quot;&quot;: &quot;&quot;&quot; &amp; &quot;&quot;&quot;&quot; &amp; [.F700] &amp; &quot;&quot;&quot;&quot;" table:style-name="ce1">
            <text:p>"tt0085794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07657</text:p>
          </table:table-cell>
          <table:table-cell office:value-type="string" table:style-name="ce1">
            <text:p>Once</text:p>
          </table:table-cell>
          <table:table-cell office:value-type="float" office:value="2006" table:style-name="ce1">
            <text:p>2006</text:p>
          </table:table-cell>
          <table:table-cell office:value-type="float" office:value="7.8" table:style-name="ce1">
            <text:p>7.8</text:p>
          </table:table-cell>
          <table:table-cell office:value-type="float" office:value="123138" table:style-name="ce1">
            <text:p>123138</text:p>
          </table:table-cell>
          <table:table-cell office:value-type="string" table:style-name="ce1">
            <text:p>Drama,Music,Musical</text:p>
          </table:table-cell>
          <table:table-cell table:style-name="ce1"/>
          <table:table-cell office:value-type="string" office:string-value="&quot;tt0907657&quot;: &quot;&quot;Drama,Music,Musical&quot;" table:formula="of:=&quot;&quot;&quot;&quot; &amp; [.A701] &amp; &quot;&quot;&quot;: &quot;&quot;&quot; &amp; &quot;&quot;&quot;&quot; &amp; [.F701] &amp; &quot;&quot;&quot;&quot;" table:style-name="ce1">
            <text:p>"tt0907657": ""Drama,Music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60791</text:p>
          </table:table-cell>
          <table:table-cell office:value-type="string" table:style-name="ce1">
            <text:p>The Fall</text:p>
          </table:table-cell>
          <table:table-cell office:value-type="float" office:value="2006" table:style-name="ce1">
            <text:p>2006</text:p>
          </table:table-cell>
          <table:table-cell office:value-type="float" office:value="7.8" table:style-name="ce1">
            <text:p>7.8</text:p>
          </table:table-cell>
          <table:table-cell office:value-type="float" office:value="122515" table:style-name="ce1">
            <text:p>122515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460791&quot;: &quot;&quot;Adventure,Drama,Fantasy&quot;" table:formula="of:=&quot;&quot;&quot;&quot; &amp; [.A702] &amp; &quot;&quot;&quot;: &quot;&quot;&quot; &amp; &quot;&quot;&quot;&quot; &amp; [.F702] &amp; &quot;&quot;&quot;&quot;" table:style-name="ce1">
            <text:p>"tt0460791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5647</text:p>
          </table:table-cell>
          <table:table-cell office:value-type="string" table:style-name="ce1">
            <text:p>Mississippi Burning</text:p>
          </table:table-cell>
          <table:table-cell office:value-type="float" office:value="1988" table:style-name="ce1">
            <text:p>1988</text:p>
          </table:table-cell>
          <table:table-cell office:value-type="float" office:value="7.8" table:style-name="ce1">
            <text:p>7.8</text:p>
          </table:table-cell>
          <table:table-cell office:value-type="float" office:value="120358" table:style-name="ce1">
            <text:p>120358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95647&quot;: &quot;&quot;Crime,Drama,Mystery&quot;" table:formula="of:=&quot;&quot;&quot;&quot; &amp; [.A703] &amp; &quot;&quot;&quot;: &quot;&quot;&quot; &amp; &quot;&quot;&quot;&quot; &amp; [.F703] &amp; &quot;&quot;&quot;&quot;" table:style-name="ce1">
            <text:p>"tt0095647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13442</text:p>
          </table:table-cell>
          <table:table-cell office:value-type="string" table:style-name="ce1">
            <text:p>Nosferatu: A Symphony of Horror</text:p>
          </table:table-cell>
          <table:table-cell office:value-type="float" office:value="1922" table:style-name="ce1">
            <text:p>1922</text:p>
          </table:table-cell>
          <table:table-cell office:value-type="float" office:value="7.8" table:style-name="ce1">
            <text:p>7.8</text:p>
          </table:table-cell>
          <table:table-cell office:value-type="float" office:value="118495" table:style-name="ce1">
            <text:p>118495</text:p>
          </table:table-cell>
          <table:table-cell office:value-type="string" table:style-name="ce1">
            <text:p>Fantasy,Horror</text:p>
          </table:table-cell>
          <table:table-cell table:style-name="ce1"/>
          <table:table-cell office:value-type="string" office:string-value="&quot;tt0013442&quot;: &quot;&quot;Fantasy,Horror&quot;" table:formula="of:=&quot;&quot;&quot;&quot; &amp; [.A704] &amp; &quot;&quot;&quot;: &quot;&quot;&quot; &amp; &quot;&quot;&quot;&quot; &amp; [.F704] &amp; &quot;&quot;&quot;&quot;" table:style-name="ce1">
            <text:p>"tt0013442": ""Fantas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394</text:p>
          </table:table-cell>
          <table:table-cell office:value-type="string" table:style-name="ce1">
            <text:p>Three Colors: Blue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114868" table:style-name="ce1">
            <text:p>114868</text:p>
          </table:table-cell>
          <table:table-cell office:value-type="string" table:style-name="ce1">
            <text:p>Drama,Music,Mystery</text:p>
          </table:table-cell>
          <table:table-cell table:style-name="ce1"/>
          <table:table-cell office:value-type="string" office:string-value="&quot;tt0108394&quot;: &quot;&quot;Drama,Music,Mystery&quot;" table:formula="of:=&quot;&quot;&quot;&quot; &amp; [.A705] &amp; &quot;&quot;&quot;: &quot;&quot;&quot; &amp; &quot;&quot;&quot;&quot; &amp; [.F705] &amp; &quot;&quot;&quot;&quot;" table:style-name="ce1">
            <text:p>"tt0108394": ""Drama,Music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037</text:p>
          </table:table-cell>
          <table:table-cell office:value-type="string" table:style-name="ce1">
            <text:p>The Sandlot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107997" table:style-name="ce1">
            <text:p>107997</text:p>
          </table:table-cell>
          <table:table-cell office:value-type="string" table:style-name="ce1">
            <text:p>Comedy,Drama,Family</text:p>
          </table:table-cell>
          <table:table-cell table:style-name="ce1"/>
          <table:table-cell office:value-type="string" office:string-value="&quot;tt0108037&quot;: &quot;&quot;Comedy,Drama,Family&quot;" table:formula="of:=&quot;&quot;&quot;&quot; &amp; [.A706] &amp; &quot;&quot;&quot;: &quot;&quot;&quot; &amp; &quot;&quot;&quot;&quot; &amp; [.F706] &amp; &quot;&quot;&quot;&quot;" table:style-name="ce1">
            <text:p>"tt0108037": ""Comed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85125</text:p>
          </table:table-cell>
          <table:table-cell office:value-type="string" table:style-name="ce1">
            <text:p>All About My Mother</text:p>
          </table:table-cell>
          <table:table-cell office:value-type="float" office:value="1999" table:style-name="ce1">
            <text:p>1999</text:p>
          </table:table-cell>
          <table:table-cell office:value-type="float" office:value="7.8" table:style-name="ce1">
            <text:p>7.8</text:p>
          </table:table-cell>
          <table:table-cell office:value-type="float" office:value="106395" table:style-name="ce1">
            <text:p>106395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185125&quot;: &quot;&quot;Comedy,Drama,Romance&quot;" table:formula="of:=&quot;&quot;&quot;&quot; &amp; [.A707] &amp; &quot;&quot;&quot;: &quot;&quot;&quot; &amp; &quot;&quot;&quot;&quot; &amp; [.F707] &amp; &quot;&quot;&quot;&quot;" table:style-name="ce1">
            <text:p>"tt018512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13293</text:p>
          </table:table-cell>
          <table:table-cell office:value-type="string" table:style-name="ce1">
            <text:p>The Wind Rises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105915" table:style-name="ce1">
            <text:p>105915</text:p>
          </table:table-cell>
          <table:table-cell office:value-type="string" table:style-name="ce1">
            <text:p>Animation,Biography,Drama</text:p>
          </table:table-cell>
          <table:table-cell table:style-name="ce1"/>
          <table:table-cell office:value-type="string" office:string-value="&quot;tt2013293&quot;: &quot;&quot;Animation,Biography,Drama&quot;" table:formula="of:=&quot;&quot;&quot;&quot; &amp; [.A708] &amp; &quot;&quot;&quot;: &quot;&quot;&quot; &amp; &quot;&quot;&quot;&quot; &amp; [.F708] &amp; &quot;&quot;&quot;&quot;" table:style-name="ce1">
            <text:p>"tt2013293": ""Anima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468740</text:p>
          </table:table-cell>
          <table:table-cell office:value-type="string" table:style-name="ce1">
            <text:p>Paddington 2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105208" table:style-name="ce1">
            <text:p>105208</text:p>
          </table:table-cell>
          <table:table-cell office:value-type="string" table:style-name="ce1">
            <text:p>Adventure,Comedy,Family</text:p>
          </table:table-cell>
          <table:table-cell table:style-name="ce1"/>
          <table:table-cell office:value-type="string" office:string-value="&quot;tt4468740&quot;: &quot;&quot;Adventure,Comedy,Family&quot;" table:formula="of:=&quot;&quot;&quot;&quot; &amp; [.A709] &amp; &quot;&quot;&quot;: &quot;&quot;&quot; &amp; &quot;&quot;&quot;&quot; &amp; [.F709] &amp; &quot;&quot;&quot;&quot;" table:style-name="ce1">
            <text:p>"tt4468740": ""Adventure,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35166</text:p>
          </table:table-cell>
          <table:table-cell office:value-type="string" table:style-name="ce1">
            <text:p>A Prophet</text:p>
          </table:table-cell>
          <table:table-cell office:value-type="float" office:value="2009" table:style-name="ce1">
            <text:p>2009</text:p>
          </table:table-cell>
          <table:table-cell office:value-type="float" office:value="7.8" table:style-name="ce1">
            <text:p>7.8</text:p>
          </table:table-cell>
          <table:table-cell office:value-type="float" office:value="104832" table:style-name="ce1">
            <text:p>104832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1235166&quot;: &quot;&quot;Crime,Drama&quot;" table:formula="of:=&quot;&quot;&quot;&quot; &amp; [.A710] &amp; &quot;&quot;&quot;: &quot;&quot;&quot; &amp; &quot;&quot;&quot;&quot; &amp; [.F710] &amp; &quot;&quot;&quot;&quot;" table:style-name="ce1">
            <text:p>"tt1235166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32477</text:p>
          </table:table-cell>
          <table:table-cell office:value-type="string" table:style-name="ce1">
            <text:p>October Sky</text:p>
          </table:table-cell>
          <table:table-cell office:value-type="float" office:value="1999" table:style-name="ce1">
            <text:p>1999</text:p>
          </table:table-cell>
          <table:table-cell office:value-type="float" office:value="7.8" table:style-name="ce1">
            <text:p>7.8</text:p>
          </table:table-cell>
          <table:table-cell office:value-type="float" office:value="101250" table:style-name="ce1">
            <text:p>101250</text:p>
          </table:table-cell>
          <table:table-cell office:value-type="string" table:style-name="ce1">
            <text:p>Biography,Drama,Family</text:p>
          </table:table-cell>
          <table:table-cell table:style-name="ce1"/>
          <table:table-cell office:value-type="string" office:string-value="&quot;tt0132477&quot;: &quot;&quot;Biography,Drama,Family&quot;" table:formula="of:=&quot;&quot;&quot;&quot; &amp; [.A711] &amp; &quot;&quot;&quot;: &quot;&quot;&quot; &amp; &quot;&quot;&quot;&quot; &amp; [.F711] &amp; &quot;&quot;&quot;&quot;" table:style-name="ce1">
            <text:p>"tt0132477": ""Biograph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9730</text:p>
          </table:table-cell>
          <table:table-cell office:value-type="string" table:style-name="ce1">
            <text:p>The Searchers</text:p>
          </table:table-cell>
          <table:table-cell office:value-type="float" office:value="1956" table:style-name="ce1">
            <text:p>1956</text:p>
          </table:table-cell>
          <table:table-cell office:value-type="float" office:value="7.8" table:style-name="ce1">
            <text:p>7.8</text:p>
          </table:table-cell>
          <table:table-cell office:value-type="float" office:value="99982" table:style-name="ce1">
            <text:p>99982</text:p>
          </table:table-cell>
          <table:table-cell office:value-type="string" table:style-name="ce1">
            <text:p>Adventure,Western</text:p>
          </table:table-cell>
          <table:table-cell table:style-name="ce1"/>
          <table:table-cell office:value-type="string" office:string-value="&quot;tt0049730&quot;: &quot;&quot;Adventure,Western&quot;" table:formula="of:=&quot;&quot;&quot;&quot; &amp; [.A712] &amp; &quot;&quot;&quot;: &quot;&quot;&quot; &amp; &quot;&quot;&quot;&quot; &amp; [.F712] &amp; &quot;&quot;&quot;&quot;" table:style-name="ce1">
            <text:p>"tt0049730": ""Adventure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923</text:p>
          </table:table-cell>
          <table:table-cell office:value-type="string" table:style-name="ce1">
            <text:p>Charade</text:p>
          </table:table-cell>
          <table:table-cell office:value-type="float" office:value="1963" table:style-name="ce1">
            <text:p>1963</text:p>
          </table:table-cell>
          <table:table-cell office:value-type="float" office:value="7.8" table:style-name="ce1">
            <text:p>7.8</text:p>
          </table:table-cell>
          <table:table-cell office:value-type="float" office:value="89453" table:style-name="ce1">
            <text:p>89453</text:p>
          </table:table-cell>
          <table:table-cell office:value-type="string" table:style-name="ce1">
            <text:p>Comedy,Mystery,Romance</text:p>
          </table:table-cell>
          <table:table-cell table:style-name="ce1"/>
          <table:table-cell office:value-type="string" office:string-value="&quot;tt0056923&quot;: &quot;&quot;Comedy,Mystery,Romance&quot;" table:formula="of:=&quot;&quot;&quot;&quot; &amp; [.A713] &amp; &quot;&quot;&quot;: &quot;&quot;&quot; &amp; &quot;&quot;&quot;&quot; &amp; [.F713] &amp; &quot;&quot;&quot;&quot;" table:style-name="ce1">
            <text:p>"tt0056923": ""Comedy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943</text:p>
          </table:table-cell>
          <table:table-cell office:value-type="string" table:style-name="ce1">
            <text:p>The Remains of the Day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88396" table:style-name="ce1">
            <text:p>88396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07943&quot;: &quot;&quot;Drama,Romance&quot;" table:formula="of:=&quot;&quot;&quot;&quot; &amp; [.A714] &amp; &quot;&quot;&quot;: &quot;&quot;&quot; &amp; &quot;&quot;&quot;&quot; &amp; [.F714] &amp; &quot;&quot;&quot;&quot;" table:style-name="ce1">
            <text:p>"tt0107943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1884</text:p>
          </table:table-cell>
          <table:table-cell office:value-type="string" table:style-name="ce1">
            <text:p>Frankenstein</text:p>
          </table:table-cell>
          <table:table-cell office:value-type="float" office:value="1931" table:style-name="ce1">
            <text:p>1931</text:p>
          </table:table-cell>
          <table:table-cell office:value-type="float" office:value="7.8" table:style-name="ce1">
            <text:p>7.8</text:p>
          </table:table-cell>
          <table:table-cell office:value-type="float" office:value="83322" table:style-name="ce1">
            <text:p>83322</text:p>
          </table:table-cell>
          <table:table-cell office:value-type="string" table:style-name="ce1">
            <text:p>Drama,Horror,Sci-Fi</text:p>
          </table:table-cell>
          <table:table-cell table:style-name="ce1"/>
          <table:table-cell office:value-type="string" office:string-value="&quot;tt0021884&quot;: &quot;&quot;Drama,Horror,Sci-Fi&quot;" table:formula="of:=&quot;&quot;&quot;&quot; &amp; [.A715] &amp; &quot;&quot;&quot;: &quot;&quot;&quot; &amp; &quot;&quot;&quot;&quot; &amp; [.F715] &amp; &quot;&quot;&quot;&quot;" table:style-name="ce1">
            <text:p>"tt0021884": ""Drama,Horror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5029</text:p>
          </table:table-cell>
          <table:table-cell office:value-type="string" table:style-name="ce1">
            <text:p>The Outlaw Josey Wales</text:p>
          </table:table-cell>
          <table:table-cell office:value-type="float" office:value="1976" table:style-name="ce1">
            <text:p>1976</text:p>
          </table:table-cell>
          <table:table-cell office:value-type="float" office:value="7.8" table:style-name="ce1">
            <text:p>7.8</text:p>
          </table:table-cell>
          <table:table-cell office:value-type="float" office:value="82999" table:style-name="ce1">
            <text:p>82999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75029&quot;: &quot;&quot;Drama,Western&quot;" table:formula="of:=&quot;&quot;&quot;&quot; &amp; [.A716] &amp; &quot;&quot;&quot;: &quot;&quot;&quot; &amp; &quot;&quot;&quot;&quot; &amp; [.F716] &amp; &quot;&quot;&quot;&quot;" table:style-name="ce1">
            <text:p>"tt0075029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937</text:p>
          </table:table-cell>
          <table:table-cell office:value-type="string" table:style-name="ce1">
            <text:p>My Left Foot</text:p>
          </table:table-cell>
          <table:table-cell office:value-type="float" office:value="1989" table:style-name="ce1">
            <text:p>1989</text:p>
          </table:table-cell>
          <table:table-cell office:value-type="float" office:value="7.8" table:style-name="ce1">
            <text:p>7.8</text:p>
          </table:table-cell>
          <table:table-cell office:value-type="float" office:value="82360" table:style-name="ce1">
            <text:p>82360</text:p>
          </table:table-cell>
          <table:table-cell office:value-type="string" table:style-name="ce1">
            <text:p>Biography,Drama</text:p>
          </table:table-cell>
          <table:table-cell table:style-name="ce1"/>
          <table:table-cell office:value-type="string" office:string-value="&quot;tt0097937&quot;: &quot;&quot;Biography,Drama&quot;" table:formula="of:=&quot;&quot;&quot;&quot; &amp; [.A717] &amp; &quot;&quot;&quot;: &quot;&quot;&quot; &amp; &quot;&quot;&quot;&quot; &amp; [.F717] &amp; &quot;&quot;&quot;&quot;" table:style-name="ce1">
            <text:p>"tt0097937": ""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49362</text:p>
          </table:table-cell>
          <table:table-cell office:value-type="string" table:style-name="ce1">
            <text:p>The White Ribbon</text:p>
          </table:table-cell>
          <table:table-cell office:value-type="float" office:value="2009" table:style-name="ce1">
            <text:p>2009</text:p>
          </table:table-cell>
          <table:table-cell office:value-type="float" office:value="7.8" table:style-name="ce1">
            <text:p>7.8</text:p>
          </table:table-cell>
          <table:table-cell office:value-type="float" office:value="79643" table:style-name="ce1">
            <text:p>79643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1149362&quot;: &quot;&quot;Drama,Mystery,Thriller&quot;" table:formula="of:=&quot;&quot;&quot;&quot; &amp; [.A718] &amp; &quot;&quot;&quot;: &quot;&quot;&quot; &amp; &quot;&quot;&quot;&quot; &amp; [.F718] &amp; &quot;&quot;&quot;&quot;" table:style-name="ce1">
            <text:p>"tt1149362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167</text:p>
          </table:table-cell>
          <table:table-cell office:value-type="string" table:style-name="ce1">
            <text:p>Hannah and Her Sisters</text:p>
          </table:table-cell>
          <table:table-cell office:value-type="float" office:value="1986" table:style-name="ce1">
            <text:p>1986</text:p>
          </table:table-cell>
          <table:table-cell office:value-type="float" office:value="7.8" table:style-name="ce1">
            <text:p>7.8</text:p>
          </table:table-cell>
          <table:table-cell office:value-type="float" office:value="78902" table:style-name="ce1">
            <text:p>78902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91167&quot;: &quot;&quot;Comedy,Drama&quot;" table:formula="of:=&quot;&quot;&quot;&quot; &amp; [.A719] &amp; &quot;&quot;&quot;: &quot;&quot;&quot; &amp; &quot;&quot;&quot;&quot; &amp; [.F719] &amp; &quot;&quot;&quot;&quot;" table:style-name="ce1">
            <text:p>"tt0091167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3824</text:p>
          </table:table-cell>
          <table:table-cell office:value-type="string" table:style-name="ce1">
            <text:p>Whisper of the Heart</text:p>
          </table:table-cell>
          <table:table-cell office:value-type="float" office:value="1995" table:style-name="ce1">
            <text:p>1995</text:p>
          </table:table-cell>
          <table:table-cell office:value-type="float" office:value="7.8" table:style-name="ce1">
            <text:p>7.8</text:p>
          </table:table-cell>
          <table:table-cell office:value-type="float" office:value="78078" table:style-name="ce1">
            <text:p>78078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0113824&quot;: &quot;&quot;Animation,Drama,Family&quot;" table:formula="of:=&quot;&quot;&quot;&quot; &amp; [.A720] &amp; &quot;&quot;&quot;: &quot;&quot;&quot; &amp; &quot;&quot;&quot;&quot; &amp; [.F720] &amp; &quot;&quot;&quot;&quot;" table:style-name="ce1">
            <text:p>"tt0113824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90539</text:p>
          </table:table-cell>
          <table:table-cell office:value-type="string" table:style-name="ce1">
            <text:p>The Chaser</text:p>
          </table:table-cell>
          <table:table-cell office:value-type="float" office:value="2008" table:style-name="ce1">
            <text:p>2008</text:p>
          </table:table-cell>
          <table:table-cell office:value-type="float" office:value="7.8" table:style-name="ce1">
            <text:p>7.8</text:p>
          </table:table-cell>
          <table:table-cell office:value-type="float" office:value="76343" table:style-name="ce1">
            <text:p>76343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1190539&quot;: &quot;&quot;Action,Crime,Drama&quot;" table:formula="of:=&quot;&quot;&quot;&quot; &amp; [.A721] &amp; &quot;&quot;&quot;: &quot;&quot;&quot; &amp; &quot;&quot;&quot;&quot; &amp; [.F721] &amp; &quot;&quot;&quot;&quot;" table:style-name="ce1">
            <text:p>"tt1190539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940</text:p>
          </table:table-cell>
          <table:table-cell office:value-type="string" table:style-name="ce1">
            <text:p>The Muppet Christmas Carol</text:p>
          </table:table-cell>
          <table:table-cell office:value-type="float" office:value="1992" table:style-name="ce1">
            <text:p>1992</text:p>
          </table:table-cell>
          <table:table-cell office:value-type="float" office:value="7.8" table:style-name="ce1">
            <text:p>7.8</text:p>
          </table:table-cell>
          <table:table-cell office:value-type="float" office:value="76302" table:style-name="ce1">
            <text:p>76302</text:p>
          </table:table-cell>
          <table:table-cell office:value-type="string" table:style-name="ce1">
            <text:p>Comedy,Drama,Family</text:p>
          </table:table-cell>
          <table:table-cell table:style-name="ce1"/>
          <table:table-cell office:value-type="string" office:string-value="&quot;tt0104940&quot;: &quot;&quot;Comedy,Drama,Family&quot;" table:formula="of:=&quot;&quot;&quot;&quot; &amp; [.A722] &amp; &quot;&quot;&quot;: &quot;&quot;&quot; &amp; &quot;&quot;&quot;&quot; &amp; [.F722] &amp; &quot;&quot;&quot;&quot;" table:style-name="ce1">
            <text:p>"tt0104940": ""Comed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904</text:p>
          </table:table-cell>
          <table:table-cell office:value-type="string" table:style-name="ce1">
            <text:p>The Philadelphia Story</text:p>
          </table:table-cell>
          <table:table-cell office:value-type="float" office:value="1940" table:style-name="ce1">
            <text:p>1940</text:p>
          </table:table-cell>
          <table:table-cell office:value-type="float" office:value="7.8" table:style-name="ce1">
            <text:p>7.8</text:p>
          </table:table-cell>
          <table:table-cell office:value-type="float" office:value="76153" table:style-name="ce1">
            <text:p>76153</text:p>
          </table:table-cell>
          <table:table-cell office:value-type="string" table:style-name="ce1">
            <text:p>Comedy,Romance</text:p>
          </table:table-cell>
          <table:table-cell table:style-name="ce1"/>
          <table:table-cell office:value-type="string" office:string-value="&quot;tt0032904&quot;: &quot;&quot;Comedy,Romance&quot;" table:formula="of:=&quot;&quot;&quot;&quot; &amp; [.A723] &amp; &quot;&quot;&quot;: &quot;&quot;&quot; &amp; &quot;&quot;&quot;&quot; &amp; [.F723] &amp; &quot;&quot;&quot;&quot;" table:style-name="ce1">
            <text:p>"tt0032904": ""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5751</text:p>
          </table:table-cell>
          <table:table-cell office:value-type="string" table:style-name="ce1">
            <text:p>Breaking the Waves</text:p>
          </table:table-cell>
          <table:table-cell office:value-type="float" office:value="1996" table:style-name="ce1">
            <text:p>1996</text:p>
          </table:table-cell>
          <table:table-cell office:value-type="float" office:value="7.8" table:style-name="ce1">
            <text:p>7.8</text:p>
          </table:table-cell>
          <table:table-cell office:value-type="float" office:value="73744" table:style-name="ce1">
            <text:p>7374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5751&quot;: &quot;&quot;Drama&quot;" table:formula="of:=&quot;&quot;&quot;&quot; &amp; [.A724] &amp; &quot;&quot;&quot;: &quot;&quot;&quot; &amp; &quot;&quot;&quot;&quot; &amp; [.F724] &amp; &quot;&quot;&quot;&quot;" table:style-name="ce1">
            <text:p>"tt011575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262116</text:p>
          </table:table-cell>
          <table:table-cell office:value-type="string" table:style-name="ce1">
            <text:p>Thirteen Lives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73280" table:style-name="ce1">
            <text:p>73280</text:p>
          </table:table-cell>
          <table:table-cell office:value-type="string" table:style-name="ce1">
            <text:p>Biography,Drama,Thriller</text:p>
          </table:table-cell>
          <table:table-cell table:style-name="ce1"/>
          <table:table-cell office:value-type="string" office:string-value="&quot;tt12262116&quot;: &quot;&quot;Biography,Drama,Thriller&quot;" table:formula="of:=&quot;&quot;&quot;&quot; &amp; [.A725] &amp; &quot;&quot;&quot;: &quot;&quot;&quot; &amp; &quot;&quot;&quot;&quot; &amp; [.F725] &amp; &quot;&quot;&quot;&quot;" table:style-name="ce1">
            <text:p>"tt12262116": ""Biography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6342</text:p>
          </table:table-cell>
          <table:table-cell office:value-type="string" table:style-name="ce1">
            <text:p>Shadow of a Doubt</text:p>
          </table:table-cell>
          <table:table-cell office:value-type="float" office:value="1943" table:style-name="ce1">
            <text:p>1943</text:p>
          </table:table-cell>
          <table:table-cell office:value-type="float" office:value="7.8" table:style-name="ce1">
            <text:p>7.8</text:p>
          </table:table-cell>
          <table:table-cell office:value-type="float" office:value="72906" table:style-name="ce1">
            <text:p>72906</text:p>
          </table:table-cell>
          <table:table-cell office:value-type="string" table:style-name="ce1">
            <text:p>Drama,Film-Noir,Mystery</text:p>
          </table:table-cell>
          <table:table-cell table:style-name="ce1"/>
          <table:table-cell office:value-type="string" office:string-value="&quot;tt0036342&quot;: &quot;&quot;Drama,Film-Noir,Mystery&quot;" table:formula="of:=&quot;&quot;&quot;&quot; &amp; [.A726] &amp; &quot;&quot;&quot;: &quot;&quot;&quot; &amp; &quot;&quot;&quot;&quot; &amp; [.F726] &amp; &quot;&quot;&quot;&quot;" table:style-name="ce1">
            <text:p>"tt0036342": ""Drama,Film-Noi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2824</text:p>
          </table:table-cell>
          <table:table-cell office:value-type="string" table:style-name="ce1">
            <text:p>The Chorus</text:p>
          </table:table-cell>
          <table:table-cell office:value-type="float" office:value="2004" table:style-name="ce1">
            <text:p>2004</text:p>
          </table:table-cell>
          <table:table-cell office:value-type="float" office:value="7.8" table:style-name="ce1">
            <text:p>7.8</text:p>
          </table:table-cell>
          <table:table-cell office:value-type="float" office:value="69357" table:style-name="ce1">
            <text:p>69357</text:p>
          </table:table-cell>
          <table:table-cell office:value-type="string" table:style-name="ce1">
            <text:p>Drama,Music</text:p>
          </table:table-cell>
          <table:table-cell table:style-name="ce1"/>
          <table:table-cell office:value-type="string" office:string-value="&quot;tt0372824&quot;: &quot;&quot;Drama,Music&quot;" table:formula="of:=&quot;&quot;&quot;&quot; &amp; [.A727] &amp; &quot;&quot;&quot;: &quot;&quot;&quot; &amp; &quot;&quot;&quot;&quot; &amp; [.F727] &amp; &quot;&quot;&quot;&quot;" table:style-name="ce1">
            <text:p>"tt0372824": ""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9947</text:p>
          </table:table-cell>
          <table:table-cell office:value-type="string" table:style-name="ce1">
            <text:p>Bringing Up Baby</text:p>
          </table:table-cell>
          <table:table-cell office:value-type="float" office:value="1938" table:style-name="ce1">
            <text:p>1938</text:p>
          </table:table-cell>
          <table:table-cell office:value-type="float" office:value="7.8" table:style-name="ce1">
            <text:p>7.8</text:p>
          </table:table-cell>
          <table:table-cell office:value-type="float" office:value="68115" table:style-name="ce1">
            <text:p>68115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29947&quot;: &quot;&quot;Comedy&quot;" table:formula="of:=&quot;&quot;&quot;&quot; &amp; [.A728] &amp; &quot;&quot;&quot;: &quot;&quot;&quot; &amp; &quot;&quot;&quot;&quot; &amp; [.F728] &amp; &quot;&quot;&quot;&quot;" table:style-name="ce1">
            <text:p>"tt0029947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197</text:p>
          </table:table-cell>
          <table:table-cell office:value-type="string" table:style-name="ce1">
            <text:p>The Right Stuff</text:p>
          </table:table-cell>
          <table:table-cell office:value-type="float" office:value="1983" table:style-name="ce1">
            <text:p>1983</text:p>
          </table:table-cell>
          <table:table-cell office:value-type="float" office:value="7.8" table:style-name="ce1">
            <text:p>7.8</text:p>
          </table:table-cell>
          <table:table-cell office:value-type="float" office:value="67167" table:style-name="ce1">
            <text:p>67167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086197&quot;: &quot;&quot;Adventure,Biography,Drama&quot;" table:formula="of:=&quot;&quot;&quot;&quot; &amp; [.A729] &amp; &quot;&quot;&quot;: &quot;&quot;&quot; &amp; &quot;&quot;&quot;&quot; &amp; [.F729] &amp; &quot;&quot;&quot;&quot;" table:style-name="ce1">
            <text:p>"tt0086197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168192</text:p>
          </table:table-cell>
          <table:table-cell office:value-type="string" table:style-name="ce1">
            <text:p>I, Daniel Blake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66661" table:style-name="ce1">
            <text:p>6666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5168192&quot;: &quot;&quot;Drama&quot;" table:formula="of:=&quot;&quot;&quot;&quot; &amp; [.A730] &amp; &quot;&quot;&quot;: &quot;&quot;&quot; &amp; &quot;&quot;&quot;&quot; &amp; [.F730] &amp; &quot;&quot;&quot;&quot;" table:style-name="ce1">
            <text:p>"tt516819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262342</text:p>
          </table:table-cell>
          <table:table-cell office:value-type="string" table:style-name="ce1">
            <text:p>Loving Vincent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66034" table:style-name="ce1">
            <text:p>66034</text:p>
          </table:table-cell>
          <table:table-cell office:value-type="string" table:style-name="ce1">
            <text:p>Animation,Drama,Mystery</text:p>
          </table:table-cell>
          <table:table-cell table:style-name="ce1"/>
          <table:table-cell office:value-type="string" office:string-value="&quot;tt3262342&quot;: &quot;&quot;Animation,Drama,Mystery&quot;" table:formula="of:=&quot;&quot;&quot;&quot; &amp; [.A731] &amp; &quot;&quot;&quot;: &quot;&quot;&quot; &amp; &quot;&quot;&quot;&quot; &amp; [.F731] &amp; &quot;&quot;&quot;&quot;" table:style-name="ce1">
            <text:p>"tt3262342": ""Animation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599</text:p>
          </table:table-cell>
          <table:table-cell office:value-type="string" table:style-name="ce1">
            <text:p>His Girl Friday</text:p>
          </table:table-cell>
          <table:table-cell office:value-type="float" office:value="1940" table:style-name="ce1">
            <text:p>1940</text:p>
          </table:table-cell>
          <table:table-cell office:value-type="float" office:value="7.8" table:style-name="ce1">
            <text:p>7.8</text:p>
          </table:table-cell>
          <table:table-cell office:value-type="float" office:value="65476" table:style-name="ce1">
            <text:p>65476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32599&quot;: &quot;&quot;Comedy,Drama,Romance&quot;" table:formula="of:=&quot;&quot;&quot;&quot; &amp; [.A732] &amp; &quot;&quot;&quot;: &quot;&quot;&quot; &amp; &quot;&quot;&quot;&quot; &amp; [.F732] &amp; &quot;&quot;&quot;&quot;" table:style-name="ce1">
            <text:p>"tt0032599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8182</text:p>
          </table:table-cell>
          <table:table-cell office:value-type="string" table:style-name="ce1">
            <text:p>Aguirre, the Wrath of God</text:p>
          </table:table-cell>
          <table:table-cell office:value-type="float" office:value="1972" table:style-name="ce1">
            <text:p>1972</text:p>
          </table:table-cell>
          <table:table-cell office:value-type="float" office:value="7.8" table:style-name="ce1">
            <text:p>7.8</text:p>
          </table:table-cell>
          <table:table-cell office:value-type="float" office:value="65092" table:style-name="ce1">
            <text:p>65092</text:p>
          </table:table-cell>
          <table:table-cell office:value-type="string" table:style-name="ce1">
            <text:p>Action,Adventure,Biography</text:p>
          </table:table-cell>
          <table:table-cell table:style-name="ce1"/>
          <table:table-cell office:value-type="string" office:string-value="&quot;tt0068182&quot;: &quot;&quot;Action,Adventure,Biography&quot;" table:formula="of:=&quot;&quot;&quot;&quot; &amp; [.A733] &amp; &quot;&quot;&quot;: &quot;&quot;&quot; &amp; &quot;&quot;&quot;&quot; &amp; [.F733] &amp; &quot;&quot;&quot;&quot;" table:style-name="ce1">
            <text:p>"tt0068182": ""Action,Adventure,Biograph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50496</text:p>
          </table:table-cell>
          <table:table-cell office:value-type="string" table:style-name="ce1">
            <text:p>The Lunchbox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63510" table:style-name="ce1">
            <text:p>63510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2350496&quot;: &quot;&quot;Drama,Romance&quot;" table:formula="of:=&quot;&quot;&quot;&quot; &amp; [.A734] &amp; &quot;&quot;&quot;: &quot;&quot;&quot; &amp; &quot;&quot;&quot;&quot; &amp; [.F734] &amp; &quot;&quot;&quot;&quot;" table:style-name="ce1">
            <text:p>"tt235049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169706</text:p>
          </table:table-cell>
          <table:table-cell office:value-type="string" table:style-name="ce1">
            <text:p>Pride</text:p>
          </table:table-cell>
          <table:table-cell office:value-type="float" office:value="2014" table:style-name="ce1">
            <text:p>2014</text:p>
          </table:table-cell>
          <table:table-cell office:value-type="float" office:value="7.8" table:style-name="ce1">
            <text:p>7.8</text:p>
          </table:table-cell>
          <table:table-cell office:value-type="float" office:value="63475" table:style-name="ce1">
            <text:p>63475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3169706&quot;: &quot;&quot;Biography,Comedy,Drama&quot;" table:formula="of:=&quot;&quot;&quot;&quot; &amp; [.A735] &amp; &quot;&quot;&quot;: &quot;&quot;&quot; &amp; &quot;&quot;&quot;&quot; &amp; [.F735] &amp; &quot;&quot;&quot;&quot;" table:style-name="ce1">
            <text:p>"tt3169706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8327</text:p>
          </table:table-cell>
          <table:table-cell office:value-type="string" table:style-name="ce1">
            <text:p>Cabaret</text:p>
          </table:table-cell>
          <table:table-cell office:value-type="float" office:value="1972" table:style-name="ce1">
            <text:p>1972</text:p>
          </table:table-cell>
          <table:table-cell office:value-type="float" office:value="7.8" table:style-name="ce1">
            <text:p>7.8</text:p>
          </table:table-cell>
          <table:table-cell office:value-type="float" office:value="61971" table:style-name="ce1">
            <text:p>61971</text:p>
          </table:table-cell>
          <table:table-cell office:value-type="string" table:style-name="ce1">
            <text:p>Drama,Music,Musical</text:p>
          </table:table-cell>
          <table:table-cell table:style-name="ce1"/>
          <table:table-cell office:value-type="string" office:string-value="&quot;tt0068327&quot;: &quot;&quot;Drama,Music,Musical&quot;" table:formula="of:=&quot;&quot;&quot;&quot; &amp; [.A736] &amp; &quot;&quot;&quot;: &quot;&quot;&quot; &amp; &quot;&quot;&quot;&quot; &amp; [.F736] &amp; &quot;&quot;&quot;&quot;" table:style-name="ce1">
            <text:p>"tt0068327": ""Drama,Music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123</text:p>
          </table:table-cell>
          <table:table-cell office:value-type="string" table:style-name="ce1">
            <text:p>Crimes and Misdemeanors</text:p>
          </table:table-cell>
          <table:table-cell office:value-type="float" office:value="1989" table:style-name="ce1">
            <text:p>1989</text:p>
          </table:table-cell>
          <table:table-cell office:value-type="float" office:value="7.8" table:style-name="ce1">
            <text:p>7.8</text:p>
          </table:table-cell>
          <table:table-cell office:value-type="float" office:value="61951" table:style-name="ce1">
            <text:p>6195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97123&quot;: &quot;&quot;Comedy,Drama&quot;" table:formula="of:=&quot;&quot;&quot;&quot; &amp; [.A737] &amp; &quot;&quot;&quot;: &quot;&quot;&quot; &amp; &quot;&quot;&quot;&quot; &amp; [.F737] &amp; &quot;&quot;&quot;&quot;" table:style-name="ce1">
            <text:p>"tt0097123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12080</text:p>
          </table:table-cell>
          <table:table-cell office:value-type="string" table:style-name="ce1">
            <text:p>The World's Fastest Indian</text:p>
          </table:table-cell>
          <table:table-cell office:value-type="float" office:value="2005" table:style-name="ce1">
            <text:p>2005</text:p>
          </table:table-cell>
          <table:table-cell office:value-type="float" office:value="7.8" table:style-name="ce1">
            <text:p>7.8</text:p>
          </table:table-cell>
          <table:table-cell office:value-type="float" office:value="61556" table:style-name="ce1">
            <text:p>61556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0412080&quot;: &quot;&quot;Biography,Drama,Sport&quot;" table:formula="of:=&quot;&quot;&quot;&quot; &amp; [.A738] &amp; &quot;&quot;&quot;: &quot;&quot;&quot; &amp; &quot;&quot;&quot;&quot; &amp; [.F738] &amp; &quot;&quot;&quot;&quot;" table:style-name="ce1">
            <text:p>"tt0412080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7553</text:p>
          </table:table-cell>
          <table:table-cell office:value-type="string" table:style-name="ce1">
            <text:p>The Killing Fields</text:p>
          </table:table-cell>
          <table:table-cell office:value-type="float" office:value="1984" table:style-name="ce1">
            <text:p>1984</text:p>
          </table:table-cell>
          <table:table-cell office:value-type="float" office:value="7.8" table:style-name="ce1">
            <text:p>7.8</text:p>
          </table:table-cell>
          <table:table-cell office:value-type="float" office:value="61530" table:style-name="ce1">
            <text:p>61530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87553&quot;: &quot;&quot;Biography,Drama,History&quot;" table:formula="of:=&quot;&quot;&quot;&quot; &amp; [.A739] &amp; &quot;&quot;&quot;: &quot;&quot;&quot; &amp; &quot;&quot;&quot;&quot; &amp; [.F739] &amp; &quot;&quot;&quot;&quot;" table:style-name="ce1">
            <text:p>"tt0087553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6364</text:p>
          </table:table-cell>
          <table:table-cell office:value-type="string" table:style-name="ce1">
            <text:p>Batman: Mask of the Phantasm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60197" table:style-name="ce1">
            <text:p>60197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106364&quot;: &quot;&quot;Animation,Action,Adventure&quot;" table:formula="of:=&quot;&quot;&quot;&quot; &amp; [.A740] &amp; &quot;&quot;&quot;: &quot;&quot;&quot; &amp; &quot;&quot;&quot;&quot; &amp; [.F740] &amp; &quot;&quot;&quot;&quot;" table:style-name="ce1">
            <text:p>"tt0106364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0332</text:p>
          </table:table-cell>
          <table:table-cell office:value-type="string" table:style-name="ce1">
            <text:p>Veer-Zaara</text:p>
          </table:table-cell>
          <table:table-cell office:value-type="float" office:value="2004" table:style-name="ce1">
            <text:p>2004</text:p>
          </table:table-cell>
          <table:table-cell office:value-type="float" office:value="7.8" table:style-name="ce1">
            <text:p>7.8</text:p>
          </table:table-cell>
          <table:table-cell office:value-type="float" office:value="59641" table:style-name="ce1">
            <text:p>59641</text:p>
          </table:table-cell>
          <table:table-cell office:value-type="string" table:style-name="ce1">
            <text:p>Drama,Family,Musical</text:p>
          </table:table-cell>
          <table:table-cell table:style-name="ce1"/>
          <table:table-cell office:value-type="string" office:string-value="&quot;tt0420332&quot;: &quot;&quot;Drama,Family,Musical&quot;" table:formula="of:=&quot;&quot;&quot;&quot; &amp; [.A741] &amp; &quot;&quot;&quot;: &quot;&quot;&quot; &amp; &quot;&quot;&quot;&quot; &amp; [.F741] &amp; &quot;&quot;&quot;&quot;" table:style-name="ce1">
            <text:p>"tt0420332": ""Drama,Family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1971</text:p>
          </table:table-cell>
          <table:table-cell office:value-type="string" table:style-name="ce1">
            <text:p>Stagecoach</text:p>
          </table:table-cell>
          <table:table-cell office:value-type="float" office:value="1939" table:style-name="ce1">
            <text:p>1939</text:p>
          </table:table-cell>
          <table:table-cell office:value-type="float" office:value="7.8" table:style-name="ce1">
            <text:p>7.8</text:p>
          </table:table-cell>
          <table:table-cell office:value-type="float" office:value="56320" table:style-name="ce1">
            <text:p>56320</text:p>
          </table:table-cell>
          <table:table-cell office:value-type="string" table:style-name="ce1">
            <text:p>Adventure,Drama,Western</text:p>
          </table:table-cell>
          <table:table-cell table:style-name="ce1"/>
          <table:table-cell office:value-type="string" office:string-value="&quot;tt0031971&quot;: &quot;&quot;Adventure,Drama,Western&quot;" table:formula="of:=&quot;&quot;&quot;&quot; &amp; [.A742] &amp; &quot;&quot;&quot;: &quot;&quot;&quot; &amp; &quot;&quot;&quot;&quot; &amp; [.F742] &amp; &quot;&quot;&quot;&quot;" table:style-name="ce1">
            <text:p>"tt0031971": ""Adventure,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6138</text:p>
          </table:table-cell>
          <table:table-cell office:value-type="string" table:style-name="ce1">
            <text:p>Bride of Frankenstein</text:p>
          </table:table-cell>
          <table:table-cell office:value-type="float" office:value="1935" table:style-name="ce1">
            <text:p>1935</text:p>
          </table:table-cell>
          <table:table-cell office:value-type="float" office:value="7.8" table:style-name="ce1">
            <text:p>7.8</text:p>
          </table:table-cell>
          <table:table-cell office:value-type="float" office:value="55694" table:style-name="ce1">
            <text:p>55694</text:p>
          </table:table-cell>
          <table:table-cell office:value-type="string" table:style-name="ce1">
            <text:p>Drama,Horror,Sci-Fi</text:p>
          </table:table-cell>
          <table:table-cell table:style-name="ce1"/>
          <table:table-cell office:value-type="string" office:string-value="&quot;tt0026138&quot;: &quot;&quot;Drama,Horror,Sci-Fi&quot;" table:formula="of:=&quot;&quot;&quot;&quot; &amp; [.A743] &amp; &quot;&quot;&quot;: &quot;&quot;&quot; &amp; &quot;&quot;&quot;&quot; &amp; [.F743] &amp; &quot;&quot;&quot;&quot;" table:style-name="ce1">
            <text:p>"tt0026138": ""Drama,Horror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75277</text:p>
          </table:table-cell>
          <table:table-cell office:value-type="string" table:style-name="ce1">
            <text:p>Cowboy Bebop: The Movie</text:p>
          </table:table-cell>
          <table:table-cell office:value-type="float" office:value="2001" table:style-name="ce1">
            <text:p>2001</text:p>
          </table:table-cell>
          <table:table-cell office:value-type="float" office:value="7.8" table:style-name="ce1">
            <text:p>7.8</text:p>
          </table:table-cell>
          <table:table-cell office:value-type="float" office:value="55373" table:style-name="ce1">
            <text:p>55373</text:p>
          </table:table-cell>
          <table:table-cell office:value-type="string" table:style-name="ce1">
            <text:p>Animation,Action,Crime</text:p>
          </table:table-cell>
          <table:table-cell table:style-name="ce1"/>
          <table:table-cell office:value-type="string" office:string-value="&quot;tt0275277&quot;: &quot;&quot;Animation,Action,Crime&quot;" table:formula="of:=&quot;&quot;&quot;&quot; &amp; [.A744] &amp; &quot;&quot;&quot;: &quot;&quot;&quot; &amp; &quot;&quot;&quot;&quot; &amp; [.F744] &amp; &quot;&quot;&quot;&quot;" table:style-name="ce1">
            <text:p>"tt0275277": ""Animation,Action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2913</text:p>
          </table:table-cell>
          <table:table-cell office:value-type="string" table:style-name="ce1">
            <text:p>Freaks</text:p>
          </table:table-cell>
          <table:table-cell office:value-type="float" office:value="1932" table:style-name="ce1">
            <text:p>1932</text:p>
          </table:table-cell>
          <table:table-cell office:value-type="float" office:value="7.8" table:style-name="ce1">
            <text:p>7.8</text:p>
          </table:table-cell>
          <table:table-cell office:value-type="float" office:value="52643" table:style-name="ce1">
            <text:p>52643</text:p>
          </table:table-cell>
          <table:table-cell office:value-type="string" table:style-name="ce1">
            <text:p>Drama,Horror</text:p>
          </table:table-cell>
          <table:table-cell table:style-name="ce1"/>
          <table:table-cell office:value-type="string" office:string-value="&quot;tt0022913&quot;: &quot;&quot;Drama,Horror&quot;" table:formula="of:=&quot;&quot;&quot;&quot; &amp; [.A745] &amp; &quot;&quot;&quot;: &quot;&quot;&quot; &amp; &quot;&quot;&quot;&quot; &amp; [.F745] &amp; &quot;&quot;&quot;&quot;" table:style-name="ce1">
            <text:p>"tt0022913": ""Drama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00140</text:p>
          </table:table-cell>
          <table:table-cell office:value-type="string" table:style-name="ce1">
            <text:p>Lilya 4-Ever</text:p>
          </table:table-cell>
          <table:table-cell office:value-type="float" office:value="2002" table:style-name="ce1">
            <text:p>2002</text:p>
          </table:table-cell>
          <table:table-cell office:value-type="float" office:value="7.8" table:style-name="ce1">
            <text:p>7.8</text:p>
          </table:table-cell>
          <table:table-cell office:value-type="float" office:value="52306" table:style-name="ce1">
            <text:p>52306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300140&quot;: &quot;&quot;Crime,Drama&quot;" table:formula="of:=&quot;&quot;&quot;&quot; &amp; [.A746] &amp; &quot;&quot;&quot;: &quot;&quot;&quot; &amp; &quot;&quot;&quot;&quot; &amp; [.F746] &amp; &quot;&quot;&quot;&quot;" table:style-name="ce1">
            <text:p>"tt0300140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27487</text:p>
          </table:table-cell>
          <table:table-cell office:value-type="string" table:style-name="ce1">
            <text:p>Once Upon a Time in Anatolia</text:p>
          </table:table-cell>
          <table:table-cell office:value-type="float" office:value="2011" table:style-name="ce1">
            <text:p>2011</text:p>
          </table:table-cell>
          <table:table-cell office:value-type="float" office:value="7.8" table:style-name="ce1">
            <text:p>7.8</text:p>
          </table:table-cell>
          <table:table-cell office:value-type="float" office:value="52073" table:style-name="ce1">
            <text:p>52073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1827487&quot;: &quot;&quot;Crime,Drama,Thriller&quot;" table:formula="of:=&quot;&quot;&quot;&quot; &amp; [.A747] &amp; &quot;&quot;&quot;: &quot;&quot;&quot; &amp; &quot;&quot;&quot;&quot; &amp; [.F747] &amp; &quot;&quot;&quot;&quot;" table:style-name="ce1">
            <text:p>"tt1827487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735</text:p>
          </table:table-cell>
          <table:table-cell office:value-type="string" table:style-name="ce1">
            <text:p>Guess Who's Coming to Dinner</text:p>
          </table:table-cell>
          <table:table-cell office:value-type="float" office:value="1967" table:style-name="ce1">
            <text:p>1967</text:p>
          </table:table-cell>
          <table:table-cell office:value-type="float" office:value="7.8" table:style-name="ce1">
            <text:p>7.8</text:p>
          </table:table-cell>
          <table:table-cell office:value-type="float" office:value="51005" table:style-name="ce1">
            <text:p>51005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61735&quot;: &quot;&quot;Comedy,Drama&quot;" table:formula="of:=&quot;&quot;&quot;&quot; &amp; [.A748] &amp; &quot;&quot;&quot;: &quot;&quot;&quot; &amp; &quot;&quot;&quot;&quot; &amp; [.F748] &amp; &quot;&quot;&quot;&quot;" table:style-name="ce1">
            <text:p>"tt0061735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8473</text:p>
          </table:table-cell>
          <table:table-cell office:value-type="string" table:style-name="ce1">
            <text:p>Tokyo Godfathers</text:p>
          </table:table-cell>
          <table:table-cell office:value-type="float" office:value="2003" table:style-name="ce1">
            <text:p>2003</text:p>
          </table:table-cell>
          <table:table-cell office:value-type="float" office:value="7.8" table:style-name="ce1">
            <text:p>7.8</text:p>
          </table:table-cell>
          <table:table-cell office:value-type="float" office:value="50831" table:style-name="ce1">
            <text:p>50831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388473&quot;: &quot;&quot;Animation,Adventure,Comedy&quot;" table:formula="of:=&quot;&quot;&quot;&quot; &amp; [.A749] &amp; &quot;&quot;&quot;: &quot;&quot;&quot; &amp; &quot;&quot;&quot;&quot; &amp; [.F749] &amp; &quot;&quot;&quot;&quot;" table:style-name="ce1">
            <text:p>"tt038847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8028</text:p>
          </table:table-cell>
          <table:table-cell office:value-type="string" table:style-name="ce1">
            <text:p>East of Eden</text:p>
          </table:table-cell>
          <table:table-cell office:value-type="float" office:value="1955" table:style-name="ce1">
            <text:p>1955</text:p>
          </table:table-cell>
          <table:table-cell office:value-type="float" office:value="7.8" table:style-name="ce1">
            <text:p>7.8</text:p>
          </table:table-cell>
          <table:table-cell office:value-type="float" office:value="50233" table:style-name="ce1">
            <text:p>5023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48028&quot;: &quot;&quot;Drama&quot;" table:formula="of:=&quot;&quot;&quot;&quot; &amp; [.A750] &amp; &quot;&quot;&quot;: &quot;&quot;&quot; &amp; &quot;&quot;&quot;&quot; &amp; [.F750] &amp; &quot;&quot;&quot;&quot;" table:style-name="ce1">
            <text:p>"tt004802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9947</text:p>
          </table:table-cell>
          <table:table-cell office:value-type="string" table:style-name="ce1">
            <text:p>The Day of the Jackal</text:p>
          </table:table-cell>
          <table:table-cell office:value-type="float" office:value="1973" table:style-name="ce1">
            <text:p>1973</text:p>
          </table:table-cell>
          <table:table-cell office:value-type="float" office:value="7.8" table:style-name="ce1">
            <text:p>7.8</text:p>
          </table:table-cell>
          <table:table-cell office:value-type="float" office:value="50092" table:style-name="ce1">
            <text:p>50092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069947&quot;: &quot;&quot;Crime,Drama,Thriller&quot;" table:formula="of:=&quot;&quot;&quot;&quot; &amp; [.A751] &amp; &quot;&quot;&quot;: &quot;&quot;&quot; &amp; &quot;&quot;&quot;&quot; &amp; [.F751] &amp; &quot;&quot;&quot;&quot;" table:style-name="ce1">
            <text:p>"tt0069947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129</text:p>
          </table:table-cell>
          <table:table-cell office:value-type="string" table:style-name="ce1">
            <text:p>Amarcord</text:p>
          </table:table-cell>
          <table:table-cell office:value-type="float" office:value="1973" table:style-name="ce1">
            <text:p>1973</text:p>
          </table:table-cell>
          <table:table-cell office:value-type="float" office:value="7.8" table:style-name="ce1">
            <text:p>7.8</text:p>
          </table:table-cell>
          <table:table-cell office:value-type="float" office:value="49588" table:style-name="ce1">
            <text:p>49588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071129&quot;: &quot;&quot;Comedy,Drama&quot;" table:formula="of:=&quot;&quot;&quot;&quot; &amp; [.A752] &amp; &quot;&quot;&quot;: &quot;&quot;&quot; &amp; &quot;&quot;&quot;&quot; &amp; [.F752] &amp; &quot;&quot;&quot;&quot;" table:style-name="ce1">
            <text:p>"tt0071129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331144</text:p>
          </table:table-cell>
          <table:table-cell office:value-type="string" table:style-name="ce1">
            <text:p>Jujutsu Kaisen 0</text:p>
          </table:table-cell>
          <table:table-cell office:value-type="float" office:value="2021" table:style-name="ce1">
            <text:p>2021</text:p>
          </table:table-cell>
          <table:table-cell office:value-type="float" office:value="7.8" table:style-name="ce1">
            <text:p>7.8</text:p>
          </table:table-cell>
          <table:table-cell office:value-type="float" office:value="49104" table:style-name="ce1">
            <text:p>49104</text:p>
          </table:table-cell>
          <table:table-cell office:value-type="string" table:style-name="ce1">
            <text:p>Animation,Action,Fantasy</text:p>
          </table:table-cell>
          <table:table-cell table:style-name="ce1"/>
          <table:table-cell office:value-type="string" office:string-value="&quot;tt14331144&quot;: &quot;&quot;Animation,Action,Fantasy&quot;" table:formula="of:=&quot;&quot;&quot;&quot; &amp; [.A753] &amp; &quot;&quot;&quot;: &quot;&quot;&quot; &amp; &quot;&quot;&quot;&quot; &amp; [.F753] &amp; &quot;&quot;&quot;&quot;" table:style-name="ce1">
            <text:p>"tt14331144": ""Animation,Action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841424</text:p>
          </table:table-cell>
          <table:table-cell office:value-type="string" table:style-name="ce1">
            <text:p>Land of Mine</text:p>
          </table:table-cell>
          <table:table-cell office:value-type="float" office:value="2015" table:style-name="ce1">
            <text:p>2015</text:p>
          </table:table-cell>
          <table:table-cell office:value-type="float" office:value="7.8" table:style-name="ce1">
            <text:p>7.8</text:p>
          </table:table-cell>
          <table:table-cell office:value-type="float" office:value="47617" table:style-name="ce1">
            <text:p>47617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3841424&quot;: &quot;&quot;Drama,History,War&quot;" table:formula="of:=&quot;&quot;&quot;&quot; &amp; [.A754] &amp; &quot;&quot;&quot;: &quot;&quot;&quot; &amp; &quot;&quot;&quot;&quot; &amp; [.F754] &amp; &quot;&quot;&quot;&quot;" table:style-name="ce1">
            <text:p>"tt3841424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660502</text:p>
          </table:table-cell>
          <table:table-cell office:value-type="string" table:style-name="ce1">
            <text:p>Close</text:p>
          </table:table-cell>
          <table:table-cell office:value-type="float" office:value="2022" table:style-name="ce1">
            <text:p>2022</text:p>
          </table:table-cell>
          <table:table-cell office:value-type="float" office:value="7.8" table:style-name="ce1">
            <text:p>7.8</text:p>
          </table:table-cell>
          <table:table-cell office:value-type="float" office:value="42911" table:style-name="ce1">
            <text:p>4291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9660502&quot;: &quot;&quot;Drama&quot;" table:formula="of:=&quot;&quot;&quot;&quot; &amp; [.A755] &amp; &quot;&quot;&quot;: &quot;&quot;&quot; &amp; &quot;&quot;&quot;&quot; &amp; [.F755] &amp; &quot;&quot;&quot;&quot;" table:style-name="ce1">
            <text:p>"tt966050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692</text:p>
          </table:table-cell>
          <table:table-cell office:value-type="string" table:style-name="ce1">
            <text:p>Ninja Scroll</text:p>
          </table:table-cell>
          <table:table-cell office:value-type="float" office:value="1993" table:style-name="ce1">
            <text:p>1993</text:p>
          </table:table-cell>
          <table:table-cell office:value-type="float" office:value="7.8" table:style-name="ce1">
            <text:p>7.8</text:p>
          </table:table-cell>
          <table:table-cell office:value-type="float" office:value="42749" table:style-name="ce1">
            <text:p>42749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107692&quot;: &quot;&quot;Animation,Action,Adventure&quot;" table:formula="of:=&quot;&quot;&quot;&quot; &amp; [.A756] &amp; &quot;&quot;&quot;: &quot;&quot;&quot; &amp; &quot;&quot;&quot;&quot; &amp; [.F756] &amp; &quot;&quot;&quot;&quot;" table:style-name="ce1">
            <text:p>"tt0107692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181931</text:p>
          </table:table-cell>
          <table:table-cell office:value-type="string" table:style-name="ce1">
            <text:p>English Vinglish</text:p>
          </table:table-cell>
          <table:table-cell office:value-type="float" office:value="2012" table:style-name="ce1">
            <text:p>2012</text:p>
          </table:table-cell>
          <table:table-cell office:value-type="float" office:value="7.8" table:style-name="ce1">
            <text:p>7.8</text:p>
          </table:table-cell>
          <table:table-cell office:value-type="float" office:value="40722" table:style-name="ce1">
            <text:p>40722</text:p>
          </table:table-cell>
          <table:table-cell office:value-type="string" table:style-name="ce1">
            <text:p>Comedy,Drama,Family</text:p>
          </table:table-cell>
          <table:table-cell table:style-name="ce1"/>
          <table:table-cell office:value-type="string" office:string-value="&quot;tt2181931&quot;: &quot;&quot;Comedy,Drama,Family&quot;" table:formula="of:=&quot;&quot;&quot;&quot; &amp; [.A757] &amp; &quot;&quot;&quot;: &quot;&quot;&quot; &amp; &quot;&quot;&quot;&quot; &amp; [.F757] &amp; &quot;&quot;&quot;&quot;" table:style-name="ce1">
            <text:p>"tt2181931": ""Comed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0877</text:p>
          </table:table-cell>
          <table:table-cell office:value-type="string" table:style-name="ce1">
            <text:p>The Postman</text:p>
          </table:table-cell>
          <table:table-cell office:value-type="float" office:value="1994" table:style-name="ce1">
            <text:p>1994</text:p>
          </table:table-cell>
          <table:table-cell office:value-type="float" office:value="7.8" table:style-name="ce1">
            <text:p>7.8</text:p>
          </table:table-cell>
          <table:table-cell office:value-type="float" office:value="40188" table:style-name="ce1">
            <text:p>40188</text:p>
          </table:table-cell>
          <table:table-cell office:value-type="string" table:style-name="ce1">
            <text:p>Biography,Comedy,Drama</text:p>
          </table:table-cell>
          <table:table-cell table:style-name="ce1"/>
          <table:table-cell office:value-type="string" office:string-value="&quot;tt0110877&quot;: &quot;&quot;Biography,Comedy,Drama&quot;" table:formula="of:=&quot;&quot;&quot;&quot; &amp; [.A758] &amp; &quot;&quot;&quot;: &quot;&quot;&quot; &amp; &quot;&quot;&quot;&quot; &amp; [.F758] &amp; &quot;&quot;&quot;&quot;" table:style-name="ce1">
            <text:p>"tt0110877": ""Biography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7382</text:p>
          </table:table-cell>
          <table:table-cell office:value-type="string" table:style-name="ce1">
            <text:p>To Have and Have Not</text:p>
          </table:table-cell>
          <table:table-cell office:value-type="float" office:value="1944" table:style-name="ce1">
            <text:p>1944</text:p>
          </table:table-cell>
          <table:table-cell office:value-type="float" office:value="7.8" table:style-name="ce1">
            <text:p>7.8</text:p>
          </table:table-cell>
          <table:table-cell office:value-type="float" office:value="39592" table:style-name="ce1">
            <text:p>39592</text:p>
          </table:table-cell>
          <table:table-cell office:value-type="string" table:style-name="ce1">
            <text:p>Adventure,Comedy,Drama</text:p>
          </table:table-cell>
          <table:table-cell table:style-name="ce1"/>
          <table:table-cell office:value-type="string" office:string-value="&quot;tt0037382&quot;: &quot;&quot;Adventure,Comedy,Drama&quot;" table:formula="of:=&quot;&quot;&quot;&quot; &amp; [.A759] &amp; &quot;&quot;&quot;: &quot;&quot;&quot; &amp; &quot;&quot;&quot;&quot; &amp; [.F759] &amp; &quot;&quot;&quot;&quot;" table:style-name="ce1">
            <text:p>"tt0037382": ""Adventure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2893</text:p>
          </table:table-cell>
          <table:table-cell office:value-type="string" table:style-name="ce1">
            <text:p>Hiroshima Mon Amour</text:p>
          </table:table-cell>
          <table:table-cell office:value-type="float" office:value="1959" table:style-name="ce1">
            <text:p>1959</text:p>
          </table:table-cell>
          <table:table-cell office:value-type="float" office:value="7.8" table:style-name="ce1">
            <text:p>7.8</text:p>
          </table:table-cell>
          <table:table-cell office:value-type="float" office:value="37668" table:style-name="ce1">
            <text:p>37668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52893&quot;: &quot;&quot;Drama,Romance&quot;" table:formula="of:=&quot;&quot;&quot;&quot; &amp; [.A760] &amp; &quot;&quot;&quot;: &quot;&quot;&quot; &amp; &quot;&quot;&quot;&quot; &amp; [.F760] &amp; &quot;&quot;&quot;&quot;" table:style-name="ce1">
            <text:p>"tt0052893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8754</text:p>
          </table:table-cell>
          <table:table-cell office:value-type="string" table:style-name="ce1">
            <text:p>All That Jazz</text:p>
          </table:table-cell>
          <table:table-cell office:value-type="float" office:value="1979" table:style-name="ce1">
            <text:p>1979</text:p>
          </table:table-cell>
          <table:table-cell office:value-type="float" office:value="7.8" table:style-name="ce1">
            <text:p>7.8</text:p>
          </table:table-cell>
          <table:table-cell office:value-type="float" office:value="37632" table:style-name="ce1">
            <text:p>37632</text:p>
          </table:table-cell>
          <table:table-cell office:value-type="string" table:style-name="ce1">
            <text:p>Drama,Music,Musical</text:p>
          </table:table-cell>
          <table:table-cell table:style-name="ce1"/>
          <table:table-cell office:value-type="string" office:string-value="&quot;tt0078754&quot;: &quot;&quot;Drama,Music,Musical&quot;" table:formula="of:=&quot;&quot;&quot;&quot; &amp; [.A761] &amp; &quot;&quot;&quot;: &quot;&quot;&quot; &amp; &quot;&quot;&quot;&quot; &amp; [.F761] &amp; &quot;&quot;&quot;&quot;" table:style-name="ce1">
            <text:p>"tt0078754": ""Drama,Music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663</text:p>
          </table:table-cell>
          <table:table-cell office:value-type="string" table:style-name="ce1">
            <text:p>Vivre sa vie</text:p>
          </table:table-cell>
          <table:table-cell office:value-type="float" office:value="1962" table:style-name="ce1">
            <text:p>1962</text:p>
          </table:table-cell>
          <table:table-cell office:value-type="float" office:value="7.8" table:style-name="ce1">
            <text:p>7.8</text:p>
          </table:table-cell>
          <table:table-cell office:value-type="float" office:value="36376" table:style-name="ce1">
            <text:p>3637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56663&quot;: &quot;&quot;Drama&quot;" table:formula="of:=&quot;&quot;&quot;&quot; &amp; [.A762] &amp; &quot;&quot;&quot;: &quot;&quot;&quot; &amp; &quot;&quot;&quot;&quot; &amp; [.F762] &amp; &quot;&quot;&quot;&quot;" table:style-name="ce1">
            <text:p>"tt005666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6855</text:p>
          </table:table-cell>
          <table:table-cell office:value-type="string" table:style-name="ce1">
            <text:p>Gaslight</text:p>
          </table:table-cell>
          <table:table-cell office:value-type="float" office:value="1944" table:style-name="ce1">
            <text:p>1944</text:p>
          </table:table-cell>
          <table:table-cell office:value-type="float" office:value="7.8" table:style-name="ce1">
            <text:p>7.8</text:p>
          </table:table-cell>
          <table:table-cell office:value-type="float" office:value="35822" table:style-name="ce1">
            <text:p>35822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36855&quot;: &quot;&quot;Crime,Drama,Mystery&quot;" table:formula="of:=&quot;&quot;&quot;&quot; &amp; [.A763] &amp; &quot;&quot;&quot;: &quot;&quot;&quot; &amp; &quot;&quot;&quot;&quot; &amp; [.F763] &amp; &quot;&quot;&quot;&quot;" table:style-name="ce1">
            <text:p>"tt0036855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6778</text:p>
          </table:table-cell>
          <table:table-cell office:value-type="string" table:style-name="ce1">
            <text:p>A Night at the Opera</text:p>
          </table:table-cell>
          <table:table-cell office:value-type="float" office:value="1935" table:style-name="ce1">
            <text:p>1935</text:p>
          </table:table-cell>
          <table:table-cell office:value-type="float" office:value="7.8" table:style-name="ce1">
            <text:p>7.8</text:p>
          </table:table-cell>
          <table:table-cell office:value-type="float" office:value="35618" table:style-name="ce1">
            <text:p>35618</text:p>
          </table:table-cell>
          <table:table-cell office:value-type="string" table:style-name="ce1">
            <text:p>Comedy,Music,Musical</text:p>
          </table:table-cell>
          <table:table-cell table:style-name="ce1"/>
          <table:table-cell office:value-type="string" office:string-value="&quot;tt0026778&quot;: &quot;&quot;Comedy,Music,Musical&quot;" table:formula="of:=&quot;&quot;&quot;&quot; &amp; [.A764] &amp; &quot;&quot;&quot;: &quot;&quot;&quot; &amp; &quot;&quot;&quot;&quot; &amp; [.F764] &amp; &quot;&quot;&quot;&quot;" table:style-name="ce1">
            <text:p>"tt0026778": ""Comedy,Music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3227</text:p>
          </table:table-cell>
          <table:table-cell office:value-type="string" table:style-name="ce1">
            <text:p>The Lion in Winter</text:p>
          </table:table-cell>
          <table:table-cell office:value-type="float" office:value="1968" table:style-name="ce1">
            <text:p>1968</text:p>
          </table:table-cell>
          <table:table-cell office:value-type="float" office:value="7.8" table:style-name="ce1">
            <text:p>7.8</text:p>
          </table:table-cell>
          <table:table-cell office:value-type="float" office:value="35452" table:style-name="ce1">
            <text:p>35452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63227&quot;: &quot;&quot;Biography,Drama,History&quot;" table:formula="of:=&quot;&quot;&quot;&quot; &amp; [.A765] &amp; &quot;&quot;&quot;: &quot;&quot;&quot; &amp; &quot;&quot;&quot;&quot; &amp; [.F765] &amp; &quot;&quot;&quot;&quot;" table:style-name="ce1">
            <text:p>"tt0063227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472</text:p>
          </table:table-cell>
          <table:table-cell office:value-type="string" table:style-name="ce1">
            <text:p>Knockin' on Heaven's Door</text:p>
          </table:table-cell>
          <table:table-cell office:value-type="float" office:value="1997" table:style-name="ce1">
            <text:p>1997</text:p>
          </table:table-cell>
          <table:table-cell office:value-type="float" office:value="7.8" table:style-name="ce1">
            <text:p>7.8</text:p>
          </table:table-cell>
          <table:table-cell office:value-type="float" office:value="35313" table:style-name="ce1">
            <text:p>35313</text:p>
          </table:table-cell>
          <table:table-cell office:value-type="string" table:style-name="ce1">
            <text:p>Action,Crime,Comedy</text:p>
          </table:table-cell>
          <table:table-cell table:style-name="ce1"/>
          <table:table-cell office:value-type="string" office:string-value="&quot;tt0119472&quot;: &quot;&quot;Action,Crime,Comedy&quot;" table:formula="of:=&quot;&quot;&quot;&quot; &amp; [.A766] &amp; &quot;&quot;&quot;: &quot;&quot;&quot; &amp; &quot;&quot;&quot;&quot; &amp; [.F766] &amp; &quot;&quot;&quot;&quot;" table:style-name="ce1">
            <text:p>"tt0119472": ""Action,Crim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736044</text:p>
          </table:table-cell>
          <table:table-cell office:value-type="string" table:style-name="ce1">
            <text:p>Monster</text:p>
          </table:table-cell>
          <table:table-cell office:value-type="float" office:value="2023" table:style-name="ce1">
            <text:p>2023</text:p>
          </table:table-cell>
          <table:table-cell office:value-type="float" office:value="7.8" table:style-name="ce1">
            <text:p>7.8</text:p>
          </table:table-cell>
          <table:table-cell office:value-type="float" office:value="34745" table:style-name="ce1">
            <text:p>34745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23736044&quot;: &quot;&quot;Drama,Thriller&quot;" table:formula="of:=&quot;&quot;&quot;&quot; &amp; [.A767] &amp; &quot;&quot;&quot;: &quot;&quot;&quot; &amp; &quot;&quot;&quot;&quot; &amp; [.F767] &amp; &quot;&quot;&quot;&quot;" table:style-name="ce1">
            <text:p>"tt23736044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1085</text:p>
          </table:table-cell>
          <table:table-cell office:value-type="string" table:style-name="ce1">
            <text:p>C.R.A.Z.Y.</text:p>
          </table:table-cell>
          <table:table-cell office:value-type="float" office:value="2005" table:style-name="ce1">
            <text:p>2005</text:p>
          </table:table-cell>
          <table:table-cell office:value-type="float" office:value="7.8" table:style-name="ce1">
            <text:p>7.8</text:p>
          </table:table-cell>
          <table:table-cell office:value-type="float" office:value="34658" table:style-name="ce1">
            <text:p>34658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401085&quot;: &quot;&quot;Comedy,Drama&quot;" table:formula="of:=&quot;&quot;&quot;&quot; &amp; [.A768] &amp; &quot;&quot;&quot;: &quot;&quot;&quot; &amp; &quot;&quot;&quot;&quot; &amp; [.F768] &amp; &quot;&quot;&quot;&quot;" table:style-name="ce1">
            <text:p>"tt0401085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91350</text:p>
          </table:table-cell>
          <table:table-cell office:value-type="string" table:style-name="ce1">
            <text:p>Millennium Actress</text:p>
          </table:table-cell>
          <table:table-cell office:value-type="float" office:value="2001" table:style-name="ce1">
            <text:p>2001</text:p>
          </table:table-cell>
          <table:table-cell office:value-type="float" office:value="7.8" table:style-name="ce1">
            <text:p>7.8</text:p>
          </table:table-cell>
          <table:table-cell office:value-type="float" office:value="34359" table:style-name="ce1">
            <text:p>34359</text:p>
          </table:table-cell>
          <table:table-cell office:value-type="string" table:style-name="ce1">
            <text:p>Animation,Drama,Fantasy</text:p>
          </table:table-cell>
          <table:table-cell table:style-name="ce1"/>
          <table:table-cell office:value-type="string" office:string-value="&quot;tt0291350&quot;: &quot;&quot;Animation,Drama,Fantasy&quot;" table:formula="of:=&quot;&quot;&quot;&quot; &amp; [.A769] &amp; &quot;&quot;&quot;: &quot;&quot;&quot; &amp; &quot;&quot;&quot;&quot; &amp; [.F769] &amp; &quot;&quot;&quot;&quot;" table:style-name="ce1">
            <text:p>"tt0291350": ""Animation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764096</text:p>
          </table:table-cell>
          <table:table-cell office:value-type="string" table:style-name="ce1">
            <text:p>Hindi Medium</text:p>
          </table:table-cell>
          <table:table-cell office:value-type="float" office:value="2017" table:style-name="ce1">
            <text:p>2017</text:p>
          </table:table-cell>
          <table:table-cell office:value-type="float" office:value="7.8" table:style-name="ce1">
            <text:p>7.8</text:p>
          </table:table-cell>
          <table:table-cell office:value-type="float" office:value="33569" table:style-name="ce1">
            <text:p>3356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5764096&quot;: &quot;&quot;Comedy,Drama&quot;" table:formula="of:=&quot;&quot;&quot;&quot; &amp; [.A770] &amp; &quot;&quot;&quot;: &quot;&quot;&quot; &amp; &quot;&quot;&quot;&quot; &amp; [.F770] &amp; &quot;&quot;&quot;&quot;" table:style-name="ce1">
            <text:p>"tt576409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450</text:p>
          </table:table-cell>
          <table:table-cell office:value-type="string" table:style-name="ce1">
            <text:p>The Umbrellas of Cherbourg</text:p>
          </table:table-cell>
          <table:table-cell office:value-type="float" office:value="1964" table:style-name="ce1">
            <text:p>1964</text:p>
          </table:table-cell>
          <table:table-cell office:value-type="float" office:value="7.8" table:style-name="ce1">
            <text:p>7.8</text:p>
          </table:table-cell>
          <table:table-cell office:value-type="float" office:value="33091" table:style-name="ce1">
            <text:p>33091</text:p>
          </table:table-cell>
          <table:table-cell office:value-type="string" table:style-name="ce1">
            <text:p>Drama,Musical,Romance</text:p>
          </table:table-cell>
          <table:table-cell table:style-name="ce1"/>
          <table:table-cell office:value-type="string" office:string-value="&quot;tt0058450&quot;: &quot;&quot;Drama,Musical,Romance&quot;" table:formula="of:=&quot;&quot;&quot;&quot; &amp; [.A771] &amp; &quot;&quot;&quot;: &quot;&quot;&quot; &amp; &quot;&quot;&quot;&quot; &amp; [.F771] &amp; &quot;&quot;&quot;&quot;" table:style-name="ce1">
            <text:p>"tt0058450": ""Drama,Musical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2208</text:p>
          </table:table-cell>
          <table:table-cell office:value-type="string" table:style-name="ce1">
            <text:p>The Asphalt Jungle</text:p>
          </table:table-cell>
          <table:table-cell office:value-type="float" office:value="1950" table:style-name="ce1">
            <text:p>1950</text:p>
          </table:table-cell>
          <table:table-cell office:value-type="float" office:value="7.8" table:style-name="ce1">
            <text:p>7.8</text:p>
          </table:table-cell>
          <table:table-cell office:value-type="float" office:value="31475" table:style-name="ce1">
            <text:p>31475</text:p>
          </table:table-cell>
          <table:table-cell office:value-type="string" table:style-name="ce1">
            <text:p>Crime,Drama,Film-Noir</text:p>
          </table:table-cell>
          <table:table-cell table:style-name="ce1"/>
          <table:table-cell office:value-type="string" office:string-value="&quot;tt0042208&quot;: &quot;&quot;Crime,Drama,Film-Noir&quot;" table:formula="of:=&quot;&quot;&quot;&quot; &amp; [.A772] &amp; &quot;&quot;&quot;: &quot;&quot;&quot; &amp; &quot;&quot;&quot;&quot; &amp; [.F772] &amp; &quot;&quot;&quot;&quot;" table:style-name="ce1">
            <text:p>"tt0042208": ""Crime,Drama,Film-Noi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21405</text:p>
          </table:table-cell>
          <table:table-cell office:value-type="string" table:style-name="ce1">
            <text:p>My Life as a Zucchini</text:p>
          </table:table-cell>
          <table:table-cell office:value-type="float" office:value="2016" table:style-name="ce1">
            <text:p>2016</text:p>
          </table:table-cell>
          <table:table-cell office:value-type="float" office:value="7.8" table:style-name="ce1">
            <text:p>7.8</text:p>
          </table:table-cell>
          <table:table-cell office:value-type="float" office:value="31161" table:style-name="ce1">
            <text:p>31161</text:p>
          </table:table-cell>
          <table:table-cell office:value-type="string" table:style-name="ce1">
            <text:p>Animation,Comedy,Drama</text:p>
          </table:table-cell>
          <table:table-cell table:style-name="ce1"/>
          <table:table-cell office:value-type="string" office:string-value="&quot;tt2321405&quot;: &quot;&quot;Animation,Comedy,Drama&quot;" table:formula="of:=&quot;&quot;&quot;&quot; &amp; [.A773] &amp; &quot;&quot;&quot;: &quot;&quot;&quot; &amp; &quot;&quot;&quot;&quot; &amp; [.F773] &amp; &quot;&quot;&quot;&quot;" table:style-name="ce1">
            <text:p>"tt2321405": ""Animation,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31143</text:p>
          </table:table-cell>
          <table:table-cell office:value-type="string" table:style-name="ce1">
            <text:p>Like Father, Like Son</text:p>
          </table:table-cell>
          <table:table-cell office:value-type="float" office:value="2013" table:style-name="ce1">
            <text:p>2013</text:p>
          </table:table-cell>
          <table:table-cell office:value-type="float" office:value="7.8" table:style-name="ce1">
            <text:p>7.8</text:p>
          </table:table-cell>
          <table:table-cell office:value-type="float" office:value="29595" table:style-name="ce1">
            <text:p>2959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331143&quot;: &quot;&quot;Drama&quot;" table:formula="of:=&quot;&quot;&quot;&quot; &amp; [.A774] &amp; &quot;&quot;&quot;: &quot;&quot;&quot; &amp; &quot;&quot;&quot;&quot; &amp; [.F774] &amp; &quot;&quot;&quot;&quot;" table:style-name="ce1">
            <text:p>"tt233114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852</text:p>
          </table:table-cell>
          <table:table-cell office:value-type="string" table:style-name="ce1">
            <text:p>Cléo from 5 to 7</text:p>
          </table:table-cell>
          <table:table-cell office:value-type="float" office:value="1962" table:style-name="ce1">
            <text:p>1962</text:p>
          </table:table-cell>
          <table:table-cell office:value-type="float" office:value="7.8" table:style-name="ce1">
            <text:p>7.8</text:p>
          </table:table-cell>
          <table:table-cell office:value-type="float" office:value="29389" table:style-name="ce1">
            <text:p>29389</text:p>
          </table:table-cell>
          <table:table-cell office:value-type="string" table:style-name="ce1">
            <text:p>Comedy,Drama,Music</text:p>
          </table:table-cell>
          <table:table-cell table:style-name="ce1"/>
          <table:table-cell office:value-type="string" office:string-value="&quot;tt0055852&quot;: &quot;&quot;Comedy,Drama,Music&quot;" table:formula="of:=&quot;&quot;&quot;&quot; &amp; [.A775] &amp; &quot;&quot;&quot;: &quot;&quot;&quot; &amp; &quot;&quot;&quot;&quot; &amp; [.F775] &amp; &quot;&quot;&quot;&quot;" table:style-name="ce1">
            <text:p>"tt0055852": ""Comed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0993</text:p>
          </table:table-cell>
          <table:table-cell office:value-type="string" table:style-name="ce1">
            <text:p>You Can't Take It with You</text:p>
          </table:table-cell>
          <table:table-cell office:value-type="float" office:value="1938" table:style-name="ce1">
            <text:p>1938</text:p>
          </table:table-cell>
          <table:table-cell office:value-type="float" office:value="7.8" table:style-name="ce1">
            <text:p>7.8</text:p>
          </table:table-cell>
          <table:table-cell office:value-type="float" office:value="29218" table:style-name="ce1">
            <text:p>29218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30993&quot;: &quot;&quot;Comedy,Drama,Romance&quot;" table:formula="of:=&quot;&quot;&quot;&quot; &amp; [.A776] &amp; &quot;&quot;&quot;: &quot;&quot;&quot; &amp; &quot;&quot;&quot;&quot; &amp; [.F776] &amp; &quot;&quot;&quot;&quot;" table:style-name="ce1">
            <text:p>"tt0030993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2136</text:p>
          </table:table-cell>
          <table:table-cell office:value-type="string" table:style-name="ce1">
            <text:p>Playtime</text:p>
          </table:table-cell>
          <table:table-cell office:value-type="float" office:value="1967" table:style-name="ce1">
            <text:p>1967</text:p>
          </table:table-cell>
          <table:table-cell office:value-type="float" office:value="7.8" table:style-name="ce1">
            <text:p>7.8</text:p>
          </table:table-cell>
          <table:table-cell office:value-type="float" office:value="27572" table:style-name="ce1">
            <text:p>27572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62136&quot;: &quot;&quot;Comedy&quot;" table:formula="of:=&quot;&quot;&quot;&quot; &amp; [.A777] &amp; &quot;&quot;&quot;: &quot;&quot;&quot; &amp; &quot;&quot;&quot;&quot; &amp; [.F777] &amp; &quot;&quot;&quot;&quot;" table:style-name="ce1">
            <text:p>"tt0062136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574</text:p>
          </table:table-cell>
          <table:table-cell office:value-type="string" table:style-name="ce1">
            <text:p>Great Expectations</text:p>
          </table:table-cell>
          <table:table-cell office:value-type="float" office:value="1946" table:style-name="ce1">
            <text:p>1946</text:p>
          </table:table-cell>
          <table:table-cell office:value-type="float" office:value="7.8" table:style-name="ce1">
            <text:p>7.8</text:p>
          </table:table-cell>
          <table:table-cell office:value-type="float" office:value="27417" table:style-name="ce1">
            <text:p>27417</text:p>
          </table:table-cell>
          <table:table-cell office:value-type="string" table:style-name="ce1">
            <text:p>Adventure,Drama,Mystery</text:p>
          </table:table-cell>
          <table:table-cell table:style-name="ce1"/>
          <table:table-cell office:value-type="string" office:string-value="&quot;tt0038574&quot;: &quot;&quot;Adventure,Drama,Mystery&quot;" table:formula="of:=&quot;&quot;&quot;&quot; &amp; [.A778] &amp; &quot;&quot;&quot;: &quot;&quot;&quot; &amp; &quot;&quot;&quot;&quot; &amp; [.F778] &amp; &quot;&quot;&quot;&quot;" table:style-name="ce1">
            <text:p>"tt0038574": ""Adventur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3013</text:p>
          </table:table-cell>
          <table:table-cell office:value-type="string" table:style-name="ce1">
            <text:p>Lakshya</text:p>
          </table:table-cell>
          <table:table-cell office:value-type="float" office:value="2004" table:style-name="ce1">
            <text:p>2004</text:p>
          </table:table-cell>
          <table:table-cell office:value-type="float" office:value="7.8" table:style-name="ce1">
            <text:p>7.8</text:p>
          </table:table-cell>
          <table:table-cell office:value-type="float" office:value="26591" table:style-name="ce1">
            <text:p>26591</text:p>
          </table:table-cell>
          <table:table-cell office:value-type="string" table:style-name="ce1">
            <text:p>Action,Drama,Romance</text:p>
          </table:table-cell>
          <table:table-cell table:style-name="ce1"/>
          <table:table-cell office:value-type="string" office:string-value="&quot;tt0323013&quot;: &quot;&quot;Action,Drama,Romance&quot;" table:formula="of:=&quot;&quot;&quot;&quot; &amp; [.A779] &amp; &quot;&quot;&quot;: &quot;&quot;&quot; &amp; &quot;&quot;&quot;&quot; &amp; [.F779] &amp; &quot;&quot;&quot;&quot;" table:style-name="ce1">
            <text:p>"tt0323013": ""Action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8767</text:p>
          </table:table-cell>
          <table:table-cell office:value-type="string" table:style-name="ce1">
            <text:p>Brother</text:p>
          </table:table-cell>
          <table:table-cell office:value-type="float" office:value="1997" table:style-name="ce1">
            <text:p>1997</text:p>
          </table:table-cell>
          <table:table-cell office:value-type="float" office:value="7.8" table:style-name="ce1">
            <text:p>7.8</text:p>
          </table:table-cell>
          <table:table-cell office:value-type="float" office:value="26534" table:style-name="ce1">
            <text:p>26534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18767&quot;: &quot;&quot;Crime,Drama,Thriller&quot;" table:formula="of:=&quot;&quot;&quot;&quot; &amp; [.A780] &amp; &quot;&quot;&quot;: &quot;&quot;&quot; &amp; &quot;&quot;&quot;&quot; &amp; [.F780] &amp; &quot;&quot;&quot;&quot;" table:style-name="ce1">
            <text:p>"tt0118767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5824</text:p>
          </table:table-cell>
          <table:table-cell office:value-type="string" table:style-name="ce1">
            <text:p>That Obscure Object of Desire</text:p>
          </table:table-cell>
          <table:table-cell office:value-type="float" office:value="1977" table:style-name="ce1">
            <text:p>1977</text:p>
          </table:table-cell>
          <table:table-cell office:value-type="float" office:value="7.8" table:style-name="ce1">
            <text:p>7.8</text:p>
          </table:table-cell>
          <table:table-cell office:value-type="float" office:value="25970" table:style-name="ce1">
            <text:p>25970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75824&quot;: &quot;&quot;Comedy,Drama,Romance&quot;" table:formula="of:=&quot;&quot;&quot;&quot; &amp; [.A781] &amp; &quot;&quot;&quot;: &quot;&quot;&quot; &amp; &quot;&quot;&quot;&quot; &amp; [.F781] &amp; &quot;&quot;&quot;&quot;" table:style-name="ce1">
            <text:p>"tt0075824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43866</text:p>
          </table:table-cell>
          <table:table-cell office:value-type="string" table:style-name="ce1">
            <text:p>Captain America: The Winter Soldier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931412" table:style-name="ce1">
            <text:p>931412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843866&quot;: &quot;&quot;Action,Adventure,Sci-Fi&quot;" table:formula="of:=&quot;&quot;&quot;&quot; &amp; [.A782] &amp; &quot;&quot;&quot;: &quot;&quot;&quot; &amp; &quot;&quot;&quot;&quot; &amp; [.F782] &amp; &quot;&quot;&quot;&quot;" table:style-name="ce1">
            <text:p>"tt184386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1527</text:p>
          </table:table-cell>
          <table:table-cell office:value-type="string" table:style-name="ce1">
            <text:p>Harry Potter and the Sorcerer's Stone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901035" table:style-name="ce1">
            <text:p>901035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0241527&quot;: &quot;&quot;Adventure,Family,Fantasy&quot;" table:formula="of:=&quot;&quot;&quot;&quot; &amp; [.A783] &amp; &quot;&quot;&quot;: &quot;&quot;&quot; &amp; &quot;&quot;&quot;&quot; &amp; [.F783] &amp; &quot;&quot;&quot;&quot;" table:style-name="ce1">
            <text:p>"tt0241527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19646</text:p>
          </table:table-cell>
          <table:table-cell office:value-type="string" table:style-name="ce1">
            <text:p>The Hangover</text:p>
          </table:table-cell>
          <table:table-cell office:value-type="float" office:value="2009" table:style-name="ce1">
            <text:p>2009</text:p>
          </table:table-cell>
          <table:table-cell office:value-type="float" office:value="7.7" table:style-name="ce1">
            <text:p>7.7</text:p>
          </table:table-cell>
          <table:table-cell office:value-type="float" office:value="883992" table:style-name="ce1">
            <text:p>883992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1119646&quot;: &quot;&quot;Comedy&quot;" table:formula="of:=&quot;&quot;&quot;&quot; &amp; [.A784] &amp; &quot;&quot;&quot;: &quot;&quot;&quot; &amp; &quot;&quot;&quot;&quot; &amp; [.F784] &amp; &quot;&quot;&quot;&quot;" table:style-name="ce1">
            <text:p>"tt1119646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54468</text:p>
          </table:table-cell>
          <table:table-cell office:value-type="string" table:style-name="ce1">
            <text:p>Gravity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880323" table:style-name="ce1">
            <text:p>880323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1454468&quot;: &quot;&quot;Drama,Sci-Fi,Thriller&quot;" table:formula="of:=&quot;&quot;&quot;&quot; &amp; [.A785] &amp; &quot;&quot;&quot;: &quot;&quot;&quot; &amp; &quot;&quot;&quot;&quot; &amp; [.F785] &amp; &quot;&quot;&quot;&quot;" table:style-name="ce1">
            <text:p>"tt1454468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45658</text:p>
          </table:table-cell>
          <table:table-cell office:value-type="string" table:style-name="ce1">
            <text:p>Silver Linings Playbook</text:p>
          </table:table-cell>
          <table:table-cell office:value-type="float" office:value="2012" table:style-name="ce1">
            <text:p>2012</text:p>
          </table:table-cell>
          <table:table-cell office:value-type="float" office:value="7.7" table:style-name="ce1">
            <text:p>7.7</text:p>
          </table:table-cell>
          <table:table-cell office:value-type="float" office:value="758504" table:style-name="ce1">
            <text:p>758504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045658&quot;: &quot;&quot;Comedy,Drama,Romance&quot;" table:formula="of:=&quot;&quot;&quot;&quot; &amp; [.A786] &amp; &quot;&quot;&quot;: &quot;&quot;&quot; &amp; &quot;&quot;&quot;&quot; &amp; [.F786] &amp; &quot;&quot;&quot;&quot;" table:style-name="ce1">
            <text:p>"tt1045658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802144</text:p>
          </table:table-cell>
          <table:table-cell office:value-type="string" table:style-name="ce1">
            <text:p>Kingsman: The Secret Service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750194" table:style-name="ce1">
            <text:p>750194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2802144&quot;: &quot;&quot;Action,Adventure,Comedy&quot;" table:formula="of:=&quot;&quot;&quot;&quot; &amp; [.A787] &amp; &quot;&quot;&quot;: &quot;&quot;&quot; &amp; &quot;&quot;&quot;&quot; &amp; [.F787] &amp; &quot;&quot;&quot;&quot;" table:style-name="ce1">
            <text:p>"tt2802144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70798</text:p>
          </table:table-cell>
          <table:table-cell office:value-type="string" table:style-name="ce1">
            <text:p>X-Men: First Class</text:p>
          </table:table-cell>
          <table:table-cell office:value-type="float" office:value="2011" table:style-name="ce1">
            <text:p>2011</text:p>
          </table:table-cell>
          <table:table-cell office:value-type="float" office:value="7.7" table:style-name="ce1">
            <text:p>7.7</text:p>
          </table:table-cell>
          <table:table-cell office:value-type="float" office:value="745070" table:style-name="ce1">
            <text:p>745070</text:p>
          </table:table-cell>
          <table:table-cell office:value-type="string" table:style-name="ce1">
            <text:p>Action,Sci-Fi</text:p>
          </table:table-cell>
          <table:table-cell table:style-name="ce1"/>
          <table:table-cell office:value-type="string" office:string-value="&quot;tt1270798&quot;: &quot;&quot;Action,Sci-Fi&quot;" table:formula="of:=&quot;&quot;&quot;&quot; &amp; [.A788] &amp; &quot;&quot;&quot;: &quot;&quot;&quot; &amp; &quot;&quot;&quot;&quot; &amp; [.F788] &amp; &quot;&quot;&quot;&quot;" table:style-name="ce1">
            <text:p>"tt1270798": ""Ac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0373</text:p>
          </table:table-cell>
          <table:table-cell office:value-type="string" table:style-name="ce1">
            <text:p>Harry Potter and the Goblet of Fire</text:p>
          </table:table-cell>
          <table:table-cell office:value-type="float" office:value="2005" table:style-name="ce1">
            <text:p>2005</text:p>
          </table:table-cell>
          <table:table-cell office:value-type="float" office:value="7.7" table:style-name="ce1">
            <text:p>7.7</text:p>
          </table:table-cell>
          <table:table-cell office:value-type="float" office:value="715014" table:style-name="ce1">
            <text:p>715014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0330373&quot;: &quot;&quot;Adventure,Family,Fantasy&quot;" table:formula="of:=&quot;&quot;&quot;&quot; &amp; [.A789] &amp; &quot;&quot;&quot;: &quot;&quot;&quot; &amp; &quot;&quot;&quot;&quot; &amp; [.F789] &amp; &quot;&quot;&quot;&quot;" table:style-name="ce1">
            <text:p>"tt0330373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9785</text:p>
          </table:table-cell>
          <table:table-cell office:value-type="string" table:style-name="ce1">
            <text:p>Home Alone</text:p>
          </table:table-cell>
          <table:table-cell office:value-type="float" office:value="1990" table:style-name="ce1">
            <text:p>1990</text:p>
          </table:table-cell>
          <table:table-cell office:value-type="float" office:value="7.7" table:style-name="ce1">
            <text:p>7.7</text:p>
          </table:table-cell>
          <table:table-cell office:value-type="float" office:value="694249" table:style-name="ce1">
            <text:p>694249</text:p>
          </table:table-cell>
          <table:table-cell office:value-type="string" table:style-name="ce1">
            <text:p>Comedy,Family</text:p>
          </table:table-cell>
          <table:table-cell table:style-name="ce1"/>
          <table:table-cell office:value-type="string" office:string-value="&quot;tt0099785&quot;: &quot;&quot;Comedy,Family&quot;" table:formula="of:=&quot;&quot;&quot;&quot; &amp; [.A790] &amp; &quot;&quot;&quot;: &quot;&quot;&quot; &amp; &quot;&quot;&quot;&quot; &amp; [.F790] &amp; &quot;&quot;&quot;&quot;" table:style-name="ce1">
            <text:p>"tt0099785": ""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62232</text:p>
          </table:table-cell>
          <table:table-cell office:value-type="string" table:style-name="ce1">
            <text:p>Birdman or (The Unexpected Virtue of Ignorance)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681189" table:style-name="ce1">
            <text:p>68118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2562232&quot;: &quot;&quot;Comedy,Drama&quot;" table:formula="of:=&quot;&quot;&quot;&quot; &amp; [.A791] &amp; &quot;&quot;&quot;: &quot;&quot;&quot; &amp; &quot;&quot;&quot;&quot; &amp; [.F791] &amp; &quot;&quot;&quot;&quot;" table:style-name="ce1">
            <text:p>"tt2562232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36501</text:p>
          </table:table-cell>
          <table:table-cell office:value-type="string" table:style-name="ce1">
            <text:p>Taken</text:p>
          </table:table-cell>
          <table:table-cell office:value-type="float" office:value="2008" table:style-name="ce1">
            <text:p>2008</text:p>
          </table:table-cell>
          <table:table-cell office:value-type="float" office:value="7.7" table:style-name="ce1">
            <text:p>7.7</text:p>
          </table:table-cell>
          <table:table-cell office:value-type="float" office:value="653791" table:style-name="ce1">
            <text:p>653791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936501&quot;: &quot;&quot;Action,Crime,Thriller&quot;" table:formula="of:=&quot;&quot;&quot;&quot; &amp; [.A792] &amp; &quot;&quot;&quot;: &quot;&quot;&quot; &amp; &quot;&quot;&quot;&quot; &amp; [.F792] &amp; &quot;&quot;&quot;&quot;" table:style-name="ce1">
            <text:p>"tt0936501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4648</text:p>
          </table:table-cell>
          <table:table-cell office:value-type="string" table:style-name="ce1">
            <text:p>Argo</text:p>
          </table:table-cell>
          <table:table-cell office:value-type="float" office:value="2012" table:style-name="ce1">
            <text:p>2012</text:p>
          </table:table-cell>
          <table:table-cell office:value-type="float" office:value="7.7" table:style-name="ce1">
            <text:p>7.7</text:p>
          </table:table-cell>
          <table:table-cell office:value-type="float" office:value="651525" table:style-name="ce1">
            <text:p>651525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1024648&quot;: &quot;&quot;Biography,Drama,History&quot;" table:formula="of:=&quot;&quot;&quot;&quot; &amp; [.A793] &amp; &quot;&quot;&quot;: &quot;&quot;&quot; &amp; &quot;&quot;&quot;&quot; &amp; [.F793] &amp; &quot;&quot;&quot;&quot;" table:style-name="ce1">
            <text:p>"tt1024648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0772</text:p>
          </table:table-cell>
          <table:table-cell office:value-type="string" table:style-name="ce1">
            <text:p>Ocean's Eleven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643709" table:style-name="ce1">
            <text:p>643709</text:p>
          </table:table-cell>
          <table:table-cell office:value-type="string" table:style-name="ce1">
            <text:p>Crime,Thriller</text:p>
          </table:table-cell>
          <table:table-cell table:style-name="ce1"/>
          <table:table-cell office:value-type="string" office:string-value="&quot;tt0240772&quot;: &quot;&quot;Crime,Thriller&quot;" table:formula="of:=&quot;&quot;&quot;&quot; &amp; [.A794] &amp; &quot;&quot;&quot;: &quot;&quot;&quot; &amp; &quot;&quot;&quot;&quot; &amp; [.F794] &amp; &quot;&quot;&quot;&quot;" table:style-name="ce1">
            <text:p>"tt0240772": ""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43706</text:p>
          </table:table-cell>
          <table:table-cell office:value-type="string" table:style-name="ce1">
            <text:p>Zodiac</text:p>
          </table:table-cell>
          <table:table-cell office:value-type="float" office:value="2007" table:style-name="ce1">
            <text:p>2007</text:p>
          </table:table-cell>
          <table:table-cell office:value-type="float" office:value="7.7" table:style-name="ce1">
            <text:p>7.7</text:p>
          </table:table-cell>
          <table:table-cell office:value-type="float" office:value="632955" table:style-name="ce1">
            <text:p>632955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443706&quot;: &quot;&quot;Crime,Drama,Mystery&quot;" table:formula="of:=&quot;&quot;&quot;&quot; &amp; [.A795] &amp; &quot;&quot;&quot;: &quot;&quot;&quot; &amp; &quot;&quot;&quot;&quot; &amp; [.F795] &amp; &quot;&quot;&quot;&quot;" table:style-name="ce1">
            <text:p>"tt044370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26084</text:p>
          </table:table-cell>
          <table:table-cell office:value-type="string" table:style-name="ce1">
            <text:p>Harry Potter and the Deathly Hallows: Part 1</text:p>
          </table:table-cell>
          <table:table-cell office:value-type="float" office:value="2010" table:style-name="ce1">
            <text:p>2010</text:p>
          </table:table-cell>
          <table:table-cell office:value-type="float" office:value="7.7" table:style-name="ce1">
            <text:p>7.7</text:p>
          </table:table-cell>
          <table:table-cell office:value-type="float" office:value="628882" table:style-name="ce1">
            <text:p>628882</text:p>
          </table:table-cell>
          <table:table-cell office:value-type="string" table:style-name="ce1">
            <text:p>Adventure,Family,Fantasy</text:p>
          </table:table-cell>
          <table:table-cell table:style-name="ce1"/>
          <table:table-cell office:value-type="string" office:string-value="&quot;tt0926084&quot;: &quot;&quot;Adventure,Family,Fantasy&quot;" table:formula="of:=&quot;&quot;&quot;&quot; &amp; [.A796] &amp; &quot;&quot;&quot;: &quot;&quot;&quot; &amp; &quot;&quot;&quot;&quot; &amp; [.F796] &amp; &quot;&quot;&quot;&quot;" table:style-name="ce1">
            <text:p>"tt0926084": ""Adventure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70752</text:p>
          </table:table-cell>
          <table:table-cell office:value-type="string" table:style-name="ce1">
            <text:p>Ex Machina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615785" table:style-name="ce1">
            <text:p>615785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0470752&quot;: &quot;&quot;Drama,Sci-Fi,Thriller&quot;" table:formula="of:=&quot;&quot;&quot;&quot; &amp; [.A797] &amp; &quot;&quot;&quot;: &quot;&quot;&quot; &amp; &quot;&quot;&quot;&quot; &amp; [.F797] &amp; &quot;&quot;&quot;&quot;" table:style-name="ce1">
            <text:p>"tt0470752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2603</text:p>
          </table:table-cell>
          <table:table-cell office:value-type="string" table:style-name="ce1">
            <text:p>500 Days of Summer</text:p>
          </table:table-cell>
          <table:table-cell office:value-type="float" office:value="2009" table:style-name="ce1">
            <text:p>2009</text:p>
          </table:table-cell>
          <table:table-cell office:value-type="float" office:value="7.7" table:style-name="ce1">
            <text:p>7.7</text:p>
          </table:table-cell>
          <table:table-cell office:value-type="float" office:value="588096" table:style-name="ce1">
            <text:p>588096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022603&quot;: &quot;&quot;Comedy,Drama,Romance&quot;" table:formula="of:=&quot;&quot;&quot;&quot; &amp; [.A798] &amp; &quot;&quot;&quot;: &quot;&quot;&quot; &amp; &quot;&quot;&quot;&quot; &amp; [.F798] &amp; &quot;&quot;&quot;&quot;" table:style-name="ce1">
            <text:p>"tt1022603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98286</text:p>
          </table:table-cell>
          <table:table-cell office:value-type="string" table:style-name="ce1">
            <text:p>Tangled</text:p>
          </table:table-cell>
          <table:table-cell office:value-type="float" office:value="2010" table:style-name="ce1">
            <text:p>2010</text:p>
          </table:table-cell>
          <table:table-cell office:value-type="float" office:value="7.7" table:style-name="ce1">
            <text:p>7.7</text:p>
          </table:table-cell>
          <table:table-cell office:value-type="float" office:value="519023" table:style-name="ce1">
            <text:p>519023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398286&quot;: &quot;&quot;Animation,Adventure,Comedy&quot;" table:formula="of:=&quot;&quot;&quot;&quot; &amp; [.A799] &amp; &quot;&quot;&quot;: &quot;&quot;&quot; &amp; &quot;&quot;&quot;&quot; &amp; [.F799] &amp; &quot;&quot;&quot;&quot;" table:style-name="ce1">
            <text:p>"tt0398286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5266</text:p>
          </table:table-cell>
          <table:table-cell office:value-type="string" table:style-name="ce1">
            <text:p>Lost in Translation</text:p>
          </table:table-cell>
          <table:table-cell office:value-type="float" office:value="2003" table:style-name="ce1">
            <text:p>2003</text:p>
          </table:table-cell>
          <table:table-cell office:value-type="float" office:value="7.7" table:style-name="ce1">
            <text:p>7.7</text:p>
          </table:table-cell>
          <table:table-cell office:value-type="float" office:value="509570" table:style-name="ce1">
            <text:p>509570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335266&quot;: &quot;&quot;Comedy,Drama&quot;" table:formula="of:=&quot;&quot;&quot;&quot; &amp; [.A800] &amp; &quot;&quot;&quot;: &quot;&quot;&quot; &amp; &quot;&quot;&quot;&quot; &amp; [.F800] &amp; &quot;&quot;&quot;&quot;" table:style-name="ce1">
            <text:p>"tt033526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397884</text:p>
          </table:table-cell>
          <table:table-cell office:value-type="string" table:style-name="ce1">
            <text:p>Sicario</text:p>
          </table:table-cell>
          <table:table-cell office:value-type="float" office:value="2015" table:style-name="ce1">
            <text:p>2015</text:p>
          </table:table-cell>
          <table:table-cell office:value-type="float" office:value="7.7" table:style-name="ce1">
            <text:p>7.7</text:p>
          </table:table-cell>
          <table:table-cell office:value-type="float" office:value="506606" table:style-name="ce1">
            <text:p>506606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3397884&quot;: &quot;&quot;Action,Crime,Drama&quot;" table:formula="of:=&quot;&quot;&quot;&quot; &amp; [.A801] &amp; &quot;&quot;&quot;: &quot;&quot;&quot; &amp; &quot;&quot;&quot;&quot; &amp; [.F801] &amp; &quot;&quot;&quot;&quot;" table:style-name="ce1">
            <text:p>"tt3397884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08101</text:p>
          </table:table-cell>
          <table:table-cell office:value-type="string" table:style-name="ce1">
            <text:p>Star Trek Into Darkness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503663" table:style-name="ce1">
            <text:p>503663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1408101&quot;: &quot;&quot;Action,Adventure,Sci-Fi&quot;" table:formula="of:=&quot;&quot;&quot;&quot; &amp; [.A802] &amp; &quot;&quot;&quot;: &quot;&quot;&quot; &amp; &quot;&quot;&quot;&quot; &amp; [.F802] &amp; &quot;&quot;&quot;&quot;" table:style-name="ce1">
            <text:p>"tt1408101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2183</text:p>
          </table:table-cell>
          <table:table-cell office:value-type="string" table:style-name="ce1">
            <text:p>The Bourne Supremacy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499139" table:style-name="ce1">
            <text:p>499139</text:p>
          </table:table-cell>
          <table:table-cell office:value-type="string" table:style-name="ce1">
            <text:p>Action,Thriller</text:p>
          </table:table-cell>
          <table:table-cell table:style-name="ce1"/>
          <table:table-cell office:value-type="string" office:string-value="&quot;tt0372183&quot;: &quot;&quot;Action,Thriller&quot;" table:formula="of:=&quot;&quot;&quot;&quot; &amp; [.A803] &amp; &quot;&quot;&quot;: &quot;&quot;&quot; &amp; &quot;&quot;&quot;&quot; &amp; [.F803] &amp; &quot;&quot;&quot;&quot;" table:style-name="ce1">
            <text:p>"tt0372183": ""Action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980516</text:p>
          </table:table-cell>
          <table:table-cell office:value-type="string" table:style-name="ce1">
            <text:p>The Theory of Everything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495856" table:style-name="ce1">
            <text:p>495856</text:p>
          </table:table-cell>
          <table:table-cell office:value-type="string" table:style-name="ce1">
            <text:p>Biography,Drama,Romance</text:p>
          </table:table-cell>
          <table:table-cell table:style-name="ce1"/>
          <table:table-cell office:value-type="string" office:string-value="&quot;tt2980516&quot;: &quot;&quot;Biography,Drama,Romance&quot;" table:formula="of:=&quot;&quot;&quot;&quot; &amp; [.A804] &amp; &quot;&quot;&quot;: &quot;&quot;&quot; &amp; &quot;&quot;&quot;&quot; &amp; [.F804] &amp; &quot;&quot;&quot;&quot;" table:style-name="ce1">
            <text:p>"tt2980516": ""Biograph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72341</text:p>
          </table:table-cell>
          <table:table-cell office:value-type="string" table:style-name="ce1">
            <text:p>Wreck-It Ralph</text:p>
          </table:table-cell>
          <table:table-cell office:value-type="float" office:value="2012" table:style-name="ce1">
            <text:p>2012</text:p>
          </table:table-cell>
          <table:table-cell office:value-type="float" office:value="7.7" table:style-name="ce1">
            <text:p>7.7</text:p>
          </table:table-cell>
          <table:table-cell office:value-type="float" office:value="478276" table:style-name="ce1">
            <text:p>478276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1772341&quot;: &quot;&quot;Animation,Adventure,Comedy&quot;" table:formula="of:=&quot;&quot;&quot;&quot; &amp; [.A805] &amp; &quot;&quot;&quot;: &quot;&quot;&quot; &amp; &quot;&quot;&quot;&quot; &amp; [.F805] &amp; &quot;&quot;&quot;&quot;" table:style-name="ce1">
            <text:p>"tt1772341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5679</text:p>
          </table:table-cell>
          <table:table-cell office:value-type="string" table:style-name="ce1">
            <text:p>Crash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455096" table:style-name="ce1">
            <text:p>455096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375679&quot;: &quot;&quot;Crime,Drama,Thriller&quot;" table:formula="of:=&quot;&quot;&quot;&quot; &amp; [.A806] &amp; &quot;&quot;&quot;: &quot;&quot;&quot; &amp; &quot;&quot;&quot;&quot; &amp; [.F806] &amp; &quot;&quot;&quot;&quot;" table:style-name="ce1">
            <text:p>"tt0375679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174</text:p>
          </table:table-cell>
          <table:table-cell office:value-type="string" table:style-name="ce1">
            <text:p>The Game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450912" table:style-name="ce1">
            <text:p>450912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119174&quot;: &quot;&quot;Drama,Mystery,Thriller&quot;" table:formula="of:=&quot;&quot;&quot;&quot; &amp; [.A807] &amp; &quot;&quot;&quot;: &quot;&quot;&quot; &amp; &quot;&quot;&quot;&quot; &amp; [.F807] &amp; &quot;&quot;&quot;&quot;" table:style-name="ce1">
            <text:p>"tt0119174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5086</text:p>
          </table:table-cell>
          <table:table-cell office:value-type="string" table:style-name="ce1">
            <text:p>Black Hawk Down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438753" table:style-name="ce1">
            <text:p>438753</text:p>
          </table:table-cell>
          <table:table-cell office:value-type="string" table:style-name="ce1">
            <text:p>Action,Drama,History</text:p>
          </table:table-cell>
          <table:table-cell table:style-name="ce1"/>
          <table:table-cell office:value-type="string" office:string-value="&quot;tt0265086&quot;: &quot;&quot;Action,Drama,History&quot;" table:formula="of:=&quot;&quot;&quot;&quot; &amp; [.A808] &amp; &quot;&quot;&quot;: &quot;&quot;&quot; &amp; &quot;&quot;&quot;&quot; &amp; [.F808] &amp; &quot;&quot;&quot;&quot;" table:style-name="ce1">
            <text:p>"tt0265086": ""Action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28107</text:p>
          </table:table-cell>
          <table:table-cell office:value-type="string" table:style-name="ce1">
            <text:p>Man on Fire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402352" table:style-name="ce1">
            <text:p>402352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328107&quot;: &quot;&quot;Action,Crime,Drama&quot;" table:formula="of:=&quot;&quot;&quot;&quot; &amp; [.A809] &amp; &quot;&quot;&quot;: &quot;&quot;&quot; &amp; &quot;&quot;&quot;&quot; &amp; [.F809] &amp; &quot;&quot;&quot;&quot;" table:style-name="ce1">
            <text:p>"tt0328107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90017</text:p>
          </table:table-cell>
          <table:table-cell office:value-type="string" table:style-name="ce1">
            <text:p>The Lego Movie</text:p>
          </table:table-cell>
          <table:table-cell office:value-type="float" office:value="2014" table:style-name="ce1">
            <text:p>2014</text:p>
          </table:table-cell>
          <table:table-cell office:value-type="float" office:value="7.7" table:style-name="ce1">
            <text:p>7.7</text:p>
          </table:table-cell>
          <table:table-cell office:value-type="float" office:value="400945" table:style-name="ce1">
            <text:p>400945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1490017&quot;: &quot;&quot;Animation,Action,Adventure&quot;" table:formula="of:=&quot;&quot;&quot;&quot; &amp; [.A810] &amp; &quot;&quot;&quot;: &quot;&quot;&quot; &amp; &quot;&quot;&quot;&quot; &amp; [.F810] &amp; &quot;&quot;&quot;&quot;" table:style-name="ce1">
            <text:p>"tt1490017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8795</text:p>
          </table:table-cell>
          <table:table-cell office:value-type="string" table:style-name="ce1">
            <text:p>Brokeback Mountain</text:p>
          </table:table-cell>
          <table:table-cell office:value-type="float" office:value="2005" table:style-name="ce1">
            <text:p>2005</text:p>
          </table:table-cell>
          <table:table-cell office:value-type="float" office:value="7.7" table:style-name="ce1">
            <text:p>7.7</text:p>
          </table:table-cell>
          <table:table-cell office:value-type="float" office:value="399927" table:style-name="ce1">
            <text:p>399927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388795&quot;: &quot;&quot;Drama,Romance&quot;" table:formula="of:=&quot;&quot;&quot;&quot; &amp; [.A811] &amp; &quot;&quot;&quot;: &quot;&quot;&quot; &amp; &quot;&quot;&quot;&quot; &amp; [.F811] &amp; &quot;&quot;&quot;&quot;" table:style-name="ce1">
            <text:p>"tt0388795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912910</text:p>
          </table:table-cell>
          <table:table-cell office:value-type="string" table:style-name="ce1">
            <text:p>Mission: Impossible - Fallout</text:p>
          </table:table-cell>
          <table:table-cell office:value-type="float" office:value="2018" table:style-name="ce1">
            <text:p>2018</text:p>
          </table:table-cell>
          <table:table-cell office:value-type="float" office:value="7.7" table:style-name="ce1">
            <text:p>7.7</text:p>
          </table:table-cell>
          <table:table-cell office:value-type="float" office:value="393679" table:style-name="ce1">
            <text:p>393679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4912910&quot;: &quot;&quot;Action,Adventure,Thriller&quot;" table:formula="of:=&quot;&quot;&quot;&quot; &amp; [.A812] &amp; &quot;&quot;&quot;: &quot;&quot;&quot; &amp; &quot;&quot;&quot;&quot; &amp; [.F812] &amp; &quot;&quot;&quot;&quot;" table:style-name="ce1">
            <text:p>"tt4912910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601</text:p>
          </table:table-cell>
          <table:table-cell office:value-type="string" table:style-name="ce1">
            <text:p>Being John Malkovich</text:p>
          </table:table-cell>
          <table:table-cell office:value-type="float" office:value="1999" table:style-name="ce1">
            <text:p>1999</text:p>
          </table:table-cell>
          <table:table-cell office:value-type="float" office:value="7.7" table:style-name="ce1">
            <text:p>7.7</text:p>
          </table:table-cell>
          <table:table-cell office:value-type="float" office:value="361693" table:style-name="ce1">
            <text:p>361693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0120601&quot;: &quot;&quot;Comedy,Drama,Fantasy&quot;" table:formula="of:=&quot;&quot;&quot;&quot; &amp; [.A813] &amp; &quot;&quot;&quot;: &quot;&quot;&quot; &amp; &quot;&quot;&quot;&quot; &amp; [.F813] &amp; &quot;&quot;&quot;&quot;" table:style-name="ce1">
            <text:p>"tt0120601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008</text:p>
          </table:table-cell>
          <table:table-cell office:value-type="string" table:style-name="ce1">
            <text:p>Donnie Brasco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343626" table:style-name="ce1">
            <text:p>343626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119008&quot;: &quot;&quot;Biography,Crime,Drama&quot;" table:formula="of:=&quot;&quot;&quot;&quot; &amp; [.A814] &amp; &quot;&quot;&quot;: &quot;&quot;&quot; &amp; &quot;&quot;&quot;&quot; &amp; [.F814] &amp; &quot;&quot;&quot;&quot;" table:style-name="ce1">
            <text:p>"tt0119008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90590</text:p>
          </table:table-cell>
          <table:table-cell office:value-type="string" table:style-name="ce1">
            <text:p>O Brother, Where Art Thou?</text:p>
          </table:table-cell>
          <table:table-cell office:value-type="float" office:value="2000" table:style-name="ce1">
            <text:p>2000</text:p>
          </table:table-cell>
          <table:table-cell office:value-type="float" office:value="7.7" table:style-name="ce1">
            <text:p>7.7</text:p>
          </table:table-cell>
          <table:table-cell office:value-type="float" office:value="340664" table:style-name="ce1">
            <text:p>340664</text:p>
          </table:table-cell>
          <table:table-cell office:value-type="string" table:style-name="ce1">
            <text:p>Adventure,Comedy,Crime</text:p>
          </table:table-cell>
          <table:table-cell table:style-name="ce1"/>
          <table:table-cell office:value-type="string" office:string-value="&quot;tt0190590&quot;: &quot;&quot;Adventure,Comedy,Crime&quot;" table:formula="of:=&quot;&quot;&quot;&quot; &amp; [.A815] &amp; &quot;&quot;&quot;: &quot;&quot;&quot; &amp; &quot;&quot;&quot;&quot; &amp; [.F815] &amp; &quot;&quot;&quot;&quot;" table:style-name="ce1">
            <text:p>"tt0190590": ""Adventure,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177</text:p>
          </table:table-cell>
          <table:table-cell office:value-type="string" table:style-name="ce1">
            <text:p>Gattaca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335034" table:style-name="ce1">
            <text:p>335034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0119177&quot;: &quot;&quot;Drama,Sci-Fi,Thriller&quot;" table:formula="of:=&quot;&quot;&quot;&quot; &amp; [.A816] &amp; &quot;&quot;&quot;: &quot;&quot;&quot; &amp; &quot;&quot;&quot;&quot; &amp; [.F816] &amp; &quot;&quot;&quot;&quot;" table:style-name="ce1">
            <text:p>"tt0119177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5210</text:p>
          </table:table-cell>
          <table:table-cell office:value-type="string" table:style-name="ce1">
            <text:p>Lucky Number Slevin</text:p>
          </table:table-cell>
          <table:table-cell office:value-type="float" office:value="2006" table:style-name="ce1">
            <text:p>2006</text:p>
          </table:table-cell>
          <table:table-cell office:value-type="float" office:value="7.7" table:style-name="ce1">
            <text:p>7.7</text:p>
          </table:table-cell>
          <table:table-cell office:value-type="float" office:value="332102" table:style-name="ce1">
            <text:p>332102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425210&quot;: &quot;&quot;Crime,Drama,Thriller&quot;" table:formula="of:=&quot;&quot;&quot;&quot; &amp; [.A817] &amp; &quot;&quot;&quot;: &quot;&quot;&quot; &amp; &quot;&quot;&quot;&quot; &amp; [.F817] &amp; &quot;&quot;&quot;&quot;" table:style-name="ce1">
            <text:p>"tt0425210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762</text:p>
          </table:table-cell>
          <table:table-cell office:value-type="string" table:style-name="ce1">
            <text:p>Mulan</text:p>
          </table:table-cell>
          <table:table-cell office:value-type="float" office:value="1998" table:style-name="ce1">
            <text:p>1998</text:p>
          </table:table-cell>
          <table:table-cell office:value-type="float" office:value="7.7" table:style-name="ce1">
            <text:p>7.7</text:p>
          </table:table-cell>
          <table:table-cell office:value-type="float" office:value="330961" table:style-name="ce1">
            <text:p>330961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20762&quot;: &quot;&quot;Animation,Adventure,Comedy&quot;" table:formula="of:=&quot;&quot;&quot;&quot; &amp; [.A818] &amp; &quot;&quot;&quot;: &quot;&quot;&quot; &amp; &quot;&quot;&quot;&quot; &amp; [.F818] &amp; &quot;&quot;&quot;&quot;" table:style-name="ce1">
            <text:p>"tt0120762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822</text:p>
          </table:table-cell>
          <table:table-cell office:value-type="string" table:style-name="ce1">
            <text:p>As Good as It Gets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327782" table:style-name="ce1">
            <text:p>327782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119822&quot;: &quot;&quot;Comedy,Drama,Romance&quot;" table:formula="of:=&quot;&quot;&quot;&quot; &amp; [.A819] &amp; &quot;&quot;&quot;: &quot;&quot;&quot; &amp; &quot;&quot;&quot;&quot; &amp; [.F819] &amp; &quot;&quot;&quot;&quot;" table:style-name="ce1">
            <text:p>"tt0119822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384</text:p>
          </table:table-cell>
          <table:table-cell office:value-type="string" table:style-name="ce1">
            <text:p>Apollo 13</text:p>
          </table:table-cell>
          <table:table-cell office:value-type="float" office:value="1995" table:style-name="ce1">
            <text:p>1995</text:p>
          </table:table-cell>
          <table:table-cell office:value-type="float" office:value="7.7" table:style-name="ce1">
            <text:p>7.7</text:p>
          </table:table-cell>
          <table:table-cell office:value-type="float" office:value="325587" table:style-name="ce1">
            <text:p>325587</text:p>
          </table:table-cell>
          <table:table-cell office:value-type="string" table:style-name="ce1">
            <text:p>Adventure,Drama,History</text:p>
          </table:table-cell>
          <table:table-cell table:style-name="ce1"/>
          <table:table-cell office:value-type="string" office:string-value="&quot;tt0112384&quot;: &quot;&quot;Adventure,Drama,History&quot;" table:formula="of:=&quot;&quot;&quot;&quot; &amp; [.A820] &amp; &quot;&quot;&quot;: &quot;&quot;&quot; &amp; &quot;&quot;&quot;&quot; &amp; [.F820] &amp; &quot;&quot;&quot;&quot;" table:style-name="ce1">
            <text:p>"tt0112384": ""Adventure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7651</text:p>
          </table:table-cell>
          <table:table-cell office:value-type="string" table:style-name="ce1">
            <text:p>Halloween</text:p>
          </table:table-cell>
          <table:table-cell office:value-type="float" office:value="1978" table:style-name="ce1">
            <text:p>1978</text:p>
          </table:table-cell>
          <table:table-cell office:value-type="float" office:value="7.7" table:style-name="ce1">
            <text:p>7.7</text:p>
          </table:table-cell>
          <table:table-cell office:value-type="float" office:value="322607" table:style-name="ce1">
            <text:p>322607</text:p>
          </table:table-cell>
          <table:table-cell office:value-type="string" table:style-name="ce1">
            <text:p>Horror,Thriller</text:p>
          </table:table-cell>
          <table:table-cell table:style-name="ce1"/>
          <table:table-cell office:value-type="string" office:string-value="&quot;tt0077651&quot;: &quot;&quot;Horror,Thriller&quot;" table:formula="of:=&quot;&quot;&quot;&quot; &amp; [.A821] &amp; &quot;&quot;&quot;: &quot;&quot;&quot; &amp; &quot;&quot;&quot;&quot; &amp; [.F821] &amp; &quot;&quot;&quot;&quot;" table:style-name="ce1">
            <text:p>"tt0077651": ""Horror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9218</text:p>
          </table:table-cell>
          <table:table-cell office:value-type="string" table:style-name="ce1">
            <text:p>The Goonies</text:p>
          </table:table-cell>
          <table:table-cell office:value-type="float" office:value="1985" table:style-name="ce1">
            <text:p>1985</text:p>
          </table:table-cell>
          <table:table-cell office:value-type="float" office:value="7.7" table:style-name="ce1">
            <text:p>7.7</text:p>
          </table:table-cell>
          <table:table-cell office:value-type="float" office:value="311664" table:style-name="ce1">
            <text:p>311664</text:p>
          </table:table-cell>
          <table:table-cell office:value-type="string" table:style-name="ce1">
            <text:p>Adventure,Comedy,Family</text:p>
          </table:table-cell>
          <table:table-cell table:style-name="ce1"/>
          <table:table-cell office:value-type="string" office:string-value="&quot;tt0089218&quot;: &quot;&quot;Adventure,Comedy,Family&quot;" table:formula="of:=&quot;&quot;&quot;&quot; &amp; [.A822] &amp; &quot;&quot;&quot;: &quot;&quot;&quot; &amp; &quot;&quot;&quot;&quot; &amp; [.F822] &amp; &quot;&quot;&quot;&quot;" table:style-name="ce1">
            <text:p>"tt0089218": ""Adventure,Comedy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257</text:p>
          </table:table-cell>
          <table:table-cell office:value-type="string" table:style-name="ce1">
            <text:p>A Few Good Men</text:p>
          </table:table-cell>
          <table:table-cell office:value-type="float" office:value="1992" table:style-name="ce1">
            <text:p>1992</text:p>
          </table:table-cell>
          <table:table-cell office:value-type="float" office:value="7.7" table:style-name="ce1">
            <text:p>7.7</text:p>
          </table:table-cell>
          <table:table-cell office:value-type="float" office:value="301245" table:style-name="ce1">
            <text:p>301245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104257&quot;: &quot;&quot;Drama,Thriller&quot;" table:formula="of:=&quot;&quot;&quot;&quot; &amp; [.A823] &amp; &quot;&quot;&quot;: &quot;&quot;&quot; &amp; &quot;&quot;&quot;&quot; &amp; [.F823] &amp; &quot;&quot;&quot;&quot;" table:style-name="ce1">
            <text:p>"tt0104257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362988</text:p>
          </table:table-cell>
          <table:table-cell office:value-type="string" table:style-name="ce1">
            <text:p>Wind River</text:p>
          </table:table-cell>
          <table:table-cell office:value-type="float" office:value="2017" table:style-name="ce1">
            <text:p>2017</text:p>
          </table:table-cell>
          <table:table-cell office:value-type="float" office:value="7.7" table:style-name="ce1">
            <text:p>7.7</text:p>
          </table:table-cell>
          <table:table-cell office:value-type="float" office:value="295377" table:style-name="ce1">
            <text:p>295377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5362988&quot;: &quot;&quot;Crime,Drama,Mystery&quot;" table:formula="of:=&quot;&quot;&quot;&quot; &amp; [.A824] &amp; &quot;&quot;&quot;: &quot;&quot;&quot; &amp; &quot;&quot;&quot;&quot; &amp; [.F824] &amp; &quot;&quot;&quot;&quot;" table:style-name="ce1">
            <text:p>"tt5362988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57044</text:p>
          </table:table-cell>
          <table:table-cell office:value-type="string" table:style-name="ce1">
            <text:p>Road to Perdition</text:p>
          </table:table-cell>
          <table:table-cell office:value-type="float" office:value="2002" table:style-name="ce1">
            <text:p>2002</text:p>
          </table:table-cell>
          <table:table-cell office:value-type="float" office:value="7.7" table:style-name="ce1">
            <text:p>7.7</text:p>
          </table:table-cell>
          <table:table-cell office:value-type="float" office:value="292663" table:style-name="ce1">
            <text:p>292663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257044&quot;: &quot;&quot;Crime,Drama,Thriller&quot;" table:formula="of:=&quot;&quot;&quot;&quot; &amp; [.A825] &amp; &quot;&quot;&quot;: &quot;&quot;&quot; &amp; &quot;&quot;&quot;&quot; &amp; [.F825] &amp; &quot;&quot;&quot;&quot;" table:style-name="ce1">
            <text:p>"tt0257044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3944</text:p>
          </table:table-cell>
          <table:table-cell office:value-type="string" table:style-name="ce1">
            <text:p>First Blood</text:p>
          </table:table-cell>
          <table:table-cell office:value-type="float" office:value="1982" table:style-name="ce1">
            <text:p>1982</text:p>
          </table:table-cell>
          <table:table-cell office:value-type="float" office:value="7.7" table:style-name="ce1">
            <text:p>7.7</text:p>
          </table:table-cell>
          <table:table-cell office:value-type="float" office:value="288486" table:style-name="ce1">
            <text:p>288486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0083944&quot;: &quot;&quot;Action,Adventure,Thriller&quot;" table:formula="of:=&quot;&quot;&quot;&quot; &amp; [.A826] &amp; &quot;&quot;&quot;: &quot;&quot;&quot; &amp; &quot;&quot;&quot;&quot; &amp; [.F826] &amp; &quot;&quot;&quot;&quot;" table:style-name="ce1">
            <text:p>"tt0083944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1813216</text:p>
          </table:table-cell>
          <table:table-cell office:value-type="string" table:style-name="ce1">
            <text:p>The Banshees of Inisherin</text:p>
          </table:table-cell>
          <table:table-cell office:value-type="float" office:value="2022" table:style-name="ce1">
            <text:p>2022</text:p>
          </table:table-cell>
          <table:table-cell office:value-type="float" office:value="7.7" table:style-name="ce1">
            <text:p>7.7</text:p>
          </table:table-cell>
          <table:table-cell office:value-type="float" office:value="277497" table:style-name="ce1">
            <text:p>27749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11813216&quot;: &quot;&quot;Comedy,Drama&quot;" table:formula="of:=&quot;&quot;&quot;&quot; &amp; [.A827] &amp; &quot;&quot;&quot;: &quot;&quot;&quot; &amp; &quot;&quot;&quot;&quot; &amp; [.F827] &amp; &quot;&quot;&quot;&quot;" table:style-name="ce1">
            <text:p>"tt1181321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0339</text:p>
          </table:table-cell>
          <table:table-cell office:value-type="string" table:style-name="ce1">
            <text:p>Airplane!</text:p>
          </table:table-cell>
          <table:table-cell office:value-type="float" office:value="1980" table:style-name="ce1">
            <text:p>1980</text:p>
          </table:table-cell>
          <table:table-cell office:value-type="float" office:value="7.7" table:style-name="ce1">
            <text:p>7.7</text:p>
          </table:table-cell>
          <table:table-cell office:value-type="float" office:value="272784" table:style-name="ce1">
            <text:p>272784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80339&quot;: &quot;&quot;Comedy&quot;" table:formula="of:=&quot;&quot;&quot;&quot; &amp; [.A828] &amp; &quot;&quot;&quot;: &quot;&quot;&quot; &amp; &quot;&quot;&quot;&quot; &amp; [.F828] &amp; &quot;&quot;&quot;&quot;" table:style-name="ce1">
            <text:p>"tt0080339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24747</text:p>
          </table:table-cell>
          <table:table-cell office:value-type="string" table:style-name="ce1">
            <text:p>Changeling</text:p>
          </table:table-cell>
          <table:table-cell office:value-type="float" office:value="2008" table:style-name="ce1">
            <text:p>2008</text:p>
          </table:table-cell>
          <table:table-cell office:value-type="float" office:value="7.7" table:style-name="ce1">
            <text:p>7.7</text:p>
          </table:table-cell>
          <table:table-cell office:value-type="float" office:value="270310" table:style-name="ce1">
            <text:p>270310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824747&quot;: &quot;&quot;Biography,Crime,Drama&quot;" table:formula="of:=&quot;&quot;&quot;&quot; &amp; [.A829] &amp; &quot;&quot;&quot;: &quot;&quot;&quot; &amp; &quot;&quot;&quot;&quot; &amp; [.F829] &amp; &quot;&quot;&quot;&quot;" table:style-name="ce1">
            <text:p>"tt0824747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818</text:p>
          </table:table-cell>
          <table:table-cell office:value-type="string" table:style-name="ce1">
            <text:p>Philadelphia</text:p>
          </table:table-cell>
          <table:table-cell office:value-type="float" office:value="1993" table:style-name="ce1">
            <text:p>1993</text:p>
          </table:table-cell>
          <table:table-cell office:value-type="float" office:value="7.7" table:style-name="ce1">
            <text:p>7.7</text:p>
          </table:table-cell>
          <table:table-cell office:value-type="float" office:value="266290" table:style-name="ce1">
            <text:p>26629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07818&quot;: &quot;&quot;Drama&quot;" table:formula="of:=&quot;&quot;&quot;&quot; &amp; [.A830] &amp; &quot;&quot;&quot;: &quot;&quot;&quot; &amp; &quot;&quot;&quot;&quot; &amp; [.F830] &amp; &quot;&quot;&quot;&quot;" table:style-name="ce1">
            <text:p>"tt010781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550</text:p>
          </table:table-cell>
          <table:table-cell office:value-type="string" table:style-name="ce1">
            <text:p>What's Eating Gilbert Grape</text:p>
          </table:table-cell>
          <table:table-cell office:value-type="float" office:value="1993" table:style-name="ce1">
            <text:p>1993</text:p>
          </table:table-cell>
          <table:table-cell office:value-type="float" office:value="7.7" table:style-name="ce1">
            <text:p>7.7</text:p>
          </table:table-cell>
          <table:table-cell office:value-type="float" office:value="261401" table:style-name="ce1">
            <text:p>26140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08550&quot;: &quot;&quot;Drama&quot;" table:formula="of:=&quot;&quot;&quot;&quot; &amp; [.A831] &amp; &quot;&quot;&quot;: &quot;&quot;&quot; &amp; &quot;&quot;&quot;&quot; &amp; [.F831] &amp; &quot;&quot;&quot;&quot;" table:style-name="ce1">
            <text:p>"tt0108550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914798</text:p>
          </table:table-cell>
          <table:table-cell office:value-type="string" table:style-name="ce1">
            <text:p>The Boy in the Striped Pajamas</text:p>
          </table:table-cell>
          <table:table-cell office:value-type="float" office:value="2008" table:style-name="ce1">
            <text:p>2008</text:p>
          </table:table-cell>
          <table:table-cell office:value-type="float" office:value="7.7" table:style-name="ce1">
            <text:p>7.7</text:p>
          </table:table-cell>
          <table:table-cell office:value-type="float" office:value="261307" table:style-name="ce1">
            <text:p>261307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914798&quot;: &quot;&quot;Drama,War&quot;" table:formula="of:=&quot;&quot;&quot;&quot; &amp; [.A832] &amp; &quot;&quot;&quot;: &quot;&quot;&quot; &amp; &quot;&quot;&quot;&quot; &amp; [.F832] &amp; &quot;&quot;&quot;&quot;" table:style-name="ce1">
            <text:p>"tt0914798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7381</text:p>
          </table:table-cell>
          <table:table-cell office:value-type="string" table:style-name="ce1">
            <text:p>Primal Fear</text:p>
          </table:table-cell>
          <table:table-cell office:value-type="float" office:value="1996" table:style-name="ce1">
            <text:p>1996</text:p>
          </table:table-cell>
          <table:table-cell office:value-type="float" office:value="7.7" table:style-name="ce1">
            <text:p>7.7</text:p>
          </table:table-cell>
          <table:table-cell office:value-type="float" office:value="258532" table:style-name="ce1">
            <text:p>258532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117381&quot;: &quot;&quot;Crime,Drama,Mystery&quot;" table:formula="of:=&quot;&quot;&quot;&quot; &amp; [.A833] &amp; &quot;&quot;&quot;: &quot;&quot;&quot; &amp; &quot;&quot;&quot;&quot; &amp; [.F833] &amp; &quot;&quot;&quot;&quot;" table:style-name="ce1">
            <text:p>"tt0117381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8635</text:p>
          </table:table-cell>
          <table:table-cell office:value-type="string" table:style-name="ce1">
            <text:p>When Harry Met Sally...</text:p>
          </table:table-cell>
          <table:table-cell office:value-type="float" office:value="1989" table:style-name="ce1">
            <text:p>1989</text:p>
          </table:table-cell>
          <table:table-cell office:value-type="float" office:value="7.7" table:style-name="ce1">
            <text:p>7.7</text:p>
          </table:table-cell>
          <table:table-cell office:value-type="float" office:value="254810" table:style-name="ce1">
            <text:p>254810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098635&quot;: &quot;&quot;Comedy,Drama,Romance&quot;" table:formula="of:=&quot;&quot;&quot;&quot; &amp; [.A834] &amp; &quot;&quot;&quot;: &quot;&quot;&quot; &amp; &quot;&quot;&quot;&quot; &amp; [.F834] &amp; &quot;&quot;&quot;&quot;" table:style-name="ce1">
            <text:p>"tt009863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85947</text:p>
          </table:table-cell>
          <table:table-cell office:value-type="string" table:style-name="ce1">
            <text:p>Mr. Nobody</text:p>
          </table:table-cell>
          <table:table-cell office:value-type="float" office:value="2009" table:style-name="ce1">
            <text:p>2009</text:p>
          </table:table-cell>
          <table:table-cell office:value-type="float" office:value="7.7" table:style-name="ce1">
            <text:p>7.7</text:p>
          </table:table-cell>
          <table:table-cell office:value-type="float" office:value="251656" table:style-name="ce1">
            <text:p>251656</text:p>
          </table:table-cell>
          <table:table-cell office:value-type="string" table:style-name="ce1">
            <text:p>Drama,Fantasy,Romance</text:p>
          </table:table-cell>
          <table:table-cell table:style-name="ce1"/>
          <table:table-cell office:value-type="string" office:string-value="&quot;tt0485947&quot;: &quot;&quot;Drama,Fantasy,Romance&quot;" table:formula="of:=&quot;&quot;&quot;&quot; &amp; [.A835] &amp; &quot;&quot;&quot;: &quot;&quot;&quot; &amp; &quot;&quot;&quot;&quot; &amp; [.F835] &amp; &quot;&quot;&quot;&quot;" table:style-name="ce1">
            <text:p>"tt0485947": ""Drama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9445</text:p>
          </table:table-cell>
          <table:table-cell office:value-type="string" table:style-name="ce1">
            <text:p>Clerks</text:p>
          </table:table-cell>
          <table:table-cell office:value-type="float" office:value="1994" table:style-name="ce1">
            <text:p>1994</text:p>
          </table:table-cell>
          <table:table-cell office:value-type="float" office:value="7.7" table:style-name="ce1">
            <text:p>7.7</text:p>
          </table:table-cell>
          <table:table-cell office:value-type="float" office:value="236522" table:style-name="ce1">
            <text:p>236522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109445&quot;: &quot;&quot;Comedy&quot;" table:formula="of:=&quot;&quot;&quot;&quot; &amp; [.A836] &amp; &quot;&quot;&quot;: &quot;&quot;&quot; &amp; &quot;&quot;&quot;&quot; &amp; [.F836] &amp; &quot;&quot;&quot;&quot;" table:style-name="ce1">
            <text:p>"tt0109445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0756</text:p>
          </table:table-cell>
          <table:table-cell office:value-type="string" table:style-name="ce1">
            <text:p>Blue Velvet</text:p>
          </table:table-cell>
          <table:table-cell office:value-type="float" office:value="1986" table:style-name="ce1">
            <text:p>1986</text:p>
          </table:table-cell>
          <table:table-cell office:value-type="float" office:value="7.7" table:style-name="ce1">
            <text:p>7.7</text:p>
          </table:table-cell>
          <table:table-cell office:value-type="float" office:value="231096" table:style-name="ce1">
            <text:p>231096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90756&quot;: &quot;&quot;Crime,Drama,Mystery&quot;" table:formula="of:=&quot;&quot;&quot;&quot; &amp; [.A837] &amp; &quot;&quot;&quot;: &quot;&quot;&quot; &amp; &quot;&quot;&quot;&quot; &amp; [.F837] &amp; &quot;&quot;&quot;&quot;" table:style-name="ce1">
            <text:p>"tt009075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6438</text:p>
          </table:table-cell>
          <table:table-cell office:value-type="string" table:style-name="ce1">
            <text:p>Who Framed Roger Rabbit</text:p>
          </table:table-cell>
          <table:table-cell office:value-type="float" office:value="1988" table:style-name="ce1">
            <text:p>1988</text:p>
          </table:table-cell>
          <table:table-cell office:value-type="float" office:value="7.7" table:style-name="ce1">
            <text:p>7.7</text:p>
          </table:table-cell>
          <table:table-cell office:value-type="float" office:value="225095" table:style-name="ce1">
            <text:p>225095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096438&quot;: &quot;&quot;Animation,Adventure,Comedy&quot;" table:formula="of:=&quot;&quot;&quot;&quot; &amp; [.A838] &amp; &quot;&quot;&quot;: &quot;&quot;&quot; &amp; &quot;&quot;&quot;&quot; &amp; [.F838] &amp; &quot;&quot;&quot;&quot;" table:style-name="ce1">
            <text:p>"tt0096438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58983</text:p>
          </table:table-cell>
          <table:table-cell office:value-type="string" table:style-name="ce1">
            <text:p>South Park: Bigger, Longer &amp; Uncut</text:p>
          </table:table-cell>
          <table:table-cell office:value-type="float" office:value="1999" table:style-name="ce1">
            <text:p>1999</text:p>
          </table:table-cell>
          <table:table-cell office:value-type="float" office:value="7.7" table:style-name="ce1">
            <text:p>7.7</text:p>
          </table:table-cell>
          <table:table-cell office:value-type="float" office:value="219994" table:style-name="ce1">
            <text:p>219994</text:p>
          </table:table-cell>
          <table:table-cell office:value-type="string" table:style-name="ce1">
            <text:p>Animation,Comedy,Fantasy</text:p>
          </table:table-cell>
          <table:table-cell table:style-name="ce1"/>
          <table:table-cell office:value-type="string" office:string-value="&quot;tt0158983&quot;: &quot;&quot;Animation,Comedy,Fantasy&quot;" table:formula="of:=&quot;&quot;&quot;&quot; &amp; [.A839] &amp; &quot;&quot;&quot;: &quot;&quot;&quot; &amp; &quot;&quot;&quot;&quot; &amp; [.F839] &amp; &quot;&quot;&quot;&quot;" table:style-name="ce1">
            <text:p>"tt0158983": ""Animation,Comed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288566</text:p>
          </table:table-cell>
          <table:table-cell office:value-type="string" table:style-name="ce1">
            <text:p>Another Round</text:p>
          </table:table-cell>
          <table:table-cell office:value-type="float" office:value="2020" table:style-name="ce1">
            <text:p>2020</text:p>
          </table:table-cell>
          <table:table-cell office:value-type="float" office:value="7.7" table:style-name="ce1">
            <text:p>7.7</text:p>
          </table:table-cell>
          <table:table-cell office:value-type="float" office:value="211689" table:style-name="ce1">
            <text:p>211689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10288566&quot;: &quot;&quot;Comedy,Drama&quot;" table:formula="of:=&quot;&quot;&quot;&quot; &amp; [.A840] &amp; &quot;&quot;&quot;: &quot;&quot;&quot; &amp; &quot;&quot;&quot;&quot; &amp; [.F840] &amp; &quot;&quot;&quot;&quot;" table:style-name="ce1">
            <text:p>"tt1028856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150</text:p>
          </table:table-cell>
          <table:table-cell office:value-type="string" table:style-name="ce1">
            <text:p>Goldfinger</text:p>
          </table:table-cell>
          <table:table-cell office:value-type="float" office:value="1964" table:style-name="ce1">
            <text:p>1964</text:p>
          </table:table-cell>
          <table:table-cell office:value-type="float" office:value="7.7" table:style-name="ce1">
            <text:p>7.7</text:p>
          </table:table-cell>
          <table:table-cell office:value-type="float" office:value="208775" table:style-name="ce1">
            <text:p>208775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0058150&quot;: &quot;&quot;Action,Adventure,Thriller&quot;" table:formula="of:=&quot;&quot;&quot;&quot; &amp; [.A841] &amp; &quot;&quot;&quot;: &quot;&quot;&quot; &amp; &quot;&quot;&quot;&quot; &amp; [.F841] &amp; &quot;&quot;&quot;&quot;" table:style-name="ce1">
            <text:p>"tt0058150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8126</text:p>
          </table:table-cell>
          <table:table-cell office:value-type="string" table:style-name="ce1">
            <text:p>Adaptation.</text:p>
          </table:table-cell>
          <table:table-cell office:value-type="float" office:value="2002" table:style-name="ce1">
            <text:p>2002</text:p>
          </table:table-cell>
          <table:table-cell office:value-type="float" office:value="7.7" table:style-name="ce1">
            <text:p>7.7</text:p>
          </table:table-cell>
          <table:table-cell office:value-type="float" office:value="208474" table:style-name="ce1">
            <text:p>208474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268126&quot;: &quot;&quot;Comedy,Drama&quot;" table:formula="of:=&quot;&quot;&quot;&quot; &amp; [.A842] &amp; &quot;&quot;&quot;: &quot;&quot;&quot; &amp; &quot;&quot;&quot;&quot; &amp; [.F842] &amp; &quot;&quot;&quot;&quot;" table:style-name="ce1">
            <text:p>"tt026812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70874</text:p>
          </table:table-cell>
          <table:table-cell office:value-type="string" table:style-name="ce1">
            <text:p>The Trial of the Chicago 7</text:p>
          </table:table-cell>
          <table:table-cell office:value-type="float" office:value="2020" table:style-name="ce1">
            <text:p>2020</text:p>
          </table:table-cell>
          <table:table-cell office:value-type="float" office:value="7.7" table:style-name="ce1">
            <text:p>7.7</text:p>
          </table:table-cell>
          <table:table-cell office:value-type="float" office:value="199894" table:style-name="ce1">
            <text:p>199894</text:p>
          </table:table-cell>
          <table:table-cell office:value-type="string" table:style-name="ce1">
            <text:p>Drama,History,Thriller</text:p>
          </table:table-cell>
          <table:table-cell table:style-name="ce1"/>
          <table:table-cell office:value-type="string" office:string-value="&quot;tt1070874&quot;: &quot;&quot;Drama,History,Thriller&quot;" table:formula="of:=&quot;&quot;&quot;&quot; &amp; [.A843] &amp; &quot;&quot;&quot;: &quot;&quot;&quot; &amp; &quot;&quot;&quot;&quot; &amp; [.F843] &amp; &quot;&quot;&quot;&quot;" table:style-name="ce1">
            <text:p>"tt1070874": ""Drama,Histo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2991</text:p>
          </table:table-cell>
          <table:table-cell office:value-type="string" table:style-name="ce1">
            <text:p>Evil Dead II</text:p>
          </table:table-cell>
          <table:table-cell office:value-type="float" office:value="1987" table:style-name="ce1">
            <text:p>1987</text:p>
          </table:table-cell>
          <table:table-cell office:value-type="float" office:value="7.7" table:style-name="ce1">
            <text:p>7.7</text:p>
          </table:table-cell>
          <table:table-cell office:value-type="float" office:value="189147" table:style-name="ce1">
            <text:p>189147</text:p>
          </table:table-cell>
          <table:table-cell office:value-type="string" table:style-name="ce1">
            <text:p>Comedy,Horror</text:p>
          </table:table-cell>
          <table:table-cell table:style-name="ce1"/>
          <table:table-cell office:value-type="string" office:string-value="&quot;tt0092991&quot;: &quot;&quot;Comedy,Horror&quot;" table:formula="of:=&quot;&quot;&quot;&quot; &amp; [.A844] &amp; &quot;&quot;&quot;: &quot;&quot;&quot; &amp; &quot;&quot;&quot;&quot; &amp; [.F844] &amp; &quot;&quot;&quot;&quot;" table:style-name="ce1">
            <text:p>"tt0092991": ""Comed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6999</text:p>
          </table:table-cell>
          <table:table-cell office:value-type="string" table:style-name="ce1">
            <text:p>Dirty Harry</text:p>
          </table:table-cell>
          <table:table-cell office:value-type="float" office:value="1971" table:style-name="ce1">
            <text:p>1971</text:p>
          </table:table-cell>
          <table:table-cell office:value-type="float" office:value="7.7" table:style-name="ce1">
            <text:p>7.7</text:p>
          </table:table-cell>
          <table:table-cell office:value-type="float" office:value="174544" table:style-name="ce1">
            <text:p>174544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066999&quot;: &quot;&quot;Action,Crime,Thriller&quot;" table:formula="of:=&quot;&quot;&quot;&quot; &amp; [.A845] &amp; &quot;&quot;&quot;: &quot;&quot;&quot; &amp; &quot;&quot;&quot;&quot; &amp; [.F845] &amp; &quot;&quot;&quot;&quot;" table:style-name="ce1">
            <text:p>"tt0066999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289160</text:p>
          </table:table-cell>
          <table:table-cell office:value-type="string" table:style-name="ce1">
            <text:p>Godzilla Minus One</text:p>
          </table:table-cell>
          <table:table-cell office:value-type="float" office:value="2023" table:style-name="ce1">
            <text:p>2023</text:p>
          </table:table-cell>
          <table:table-cell office:value-type="float" office:value="7.7" table:style-name="ce1">
            <text:p>7.7</text:p>
          </table:table-cell>
          <table:table-cell office:value-type="float" office:value="168798" table:style-name="ce1">
            <text:p>168798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23289160&quot;: &quot;&quot;Action,Adventure,Drama&quot;" table:formula="of:=&quot;&quot;&quot;&quot; &amp; [.A846] &amp; &quot;&quot;&quot;: &quot;&quot;&quot; &amp; &quot;&quot;&quot;&quot; &amp; [.F846] &amp; &quot;&quot;&quot;&quot;" table:style-name="ce1">
            <text:p>"tt23289160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278871</text:p>
          </table:table-cell>
          <table:table-cell office:value-type="string" table:style-name="ce1">
            <text:p>Blue Is the Warmest Colour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168353" table:style-name="ce1">
            <text:p>168353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2278871&quot;: &quot;&quot;Drama,Romance&quot;" table:formula="of:=&quot;&quot;&quot;&quot; &amp; [.A847] &amp; &quot;&quot;&quot;: &quot;&quot;&quot; &amp; &quot;&quot;&quot;&quot; &amp; [.F847] &amp; &quot;&quot;&quot;&quot;" table:style-name="ce1">
            <text:p>"tt2278871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50258</text:p>
          </table:table-cell>
          <table:table-cell office:value-type="string" table:style-name="ce1">
            <text:p>Ray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161046" table:style-name="ce1">
            <text:p>161046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0350258&quot;: &quot;&quot;Biography,Drama,Music&quot;" table:formula="of:=&quot;&quot;&quot;&quot; &amp; [.A848] &amp; &quot;&quot;&quot;: &quot;&quot;&quot; &amp; &quot;&quot;&quot;&quot; &amp; [.F848] &amp; &quot;&quot;&quot;&quot;" table:style-name="ce1">
            <text:p>"tt0350258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363618</text:p>
          </table:table-cell>
          <table:table-cell office:value-type="string" table:style-name="ce1">
            <text:p>Sound of Metal</text:p>
          </table:table-cell>
          <table:table-cell office:value-type="float" office:value="2019" table:style-name="ce1">
            <text:p>2019</text:p>
          </table:table-cell>
          <table:table-cell office:value-type="float" office:value="7.7" table:style-name="ce1">
            <text:p>7.7</text:p>
          </table:table-cell>
          <table:table-cell office:value-type="float" office:value="159307" table:style-name="ce1">
            <text:p>159307</text:p>
          </table:table-cell>
          <table:table-cell office:value-type="string" table:style-name="ce1">
            <text:p>Drama,Music</text:p>
          </table:table-cell>
          <table:table-cell table:style-name="ce1"/>
          <table:table-cell office:value-type="string" office:string-value="&quot;tt5363618&quot;: &quot;&quot;Drama,Music&quot;" table:formula="of:=&quot;&quot;&quot;&quot; &amp; [.A849] &amp; &quot;&quot;&quot;: &quot;&quot;&quot; &amp; &quot;&quot;&quot;&quot; &amp; [.F849] &amp; &quot;&quot;&quot;&quot;" table:style-name="ce1">
            <text:p>"tt5363618": ""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230</text:p>
          </table:table-cell>
          <table:table-cell office:value-type="string" table:style-name="ce1">
            <text:p>Blazing Saddles</text:p>
          </table:table-cell>
          <table:table-cell office:value-type="float" office:value="1974" table:style-name="ce1">
            <text:p>1974</text:p>
          </table:table-cell>
          <table:table-cell office:value-type="float" office:value="7.7" table:style-name="ce1">
            <text:p>7.7</text:p>
          </table:table-cell>
          <table:table-cell office:value-type="float" office:value="158182" table:style-name="ce1">
            <text:p>158182</text:p>
          </table:table-cell>
          <table:table-cell office:value-type="string" table:style-name="ce1">
            <text:p>Comedy,Western</text:p>
          </table:table-cell>
          <table:table-cell table:style-name="ce1"/>
          <table:table-cell office:value-type="string" office:string-value="&quot;tt0071230&quot;: &quot;&quot;Comedy,Western&quot;" table:formula="of:=&quot;&quot;&quot;&quot; &amp; [.A850] &amp; &quot;&quot;&quot;: &quot;&quot;&quot; &amp; &quot;&quot;&quot;&quot; &amp; [.F850] &amp; &quot;&quot;&quot;&quot;" table:style-name="ce1">
            <text:p>"tt0071230": ""Comedy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73074</text:p>
          </table:table-cell>
          <table:table-cell office:value-type="string" table:style-name="ce1">
            <text:p>Kung Fu Hustle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156569" table:style-name="ce1">
            <text:p>156569</text:p>
          </table:table-cell>
          <table:table-cell office:value-type="string" table:style-name="ce1">
            <text:p>Action,Comedy,Fantasy</text:p>
          </table:table-cell>
          <table:table-cell table:style-name="ce1"/>
          <table:table-cell office:value-type="string" office:string-value="&quot;tt0373074&quot;: &quot;&quot;Action,Comedy,Fantasy&quot;" table:formula="of:=&quot;&quot;&quot;&quot; &amp; [.A851] &amp; &quot;&quot;&quot;: &quot;&quot;&quot; &amp; &quot;&quot;&quot;&quot; &amp; [.F851] &amp; &quot;&quot;&quot;&quot;" table:style-name="ce1">
            <text:p>"tt0373074": ""Action,Comed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01357</text:p>
          </table:table-cell>
          <table:table-cell office:value-type="string" table:style-name="ce1">
            <text:p>Good Bye Lenin!</text:p>
          </table:table-cell>
          <table:table-cell office:value-type="float" office:value="2003" table:style-name="ce1">
            <text:p>2003</text:p>
          </table:table-cell>
          <table:table-cell office:value-type="float" office:value="7.7" table:style-name="ce1">
            <text:p>7.7</text:p>
          </table:table-cell>
          <table:table-cell office:value-type="float" office:value="156156" table:style-name="ce1">
            <text:p>156156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301357&quot;: &quot;&quot;Comedy,Drama,Romance&quot;" table:formula="of:=&quot;&quot;&quot;&quot; &amp; [.A852] &amp; &quot;&quot;&quot;: &quot;&quot;&quot; &amp; &quot;&quot;&quot;&quot; &amp; [.F852] &amp; &quot;&quot;&quot;&quot;" table:style-name="ce1">
            <text:p>"tt0301357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5844</text:p>
          </table:table-cell>
          <table:table-cell office:value-type="string" table:style-name="ce1">
            <text:p>The Count of Monte Cristo</text:p>
          </table:table-cell>
          <table:table-cell office:value-type="float" office:value="2002" table:style-name="ce1">
            <text:p>2002</text:p>
          </table:table-cell>
          <table:table-cell office:value-type="float" office:value="7.7" table:style-name="ce1">
            <text:p>7.7</text:p>
          </table:table-cell>
          <table:table-cell office:value-type="float" office:value="154415" table:style-name="ce1">
            <text:p>154415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245844&quot;: &quot;&quot;Action,Adventure,Drama&quot;" table:formula="of:=&quot;&quot;&quot;&quot; &amp; [.A853] &amp; &quot;&quot;&quot;: &quot;&quot;&quot; &amp; &quot;&quot;&quot;&quot; &amp; [.F853] &amp; &quot;&quot;&quot;&quot;" table:style-name="ce1">
            <text:p>"tt0245844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9462</text:p>
          </table:table-cell>
          <table:table-cell office:value-type="string" table:style-name="ce1">
            <text:p>Billy Elliot</text:p>
          </table:table-cell>
          <table:table-cell office:value-type="float" office:value="2000" table:style-name="ce1">
            <text:p>2000</text:p>
          </table:table-cell>
          <table:table-cell office:value-type="float" office:value="7.7" table:style-name="ce1">
            <text:p>7.7</text:p>
          </table:table-cell>
          <table:table-cell office:value-type="float" office:value="147716" table:style-name="ce1">
            <text:p>147716</text:p>
          </table:table-cell>
          <table:table-cell office:value-type="string" table:style-name="ce1">
            <text:p>Drama,Music</text:p>
          </table:table-cell>
          <table:table-cell table:style-name="ce1"/>
          <table:table-cell office:value-type="string" office:string-value="&quot;tt0249462&quot;: &quot;&quot;Drama,Music&quot;" table:formula="of:=&quot;&quot;&quot;&quot; &amp; [.A854] &amp; &quot;&quot;&quot;: &quot;&quot;&quot; &amp; &quot;&quot;&quot;&quot; &amp; [.F854] &amp; &quot;&quot;&quot;&quot;" table:style-name="ce1">
            <text:p>"tt0249462": ""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0150</text:p>
          </table:table-cell>
          <table:table-cell office:value-type="string" table:style-name="ce1">
            <text:p>Miller's Crossing</text:p>
          </table:table-cell>
          <table:table-cell office:value-type="float" office:value="1990" table:style-name="ce1">
            <text:p>1990</text:p>
          </table:table-cell>
          <table:table-cell office:value-type="float" office:value="7.7" table:style-name="ce1">
            <text:p>7.7</text:p>
          </table:table-cell>
          <table:table-cell office:value-type="float" office:value="145648" table:style-name="ce1">
            <text:p>145648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100150&quot;: &quot;&quot;Crime,Drama,Thriller&quot;" table:formula="of:=&quot;&quot;&quot;&quot; &amp; [.A855] &amp; &quot;&quot;&quot;: &quot;&quot;&quot; &amp; &quot;&quot;&quot;&quot; &amp; [.F855] &amp; &quot;&quot;&quot;&quot;" table:style-name="ce1">
            <text:p>"tt0100150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7116</text:p>
          </table:table-cell>
          <table:table-cell office:value-type="string" table:style-name="ce1">
            <text:p>The French Connection</text:p>
          </table:table-cell>
          <table:table-cell office:value-type="float" office:value="1971" table:style-name="ce1">
            <text:p>1971</text:p>
          </table:table-cell>
          <table:table-cell office:value-type="float" office:value="7.7" table:style-name="ce1">
            <text:p>7.7</text:p>
          </table:table-cell>
          <table:table-cell office:value-type="float" office:value="144186" table:style-name="ce1">
            <text:p>144186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67116&quot;: &quot;&quot;Action,Crime,Drama&quot;" table:formula="of:=&quot;&quot;&quot;&quot; &amp; [.A856] &amp; &quot;&quot;&quot;: &quot;&quot;&quot; &amp; &quot;&quot;&quot;&quot; &amp; [.F856] &amp; &quot;&quot;&quot;&quot;" table:style-name="ce1">
            <text:p>"tt0067116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302938</text:p>
          </table:table-cell>
          <table:table-cell office:value-type="string" table:style-name="ce1">
            <text:p>Kubo and the Two Strings</text:p>
          </table:table-cell>
          <table:table-cell office:value-type="float" office:value="2016" table:style-name="ce1">
            <text:p>2016</text:p>
          </table:table-cell>
          <table:table-cell office:value-type="float" office:value="7.7" table:style-name="ce1">
            <text:p>7.7</text:p>
          </table:table-cell>
          <table:table-cell office:value-type="float" office:value="142561" table:style-name="ce1">
            <text:p>142561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4302938&quot;: &quot;&quot;Animation,Action,Adventure&quot;" table:formula="of:=&quot;&quot;&quot;&quot; &amp; [.A857] &amp; &quot;&quot;&quot;: &quot;&quot;&quot; &amp; &quot;&quot;&quot;&quot; &amp; [.F857] &amp; &quot;&quot;&quot;&quot;" table:style-name="ce1">
            <text:p>"tt4302938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82496</text:p>
          </table:table-cell>
          <table:table-cell office:value-type="string" table:style-name="ce1">
            <text:p>Me and Earl and the Dying Girl</text:p>
          </table:table-cell>
          <table:table-cell office:value-type="float" office:value="2015" table:style-name="ce1">
            <text:p>2015</text:p>
          </table:table-cell>
          <table:table-cell office:value-type="float" office:value="7.7" table:style-name="ce1">
            <text:p>7.7</text:p>
          </table:table-cell>
          <table:table-cell office:value-type="float" office:value="141952" table:style-name="ce1">
            <text:p>141952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2582496&quot;: &quot;&quot;Comedy,Drama&quot;" table:formula="of:=&quot;&quot;&quot;&quot; &amp; [.A858] &amp; &quot;&quot;&quot;: &quot;&quot;&quot; &amp; &quot;&quot;&quot;&quot; &amp; [.F858] &amp; &quot;&quot;&quot;&quot;" table:style-name="ce1">
            <text:p>"tt258249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666</text:p>
          </table:table-cell>
          <table:table-cell office:value-type="string" table:style-name="ce1">
            <text:p>Serpico</text:p>
          </table:table-cell>
          <table:table-cell office:value-type="float" office:value="1973" table:style-name="ce1">
            <text:p>1973</text:p>
          </table:table-cell>
          <table:table-cell office:value-type="float" office:value="7.7" table:style-name="ce1">
            <text:p>7.7</text:p>
          </table:table-cell>
          <table:table-cell office:value-type="float" office:value="140535" table:style-name="ce1">
            <text:p>140535</text:p>
          </table:table-cell>
          <table:table-cell office:value-type="string" table:style-name="ce1">
            <text:p>Biography,Crime,Drama</text:p>
          </table:table-cell>
          <table:table-cell table:style-name="ce1"/>
          <table:table-cell office:value-type="string" office:string-value="&quot;tt0070666&quot;: &quot;&quot;Biography,Crime,Drama&quot;" table:formula="of:=&quot;&quot;&quot;&quot; &amp; [.A859] &amp; &quot;&quot;&quot;: &quot;&quot;&quot; &amp; &quot;&quot;&quot;&quot; &amp; [.F859] &amp; &quot;&quot;&quot;&quot;" table:style-name="ce1">
            <text:p>"tt0070666": ""Biograph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2965</text:p>
          </table:table-cell>
          <table:table-cell office:value-type="string" table:style-name="ce1">
            <text:p>Empire of the Sun</text:p>
          </table:table-cell>
          <table:table-cell office:value-type="float" office:value="1987" table:style-name="ce1">
            <text:p>1987</text:p>
          </table:table-cell>
          <table:table-cell office:value-type="float" office:value="7.7" table:style-name="ce1">
            <text:p>7.7</text:p>
          </table:table-cell>
          <table:table-cell office:value-type="float" office:value="138221" table:style-name="ce1">
            <text:p>138221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0092965&quot;: &quot;&quot;Drama,War&quot;" table:formula="of:=&quot;&quot;&quot;&quot; &amp; [.A860] &amp; &quot;&quot;&quot;: &quot;&quot;&quot; &amp; &quot;&quot;&quot;&quot; &amp; [.F860] &amp; &quot;&quot;&quot;&quot;" table:style-name="ce1">
            <text:p>"tt0092965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5574</text:p>
          </table:table-cell>
          <table:table-cell office:value-type="string" table:style-name="ce1">
            <text:p>Y tu mamá también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134094" table:style-name="ce1">
            <text:p>13409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245574&quot;: &quot;&quot;Drama&quot;" table:formula="of:=&quot;&quot;&quot;&quot; &amp; [.A861] &amp; &quot;&quot;&quot;: &quot;&quot;&quot; &amp; &quot;&quot;&quot;&quot; &amp; [.F861] &amp; &quot;&quot;&quot;&quot;" table:style-name="ce1">
            <text:p>"tt0245574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4726</text:p>
          </table:table-cell>
          <table:table-cell office:value-type="string" table:style-name="ce1">
            <text:p>Star Trek II: The Wrath of Khan</text:p>
          </table:table-cell>
          <table:table-cell office:value-type="float" office:value="1982" table:style-name="ce1">
            <text:p>1982</text:p>
          </table:table-cell>
          <table:table-cell office:value-type="float" office:value="7.7" table:style-name="ce1">
            <text:p>7.7</text:p>
          </table:table-cell>
          <table:table-cell office:value-type="float" office:value="132437" table:style-name="ce1">
            <text:p>132437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084726&quot;: &quot;&quot;Action,Adventure,Sci-Fi&quot;" table:formula="of:=&quot;&quot;&quot;&quot; &amp; [.A862] &amp; &quot;&quot;&quot;: &quot;&quot;&quot; &amp; &quot;&quot;&quot;&quot; &amp; [.F862] &amp; &quot;&quot;&quot;&quot;" table:style-name="ce1">
            <text:p>"tt008472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80025</text:p>
          </table:table-cell>
          <table:table-cell office:value-type="string" table:style-name="ce1">
            <text:p>This Is England</text:p>
          </table:table-cell>
          <table:table-cell office:value-type="float" office:value="2006" table:style-name="ce1">
            <text:p>2006</text:p>
          </table:table-cell>
          <table:table-cell office:value-type="float" office:value="7.7" table:style-name="ce1">
            <text:p>7.7</text:p>
          </table:table-cell>
          <table:table-cell office:value-type="float" office:value="131965" table:style-name="ce1">
            <text:p>131965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480025&quot;: &quot;&quot;Crime,Drama&quot;" table:formula="of:=&quot;&quot;&quot;&quot; &amp; [.A863] &amp; &quot;&quot;&quot;: &quot;&quot;&quot; &amp; &quot;&quot;&quot;&quot; &amp; [.F863] &amp; &quot;&quot;&quot;&quot;" table:style-name="ce1">
            <text:p>"tt0480025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4388</text:p>
          </table:table-cell>
          <table:table-cell office:value-type="string" table:style-name="ce1">
            <text:p>Sense and Sensibility</text:p>
          </table:table-cell>
          <table:table-cell office:value-type="float" office:value="1995" table:style-name="ce1">
            <text:p>1995</text:p>
          </table:table-cell>
          <table:table-cell office:value-type="float" office:value="7.7" table:style-name="ce1">
            <text:p>7.7</text:p>
          </table:table-cell>
          <table:table-cell office:value-type="float" office:value="131098" table:style-name="ce1">
            <text:p>131098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14388&quot;: &quot;&quot;Drama,Romance&quot;" table:formula="of:=&quot;&quot;&quot;&quot; &amp; [.A864] &amp; &quot;&quot;&quot;: &quot;&quot;&quot; &amp; &quot;&quot;&quot;&quot; &amp; [.F864] &amp; &quot;&quot;&quot;&quot;" table:style-name="ce1">
            <text:p>"tt0114388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360</text:p>
          </table:table-cell>
          <table:table-cell office:value-type="string" table:style-name="ce1">
            <text:p>The Conversation</text:p>
          </table:table-cell>
          <table:table-cell office:value-type="float" office:value="1974" table:style-name="ce1">
            <text:p>1974</text:p>
          </table:table-cell>
          <table:table-cell office:value-type="float" office:value="7.7" table:style-name="ce1">
            <text:p>7.7</text:p>
          </table:table-cell>
          <table:table-cell office:value-type="float" office:value="130129" table:style-name="ce1">
            <text:p>130129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071360&quot;: &quot;&quot;Drama,Mystery,Thriller&quot;" table:formula="of:=&quot;&quot;&quot;&quot; &amp; [.A865] &amp; &quot;&quot;&quot;: &quot;&quot;&quot; &amp; &quot;&quot;&quot;&quot; &amp; [.F865] &amp; &quot;&quot;&quot;&quot;" table:style-name="ce1">
            <text:p>"tt0071360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21549</text:p>
          </table:table-cell>
          <table:table-cell office:value-type="string" table:style-name="ce1">
            <text:p>Nebraska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126071" table:style-name="ce1">
            <text:p>126071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821549&quot;: &quot;&quot;Drama&quot;" table:formula="of:=&quot;&quot;&quot;&quot; &amp; [.A866] &amp; &quot;&quot;&quot;: &quot;&quot;&quot; &amp; &quot;&quot;&quot;&quot; &amp; [.F866] &amp; &quot;&quot;&quot;&quot;" table:style-name="ce1">
            <text:p>"tt182154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418</text:p>
          </table:table-cell>
          <table:table-cell office:value-type="string" table:style-name="ce1">
            <text:p>Bonnie and Clyde</text:p>
          </table:table-cell>
          <table:table-cell office:value-type="float" office:value="1967" table:style-name="ce1">
            <text:p>1967</text:p>
          </table:table-cell>
          <table:table-cell office:value-type="float" office:value="7.7" table:style-name="ce1">
            <text:p>7.7</text:p>
          </table:table-cell>
          <table:table-cell office:value-type="float" office:value="124453" table:style-name="ce1">
            <text:p>124453</text:p>
          </table:table-cell>
          <table:table-cell office:value-type="string" table:style-name="ce1">
            <text:p>Action,Biography,Crime</text:p>
          </table:table-cell>
          <table:table-cell table:style-name="ce1"/>
          <table:table-cell office:value-type="string" office:string-value="&quot;tt0061418&quot;: &quot;&quot;Action,Biography,Crime&quot;" table:formula="of:=&quot;&quot;&quot;&quot; &amp; [.A867] &amp; &quot;&quot;&quot;: &quot;&quot;&quot; &amp; &quot;&quot;&quot;&quot; &amp; [.F867] &amp; &quot;&quot;&quot;&quot;" table:style-name="ce1">
            <text:p>"tt0061418": ""Action,Biograph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1605</text:p>
          </table:table-cell>
          <table:table-cell office:value-type="string" table:style-name="ce1">
            <text:p>The Name of the Rose</text:p>
          </table:table-cell>
          <table:table-cell office:value-type="float" office:value="1986" table:style-name="ce1">
            <text:p>1986</text:p>
          </table:table-cell>
          <table:table-cell office:value-type="float" office:value="7.7" table:style-name="ce1">
            <text:p>7.7</text:p>
          </table:table-cell>
          <table:table-cell office:value-type="float" office:value="122369" table:style-name="ce1">
            <text:p>122369</text:p>
          </table:table-cell>
          <table:table-cell office:value-type="string" table:style-name="ce1">
            <text:p>Drama,Mystery,Thriller</text:p>
          </table:table-cell>
          <table:table-cell table:style-name="ce1"/>
          <table:table-cell office:value-type="string" office:string-value="&quot;tt0091605&quot;: &quot;&quot;Drama,Mystery,Thriller&quot;" table:formula="of:=&quot;&quot;&quot;&quot; &amp; [.A868] &amp; &quot;&quot;&quot;: &quot;&quot;&quot; &amp; &quot;&quot;&quot;&quot; &amp; [.F868] &amp; &quot;&quot;&quot;&quot;" table:style-name="ce1">
            <text:p>"tt0091605": ""Drama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348</text:p>
          </table:table-cell>
          <table:table-cell office:value-type="string" table:style-name="ce1">
            <text:p>Glengarry Glen Ross</text:p>
          </table:table-cell>
          <table:table-cell office:value-type="float" office:value="1992" table:style-name="ce1">
            <text:p>1992</text:p>
          </table:table-cell>
          <table:table-cell office:value-type="float" office:value="7.7" table:style-name="ce1">
            <text:p>7.7</text:p>
          </table:table-cell>
          <table:table-cell office:value-type="float" office:value="121665" table:style-name="ce1">
            <text:p>121665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104348&quot;: &quot;&quot;Crime,Drama,Mystery&quot;" table:formula="of:=&quot;&quot;&quot;&quot; &amp; [.A869] &amp; &quot;&quot;&quot;: &quot;&quot;&quot; &amp; &quot;&quot;&quot;&quot; &amp; [.F869] &amp; &quot;&quot;&quot;&quot;" table:style-name="ce1">
            <text:p>"tt0104348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389</text:p>
          </table:table-cell>
          <table:table-cell office:value-type="string" table:style-name="ce1">
            <text:p>The Last Emperor</text:p>
          </table:table-cell>
          <table:table-cell office:value-type="float" office:value="1987" table:style-name="ce1">
            <text:p>1987</text:p>
          </table:table-cell>
          <table:table-cell office:value-type="float" office:value="7.7" table:style-name="ce1">
            <text:p>7.7</text:p>
          </table:table-cell>
          <table:table-cell office:value-type="float" office:value="115608" table:style-name="ce1">
            <text:p>115608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93389&quot;: &quot;&quot;Biography,Drama,History&quot;" table:formula="of:=&quot;&quot;&quot;&quot; &amp; [.A870] &amp; &quot;&quot;&quot;: &quot;&quot;&quot; &amp; &quot;&quot;&quot;&quot; &amp; [.F870] &amp; &quot;&quot;&quot;&quot;" table:style-name="ce1">
            <text:p>"tt0093389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370710</text:p>
          </table:table-cell>
          <table:table-cell office:value-type="string" table:style-name="ce1">
            <text:p>The Worst Person in the World</text:p>
          </table:table-cell>
          <table:table-cell office:value-type="float" office:value="2021" table:style-name="ce1">
            <text:p>2021</text:p>
          </table:table-cell>
          <table:table-cell office:value-type="float" office:value="7.7" table:style-name="ce1">
            <text:p>7.7</text:p>
          </table:table-cell>
          <table:table-cell office:value-type="float" office:value="110163" table:style-name="ce1">
            <text:p>110163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0370710&quot;: &quot;&quot;Comedy,Drama,Romance&quot;" table:formula="of:=&quot;&quot;&quot;&quot; &amp; [.A871] &amp; &quot;&quot;&quot;: &quot;&quot;&quot; &amp; &quot;&quot;&quot;&quot; &amp; [.F871] &amp; &quot;&quot;&quot;&quot;" table:style-name="ce1">
            <text:p>"tt1037071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652</text:p>
          </table:table-cell>
          <table:table-cell office:value-type="string" table:style-name="ce1">
            <text:p>Porco Rosso</text:p>
          </table:table-cell>
          <table:table-cell office:value-type="float" office:value="1992" table:style-name="ce1">
            <text:p>1992</text:p>
          </table:table-cell>
          <table:table-cell office:value-type="float" office:value="7.7" table:style-name="ce1">
            <text:p>7.7</text:p>
          </table:table-cell>
          <table:table-cell office:value-type="float" office:value="109025" table:style-name="ce1">
            <text:p>109025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104652&quot;: &quot;&quot;Animation,Adventure,Comedy&quot;" table:formula="of:=&quot;&quot;&quot;&quot; &amp; [.A872] &amp; &quot;&quot;&quot;: &quot;&quot;&quot; &amp; &quot;&quot;&quot;&quot; &amp; [.F872] &amp; &quot;&quot;&quot;&quot;" table:style-name="ce1">
            <text:p>"tt0104652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2455</text:p>
          </table:table-cell>
          <table:table-cell office:value-type="string" table:style-name="ce1">
            <text:p>Fantasia</text:p>
          </table:table-cell>
          <table:table-cell office:value-type="float" office:value="1940" table:style-name="ce1">
            <text:p>1940</text:p>
          </table:table-cell>
          <table:table-cell office:value-type="float" office:value="7.7" table:style-name="ce1">
            <text:p>7.7</text:p>
          </table:table-cell>
          <table:table-cell office:value-type="float" office:value="107676" table:style-name="ce1">
            <text:p>107676</text:p>
          </table:table-cell>
          <table:table-cell office:value-type="string" table:style-name="ce1">
            <text:p>Animation,Family,Fantasy</text:p>
          </table:table-cell>
          <table:table-cell table:style-name="ce1"/>
          <table:table-cell office:value-type="string" office:string-value="&quot;tt0032455&quot;: &quot;&quot;Animation,Family,Fantasy&quot;" table:formula="of:=&quot;&quot;&quot;&quot; &amp; [.A873] &amp; &quot;&quot;&quot;: &quot;&quot;&quot; &amp; &quot;&quot;&quot;&quot; &amp; [.F873] &amp; &quot;&quot;&quot;&quot;" table:style-name="ce1">
            <text:p>"tt0032455": ""Animation,Family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8462</text:p>
          </table:table-cell>
          <table:table-cell office:value-type="string" table:style-name="ce1">
            <text:p>The Motorcycle Diaries</text:p>
          </table:table-cell>
          <table:table-cell office:value-type="float" office:value="2004" table:style-name="ce1">
            <text:p>2004</text:p>
          </table:table-cell>
          <table:table-cell office:value-type="float" office:value="7.7" table:style-name="ce1">
            <text:p>7.7</text:p>
          </table:table-cell>
          <table:table-cell office:value-type="float" office:value="106792" table:style-name="ce1">
            <text:p>106792</text:p>
          </table:table-cell>
          <table:table-cell office:value-type="string" table:style-name="ce1">
            <text:p>Adventure,Biography,Drama</text:p>
          </table:table-cell>
          <table:table-cell table:style-name="ce1"/>
          <table:table-cell office:value-type="string" office:string-value="&quot;tt0318462&quot;: &quot;&quot;Adventure,Biography,Drama&quot;" table:formula="of:=&quot;&quot;&quot;&quot; &amp; [.A874] &amp; &quot;&quot;&quot;: &quot;&quot;&quot; &amp; &quot;&quot;&quot;&quot; &amp; [.F874] &amp; &quot;&quot;&quot;&quot;" table:style-name="ce1">
            <text:p>"tt0318462": ""Adventure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4047</text:p>
          </table:table-cell>
          <table:table-cell office:value-type="string" table:style-name="ce1">
            <text:p>The Magnificent Seven</text:p>
          </table:table-cell>
          <table:table-cell office:value-type="float" office:value="1960" table:style-name="ce1">
            <text:p>1960</text:p>
          </table:table-cell>
          <table:table-cell office:value-type="float" office:value="7.7" table:style-name="ce1">
            <text:p>7.7</text:p>
          </table:table-cell>
          <table:table-cell office:value-type="float" office:value="106401" table:style-name="ce1">
            <text:p>106401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054047&quot;: &quot;&quot;Action,Adventure,Drama&quot;" table:formula="of:=&quot;&quot;&quot;&quot; &amp; [.A875] &amp; &quot;&quot;&quot;: &quot;&quot;&quot; &amp; &quot;&quot;&quot;&quot; &amp; [.F875] &amp; &quot;&quot;&quot;&quot;" table:style-name="ce1">
            <text:p>"tt0054047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797</text:p>
          </table:table-cell>
          <table:table-cell office:value-type="string" table:style-name="ce1">
            <text:p>Malcolm X</text:p>
          </table:table-cell>
          <table:table-cell office:value-type="float" office:value="1992" table:style-name="ce1">
            <text:p>1992</text:p>
          </table:table-cell>
          <table:table-cell office:value-type="float" office:value="7.7" table:style-name="ce1">
            <text:p>7.7</text:p>
          </table:table-cell>
          <table:table-cell office:value-type="float" office:value="106179" table:style-name="ce1">
            <text:p>10617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104797&quot;: &quot;&quot;Biography,Drama,History&quot;" table:formula="of:=&quot;&quot;&quot;&quot; &amp; [.A876] &amp; &quot;&quot;&quot;: &quot;&quot;&quot; &amp; &quot;&quot;&quot;&quot; &amp; [.F876] &amp; &quot;&quot;&quot;&quot;" table:style-name="ce1">
            <text:p>"tt0104797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83526</text:p>
          </table:table-cell>
          <table:table-cell office:value-type="string" table:style-name="ce1">
            <text:p>Detachment</text:p>
          </table:table-cell>
          <table:table-cell office:value-type="float" office:value="2011" table:style-name="ce1">
            <text:p>2011</text:p>
          </table:table-cell>
          <table:table-cell office:value-type="float" office:value="7.7" table:style-name="ce1">
            <text:p>7.7</text:p>
          </table:table-cell>
          <table:table-cell office:value-type="float" office:value="105188" table:style-name="ce1">
            <text:p>10518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683526&quot;: &quot;&quot;Drama&quot;" table:formula="of:=&quot;&quot;&quot;&quot; &amp; [.A877] &amp; &quot;&quot;&quot;: &quot;&quot;&quot; &amp; &quot;&quot;&quot;&quot; &amp; [.F877] &amp; &quot;&quot;&quot;&quot;" table:style-name="ce1">
            <text:p>"tt1683526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385</text:p>
          </table:table-cell>
          <table:table-cell office:value-type="string" table:style-name="ce1">
            <text:p>My Fair Lady</text:p>
          </table:table-cell>
          <table:table-cell office:value-type="float" office:value="1964" table:style-name="ce1">
            <text:p>1964</text:p>
          </table:table-cell>
          <table:table-cell office:value-type="float" office:value="7.7" table:style-name="ce1">
            <text:p>7.7</text:p>
          </table:table-cell>
          <table:table-cell office:value-type="float" office:value="104789" table:style-name="ce1">
            <text:p>104789</text:p>
          </table:table-cell>
          <table:table-cell office:value-type="string" table:style-name="ce1">
            <text:p>Drama,Family,Musical</text:p>
          </table:table-cell>
          <table:table-cell table:style-name="ce1"/>
          <table:table-cell office:value-type="string" office:string-value="&quot;tt0058385&quot;: &quot;&quot;Drama,Family,Musical&quot;" table:formula="of:=&quot;&quot;&quot;&quot; &amp; [.A878] &amp; &quot;&quot;&quot;: &quot;&quot;&quot; &amp; &quot;&quot;&quot;&quot; &amp; [.F878] &amp; &quot;&quot;&quot;&quot;" table:style-name="ce1">
            <text:p>"tt0058385": ""Drama,Family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51578</text:p>
          </table:table-cell>
          <table:table-cell office:value-type="string" table:style-name="ce1">
            <text:p>Paprika</text:p>
          </table:table-cell>
          <table:table-cell office:value-type="float" office:value="2006" table:style-name="ce1">
            <text:p>2006</text:p>
          </table:table-cell>
          <table:table-cell office:value-type="float" office:value="7.7" table:style-name="ce1">
            <text:p>7.7</text:p>
          </table:table-cell>
          <table:table-cell office:value-type="float" office:value="104067" table:style-name="ce1">
            <text:p>104067</text:p>
          </table:table-cell>
          <table:table-cell office:value-type="string" table:style-name="ce1">
            <text:p>Animation,Drama,Fantasy</text:p>
          </table:table-cell>
          <table:table-cell table:style-name="ce1"/>
          <table:table-cell office:value-type="string" office:string-value="&quot;tt0851578&quot;: &quot;&quot;Animation,Drama,Fantasy&quot;" table:formula="of:=&quot;&quot;&quot;&quot; &amp; [.A879] &amp; &quot;&quot;&quot;: &quot;&quot;&quot; &amp; &quot;&quot;&quot;&quot; &amp; [.F879] &amp; &quot;&quot;&quot;&quot;" table:style-name="ce1">
            <text:p>"tt0851578": ""Animation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58891</text:p>
          </table:table-cell>
          <table:table-cell office:value-type="string" table:style-name="ce1">
            <text:p>The Great Beauty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102025" table:style-name="ce1">
            <text:p>10202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2358891&quot;: &quot;&quot;Drama&quot;" table:formula="of:=&quot;&quot;&quot;&quot; &amp; [.A880] &amp; &quot;&quot;&quot;: &quot;&quot;&quot; &amp; &quot;&quot;&quot;&quot; &amp; [.F880] &amp; &quot;&quot;&quot;&quot;" table:style-name="ce1">
            <text:p>"tt235889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17177</text:p>
          </table:table-cell>
          <table:table-cell office:value-type="string" table:style-name="ce1">
            <text:p>Flipped</text:p>
          </table:table-cell>
          <table:table-cell office:value-type="float" office:value="2010" table:style-name="ce1">
            <text:p>2010</text:p>
          </table:table-cell>
          <table:table-cell office:value-type="float" office:value="7.7" table:style-name="ce1">
            <text:p>7.7</text:p>
          </table:table-cell>
          <table:table-cell office:value-type="float" office:value="102018" table:style-name="ce1">
            <text:p>102018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817177&quot;: &quot;&quot;Comedy,Drama,Romance&quot;" table:formula="of:=&quot;&quot;&quot;&quot; &amp; [.A881] &amp; &quot;&quot;&quot;: &quot;&quot;&quot; &amp; &quot;&quot;&quot;&quot; &amp; [.F881] &amp; &quot;&quot;&quot;&quot;" table:style-name="ce1">
            <text:p>"tt0817177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939</text:p>
          </table:table-cell>
          <table:table-cell office:value-type="string" table:style-name="ce1">
            <text:p>The Color Purple</text:p>
          </table:table-cell>
          <table:table-cell office:value-type="float" office:value="1985" table:style-name="ce1">
            <text:p>1985</text:p>
          </table:table-cell>
          <table:table-cell office:value-type="float" office:value="7.7" table:style-name="ce1">
            <text:p>7.7</text:p>
          </table:table-cell>
          <table:table-cell office:value-type="float" office:value="100735" table:style-name="ce1">
            <text:p>10073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8939&quot;: &quot;&quot;Drama&quot;" table:formula="of:=&quot;&quot;&quot;&quot; &amp; [.A882] &amp; &quot;&quot;&quot;: &quot;&quot;&quot; &amp; &quot;&quot;&quot;&quot; &amp; [.F882] &amp; &quot;&quot;&quot;&quot;" table:style-name="ce1">
            <text:p>"tt008893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50258</text:p>
          </table:table-cell>
          <table:table-cell office:value-type="string" table:style-name="ce1">
            <text:p>The Experiment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97618" table:style-name="ce1">
            <text:p>97618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250258&quot;: &quot;&quot;Drama,Thriller&quot;" table:formula="of:=&quot;&quot;&quot;&quot; &amp; [.A883] &amp; &quot;&quot;&quot;: &quot;&quot;&quot; &amp; &quot;&quot;&quot;&quot; &amp; [.F883] &amp; &quot;&quot;&quot;&quot;" table:style-name="ce1">
            <text:p>"tt0250258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472</text:p>
          </table:table-cell>
          <table:table-cell office:value-type="string" table:style-name="ce1">
            <text:p>Breathless</text:p>
          </table:table-cell>
          <table:table-cell office:value-type="float" office:value="1960" table:style-name="ce1">
            <text:p>1960</text:p>
          </table:table-cell>
          <table:table-cell office:value-type="float" office:value="7.7" table:style-name="ce1">
            <text:p>7.7</text:p>
          </table:table-cell>
          <table:table-cell office:value-type="float" office:value="90910" table:style-name="ce1">
            <text:p>90910</text:p>
          </table:table-cell>
          <table:table-cell office:value-type="string" table:style-name="ce1">
            <text:p>Crime,Drama</text:p>
          </table:table-cell>
          <table:table-cell table:style-name="ce1"/>
          <table:table-cell office:value-type="string" office:string-value="&quot;tt0053472&quot;: &quot;&quot;Crime,Drama&quot;" table:formula="of:=&quot;&quot;&quot;&quot; &amp; [.A884] &amp; &quot;&quot;&quot;: &quot;&quot;&quot; &amp; &quot;&quot;&quot;&quot; &amp; [.F884] &amp; &quot;&quot;&quot;&quot;" table:style-name="ce1">
            <text:p>"tt0053472": ""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65050</text:p>
          </table:table-cell>
          <table:table-cell office:value-type="string" table:style-name="ce1">
            <text:p>Beasts of No Nation</text:p>
          </table:table-cell>
          <table:table-cell office:value-type="float" office:value="2015" table:style-name="ce1">
            <text:p>2015</text:p>
          </table:table-cell>
          <table:table-cell office:value-type="float" office:value="7.7" table:style-name="ce1">
            <text:p>7.7</text:p>
          </table:table-cell>
          <table:table-cell office:value-type="float" office:value="88998" table:style-name="ce1">
            <text:p>88998</text:p>
          </table:table-cell>
          <table:table-cell office:value-type="string" table:style-name="ce1">
            <text:p>Drama,War</text:p>
          </table:table-cell>
          <table:table-cell table:style-name="ce1"/>
          <table:table-cell office:value-type="string" office:string-value="&quot;tt1365050&quot;: &quot;&quot;Drama,War&quot;" table:formula="of:=&quot;&quot;&quot;&quot; &amp; [.A885] &amp; &quot;&quot;&quot;: &quot;&quot;&quot; &amp; &quot;&quot;&quot;&quot; &amp; [.F885] &amp; &quot;&quot;&quot;&quot;" table:style-name="ce1">
            <text:p>"tt1365050": ""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3456</text:p>
          </table:table-cell>
          <table:table-cell office:value-type="string" table:style-name="ce1">
            <text:p>The Day the Earth Stood Still</text:p>
          </table:table-cell>
          <table:table-cell office:value-type="float" office:value="1951" table:style-name="ce1">
            <text:p>1951</text:p>
          </table:table-cell>
          <table:table-cell office:value-type="float" office:value="7.7" table:style-name="ce1">
            <text:p>7.7</text:p>
          </table:table-cell>
          <table:table-cell office:value-type="float" office:value="87830" table:style-name="ce1">
            <text:p>87830</text:p>
          </table:table-cell>
          <table:table-cell office:value-type="string" table:style-name="ce1">
            <text:p>Drama,Sci-Fi</text:p>
          </table:table-cell>
          <table:table-cell table:style-name="ce1"/>
          <table:table-cell office:value-type="string" office:string-value="&quot;tt0043456&quot;: &quot;&quot;Drama,Sci-Fi&quot;" table:formula="of:=&quot;&quot;&quot;&quot; &amp; [.A886] &amp; &quot;&quot;&quot;: &quot;&quot;&quot; &amp; &quot;&quot;&quot;&quot; &amp; [.F886] &amp; &quot;&quot;&quot;&quot;" table:style-name="ce1">
            <text:p>"tt0043456": ""Drama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1921</text:p>
          </table:table-cell>
          <table:table-cell office:value-type="string" table:style-name="ce1">
            <text:p>Fried Green Tomatoes</text:p>
          </table:table-cell>
          <table:table-cell office:value-type="float" office:value="1991" table:style-name="ce1">
            <text:p>1991</text:p>
          </table:table-cell>
          <table:table-cell office:value-type="float" office:value="7.7" table:style-name="ce1">
            <text:p>7.7</text:p>
          </table:table-cell>
          <table:table-cell office:value-type="float" office:value="87199" table:style-name="ce1">
            <text:p>87199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01921&quot;: &quot;&quot;Drama&quot;" table:formula="of:=&quot;&quot;&quot;&quot; &amp; [.A887] &amp; &quot;&quot;&quot;: &quot;&quot;&quot; &amp; &quot;&quot;&quot;&quot; &amp; [.F887] &amp; &quot;&quot;&quot;&quot;" table:style-name="ce1">
            <text:p>"tt010192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3265</text:p>
          </table:table-cell>
          <table:table-cell office:value-type="string" table:style-name="ce1">
            <text:p>The African Queen</text:p>
          </table:table-cell>
          <table:table-cell office:value-type="float" office:value="1951" table:style-name="ce1">
            <text:p>1951</text:p>
          </table:table-cell>
          <table:table-cell office:value-type="float" office:value="7.7" table:style-name="ce1">
            <text:p>7.7</text:p>
          </table:table-cell>
          <table:table-cell office:value-type="float" office:value="86636" table:style-name="ce1">
            <text:p>86636</text:p>
          </table:table-cell>
          <table:table-cell office:value-type="string" table:style-name="ce1">
            <text:p>Adventure,Drama,Romance</text:p>
          </table:table-cell>
          <table:table-cell table:style-name="ce1"/>
          <table:table-cell office:value-type="string" office:string-value="&quot;tt0043265&quot;: &quot;&quot;Adventure,Drama,Romance&quot;" table:formula="of:=&quot;&quot;&quot;&quot; &amp; [.A888] &amp; &quot;&quot;&quot;: &quot;&quot;&quot; &amp; &quot;&quot;&quot;&quot; &amp; [.F888] &amp; &quot;&quot;&quot;&quot;" table:style-name="ce1">
            <text:p>"tt0043265": ""Adventure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9557</text:p>
          </table:table-cell>
          <table:table-cell office:value-type="string" table:style-name="ce1">
            <text:p>Black Book</text:p>
          </table:table-cell>
          <table:table-cell office:value-type="float" office:value="2006" table:style-name="ce1">
            <text:p>2006</text:p>
          </table:table-cell>
          <table:table-cell office:value-type="float" office:value="7.7" table:style-name="ce1">
            <text:p>7.7</text:p>
          </table:table-cell>
          <table:table-cell office:value-type="float" office:value="82096" table:style-name="ce1">
            <text:p>82096</text:p>
          </table:table-cell>
          <table:table-cell office:value-type="string" table:style-name="ce1">
            <text:p>Drama,Thriller,War</text:p>
          </table:table-cell>
          <table:table-cell table:style-name="ce1"/>
          <table:table-cell office:value-type="string" office:string-value="&quot;tt0389557&quot;: &quot;&quot;Drama,Thriller,War&quot;" table:formula="of:=&quot;&quot;&quot;&quot; &amp; [.A889] &amp; &quot;&quot;&quot;: &quot;&quot;&quot; &amp; &quot;&quot;&quot;&quot; &amp; [.F889] &amp; &quot;&quot;&quot;&quot;" table:style-name="ce1">
            <text:p>"tt0389557": ""Drama,Thriller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1578</text:p>
          </table:table-cell>
          <table:table-cell office:value-type="string" table:style-name="ce1">
            <text:p>The Dirty Dozen</text:p>
          </table:table-cell>
          <table:table-cell office:value-type="float" office:value="1967" table:style-name="ce1">
            <text:p>1967</text:p>
          </table:table-cell>
          <table:table-cell office:value-type="float" office:value="7.7" table:style-name="ce1">
            <text:p>7.7</text:p>
          </table:table-cell>
          <table:table-cell office:value-type="float" office:value="81536" table:style-name="ce1">
            <text:p>81536</text:p>
          </table:table-cell>
          <table:table-cell office:value-type="string" table:style-name="ce1">
            <text:p>Action,Adventure,War</text:p>
          </table:table-cell>
          <table:table-cell table:style-name="ce1"/>
          <table:table-cell office:value-type="string" office:string-value="&quot;tt0061578&quot;: &quot;&quot;Action,Adventure,War&quot;" table:formula="of:=&quot;&quot;&quot;&quot; &amp; [.A890] &amp; &quot;&quot;&quot;: &quot;&quot;&quot; &amp; &quot;&quot;&quot;&quot; &amp; [.F890] &amp; &quot;&quot;&quot;&quot;" table:style-name="ce1">
            <text:p>"tt0061578": ""Action,Adventure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9762</text:p>
          </table:table-cell>
          <table:table-cell office:value-type="string" table:style-name="ce1">
            <text:p>Badlands</text:p>
          </table:table-cell>
          <table:table-cell office:value-type="float" office:value="1973" table:style-name="ce1">
            <text:p>1973</text:p>
          </table:table-cell>
          <table:table-cell office:value-type="float" office:value="7.7" table:style-name="ce1">
            <text:p>7.7</text:p>
          </table:table-cell>
          <table:table-cell office:value-type="float" office:value="81111" table:style-name="ce1">
            <text:p>81111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69762&quot;: &quot;&quot;Action,Crime,Drama&quot;" table:formula="of:=&quot;&quot;&quot;&quot; &amp; [.A891] &amp; &quot;&quot;&quot;: &quot;&quot;&quot; &amp; &quot;&quot;&quot;&quot; &amp; [.F891] &amp; &quot;&quot;&quot;&quot;" table:style-name="ce1">
            <text:p>"tt0069762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27788</text:p>
          </table:table-cell>
          <table:table-cell office:value-type="string" table:style-name="ce1">
            <text:p>The Man from Nowhere</text:p>
          </table:table-cell>
          <table:table-cell office:value-type="float" office:value="2010" table:style-name="ce1">
            <text:p>2010</text:p>
          </table:table-cell>
          <table:table-cell office:value-type="float" office:value="7.7" table:style-name="ce1">
            <text:p>7.7</text:p>
          </table:table-cell>
          <table:table-cell office:value-type="float" office:value="77774" table:style-name="ce1">
            <text:p>77774</text:p>
          </table:table-cell>
          <table:table-cell office:value-type="string" table:style-name="ce1">
            <text:p>Action,Drama,Thriller</text:p>
          </table:table-cell>
          <table:table-cell table:style-name="ce1"/>
          <table:table-cell office:value-type="string" office:string-value="&quot;tt1527788&quot;: &quot;&quot;Action,Drama,Thriller&quot;" table:formula="of:=&quot;&quot;&quot;&quot; &amp; [.A892] &amp; &quot;&quot;&quot;: &quot;&quot;&quot; &amp; &quot;&quot;&quot;&quot; &amp; [.F892] &amp; &quot;&quot;&quot;&quot;" table:style-name="ce1">
            <text:p>"tt1527788": ""Action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47612</text:p>
          </table:table-cell>
          <table:table-cell office:value-type="string" table:style-name="ce1">
            <text:p>Happiness</text:p>
          </table:table-cell>
          <table:table-cell office:value-type="float" office:value="1998" table:style-name="ce1">
            <text:p>1998</text:p>
          </table:table-cell>
          <table:table-cell office:value-type="float" office:value="7.7" table:style-name="ce1">
            <text:p>7.7</text:p>
          </table:table-cell>
          <table:table-cell office:value-type="float" office:value="77147" table:style-name="ce1">
            <text:p>77147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47612&quot;: &quot;&quot;Comedy,Drama&quot;" table:formula="of:=&quot;&quot;&quot;&quot; &amp; [.A893] &amp; &quot;&quot;&quot;: &quot;&quot;&quot; &amp; &quot;&quot;&quot;&quot; &amp; [.F893] &amp; &quot;&quot;&quot;&quot;" table:style-name="ce1">
            <text:p>"tt0147612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16496</text:p>
          </table:table-cell>
          <table:table-cell office:value-type="string" table:style-name="ce1">
            <text:p>Mother</text:p>
          </table:table-cell>
          <table:table-cell office:value-type="float" office:value="2009" table:style-name="ce1">
            <text:p>2009</text:p>
          </table:table-cell>
          <table:table-cell office:value-type="float" office:value="7.7" table:style-name="ce1">
            <text:p>7.7</text:p>
          </table:table-cell>
          <table:table-cell office:value-type="float" office:value="76161" table:style-name="ce1">
            <text:p>76161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1216496&quot;: &quot;&quot;Crime,Drama,Mystery&quot;" table:formula="of:=&quot;&quot;&quot;&quot; &amp; [.A894] &amp; &quot;&quot;&quot;: &quot;&quot;&quot; &amp; &quot;&quot;&quot;&quot; &amp; [.F894] &amp; &quot;&quot;&quot;&quot;" table:style-name="ce1">
            <text:p>"tt1216496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5659</text:p>
          </table:table-cell>
          <table:table-cell office:value-type="string" table:style-name="ce1">
            <text:p>Open Your Eyes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75115" table:style-name="ce1">
            <text:p>75115</text:p>
          </table:table-cell>
          <table:table-cell office:value-type="string" table:style-name="ce1">
            <text:p>Drama,Mystery,Sci-Fi</text:p>
          </table:table-cell>
          <table:table-cell table:style-name="ce1"/>
          <table:table-cell office:value-type="string" office:string-value="&quot;tt0125659&quot;: &quot;&quot;Drama,Mystery,Sci-Fi&quot;" table:formula="of:=&quot;&quot;&quot;&quot; &amp; [.A895] &amp; &quot;&quot;&quot;: &quot;&quot;&quot; &amp; &quot;&quot;&quot;&quot; &amp; [.F895] &amp; &quot;&quot;&quot;&quot;" table:style-name="ce1">
            <text:p>"tt0125659": ""Drama,Mystery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901306</text:p>
          </table:table-cell>
          <table:table-cell office:value-type="string" table:style-name="ce1">
            <text:p>Perfect Strangers</text:p>
          </table:table-cell>
          <table:table-cell office:value-type="float" office:value="2016" table:style-name="ce1">
            <text:p>2016</text:p>
          </table:table-cell>
          <table:table-cell office:value-type="float" office:value="7.7" table:style-name="ce1">
            <text:p>7.7</text:p>
          </table:table-cell>
          <table:table-cell office:value-type="float" office:value="74467" table:style-name="ce1">
            <text:p>74467</text:p>
          </table:table-cell>
          <table:table-cell office:value-type="string" table:style-name="ce1">
            <text:p>Comedy,Drama,Thriller</text:p>
          </table:table-cell>
          <table:table-cell table:style-name="ce1"/>
          <table:table-cell office:value-type="string" office:string-value="&quot;tt4901306&quot;: &quot;&quot;Comedy,Drama,Thriller&quot;" table:formula="of:=&quot;&quot;&quot;&quot; &amp; [.A896] &amp; &quot;&quot;&quot;: &quot;&quot;&quot; &amp; &quot;&quot;&quot;&quot; &amp; [.F896] &amp; &quot;&quot;&quot;&quot;" table:style-name="ce1">
            <text:p>"tt4901306": ""Comedy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08506</text:p>
          </table:table-cell>
          <table:table-cell office:value-type="string" table:style-name="ce1">
            <text:p>The Girl Who Leapt Through Time</text:p>
          </table:table-cell>
          <table:table-cell office:value-type="float" office:value="2006" table:style-name="ce1">
            <text:p>2006</text:p>
          </table:table-cell>
          <table:table-cell office:value-type="float" office:value="7.7" table:style-name="ce1">
            <text:p>7.7</text:p>
          </table:table-cell>
          <table:table-cell office:value-type="float" office:value="73143" table:style-name="ce1">
            <text:p>73143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808506&quot;: &quot;&quot;Animation,Adventure,Comedy&quot;" table:formula="of:=&quot;&quot;&quot;&quot; &amp; [.A897] &amp; &quot;&quot;&quot;: &quot;&quot;&quot; &amp; &quot;&quot;&quot;&quot; &amp; [.F897] &amp; &quot;&quot;&quot;&quot;" table:style-name="ce1">
            <text:p>"tt0808506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4080728</text:p>
          </table:table-cell>
          <table:table-cell office:value-type="string" table:style-name="ce1">
            <text:p>A Man Called Ove</text:p>
          </table:table-cell>
          <table:table-cell office:value-type="float" office:value="2015" table:style-name="ce1">
            <text:p>2015</text:p>
          </table:table-cell>
          <table:table-cell office:value-type="float" office:value="7.7" table:style-name="ce1">
            <text:p>7.7</text:p>
          </table:table-cell>
          <table:table-cell office:value-type="float" office:value="71803" table:style-name="ce1">
            <text:p>71803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4080728&quot;: &quot;&quot;Comedy,Drama,Romance&quot;" table:formula="of:=&quot;&quot;&quot;&quot; &amp; [.A898] &amp; &quot;&quot;&quot;: &quot;&quot;&quot; &amp; &quot;&quot;&quot;&quot; &amp; [.F898] &amp; &quot;&quot;&quot;&quot;" table:style-name="ce1">
            <text:p>"tt4080728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2536</text:p>
          </table:table-cell>
          <table:table-cell office:value-type="string" table:style-name="ce1">
            <text:p>Night on Earth</text:p>
          </table:table-cell>
          <table:table-cell office:value-type="float" office:value="1991" table:style-name="ce1">
            <text:p>1991</text:p>
          </table:table-cell>
          <table:table-cell office:value-type="float" office:value="7.7" table:style-name="ce1">
            <text:p>7.7</text:p>
          </table:table-cell>
          <table:table-cell office:value-type="float" office:value="68610" table:style-name="ce1">
            <text:p>68610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02536&quot;: &quot;&quot;Comedy,Drama&quot;" table:formula="of:=&quot;&quot;&quot;&quot; &amp; [.A899] &amp; &quot;&quot;&quot;: &quot;&quot;&quot; &amp; &quot;&quot;&quot;&quot; &amp; [.F899] &amp; &quot;&quot;&quot;&quot;" table:style-name="ce1">
            <text:p>"tt0102536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186714</text:p>
          </table:table-cell>
          <table:table-cell office:value-type="string" table:style-name="ce1">
            <text:p>The Salesman</text:p>
          </table:table-cell>
          <table:table-cell office:value-type="float" office:value="2016" table:style-name="ce1">
            <text:p>2016</text:p>
          </table:table-cell>
          <table:table-cell office:value-type="float" office:value="7.7" table:style-name="ce1">
            <text:p>7.7</text:p>
          </table:table-cell>
          <table:table-cell office:value-type="float" office:value="66685" table:style-name="ce1">
            <text:p>66685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5186714&quot;: &quot;&quot;Drama,Thriller&quot;" table:formula="of:=&quot;&quot;&quot;&quot; &amp; [.A900] &amp; &quot;&quot;&quot;: &quot;&quot;&quot; &amp; &quot;&quot;&quot;&quot; &amp; [.F900] &amp; &quot;&quot;&quot;&quot;" table:style-name="ce1">
            <text:p>"tt5186714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7405</text:p>
          </table:table-cell>
          <table:table-cell office:value-type="string" table:style-name="ce1">
            <text:p>Days of Heaven</text:p>
          </table:table-cell>
          <table:table-cell office:value-type="float" office:value="1978" table:style-name="ce1">
            <text:p>1978</text:p>
          </table:table-cell>
          <table:table-cell office:value-type="float" office:value="7.7" table:style-name="ce1">
            <text:p>7.7</text:p>
          </table:table-cell>
          <table:table-cell office:value-type="float" office:value="65639" table:style-name="ce1">
            <text:p>65639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77405&quot;: &quot;&quot;Drama,Romance&quot;" table:formula="of:=&quot;&quot;&quot;&quot; &amp; [.A901] &amp; &quot;&quot;&quot;: &quot;&quot;&quot; &amp; &quot;&quot;&quot;&quot; &amp; [.F901] &amp; &quot;&quot;&quot;&quot;" table:style-name="ce1">
            <text:p>"tt0077405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3969</text:p>
          </table:table-cell>
          <table:table-cell office:value-type="string" table:style-name="ce1">
            <text:p>Duck Soup</text:p>
          </table:table-cell>
          <table:table-cell office:value-type="float" office:value="1933" table:style-name="ce1">
            <text:p>1933</text:p>
          </table:table-cell>
          <table:table-cell office:value-type="float" office:value="7.7" table:style-name="ce1">
            <text:p>7.7</text:p>
          </table:table-cell>
          <table:table-cell office:value-type="float" office:value="64058" table:style-name="ce1">
            <text:p>64058</text:p>
          </table:table-cell>
          <table:table-cell office:value-type="string" table:style-name="ce1">
            <text:p>Comedy,Musical</text:p>
          </table:table-cell>
          <table:table-cell table:style-name="ce1"/>
          <table:table-cell office:value-type="string" office:string-value="&quot;tt0023969&quot;: &quot;&quot;Comedy,Musical&quot;" table:formula="of:=&quot;&quot;&quot;&quot; &amp; [.A902] &amp; &quot;&quot;&quot;: &quot;&quot;&quot; &amp; &quot;&quot;&quot;&quot; &amp; [.F902] &amp; &quot;&quot;&quot;&quot;" table:style-name="ce1">
            <text:p>"tt0023969": ""Comedy,Musical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197</text:p>
          </table:table-cell>
          <table:table-cell office:value-type="string" table:style-name="ce1">
            <text:p>The Longest Day</text:p>
          </table:table-cell>
          <table:table-cell office:value-type="float" office:value="1962" table:style-name="ce1">
            <text:p>1962</text:p>
          </table:table-cell>
          <table:table-cell office:value-type="float" office:value="7.7" table:style-name="ce1">
            <text:p>7.7</text:p>
          </table:table-cell>
          <table:table-cell office:value-type="float" office:value="61013" table:style-name="ce1">
            <text:p>61013</text:p>
          </table:table-cell>
          <table:table-cell office:value-type="string" table:style-name="ce1">
            <text:p>Action,Drama,History</text:p>
          </table:table-cell>
          <table:table-cell table:style-name="ce1"/>
          <table:table-cell office:value-type="string" office:string-value="&quot;tt0056197&quot;: &quot;&quot;Action,Drama,History&quot;" table:formula="of:=&quot;&quot;&quot;&quot; &amp; [.A903] &amp; &quot;&quot;&quot;: &quot;&quot;&quot; &amp; &quot;&quot;&quot;&quot; &amp; [.F903] &amp; &quot;&quot;&quot;&quot;" table:style-name="ce1">
            <text:p>"tt0056197": ""Action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0341</text:p>
          </table:table-cell>
          <table:table-cell office:value-type="string" table:style-name="ce1">
            <text:p>The Lady Vanishes</text:p>
          </table:table-cell>
          <table:table-cell office:value-type="float" office:value="1938" table:style-name="ce1">
            <text:p>1938</text:p>
          </table:table-cell>
          <table:table-cell office:value-type="float" office:value="7.7" table:style-name="ce1">
            <text:p>7.7</text:p>
          </table:table-cell>
          <table:table-cell office:value-type="float" office:value="59233" table:style-name="ce1">
            <text:p>59233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030341&quot;: &quot;&quot;Crime,Drama,Mystery&quot;" table:formula="of:=&quot;&quot;&quot;&quot; &amp; [.A904] &amp; &quot;&quot;&quot;: &quot;&quot;&quot; &amp; &quot;&quot;&quot;&quot; &amp; [.F904] &amp; &quot;&quot;&quot;&quot;" table:style-name="ce1">
            <text:p>"tt0030341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1283</text:p>
          </table:table-cell>
          <table:table-cell office:value-type="string" table:style-name="ce1">
            <text:p>Ordinary People</text:p>
          </table:table-cell>
          <table:table-cell office:value-type="float" office:value="1980" table:style-name="ce1">
            <text:p>1980</text:p>
          </table:table-cell>
          <table:table-cell office:value-type="float" office:value="7.7" table:style-name="ce1">
            <text:p>7.7</text:p>
          </table:table-cell>
          <table:table-cell office:value-type="float" office:value="59125" table:style-name="ce1">
            <text:p>59125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1283&quot;: &quot;&quot;Drama&quot;" table:formula="of:=&quot;&quot;&quot;&quot; &amp; [.A905] &amp; &quot;&quot;&quot;: &quot;&quot;&quot; &amp; &quot;&quot;&quot;&quot; &amp; [.F905] &amp; &quot;&quot;&quot;&quot;" table:style-name="ce1">
            <text:p>"tt0081283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86244</text:p>
          </table:table-cell>
          <table:table-cell office:value-type="string" table:style-name="ce1">
            <text:p>The Triplets of Belleville</text:p>
          </table:table-cell>
          <table:table-cell office:value-type="float" office:value="2003" table:style-name="ce1">
            <text:p>2003</text:p>
          </table:table-cell>
          <table:table-cell office:value-type="float" office:value="7.7" table:style-name="ce1">
            <text:p>7.7</text:p>
          </table:table-cell>
          <table:table-cell office:value-type="float" office:value="58208" table:style-name="ce1">
            <text:p>58208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286244&quot;: &quot;&quot;Animation,Adventure,Comedy&quot;" table:formula="of:=&quot;&quot;&quot;&quot; &amp; [.A906] &amp; &quot;&quot;&quot;: &quot;&quot;&quot; &amp; &quot;&quot;&quot;&quot; &amp; [.F906] &amp; &quot;&quot;&quot;&quot;" table:style-name="ce1">
            <text:p>"tt0286244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9366</text:p>
          </table:table-cell>
          <table:table-cell office:value-type="string" table:style-name="ce1">
            <text:p>Invasion of the Body Snatchers</text:p>
          </table:table-cell>
          <table:table-cell office:value-type="float" office:value="1956" table:style-name="ce1">
            <text:p>1956</text:p>
          </table:table-cell>
          <table:table-cell office:value-type="float" office:value="7.7" table:style-name="ce1">
            <text:p>7.7</text:p>
          </table:table-cell>
          <table:table-cell office:value-type="float" office:value="57255" table:style-name="ce1">
            <text:p>57255</text:p>
          </table:table-cell>
          <table:table-cell office:value-type="string" table:style-name="ce1">
            <text:p>Drama,Horror,Sci-Fi</text:p>
          </table:table-cell>
          <table:table-cell table:style-name="ce1"/>
          <table:table-cell office:value-type="string" office:string-value="&quot;tt0049366&quot;: &quot;&quot;Drama,Horror,Sci-Fi&quot;" table:formula="of:=&quot;&quot;&quot;&quot; &amp; [.A907] &amp; &quot;&quot;&quot;: &quot;&quot;&quot; &amp; &quot;&quot;&quot;&quot; &amp; [.F907] &amp; &quot;&quot;&quot;&quot;" table:style-name="ce1">
            <text:p>"tt0049366": ""Drama,Horror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9853</text:p>
          </table:table-cell>
          <table:table-cell office:value-type="string" table:style-name="ce1">
            <text:p>The Purple Rose of Cairo</text:p>
          </table:table-cell>
          <table:table-cell office:value-type="float" office:value="1985" table:style-name="ce1">
            <text:p>1985</text:p>
          </table:table-cell>
          <table:table-cell office:value-type="float" office:value="7.7" table:style-name="ce1">
            <text:p>7.7</text:p>
          </table:table-cell>
          <table:table-cell office:value-type="float" office:value="56953" table:style-name="ce1">
            <text:p>56953</text:p>
          </table:table-cell>
          <table:table-cell office:value-type="string" table:style-name="ce1">
            <text:p>Comedy,Fantasy,Romance</text:p>
          </table:table-cell>
          <table:table-cell table:style-name="ce1"/>
          <table:table-cell office:value-type="string" office:string-value="&quot;tt0089853&quot;: &quot;&quot;Comedy,Fantasy,Romance&quot;" table:formula="of:=&quot;&quot;&quot;&quot; &amp; [.A908] &amp; &quot;&quot;&quot;: &quot;&quot;&quot; &amp; &quot;&quot;&quot;&quot; &amp; [.F908] &amp; &quot;&quot;&quot;&quot;" table:style-name="ce1">
            <text:p>"tt0089853": ""Comedy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18455</text:p>
          </table:table-cell>
          <table:table-cell office:value-type="string" table:style-name="ce1">
            <text:p>Adam's Apples</text:p>
          </table:table-cell>
          <table:table-cell office:value-type="float" office:value="2005" table:style-name="ce1">
            <text:p>2005</text:p>
          </table:table-cell>
          <table:table-cell office:value-type="float" office:value="7.7" table:style-name="ce1">
            <text:p>7.7</text:p>
          </table:table-cell>
          <table:table-cell office:value-type="float" office:value="56682" table:style-name="ce1">
            <text:p>56682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418455&quot;: &quot;&quot;Comedy,Crime,Drama&quot;" table:formula="of:=&quot;&quot;&quot;&quot; &amp; [.A909] &amp; &quot;&quot;&quot;: &quot;&quot;&quot; &amp; &quot;&quot;&quot;&quot; &amp; [.F909] &amp; &quot;&quot;&quot;&quot;" table:style-name="ce1">
            <text:p>"tt0418455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684</text:p>
          </table:table-cell>
          <table:table-cell office:value-type="string" table:style-name="ce1">
            <text:p>Hard Boiled</text:p>
          </table:table-cell>
          <table:table-cell office:value-type="float" office:value="1992" table:style-name="ce1">
            <text:p>1992</text:p>
          </table:table-cell>
          <table:table-cell office:value-type="float" office:value="7.7" table:style-name="ce1">
            <text:p>7.7</text:p>
          </table:table-cell>
          <table:table-cell office:value-type="float" office:value="55920" table:style-name="ce1">
            <text:p>55920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104684&quot;: &quot;&quot;Action,Crime,Thriller&quot;" table:formula="of:=&quot;&quot;&quot;&quot; &amp; [.A910] &amp; &quot;&quot;&quot;: &quot;&quot;&quot; &amp; &quot;&quot;&quot;&quot; &amp; [.F910] &amp; &quot;&quot;&quot;&quot;" table:style-name="ce1">
            <text:p>"tt0104684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3341</text:p>
          </table:table-cell>
          <table:table-cell office:value-type="string" table:style-name="ce1">
            <text:p>The Man Who Would Be King</text:p>
          </table:table-cell>
          <table:table-cell office:value-type="float" office:value="1975" table:style-name="ce1">
            <text:p>1975</text:p>
          </table:table-cell>
          <table:table-cell office:value-type="float" office:value="7.7" table:style-name="ce1">
            <text:p>7.7</text:p>
          </table:table-cell>
          <table:table-cell office:value-type="float" office:value="53646" table:style-name="ce1">
            <text:p>53646</text:p>
          </table:table-cell>
          <table:table-cell office:value-type="string" table:style-name="ce1">
            <text:p>Adventure,Drama,War</text:p>
          </table:table-cell>
          <table:table-cell table:style-name="ce1"/>
          <table:table-cell office:value-type="string" office:string-value="&quot;tt0073341&quot;: &quot;&quot;Adventure,Drama,War&quot;" table:formula="of:=&quot;&quot;&quot;&quot; &amp; [.A911] &amp; &quot;&quot;&quot;: &quot;&quot;&quot; &amp; &quot;&quot;&quot;&quot; &amp; [.F911] &amp; &quot;&quot;&quot;&quot;" table:style-name="ce1">
            <text:p>"tt0073341": ""Adventure,Drama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7202</text:p>
          </table:table-cell>
          <table:table-cell office:value-type="string" table:style-name="ce1">
            <text:p>The Killer</text:p>
          </table:table-cell>
          <table:table-cell office:value-type="float" office:value="1989" table:style-name="ce1">
            <text:p>1989</text:p>
          </table:table-cell>
          <table:table-cell office:value-type="float" office:value="7.7" table:style-name="ce1">
            <text:p>7.7</text:p>
          </table:table-cell>
          <table:table-cell office:value-type="float" office:value="52908" table:style-name="ce1">
            <text:p>52908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97202&quot;: &quot;&quot;Action,Crime,Drama&quot;" table:formula="of:=&quot;&quot;&quot;&quot; &amp; [.A912] &amp; &quot;&quot;&quot;: &quot;&quot;&quot; &amp; &quot;&quot;&quot;&quot; &amp; [.F912] &amp; &quot;&quot;&quot;&quot;" table:style-name="ce1">
            <text:p>"tt0097202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404461</text:p>
          </table:table-cell>
          <table:table-cell office:value-type="string" table:style-name="ce1">
            <text:p>The Past</text:p>
          </table:table-cell>
          <table:table-cell office:value-type="float" office:value="2013" table:style-name="ce1">
            <text:p>2013</text:p>
          </table:table-cell>
          <table:table-cell office:value-type="float" office:value="7.7" table:style-name="ce1">
            <text:p>7.7</text:p>
          </table:table-cell>
          <table:table-cell office:value-type="float" office:value="51751" table:style-name="ce1">
            <text:p>51751</text:p>
          </table:table-cell>
          <table:table-cell office:value-type="string" table:style-name="ce1">
            <text:p>Drama,Mystery</text:p>
          </table:table-cell>
          <table:table-cell table:style-name="ce1"/>
          <table:table-cell office:value-type="string" office:string-value="&quot;tt2404461&quot;: &quot;&quot;Drama,Mystery&quot;" table:formula="of:=&quot;&quot;&quot;&quot; &amp; [.A913] &amp; &quot;&quot;&quot;: &quot;&quot;&quot; &amp; &quot;&quot;&quot;&quot; &amp; [.F913] &amp; &quot;&quot;&quot;&quot;" table:style-name="ce1">
            <text:p>"tt2404461": ""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1615</text:p>
          </table:table-cell>
          <table:table-cell office:value-type="string" table:style-name="ce1">
            <text:p>The Holy Mountain</text:p>
          </table:table-cell>
          <table:table-cell office:value-type="float" office:value="1973" table:style-name="ce1">
            <text:p>1973</text:p>
          </table:table-cell>
          <table:table-cell office:value-type="float" office:value="7.7" table:style-name="ce1">
            <text:p>7.7</text:p>
          </table:table-cell>
          <table:table-cell office:value-type="float" office:value="50261" table:style-name="ce1">
            <text:p>50261</text:p>
          </table:table-cell>
          <table:table-cell office:value-type="string" table:style-name="ce1">
            <text:p>Adventure,Drama,Fantasy</text:p>
          </table:table-cell>
          <table:table-cell table:style-name="ce1"/>
          <table:table-cell office:value-type="string" office:string-value="&quot;tt0071615&quot;: &quot;&quot;Adventure,Drama,Fantasy&quot;" table:formula="of:=&quot;&quot;&quot;&quot; &amp; [.A914] &amp; &quot;&quot;&quot;: &quot;&quot;&quot; &amp; &quot;&quot;&quot;&quot; &amp; [.F914] &amp; &quot;&quot;&quot;&quot;" table:style-name="ce1">
            <text:p>"tt0071615": ""Adventure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6163</text:p>
          </table:table-cell>
          <table:table-cell office:value-type="string" table:style-name="ce1">
            <text:p>The Vanishing</text:p>
          </table:table-cell>
          <table:table-cell office:value-type="float" office:value="1988" table:style-name="ce1">
            <text:p>1988</text:p>
          </table:table-cell>
          <table:table-cell office:value-type="float" office:value="7.7" table:style-name="ce1">
            <text:p>7.7</text:p>
          </table:table-cell>
          <table:table-cell office:value-type="float" office:value="49785" table:style-name="ce1">
            <text:p>49785</text:p>
          </table:table-cell>
          <table:table-cell office:value-type="string" table:style-name="ce1">
            <text:p>Mystery,Thriller</text:p>
          </table:table-cell>
          <table:table-cell table:style-name="ce1"/>
          <table:table-cell office:value-type="string" office:string-value="&quot;tt0096163&quot;: &quot;&quot;Mystery,Thriller&quot;" table:formula="of:=&quot;&quot;&quot;&quot; &amp; [.A915] &amp; &quot;&quot;&quot;: &quot;&quot;&quot; &amp; &quot;&quot;&quot;&quot; &amp; [.F915] &amp; &quot;&quot;&quot;&quot;" table:style-name="ce1">
            <text:p>"tt0096163": ""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8361</text:p>
          </table:table-cell>
          <table:table-cell office:value-type="string" table:style-name="ce1">
            <text:p>The Discreet Charm of the Bourgeoisie</text:p>
          </table:table-cell>
          <table:table-cell office:value-type="float" office:value="1972" table:style-name="ce1">
            <text:p>1972</text:p>
          </table:table-cell>
          <table:table-cell office:value-type="float" office:value="7.7" table:style-name="ce1">
            <text:p>7.7</text:p>
          </table:table-cell>
          <table:table-cell office:value-type="float" office:value="48818" table:style-name="ce1">
            <text:p>48818</text:p>
          </table:table-cell>
          <table:table-cell office:value-type="string" table:style-name="ce1">
            <text:p>Comedy,Drama,Fantasy</text:p>
          </table:table-cell>
          <table:table-cell table:style-name="ce1"/>
          <table:table-cell office:value-type="string" office:string-value="&quot;tt0068361&quot;: &quot;&quot;Comedy,Drama,Fantasy&quot;" table:formula="of:=&quot;&quot;&quot;&quot; &amp; [.A916] &amp; &quot;&quot;&quot;: &quot;&quot;&quot; &amp; &quot;&quot;&quot;&quot; &amp; [.F916] &amp; &quot;&quot;&quot;&quot;" table:style-name="ce1">
            <text:p>"tt0068361": ""Comedy,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4855</text:p>
          </table:table-cell>
          <table:table-cell office:value-type="string" table:style-name="ce1">
            <text:p>The Verdict</text:p>
          </table:table-cell>
          <table:table-cell office:value-type="float" office:value="1982" table:style-name="ce1">
            <text:p>1982</text:p>
          </table:table-cell>
          <table:table-cell office:value-type="float" office:value="7.7" table:style-name="ce1">
            <text:p>7.7</text:p>
          </table:table-cell>
          <table:table-cell office:value-type="float" office:value="48244" table:style-name="ce1">
            <text:p>48244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84855&quot;: &quot;&quot;Drama&quot;" table:formula="of:=&quot;&quot;&quot;&quot; &amp; [.A917] &amp; &quot;&quot;&quot;: &quot;&quot;&quot; &amp; &quot;&quot;&quot;&quot; &amp; [.F917] &amp; &quot;&quot;&quot;&quot;" table:style-name="ce1">
            <text:p>"tt0084855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7653</text:p>
          </table:table-cell>
          <table:table-cell office:value-type="string" table:style-name="ce1">
            <text:p>Naked</text:p>
          </table:table-cell>
          <table:table-cell office:value-type="float" office:value="1993" table:style-name="ce1">
            <text:p>1993</text:p>
          </table:table-cell>
          <table:table-cell office:value-type="float" office:value="7.7" table:style-name="ce1">
            <text:p>7.7</text:p>
          </table:table-cell>
          <table:table-cell office:value-type="float" office:value="46331" table:style-name="ce1">
            <text:p>46331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07653&quot;: &quot;&quot;Comedy,Drama&quot;" table:formula="of:=&quot;&quot;&quot;&quot; &amp; [.A918] &amp; &quot;&quot;&quot;: &quot;&quot;&quot; &amp; &quot;&quot;&quot;&quot; &amp; [.F918] &amp; &quot;&quot;&quot;&quot;" table:style-name="ce1">
            <text:p>"tt0107653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317337</text:p>
          </table:table-cell>
          <table:table-cell office:value-type="string" table:style-name="ce1">
            <text:p>Vicky Donor</text:p>
          </table:table-cell>
          <table:table-cell office:value-type="float" office:value="2012" table:style-name="ce1">
            <text:p>2012</text:p>
          </table:table-cell>
          <table:table-cell office:value-type="float" office:value="7.7" table:style-name="ce1">
            <text:p>7.7</text:p>
          </table:table-cell>
          <table:table-cell office:value-type="float" office:value="46319" table:style-name="ce1">
            <text:p>46319</text:p>
          </table:table-cell>
          <table:table-cell office:value-type="string" table:style-name="ce1">
            <text:p>Comedy,Romance</text:p>
          </table:table-cell>
          <table:table-cell table:style-name="ce1"/>
          <table:table-cell office:value-type="string" office:string-value="&quot;tt2317337&quot;: &quot;&quot;Comedy,Romance&quot;" table:formula="of:=&quot;&quot;&quot;&quot; &amp; [.A919] &amp; &quot;&quot;&quot;: &quot;&quot;&quot; &amp; &quot;&quot;&quot;&quot; &amp; [.F919] &amp; &quot;&quot;&quot;&quot;" table:style-name="ce1">
            <text:p>"tt2317337": ""Comed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032</text:p>
          </table:table-cell>
          <table:table-cell office:value-type="string" table:style-name="ce1">
            <text:p>Jules and Jim</text:p>
          </table:table-cell>
          <table:table-cell office:value-type="float" office:value="1962" table:style-name="ce1">
            <text:p>1962</text:p>
          </table:table-cell>
          <table:table-cell office:value-type="float" office:value="7.7" table:style-name="ce1">
            <text:p>7.7</text:p>
          </table:table-cell>
          <table:table-cell office:value-type="float" office:value="45765" table:style-name="ce1">
            <text:p>45765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55032&quot;: &quot;&quot;Drama,Romance&quot;" table:formula="of:=&quot;&quot;&quot;&quot; &amp; [.A920] &amp; &quot;&quot;&quot;: &quot;&quot;&quot; &amp; &quot;&quot;&quot;&quot; &amp; [.F920] &amp; &quot;&quot;&quot;&quot;" table:style-name="ce1">
            <text:p>"tt0055032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506</text:p>
          </table:table-cell>
          <table:table-cell office:value-type="string" table:style-name="ce1">
            <text:p>Key Largo</text:p>
          </table:table-cell>
          <table:table-cell office:value-type="float" office:value="1948" table:style-name="ce1">
            <text:p>1948</text:p>
          </table:table-cell>
          <table:table-cell office:value-type="float" office:value="7.7" table:style-name="ce1">
            <text:p>7.7</text:p>
          </table:table-cell>
          <table:table-cell office:value-type="float" office:value="45397" table:style-name="ce1">
            <text:p>45397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40506&quot;: &quot;&quot;Action,Crime,Drama&quot;" table:formula="of:=&quot;&quot;&quot;&quot; &amp; [.A921] &amp; &quot;&quot;&quot;: &quot;&quot;&quot; &amp; &quot;&quot;&quot;&quot; &amp; [.F921] &amp; &quot;&quot;&quot;&quot;" table:style-name="ce1">
            <text:p>"tt0040506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8777</text:p>
          </table:table-cell>
          <table:table-cell office:value-type="string" table:style-name="ce1">
            <text:p>Zulu</text:p>
          </table:table-cell>
          <table:table-cell office:value-type="float" office:value="1964" table:style-name="ce1">
            <text:p>1964</text:p>
          </table:table-cell>
          <table:table-cell office:value-type="float" office:value="7.7" table:style-name="ce1">
            <text:p>7.7</text:p>
          </table:table-cell>
          <table:table-cell office:value-type="float" office:value="44416" table:style-name="ce1">
            <text:p>44416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0058777&quot;: &quot;&quot;Drama,History,War&quot;" table:formula="of:=&quot;&quot;&quot;&quot; &amp; [.A922] &amp; &quot;&quot;&quot;: &quot;&quot;&quot; &amp; &quot;&quot;&quot;&quot; &amp; [.F922] &amp; &quot;&quot;&quot;&quot;" table:style-name="ce1">
            <text:p>"tt0058777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24519</text:p>
          </table:table-cell>
          <table:table-cell office:value-type="string" table:style-name="ce1">
            <text:p>The Broken Circle Breakdown</text:p>
          </table:table-cell>
          <table:table-cell office:value-type="float" office:value="2012" table:style-name="ce1">
            <text:p>2012</text:p>
          </table:table-cell>
          <table:table-cell office:value-type="float" office:value="7.7" table:style-name="ce1">
            <text:p>7.7</text:p>
          </table:table-cell>
          <table:table-cell office:value-type="float" office:value="44373" table:style-name="ce1">
            <text:p>44373</text:p>
          </table:table-cell>
          <table:table-cell office:value-type="string" table:style-name="ce1">
            <text:p>Drama,Music,Romance</text:p>
          </table:table-cell>
          <table:table-cell table:style-name="ce1"/>
          <table:table-cell office:value-type="string" office:string-value="&quot;tt2024519&quot;: &quot;&quot;Drama,Music,Romance&quot;" table:formula="of:=&quot;&quot;&quot;&quot; &amp; [.A923] &amp; &quot;&quot;&quot;: &quot;&quot;&quot; &amp; &quot;&quot;&quot;&quot; &amp; [.F923] &amp; &quot;&quot;&quot;&quot;" table:style-name="ce1">
            <text:p>"tt2024519": ""Drama,Music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38309</text:p>
          </table:table-cell>
          <table:table-cell office:value-type="string" table:style-name="ce1">
            <text:p>Evil</text:p>
          </table:table-cell>
          <table:table-cell office:value-type="float" office:value="2003" table:style-name="ce1">
            <text:p>2003</text:p>
          </table:table-cell>
          <table:table-cell office:value-type="float" office:value="7.7" table:style-name="ce1">
            <text:p>7.7</text:p>
          </table:table-cell>
          <table:table-cell office:value-type="float" office:value="43443" table:style-name="ce1">
            <text:p>43443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338309&quot;: &quot;&quot;Drama&quot;" table:formula="of:=&quot;&quot;&quot;&quot; &amp; [.A924] &amp; &quot;&quot;&quot;: &quot;&quot;&quot; &amp; &quot;&quot;&quot;&quot; &amp; [.F924] &amp; &quot;&quot;&quot;&quot;" table:style-name="ce1">
            <text:p>"tt0338309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6477</text:p>
          </table:table-cell>
          <table:table-cell office:value-type="string" table:style-name="ce1">
            <text:p>Hamlet</text:p>
          </table:table-cell>
          <table:table-cell office:value-type="float" office:value="1996" table:style-name="ce1">
            <text:p>1996</text:p>
          </table:table-cell>
          <table:table-cell office:value-type="float" office:value="7.7" table:style-name="ce1">
            <text:p>7.7</text:p>
          </table:table-cell>
          <table:table-cell office:value-type="float" office:value="40932" table:style-name="ce1">
            <text:p>4093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16477&quot;: &quot;&quot;Drama&quot;" table:formula="of:=&quot;&quot;&quot;&quot; &amp; [.A925] &amp; &quot;&quot;&quot;: &quot;&quot;&quot; &amp; &quot;&quot;&quot;&quot; &amp; [.F925] &amp; &quot;&quot;&quot;&quot;" table:style-name="ce1">
            <text:p>"tt0116477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265</text:p>
          </table:table-cell>
          <table:table-cell office:value-type="string" table:style-name="ce1">
            <text:p>Taste of Cherry</text:p>
          </table:table-cell>
          <table:table-cell office:value-type="float" office:value="1997" table:style-name="ce1">
            <text:p>1997</text:p>
          </table:table-cell>
          <table:table-cell office:value-type="float" office:value="7.7" table:style-name="ce1">
            <text:p>7.7</text:p>
          </table:table-cell>
          <table:table-cell office:value-type="float" office:value="39702" table:style-name="ce1">
            <text:p>39702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120265&quot;: &quot;&quot;Drama&quot;" table:formula="of:=&quot;&quot;&quot;&quot; &amp; [.A926] &amp; &quot;&quot;&quot;: &quot;&quot;&quot; &amp; &quot;&quot;&quot;&quot; &amp; [.F926] &amp; &quot;&quot;&quot;&quot;" table:style-name="ce1">
            <text:p>"tt0120265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0544</text:p>
          </table:table-cell>
          <table:table-cell office:value-type="string" table:style-name="ce1">
            <text:p>Fantastic Planet</text:p>
          </table:table-cell>
          <table:table-cell office:value-type="float" office:value="1973" table:style-name="ce1">
            <text:p>1973</text:p>
          </table:table-cell>
          <table:table-cell office:value-type="float" office:value="7.7" table:style-name="ce1">
            <text:p>7.7</text:p>
          </table:table-cell>
          <table:table-cell office:value-type="float" office:value="39546" table:style-name="ce1">
            <text:p>39546</text:p>
          </table:table-cell>
          <table:table-cell office:value-type="string" table:style-name="ce1">
            <text:p>Animation,Sci-Fi</text:p>
          </table:table-cell>
          <table:table-cell table:style-name="ce1"/>
          <table:table-cell office:value-type="string" office:string-value="&quot;tt0070544&quot;: &quot;&quot;Animation,Sci-Fi&quot;" table:formula="of:=&quot;&quot;&quot;&quot; &amp; [.A927] &amp; &quot;&quot;&quot;: &quot;&quot;&quot; &amp; &quot;&quot;&quot;&quot; &amp; [.F927] &amp; &quot;&quot;&quot;&quot;" table:style-name="ce1">
            <text:p>"tt0070544": ""Animation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0665</text:p>
          </table:table-cell>
          <table:table-cell office:value-type="string" table:style-name="ce1">
            <text:p>A Man for All Seasons</text:p>
          </table:table-cell>
          <table:table-cell office:value-type="float" office:value="1966" table:style-name="ce1">
            <text:p>1966</text:p>
          </table:table-cell>
          <table:table-cell office:value-type="float" office:value="7.7" table:style-name="ce1">
            <text:p>7.7</text:p>
          </table:table-cell>
          <table:table-cell office:value-type="float" office:value="38593" table:style-name="ce1">
            <text:p>38593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060665&quot;: &quot;&quot;Biography,Drama,History&quot;" table:formula="of:=&quot;&quot;&quot;&quot; &amp; [.A928] &amp; &quot;&quot;&quot;: &quot;&quot;&quot; &amp; &quot;&quot;&quot;&quot; &amp; [.F928] &amp; &quot;&quot;&quot;&quot;" table:style-name="ce1">
            <text:p>"tt0060665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48845</text:p>
          </table:table-cell>
          <table:table-cell office:value-type="string" table:style-name="ce1">
            <text:p>Hedwig and the Angry Inch</text:p>
          </table:table-cell>
          <table:table-cell office:value-type="float" office:value="2001" table:style-name="ce1">
            <text:p>2001</text:p>
          </table:table-cell>
          <table:table-cell office:value-type="float" office:value="7.7" table:style-name="ce1">
            <text:p>7.7</text:p>
          </table:table-cell>
          <table:table-cell office:value-type="float" office:value="38262" table:style-name="ce1">
            <text:p>38262</text:p>
          </table:table-cell>
          <table:table-cell office:value-type="string" table:style-name="ce1">
            <text:p>Comedy,Drama,Music</text:p>
          </table:table-cell>
          <table:table-cell table:style-name="ce1"/>
          <table:table-cell office:value-type="string" office:string-value="&quot;tt0248845&quot;: &quot;&quot;Comedy,Drama,Music&quot;" table:formula="of:=&quot;&quot;&quot;&quot; &amp; [.A929] &amp; &quot;&quot;&quot;: &quot;&quot;&quot; &amp; &quot;&quot;&quot;&quot; &amp; [.F929] &amp; &quot;&quot;&quot;&quot;" table:style-name="ce1">
            <text:p>"tt0248845": ""Comed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0724</text:p>
          </table:table-cell>
          <table:table-cell office:value-type="string" table:style-name="ce1">
            <text:p>Red River</text:p>
          </table:table-cell>
          <table:table-cell office:value-type="float" office:value="1948" table:style-name="ce1">
            <text:p>1948</text:p>
          </table:table-cell>
          <table:table-cell office:value-type="float" office:value="7.7" table:style-name="ce1">
            <text:p>7.7</text:p>
          </table:table-cell>
          <table:table-cell office:value-type="float" office:value="36210" table:style-name="ce1">
            <text:p>36210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0040724&quot;: &quot;&quot;Drama,Western&quot;" table:formula="of:=&quot;&quot;&quot;&quot; &amp; [.A930] &amp; &quot;&quot;&quot;: &quot;&quot;&quot; &amp; &quot;&quot;&quot;&quot; &amp; [.F930] &amp; &quot;&quot;&quot;&quot;" table:style-name="ce1">
            <text:p>"tt0040724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60991</text:p>
          </table:table-cell>
          <table:table-cell office:value-type="string" table:style-name="ce1">
            <text:p>Joint Security Area</text:p>
          </table:table-cell>
          <table:table-cell office:value-type="float" office:value="2000" table:style-name="ce1">
            <text:p>2000</text:p>
          </table:table-cell>
          <table:table-cell office:value-type="float" office:value="7.7" table:style-name="ce1">
            <text:p>7.7</text:p>
          </table:table-cell>
          <table:table-cell office:value-type="float" office:value="36191" table:style-name="ce1">
            <text:p>36191</text:p>
          </table:table-cell>
          <table:table-cell office:value-type="string" table:style-name="ce1">
            <text:p>Action,Drama,Thriller</text:p>
          </table:table-cell>
          <table:table-cell table:style-name="ce1"/>
          <table:table-cell office:value-type="string" office:string-value="&quot;tt0260991&quot;: &quot;&quot;Action,Drama,Thriller&quot;" table:formula="of:=&quot;&quot;&quot;&quot; &amp; [.A931] &amp; &quot;&quot;&quot;: &quot;&quot;&quot; &amp; &quot;&quot;&quot;&quot; &amp; [.F931] &amp; &quot;&quot;&quot;&quot;" table:style-name="ce1">
            <text:p>"tt0260991": ""Action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3619</text:p>
          </table:table-cell>
          <table:table-cell office:value-type="string" table:style-name="ce1">
            <text:p>L'Avventura</text:p>
          </table:table-cell>
          <table:table-cell office:value-type="float" office:value="1960" table:style-name="ce1">
            <text:p>1960</text:p>
          </table:table-cell>
          <table:table-cell office:value-type="float" office:value="7.7" table:style-name="ce1">
            <text:p>7.7</text:p>
          </table:table-cell>
          <table:table-cell office:value-type="float" office:value="35265" table:style-name="ce1">
            <text:p>35265</text:p>
          </table:table-cell>
          <table:table-cell office:value-type="string" table:style-name="ce1">
            <text:p>Drama,Mystery,Romance</text:p>
          </table:table-cell>
          <table:table-cell table:style-name="ce1"/>
          <table:table-cell office:value-type="string" office:string-value="&quot;tt0053619&quot;: &quot;&quot;Drama,Mystery,Romance&quot;" table:formula="of:=&quot;&quot;&quot;&quot; &amp; [.A932] &amp; &quot;&quot;&quot;: &quot;&quot;&quot; &amp; &quot;&quot;&quot;&quot; &amp; [.F932] &amp; &quot;&quot;&quot;&quot;" table:style-name="ce1">
            <text:p>"tt0053619": ""Drama,Myster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2467</text:p>
          </table:table-cell>
          <table:table-cell office:value-type="string" table:style-name="ce1">
            <text:p>Wait Until Dark</text:p>
          </table:table-cell>
          <table:table-cell office:value-type="float" office:value="1967" table:style-name="ce1">
            <text:p>1967</text:p>
          </table:table-cell>
          <table:table-cell office:value-type="float" office:value="7.7" table:style-name="ce1">
            <text:p>7.7</text:p>
          </table:table-cell>
          <table:table-cell office:value-type="float" office:value="35115" table:style-name="ce1">
            <text:p>35115</text:p>
          </table:table-cell>
          <table:table-cell office:value-type="string" table:style-name="ce1">
            <text:p>Thriller</text:p>
          </table:table-cell>
          <table:table-cell table:style-name="ce1"/>
          <table:table-cell office:value-type="string" office:string-value="&quot;tt0062467&quot;: &quot;&quot;Thriller&quot;" table:formula="of:=&quot;&quot;&quot;&quot; &amp; [.A933] &amp; &quot;&quot;&quot;: &quot;&quot;&quot; &amp; &quot;&quot;&quot;&quot; &amp; [.F933] &amp; &quot;&quot;&quot;&quot;" table:style-name="ce1">
            <text:p>"tt0062467": ""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80502</text:p>
          </table:table-cell>
          <table:table-cell office:value-type="string" table:style-name="ce1">
            <text:p>The Edge of Heaven</text:p>
          </table:table-cell>
          <table:table-cell office:value-type="float" office:value="2007" table:style-name="ce1">
            <text:p>2007</text:p>
          </table:table-cell>
          <table:table-cell office:value-type="float" office:value="7.7" table:style-name="ce1">
            <text:p>7.7</text:p>
          </table:table-cell>
          <table:table-cell office:value-type="float" office:value="34676" table:style-name="ce1">
            <text:p>3467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880502&quot;: &quot;&quot;Drama&quot;" table:formula="of:=&quot;&quot;&quot;&quot; &amp; [.A934] &amp; &quot;&quot;&quot;: &quot;&quot;&quot; &amp; &quot;&quot;&quot;&quot; &amp; [.F934] &amp; &quot;&quot;&quot;&quot;" table:style-name="ce1">
            <text:p>"tt088050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018</text:p>
          </table:table-cell>
          <table:table-cell office:value-type="string" table:style-name="ce1">
            <text:p>The Innocents</text:p>
          </table:table-cell>
          <table:table-cell office:value-type="float" office:value="1961" table:style-name="ce1">
            <text:p>1961</text:p>
          </table:table-cell>
          <table:table-cell office:value-type="float" office:value="7.7" table:style-name="ce1">
            <text:p>7.7</text:p>
          </table:table-cell>
          <table:table-cell office:value-type="float" office:value="34508" table:style-name="ce1">
            <text:p>34508</text:p>
          </table:table-cell>
          <table:table-cell office:value-type="string" table:style-name="ce1">
            <text:p>Drama,Horror,Mystery</text:p>
          </table:table-cell>
          <table:table-cell table:style-name="ce1"/>
          <table:table-cell office:value-type="string" office:string-value="&quot;tt0055018&quot;: &quot;&quot;Drama,Horror,Mystery&quot;" table:formula="of:=&quot;&quot;&quot;&quot; &amp; [.A935] &amp; &quot;&quot;&quot;: &quot;&quot;&quot; &amp; &quot;&quot;&quot;&quot; &amp; [.F935] &amp; &quot;&quot;&quot;&quot;" table:style-name="ce1">
            <text:p>"tt0055018": ""Drama,Horro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5824</text:p>
          </table:table-cell>
          <table:table-cell office:value-type="string" table:style-name="ce1">
            <text:p>Cape Fear</text:p>
          </table:table-cell>
          <table:table-cell office:value-type="float" office:value="1962" table:style-name="ce1">
            <text:p>1962</text:p>
          </table:table-cell>
          <table:table-cell office:value-type="float" office:value="7.7" table:style-name="ce1">
            <text:p>7.7</text:p>
          </table:table-cell>
          <table:table-cell office:value-type="float" office:value="33201" table:style-name="ce1">
            <text:p>33201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055824&quot;: &quot;&quot;Drama,Thriller&quot;" table:formula="of:=&quot;&quot;&quot;&quot; &amp; [.A936] &amp; &quot;&quot;&quot;: &quot;&quot;&quot; &amp; &quot;&quot;&quot;&quot; &amp; [.F936] &amp; &quot;&quot;&quot;&quot;" table:style-name="ce1">
            <text:p>"tt0055824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0561198</text:p>
          </table:table-cell>
          <table:table-cell office:value-type="string" table:style-name="ce1">
            <text:p>The Promised Land</text:p>
          </table:table-cell>
          <table:table-cell office:value-type="float" office:value="2023" table:style-name="ce1">
            <text:p>2023</text:p>
          </table:table-cell>
          <table:table-cell office:value-type="float" office:value="7.7" table:style-name="ce1">
            <text:p>7.7</text:p>
          </table:table-cell>
          <table:table-cell office:value-type="float" office:value="32189" table:style-name="ce1">
            <text:p>32189</text:p>
          </table:table-cell>
          <table:table-cell office:value-type="string" table:style-name="ce1">
            <text:p>Action,Biography,Drama</text:p>
          </table:table-cell>
          <table:table-cell table:style-name="ce1"/>
          <table:table-cell office:value-type="string" office:string-value="&quot;tt20561198&quot;: &quot;&quot;Action,Biography,Drama&quot;" table:formula="of:=&quot;&quot;&quot;&quot; &amp; [.A937] &amp; &quot;&quot;&quot;: &quot;&quot;&quot; &amp; &quot;&quot;&quot;&quot; &amp; [.F937] &amp; &quot;&quot;&quot;&quot;" table:style-name="ce1">
            <text:p>"tt20561198": ""Action,Biograph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23427</text:p>
          </table:table-cell>
          <table:table-cell office:value-type="string" table:style-name="ce1">
            <text:p>Scarface</text:p>
          </table:table-cell>
          <table:table-cell office:value-type="float" office:value="1932" table:style-name="ce1">
            <text:p>1932</text:p>
          </table:table-cell>
          <table:table-cell office:value-type="float" office:value="7.7" table:style-name="ce1">
            <text:p>7.7</text:p>
          </table:table-cell>
          <table:table-cell office:value-type="float" office:value="31838" table:style-name="ce1">
            <text:p>31838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023427&quot;: &quot;&quot;Action,Crime,Drama&quot;" table:formula="of:=&quot;&quot;&quot;&quot; &amp; [.A938] &amp; &quot;&quot;&quot;: &quot;&quot;&quot; &amp; &quot;&quot;&quot;&quot; &amp; [.F938] &amp; &quot;&quot;&quot;&quot;" table:style-name="ce1">
            <text:p>"tt0023427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0998</text:p>
          </table:table-cell>
          <table:table-cell office:value-type="string" table:style-name="ce1">
            <text:p>Dreams</text:p>
          </table:table-cell>
          <table:table-cell office:value-type="float" office:value="1990" table:style-name="ce1">
            <text:p>1990</text:p>
          </table:table-cell>
          <table:table-cell office:value-type="float" office:value="7.7" table:style-name="ce1">
            <text:p>7.7</text:p>
          </table:table-cell>
          <table:table-cell office:value-type="float" office:value="30835" table:style-name="ce1">
            <text:p>30835</text:p>
          </table:table-cell>
          <table:table-cell office:value-type="string" table:style-name="ce1">
            <text:p>Drama,Fantasy</text:p>
          </table:table-cell>
          <table:table-cell table:style-name="ce1"/>
          <table:table-cell office:value-type="string" office:string-value="&quot;tt0100998&quot;: &quot;&quot;Drama,Fantasy&quot;" table:formula="of:=&quot;&quot;&quot;&quot; &amp; [.A939] &amp; &quot;&quot;&quot;: &quot;&quot;&quot; &amp; &quot;&quot;&quot;&quot; &amp; [.F939] &amp; &quot;&quot;&quot;&quot;" table:style-name="ce1">
            <text:p>"tt0100998": ""Drama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76740</text:p>
          </table:table-cell>
          <table:table-cell office:value-type="string" table:style-name="ce1">
            <text:p>Sorcerer</text:p>
          </table:table-cell>
          <table:table-cell office:value-type="float" office:value="1977" table:style-name="ce1">
            <text:p>1977</text:p>
          </table:table-cell>
          <table:table-cell office:value-type="float" office:value="7.7" table:style-name="ce1">
            <text:p>7.7</text:p>
          </table:table-cell>
          <table:table-cell office:value-type="float" office:value="30736" table:style-name="ce1">
            <text:p>30736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0076740&quot;: &quot;&quot;Adventure,Drama,Thriller&quot;" table:formula="of:=&quot;&quot;&quot;&quot; &amp; [.A940] &amp; &quot;&quot;&quot;: &quot;&quot;&quot; &amp; &quot;&quot;&quot;&quot; &amp; [.F940] &amp; &quot;&quot;&quot;&quot;" table:style-name="ce1">
            <text:p>"tt0076740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9192</text:p>
          </table:table-cell>
          <table:table-cell office:value-type="string" table:style-name="ce1">
            <text:p>Black Narcissus</text:p>
          </table:table-cell>
          <table:table-cell office:value-type="float" office:value="1947" table:style-name="ce1">
            <text:p>1947</text:p>
          </table:table-cell>
          <table:table-cell office:value-type="float" office:value="7.7" table:style-name="ce1">
            <text:p>7.7</text:p>
          </table:table-cell>
          <table:table-cell office:value-type="float" office:value="29516" table:style-name="ce1">
            <text:p>2951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039192&quot;: &quot;&quot;Drama&quot;" table:formula="of:=&quot;&quot;&quot;&quot; &amp; [.A941] &amp; &quot;&quot;&quot;: &quot;&quot;&quot; &amp; &quot;&quot;&quot;&quot; &amp; [.F941] &amp; &quot;&quot;&quot;&quot;" table:style-name="ce1">
            <text:p>"tt003919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901826</text:p>
          </table:table-cell>
          <table:table-cell office:value-type="string" table:style-name="ce1">
            <text:p>The Breadwinner</text:p>
          </table:table-cell>
          <table:table-cell office:value-type="float" office:value="2017" table:style-name="ce1">
            <text:p>2017</text:p>
          </table:table-cell>
          <table:table-cell office:value-type="float" office:value="7.7" table:style-name="ce1">
            <text:p>7.7</text:p>
          </table:table-cell>
          <table:table-cell office:value-type="float" office:value="29439" table:style-name="ce1">
            <text:p>29439</text:p>
          </table:table-cell>
          <table:table-cell office:value-type="string" table:style-name="ce1">
            <text:p>Animation,Drama,Family</text:p>
          </table:table-cell>
          <table:table-cell table:style-name="ce1"/>
          <table:table-cell office:value-type="string" office:string-value="&quot;tt3901826&quot;: &quot;&quot;Animation,Drama,Family&quot;" table:formula="of:=&quot;&quot;&quot;&quot; &amp; [.A942] &amp; &quot;&quot;&quot;: &quot;&quot;&quot; &amp; &quot;&quot;&quot;&quot; &amp; [.F942] &amp; &quot;&quot;&quot;&quot;" table:style-name="ce1">
            <text:p>"tt3901826": ""Animation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8411</text:p>
          </table:table-cell>
          <table:table-cell office:value-type="string" table:style-name="ce1">
            <text:p>The Magdalene Sisters</text:p>
          </table:table-cell>
          <table:table-cell office:value-type="float" office:value="2002" table:style-name="ce1">
            <text:p>2002</text:p>
          </table:table-cell>
          <table:table-cell office:value-type="float" office:value="7.7" table:style-name="ce1">
            <text:p>7.7</text:p>
          </table:table-cell>
          <table:table-cell office:value-type="float" office:value="29220" table:style-name="ce1">
            <text:p>2922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0318411&quot;: &quot;&quot;Drama&quot;" table:formula="of:=&quot;&quot;&quot;&quot; &amp; [.A943] &amp; &quot;&quot;&quot;: &quot;&quot;&quot; &amp; &quot;&quot;&quot;&quot; &amp; [.F943] &amp; &quot;&quot;&quot;&quot;" table:style-name="ce1">
            <text:p>"tt0318411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3729</text:p>
          </table:table-cell>
          <table:table-cell office:value-type="string" table:style-name="ce1">
            <text:p>How Green Was My Valley</text:p>
          </table:table-cell>
          <table:table-cell office:value-type="float" office:value="1941" table:style-name="ce1">
            <text:p>1941</text:p>
          </table:table-cell>
          <table:table-cell office:value-type="float" office:value="7.7" table:style-name="ce1">
            <text:p>7.7</text:p>
          </table:table-cell>
          <table:table-cell office:value-type="float" office:value="27799" table:style-name="ce1">
            <text:p>27799</text:p>
          </table:table-cell>
          <table:table-cell office:value-type="string" table:style-name="ce1">
            <text:p>Drama,Family</text:p>
          </table:table-cell>
          <table:table-cell table:style-name="ce1"/>
          <table:table-cell office:value-type="string" office:string-value="&quot;tt0033729&quot;: &quot;&quot;Drama,Family&quot;" table:formula="of:=&quot;&quot;&quot;&quot; &amp; [.A944] &amp; &quot;&quot;&quot;: &quot;&quot;&quot; &amp; &quot;&quot;&quot;&quot; &amp; [.F944] &amp; &quot;&quot;&quot;&quot;" table:style-name="ce1">
            <text:p>"tt0033729": ""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38762</text:p>
          </table:table-cell>
          <table:table-cell office:value-type="string" table:style-name="ce1">
            <text:p>My Darling Clementine</text:p>
          </table:table-cell>
          <table:table-cell office:value-type="float" office:value="1946" table:style-name="ce1">
            <text:p>1946</text:p>
          </table:table-cell>
          <table:table-cell office:value-type="float" office:value="7.7" table:style-name="ce1">
            <text:p>7.7</text:p>
          </table:table-cell>
          <table:table-cell office:value-type="float" office:value="27089" table:style-name="ce1">
            <text:p>27089</text:p>
          </table:table-cell>
          <table:table-cell office:value-type="string" table:style-name="ce1">
            <text:p>Drama,Romance,Western</text:p>
          </table:table-cell>
          <table:table-cell table:style-name="ce1"/>
          <table:table-cell office:value-type="string" office:string-value="&quot;tt0038762&quot;: &quot;&quot;Drama,Romance,Western&quot;" table:formula="of:=&quot;&quot;&quot;&quot; &amp; [.A945] &amp; &quot;&quot;&quot;: &quot;&quot;&quot; &amp; &quot;&quot;&quot;&quot; &amp; [.F945] &amp; &quot;&quot;&quot;&quot;" table:style-name="ce1">
            <text:p>"tt0038762": ""Drama,Romance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311542</text:p>
          </table:table-cell>
          <table:table-cell office:value-type="string" table:style-name="ce1">
            <text:p>Never Look Away</text:p>
          </table:table-cell>
          <table:table-cell office:value-type="float" office:value="2018" table:style-name="ce1">
            <text:p>2018</text:p>
          </table:table-cell>
          <table:table-cell office:value-type="float" office:value="7.7" table:style-name="ce1">
            <text:p>7.7</text:p>
          </table:table-cell>
          <table:table-cell office:value-type="float" office:value="26956" table:style-name="ce1">
            <text:p>26956</text:p>
          </table:table-cell>
          <table:table-cell office:value-type="string" table:style-name="ce1">
            <text:p>Biography,Drama,Romance</text:p>
          </table:table-cell>
          <table:table-cell table:style-name="ce1"/>
          <table:table-cell office:value-type="string" office:string-value="&quot;tt5311542&quot;: &quot;&quot;Biography,Drama,Romance&quot;" table:formula="of:=&quot;&quot;&quot;&quot; &amp; [.A946] &amp; &quot;&quot;&quot;: &quot;&quot;&quot; &amp; &quot;&quot;&quot;&quot; &amp; [.F946] &amp; &quot;&quot;&quot;&quot;" table:style-name="ce1">
            <text:p>"tt5311542": ""Biograph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43924</text:p>
          </table:table-cell>
          <table:table-cell office:value-type="string" table:style-name="ce1">
            <text:p>A Place in the Sun</text:p>
          </table:table-cell>
          <table:table-cell office:value-type="float" office:value="1951" table:style-name="ce1">
            <text:p>1951</text:p>
          </table:table-cell>
          <table:table-cell office:value-type="float" office:value="7.7" table:style-name="ce1">
            <text:p>7.7</text:p>
          </table:table-cell>
          <table:table-cell office:value-type="float" office:value="25816" table:style-name="ce1">
            <text:p>25816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043924&quot;: &quot;&quot;Drama,Romance&quot;" table:formula="of:=&quot;&quot;&quot;&quot; &amp; [.A947] &amp; &quot;&quot;&quot;: &quot;&quot;&quot; &amp; &quot;&quot;&quot;&quot; &amp; [.F947] &amp; &quot;&quot;&quot;&quot;" table:style-name="ce1">
            <text:p>"tt0043924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5109082</text:p>
          </table:table-cell>
          <table:table-cell office:value-type="string" table:style-name="ce1">
            <text:p>The Quiet Girl</text:p>
          </table:table-cell>
          <table:table-cell office:value-type="float" office:value="2022" table:style-name="ce1">
            <text:p>2022</text:p>
          </table:table-cell>
          <table:table-cell office:value-type="float" office:value="7.7" table:style-name="ce1">
            <text:p>7.7</text:p>
          </table:table-cell>
          <table:table-cell office:value-type="float" office:value="25788" table:style-name="ce1">
            <text:p>25788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5109082&quot;: &quot;&quot;Drama&quot;" table:formula="of:=&quot;&quot;&quot;&quot; &amp; [.A948] &amp; &quot;&quot;&quot;: &quot;&quot;&quot; &amp; &quot;&quot;&quot;&quot; &amp; [.F948] &amp; &quot;&quot;&quot;&quot;" table:style-name="ce1">
            <text:p>"tt1510908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131622</text:p>
          </table:table-cell>
          <table:table-cell office:value-type="string" table:style-name="ce1">
            <text:p>Once Upon a Time... in Hollywood</text:p>
          </table:table-cell>
          <table:table-cell office:value-type="float" office:value="2019" table:style-name="ce1">
            <text:p>2019</text:p>
          </table:table-cell>
          <table:table-cell office:value-type="float" office:value="7.6" table:style-name="ce1">
            <text:p>7.6</text:p>
          </table:table-cell>
          <table:table-cell office:value-type="float" office:value="903955" table:style-name="ce1">
            <text:p>903955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7131622&quot;: &quot;&quot;Comedy,Drama&quot;" table:formula="of:=&quot;&quot;&quot;&quot; &amp; [.A949] &amp; &quot;&quot;&quot;: &quot;&quot;&quot; &amp; &quot;&quot;&quot;&quot; &amp; [.F949] &amp; &quot;&quot;&quot;&quot;" table:style-name="ce1">
            <text:p>"tt7131622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16449</text:p>
          </table:table-cell>
          <table:table-cell office:value-type="string" table:style-name="ce1">
            <text:p>300</text:p>
          </table:table-cell>
          <table:table-cell office:value-type="float" office:value="2006" table:style-name="ce1">
            <text:p>2006</text:p>
          </table:table-cell>
          <table:table-cell office:value-type="float" office:value="7.6" table:style-name="ce1">
            <text:p>7.6</text:p>
          </table:table-cell>
          <table:table-cell office:value-type="float" office:value="888961" table:style-name="ce1">
            <text:p>888961</text:p>
          </table:table-cell>
          <table:table-cell office:value-type="string" table:style-name="ce1">
            <text:p>Action,Drama</text:p>
          </table:table-cell>
          <table:table-cell table:style-name="ce1"/>
          <table:table-cell office:value-type="string" office:string-value="&quot;tt0416449&quot;: &quot;&quot;Action,Drama&quot;" table:formula="of:=&quot;&quot;&quot;&quot; &amp; [.A950] &amp; &quot;&quot;&quot;: &quot;&quot;&quot; &amp; &quot;&quot;&quot;&quot; &amp; [.F950] &amp; &quot;&quot;&quot;&quot;" table:style-name="ce1">
            <text:p>"tt0416449": ""Action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1766</text:p>
          </table:table-cell>
          <table:table-cell office:value-type="string" table:style-name="ce1">
            <text:p>Star Wars: Episode III - Revenge of the Sith</text:p>
          </table:table-cell>
          <table:table-cell office:value-type="float" office:value="2005" table:style-name="ce1">
            <text:p>2005</text:p>
          </table:table-cell>
          <table:table-cell office:value-type="float" office:value="7.6" table:style-name="ce1">
            <text:p>7.6</text:p>
          </table:table-cell>
          <table:table-cell office:value-type="float" office:value="876208" table:style-name="ce1">
            <text:p>876208</text:p>
          </table:table-cell>
          <table:table-cell office:value-type="string" table:style-name="ce1">
            <text:p>Action,Adventure,Fantasy</text:p>
          </table:table-cell>
          <table:table-cell table:style-name="ce1"/>
          <table:table-cell office:value-type="string" office:string-value="&quot;tt0121766&quot;: &quot;&quot;Action,Adventure,Fantasy&quot;" table:formula="of:=&quot;&quot;&quot;&quot; &amp; [.A951] &amp; &quot;&quot;&quot;: &quot;&quot;&quot; &amp; &quot;&quot;&quot;&quot; &amp; [.F951] &amp; &quot;&quot;&quot;&quot;" table:style-name="ce1">
            <text:p>"tt0121766": ""Action,Adventure,Fantas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5463162</text:p>
          </table:table-cell>
          <table:table-cell office:value-type="string" table:style-name="ce1">
            <text:p>Deadpool 2</text:p>
          </table:table-cell>
          <table:table-cell office:value-type="float" office:value="2018" table:style-name="ce1">
            <text:p>2018</text:p>
          </table:table-cell>
          <table:table-cell office:value-type="float" office:value="7.6" table:style-name="ce1">
            <text:p>7.6</text:p>
          </table:table-cell>
          <table:table-cell office:value-type="float" office:value="710055" table:style-name="ce1">
            <text:p>710055</text:p>
          </table:table-cell>
          <table:table-cell office:value-type="string" table:style-name="ce1">
            <text:p>Action,Adventure,Comedy</text:p>
          </table:table-cell>
          <table:table-cell table:style-name="ce1"/>
          <table:table-cell office:value-type="string" office:string-value="&quot;tt5463162&quot;: &quot;&quot;Action,Adventure,Comedy&quot;" table:formula="of:=&quot;&quot;&quot;&quot; &amp; [.A952] &amp; &quot;&quot;&quot;: &quot;&quot;&quot; &amp; &quot;&quot;&quot;&quot; &amp; [.F952] &amp; &quot;&quot;&quot;&quot;" table:style-name="ce1">
            <text:p>"tt5463162": ""Ac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81689</text:p>
          </table:table-cell>
          <table:table-cell office:value-type="string" table:style-name="ce1">
            <text:p>Minority Report</text:p>
          </table:table-cell>
          <table:table-cell office:value-type="float" office:value="2002" table:style-name="ce1">
            <text:p>2002</text:p>
          </table:table-cell>
          <table:table-cell office:value-type="float" office:value="7.6" table:style-name="ce1">
            <text:p>7.6</text:p>
          </table:table-cell>
          <table:table-cell office:value-type="float" office:value="600986" table:style-name="ce1">
            <text:p>600986</text:p>
          </table:table-cell>
          <table:table-cell office:value-type="string" table:style-name="ce1">
            <text:p>Action,Crime,Mystery</text:p>
          </table:table-cell>
          <table:table-cell table:style-name="ce1"/>
          <table:table-cell office:value-type="string" office:string-value="&quot;tt0181689&quot;: &quot;&quot;Action,Crime,Mystery&quot;" table:formula="of:=&quot;&quot;&quot;&quot; &amp; [.A953] &amp; &quot;&quot;&quot;: &quot;&quot;&quot; &amp; &quot;&quot;&quot;&quot; &amp; [.F953] &amp; &quot;&quot;&quot;&quot;" table:style-name="ce1">
            <text:p>"tt0181689": ""Action,Crime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09459</text:p>
          </table:table-cell>
          <table:table-cell office:value-type="string" table:style-name="ce1">
            <text:p>Watchmen</text:p>
          </table:table-cell>
          <table:table-cell office:value-type="float" office:value="2009" table:style-name="ce1">
            <text:p>2009</text:p>
          </table:table-cell>
          <table:table-cell office:value-type="float" office:value="7.6" table:style-name="ce1">
            <text:p>7.6</text:p>
          </table:table-cell>
          <table:table-cell office:value-type="float" office:value="596993" table:style-name="ce1">
            <text:p>596993</text:p>
          </table:table-cell>
          <table:table-cell office:value-type="string" table:style-name="ce1">
            <text:p>Action,Drama,Mystery</text:p>
          </table:table-cell>
          <table:table-cell table:style-name="ce1"/>
          <table:table-cell office:value-type="string" office:string-value="&quot;tt0409459&quot;: &quot;&quot;Action,Drama,Mystery&quot;" table:formula="of:=&quot;&quot;&quot;&quot; &amp; [.A954] &amp; &quot;&quot;&quot;: &quot;&quot;&quot; &amp; &quot;&quot;&quot;&quot; &amp; [.F954] &amp; &quot;&quot;&quot;&quot;" table:style-name="ce1">
            <text:p>"tt0409459": ""Action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41773</text:p>
          </table:table-cell>
          <table:table-cell office:value-type="string" table:style-name="ce1">
            <text:p>Kung Fu Panda</text:p>
          </table:table-cell>
          <table:table-cell office:value-type="float" office:value="2008" table:style-name="ce1">
            <text:p>2008</text:p>
          </table:table-cell>
          <table:table-cell office:value-type="float" office:value="7.6" table:style-name="ce1">
            <text:p>7.6</text:p>
          </table:table-cell>
          <table:table-cell office:value-type="float" office:value="549130" table:style-name="ce1">
            <text:p>549130</text:p>
          </table:table-cell>
          <table:table-cell office:value-type="string" table:style-name="ce1">
            <text:p>Animation,Action,Adventure</text:p>
          </table:table-cell>
          <table:table-cell table:style-name="ce1"/>
          <table:table-cell office:value-type="string" office:string-value="&quot;tt0441773&quot;: &quot;&quot;Animation,Action,Adventure&quot;" table:formula="of:=&quot;&quot;&quot;&quot; &amp; [.A955] &amp; &quot;&quot;&quot;: &quot;&quot;&quot; &amp; &quot;&quot;&quot;&quot; &amp; [.F955] &amp; &quot;&quot;&quot;&quot;" table:style-name="ce1">
            <text:p>"tt0441773": ""Animation,Action,Adventur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89879</text:p>
          </table:table-cell>
          <table:table-cell office:value-type="string" table:style-name="ce1">
            <text:p>The Butterfly Effect</text:p>
          </table:table-cell>
          <table:table-cell office:value-type="float" office:value="2004" table:style-name="ce1">
            <text:p>2004</text:p>
          </table:table-cell>
          <table:table-cell office:value-type="float" office:value="7.6" table:style-name="ce1">
            <text:p>7.6</text:p>
          </table:table-cell>
          <table:table-cell office:value-type="float" office:value="539252" table:style-name="ce1">
            <text:p>539252</text:p>
          </table:table-cell>
          <table:table-cell office:value-type="string" table:style-name="ce1">
            <text:p>Drama,Sci-Fi,Thriller</text:p>
          </table:table-cell>
          <table:table-cell table:style-name="ce1"/>
          <table:table-cell office:value-type="string" office:string-value="&quot;tt0289879&quot;: &quot;&quot;Drama,Sci-Fi,Thriller&quot;" table:formula="of:=&quot;&quot;&quot;&quot; &amp; [.A956] &amp; &quot;&quot;&quot;: &quot;&quot;&quot; &amp; &quot;&quot;&quot;&quot; &amp; [.F956] &amp; &quot;&quot;&quot;&quot;" table:style-name="ce1">
            <text:p>"tt0289879": ""Drama,Sci-Fi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9116</text:p>
          </table:table-cell>
          <table:table-cell office:value-type="string" table:style-name="ce1">
            <text:p>The Fifth Element</text:p>
          </table:table-cell>
          <table:table-cell office:value-type="float" office:value="1997" table:style-name="ce1">
            <text:p>1997</text:p>
          </table:table-cell>
          <table:table-cell office:value-type="float" office:value="7.6" table:style-name="ce1">
            <text:p>7.6</text:p>
          </table:table-cell>
          <table:table-cell office:value-type="float" office:value="525737" table:style-name="ce1">
            <text:p>525737</text:p>
          </table:table-cell>
          <table:table-cell office:value-type="string" table:style-name="ce1">
            <text:p>Action,Adventure,Sci-Fi</text:p>
          </table:table-cell>
          <table:table-cell table:style-name="ce1"/>
          <table:table-cell office:value-type="string" office:string-value="&quot;tt0119116&quot;: &quot;&quot;Action,Adventure,Sci-Fi&quot;" table:formula="of:=&quot;&quot;&quot;&quot; &amp; [.A957] &amp; &quot;&quot;&quot;: &quot;&quot;&quot; &amp; &quot;&quot;&quot;&quot; &amp; [.F957] &amp; &quot;&quot;&quot;&quot;" table:style-name="ce1">
            <text:p>"tt0119116": ""Action,Adventur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7564</text:p>
          </table:table-cell>
          <table:table-cell office:value-type="string" table:style-name="ce1">
            <text:p>Saw</text:p>
          </table:table-cell>
          <table:table-cell office:value-type="float" office:value="2004" table:style-name="ce1">
            <text:p>2004</text:p>
          </table:table-cell>
          <table:table-cell office:value-type="float" office:value="7.6" table:style-name="ce1">
            <text:p>7.6</text:p>
          </table:table-cell>
          <table:table-cell office:value-type="float" office:value="488053" table:style-name="ce1">
            <text:p>488053</text:p>
          </table:table-cell>
          <table:table-cell office:value-type="string" table:style-name="ce1">
            <text:p>Horror,Mystery,Thriller</text:p>
          </table:table-cell>
          <table:table-cell table:style-name="ce1"/>
          <table:table-cell office:value-type="string" office:string-value="&quot;tt0387564&quot;: &quot;&quot;Horror,Mystery,Thriller&quot;" table:formula="of:=&quot;&quot;&quot;&quot; &amp; [.A958] &amp; &quot;&quot;&quot;: &quot;&quot;&quot; &amp; &quot;&quot;&quot;&quot; &amp; [.F958] &amp; &quot;&quot;&quot;&quot;" table:style-name="ce1">
            <text:p>"tt0387564": ""Horror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210166</text:p>
          </table:table-cell>
          <table:table-cell office:value-type="string" table:style-name="ce1">
            <text:p>Moneyball</text:p>
          </table:table-cell>
          <table:table-cell office:value-type="float" office:value="2011" table:style-name="ce1">
            <text:p>2011</text:p>
          </table:table-cell>
          <table:table-cell office:value-type="float" office:value="7.6" table:style-name="ce1">
            <text:p>7.6</text:p>
          </table:table-cell>
          <table:table-cell office:value-type="float" office:value="484852" table:style-name="ce1">
            <text:p>484852</text:p>
          </table:table-cell>
          <table:table-cell office:value-type="string" table:style-name="ce1">
            <text:p>Biography,Drama,Sport</text:p>
          </table:table-cell>
          <table:table-cell table:style-name="ce1"/>
          <table:table-cell office:value-type="string" office:string-value="&quot;tt1210166&quot;: &quot;&quot;Biography,Drama,Sport&quot;" table:formula="of:=&quot;&quot;&quot;&quot; &amp; [.A959] &amp; &quot;&quot;&quot;: &quot;&quot;&quot; &amp; &quot;&quot;&quot;&quot; &amp; [.F959] &amp; &quot;&quot;&quot;&quot;" table:style-name="ce1">
            <text:p>"tt1210166": ""Biography,Drama,Sport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605783</text:p>
          </table:table-cell>
          <table:table-cell office:value-type="string" table:style-name="ce1">
            <text:p>Midnight in Paris</text:p>
          </table:table-cell>
          <table:table-cell office:value-type="float" office:value="2011" table:style-name="ce1">
            <text:p>2011</text:p>
          </table:table-cell>
          <table:table-cell office:value-type="float" office:value="7.6" table:style-name="ce1">
            <text:p>7.6</text:p>
          </table:table-cell>
          <table:table-cell office:value-type="float" office:value="460832" table:style-name="ce1">
            <text:p>460832</text:p>
          </table:table-cell>
          <table:table-cell office:value-type="string" table:style-name="ce1">
            <text:p>Comedy,Fantasy,Romance</text:p>
          </table:table-cell>
          <table:table-cell table:style-name="ce1"/>
          <table:table-cell office:value-type="string" office:string-value="&quot;tt1605783&quot;: &quot;&quot;Comedy,Fantasy,Romance&quot;" table:formula="of:=&quot;&quot;&quot;&quot; &amp; [.A960] &amp; &quot;&quot;&quot;: &quot;&quot;&quot; &amp; &quot;&quot;&quot;&quot; &amp; [.F960] &amp; &quot;&quot;&quot;&quot;" table:style-name="ce1">
            <text:p>"tt1605783": ""Comedy,Fantasy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61862</text:p>
          </table:table-cell>
          <table:table-cell office:value-type="string" table:style-name="ce1">
            <text:p>The Machinist</text:p>
          </table:table-cell>
          <table:table-cell office:value-type="float" office:value="2004" table:style-name="ce1">
            <text:p>2004</text:p>
          </table:table-cell>
          <table:table-cell office:value-type="float" office:value="7.6" table:style-name="ce1">
            <text:p>7.6</text:p>
          </table:table-cell>
          <table:table-cell office:value-type="float" office:value="428383" table:style-name="ce1">
            <text:p>428383</text:p>
          </table:table-cell>
          <table:table-cell office:value-type="string" table:style-name="ce1">
            <text:p>Drama,Thriller</text:p>
          </table:table-cell>
          <table:table-cell table:style-name="ce1"/>
          <table:table-cell office:value-type="string" office:string-value="&quot;tt0361862&quot;: &quot;&quot;Drama,Thriller&quot;" table:formula="of:=&quot;&quot;&quot;&quot; &amp; [.A961] &amp; &quot;&quot;&quot;: &quot;&quot;&quot; &amp; &quot;&quot;&quot;&quot; &amp; [.F961] &amp; &quot;&quot;&quot;&quot;" table:style-name="ce1">
            <text:p>"tt0361862": ""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82846</text:p>
          </table:table-cell>
          <table:table-cell office:value-type="string" table:style-name="ce1">
            <text:p>The Fault in Our Stars</text:p>
          </table:table-cell>
          <table:table-cell office:value-type="float" office:value="2014" table:style-name="ce1">
            <text:p>2014</text:p>
          </table:table-cell>
          <table:table-cell office:value-type="float" office:value="7.6" table:style-name="ce1">
            <text:p>7.6</text:p>
          </table:table-cell>
          <table:table-cell office:value-type="float" office:value="414073" table:style-name="ce1">
            <text:p>414073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2582846&quot;: &quot;&quot;Drama,Romance&quot;" table:formula="of:=&quot;&quot;&quot;&quot; &amp; [.A962] &amp; &quot;&quot;&quot;: &quot;&quot;&quot; &amp; &quot;&quot;&quot;&quot; &amp; [.F962] &amp; &quot;&quot;&quot;&quot;" table:style-name="ce1">
            <text:p>"tt2582846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230600</text:p>
          </table:table-cell>
          <table:table-cell office:value-type="string" table:style-name="ce1">
            <text:p>The Others</text:p>
          </table:table-cell>
          <table:table-cell office:value-type="float" office:value="2001" table:style-name="ce1">
            <text:p>2001</text:p>
          </table:table-cell>
          <table:table-cell office:value-type="float" office:value="7.6" table:style-name="ce1">
            <text:p>7.6</text:p>
          </table:table-cell>
          <table:table-cell office:value-type="float" office:value="408877" table:style-name="ce1">
            <text:p>408877</text:p>
          </table:table-cell>
          <table:table-cell office:value-type="string" table:style-name="ce1">
            <text:p>Horror,Mystery,Thriller</text:p>
          </table:table-cell>
          <table:table-cell table:style-name="ce1"/>
          <table:table-cell office:value-type="string" office:string-value="&quot;tt0230600&quot;: &quot;&quot;Horror,Mystery,Thriller&quot;" table:formula="of:=&quot;&quot;&quot;&quot; &amp; [.A963] &amp; &quot;&quot;&quot;: &quot;&quot;&quot; &amp; &quot;&quot;&quot;&quot; &amp; [.F963] &amp; &quot;&quot;&quot;&quot;" table:style-name="ce1">
            <text:p>"tt0230600": ""Horror,Mystery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0366206</text:p>
          </table:table-cell>
          <table:table-cell office:value-type="string" table:style-name="ce1">
            <text:p>John Wick: Chapter 4</text:p>
          </table:table-cell>
          <table:table-cell office:value-type="float" office:value="2023" table:style-name="ce1">
            <text:p>2023</text:p>
          </table:table-cell>
          <table:table-cell office:value-type="float" office:value="7.6" table:style-name="ce1">
            <text:p>7.6</text:p>
          </table:table-cell>
          <table:table-cell office:value-type="float" office:value="374514" table:style-name="ce1">
            <text:p>374514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10366206&quot;: &quot;&quot;Action,Crime,Thriller&quot;" table:formula="of:=&quot;&quot;&quot;&quot; &amp; [.A964] &amp; &quot;&quot;&quot;: &quot;&quot;&quot; &amp; &quot;&quot;&quot;&quot; &amp; [.F964] &amp; &quot;&quot;&quot;&quot;" table:style-name="ce1">
            <text:p>"tt10366206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403865</text:p>
          </table:table-cell>
          <table:table-cell office:value-type="string" table:style-name="ce1">
            <text:p>True Grit</text:p>
          </table:table-cell>
          <table:table-cell office:value-type="float" office:value="2010" table:style-name="ce1">
            <text:p>2010</text:p>
          </table:table-cell>
          <table:table-cell office:value-type="float" office:value="7.6" table:style-name="ce1">
            <text:p>7.6</text:p>
          </table:table-cell>
          <table:table-cell office:value-type="float" office:value="366297" table:style-name="ce1">
            <text:p>366297</text:p>
          </table:table-cell>
          <table:table-cell office:value-type="string" table:style-name="ce1">
            <text:p>Drama,Western</text:p>
          </table:table-cell>
          <table:table-cell table:style-name="ce1"/>
          <table:table-cell office:value-type="string" office:string-value="&quot;tt1403865&quot;: &quot;&quot;Drama,Western&quot;" table:formula="of:=&quot;&quot;&quot;&quot; &amp; [.A965] &amp; &quot;&quot;&quot;: &quot;&quot;&quot; &amp; &quot;&quot;&quot;&quot; &amp; [.F965] &amp; &quot;&quot;&quot;&quot;" table:style-name="ce1">
            <text:p>"tt1403865": ""Drama,Western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06980</text:p>
          </table:table-cell>
          <table:table-cell office:value-type="string" table:style-name="ce1">
            <text:p>50/50</text:p>
          </table:table-cell>
          <table:table-cell office:value-type="float" office:value="2011" table:style-name="ce1">
            <text:p>2011</text:p>
          </table:table-cell>
          <table:table-cell office:value-type="float" office:value="7.6" table:style-name="ce1">
            <text:p>7.6</text:p>
          </table:table-cell>
          <table:table-cell office:value-type="float" office:value="347617" table:style-name="ce1">
            <text:p>347617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1306980&quot;: &quot;&quot;Comedy,Drama,Romance&quot;" table:formula="of:=&quot;&quot;&quot;&quot; &amp; [.A966] &amp; &quot;&quot;&quot;: &quot;&quot;&quot; &amp; &quot;&quot;&quot;&quot; &amp; [.F966] &amp; &quot;&quot;&quot;&quot;" table:style-name="ce1">
            <text:p>"tt1306980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81849</text:p>
          </table:table-cell>
          <table:table-cell office:value-type="string" table:style-name="ce1">
            <text:p>3:10 to Yuma</text:p>
          </table:table-cell>
          <table:table-cell office:value-type="float" office:value="2007" table:style-name="ce1">
            <text:p>2007</text:p>
          </table:table-cell>
          <table:table-cell office:value-type="float" office:value="7.6" table:style-name="ce1">
            <text:p>7.6</text:p>
          </table:table-cell>
          <table:table-cell office:value-type="float" office:value="342306" table:style-name="ce1">
            <text:p>342306</text:p>
          </table:table-cell>
          <table:table-cell office:value-type="string" table:style-name="ce1">
            <text:p>Action,Crime,Drama</text:p>
          </table:table-cell>
          <table:table-cell table:style-name="ce1"/>
          <table:table-cell office:value-type="string" office:string-value="&quot;tt0381849&quot;: &quot;&quot;Action,Crime,Drama&quot;" table:formula="of:=&quot;&quot;&quot;&quot; &amp; [.A967] &amp; &quot;&quot;&quot;: &quot;&quot;&quot; &amp; &quot;&quot;&quot;&quot; &amp; [.F967] &amp; &quot;&quot;&quot;&quot;" table:style-name="ce1">
            <text:p>"tt0381849": ""Action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2623</text:p>
          </table:table-cell>
          <table:table-cell office:value-type="string" table:style-name="ce1">
            <text:p>Gone Baby Gone</text:p>
          </table:table-cell>
          <table:table-cell office:value-type="float" office:value="2007" table:style-name="ce1">
            <text:p>2007</text:p>
          </table:table-cell>
          <table:table-cell office:value-type="float" office:value="7.6" table:style-name="ce1">
            <text:p>7.6</text:p>
          </table:table-cell>
          <table:table-cell office:value-type="float" office:value="301559" table:style-name="ce1">
            <text:p>301559</text:p>
          </table:table-cell>
          <table:table-cell office:value-type="string" table:style-name="ce1">
            <text:p>Crime,Drama,Mystery</text:p>
          </table:table-cell>
          <table:table-cell table:style-name="ce1"/>
          <table:table-cell office:value-type="string" office:string-value="&quot;tt0452623&quot;: &quot;&quot;Crime,Drama,Mystery&quot;" table:formula="of:=&quot;&quot;&quot;&quot; &amp; [.A968] &amp; &quot;&quot;&quot;: &quot;&quot;&quot; &amp; &quot;&quot;&quot;&quot; &amp; [.F968] &amp; &quot;&quot;&quot;&quot;" table:style-name="ce1">
            <text:p>"tt0452623": ""Crime,Drama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51804</text:p>
          </table:table-cell>
          <table:table-cell office:value-type="string" table:style-name="ce1">
            <text:p>Office Space</text:p>
          </table:table-cell>
          <table:table-cell office:value-type="float" office:value="1999" table:style-name="ce1">
            <text:p>1999</text:p>
          </table:table-cell>
          <table:table-cell office:value-type="float" office:value="7.6" table:style-name="ce1">
            <text:p>7.6</text:p>
          </table:table-cell>
          <table:table-cell office:value-type="float" office:value="298292" table:style-name="ce1">
            <text:p>298292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151804&quot;: &quot;&quot;Comedy&quot;" table:formula="of:=&quot;&quot;&quot;&quot; &amp; [.A969] &amp; &quot;&quot;&quot;: &quot;&quot;&quot; &amp; &quot;&quot;&quot;&quot; &amp; [.F969] &amp; &quot;&quot;&quot;&quot;" table:style-name="ce1">
            <text:p>"tt0151804": ""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979376</text:p>
          </table:table-cell>
          <table:table-cell office:value-type="string" table:style-name="ce1">
            <text:p>Toy Story 4</text:p>
          </table:table-cell>
          <table:table-cell office:value-type="float" office:value="2019" table:style-name="ce1">
            <text:p>2019</text:p>
          </table:table-cell>
          <table:table-cell office:value-type="float" office:value="7.6" table:style-name="ce1">
            <text:p>7.6</text:p>
          </table:table-cell>
          <table:table-cell office:value-type="float" office:value="296332" table:style-name="ce1">
            <text:p>296332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1979376&quot;: &quot;&quot;Animation,Adventure,Comedy&quot;" table:formula="of:=&quot;&quot;&quot;&quot; &amp; [.A970] &amp; &quot;&quot;&quot;: &quot;&quot;&quot; &amp; &quot;&quot;&quot;&quot; &amp; [.F970] &amp; &quot;&quot;&quot;&quot;" table:style-name="ce1">
            <text:p>"tt1979376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3870</text:p>
          </table:table-cell>
          <table:table-cell office:value-type="string" table:style-name="ce1">
            <text:p>RoboCop</text:p>
          </table:table-cell>
          <table:table-cell office:value-type="float" office:value="1987" table:style-name="ce1">
            <text:p>1987</text:p>
          </table:table-cell>
          <table:table-cell office:value-type="float" office:value="7.6" table:style-name="ce1">
            <text:p>7.6</text:p>
          </table:table-cell>
          <table:table-cell office:value-type="float" office:value="295546" table:style-name="ce1">
            <text:p>295546</text:p>
          </table:table-cell>
          <table:table-cell office:value-type="string" table:style-name="ce1">
            <text:p>Action,Crime,Sci-Fi</text:p>
          </table:table-cell>
          <table:table-cell table:style-name="ce1"/>
          <table:table-cell office:value-type="string" office:string-value="&quot;tt0093870&quot;: &quot;&quot;Action,Crime,Sci-Fi&quot;" table:formula="of:=&quot;&quot;&quot;&quot; &amp; [.A971] &amp; &quot;&quot;&quot;: &quot;&quot;&quot; &amp; &quot;&quot;&quot;&quot; &amp; [.F971] &amp; &quot;&quot;&quot;&quot;" table:style-name="ce1">
            <text:p>"tt0093870": ""Action,Crime,Sci-Fi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603212</text:p>
          </table:table-cell>
          <table:table-cell office:value-type="string" table:style-name="ce1">
            <text:p>Mission: Impossible - Dead Reckoning Part One</text:p>
          </table:table-cell>
          <table:table-cell office:value-type="float" office:value="2023" table:style-name="ce1">
            <text:p>2023</text:p>
          </table:table-cell>
          <table:table-cell office:value-type="float" office:value="7.6" table:style-name="ce1">
            <text:p>7.6</text:p>
          </table:table-cell>
          <table:table-cell office:value-type="float" office:value="283247" table:style-name="ce1">
            <text:p>283247</text:p>
          </table:table-cell>
          <table:table-cell office:value-type="string" table:style-name="ce1">
            <text:p>Action,Adventure,Thriller</text:p>
          </table:table-cell>
          <table:table-cell table:style-name="ce1"/>
          <table:table-cell office:value-type="string" office:string-value="&quot;tt9603212&quot;: &quot;&quot;Action,Adventure,Thriller&quot;" table:formula="of:=&quot;&quot;&quot;&quot; &amp; [.A972] &amp; &quot;&quot;&quot;: &quot;&quot;&quot; &amp; &quot;&quot;&quot;&quot; &amp; [.F972] &amp; &quot;&quot;&quot;&quot;" table:style-name="ce1">
            <text:p>"tt9603212": ""Action,Adventur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2582782</text:p>
          </table:table-cell>
          <table:table-cell office:value-type="string" table:style-name="ce1">
            <text:p>Hell or High Water</text:p>
          </table:table-cell>
          <table:table-cell office:value-type="float" office:value="2016" table:style-name="ce1">
            <text:p>2016</text:p>
          </table:table-cell>
          <table:table-cell office:value-type="float" office:value="7.6" table:style-name="ce1">
            <text:p>7.6</text:p>
          </table:table-cell>
          <table:table-cell office:value-type="float" office:value="264308" table:style-name="ce1">
            <text:p>264308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2582782&quot;: &quot;&quot;Crime,Drama,Thriller&quot;" table:formula="of:=&quot;&quot;&quot;&quot; &amp; [.A973] &amp; &quot;&quot;&quot;: &quot;&quot;&quot; &amp; &quot;&quot;&quot;&quot; &amp; [.F973] &amp; &quot;&quot;&quot;&quot;" table:style-name="ce1">
            <text:p>"tt2582782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44117</text:p>
          </table:table-cell>
          <table:table-cell office:value-type="string" table:style-name="ce1">
            <text:p>The Boondock Saints</text:p>
          </table:table-cell>
          <table:table-cell office:value-type="float" office:value="1999" table:style-name="ce1">
            <text:p>1999</text:p>
          </table:table-cell>
          <table:table-cell office:value-type="float" office:value="7.6" table:style-name="ce1">
            <text:p>7.6</text:p>
          </table:table-cell>
          <table:table-cell office:value-type="float" office:value="256793" table:style-name="ce1">
            <text:p>256793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144117&quot;: &quot;&quot;Action,Crime,Thriller&quot;" table:formula="of:=&quot;&quot;&quot;&quot; &amp; [.A974] &amp; &quot;&quot;&quot;: &quot;&quot;&quot; &amp; &quot;&quot;&quot;&quot; &amp; [.F974] &amp; &quot;&quot;&quot;&quot;" table:style-name="ce1">
            <text:p>"tt0144117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15733</text:p>
          </table:table-cell>
          <table:table-cell office:value-type="string" table:style-name="ce1">
            <text:p>21 Grams</text:p>
          </table:table-cell>
          <table:table-cell office:value-type="float" office:value="2003" table:style-name="ce1">
            <text:p>2003</text:p>
          </table:table-cell>
          <table:table-cell office:value-type="float" office:value="7.6" table:style-name="ce1">
            <text:p>7.6</text:p>
          </table:table-cell>
          <table:table-cell office:value-type="float" office:value="249709" table:style-name="ce1">
            <text:p>249709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0315733&quot;: &quot;&quot;Crime,Drama,Thriller&quot;" table:formula="of:=&quot;&quot;&quot;&quot; &amp; [.A975] &amp; &quot;&quot;&quot;: &quot;&quot;&quot; &amp; &quot;&quot;&quot;&quot; &amp; [.F975] &amp; &quot;&quot;&quot;&quot;" table:style-name="ce1">
            <text:p>"tt0315733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3833688</text:p>
          </table:table-cell>
          <table:table-cell office:value-type="string" table:style-name="ce1">
            <text:p>The Whale</text:p>
          </table:table-cell>
          <table:table-cell office:value-type="float" office:value="2022" table:style-name="ce1">
            <text:p>2022</text:p>
          </table:table-cell>
          <table:table-cell office:value-type="float" office:value="7.6" table:style-name="ce1">
            <text:p>7.6</text:p>
          </table:table-cell>
          <table:table-cell office:value-type="float" office:value="244356" table:style-name="ce1">
            <text:p>244356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13833688&quot;: &quot;&quot;Drama&quot;" table:formula="of:=&quot;&quot;&quot;&quot; &amp; [.A976] &amp; &quot;&quot;&quot;: &quot;&quot;&quot; &amp; &quot;&quot;&quot;&quot; &amp; [.F976] &amp; &quot;&quot;&quot;&quot;" table:style-name="ce1">
            <text:p>"tt13833688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899353</text:p>
          </table:table-cell>
          <table:table-cell office:value-type="string" table:style-name="ce1">
            <text:p>The Raid: Redemption</text:p>
          </table:table-cell>
          <table:table-cell office:value-type="float" office:value="2011" table:style-name="ce1">
            <text:p>2011</text:p>
          </table:table-cell>
          <table:table-cell office:value-type="float" office:value="7.6" table:style-name="ce1">
            <text:p>7.6</text:p>
          </table:table-cell>
          <table:table-cell office:value-type="float" office:value="223345" table:style-name="ce1">
            <text:p>223345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1899353&quot;: &quot;&quot;Action,Crime,Thriller&quot;" table:formula="of:=&quot;&quot;&quot;&quot; &amp; [.A977] &amp; &quot;&quot;&quot;: &quot;&quot;&quot; &amp; &quot;&quot;&quot;&quot; &amp; [.F977] &amp; &quot;&quot;&quot;&quot;" table:style-name="ce1">
            <text:p>"tt1899353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308644</text:p>
          </table:table-cell>
          <table:table-cell office:value-type="string" table:style-name="ce1">
            <text:p>Finding Neverland</text:p>
          </table:table-cell>
          <table:table-cell office:value-type="float" office:value="2004" table:style-name="ce1">
            <text:p>2004</text:p>
          </table:table-cell>
          <table:table-cell office:value-type="float" office:value="7.6" table:style-name="ce1">
            <text:p>7.6</text:p>
          </table:table-cell>
          <table:table-cell office:value-type="float" office:value="214620" table:style-name="ce1">
            <text:p>214620</text:p>
          </table:table-cell>
          <table:table-cell office:value-type="string" table:style-name="ce1">
            <text:p>Biography,Drama,Family</text:p>
          </table:table-cell>
          <table:table-cell table:style-name="ce1"/>
          <table:table-cell office:value-type="string" office:string-value="&quot;tt0308644&quot;: &quot;&quot;Biography,Drama,Family&quot;" table:formula="of:=&quot;&quot;&quot;&quot; &amp; [.A978] &amp; &quot;&quot;&quot;: &quot;&quot;&quot; &amp; &quot;&quot;&quot;&quot; &amp; [.F978] &amp; &quot;&quot;&quot;&quot;" table:style-name="ce1">
            <text:p>"tt0308644": ""Biography,Drama,Famil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30827</text:p>
          </table:table-cell>
          <table:table-cell office:value-type="string" table:style-name="ce1">
            <text:p>Run Lola Run</text:p>
          </table:table-cell>
          <table:table-cell office:value-type="float" office:value="1998" table:style-name="ce1">
            <text:p>1998</text:p>
          </table:table-cell>
          <table:table-cell office:value-type="float" office:value="7.6" table:style-name="ce1">
            <text:p>7.6</text:p>
          </table:table-cell>
          <table:table-cell office:value-type="float" office:value="213046" table:style-name="ce1">
            <text:p>213046</text:p>
          </table:table-cell>
          <table:table-cell office:value-type="string" table:style-name="ce1">
            <text:p>Action,Crime,Thriller</text:p>
          </table:table-cell>
          <table:table-cell table:style-name="ce1"/>
          <table:table-cell office:value-type="string" office:string-value="&quot;tt0130827&quot;: &quot;&quot;Action,Crime,Thriller&quot;" table:formula="of:=&quot;&quot;&quot;&quot; &amp; [.A979] &amp; &quot;&quot;&quot;: &quot;&quot;&quot; &amp; &quot;&quot;&quot;&quot; &amp; [.F979] &amp; &quot;&quot;&quot;&quot;" table:style-name="ce1">
            <text:p>"tt0130827": ""Action,Crime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56869</text:p>
          </table:table-cell>
          <table:table-cell office:value-type="string" table:style-name="ce1">
            <text:p>The Birds</text:p>
          </table:table-cell>
          <table:table-cell office:value-type="float" office:value="1963" table:style-name="ce1">
            <text:p>1963</text:p>
          </table:table-cell>
          <table:table-cell office:value-type="float" office:value="7.6" table:style-name="ce1">
            <text:p>7.6</text:p>
          </table:table-cell>
          <table:table-cell office:value-type="float" office:value="212450" table:style-name="ce1">
            <text:p>212450</text:p>
          </table:table-cell>
          <table:table-cell office:value-type="string" table:style-name="ce1">
            <text:p>Drama,Horror,Mystery</text:p>
          </table:table-cell>
          <table:table-cell table:style-name="ce1"/>
          <table:table-cell office:value-type="string" office:string-value="&quot;tt0056869&quot;: &quot;&quot;Drama,Horror,Mystery&quot;" table:formula="of:=&quot;&quot;&quot;&quot; &amp; [.A980] &amp; &quot;&quot;&quot;: &quot;&quot;&quot; &amp; &quot;&quot;&quot;&quot; &amp; [.F980] &amp; &quot;&quot;&quot;&quot;" table:style-name="ce1">
            <text:p>"tt0056869": ""Drama,Horror,Myste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3416742</text:p>
          </table:table-cell>
          <table:table-cell office:value-type="string" table:style-name="ce1">
            <text:p>What We Do in the Shadows</text:p>
          </table:table-cell>
          <table:table-cell office:value-type="float" office:value="2014" table:style-name="ce1">
            <text:p>2014</text:p>
          </table:table-cell>
          <table:table-cell office:value-type="float" office:value="7.6" table:style-name="ce1">
            <text:p>7.6</text:p>
          </table:table-cell>
          <table:table-cell office:value-type="float" office:value="207673" table:style-name="ce1">
            <text:p>207673</text:p>
          </table:table-cell>
          <table:table-cell office:value-type="string" table:style-name="ce1">
            <text:p>Comedy,Horror</text:p>
          </table:table-cell>
          <table:table-cell table:style-name="ce1"/>
          <table:table-cell office:value-type="string" office:string-value="&quot;tt3416742&quot;: &quot;&quot;Comedy,Horror&quot;" table:formula="of:=&quot;&quot;&quot;&quot; &amp; [.A981] &amp; &quot;&quot;&quot;: &quot;&quot;&quot; &amp; &quot;&quot;&quot;&quot; &amp; [.F981] &amp; &quot;&quot;&quot;&quot;" table:style-name="ce1">
            <text:p>"tt3416742": ""Comedy,Horro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0863</text:p>
          </table:table-cell>
          <table:table-cell office:value-type="string" table:style-name="ce1">
            <text:p>The Thin Red Line</text:p>
          </table:table-cell>
          <table:table-cell office:value-type="float" office:value="1998" table:style-name="ce1">
            <text:p>1998</text:p>
          </table:table-cell>
          <table:table-cell office:value-type="float" office:value="7.6" table:style-name="ce1">
            <text:p>7.6</text:p>
          </table:table-cell>
          <table:table-cell office:value-type="float" office:value="205918" table:style-name="ce1">
            <text:p>205918</text:p>
          </table:table-cell>
          <table:table-cell office:value-type="string" table:style-name="ce1">
            <text:p>Drama,History,War</text:p>
          </table:table-cell>
          <table:table-cell table:style-name="ce1"/>
          <table:table-cell office:value-type="string" office:string-value="&quot;tt0120863&quot;: &quot;&quot;Drama,History,War&quot;" table:formula="of:=&quot;&quot;&quot;&quot; &amp; [.A982] &amp; &quot;&quot;&quot;: &quot;&quot;&quot; &amp; &quot;&quot;&quot;&quot; &amp; [.F982] &amp; &quot;&quot;&quot;&quot;" table:style-name="ce1">
            <text:p>"tt0120863": ""Drama,History,Wa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28445</text:p>
          </table:table-cell>
          <table:table-cell office:value-type="string" table:style-name="ce1">
            <text:p>Rushmore</text:p>
          </table:table-cell>
          <table:table-cell office:value-type="float" office:value="1998" table:style-name="ce1">
            <text:p>1998</text:p>
          </table:table-cell>
          <table:table-cell office:value-type="float" office:value="7.6" table:style-name="ce1">
            <text:p>7.6</text:p>
          </table:table-cell>
          <table:table-cell office:value-type="float" office:value="202673" table:style-name="ce1">
            <text:p>202673</text:p>
          </table:table-cell>
          <table:table-cell office:value-type="string" table:style-name="ce1">
            <text:p>Comedy,Drama,Romance</text:p>
          </table:table-cell>
          <table:table-cell table:style-name="ce1"/>
          <table:table-cell office:value-type="string" office:string-value="&quot;tt0128445&quot;: &quot;&quot;Comedy,Drama,Romance&quot;" table:formula="of:=&quot;&quot;&quot;&quot; &amp; [.A983] &amp; &quot;&quot;&quot;: &quot;&quot;&quot; &amp; &quot;&quot;&quot;&quot; &amp; [.F983] &amp; &quot;&quot;&quot;&quot;" table:style-name="ce1">
            <text:p>"tt0128445": ""Comedy,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55590</text:p>
          </table:table-cell>
          <table:table-cell office:value-type="string" table:style-name="ce1">
            <text:p>The Last King of Scotland</text:p>
          </table:table-cell>
          <table:table-cell office:value-type="float" office:value="2006" table:style-name="ce1">
            <text:p>2006</text:p>
          </table:table-cell>
          <table:table-cell office:value-type="float" office:value="7.6" table:style-name="ce1">
            <text:p>7.6</text:p>
          </table:table-cell>
          <table:table-cell office:value-type="float" office:value="200755" table:style-name="ce1">
            <text:p>200755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455590&quot;: &quot;&quot;Biography,Drama,History&quot;" table:formula="of:=&quot;&quot;&quot;&quot; &amp; [.A984] &amp; &quot;&quot;&quot;: &quot;&quot;&quot; &amp; &quot;&quot;&quot;&quot; &amp; [.F984] &amp; &quot;&quot;&quot;&quot;" table:style-name="ce1">
            <text:p>"tt0455590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691</text:p>
          </table:table-cell>
          <table:table-cell office:value-type="string" table:style-name="ce1">
            <text:p>The Last of the Mohicans</text:p>
          </table:table-cell>
          <table:table-cell office:value-type="float" office:value="1992" table:style-name="ce1">
            <text:p>1992</text:p>
          </table:table-cell>
          <table:table-cell office:value-type="float" office:value="7.6" table:style-name="ce1">
            <text:p>7.6</text:p>
          </table:table-cell>
          <table:table-cell office:value-type="float" office:value="196633" table:style-name="ce1">
            <text:p>196633</text:p>
          </table:table-cell>
          <table:table-cell office:value-type="string" table:style-name="ce1">
            <text:p>Action,Adventure,Drama</text:p>
          </table:table-cell>
          <table:table-cell table:style-name="ce1"/>
          <table:table-cell office:value-type="string" office:string-value="&quot;tt0104691&quot;: &quot;&quot;Action,Adventure,Drama&quot;" table:formula="of:=&quot;&quot;&quot;&quot; &amp; [.A985] &amp; &quot;&quot;&quot;: &quot;&quot;&quot; &amp; &quot;&quot;&quot;&quot; &amp; [.F985] &amp; &quot;&quot;&quot;&quot;" table:style-name="ce1">
            <text:p>"tt0104691": ""Action,Adventur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76563</text:p>
          </table:table-cell>
          <table:table-cell office:value-type="string" table:style-name="ce1">
            <text:p>Ponyo</text:p>
          </table:table-cell>
          <table:table-cell office:value-type="float" office:value="2008" table:style-name="ce1">
            <text:p>2008</text:p>
          </table:table-cell>
          <table:table-cell office:value-type="float" office:value="7.6" table:style-name="ce1">
            <text:p>7.6</text:p>
          </table:table-cell>
          <table:table-cell office:value-type="float" office:value="174065" table:style-name="ce1">
            <text:p>174065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0876563&quot;: &quot;&quot;Animation,Adventure,Comedy&quot;" table:formula="of:=&quot;&quot;&quot;&quot; &amp; [.A986] &amp; &quot;&quot;&quot;: &quot;&quot;&quot; &amp; &quot;&quot;&quot;&quot; &amp; [.F986] &amp; &quot;&quot;&quot;&quot;" table:style-name="ce1">
            <text:p>"tt0876563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6155172</text:p>
          </table:table-cell>
          <table:table-cell office:value-type="string" table:style-name="ce1">
            <text:p>Roma</text:p>
          </table:table-cell>
          <table:table-cell office:value-type="float" office:value="2018" table:style-name="ce1">
            <text:p>2018</text:p>
          </table:table-cell>
          <table:table-cell office:value-type="float" office:value="7.6" table:style-name="ce1">
            <text:p>7.6</text:p>
          </table:table-cell>
          <table:table-cell office:value-type="float" office:value="173970" table:style-name="ce1">
            <text:p>173970</text:p>
          </table:table-cell>
          <table:table-cell office:value-type="string" table:style-name="ce1">
            <text:p>Drama</text:p>
          </table:table-cell>
          <table:table-cell table:style-name="ce1"/>
          <table:table-cell office:value-type="string" office:string-value="&quot;tt6155172&quot;: &quot;&quot;Drama&quot;" table:formula="of:=&quot;&quot;&quot;&quot; &amp; [.A987] &amp; &quot;&quot;&quot;: &quot;&quot;&quot; &amp; &quot;&quot;&quot;&quot; &amp; [.F987] &amp; &quot;&quot;&quot;&quot;" table:style-name="ce1">
            <text:p>"tt6155172": ""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009710</text:p>
          </table:table-cell>
          <table:table-cell office:value-type="string" table:style-name="ce1">
            <text:p>Anatomy of a Fall</text:p>
          </table:table-cell>
          <table:table-cell office:value-type="float" office:value="2023" table:style-name="ce1">
            <text:p>2023</text:p>
          </table:table-cell>
          <table:table-cell office:value-type="float" office:value="7.6" table:style-name="ce1">
            <text:p>7.6</text:p>
          </table:table-cell>
          <table:table-cell office:value-type="float" office:value="173235" table:style-name="ce1">
            <text:p>173235</text:p>
          </table:table-cell>
          <table:table-cell office:value-type="string" table:style-name="ce1">
            <text:p>Crime,Drama,Thriller</text:p>
          </table:table-cell>
          <table:table-cell table:style-name="ce1"/>
          <table:table-cell office:value-type="string" office:string-value="&quot;tt17009710&quot;: &quot;&quot;Crime,Drama,Thriller&quot;" table:formula="of:=&quot;&quot;&quot;&quot; &amp; [.A988] &amp; &quot;&quot;&quot;: &quot;&quot;&quot; &amp; &quot;&quot;&quot;&quot; &amp; [.F988] &amp; &quot;&quot;&quot;&quot;" table:style-name="ce1">
            <text:p>"tt17009710": ""Crim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4952</text:p>
          </table:table-cell>
          <table:table-cell office:value-type="string" table:style-name="ce1">
            <text:p>My Cousin Vinny</text:p>
          </table:table-cell>
          <table:table-cell office:value-type="float" office:value="1992" table:style-name="ce1">
            <text:p>1992</text:p>
          </table:table-cell>
          <table:table-cell office:value-type="float" office:value="7.6" table:style-name="ce1">
            <text:p>7.6</text:p>
          </table:table-cell>
          <table:table-cell office:value-type="float" office:value="149148" table:style-name="ce1">
            <text:p>149148</text:p>
          </table:table-cell>
          <table:table-cell office:value-type="string" table:style-name="ce1">
            <text:p>Comedy,Crime</text:p>
          </table:table-cell>
          <table:table-cell table:style-name="ce1"/>
          <table:table-cell office:value-type="string" office:string-value="&quot;tt0104952&quot;: &quot;&quot;Comedy,Crime&quot;" table:formula="of:=&quot;&quot;&quot;&quot; &amp; [.A989] &amp; &quot;&quot;&quot;: &quot;&quot;&quot; &amp; &quot;&quot;&quot;&quot; &amp; [.F989] &amp; &quot;&quot;&quot;&quot;" table:style-name="ce1">
            <text:p>"tt0104952": ""Comedy,Crim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7979580</text:p>
          </table:table-cell>
          <table:table-cell office:value-type="string" table:style-name="ce1">
            <text:p>The Mitchells vs. the Machines</text:p>
          </table:table-cell>
          <table:table-cell office:value-type="float" office:value="2021" table:style-name="ce1">
            <text:p>2021</text:p>
          </table:table-cell>
          <table:table-cell office:value-type="float" office:value="7.6" table:style-name="ce1">
            <text:p>7.6</text:p>
          </table:table-cell>
          <table:table-cell office:value-type="float" office:value="134277" table:style-name="ce1">
            <text:p>134277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7979580&quot;: &quot;&quot;Animation,Adventure,Comedy&quot;" table:formula="of:=&quot;&quot;&quot;&quot; &amp; [.A990] &amp; &quot;&quot;&quot;: &quot;&quot;&quot; &amp; &quot;&quot;&quot;&quot; &amp; [.F990] &amp; &quot;&quot;&quot;&quot;" table:style-name="ce1">
            <text:p>"tt7979580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68473</text:p>
          </table:table-cell>
          <table:table-cell office:value-type="string" table:style-name="ce1">
            <text:p>Deliverance</text:p>
          </table:table-cell>
          <table:table-cell office:value-type="float" office:value="1972" table:style-name="ce1">
            <text:p>1972</text:p>
          </table:table-cell>
          <table:table-cell office:value-type="float" office:value="7.6" table:style-name="ce1">
            <text:p>7.6</text:p>
          </table:table-cell>
          <table:table-cell office:value-type="float" office:value="124144" table:style-name="ce1">
            <text:p>124144</text:p>
          </table:table-cell>
          <table:table-cell office:value-type="string" table:style-name="ce1">
            <text:p>Adventure,Drama,Thriller</text:p>
          </table:table-cell>
          <table:table-cell table:style-name="ce1"/>
          <table:table-cell office:value-type="string" office:string-value="&quot;tt0068473&quot;: &quot;&quot;Adventure,Drama,Thriller&quot;" table:formula="of:=&quot;&quot;&quot;&quot; &amp; [.A991] &amp; &quot;&quot;&quot;: &quot;&quot;&quot; &amp; &quot;&quot;&quot;&quot; &amp; [.F991] &amp; &quot;&quot;&quot;&quot;" table:style-name="ce1">
            <text:p>"tt0068473": ""Adventure,Drama,Thriller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9071322</text:p>
          </table:table-cell>
          <table:table-cell office:value-type="string" table:style-name="ce1">
            <text:p>Dark Waters</text:p>
          </table:table-cell>
          <table:table-cell office:value-type="float" office:value="2019" table:style-name="ce1">
            <text:p>2019</text:p>
          </table:table-cell>
          <table:table-cell office:value-type="float" office:value="7.6" table:style-name="ce1">
            <text:p>7.6</text:p>
          </table:table-cell>
          <table:table-cell office:value-type="float" office:value="115110" table:style-name="ce1">
            <text:p>115110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9071322&quot;: &quot;&quot;Biography,Drama,History&quot;" table:formula="of:=&quot;&quot;&quot;&quot; &amp; [.A992] &amp; &quot;&quot;&quot;: &quot;&quot;&quot; &amp; &quot;&quot;&quot;&quot; &amp; [.F992] &amp; &quot;&quot;&quot;&quot;" table:style-name="ce1">
            <text:p>"tt9071322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870111</text:p>
          </table:table-cell>
          <table:table-cell office:value-type="string" table:style-name="ce1">
            <text:p>Frost/Nixon</text:p>
          </table:table-cell>
          <table:table-cell office:value-type="float" office:value="2008" table:style-name="ce1">
            <text:p>2008</text:p>
          </table:table-cell>
          <table:table-cell office:value-type="float" office:value="7.6" table:style-name="ce1">
            <text:p>7.6</text:p>
          </table:table-cell>
          <table:table-cell office:value-type="float" office:value="114379" table:style-name="ce1">
            <text:p>114379</text:p>
          </table:table-cell>
          <table:table-cell office:value-type="string" table:style-name="ce1">
            <text:p>Biography,Drama,History</text:p>
          </table:table-cell>
          <table:table-cell table:style-name="ce1"/>
          <table:table-cell office:value-type="string" office:string-value="&quot;tt0870111&quot;: &quot;&quot;Biography,Drama,History&quot;" table:formula="of:=&quot;&quot;&quot;&quot; &amp; [.A993] &amp; &quot;&quot;&quot;: &quot;&quot;&quot; &amp; &quot;&quot;&quot;&quot; &amp; [.F993] &amp; &quot;&quot;&quot;&quot;" table:style-name="ce1">
            <text:p>"tt0870111": ""Biography,Drama,Histor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12579</text:p>
          </table:table-cell>
          <table:table-cell office:value-type="string" table:style-name="ce1">
            <text:p>The Bridges of Madison County</text:p>
          </table:table-cell>
          <table:table-cell office:value-type="float" office:value="1995" table:style-name="ce1">
            <text:p>1995</text:p>
          </table:table-cell>
          <table:table-cell office:value-type="float" office:value="7.6" table:style-name="ce1">
            <text:p>7.6</text:p>
          </table:table-cell>
          <table:table-cell office:value-type="float" office:value="92760" table:style-name="ce1">
            <text:p>92760</text:p>
          </table:table-cell>
          <table:table-cell office:value-type="string" table:style-name="ce1">
            <text:p>Drama,Romance</text:p>
          </table:table-cell>
          <table:table-cell table:style-name="ce1"/>
          <table:table-cell office:value-type="string" office:string-value="&quot;tt0112579&quot;: &quot;&quot;Drama,Romance&quot;" table:formula="of:=&quot;&quot;&quot;&quot; &amp; [.A994] &amp; &quot;&quot;&quot;: &quot;&quot;&quot; &amp; &quot;&quot;&quot;&quot; &amp; [.F994] &amp; &quot;&quot;&quot;&quot;" table:style-name="ce1">
            <text:p>"tt0112579": ""Drama,Romance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8680</text:p>
          </table:table-cell>
          <table:table-cell office:value-type="string" table:style-name="ce1">
            <text:p>After Hours</text:p>
          </table:table-cell>
          <table:table-cell office:value-type="float" office:value="1985" table:style-name="ce1">
            <text:p>1985</text:p>
          </table:table-cell>
          <table:table-cell office:value-type="float" office:value="7.6" table:style-name="ce1">
            <text:p>7.6</text:p>
          </table:table-cell>
          <table:table-cell office:value-type="float" office:value="87996" table:style-name="ce1">
            <text:p>87996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88680&quot;: &quot;&quot;Comedy,Crime,Drama&quot;" table:formula="of:=&quot;&quot;&quot;&quot; &amp; [.A995] &amp; &quot;&quot;&quot;: &quot;&quot;&quot; &amp; &quot;&quot;&quot;&quot; &amp; [.F995] &amp; &quot;&quot;&quot;&quot;" table:style-name="ce1">
            <text:p>"tt0088680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421082</text:p>
          </table:table-cell>
          <table:table-cell office:value-type="string" table:style-name="ce1">
            <text:p>Control</text:p>
          </table:table-cell>
          <table:table-cell office:value-type="float" office:value="2007" table:style-name="ce1">
            <text:p>2007</text:p>
          </table:table-cell>
          <table:table-cell office:value-type="float" office:value="7.6" table:style-name="ce1">
            <text:p>7.6</text:p>
          </table:table-cell>
          <table:table-cell office:value-type="float" office:value="70134" table:style-name="ce1">
            <text:p>70134</text:p>
          </table:table-cell>
          <table:table-cell office:value-type="string" table:style-name="ce1">
            <text:p>Biography,Drama,Music</text:p>
          </table:table-cell>
          <table:table-cell table:style-name="ce1"/>
          <table:table-cell office:value-type="string" office:string-value="&quot;tt0421082&quot;: &quot;&quot;Biography,Drama,Music&quot;" table:formula="of:=&quot;&quot;&quot;&quot; &amp; [.A996] &amp; &quot;&quot;&quot;: &quot;&quot;&quot; &amp; &quot;&quot;&quot;&quot; &amp; [.F996] &amp; &quot;&quot;&quot;&quot;" table:style-name="ce1">
            <text:p>"tt0421082": ""Biography,Drama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1754656</text:p>
          </table:table-cell>
          <table:table-cell office:value-type="string" table:style-name="ce1">
            <text:p>The Little Prince</text:p>
          </table:table-cell>
          <table:table-cell office:value-type="float" office:value="2015" table:style-name="ce1">
            <text:p>2015</text:p>
          </table:table-cell>
          <table:table-cell office:value-type="float" office:value="7.6" table:style-name="ce1">
            <text:p>7.6</text:p>
          </table:table-cell>
          <table:table-cell office:value-type="float" office:value="68871" table:style-name="ce1">
            <text:p>68871</text:p>
          </table:table-cell>
          <table:table-cell office:value-type="string" table:style-name="ce1">
            <text:p>Animation,Adventure,Comedy</text:p>
          </table:table-cell>
          <table:table-cell table:style-name="ce1"/>
          <table:table-cell office:value-type="string" office:string-value="&quot;tt1754656&quot;: &quot;&quot;Animation,Adventure,Comedy&quot;" table:formula="of:=&quot;&quot;&quot;&quot; &amp; [.A997] &amp; &quot;&quot;&quot;: &quot;&quot;&quot; &amp; &quot;&quot;&quot;&quot; &amp; [.F997] &amp; &quot;&quot;&quot;&quot;" table:style-name="ce1">
            <text:p>"tt1754656": ""Animation,Adventure,Comedy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90967</text:p>
          </table:table-cell>
          <table:table-cell office:value-type="string" table:style-name="ce1">
            <text:p>Down by Law</text:p>
          </table:table-cell>
          <table:table-cell office:value-type="float" office:value="1986" table:style-name="ce1">
            <text:p>1986</text:p>
          </table:table-cell>
          <table:table-cell office:value-type="float" office:value="7.6" table:style-name="ce1">
            <text:p>7.6</text:p>
          </table:table-cell>
          <table:table-cell office:value-type="float" office:value="57005" table:style-name="ce1">
            <text:p>57005</text:p>
          </table:table-cell>
          <table:table-cell office:value-type="string" table:style-name="ce1">
            <text:p>Comedy,Crime,Drama</text:p>
          </table:table-cell>
          <table:table-cell table:style-name="ce1"/>
          <table:table-cell office:value-type="string" office:string-value="&quot;tt0090967&quot;: &quot;&quot;Comedy,Crime,Drama&quot;" table:formula="of:=&quot;&quot;&quot;&quot; &amp; [.A998] &amp; &quot;&quot;&quot;: &quot;&quot;&quot; &amp; &quot;&quot;&quot;&quot; &amp; [.F998] &amp; &quot;&quot;&quot;&quot;" table:style-name="ce1">
            <text:p>"tt0090967": ""Comedy,Crime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1765</text:p>
          </table:table-cell>
          <table:table-cell office:value-type="string" table:style-name="ce1">
            <text:p>The Double Life of Véronique</text:p>
          </table:table-cell>
          <table:table-cell office:value-type="float" office:value="1991" table:style-name="ce1">
            <text:p>1991</text:p>
          </table:table-cell>
          <table:table-cell office:value-type="float" office:value="7.6" table:style-name="ce1">
            <text:p>7.6</text:p>
          </table:table-cell>
          <table:table-cell office:value-type="float" office:value="55067" table:style-name="ce1">
            <text:p>55067</text:p>
          </table:table-cell>
          <table:table-cell office:value-type="string" table:style-name="ce1">
            <text:p>Drama,Fantasy,Music</text:p>
          </table:table-cell>
          <table:table-cell table:style-name="ce1"/>
          <table:table-cell office:value-type="string" office:string-value="&quot;tt0101765&quot;: &quot;&quot;Drama,Fantasy,Music&quot;" table:formula="of:=&quot;&quot;&quot;&quot; &amp; [.A999] &amp; &quot;&quot;&quot;: &quot;&quot;&quot; &amp; &quot;&quot;&quot;&quot; &amp; [.F999] &amp; &quot;&quot;&quot;&quot;" table:style-name="ce1">
            <text:p>"tt0101765": ""Drama,Fantasy,Music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108122</text:p>
          </table:table-cell>
          <table:table-cell office:value-type="string" table:style-name="ce1">
            <text:p>Short Cuts</text:p>
          </table:table-cell>
          <table:table-cell office:value-type="float" office:value="1993" table:style-name="ce1">
            <text:p>1993</text:p>
          </table:table-cell>
          <table:table-cell office:value-type="float" office:value="7.6" table:style-name="ce1">
            <text:p>7.6</text:p>
          </table:table-cell>
          <table:table-cell office:value-type="float" office:value="48568" table:style-name="ce1">
            <text:p>48568</text:p>
          </table:table-cell>
          <table:table-cell office:value-type="string" table:style-name="ce1">
            <text:p>Comedy,Drama</text:p>
          </table:table-cell>
          <table:table-cell table:style-name="ce1"/>
          <table:table-cell office:value-type="string" office:string-value="&quot;tt0108122&quot;: &quot;&quot;Comedy,Drama&quot;" table:formula="of:=&quot;&quot;&quot;&quot; &amp; [.A1000] &amp; &quot;&quot;&quot;: &quot;&quot;&quot; &amp; &quot;&quot;&quot;&quot; &amp; [.F1000] &amp; &quot;&quot;&quot;&quot;" table:style-name="ce1">
            <text:p>"tt0108122": ""Comedy,Drama"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t0086637</text:p>
          </table:table-cell>
          <table:table-cell office:value-type="string" table:style-name="ce1">
            <text:p>Zelig</text:p>
          </table:table-cell>
          <table:table-cell office:value-type="float" office:value="1983" table:style-name="ce1">
            <text:p>1983</text:p>
          </table:table-cell>
          <table:table-cell office:value-type="float" office:value="7.6" table:style-name="ce1">
            <text:p>7.6</text:p>
          </table:table-cell>
          <table:table-cell office:value-type="float" office:value="45079" table:style-name="ce1">
            <text:p>45079</text:p>
          </table:table-cell>
          <table:table-cell office:value-type="string" table:style-name="ce1">
            <text:p>Comedy</text:p>
          </table:table-cell>
          <table:table-cell table:style-name="ce1"/>
          <table:table-cell office:value-type="string" office:string-value="&quot;tt0086637&quot;: &quot;&quot;Comedy&quot;" table:formula="of:=&quot;&quot;&quot;&quot; &amp; [.A1001] &amp; &quot;&quot;&quot;: &quot;&quot;&quot; &amp; &quot;&quot;&quot;&quot; &amp; [.F1001] &amp; &quot;&quot;&quot;&quot;" table:style-name="ce1">
            <text:p>"tt0086637": ""Comedy"</text:p>
          </table:table-cell>
          <table:table-cell table:number-columns-repeated="16376"/>
        </table:table-row>
        <table:table-row table:number-rows-repeated="1047575" table:style-name="ro1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imdb-top-1000_tsv.A1:imdb-top-1000_tsv.F1001" table:name="imdb_top_1000_tsv" table:display-filter-buttons="true" table:on-update-keep-size="false" table:on-update-keep-styles="true" table:refresh-delay="false">
          <table:database-source-sql table:database-name="Provider=Microsoft.Mashup.OleDb.1;Data Source=$Workbook$;Location=&quot;imdb-top-1000 tsv&quot;;Extended Properties=&quot;&quot;" table:sql-statement="SELECT * FROM [imdb-top-1000 tsv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meta:initial-creator>Lily Nkantah</meta:initial-creator>
    <dc:creator>Lily Nkantah</dc:creator>
    <meta:creation-date>2025-07-21T20:06:27Z</meta:creation-date>
    <dc:date>2025-07-22T21:00:48Z</dc:date>
  </office:meta>
</office:document-meta>
</file>